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007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2.03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48cm"/>
    </style:style>
    <style:style style:name="co9" style:family="table-column">
      <style:table-column-properties fo:break-before="auto" style:column-width="1.406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1.681cm"/>
    </style:style>
    <style:style style:name="co12" style:family="table-column">
      <style:table-column-properties fo:break-before="auto" style:column-width="1.431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404cm"/>
    </style:style>
    <style:style style:name="co15" style:family="table-column">
      <style:table-column-properties fo:break-before="auto" style:column-width="1.203cm"/>
    </style:style>
    <style:style style:name="co16" style:family="table-column">
      <style:table-column-properties fo:break-before="auto" style:column-width="1.5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21cm" fo:break-before="auto" style:use-optimal-row-height="true"/>
    </style:style>
    <style:style style:name="ro9" style:family="table-row">
      <style:table-row-properties style:row-height="0.55cm" fo:break-before="auto" style:use-optimal-row-height="tru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1.699cm" fo:break-before="auto" style:use-optimal-row-height="true"/>
    </style:style>
    <style:style style:name="ro12" style:family="table-row">
      <style:table-row-properties style:row-height="0.5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0.54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cm"/>
    </style:style>
    <style:style style:name="ce24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fo:border-left="0.54pt solid #000000" fo:border-right="0.06pt solid #000000" fo:border-top="none"/>
    </style:style>
    <style:style style:name="ce26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fo:border-bottom="none" fo:border-left="none" fo:border-right="none" fo:border-top="0.54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cm"/>
    </style:style>
    <style:style style:name="ce3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</style:style>
    <style:style style:name="ce34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35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cm"/>
    </style:style>
    <style:style style:name="ce3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40" style:family="table-cell" style:parent-style-name="Default" style:data-style-name="N108">
      <style:table-cell-properties fo:border-bottom="none" fo:border-left="0.06pt solid #000000" fo:border-right="0.54pt solid #000000" fo:border-top="none"/>
    </style:style>
    <style:style style:name="ce41" style:family="table-cell" style:parent-style-name="Default" style:data-style-name="N108">
      <style:table-cell-properties fo:border-bottom="0.54pt solid #000000" fo:border-left="0.06pt solid #000000" fo:border-right="0.54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fo:border-left="0.54pt solid #000000" fo:border-right="none" fo:border-top="0.54pt solid #000000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8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7pt" style:font-size-asian="7pt" style:font-size-complex="7pt"/>
    </style:style>
    <style:style style:name="ce49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order-left="none" fo:border-right="0.54pt solid #000000" fo:border-top="0.54pt solid #000000"/>
    </style:style>
    <style:style style:name="ce51" style:family="table-cell" style:parent-style-name="Default">
      <style:table-cell-properties fo:border-bottom="0.06pt solid #000000" fo:border-left="none" fo:border-right="0.54pt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54pt solid #000000" fo:border-left="none" fo:border-right="0.54pt solid #000000" fo:border-top="none"/>
    </style:style>
    <style:style style:name="ce55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54pt solid #000000" fo:border-left="0.54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order-left="0.54pt solid #000000" fo:border-right="none" fo:border-top="0.31pt solid #000000"/>
    </style:style>
    <style:style style:name="ce62" style:family="table-cell" style:parent-style-name="Default" style:data-style-name="N2">
      <style:table-cell-properties fo:border-bottom="none" fo:border-left="0.54pt solid #000000" fo:border-right="none" fo:border-top="none"/>
    </style:style>
    <style:style style:name="ce63" style:family="table-cell" style:parent-style-name="Default" style:data-style-name="N2">
      <style:table-cell-properties fo:border-bottom="0.54pt solid #000000" fo:border-left="0.54pt solid #000000" fo:border-right="none" fo:border-top="none"/>
    </style:style>
    <style:style style:name="ce64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65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67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8" style:family="table-cell" style:parent-style-name="Default" style:data-style-name="N108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9" style:family="table-cell" style:parent-style-name="Default" style:data-style-name="N108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70" style:family="table-cell" style:parent-style-name="Default">
      <style:table-cell-properties fo:border-bottom="0.54pt solid #000000" fo:border-left="none" fo:border-right="none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74" style:family="table-cell" style:parent-style-name="Default" style:data-style-name="N2"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54pt solid #000000" fo:border-left="none" fo:border-right="none" fo:border-top="0.54pt solid #000000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8" style:family="table-cell" style:parent-style-name="Default" style:data-style-name="N2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</style:style>
    <style:style style:name="ce82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84" style:family="table-cell" style:parent-style-name="Default" style:data-style-name="N108">
      <style:table-cell-properties fo:border-bottom="0.54pt solid #000000" fo:border-left="0.06pt solid #000000" fo:border-right="0.06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1pt" style:font-size-asian="11pt" style:font-size-complex="11pt"/>
    </style:style>
    <style:style style:name="ce86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7" style:family="table-cell" style:parent-style-name="Default" style:data-style-name="N2">
      <style:table-cell-properties fo:border-bottom="0.54pt solid #000000" fo:border-left="0.06pt solid #000000" fo:border-right="0.06pt solid #000000" fo:border-top="none"/>
    </style:style>
    <style:style style:name="ce88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cm"/>
      <style:text-properties fo:font-size="9pt" style:font-size-asian="9pt" style:font-size-complex="9pt"/>
    </style:style>
    <style:style style:name="ce91" style:family="table-cell" style:parent-style-name="Default" style:data-style-name="N108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92" style:family="table-cell" style:parent-style-name="Default" style:data-style-name="N108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8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2">
      <style:table-cell-properties fo:border-bottom="none" fo:border-left="none" fo:border-right="none" fo:border-top="0.31pt solid #000000"/>
    </style:style>
    <style:style style:name="ce97" style:family="table-cell" style:parent-style-name="Default" style:data-style-name="N2"/>
    <style:style style:name="ce98" style:family="table-cell" style:parent-style-name="Default" style:data-style-name="N2">
      <style:table-cell-properties fo:border-bottom="0.54pt solid #000000" fo:border-left="none" fo:border-right="none" fo:border-top="none"/>
    </style:style>
    <style:style style:name="ce99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101" style:family="table-cell" style:parent-style-name="Default">
      <style:table-cell-properties fo:border-bottom="0.54pt solid #000000" fo:border-left="0.06pt solid #000000" fo:border-right="0.54pt solid #000000" fo:border-top="none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4" style:family="table-cell" style:parent-style-name="Default" style:data-style-name="N2">
      <style:table-cell-properties fo:border-bottom="none" fo:border-left="0.06pt solid #000000" fo:border-right="0.54pt solid #000000" fo:border-top="none"/>
    </style:style>
    <style:style style:name="ce105" style:family="table-cell" style:parent-style-name="Default" style:data-style-name="N2">
      <style:table-cell-properties fo:border-bottom="0.54pt solid #000000" fo:border-left="0.06pt solid #000000" fo:border-right="0.54pt solid #000000" fo:border-top="none"/>
    </style:style>
    <style:style style:name="ce106" style:family="table-cell" style:parent-style-name="Default">
      <style:table-cell-properties fo:border-bottom="none" fo:border-left="none" fo:border-right="0.54pt solid #000000" fo:border-top="none"/>
    </style:style>
    <style:style style:name="ce107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end" fo:margin-left="0cm"/>
    </style:style>
    <style:style style:name="ce108" style:family="table-cell" style:parent-style-name="Default">
      <style:table-cell-properties fo:border-bottom="none" style:text-align-source="fix" style:repeat-content="false" fo:wrap-option="wrap" fo:border-left="0.54pt solid #000000" fo:border-right="0.06pt solid #000000" fo:border-top="none" style:vertical-align="top"/>
      <style:paragraph-properties fo:text-align="end" fo:margin-left="0cm"/>
    </style:style>
    <style:style style:name="ce109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none"/>
      <style:paragraph-properties fo:text-align="end" fo:margin-left="0cm"/>
    </style:style>
    <style:style style:name="ce110" style:family="table-cell" style:parent-style-name="Default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0.54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8" style:family="table-cell" style:parent-style-name="Default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0.54pt solid #000000" fo:border-left="0.06pt solid #000000" fo:border-right="none" fo:border-top="none"/>
    </style:style>
    <style:style style:name="ce120" style:family="table-cell" style:parent-style-name="Default">
      <style:table-cell-properties fo:border-bottom="none" fo:border-left="0.54pt solid #000000" fo:border-right="none" fo:border-top="0.54pt solid #000000" style:vertical-align="top"/>
    </style:style>
    <style:style style:name="ce121" style:family="table-cell" style:parent-style-name="Default">
      <style:table-cell-properties fo:border-bottom="none" style:text-align-source="fix" style:repeat-content="false" fo:border-left="none" fo:border-right="0.54pt solid #000000" fo:border-top="0.54pt solid #000000"/>
      <style:paragraph-properties fo:text-align="end" fo:margin-left="0cm"/>
      <style:text-properties fo:font-size="11pt" style:font-size-asian="11pt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</style:style>
    <style:style style:name="ce1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4pt solid #000000" style:text-align-source="fix" style:repeat-content="false" fo:wrap-option="wrap" fo:border-left="0.54pt solid #000000" fo:border-right="0.54pt solid #000000" fo:border-top="non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7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9" style:family="table-cell" style:parent-style-name="Default">
      <style:table-cell-properties fo:border-bottom="none" fo:border-left="0.54pt solid #000000" fo:border-right="0.54pt solid #000000" fo:border-top="none"/>
    </style:style>
    <style:style style:name="ce130" style:family="table-cell" style:parent-style-name="Default">
      <style:table-cell-properties fo:border-bottom="0.54pt solid #000000" fo:border-left="0.54pt solid #000000" fo:border-right="0.54pt solid #000000" fo:border-top="none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54pt solid #000000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0.54pt solid #000000" fo:border-top="none" style:vertical-align="middle"/>
      <style:paragraph-properties fo:text-align="center" fo:margin-left="0cm"/>
    </style:style>
    <style:style style:name="ce134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135" style:family="table-cell" style:parent-style-name="Default">
      <style:table-cell-properties fo:border-bottom="none" fo:border-left="none" fo:border-right="0.06pt solid #000000" fo:border-top="none"/>
    </style:style>
    <style:style style:name="ce136" style:family="table-cell" style:parent-style-name="Default">
      <style:table-cell-properties fo:border-bottom="0.54pt solid #000000" fo:background-color="#00ff00" fo:border-left="0.06pt solid #000000" fo:border-right="0.06pt solid #000000" fo:border-top="none"/>
    </style:style>
    <style:style style:name="ce137" style:family="table-cell" style:parent-style-name="Default">
      <style:table-cell-properties fo:border-bottom="0.54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38" style:family="table-cell" style:parent-style-name="Default">
      <style:table-cell-properties fo:border-bottom="0.06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54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order-bottom="none" fo:background-color="#00ff00" fo:border-left="0.06pt solid #000000" fo:border-right="0.54pt solid #000000" fo:border-top="none"/>
    </style:style>
    <style:style style:name="ce141" style:family="table-cell" style:parent-style-name="Default">
      <style:table-cell-properties fo:border-bottom="none" fo:border-left="0.06pt solid #000000" fo:border-right="0.54pt solid #000000" fo:border-top="none"/>
    </style:style>
    <style:style style:name="ce142" style:family="table-cell" style:parent-style-name="Default">
      <style:table-cell-properties fo:border-bottom="0.54pt solid #000000" fo:background-color="#00ff00" fo:border-left="0.06pt solid #000000" fo:border-right="0.54pt solid #000000" fo:border-top="none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text-position="sub 58%" style:font-weight-asian="normal" style:font-weight-complex="normal"/>
    </style:style>
    <style:style style:name="T7" style:family="text">
      <style:text-properties style:font-name="Arial2"/>
    </style:style>
    <style:style style:name="T8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9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0" style:family="text">
      <style:text-properties style:text-position="super 58%" style:font-size-asian="10pt" style:font-size-complex="10pt"/>
    </style:style>
    <style:style style:name="T11" style:family="text">
      <style:text-properties style:text-position="sub 58%" fo:font-size="10pt" style:font-size-asian="10pt" style:font-size-complex="10pt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0% 100%" fo:font-weight="normal" style:font-weight-asian="normal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15.999cm" svg:height="8.999cm" svg:x="12.137cm" svg:y="0.646cm">
            <draw:object draw:notify-on-update-of-ranges="'Hővezetési ellenállás'.C6:'Hővezetési ellenállás'.C7 'Belsofalsarok-szigeteles'.H77:'Belsofalsarok-szigeteles'.H84 'Hővezetési ellenállás'.C6:'Hővezetési ellenállás'.C7 'Hővezetési ellenállás'.C8:'Hővezetési ellenállás'.C15 'Belsofalsarok-szigeteles'.H77:'Belsofalsarok-szigeteles'.H84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,035</text:p>
          </table:table-cell>
          <table:table-cell table:style-name="ce14" table:formula="of:=['Belsofalsarok-szigeteles'.H77]/[.C8]/1000" office:value-type="float" office:value="0.472456877112031" calcext:value-type="float">
            <text:p>0,4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,11</text:p>
          </table:table-cell>
          <table:table-cell table:style-name="ce14" table:formula="of:=['Belsofalsarok-szigeteles'.H78]/[.C9]/1000" office:value-type="float" office:value="0.150777046917367" calcext:value-type="float">
            <text:p>0,1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,15</text:p>
          </table:table-cell>
          <table:table-cell table:style-name="ce14" table:formula="of:=['Belsofalsarok-szigeteles'.H79]/[.C10]/1000" office:value-type="float" office:value="0.110853623602624" calcext:value-type="float">
            <text:p>0,11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,16</text:p>
          </table:table-cell>
          <table:table-cell table:style-name="ce14" table:formula="of:=['Belsofalsarok-szigeteles'.H80]/[.C11]/1000" office:value-type="float" office:value="0.104161043923752" calcext:value-type="float">
            <text:p>0,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'Belsofalsarok-szigeteles'.H81]/[.C12]/1000" office:value-type="float" office:value="0.0982351334724425" calcext:value-type="float">
            <text:p>0,10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'Belsofalsarok-szigeteles'.H82]/[.C13]/1000" office:value-type="float" office:value="0.0984207505018738" calcext:value-type="float">
            <text:p>0,1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'Belsofalsarok-szigeteles'.H83]/[.C14]/1000" office:value-type="float" office:value="0.0985941790734792" calcext:value-type="float">
            <text:p>0,10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5" table:formula="of:=['Belsofalsarok-szigeteles'.H84]/[.C15]/1000" office:value-type="float" office:value="0.098757746421152" calcext:value-type="float">
            <text:p>0,10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égla méretezés" table:style-name="ta1">
        <table:shapes>
          <draw:frame draw:z-index="0" draw:style-name="gr1" draw:text-style-name="P1" svg:width="15.999cm" svg:height="8.999cm" svg:x="2.294cm" svg:y="18.497cm">
            <draw:object draw:notify-on-update-of-ranges="'Tégla méretezés'.B29:'Tégla méretezés'.B39 'Tégla méretezés'.F29:'Tégla méretezés'.F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7" table:default-cell-style-name="ce19"/>
        <table:table-column table:style-name="co8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szélesség</text:p>
          </table:table-cell>
          <table:table-cell table:style-name="Default"/>
          <table:table-cell table:style-name="Default" office:value-type="float" office:value="0.25" calcext:value-type="float">
            <text:p>0,25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égla hosszúság</text:p>
          </table:table-cell>
          <table:table-cell table:style-name="Default"/>
          <table:table-cell table:style-name="Default" office:value-type="float" office:value="0.38" calcext:value-type="float">
            <text:p>0,38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hosszúság mentén</text:p>
          </table:table-cell>
          <table:table-cell table:style-name="Default"/>
          <table:table-cell table:style-name="Default" office:value-type="float" office:value="0.01" calcext:value-type="float">
            <text:p>0,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keret szélesség a szélesség mentén</text:p>
          </table:table-cell>
          <table:table-cell table:style-name="Default"/>
          <table:table-cell table:style-name="Default" office:value-type="float" office:value="0.01" calcext:value-type="float">
            <text:p>0,01</text:p>
          </table:table-cell>
          <table:table-cell table:style-name="Default"/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8"/>
        </table:table-row>
        <table:table-row table:style-name="ro5">
          <table:table-cell/>
          <table:table-cell table:style-name="Default" office:value-type="string" calcext:value-type="string">
            <text:p>teljes felület</text:p>
          </table:table-cell>
          <table:table-cell table:style-name="Default"/>
          <table:table-cell table:style-name="Default" table:formula="of:=[.D2]*[.D3]" office:value-type="float" office:value="0.095" calcext:value-type="float">
            <text:p>0,095</text:p>
          </table:table-cell>
          <table:table-cell table:style-name="Default"/>
          <table:table-cell table:style-name="Default" office:value-type="string" calcext:value-type="string">
            <text:p>m2</text:p>
          </table:table-cell>
          <table:table-cell table:style-name="Default" table:number-columns-repeated="2"/>
          <table:table-cell table:number-columns-repeated="8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4">
          <table:table-cell table:number-columns-repeated="2"/>
          <table:table-cell table:style-name="ce27" office:value-type="string" calcext:value-type="string" table:number-columns-spanned="2" table:number-rows-spanned="1">
            <text:p>fuggoleges oszto</text:p>
          </table:table-cell>
          <table:covered-table-cell/>
          <table:table-cell office:value-type="string" calcext:value-type="string">
            <text:p>fuggoleges ureg</text:p>
          </table:table-cell>
          <table:table-cell table:style-name="ce37" office:value-type="string" calcext:value-type="string" table:number-columns-spanned="2" table:number-rows-spanned="1">
            <text:p>vizszintes oszto 1</text:p>
          </table:table-cell>
          <table:covered-table-cell table:style-name="ce17"/>
          <table:table-cell table:style-name="ce37" office:value-type="string" calcext:value-type="string" table:number-columns-spanned="2" table:number-rows-spanned="1">
            <text:p>vizszintes oszto 2</text:p>
          </table:table-cell>
          <table:covered-table-cell table:style-name="ce17"/>
          <table:table-cell table:style-name="ce17" office:value-type="string" calcext:value-type="string">
            <text:p>Kitöltő</text:p>
          </table:table-cell>
          <table:table-cell table:style-name="ce17" office:value-type="string" calcext:value-type="string">
            <text:p>Üregarány</text:p>
          </table:table-cell>
          <table:table-cell table:style-name="ce17"/>
          <table:table-cell table:number-columns-repeated="4"/>
        </table:table-row>
        <table:table-row table:style-name="ro5">
          <table:table-cell/>
          <table:table-cell office:value-type="string" calcext:value-type="string">
            <text:p>Felosztá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szélesség</text:p>
          </table:table-cell>
          <table:table-cell/>
          <table:table-cell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szélesség</text:p>
          </table:table-cell>
          <table:table-cell table:style-name="ce17" office:value-type="string" calcext:value-type="string">
            <text:p>m2</text:p>
          </table:table-cell>
          <table:table-cell/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1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([.$D$2]-2*[.$D$4]-[.C10]*[.D10])/([.C10]+1)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formula="of:=[.$D$4]*[.$D$3]*2+2*([.$D$2]-2*[.$D$4])*[.$D$5]+([.$D$3]-2*[.$D$5])*[.C10]*[.D10]+[.F10]*[.G10]*[.C10]*[.D10]+[.H10]*[.I10]*[.C10]*[.D10]" office:value-type="float" office:value="0.041" calcext:value-type="float">
            <text:p>0,041</text:p>
          </table:table-cell>
          <table:table-cell table:style-name="ce17" table:formula="of:=([.$D$6]-[.J10])/[.$D$6]" office:value-type="float" office:value="0.568421052631579" calcext:value-type="float">
            <text:p>0,568421052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2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formula="of:=([.$D$2]-2*[.$D$4]-[.C11]*[.D11])/([.C11]+1)" office:value-type="float" office:value="0.038" calcext:value-type="float">
            <text:p>0,038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formula="of:=[.$D$4]*[.$D$3]*2+2*([.$D$2]-2*[.$D$4])*[.$D$5]+([.$D$3]-2*[.$D$5])*[.C11]*[.D11]-[.F11]*[.G11]*[.C11]*[.D11]-[.H11]*[.I11]*[.C11]*[.D11]+[.F11]*[.G11]*([.$D$2]-2*[.$D$4])+[.H11]*[.I11]*([.$D$2]-2*[.$D$4])" office:value-type="float" office:value="0.0418" calcext:value-type="float">
            <text:p>0,0418</text:p>
          </table:table-cell>
          <table:table-cell table:style-name="ce17" table:formula="of:=([.$D$6]-[.J11])/[.$D$6]" office:value-type="float" office:value="0.56" calcext:value-type="float">
            <text:p>0,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3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formula="of:=([.$D$2]-2*[.$D$4]-[.C12]*[.D12])/([.C12]+1)" office:value-type="float" office:value="0.038" calcext:value-type="float">
            <text:p>0,038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.04" calcext:value-type="float">
            <text:p>0,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2" calcext:value-type="float">
            <text:p>0,02</text:p>
          </table:table-cell>
          <table:table-cell table:formula="of:=[.$D$4]*[.$D$3]*2+2*([.$D$2]-2*[.$D$4])*[.$D$5]+([.$D$3]-2*[.$D$5])*[.C12]*[.D12]-[.F12]*[.G12]*[.C12]*[.D12]-[.H12]*[.I12]*[.C12]*[.D12]+[.F12]*[.G12]*([.$D$2]-2*[.$D$4])+[.H12]*[.I12]*([.$D$2]-2*[.$D$4])" office:value-type="float" office:value="0.0418" calcext:value-type="float">
            <text:p>0,0418</text:p>
          </table:table-cell>
          <table:table-cell table:style-name="ce17" table:formula="of:=([.$D$6]-[.J12])/[.$D$6]" office:value-type="float" office:value="0.56" calcext:value-type="float">
            <text:p>0,56</text:p>
          </table:table-cell>
          <table:table-cell table:style-name="ce17"/>
          <table:table-cell table:number-columns-repeated="4"/>
        </table:table-row>
        <table:table-row table:style-name="ro4">
          <table:table-cell/>
          <table:table-cell office:value-type="string" calcext:value-type="string">
            <text:p>5x4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formula="of:=([.$D$2]-2*[.$D$4]-[.C13]*[.D13])/([.C13]+1)" office:value-type="float" office:value="0.0425" calcext:value-type="float">
            <text:p>0,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3" calcext:value-type="float">
            <text:p>0,0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3]*[.D13]-[.F13]*[.G13]*[.C13]*[.D13]-[.H13]*[.I13]*[.C13]*[.D13]+[.F13]*[.G13]*([.$D$2]-2*[.$D$4])+[.H13]*[.I13]*([.$D$2]-2*[.$D$4])" office:value-type="float" office:value="0.0423" calcext:value-type="float">
            <text:p>0,0423</text:p>
          </table:table-cell>
          <table:table-cell table:style-name="ce17" table:formula="of:=([.$D$6]-[.J13])/[.$D$6]" office:value-type="float" office:value="0.554736842105263" calcext:value-type="float">
            <text:p>0,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5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formula="of:=([.$D$2]-2*[.$D$4]-[.C14]*[.D14])/([.C14]+1)" office:value-type="float" office:value="0.0425" calcext:value-type="float">
            <text:p>0,042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,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4]*[.D14]-[.F14]*[.G14]*[.C14]*[.D14]-[.H14]*[.I14]*[.C14]*[.D14]+[.F14]*[.G14]*([.$D$2]-2*[.$D$4])+[.H14]*[.I14]*([.$D$2]-2*[.$D$4])" office:value-type="float" office:value="0.0423" calcext:value-type="float">
            <text:p>0,0423</text:p>
          </table:table-cell>
          <table:table-cell table:style-name="ce17" table:formula="of:=([.$D$6]-[.J14])/[.$D$6]" office:value-type="float" office:value="0.554736842105263" calcext:value-type="float">
            <text:p>0,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6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table:formula="of:=([.$D$2]-2*[.$D$4]-[.C15]*[.D15])/([.C15]+1)" office:value-type="float" office:value="0.0425" calcext:value-type="float">
            <text:p>0,042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5]*[.D15]-[.F15]*[.G15]*[.C15]*[.D15]-[.H15]*[.I15]*[.C15]*[.D15]+[.F15]*[.G15]*([.$D$2]-2*[.$D$4])+[.H15]*[.I15]*([.$D$2]-2*[.$D$4])" office:value-type="float" office:value="0.0423" calcext:value-type="float">
            <text:p>0,0423</text:p>
          </table:table-cell>
          <table:table-cell table:style-name="ce17" table:formula="of:=([.$D$6]-[.J15])/[.$D$6]" office:value-type="float" office:value="0.554736842105263" calcext:value-type="float">
            <text:p>0,5547368421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6]*[.D16])/([.C16]+1)"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style-name="ce17" office:value-type="float" office:value="0.02" calcext:value-type="float">
            <text:p>0,0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6]*[.D16]-[.F16]*[.G16]*[.C16]*[.D16]-[.H16]*[.I16]*[.C16]*[.D16]+[.F16]*[.G16]*([.$D$2]-2*[.$D$4])+[.H16]*[.I16]*([.$D$2]-2*[.$D$4])" office:value-type="float" office:value="0.041" calcext:value-type="float">
            <text:p>0,041</text:p>
          </table:table-cell>
          <table:table-cell table:style-name="ce17" table:formula="of:=([.$D$6]-[.J16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7]*[.D17])/([.C17]+1)"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2" calcext:value-type="float">
            <text:p>0,02</text:p>
          </table:table-cell>
          <table:table-cell table:formula="of:=[.$D$4]*[.$D$3]*2+2*([.$D$2]-2*[.$D$4])*[.$D$5]+([.$D$3]-2*[.$D$5])*[.C17]*[.D17]-[.F17]*[.G17]*[.C17]*[.D17]-[.H17]*[.I17]*[.C17]*[.D17]+[.F17]*[.G17]*([.$D$2]-2*[.$D$4])+[.H17]*[.I17]*([.$D$2]-2*[.$D$4])" office:value-type="float" office:value="0.041" calcext:value-type="float">
            <text:p>0,041</text:p>
          </table:table-cell>
          <table:table-cell table:style-name="ce17" table:formula="of:=([.$D$6]-[.J17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8]*[.D18])/([.C18]+1)"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02" calcext:value-type="float">
            <text:p>0,02</text:p>
          </table:table-cell>
          <table:table-cell table:formula="of:=[.$D$4]*[.$D$3]*2+2*([.$D$2]-2*[.$D$4])*[.$D$5]+([.$D$3]-2*[.$D$5])*[.C18]*[.D18]-[.F18]*[.G18]*[.C18]*[.D18]-[.H18]*[.I18]*[.C18]*[.D18]+[.F18]*[.G18]*([.$D$2]-2*[.$D$4])+[.H18]*[.I18]*([.$D$2]-2*[.$D$4])" office:value-type="float" office:value="0.041" calcext:value-type="float">
            <text:p>0,041</text:p>
          </table:table-cell>
          <table:table-cell table:style-name="ce17" table:formula="of:=([.$D$6]-[.J18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x1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formula="of:=([.$D$2]-2*[.$D$4]-[.C19]*[.D19])/([.C19]+1)"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0.01" calcext:value-type="float">
            <text:p>0,0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1" calcext:value-type="float">
            <text:p>0,01</text:p>
          </table:table-cell>
          <table:table-cell table:formula="of:=[.$D$4]*[.$D$3]*2+2*([.$D$2]-2*[.$D$4])*[.$D$5]+([.$D$3]-2*[.$D$5])*[.C19]*[.D19]-[.F19]*[.G19]*[.C19]*[.D19]-[.H19]*[.I19]*[.C19]*[.D19]+[.F19]*[.G19]*([.$D$2]-2*[.$D$4])+[.H19]*[.I19]*([.$D$2]-2*[.$D$4])" office:value-type="float" office:value="0.041" calcext:value-type="float">
            <text:p>0,041</text:p>
          </table:table-cell>
          <table:table-cell table:style-name="ce17" table:formula="of:=([.$D$6]-[.J19])/[.$D$6]" office:value-type="float" office:value="0.568421052631579" calcext:value-type="float">
            <text:p>0,5684210526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7"/>
          <table:table-cell/>
          <table:table-cell table:style-name="ce17"/>
          <table:table-cell table:number-columns-repeated="6"/>
        </table:table-row>
        <table:table-row table:style-name="ro4">
          <table:table-cell/>
          <table:table-cell table:style-name="Default" table:number-columns-repeated="7"/>
          <table:table-cell table:number-columns-repeated="8"/>
        </table:table-row>
        <table:table-row table:style-name="ro3">
          <table:table-cell/>
          <table:table-cell table:style-name="ce18" office:value-type="string" calcext:value-type="string" table:number-columns-spanned="11" table:number-rows-spanned="1">
            <text:p>Falazóblokk hőátbocsátási tényező – Üreg oszlop=4</text:p>
          </table:table-cell>
          <table:covered-table-cell table:number-columns-repeated="9" table:style-name="ce28"/>
          <table:covered-table-cell table:style-name="ce50"/>
          <table:table-cell table:number-columns-repeated="4"/>
        </table:table-row>
        <table:table-row table:style-name="ro5">
          <table:table-cell/>
          <table:table-cell table:style-name="ce19" table:number-columns-spanned="2" table:number-rows-spanned="1"/>
          <table:covered-table-cell table:style-name="Default"/>
          <table:table-cell table:style-name="ce35" office:value-type="string" calcext:value-type="string" table:number-columns-spanned="3" table:number-rows-spanned="1">
            <text:p>Falazóblokk</text:p>
          </table:table-cell>
          <table:covered-table-cell table:number-columns-repeated="2" table:style-name="ce35"/>
          <table:table-cell table:style-name="ce42" office:value-type="string" calcext:value-type="string" table:number-columns-spanned="5" table:number-rows-spanned="1">
            <text:p>Üreg</text:p>
          </table:table-cell>
          <table:covered-table-cell table:number-columns-repeated="4" table:style-name="ce42"/>
          <table:table-cell table:style-name="ce51" office:value-type="string" calcext:value-type="string">
            <text:p>Kerámia</text:p>
          </table:table-cell>
          <table:table-cell table:number-columns-repeated="4"/>
        </table:table-row>
        <table:table-row table:style-name="ro6">
          <table:table-cell/>
          <table:table-cell table:style-name="ce20" office:value-type="string" calcext:value-type="string">
            <text:p>t<text:span text:style-name="T2">i</text:span></text:p>
          </table:table-cell>
          <table:table-cell table:style-name="ce29" office:value-type="string" calcext:value-type="string">
            <text:p>t<text:span text:style-name="T2">e</text:span></text:p>
          </table:table-cell>
          <table:table-cell table:style-name="ce36" office:value-type="string" calcext:value-type="string">
            <text:p>Hosszúság</text:p>
          </table:table-cell>
          <table:table-cell table:style-name="ce36"/>
          <table:table-cell table:style-name="ce36" office:value-type="string" calcext:value-type="string">
            <text:p>Szélesség</text:p>
          </table:table-cell>
          <table:table-cell table:style-name="ce43" office:value-type="string" calcext:value-type="string">
            <text:p>λ<text:span text:style-name="T4">levegő</text:span></text:p>
          </table:table-cell>
          <table:table-cell table:style-name="ce43"/>
          <table:table-cell table:style-name="ce46" office:value-type="string" calcext:value-type="string">
            <text:p>Oszlop</text:p>
          </table:table-cell>
          <table:table-cell table:style-name="ce46" office:value-type="string" calcext:value-type="string">
            <text:p>Terület</text:p>
          </table:table-cell>
          <table:table-cell table:style-name="ce48" office:value-type="string" calcext:value-type="string">
            <text:p>Üreg/Kerámia</text:p>
            <text:p>Arány</text:p>
          </table:table-cell>
          <table:table-cell table:style-name="ce52" office:value-type="string" calcext:value-type="string">
            <text:p>λ<text:span text:style-name="T4">kerámia</text:span></text:p>
          </table:table-cell>
          <table:table-cell table:number-columns-repeated="4"/>
        </table:table-row>
        <table:table-row table:style-name="ro5">
          <table:table-cell/>
          <table:table-cell table:style-name="ce21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6" office:value-type="string" calcext:value-type="string">
            <text:p>[m]</text:p>
          </table:table-cell>
          <table:table-cell table:style-name="ce36"/>
          <table:table-cell table:style-name="ce36" office:value-type="string" calcext:value-type="string">
            <text:p>[m]</text:p>
          </table:table-cell>
          <table:table-cell table:style-name="ce44" office:value-type="string" calcext:value-type="string">
            <text:p>[W/mK]</text:p>
          </table:table-cell>
          <table:table-cell table:style-name="ce44"/>
          <table:table-cell table:style-name="ce46" office:value-type="string" calcext:value-type="string">
            <text:p>[db]</text:p>
          </table:table-cell>
          <table:table-cell table:style-name="ce46" office:value-type="string" calcext:value-type="string">
            <text:p>[m<text:span text:style-name="T3">2</text:span>]</text:p>
          </table:table-cell>
          <table:table-cell table:style-name="ce46" office:value-type="string" calcext:value-type="string">
            <text:p>[%]</text:p>
          </table:table-cell>
          <table:table-cell table:style-name="ce53" office:value-type="string" calcext:value-type="string">
            <text:p>[W/mK]</text:p>
          </table:table-cell>
          <table:table-cell table:number-columns-repeated="4"/>
        </table:table-row>
        <table:table-row table:style-name="ro4">
          <table:table-cell/>
          <table:table-cell table:style-name="ce22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36" office:value-type="float" office:value="0.35" calcext:value-type="float">
            <text:p>0,35</text:p>
          </table:table-cell>
          <table:table-cell table:style-name="ce36"/>
          <table:table-cell table:style-name="ce36" office:value-type="float" office:value="0.25" calcext:value-type="float">
            <text:p>0,25</text:p>
          </table:table-cell>
          <table:table-cell table:style-name="ce42" office:value-type="float" office:value="0.2" calcext:value-type="float">
            <text:p>0,2</text:p>
          </table:table-cell>
          <table:table-cell table:style-name="ce42"/>
          <table:table-cell table:style-name="ce47" office:value-type="float" office:value="4" calcext:value-type="float">
            <text:p>4</text:p>
          </table:table-cell>
          <table:table-cell table:style-name="ce42" table:formula="of:=4*0.04*0.26" office:value-type="float" office:value="0.0416" calcext:value-type="float">
            <text:p>0,0416</text:p>
          </table:table-cell>
          <table:table-cell table:style-name="ce49" table:formula="of:=[.J26]/([.D26]*[.F26])" office:value-type="percentage" office:value="0.475428571428571" calcext:value-type="percentage">
            <text:p>48%</text:p>
          </table:table-cell>
          <table:table-cell table:style-name="ce54" office:value-type="float" office:value="0.6" calcext:value-type="float">
            <text:p>0,6</text:p>
          </table:table-cell>
          <table:table-cell table:number-columns-repeated="4"/>
        </table:table-row>
        <table:table-row table:style-name="ro4">
          <table:table-cell/>
          <table:table-cell table:style-name="ce23" office:value-type="string" calcext:value-type="string">
            <text:p>Üreg sor</text:p>
          </table:table-cell>
          <table:table-cell table:number-columns-repeated="2" table:style-name="ce31" office:value-type="string" calcext:value-type="string">
            <text:p>Q</text:p>
          </table:table-cell>
          <table:table-cell table:style-name="ce31"/>
          <table:table-cell table:style-name="ce38" office:value-type="string" calcext:value-type="string">
            <text:p>U</text:p>
          </table:table-cell>
          <table:table-cell table:style-name="ce45"/>
          <table:table-cell table:style-name="ce28" table:number-columns-repeated="5"/>
          <table:table-cell table:number-columns-repeated="4"/>
        </table:table-row>
        <table:table-row table:style-name="ro4">
          <table:table-cell/>
          <table:table-cell table:style-name="ce24" office:value-type="string" calcext:value-type="string">
            <text:p>[db]</text:p>
          </table:table-cell>
          <table:table-cell table:style-name="ce32" office:value-type="string" calcext:value-type="string">
            <text:p>[W/0.25m]</text:p>
          </table:table-cell>
          <table:table-cell table:style-name="ce32" office:value-type="string" calcext:value-type="string">
            <text:p>[W/1m]</text:p>
          </table:table-cell>
          <table:table-cell table:style-name="ce32"/>
          <table:table-cell table:style-name="ce39" office:value-type="string" calcext:value-type="string">
            <text:p>[W/m<text:span text:style-name="T3">2</text:span>K]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" calcext:value-type="float">
            <text:p>1</text:p>
          </table:table-cell>
          <table:table-cell table:style-name="ce33" office:value-type="float" office:value="5.536" calcext:value-type="float">
            <text:p>5,536</text:p>
          </table:table-cell>
          <table:table-cell table:style-name="ce33" table:formula="of:=[.C29]/[.$F$26]" office:value-type="float" office:value="22.144" calcext:value-type="float">
            <text:p>22,144</text:p>
          </table:table-cell>
          <table:table-cell table:style-name="ce33"/>
          <table:table-cell table:style-name="ce40" table:formula="of:=[.D29]/([.$B$26]-[.$C$26])" office:value-type="float" office:value="0.88576" calcext:value-type="float">
            <text:p>0,886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2" calcext:value-type="float">
            <text:p>2</text:p>
          </table:table-cell>
          <table:table-cell table:style-name="ce33" office:value-type="float" office:value="5.503" calcext:value-type="float">
            <text:p>5,503</text:p>
          </table:table-cell>
          <table:table-cell table:style-name="ce33" table:formula="of:=[.C30]/[.$F$26]" office:value-type="float" office:value="22.012" calcext:value-type="float">
            <text:p>22,012</text:p>
          </table:table-cell>
          <table:table-cell table:style-name="ce33"/>
          <table:table-cell table:style-name="ce40" table:formula="of:=[.D30]/([.$B$26]-[.$C$26])" office:value-type="float" office:value="0.88048" calcext:value-type="float">
            <text:p>0,880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3" calcext:value-type="float">
            <text:p>3</text:p>
          </table:table-cell>
          <table:table-cell table:style-name="ce33" office:value-type="float" office:value="5.479" calcext:value-type="float">
            <text:p>5,479</text:p>
          </table:table-cell>
          <table:table-cell table:style-name="ce33" table:formula="of:=[.C31]/[.$F$26]" office:value-type="float" office:value="21.916" calcext:value-type="float">
            <text:p>21,916</text:p>
          </table:table-cell>
          <table:table-cell table:style-name="ce33"/>
          <table:table-cell table:style-name="ce40" table:formula="of:=[.D31]/([.$B$26]-[.$C$26])" office:value-type="float" office:value="0.87664" calcext:value-type="float">
            <text:p>0,877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4" calcext:value-type="float">
            <text:p>4</text:p>
          </table:table-cell>
          <table:table-cell table:style-name="ce33" office:value-type="float" office:value="5.46" calcext:value-type="float">
            <text:p>5,46</text:p>
          </table:table-cell>
          <table:table-cell table:style-name="ce33" table:formula="of:=[.C32]/[.$F$26]" office:value-type="float" office:value="21.84" calcext:value-type="float">
            <text:p>21,84</text:p>
          </table:table-cell>
          <table:table-cell table:style-name="ce33"/>
          <table:table-cell table:style-name="ce40" table:formula="of:=[.D32]/([.$B$26]-[.$C$26])" office:value-type="float" office:value="0.8736" calcext:value-type="float">
            <text:p>0,874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5" calcext:value-type="float">
            <text:p>5</text:p>
          </table:table-cell>
          <table:table-cell table:style-name="ce33" office:value-type="float" office:value="5.445" calcext:value-type="float">
            <text:p>5,445</text:p>
          </table:table-cell>
          <table:table-cell table:style-name="ce33" table:formula="of:=[.C33]/[.$F$26]" office:value-type="float" office:value="21.78" calcext:value-type="float">
            <text:p>21,78</text:p>
          </table:table-cell>
          <table:table-cell table:style-name="ce33"/>
          <table:table-cell table:style-name="ce40" table:formula="of:=[.D33]/([.$B$26]-[.$C$26])" office:value-type="float" office:value="0.8712" calcext:value-type="float">
            <text:p>0,871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,416</text:p>
          </table:table-cell>
        </table:table-row>
        <table:table-row table:style-name="ro4">
          <table:table-cell/>
          <table:table-cell table:style-name="ce25" office:value-type="float" office:value="6" calcext:value-type="float">
            <text:p>6</text:p>
          </table:table-cell>
          <table:table-cell table:style-name="ce33" office:value-type="float" office:value="5.433" calcext:value-type="float">
            <text:p>5,433</text:p>
          </table:table-cell>
          <table:table-cell table:style-name="ce33" table:formula="of:=[.C34]/[.$F$26]" office:value-type="float" office:value="21.732" calcext:value-type="float">
            <text:p>21,732</text:p>
          </table:table-cell>
          <table:table-cell table:style-name="ce33"/>
          <table:table-cell table:style-name="ce40" table:formula="of:=[.D34]/([.$B$26]-[.$C$26])" office:value-type="float" office:value="0.86928" calcext:value-type="float">
            <text:p>0,869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7" calcext:value-type="float">
            <text:p>7</text:p>
          </table:table-cell>
          <table:table-cell table:style-name="ce33" office:value-type="float" office:value="5.416" calcext:value-type="float">
            <text:p>5,416</text:p>
          </table:table-cell>
          <table:table-cell table:style-name="ce33" table:formula="of:=[.C35]/[.$F$26]" office:value-type="float" office:value="21.664" calcext:value-type="float">
            <text:p>21,664</text:p>
          </table:table-cell>
          <table:table-cell table:style-name="ce33"/>
          <table:table-cell table:style-name="ce40" table:formula="of:=[.D35]/([.$B$26]-[.$C$26])" office:value-type="float" office:value="0.86656" calcext:value-type="float">
            <text:p>0,867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,381</text:p>
          </table:table-cell>
        </table:table-row>
        <table:table-row table:style-name="ro4">
          <table:table-cell/>
          <table:table-cell table:style-name="ce25" office:value-type="float" office:value="8" calcext:value-type="float">
            <text:p>8</text:p>
          </table:table-cell>
          <table:table-cell table:style-name="ce33" office:value-type="float" office:value="5.4" calcext:value-type="float">
            <text:p>5,4</text:p>
          </table:table-cell>
          <table:table-cell table:style-name="ce33" table:formula="of:=[.C36]/[.$F$26]" office:value-type="float" office:value="21.6" calcext:value-type="float">
            <text:p>21,6</text:p>
          </table:table-cell>
          <table:table-cell table:style-name="ce33"/>
          <table:table-cell table:style-name="ce40" table:formula="of:=[.D36]/([.$B$26]-[.$C$26])" office:value-type="float" office:value="0.864" calcext:value-type="float">
            <text:p>0,864</text:p>
          </table:table-cell>
          <table:table-cell table:number-columns-repeated="5"/>
          <table:table-cell table:style-name="ce9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table-cell table:style-name="ce25" office:value-type="float" office:value="9" calcext:value-type="float">
            <text:p>9</text:p>
          </table:table-cell>
          <table:table-cell table:style-name="ce33" office:value-type="float" office:value="5.394" calcext:value-type="float">
            <text:p>5,394</text:p>
          </table:table-cell>
          <table:table-cell table:style-name="ce33" table:formula="of:=[.C37]/[.$F$26]" office:value-type="float" office:value="21.576" calcext:value-type="float">
            <text:p>21,576</text:p>
          </table:table-cell>
          <table:table-cell table:style-name="ce33"/>
          <table:table-cell table:style-name="ce40" table:formula="of:=[.D37]/([.$B$26]-[.$C$26])" office:value-type="float" office:value="0.86304" calcext:value-type="float">
            <text:p>0,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0" calcext:value-type="float">
            <text:p>10</text:p>
          </table:table-cell>
          <table:table-cell table:style-name="ce33" office:value-type="float" office:value="5.396" calcext:value-type="float">
            <text:p>5,396</text:p>
          </table:table-cell>
          <table:table-cell table:style-name="ce33" table:formula="of:=[.C38]/[.$F$26]" office:value-type="float" office:value="21.584" calcext:value-type="float">
            <text:p>21,584</text:p>
          </table:table-cell>
          <table:table-cell table:style-name="ce33"/>
          <table:table-cell table:style-name="ce40" table:formula="of:=[.D38]/([.$B$26]-[.$C$26])" office:value-type="float" office:value="0.86336" calcext:value-type="float">
            <text:p>0,863</text:p>
          </table:table-cell>
          <table:table-cell table:number-columns-repeated="5"/>
          <table:table-cell table:style-name="ce9"/>
          <table:table-cell table:number-columns-repeated="4"/>
        </table:table-row>
        <table:table-row table:style-name="ro4">
          <table:table-cell/>
          <table:table-cell table:style-name="ce26" office:value-type="float" office:value="11" calcext:value-type="float">
            <text:p>11</text:p>
          </table:table-cell>
          <table:table-cell table:style-name="ce34" office:value-type="float" office:value="5.389" calcext:value-type="float">
            <text:p>5,389</text:p>
          </table:table-cell>
          <table:table-cell table:style-name="ce34" table:formula="of:=[.C39]/[.$F$26]" office:value-type="float" office:value="21.556" calcext:value-type="float">
            <text:p>21,556</text:p>
          </table:table-cell>
          <table:table-cell table:style-name="ce34"/>
          <table:table-cell table:style-name="ce41" table:formula="of:=[.D39]/([.$B$26]-[.$C$26])" office:value-type="float" office:value="0.86224" calcext:value-type="float">
            <text:p>0,862</text:p>
          </table:table-cell>
          <table:table-cell table:number-columns-repeated="2"/>
          <table:table-cell table:style-name="ce9" table:number-columns-repeated="4"/>
          <table:table-cell table:number-columns-repeated="4"/>
        </table:table-row>
      </table:table>
      <table:table table:name="Falfutes-Hatekonysag" table:style-name="ta1">
        <table:shapes>
          <draw:frame draw:z-index="0" draw:style-name="gr2" svg:width="15.999cm" svg:height="8.999cm" svg:x="2.249cm" svg:y="8.376cm">
            <draw:object draw:notify-on-update-of-ranges="'Falfutes-Hatekonysag'.B3:'Falfutes-Hatekonysag'.B3 'Falfutes-Hatekonysag'.C12:'Falfutes-Hatekonysag'.C16 'Falfutes-Hatekonysag'.B7:'Falfutes-Hatekonysag'.B9 'Falfutes-Hatekonysag'.H12:'Falfutes-Hatekonysag'.H16 'Falfutes-Hatekonysag'.J12:'Falfutes-Hatekonysag'.J16 'Falfutes-Hatekonysag'.I7:'Falfutes-Hatekonysag'.I9 'Falfutes-Hatekonysag'.O12:'Falfutes-Hatekonysag'.O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89cm" svg:y="18.2cm">
            <draw:object draw:notify-on-update-of-ranges="'Falfutes-Hatekonysag'.G45:'Falfutes-Hatekonysag'.G76 'Falfutes-Hatekonysag'.G78:'Falfutes-Hatekonysag'.G78 'Falfutes-Hatekonysag'.H45:'Falfutes-Hatekonysag'.H76 'Falfutes-Hatekonysag'.B45:'Falfutes-Hatekonysag'.B76 'Falfutes-Hatekonysag'.B78:'Falfutes-Hatekonysag'.B78 'Falfutes-Hatekonysag'.C45:'Falfutes-Hatekonysag'.C76 'Falfutes-Hatekonysag'.I45:'Falfutes-Hatekonysag'.I76 'Falfutes-Hatekonysag'.I78:'Falfutes-Hatekonysag'.I78 'Falfutes-Hatekonysag'.J45:'Falfutes-Hatekonysag'.J76 'Falfutes-Hatekonysag'.E45:'Falfutes-Hatekonysag'.E76 'Falfutes-Hatekonysag'.E78:'Falfutes-Hatekonysag'.E78 'Falfutes-Hatekonysag'.F45:'Falfutes-Hatekonysag'.F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6.007cm" svg:height="9.018cm" svg:x="18.704cm" svg:y="8.618cm">
            <draw:object draw:notify-on-update-of-ranges="'Falfutes-Hatekonysag'.D12:'Falfutes-Hatekonysag'.D16 'Falfutes-Hatekonysag'.B7:'Falfutes-Hatekonysag'.B9 'Falfutes-Hatekonysag'.H12:'Falfutes-Hatekonysag'.H16 'Falfutes-Hatekonysag'.K12:'Falfutes-Hatekonysag'.K16 'Falfutes-Hatekonysag'.I7:'Falfutes-Hatekonysag'.I9 'Falfutes-Hatekonysag'.O12:'Falfutes-Hatekonysag'.O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12" table:default-cell-style-name="ce68"/>
        <table:table-column table:style-name="co13" table:default-cell-style-name="ce77"/>
        <table:table-column table:style-name="co14" table:default-cell-style-name="ce77"/>
        <table:table-column table:style-name="co14" table:number-columns-repeated="3" table:default-cell-style-name="Default"/>
        <table:table-column table:style-name="co15" table:default-cell-style-name="ce86"/>
        <table:table-column table:style-name="co12" table:default-cell-style-name="ce83"/>
        <table:table-column table:style-name="co13" table:default-cell-style-name="ce104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55" office:value-type="string" calcext:value-type="string" table:number-columns-spanned="14" table:number-rows-spanned="1">
            <text:p>Hőleadás hatásfoka</text:p>
          </table:table-cell>
          <table:covered-table-cell table:number-columns-repeated="2" table:style-name="Default"/>
          <table:covered-table-cell table:number-columns-repeated="3"/>
          <table:covered-table-cell table:number-columns-repeated="3" table:style-name="Default"/>
          <table:covered-table-cell table:number-columns-repeated="5"/>
        </table:table-row>
        <table:table-row table:style-name="ro6">
          <table:table-cell/>
          <table:table-cell table:style-name="ce45"/>
          <table:table-cell table:style-name="ce28" table:number-columns-repeated="2"/>
          <table:table-cell table:style-name="ce79" office:value-type="string" calcext:value-type="string">
            <text:p><text:span text:style-name="T8">α</text:span><text:span text:style-name="T9">i</text:span></text:p>
          </table:table-cell>
          <table:table-cell table:style-name="ce85" office:value-type="string" calcext:value-type="string">
            <text:p>t<text:span text:style-name="T2">i</text:span></text:p>
          </table:table-cell>
          <table:table-cell table:style-name="ce85" office:value-type="string" calcext:value-type="string">
            <text:p>t<text:span text:style-name="T2">e</text:span></text:p>
          </table:table-cell>
          <table:table-cell table:style-name="ce85" office:value-type="string" calcext:value-type="string">
            <text:p>t<text:span text:style-name="T2">0</text:span></text:p>
          </table:table-cell>
          <table:table-cell table:style-name="ce94" office:value-type="string" calcext:value-type="string">
            <text:p><text:span text:style-name="T12">α</text:span><text:span text:style-name="T13">e</text:span></text:p>
          </table:table-cell>
          <table:table-cell table:style-name="ce85" office:value-type="string" calcext:value-type="string">
            <text:p>d<text:span text:style-name="T2">falazo</text:span></text:p>
          </table:table-cell>
          <table:table-cell table:style-name="ce85"/>
          <table:table-cell table:style-name="ce85" office:value-type="string" calcext:value-type="string">
            <text:p>d<text:span text:style-name="T2">bvakolat</text:span></text:p>
          </table:table-cell>
          <table:table-cell table:style-name="ce28" table:number-columns-repeated="2"/>
          <table:table-cell table:style-name="ce50"/>
        </table:table-row>
        <table:table-row table:style-name="ro4">
          <table:table-cell/>
          <table:table-cell table:style-name="ce19"/>
          <table:table-cell table:style-name="Default" table:number-columns-repeated="2"/>
          <table:table-cell table:style-name="ce80" office:value-type="string" calcext:value-type="string">
            <text:p>[W/m<text:span text:style-name="T10">2</text:span>K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30" office:value-type="string" calcext:value-type="string">
            <text:p>[<text:span text:style-name="T1">º</text:span>C]</text:p>
          </table:table-cell>
          <table:table-cell table:style-name="ce80" office:value-type="string" calcext:value-type="string">
            <text:p>[W/m<text:span text:style-name="T10">2</text:span>K]</text:p>
          </table:table-cell>
          <table:table-cell table:style-name="ce80" office:value-type="string" calcext:value-type="string">
            <text:p>[m]</text:p>
          </table:table-cell>
          <table:table-cell table:style-name="ce80"/>
          <table:table-cell table:style-name="ce80" office:value-type="string" calcext:value-type="string">
            <text:p>[m]</text:p>
          </table:table-cell>
          <table:table-cell table:number-columns-repeated="2"/>
          <table:table-cell table:style-name="ce106"/>
        </table:table-row>
        <table:table-row table:style-name="ro4">
          <table:table-cell/>
          <table:table-cell table:style-name="ce56"/>
          <table:table-cell table:style-name="ce70" table:number-columns-repeated="2"/>
          <table:table-cell table:style-name="ce81" office:value-type="float" office:value="8" calcext:value-type="float">
            <text:p>8</text:p>
          </table:table-cell>
          <table:table-cell table:style-name="ce81" office:value-type="float" office:value="20" calcext:value-type="float">
            <text:p>20</text:p>
          </table:table-cell>
          <table:table-cell table:style-name="ce70" office:value-type="float" office:value="-5" calcext:value-type="float">
            <text:p>-5</text:p>
          </table:table-cell>
          <table:table-cell table:style-name="ce70" office:value-type="float" office:value="30" calcext:value-type="float">
            <text:p>30</text:p>
          </table:table-cell>
          <table:table-cell table:style-name="ce81" office:value-type="float" office:value="24" calcext:value-type="float">
            <text:p>24</text:p>
          </table:table-cell>
          <table:table-cell table:style-name="ce70" office:value-type="float" office:value="0.38" calcext:value-type="float">
            <text:p>0,38</text:p>
          </table:table-cell>
          <table:table-cell table:style-name="ce70"/>
          <table:table-cell table:style-name="ce70" office:value-type="float" office:value="0.003" calcext:value-type="float">
            <text:p>0,003</text:p>
          </table:table-cell>
          <table:table-cell table:style-name="ce70" table:number-columns-repeated="2"/>
          <table:table-cell table:style-name="ce54"/>
        </table:table-row>
        <table:table-row table:style-name="ro7">
          <table:table-cell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6"/>
          <table:table-cell table:style-name="ce57" office:value-type="string" calcext:value-type="string">
            <text:p><text:span text:style-name="T5">λ</text:span><text:span text:style-name="T6">vakolat</text:span></text:p>
          </table:table-cell>
          <table:table-cell table:style-name="ce28" table:number-columns-repeated="5"/>
          <table:table-cell table:style-name="ce50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8" office:value-type="string" calcext:value-type="string">
            <text:p>[W/mK]</text:p>
          </table:table-cell>
          <table:table-cell table:style-name="Default"/>
          <table:table-cell table:number-columns-repeated="4"/>
          <table:table-cell table:style-name="ce106"/>
        </table:table-row>
        <table:table-row table:style-name="ro4">
          <table:table-cell/>
          <table:table-cell table:style-name="ce56" office:value-type="float" office:value="0.9" calcext:value-type="float">
            <text:p>0,9</text:p>
          </table:table-cell>
          <table:table-cell table:style-name="ce70" table:number-columns-repeated="6"/>
          <table:table-cell table:style-name="ce56" office:value-type="float" office:value="0.3" calcext:value-type="float">
            <text:p>0,3</text:p>
          </table:table-cell>
          <table:table-cell table:style-name="ce70" table:number-columns-repeated="5"/>
          <table:table-cell table:style-name="ce54"/>
        </table:table-row>
        <table:table-row table:style-name="ro8">
          <table:table-cell/>
          <table:table-cell table:style-name="ce59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  <table:table-cell table:style-name="ce95" office:value-type="string" calcext:value-type="string">
            <text:p><text:span text:style-name="T5">λ</text:span><text:span text:style-name="T6">fal</text:span></text:p>
          </table:table-cell>
          <table:table-cell table:style-name="ce71" office:value-type="string" calcext:value-type="string">
            <text:p>U</text:p>
          </table:table-cell>
          <table:table-cell table:style-name="ce71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9" office:value-type="string" calcext:value-type="string">
            <text:p>η</text:p>
          </table:table-cell>
        </table:table-row>
        <table:table-row table:style-name="ro4">
          <table:table-cell/>
          <table:table-cell table:style-name="ce60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  <table:table-cell table:style-name="ce72" office:value-type="string" calcext:value-type="string">
            <text:p>[W/mK]</text:p>
          </table:table-cell>
          <table:table-cell table:style-name="ce72" office:value-type="string" calcext:value-type="string">
            <text:p>[W/m<text:span text:style-name="T3">2</text:span>K]</text:p>
          </table:table-cell>
          <table:table-cell table:style-name="ce72" office:value-type="string" calcext:value-type="string">
            <text:p>[m<text:span text:style-name="T3">2</text:span>K/W]</text:p>
          </table:table-cell>
          <table:table-cell table:number-columns-repeated="3" table:style-name="ce72" office:value-type="string" calcext:value-type="string">
            <text:p>[W]</text:p>
          </table:table-cell>
          <table:table-cell table:style-name="ce90" office:value-type="string" calcext:value-type="string">
            <text:p>[1]</text:p>
          </table:table-cell>
        </table:table-row>
        <table:table-row table:style-name="ro4">
          <table:table-cell/>
          <table:table-cell table:style-name="ce61" office:value-type="float" office:value="0.765" calcext:value-type="float">
            <text:p>0,77</text:p>
          </table:table-cell>
          <table:table-cell table:style-name="ce73" table:formula="of:=1/(1/[.$E$6]+1/[.$I$6]+[.$L$6]/[.$B$9]+[.$J$6]/[.B12])" office:value-type="float" office:value="1.49985295559259" calcext:value-type="float">
            <text:p>1,50</text:p>
          </table:table-cell>
          <table:table-cell table:style-name="ce74" table:formula="of:=1/[.C12]" office:value-type="float" office:value="0.666732026143791" calcext:value-type="float">
            <text:p>0,67</text:p>
          </table:table-cell>
          <table:table-cell table:style-name="ce6" table:formula="of:=[.G12]+[.F12]" office:value-type="float" office:value="64.018" calcext:value-type="float">
            <text:p>64,018</text:p>
          </table:table-cell>
          <table:table-cell table:style-name="ce6" office:value-type="float" office:value="26.265" calcext:value-type="float">
            <text:p>26,265</text:p>
          </table:table-cell>
          <table:table-cell table:style-name="ce6" office:value-type="float" office:value="37.753" calcext:value-type="float">
            <text:p>37,753</text:p>
          </table:table-cell>
          <table:table-cell table:style-name="ce91" table:formula="of:=[.F12]/[.E12]" office:value-type="float" office:value="0.410275235090131" calcext:value-type="float">
            <text:p>0,410</text:p>
          </table:table-cell>
          <table:table-cell table:style-name="ce96" office:value-type="float" office:value="0.775" calcext:value-type="float">
            <text:p>0,78</text:p>
          </table:table-cell>
          <table:table-cell table:style-name="ce73" table:formula="of:=1/(1/[.$E$6]+1/[.$I$6]+[.$L$6]/[.$I$9]+[.$J$6]/[.I12])" office:value-type="float" office:value="1.49927454457521" calcext:value-type="float">
            <text:p>1,50</text:p>
          </table:table-cell>
          <table:table-cell table:style-name="ce74" table:formula="of:=1/[.J12]" office:value-type="float" office:value="0.666989247311828" calcext:value-type="float">
            <text:p>0,67</text:p>
          </table:table-cell>
          <table:table-cell table:style-name="ce6" table:formula="of:=[.N12]+[.M12]" office:value-type="float" office:value="42.366" calcext:value-type="float">
            <text:p>42,366</text:p>
          </table:table-cell>
          <table:table-cell table:style-name="ce6" office:value-type="float" office:value="12.672" calcext:value-type="float">
            <text:p>12,672</text:p>
          </table:table-cell>
          <table:table-cell table:style-name="ce6" office:value-type="float" office:value="29.694" calcext:value-type="float">
            <text:p>29,694</text:p>
          </table:table-cell>
          <table:table-cell table:style-name="ce91" table:formula="of:=[.M12]/[.L12]" office:value-type="float" office:value="0.299107775102677" calcext:value-type="float">
            <text:p>0,299</text:p>
          </table:table-cell>
        </table:table-row>
        <table:table-row table:style-name="ro4">
          <table:table-cell/>
          <table:table-cell table:style-name="ce62" office:value-type="float" office:value="0.46" calcext:value-type="float">
            <text:p>0,46</text:p>
          </table:table-cell>
          <table:table-cell table:style-name="ce74" table:formula="of:=1/(1/[.$E$6]+1/[.$I$6]+[.$L$6]/[.$B$9]+[.$J$6]/[.B13])" office:value-type="float" office:value="1.00392841553907" calcext:value-type="float">
            <text:p>1,00</text:p>
          </table:table-cell>
          <table:table-cell table:style-name="ce74" table:formula="of:=1/[.C13]" office:value-type="float" office:value="0.996086956521739" calcext:value-type="float">
            <text:p>1,00</text:p>
          </table:table-cell>
          <table:table-cell table:formula="of:=[.G13]+[.F13]" office:value-type="float" office:value="49.615" calcext:value-type="float">
            <text:p>49,615</text:p>
          </table:table-cell>
          <table:table-cell office:value-type="float" office:value="28.148" calcext:value-type="float">
            <text:p>28,148</text:p>
          </table:table-cell>
          <table:table-cell office:value-type="float" office:value="21.467" calcext:value-type="float">
            <text:p>21,467</text:p>
          </table:table-cell>
          <table:table-cell table:style-name="ce92" table:formula="of:=[.F13]/[.E13]" office:value-type="float" office:value="0.56732842890255" calcext:value-type="float">
            <text:p>0,567</text:p>
          </table:table-cell>
          <table:table-cell table:style-name="ce97" office:value-type="float" office:value="0.46" calcext:value-type="float">
            <text:p>0,46</text:p>
          </table:table-cell>
          <table:table-cell table:style-name="ce74" table:formula="of:=1/(1/[.$E$6]+1/[.$I$6]+[.$L$6]/[.$I$9]+[.$J$6]/[.I13])" office:value-type="float" office:value="0.997253938430409" calcext:value-type="float">
            <text:p>1,00</text:p>
          </table:table-cell>
          <table:table-cell table:style-name="ce74" table:formula="of:=1/[.J13]" office:value-type="float" office:value="1.00275362318841" calcext:value-type="float">
            <text:p>1,00</text:p>
          </table:table-cell>
          <table:table-cell table:formula="of:=[.N13]+[.M13]" office:value-type="float" office:value="34.836" calcext:value-type="float">
            <text:p>34,836</text:p>
          </table:table-cell>
          <table:table-cell office:value-type="float" office:value="15.51" calcext:value-type="float">
            <text:p>15,51</text:p>
          </table:table-cell>
          <table:table-cell office:value-type="float" office:value="19.326" calcext:value-type="float">
            <text:p>19,326</text:p>
          </table:table-cell>
          <table:table-cell table:style-name="ce92" table:formula="of:=[.M13]/[.L13]" office:value-type="float" office:value="0.445229073372373" calcext:value-type="float">
            <text:p>0,445</text:p>
          </table:table-cell>
        </table:table-row>
        <table:table-row table:style-name="ro4">
          <table:table-cell/>
          <table:table-cell table:style-name="ce62" office:value-type="float" office:value="0.3" calcext:value-type="float">
            <text:p>0,30</text:p>
          </table:table-cell>
          <table:table-cell table:style-name="ce74" table:formula="of:=1/(1/[.$E$6]+1/[.$I$6]+[.$L$6]/[.$B$9]+[.$J$6]/[.B14])" office:value-type="float" office:value="0.696055684454757" calcext:value-type="float">
            <text:p>0,70</text:p>
          </table:table-cell>
          <table:table-cell table:style-name="ce74" table:formula="of:=1/[.C14]" office:value-type="float" office:value="1.43666666666667" calcext:value-type="float">
            <text:p>1,44</text:p>
          </table:table-cell>
          <table:table-cell table:formula="of:=[.G14]+[.F14]" office:value-type="float" office:value="43.697" calcext:value-type="float">
            <text:p>43,697</text:p>
          </table:table-cell>
          <table:table-cell office:value-type="float" office:value="29.256" calcext:value-type="float">
            <text:p>29,256</text:p>
          </table:table-cell>
          <table:table-cell office:value-type="float" office:value="14.441" calcext:value-type="float">
            <text:p>14,441</text:p>
          </table:table-cell>
          <table:table-cell table:style-name="ce92" table:formula="of:=[.F14]/[.E14]" office:value-type="float" office:value="0.669519646657665" calcext:value-type="float">
            <text:p>0,670</text:p>
          </table:table-cell>
          <table:table-cell table:style-name="ce97" office:value-type="float" office:value="0.305" calcext:value-type="float">
            <text:p>0,31</text:p>
          </table:table-cell>
          <table:table-cell table:style-name="ce74" table:formula="of:=1/(1/[.$E$6]+1/[.$I$6]+[.$L$6]/[.$I$9]+[.$J$6]/[.I14])" office:value-type="float" office:value="0.702953943072254" calcext:value-type="float">
            <text:p>0,70</text:p>
          </table:table-cell>
          <table:table-cell table:style-name="ce74" table:formula="of:=1/[.J14]" office:value-type="float" office:value="1.42256830601093" calcext:value-type="float">
            <text:p>1,42</text:p>
          </table:table-cell>
          <table:table-cell table:formula="of:=[.N14]+[.M14]" office:value-type="float" office:value="30.535" calcext:value-type="float">
            <text:p>30,535</text:p>
          </table:table-cell>
          <table:table-cell office:value-type="float" office:value="17.087" calcext:value-type="float">
            <text:p>17,087</text:p>
          </table:table-cell>
          <table:table-cell office:value-type="float" office:value="13.448" calcext:value-type="float">
            <text:p>13,448</text:p>
          </table:table-cell>
          <table:table-cell table:style-name="ce92" table:formula="of:=[.M14]/[.L14]" office:value-type="float" office:value="0.559587358768626" calcext:value-type="float">
            <text:p>0,560</text:p>
          </table:table-cell>
        </table:table-row>
        <table:table-row table:style-name="ro4">
          <table:table-cell/>
          <table:table-cell table:style-name="ce62" office:value-type="float" office:value="0.165" calcext:value-type="float">
            <text:p>0,17</text:p>
          </table:table-cell>
          <table:table-cell table:style-name="ce74" table:formula="of:=1/(1/[.$E$6]+1/[.$I$6]+[.$L$6]/[.$B$9]+[.$J$6]/[.B15])" office:value-type="float" office:value="0.404362210513418" calcext:value-type="float">
            <text:p>0,40</text:p>
          </table:table-cell>
          <table:table-cell table:style-name="ce74" table:formula="of:=1/[.C15]" office:value-type="float" office:value="2.4730303030303" calcext:value-type="float">
            <text:p>2,47</text:p>
          </table:table-cell>
          <table:table-cell table:formula="of:=[.G15]+[.F15]" office:value-type="float" office:value="38.433" calcext:value-type="float">
            <text:p>38,433</text:p>
          </table:table-cell>
          <table:table-cell office:value-type="float" office:value="30.272" calcext:value-type="float">
            <text:p>30,272</text:p>
          </table:table-cell>
          <table:table-cell office:value-type="float" office:value="8.161" calcext:value-type="float">
            <text:p>8,161</text:p>
          </table:table-cell>
          <table:table-cell table:style-name="ce92" table:formula="of:=[.F15]/[.E15]" office:value-type="float" office:value="0.787656441079281" calcext:value-type="float">
            <text:p>0,788</text:p>
          </table:table-cell>
          <table:table-cell table:style-name="ce97" office:value-type="float" office:value="0.165" calcext:value-type="float">
            <text:p>0,17</text:p>
          </table:table-cell>
          <table:table-cell table:style-name="ce74" table:formula="of:=1/(1/[.$E$6]+1/[.$I$6]+[.$L$6]/[.$I$9]+[.$J$6]/[.I15])" office:value-type="float" office:value="0.403275082488085" calcext:value-type="float">
            <text:p>0,40</text:p>
          </table:table-cell>
          <table:table-cell table:style-name="ce74" table:formula="of:=1/[.J15]" office:value-type="float" office:value="2.47969696969697" calcext:value-type="float">
            <text:p>2,48</text:p>
          </table:table-cell>
          <table:table-cell table:formula="of:=[.N15]+[.M15]" office:value-type="float" office:value="26.223" calcext:value-type="float">
            <text:p>26,223</text:p>
          </table:table-cell>
          <table:table-cell office:value-type="float" office:value="18.611" calcext:value-type="float">
            <text:p>18,611</text:p>
          </table:table-cell>
          <table:table-cell office:value-type="float" office:value="7.612" calcext:value-type="float">
            <text:p>7,612</text:p>
          </table:table-cell>
          <table:table-cell table:style-name="ce92" table:formula="of:=[.M15]/[.L15]" office:value-type="float" office:value="0.709720474392709" calcext:value-type="float">
            <text:p>0,710</text:p>
          </table:table-cell>
        </table:table-row>
        <table:table-row table:style-name="ro4">
          <table:table-cell/>
          <table:table-cell table:style-name="ce63" office:value-type="float" office:value="0.1" calcext:value-type="float">
            <text:p>0,10</text:p>
          </table:table-cell>
          <table:table-cell table:style-name="ce75" table:formula="of:=1/(1/[.$E$6]+1/[.$I$6]+[.$L$6]/[.$B$9]+[.$J$6]/[.B16])" office:value-type="float" office:value="0.251889168765743" calcext:value-type="float">
            <text:p>0,25</text:p>
          </table:table-cell>
          <table:table-cell table:style-name="ce75" table:formula="of:=1/[.C16]" office:value-type="float" office:value="3.97" calcext:value-type="float">
            <text:p>3,97</text:p>
          </table:table-cell>
          <table:table-cell table:style-name="ce70" table:formula="of:=[.G16]+[.F16]" office:value-type="float" office:value="35.806" calcext:value-type="float">
            <text:p>35,806</text:p>
          </table:table-cell>
          <table:table-cell table:style-name="ce70" office:value-type="float" office:value="30.793" calcext:value-type="float">
            <text:p>30,793</text:p>
          </table:table-cell>
          <table:table-cell table:style-name="ce70" office:value-type="float" office:value="5.013" calcext:value-type="float">
            <text:p>5,013</text:p>
          </table:table-cell>
          <table:table-cell table:style-name="ce93" table:formula="of:=[.F16]/[.E16]" office:value-type="float" office:value="0.859995531475172" calcext:value-type="float">
            <text:p>0,860</text:p>
          </table:table-cell>
          <table:table-cell table:style-name="ce98" office:value-type="float" office:value="0.1" calcext:value-type="float">
            <text:p>0,10</text:p>
          </table:table-cell>
          <table:table-cell table:style-name="ce75" table:formula="of:=1/(1/[.$E$6]+1/[.$I$6]+[.$L$6]/[.$I$9]+[.$J$6]/[.I16])" office:value-type="float" office:value="0.251466890192791" calcext:value-type="float">
            <text:p>0,25</text:p>
          </table:table-cell>
          <table:table-cell table:style-name="ce75" table:formula="of:=1/[.J16]" office:value-type="float" office:value="3.97666666666667" calcext:value-type="float">
            <text:p>3,98</text:p>
          </table:table-cell>
          <table:table-cell table:style-name="ce70" table:formula="of:=[.N16]+[.M16]" office:value-type="float" office:value="24.057" calcext:value-type="float">
            <text:p>24,057</text:p>
          </table:table-cell>
          <table:table-cell table:style-name="ce70" office:value-type="float" office:value="19.343" calcext:value-type="float">
            <text:p>19,343</text:p>
          </table:table-cell>
          <table:table-cell table:style-name="ce70" office:value-type="float" office:value="4.714" calcext:value-type="float">
            <text:p>4,714</text:p>
          </table:table-cell>
          <table:table-cell table:style-name="ce93" table:formula="of:=[.M16]/[.L16]" office:value-type="float" office:value="0.804048717628965" calcext:value-type="float">
            <text:p>0,804</text:p>
          </table:table-cell>
        </table:table-row>
        <table:table-row table:style-name="ro4" table:number-rows-repeated="23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9">
          <table:table-cell/>
          <table:table-cell table:style-name="ce55" office:value-type="string" calcext:value-type="string" table:number-columns-spanned="9" table:number-rows-spanned="1">
            <text:p>Belső-fal hőmérséklet két cső között</text:p>
          </table:table-cell>
          <table:covered-table-cell table:number-columns-repeated="7" table:style-name="ce28"/>
          <table:covered-table-cell table:style-name="ce50"/>
          <table:table-cell table:number-columns-repeated="5"/>
        </table:table-row>
        <table:table-row table:style-name="ro4">
          <table:table-cell/>
          <table:table-cell table:style-name="ce64" office:value-type="string" calcext:value-type="string" table:number-columns-spanned="5" table:number-rows-spanned="1">
            <text:p>U=1.5</text:p>
          </table:table-cell>
          <table:covered-table-cell table:number-columns-repeated="4" table:style-name="ce76"/>
          <table:table-cell table:style-name="ce88" office:value-type="string" calcext:value-type="string" table:number-columns-spanned="4" table:number-rows-spanned="1">
            <text:p>U=0.25</text:p>
          </table:table-cell>
          <table:covered-table-cell table:number-columns-repeated="2" table:style-name="ce76"/>
          <table:covered-table-cell table:style-name="ce100"/>
          <table:table-cell table:number-columns-repeated="5"/>
        </table:table-row>
        <table:table-row table:style-name="ro10">
          <table:table-cell/>
          <table:table-cell table:style-name="ce65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34"/>
          <table:table-cell table:style-name="ce82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34"/>
          <table:table-cell table:style-name="ce82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101"/>
          <table:table-cell table:number-columns-repeated="5"/>
        </table:table-row>
        <table:table-row table:style-name="ro4">
          <table:table-cell/>
          <table:table-cell table:style-name="ce6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/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Temperature</text:p>
          </table:table-cell>
          <table:table-cell table:style-name="ce46" office:value-type="string" calcext:value-type="string">
            <text:p>Pos</text:p>
          </table:table-cell>
          <table:table-cell table:style-name="ce102" office:value-type="string" calcext:value-type="string">
            <text:p>Temperature</text:p>
          </table:table-cell>
          <table:table-cell table:number-columns-repeated="5"/>
        </table:table-row>
        <table:table-row table:style-name="ro4">
          <table:table-cell/>
          <table:table-cell table:style-name="ce6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/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47" office:value-type="string" calcext:value-type="string">
            <text:p>[<text:span text:style-name="T7">ºC]</text:span></text:p>
          </table:table-cell>
          <table:table-cell table:style-name="ce47" office:value-type="string" calcext:value-type="string">
            <text:p>[m]</text:p>
          </table:table-cell>
          <table:table-cell table:style-name="ce103" office:value-type="string" calcext:value-type="string">
            <text:p>[<text:span text:style-name="T7">ºC]</text:span>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3" calcext:value-type="float">
            <text:p>0,203</text:p>
          </table:table-cell>
          <table:table-cell office:value-type="float" office:value="28.1831279079997" calcext:value-type="float">
            <text:p>28,18</text:p>
          </table:table-cell>
          <table:table-cell/>
          <table:table-cell table:style-name="ce83" office:value-type="float" office:value="0.203" calcext:value-type="float">
            <text:p>0,203</text:p>
          </table:table-cell>
          <table:table-cell table:style-name="ce86" office:value-type="float" office:value="26.3107187269457" calcext:value-type="float">
            <text:p>26,31</text:p>
          </table:table-cell>
          <table:table-cell table:style-name="ce83" office:value-type="float" office:value="0.203" calcext:value-type="float">
            <text:p>0,203</text:p>
          </table:table-cell>
          <table:table-cell office:value-type="float" office:value="28.4819812173117" calcext:value-type="float">
            <text:p>28,48</text:p>
          </table:table-cell>
          <table:table-cell office:value-type="float" office:value="0.203" calcext:value-type="float">
            <text:p>0,203</text:p>
          </table:table-cell>
          <table:table-cell office:value-type="float" office:value="26.7688318375243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7" calcext:value-type="float">
            <text:p>0,207</text:p>
          </table:table-cell>
          <table:table-cell office:value-type="float" office:value="28.1609446758553" calcext:value-type="float">
            <text:p>28,16</text:p>
          </table:table-cell>
          <table:table-cell/>
          <table:table-cell table:style-name="ce83" office:value-type="float" office:value="0.207" calcext:value-type="float">
            <text:p>0,207</text:p>
          </table:table-cell>
          <table:table-cell table:style-name="ce86" office:value-type="float" office:value="26.2671684453663" calcext:value-type="float">
            <text:p>26,27</text:p>
          </table:table-cell>
          <table:table-cell table:style-name="ce83" office:value-type="float" office:value="0.207" calcext:value-type="float">
            <text:p>0,207</text:p>
          </table:table-cell>
          <table:table-cell office:value-type="float" office:value="28.4640857479574" calcext:value-type="float">
            <text:p>28,46</text:p>
          </table:table-cell>
          <table:table-cell office:value-type="float" office:value="0.207" calcext:value-type="float">
            <text:p>0,207</text:p>
          </table:table-cell>
          <table:table-cell office:value-type="float" office:value="26.7357162872362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" calcext:value-type="float">
            <text:p>0,210</text:p>
          </table:table-cell>
          <table:table-cell office:value-type="float" office:value="28.008636896583" calcext:value-type="float">
            <text:p>28,01</text:p>
          </table:table-cell>
          <table:table-cell/>
          <table:table-cell table:style-name="ce83" office:value-type="float" office:value="0.21" calcext:value-type="float">
            <text:p>0,210</text:p>
          </table:table-cell>
          <table:table-cell table:style-name="ce86" office:value-type="float" office:value="25.9929472903964" calcext:value-type="float">
            <text:p>25,99</text:p>
          </table:table-cell>
          <table:table-cell table:style-name="ce83" office:value-type="float" office:value="0.21" calcext:value-type="float">
            <text:p>0,210</text:p>
          </table:table-cell>
          <table:table-cell office:value-type="float" office:value="28.3571968098729" calcext:value-type="float">
            <text:p>28,36</text:p>
          </table:table-cell>
          <table:table-cell office:value-type="float" office:value="0.21" calcext:value-type="float">
            <text:p>0,210</text:p>
          </table:table-cell>
          <table:table-cell office:value-type="float" office:value="26.5428377430104" calcext:value-type="float">
            <text:p>26,5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3" calcext:value-type="float">
            <text:p>0,213</text:p>
          </table:table-cell>
          <table:table-cell office:value-type="float" office:value="27.7716628418624" calcext:value-type="float">
            <text:p>27,77</text:p>
          </table:table-cell>
          <table:table-cell/>
          <table:table-cell table:style-name="ce83" office:value-type="float" office:value="0.213" calcext:value-type="float">
            <text:p>0,213</text:p>
          </table:table-cell>
          <table:table-cell table:style-name="ce86" office:value-type="float" office:value="25.5746641161018" calcext:value-type="float">
            <text:p>25,57</text:p>
          </table:table-cell>
          <table:table-cell table:style-name="ce83" office:value-type="float" office:value="0.213" calcext:value-type="float">
            <text:p>0,213</text:p>
          </table:table-cell>
          <table:table-cell office:value-type="float" office:value="28.1940136857206" calcext:value-type="float">
            <text:p>28,19</text:p>
          </table:table-cell>
          <table:table-cell office:value-type="float" office:value="0.213" calcext:value-type="float">
            <text:p>0,213</text:p>
          </table:table-cell>
          <table:table-cell office:value-type="float" office:value="26.2546572864141" calcext:value-type="float">
            <text:p>26,2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7" calcext:value-type="float">
            <text:p>0,217</text:p>
          </table:table-cell>
          <table:table-cell office:value-type="float" office:value="27.3786709379052" calcext:value-type="float">
            <text:p>27,38</text:p>
          </table:table-cell>
          <table:table-cell/>
          <table:table-cell table:style-name="ce83" office:value-type="float" office:value="0.217" calcext:value-type="float">
            <text:p>0,217</text:p>
          </table:table-cell>
          <table:table-cell table:style-name="ce86" office:value-type="float" office:value="24.8988153158175" calcext:value-type="float">
            <text:p>24,90</text:p>
          </table:table-cell>
          <table:table-cell table:style-name="ce83" office:value-type="float" office:value="0.217" calcext:value-type="float">
            <text:p>0,217</text:p>
          </table:table-cell>
          <table:table-cell office:value-type="float" office:value="27.9267027240105" calcext:value-type="float">
            <text:p>27,93</text:p>
          </table:table-cell>
          <table:table-cell office:value-type="float" office:value="0.217" calcext:value-type="float">
            <text:p>0,217</text:p>
          </table:table-cell>
          <table:table-cell office:value-type="float" office:value="25.7958692888775" calcext:value-type="float">
            <text:p>25,8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" calcext:value-type="float">
            <text:p>0,220</text:p>
          </table:table-cell>
          <table:table-cell office:value-type="float" office:value="27.0769401100917" calcext:value-type="float">
            <text:p>27,08</text:p>
          </table:table-cell>
          <table:table-cell/>
          <table:table-cell table:style-name="ce83" office:value-type="float" office:value="0.22" calcext:value-type="float">
            <text:p>0,220</text:p>
          </table:table-cell>
          <table:table-cell table:style-name="ce86" office:value-type="float" office:value="24.3912868225946" calcext:value-type="float">
            <text:p>24,39</text:p>
          </table:table-cell>
          <table:table-cell table:style-name="ce83" office:value-type="float" office:value="0.22" calcext:value-type="float">
            <text:p>0,220</text:p>
          </table:table-cell>
          <table:table-cell office:value-type="float" office:value="27.7216114754501" calcext:value-type="float">
            <text:p>27,72</text:p>
          </table:table-cell>
          <table:table-cell office:value-type="float" office:value="0.22" calcext:value-type="float">
            <text:p>0,220</text:p>
          </table:table-cell>
          <table:table-cell office:value-type="float" office:value="25.4513191671889" calcext:value-type="float">
            <text:p>25,4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3" calcext:value-type="float">
            <text:p>0,223</text:p>
          </table:table-cell>
          <table:table-cell office:value-type="float" office:value="26.7861284294034" calcext:value-type="float">
            <text:p>26,79</text:p>
          </table:table-cell>
          <table:table-cell/>
          <table:table-cell table:style-name="ce83" office:value-type="float" office:value="0.223" calcext:value-type="float">
            <text:p>0,223</text:p>
          </table:table-cell>
          <table:table-cell table:style-name="ce86" office:value-type="float" office:value="23.9139212278101" calcext:value-type="float">
            <text:p>23,91</text:p>
          </table:table-cell>
          <table:table-cell table:style-name="ce83" office:value-type="float" office:value="0.223" calcext:value-type="float">
            <text:p>0,223</text:p>
          </table:table-cell>
          <table:table-cell office:value-type="float" office:value="27.5232175384318" calcext:value-type="float">
            <text:p>27,52</text:p>
          </table:table-cell>
          <table:table-cell office:value-type="float" office:value="0.223" calcext:value-type="float">
            <text:p>0,223</text:p>
          </table:table-cell>
          <table:table-cell office:value-type="float" office:value="25.1251858373006" calcext:value-type="float">
            <text:p>25,1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7" calcext:value-type="float">
            <text:p>0,227</text:p>
          </table:table-cell>
          <table:table-cell office:value-type="float" office:value="26.4367117529492" calcext:value-type="float">
            <text:p>26,44</text:p>
          </table:table-cell>
          <table:table-cell/>
          <table:table-cell table:style-name="ce83" office:value-type="float" office:value="0.227" calcext:value-type="float">
            <text:p>0,227</text:p>
          </table:table-cell>
          <table:table-cell table:style-name="ce86" office:value-type="float" office:value="23.3606099553773" calcext:value-type="float">
            <text:p>23,36</text:p>
          </table:table-cell>
          <table:table-cell table:style-name="ce83" office:value-type="float" office:value="0.227" calcext:value-type="float">
            <text:p>0,227</text:p>
          </table:table-cell>
          <table:table-cell office:value-type="float" office:value="27.2825975660152" calcext:value-type="float">
            <text:p>27,28</text:p>
          </table:table-cell>
          <table:table-cell office:value-type="float" office:value="0.227" calcext:value-type="float">
            <text:p>0,227</text:p>
          </table:table-cell>
          <table:table-cell office:value-type="float" office:value="24.7412415531016" calcext:value-type="float">
            <text:p>24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" calcext:value-type="float">
            <text:p>0,230</text:p>
          </table:table-cell>
          <table:table-cell office:value-type="float" office:value="26.2017061368328" calcext:value-type="float">
            <text:p>26,20</text:p>
          </table:table-cell>
          <table:table-cell/>
          <table:table-cell table:style-name="ce83" office:value-type="float" office:value="0.23" calcext:value-type="float">
            <text:p>0,230</text:p>
          </table:table-cell>
          <table:table-cell table:style-name="ce86" office:value-type="float" office:value="22.9980814391083" calcext:value-type="float">
            <text:p>23,00</text:p>
          </table:table-cell>
          <table:table-cell table:style-name="ce83" office:value-type="float" office:value="0.23" calcext:value-type="float">
            <text:p>0,230</text:p>
          </table:table-cell>
          <table:table-cell office:value-type="float" office:value="27.1193222643071" calcext:value-type="float">
            <text:p>27,12</text:p>
          </table:table-cell>
          <table:table-cell office:value-type="float" office:value="0.23" calcext:value-type="float">
            <text:p>0,230</text:p>
          </table:table-cell>
          <table:table-cell office:value-type="float" office:value="24.4859431535866" calcext:value-type="float">
            <text:p>24,4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3" calcext:value-type="float">
            <text:p>0,233</text:p>
          </table:table-cell>
          <table:table-cell office:value-type="float" office:value="25.9953054258923" calcext:value-type="float">
            <text:p>26,00</text:p>
          </table:table-cell>
          <table:table-cell/>
          <table:table-cell table:style-name="ce83" office:value-type="float" office:value="0.233" calcext:value-type="float">
            <text:p>0,233</text:p>
          </table:table-cell>
          <table:table-cell table:style-name="ce86" office:value-type="float" office:value="22.6876794164085" calcext:value-type="float">
            <text:p>22,69</text:p>
          </table:table-cell>
          <table:table-cell table:style-name="ce83" office:value-type="float" office:value="0.233" calcext:value-type="float">
            <text:p>0,233</text:p>
          </table:table-cell>
          <table:table-cell office:value-type="float" office:value="26.9745182838679" calcext:value-type="float">
            <text:p>26,97</text:p>
          </table:table-cell>
          <table:table-cell office:value-type="float" office:value="0.233" calcext:value-type="float">
            <text:p>0,233</text:p>
          </table:table-cell>
          <table:table-cell office:value-type="float" office:value="24.263739059272" calcext:value-type="float">
            <text:p>24,2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7" calcext:value-type="float">
            <text:p>0,237</text:p>
          </table:table-cell>
          <table:table-cell office:value-type="float" office:value="25.7712301217769" calcext:value-type="float">
            <text:p>25,77</text:p>
          </table:table-cell>
          <table:table-cell/>
          <table:table-cell table:style-name="ce83" office:value-type="float" office:value="0.237" calcext:value-type="float">
            <text:p>0,237</text:p>
          </table:table-cell>
          <table:table-cell table:style-name="ce86" office:value-type="float" office:value="22.36192990455" calcext:value-type="float">
            <text:p>22,36</text:p>
          </table:table-cell>
          <table:table-cell table:style-name="ce83" office:value-type="float" office:value="0.237" calcext:value-type="float">
            <text:p>0,237</text:p>
          </table:table-cell>
          <table:table-cell office:value-type="float" office:value="26.8150941838829" calcext:value-type="float">
            <text:p>26,82</text:p>
          </table:table-cell>
          <table:table-cell office:value-type="float" office:value="0.237" calcext:value-type="float">
            <text:p>0,237</text:p>
          </table:table-cell>
          <table:table-cell office:value-type="float" office:value="24.0248505916735" calcext:value-type="float">
            <text:p>24,02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" calcext:value-type="float">
            <text:p>0,240</text:p>
          </table:table-cell>
          <table:table-cell office:value-type="float" office:value="25.6309754198052" calcext:value-type="float">
            <text:p>25,63</text:p>
          </table:table-cell>
          <table:table-cell/>
          <table:table-cell table:style-name="ce83" office:value-type="float" office:value="0.24" calcext:value-type="float">
            <text:p>0,240</text:p>
          </table:table-cell>
          <table:table-cell table:style-name="ce86" office:value-type="float" office:value="22.1623756087862" calcext:value-type="float">
            <text:p>22,16</text:p>
          </table:table-cell>
          <table:table-cell table:style-name="ce83" office:value-type="float" office:value="0.24" calcext:value-type="float">
            <text:p>0,240</text:p>
          </table:table-cell>
          <table:table-cell office:value-type="float" office:value="26.714349986196" calcext:value-type="float">
            <text:p>26,71</text:p>
          </table:table-cell>
          <table:table-cell office:value-type="float" office:value="0.24" calcext:value-type="float">
            <text:p>0,240</text:p>
          </table:table-cell>
          <table:table-cell office:value-type="float" office:value="23.8760554958602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3" calcext:value-type="float">
            <text:p>0,243</text:p>
          </table:table-cell>
          <table:table-cell office:value-type="float" office:value="25.5176268111589" calcext:value-type="float">
            <text:p>25,52</text:p>
          </table:table-cell>
          <table:table-cell/>
          <table:table-cell table:style-name="ce83" office:value-type="float" office:value="0.243" calcext:value-type="float">
            <text:p>0,243</text:p>
          </table:table-cell>
          <table:table-cell table:style-name="ce86" office:value-type="float" office:value="22.0040612425385" calcext:value-type="float">
            <text:p>22,00</text:p>
          </table:table-cell>
          <table:table-cell table:style-name="ce83" office:value-type="float" office:value="0.243" calcext:value-type="float">
            <text:p>0,243</text:p>
          </table:table-cell>
          <table:table-cell office:value-type="float" office:value="26.6322140110878" calcext:value-type="float">
            <text:p>26,63</text:p>
          </table:table-cell>
          <table:table-cell office:value-type="float" office:value="0.243" calcext:value-type="float">
            <text:p>0,243</text:p>
          </table:table-cell>
          <table:table-cell office:value-type="float" office:value="23.7561948944077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7" calcext:value-type="float">
            <text:p>0,247</text:p>
          </table:table-cell>
          <table:table-cell office:value-type="float" office:value="25.4127751834501" calcext:value-type="float">
            <text:p>25,41</text:p>
          </table:table-cell>
          <table:table-cell/>
          <table:table-cell table:style-name="ce83" office:value-type="float" office:value="0.247" calcext:value-type="float">
            <text:p>0,247</text:p>
          </table:table-cell>
          <table:table-cell table:style-name="ce86" office:value-type="float" office:value="21.8608113098466" calcext:value-type="float">
            <text:p>21,86</text:p>
          </table:table-cell>
          <table:table-cell table:style-name="ce83" office:value-type="float" office:value="0.247" calcext:value-type="float">
            <text:p>0,247</text:p>
          </table:table-cell>
          <table:table-cell office:value-type="float" office:value="26.55534146959" calcext:value-type="float">
            <text:p>26,56</text:p>
          </table:table-cell>
          <table:table-cell office:value-type="float" office:value="0.247" calcext:value-type="float">
            <text:p>0,247</text:p>
          </table:table-cell>
          <table:table-cell office:value-type="float" office:value="23.6455615777585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" calcext:value-type="float">
            <text:p>0,250</text:p>
          </table:table-cell>
          <table:table-cell office:value-type="float" office:value="25.3592398381869" calcext:value-type="float">
            <text:p>25,36</text:p>
          </table:table-cell>
          <table:table-cell/>
          <table:table-cell table:style-name="ce83" office:value-type="float" office:value="0.25" calcext:value-type="float">
            <text:p>0,250</text:p>
          </table:table-cell>
          <table:table-cell table:style-name="ce86" office:value-type="float" office:value="21.7885045667175" calcext:value-type="float">
            <text:p>21,79</text:p>
          </table:table-cell>
          <table:table-cell table:style-name="ce83" office:value-type="float" office:value="0.25" calcext:value-type="float">
            <text:p>0,250</text:p>
          </table:table-cell>
          <table:table-cell office:value-type="float" office:value="26.515765133919" calcext:value-type="float">
            <text:p>26,52</text:p>
          </table:table-cell>
          <table:table-cell office:value-type="float" office:value="0.25" calcext:value-type="float">
            <text:p>0,250</text:p>
          </table:table-cell>
          <table:table-cell office:value-type="float" office:value="23.5890012811422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3" calcext:value-type="float">
            <text:p>0,253</text:p>
          </table:table-cell>
          <table:table-cell office:value-type="float" office:value="25.330304168663" calcext:value-type="float">
            <text:p>25,33</text:p>
          </table:table-cell>
          <table:table-cell/>
          <table:table-cell table:style-name="ce83" office:value-type="float" office:value="0.253" calcext:value-type="float">
            <text:p>0,253</text:p>
          </table:table-cell>
          <table:table-cell table:style-name="ce86" office:value-type="float" office:value="21.7497406104942" calcext:value-type="float">
            <text:p>21,75</text:p>
          </table:table-cell>
          <table:table-cell table:style-name="ce83" office:value-type="float" office:value="0.253" calcext:value-type="float">
            <text:p>0,253</text:p>
          </table:table-cell>
          <table:table-cell office:value-type="float" office:value="26.4941108832331" calcext:value-type="float">
            <text:p>26,49</text:p>
          </table:table-cell>
          <table:table-cell office:value-type="float" office:value="0.253" calcext:value-type="float">
            <text:p>0,253</text:p>
          </table:table-cell>
          <table:table-cell office:value-type="float" office:value="23.5582018339592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7" calcext:value-type="float">
            <text:p>0,257</text:p>
          </table:table-cell>
          <table:table-cell office:value-type="float" office:value="25.3349430833099" calcext:value-type="float">
            <text:p>25,33</text:p>
          </table:table-cell>
          <table:table-cell/>
          <table:table-cell table:style-name="ce83" office:value-type="float" office:value="0.257" calcext:value-type="float">
            <text:p>0,257</text:p>
          </table:table-cell>
          <table:table-cell table:style-name="ce86" office:value-type="float" office:value="21.7561111097583" calcext:value-type="float">
            <text:p>21,76</text:p>
          </table:table-cell>
          <table:table-cell table:style-name="ce83" office:value-type="float" office:value="0.257" calcext:value-type="float">
            <text:p>0,257</text:p>
          </table:table-cell>
          <table:table-cell office:value-type="float" office:value="26.496942245186" calcext:value-type="float">
            <text:p>26,50</text:p>
          </table:table-cell>
          <table:table-cell office:value-type="float" office:value="0.257" calcext:value-type="float">
            <text:p>0,257</text:p>
          </table:table-cell>
          <table:table-cell office:value-type="float" office:value="23.5622890495568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" calcext:value-type="float">
            <text:p>0,260</text:p>
          </table:table-cell>
          <table:table-cell office:value-type="float" office:value="25.3627481077098" calcext:value-type="float">
            <text:p>25,36</text:p>
          </table:table-cell>
          <table:table-cell/>
          <table:table-cell table:style-name="ce83" office:value-type="float" office:value="0.26" calcext:value-type="float">
            <text:p>0,260</text:p>
          </table:table-cell>
          <table:table-cell table:style-name="ce86" office:value-type="float" office:value="21.7936195922171" calcext:value-type="float">
            <text:p>21,79</text:p>
          </table:table-cell>
          <table:table-cell table:style-name="ce83" office:value-type="float" office:value="0.26" calcext:value-type="float">
            <text:p>0,260</text:p>
          </table:table-cell>
          <table:table-cell office:value-type="float" office:value="26.516908570631" calcext:value-type="float">
            <text:p>26,52</text:p>
          </table:table-cell>
          <table:table-cell office:value-type="float" office:value="0.26" calcext:value-type="float">
            <text:p>0,260</text:p>
          </table:table-cell>
          <table:table-cell office:value-type="float" office:value="23.5907924022244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3" calcext:value-type="float">
            <text:p>0,263</text:p>
          </table:table-cell>
          <table:table-cell office:value-type="float" office:value="25.4151138353208" calcext:value-type="float">
            <text:p>25,42</text:p>
          </table:table-cell>
          <table:table-cell/>
          <table:table-cell table:style-name="ce83" office:value-type="float" office:value="0.263" calcext:value-type="float">
            <text:p>0,263</text:p>
          </table:table-cell>
          <table:table-cell table:style-name="ce86" office:value-type="float" office:value="21.8646205773781" calcext:value-type="float">
            <text:p>21,86</text:p>
          </table:table-cell>
          <table:table-cell table:style-name="ce83" office:value-type="float" office:value="0.263" calcext:value-type="float">
            <text:p>0,263</text:p>
          </table:table-cell>
          <table:table-cell office:value-type="float" office:value="26.5547964783599" calcext:value-type="float">
            <text:p>26,55</text:p>
          </table:table-cell>
          <table:table-cell office:value-type="float" office:value="0.263" calcext:value-type="float">
            <text:p>0,263</text:p>
          </table:table-cell>
          <table:table-cell office:value-type="float" office:value="23.6450572171658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7" calcext:value-type="float">
            <text:p>0,267</text:p>
          </table:table-cell>
          <table:table-cell office:value-type="float" office:value="25.5293985121918" calcext:value-type="float">
            <text:p>25,53</text:p>
          </table:table-cell>
          <table:table-cell/>
          <table:table-cell table:style-name="ce83" office:value-type="float" office:value="0.267" calcext:value-type="float">
            <text:p>0,267</text:p>
          </table:table-cell>
          <table:table-cell table:style-name="ce86" office:value-type="float" office:value="22.0214318075297" calcext:value-type="float">
            <text:p>22,02</text:p>
          </table:table-cell>
          <table:table-cell table:style-name="ce83" office:value-type="float" office:value="0.267" calcext:value-type="float">
            <text:p>0,267</text:p>
          </table:table-cell>
          <table:table-cell office:value-type="float" office:value="26.6374346604369" calcext:value-type="float">
            <text:p>26,64</text:p>
          </table:table-cell>
          <table:table-cell office:value-type="float" office:value="0.267" calcext:value-type="float">
            <text:p>0,267</text:p>
          </table:table-cell>
          <table:table-cell office:value-type="float" office:value="23.764303606555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" calcext:value-type="float">
            <text:p>0,270</text:p>
          </table:table-cell>
          <table:table-cell office:value-type="float" office:value="25.6410685352873" calcext:value-type="float">
            <text:p>25,64</text:p>
          </table:table-cell>
          <table:table-cell/>
          <table:table-cell table:style-name="ce83" office:value-type="float" office:value="0.27" calcext:value-type="float">
            <text:p>0,270</text:p>
          </table:table-cell>
          <table:table-cell table:style-name="ce86" office:value-type="float" office:value="22.1771597472609" calcext:value-type="float">
            <text:p>22,18</text:p>
          </table:table-cell>
          <table:table-cell table:style-name="ce83" office:value-type="float" office:value="0.27" calcext:value-type="float">
            <text:p>0,270</text:p>
          </table:table-cell>
          <table:table-cell office:value-type="float" office:value="26.7177790317313" calcext:value-type="float">
            <text:p>26,72</text:p>
          </table:table-cell>
          <table:table-cell office:value-type="float" office:value="0.27" calcext:value-type="float">
            <text:p>0,270</text:p>
          </table:table-cell>
          <table:table-cell office:value-type="float" office:value="23.8814438759339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3" calcext:value-type="float">
            <text:p>0,273</text:p>
          </table:table-cell>
          <table:table-cell office:value-type="float" office:value="25.7795312899971" calcext:value-type="float">
            <text:p>25,78</text:p>
          </table:table-cell>
          <table:table-cell/>
          <table:table-cell table:style-name="ce83" office:value-type="float" office:value="0.273" calcext:value-type="float">
            <text:p>0,273</text:p>
          </table:table-cell>
          <table:table-cell table:style-name="ce86" office:value-type="float" office:value="22.3739771877513" calcext:value-type="float">
            <text:p>22,37</text:p>
          </table:table-cell>
          <table:table-cell table:style-name="ce83" office:value-type="float" office:value="0.273" calcext:value-type="float">
            <text:p>0,273</text:p>
          </table:table-cell>
          <table:table-cell office:value-type="float" office:value="26.8167363562659" calcext:value-type="float">
            <text:p>26,82</text:p>
          </table:table-cell>
          <table:table-cell office:value-type="float" office:value="0.273" calcext:value-type="float">
            <text:p>0,273</text:p>
          </table:table-cell>
          <table:table-cell office:value-type="float" office:value="24.0275324774274" calcext:value-type="float">
            <text:p>24,0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7" calcext:value-type="float">
            <text:p>0,277</text:p>
          </table:table-cell>
          <table:table-cell office:value-type="float" office:value="26.0133126836931" calcext:value-type="float">
            <text:p>26,01</text:p>
          </table:table-cell>
          <table:table-cell/>
          <table:table-cell table:style-name="ce83" office:value-type="float" office:value="0.277" calcext:value-type="float">
            <text:p>0,277</text:p>
          </table:table-cell>
          <table:table-cell table:style-name="ce86" office:value-type="float" office:value="22.7155123541451" calcext:value-type="float">
            <text:p>22,72</text:p>
          </table:table-cell>
          <table:table-cell table:style-name="ce83" office:value-type="float" office:value="0.277" calcext:value-type="float">
            <text:p>0,277</text:p>
          </table:table-cell>
          <table:table-cell office:value-type="float" office:value="26.9821583351558" calcext:value-type="float">
            <text:p>26,98</text:p>
          </table:table-cell>
          <table:table-cell office:value-type="float" office:value="0.277" calcext:value-type="float">
            <text:p>0,277</text:p>
          </table:table-cell>
          <table:table-cell office:value-type="float" office:value="24.2762974134253" calcext:value-type="float">
            <text:p>24,2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" calcext:value-type="float">
            <text:p>0,280</text:p>
          </table:table-cell>
          <table:table-cell office:value-type="float" office:value="26.2171641673271" calcext:value-type="float">
            <text:p>26,22</text:p>
          </table:table-cell>
          <table:table-cell/>
          <table:table-cell table:style-name="ce83" office:value-type="float" office:value="0.28" calcext:value-type="float">
            <text:p>0,280</text:p>
          </table:table-cell>
          <table:table-cell table:style-name="ce86" office:value-type="float" office:value="23.0209172036116" calcext:value-type="float">
            <text:p>23,02</text:p>
          </table:table-cell>
          <table:table-cell table:style-name="ce83" office:value-type="float" office:value="0.28" calcext:value-type="float">
            <text:p>0,280</text:p>
          </table:table-cell>
          <table:table-cell office:value-type="float" office:value="27.1251187998227" calcext:value-type="float">
            <text:p>27,13</text:p>
          </table:table-cell>
          <table:table-cell office:value-type="float" office:value="0.28" calcext:value-type="float">
            <text:p>0,280</text:p>
          </table:table-cell>
          <table:table-cell office:value-type="float" office:value="24.4951412336332" calcext:value-type="float">
            <text:p>24,5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3" calcext:value-type="float">
            <text:p>0,283</text:p>
          </table:table-cell>
          <table:table-cell office:value-type="float" office:value="26.4494959920321" calcext:value-type="float">
            <text:p>26,45</text:p>
          </table:table-cell>
          <table:table-cell/>
          <table:table-cell table:style-name="ce83" office:value-type="float" office:value="0.283" calcext:value-type="float">
            <text:p>0,283</text:p>
          </table:table-cell>
          <table:table-cell table:style-name="ce86" office:value-type="float" office:value="23.3782900546672" calcext:value-type="float">
            <text:p>23,38</text:p>
          </table:table-cell>
          <table:table-cell table:style-name="ce83" office:value-type="float" office:value="0.283" calcext:value-type="float">
            <text:p>0,283</text:p>
          </table:table-cell>
          <table:table-cell office:value-type="float" office:value="27.2866028197496" calcext:value-type="float">
            <text:p>27,29</text:p>
          </table:table-cell>
          <table:table-cell office:value-type="float" office:value="0.283" calcext:value-type="float">
            <text:p>0,283</text:p>
          </table:table-cell>
          <table:table-cell office:value-type="float" office:value="24.7471919005983" calcext:value-type="float">
            <text:p>24,7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7" calcext:value-type="float">
            <text:p>0,287</text:p>
          </table:table-cell>
          <table:table-cell office:value-type="float" office:value="26.8074215304711" calcext:value-type="float">
            <text:p>26,81</text:p>
          </table:table-cell>
          <table:table-cell/>
          <table:table-cell table:style-name="ce83" office:value-type="float" office:value="0.287" calcext:value-type="float">
            <text:p>0,287</text:p>
          </table:table-cell>
          <table:table-cell table:style-name="ce86" office:value-type="float" office:value="23.948137310198" calcext:value-type="float">
            <text:p>23,95</text:p>
          </table:table-cell>
          <table:table-cell table:style-name="ce83" office:value-type="float" office:value="0.287" calcext:value-type="float">
            <text:p>0,287</text:p>
          </table:table-cell>
          <table:table-cell office:value-type="float" office:value="27.5327476362076" calcext:value-type="float">
            <text:p>27,53</text:p>
          </table:table-cell>
          <table:table-cell office:value-type="float" office:value="0.287" calcext:value-type="float">
            <text:p>0,287</text:p>
          </table:table-cell>
          <table:table-cell office:value-type="float" office:value="25.1417975345429" calcext:value-type="float">
            <text:p>25,1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" calcext:value-type="float">
            <text:p>0,290</text:p>
          </table:table-cell>
          <table:table-cell office:value-type="float" office:value="27.0966946445877" calcext:value-type="float">
            <text:p>27,10</text:p>
          </table:table-cell>
          <table:table-cell/>
          <table:table-cell table:style-name="ce83" office:value-type="float" office:value="0.29" calcext:value-type="float">
            <text:p>0,290</text:p>
          </table:table-cell>
          <table:table-cell table:style-name="ce86" office:value-type="float" office:value="24.4209534961787" calcext:value-type="float">
            <text:p>24,42</text:p>
          </table:table-cell>
          <table:table-cell table:style-name="ce83" office:value-type="float" office:value="0.29" calcext:value-type="float">
            <text:p>0,290</text:p>
          </table:table-cell>
          <table:table-cell office:value-type="float" office:value="27.7305059708155" calcext:value-type="float">
            <text:p>27,73</text:p>
          </table:table-cell>
          <table:table-cell office:value-type="float" office:value="0.29" calcext:value-type="float">
            <text:p>0,290</text:p>
          </table:table-cell>
          <table:table-cell office:value-type="float" office:value="25.4658965859016" calcext:value-type="float">
            <text:p>25,4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3" calcext:value-type="float">
            <text:p>0,293</text:p>
          </table:table-cell>
          <table:table-cell office:value-type="float" office:value="27.3971765153325" calcext:value-type="float">
            <text:p>27,40</text:p>
          </table:table-cell>
          <table:table-cell/>
          <table:table-cell table:style-name="ce83" office:value-type="float" office:value="0.293" calcext:value-type="float">
            <text:p>0,293</text:p>
          </table:table-cell>
          <table:table-cell table:style-name="ce86" office:value-type="float" office:value="24.9244995915615" calcext:value-type="float">
            <text:p>24,92</text:p>
          </table:table-cell>
          <table:table-cell table:style-name="ce83" office:value-type="float" office:value="0.293" calcext:value-type="float">
            <text:p>0,293</text:p>
          </table:table-cell>
          <table:table-cell office:value-type="float" office:value="27.9352505506477" calcext:value-type="float">
            <text:p>27,94</text:p>
          </table:table-cell>
          <table:table-cell office:value-type="float" office:value="0.293" calcext:value-type="float">
            <text:p>0,293</text:p>
          </table:table-cell>
          <table:table-cell office:value-type="float" office:value="25.8090339491087" calcext:value-type="float">
            <text:p>25,81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7" calcext:value-type="float">
            <text:p>0,297</text:p>
          </table:table-cell>
          <table:table-cell office:value-type="float" office:value="27.7878569161132" calcext:value-type="float">
            <text:p>27,79</text:p>
          </table:table-cell>
          <table:table-cell/>
          <table:table-cell table:style-name="ce83" office:value-type="float" office:value="0.297" calcext:value-type="float">
            <text:p>0,297</text:p>
          </table:table-cell>
          <table:table-cell table:style-name="ce86" office:value-type="float" office:value="25.5993911175887" calcext:value-type="float">
            <text:p>25,60</text:p>
          </table:table-cell>
          <table:table-cell table:style-name="ce83" office:value-type="float" office:value="0.297" calcext:value-type="float">
            <text:p>0,297</text:p>
          </table:table-cell>
          <table:table-cell office:value-type="float" office:value="28.2016054590489" calcext:value-type="float">
            <text:p>28,20</text:p>
          </table:table-cell>
          <table:table-cell office:value-type="float" office:value="0.297" calcext:value-type="float">
            <text:p>0,297</text:p>
          </table:table-cell>
          <table:table-cell office:value-type="float" office:value="26.2688404064273" calcext:value-type="float">
            <text:p>26,2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" calcext:value-type="float">
            <text:p>0,300</text:p>
          </table:table-cell>
          <table:table-cell office:value-type="float" office:value="28.0362837928375" calcext:value-type="float">
            <text:p>28,04</text:p>
          </table:table-cell>
          <table:table-cell/>
          <table:table-cell table:style-name="ce83" office:value-type="float" office:value="0.3" calcext:value-type="float">
            <text:p>0,300</text:p>
          </table:table-cell>
          <table:table-cell table:style-name="ce86" office:value-type="float" office:value="26.0362938859866" calcext:value-type="float">
            <text:p>26,04</text:p>
          </table:table-cell>
          <table:table-cell table:style-name="ce83" office:value-type="float" office:value="0.3" calcext:value-type="float">
            <text:p>0,300</text:p>
          </table:table-cell>
          <table:table-cell office:value-type="float" office:value="28.3721982109481" calcext:value-type="float">
            <text:p>28,37</text:p>
          </table:table-cell>
          <table:table-cell office:value-type="float" office:value="0.3" calcext:value-type="float">
            <text:p>0,300</text:p>
          </table:table-cell>
          <table:table-cell office:value-type="float" office:value="26.5694703348672" calcext:value-type="float">
            <text:p>26,5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03" calcext:value-type="float">
            <text:p>0,303</text:p>
          </table:table-cell>
          <table:table-cell office:value-type="float" office:value="28.1999263505316" calcext:value-type="float">
            <text:p>28,20</text:p>
          </table:table-cell>
          <table:table-cell/>
          <table:table-cell table:style-name="ce83" office:value-type="float" office:value="0.303" calcext:value-type="float">
            <text:p>0,303</text:p>
          </table:table-cell>
          <table:table-cell table:style-name="ce86" office:value-type="float" office:value="26.3285270989718" calcext:value-type="float">
            <text:p>26,33</text:p>
          </table:table-cell>
          <table:table-cell table:style-name="ce83" office:value-type="float" office:value="0.303" calcext:value-type="float">
            <text:p>0,303</text:p>
          </table:table-cell>
          <table:table-cell office:value-type="float" office:value="28.4858164161283" calcext:value-type="float">
            <text:p>28,49</text:p>
          </table:table-cell>
          <table:table-cell office:value-type="float" office:value="0.303" calcext:value-type="float">
            <text:p>0,303</text:p>
          </table:table-cell>
          <table:table-cell office:value-type="float" office:value="26.7737167234617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table:style-name="ce69" office:value-type="float" office:value="0.307" calcext:value-type="float">
            <text:p>0,307</text:p>
          </table:table-cell>
          <table:table-cell table:style-name="ce78" office:value-type="float" office:value="28.1735930508392" calcext:value-type="float">
            <text:p>28,17</text:p>
          </table:table-cell>
          <table:table-cell table:style-name="ce78"/>
          <table:table-cell table:style-name="ce84" office:value-type="float" office:value="0.307" calcext:value-type="float">
            <text:p>0,307</text:p>
          </table:table-cell>
          <table:table-cell table:style-name="ce87" office:value-type="float" office:value="26.2811335848909" calcext:value-type="float">
            <text:p>26,28</text:p>
          </table:table-cell>
          <table:table-cell table:style-name="ce84" office:value-type="float" office:value="0.307" calcext:value-type="float">
            <text:p>0,307</text:p>
          </table:table-cell>
          <table:table-cell table:style-name="ce87" office:value-type="float" office:value="28.4668681394705" calcext:value-type="float">
            <text:p>28,47</text:p>
          </table:table-cell>
          <table:table-cell table:style-name="ce84" office:value-type="float" office:value="0.307" calcext:value-type="float">
            <text:p>0,307</text:p>
          </table:table-cell>
          <table:table-cell table:style-name="ce105" office:value-type="float" office:value="26.7393816323098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5">
          <table:table-cell/>
          <table:table-cell table:style-name="Default" office:value-type="string" calcext:value-type="string">
            <text:p>U=1.5 λ=0.9</text:p>
          </table:table-cell>
          <table:table-cell table:style-name="Default" table:number-columns-repeated="2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  <table:table-cell table:number-columns-repeated="5"/>
        </table:table-row>
      </table:table>
      <table:table table:name="Ablakszigeletés-befordulás" table:style-name="ta1">
        <table:shapes>
          <draw:frame draw:z-index="0" draw:style-name="gr1" draw:text-style-name="P1" svg:width="16.007cm" svg:height="8.99cm" svg:x="2.107cm" svg:y="10.697cm">
            <draw:object draw:notify-on-update-of-ranges="'Ablakszigeletés-befordulás'.B10:'Ablakszigeletés-befordulás'.B20 'Ablakszigeletés-befordulás'.C10:'Ablakszigeletés-befordulás'.C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.008cm" svg:height="8.989cm" svg:x="18.036cm" svg:y="10.698cm">
            <draw:object draw:notify-on-update-of-ranges="'Ablakszigeletés-befordulás'.B10:'Ablakszigeletés-befordulás'.B20 'Ablakszigeletés-befordulás'.D10:'Ablakszigeletés-befordulás'.D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5"/>
        <table:table-column table:style-name="co2" table:default-cell-style-name="ce33"/>
        <table:table-column table:style-name="co2" table:default-cell-style-name="ce117"/>
        <table:table-column table:style-name="co2" table:default-cell-style-name="ce22"/>
        <table:table-column table:style-name="co2" table:default-cell-style-name="ce117"/>
        <table:table-column table:style-name="co2" table:number-columns-repeated="14" table:default-cell-style-name="Default"/>
        <table:table-row table:style-name="ro4" table:number-rows-repeated="3">
          <table:table-cell/>
          <table:table-cell table:style-name="Default" table:number-columns-repeated="5"/>
          <table:table-cell table:number-columns-repeated="14"/>
        </table:table-row>
        <table:table-row table:style-name="ro9">
          <table:table-cell/>
          <table:table-cell table:style-name="ce55" office:value-type="string" calcext:value-type="string" table:number-columns-spanned="5" table:number-rows-spanned="1">
            <text:p>Külső hőszigetelés befordulása az ablakkeret felé</text:p>
          </table:table-cell>
          <table:covered-table-cell table:number-columns-repeated="4" table:style-name="Default"/>
          <table:table-cell table:number-columns-repeated="14"/>
        </table:table-row>
        <table:table-row table:style-name="ro8">
          <table:table-cell/>
          <table:table-cell table:style-name="ce57" office:value-type="string" calcext:value-type="string">
            <text:p><text:span text:style-name="T5">λ</text:span><text:span text:style-name="T6">fal</text:span></text:p>
          </table:table-cell>
          <table:table-cell table:style-name="ce111" office:value-type="string" calcext:value-type="string">
            <text:p><text:span text:style-name="T5">λ</text:span><text:span text:style-name="T6">keret</text:span></text:p>
          </table:table-cell>
          <table:table-cell table:style-name="ce111" office:value-type="string" calcext:value-type="string">
            <text:p><text:span text:style-name="T5">λ</text:span><text:span text:style-name="T6">egyen-üveg</text:span></text:p>
          </table:table-cell>
          <table:table-cell table:style-name="ce111" office:value-type="string" calcext:value-type="string">
            <text:p><text:span text:style-name="T5">λ</text:span><text:span text:style-name="T6">szigeteés</text:span></text:p>
          </table:table-cell>
          <table:table-cell table:style-name="ce121" office:value-type="string" calcext:value-type="string">
            <text:p>d<text:span text:style-name="T2">falazo</text:span></text:p>
          </table:table-cell>
          <table:table-cell table:number-columns-repeated="14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 table:style-name="ce53" office:value-type="string" calcext:value-type="string">
            <text:p>[m]</text:p>
          </table:table-cell>
          <table:table-cell table:number-columns-repeated="14"/>
        </table:table-row>
        <table:table-row table:style-name="ro4">
          <table:table-cell/>
          <table:table-cell table:style-name="ce107" office:value-type="float" office:value="0.3" calcext:value-type="float">
            <text:p>0,3</text:p>
          </table:table-cell>
          <table:table-cell table:style-name="ce81" office:value-type="float" office:value="0.18" calcext:value-type="float">
            <text:p>0,18</text:p>
          </table:table-cell>
          <table:table-cell table:style-name="ce81" office:value-type="float" office:value="0.08" calcext:value-type="float">
            <text:p>0,08</text:p>
          </table:table-cell>
          <table:table-cell table:style-name="ce81" office:value-type="float" office:value="0.04" calcext:value-type="float">
            <text:p>0,04</text:p>
          </table:table-cell>
          <table:table-cell table:style-name="ce54" office:value-type="float" office:value="0.38" calcext:value-type="float">
            <text:p>0,38</text:p>
          </table:table-cell>
          <table:table-cell table:number-columns-repeated="14"/>
        </table:table-row>
        <table:table-row table:style-name="ro11">
          <table:table-cell/>
          <table:table-cell table:style-name="ce108" office:value-type="string" calcext:value-type="string">
            <text:p>Beforduló szigetelés vastagsága <text:span text:style-name="T14">d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15" office:value-type="string" calcext:value-type="string">
            <text:p>T<text:span text:style-name="T11">i</text:span></text:p>
          </table:table-cell>
          <table:table-cell table:style-name="ce120"/>
          <table:table-cell table:style-name="ce122"/>
          <table:table-cell table:style-name="ce17"/>
          <table:table-cell table:number-columns-repeated="13"/>
        </table:table-row>
        <table:table-row table:style-name="ro4">
          <table:table-cell/>
          <table:table-cell table:style-name="ce109" office:value-type="string" calcext:value-type="string">
            <text:p>[m]</text:p>
          </table:table-cell>
          <table:table-cell table:style-name="ce114" office:value-type="string" calcext:value-type="string">
            <text:p>[W]</text:p>
          </table:table-cell>
          <table:table-cell table:style-name="ce116" office:value-type="string" calcext:value-type="string">
            <text:p>[<text:span text:style-name="T7">ºC]</text:span></text:p>
          </table:table-cell>
          <table:table-cell table:style-name="ce19"/>
          <table:table-cell/>
          <table:table-cell table:style-name="ce17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</table:table-row>
        <table:table-row table:style-name="ro4">
          <table:table-cell/>
          <table:table-cell table:style-name="ce110" office:value-type="float" office:value="0" calcext:value-type="float">
            <text:p>0</text:p>
          </table:table-cell>
          <table:table-cell table:formula="of:=[.J15]" office:value-type="float" office:value="30.493" calcext:value-type="float">
            <text:p>30,493</text:p>
          </table:table-cell>
          <table:table-cell office:value-type="float" office:value="14.877" calcext:value-type="float">
            <text:p>14,877</text:p>
          </table:table-cell>
          <table:table-cell table:number-columns-repeated="5"/>
          <table:table-cell table:style-name="ce17" office:value-type="float" office:value="18.554" calcext:value-type="float">
            <text:p>18,554</text:p>
          </table:table-cell>
          <table:table-cell table:style-name="ce17" office:value-type="float" office:value="18.568" calcext:value-type="float">
            <text:p>18,568</text:p>
          </table:table-cell>
          <table:table-cell office:value-type="float" office:value="18.579" calcext:value-type="float">
            <text:p>18,579</text:p>
          </table:table-cell>
          <table:table-cell office:value-type="float" office:value="18.592" calcext:value-type="float">
            <text:p>18,592</text:p>
          </table:table-cell>
          <table:table-cell office:value-type="float" office:value="18.607" calcext:value-type="float">
            <text:p>18,607</text:p>
          </table:table-cell>
          <table:table-cell office:value-type="float" office:value="18.627" calcext:value-type="float">
            <text:p>18,627</text:p>
          </table:table-cell>
          <table:table-cell table:formula="of:=18.651" office:value-type="float" office:value="18.651" calcext:value-type="float">
            <text:p>18,651</text:p>
          </table:table-cell>
          <table:table-cell office:value-type="float" office:value="18.681" calcext:value-type="float">
            <text:p>18,681</text:p>
          </table:table-cell>
          <table:table-cell table:formula="of:=18.715" office:value-type="float" office:value="18.715" calcext:value-type="float">
            <text:p>18,715</text:p>
          </table:table-cell>
          <table:table-cell office:value-type="float" office:value="18.749" calcext:value-type="float">
            <text:p>18,749</text:p>
          </table:table-cell>
          <table:table-cell office:value-type="float" office:value="18.772" calcext:value-type="float">
            <text:p>18,772</text:p>
          </table:table-cell>
        </table:table-row>
        <table:table-row table:style-name="ro4">
          <table:table-cell/>
          <table:table-cell table:style-name="ce110" office:value-type="float" office:value="0.01" calcext:value-type="float">
            <text:p>0,01</text:p>
          </table:table-cell>
          <table:table-cell table:formula="of:=[.K15]" office:value-type="float" office:value="29.349" calcext:value-type="float">
            <text:p>29,349</text:p>
          </table:table-cell>
          <table:table-cell office:value-type="float" office:value="15.515" calcext:value-type="float">
            <text:p>15,515</text:p>
          </table:table-cell>
          <table:table-cell table:number-columns-repeated="5"/>
          <table:table-cell table:style-name="ce17" office:value-type="float" office:value="1.007" calcext:value-type="float">
            <text:p>1,007</text:p>
          </table:table-cell>
          <table:table-cell office:value-type="float" office:value="1.036" calcext:value-type="float">
            <text:p>1,036</text:p>
          </table:table-cell>
          <table:table-cell office:value-type="float" office:value="1.061" calcext:value-type="float">
            <text:p>1,061</text:p>
          </table:table-cell>
          <table:table-cell office:value-type="float" office:value="1.09" calcext:value-type="float">
            <text:p>1,09</text:p>
          </table:table-cell>
          <table:table-cell office:value-type="float" office:value="1.128" calcext:value-type="float">
            <text:p>1,128</text:p>
          </table:table-cell>
          <table:table-cell office:value-type="float" office:value="1.179" calcext:value-type="float">
            <text:p>1,179</text:p>
          </table:table-cell>
          <table:table-cell table:formula="of:=1.253" office:value-type="float" office:value="1.253" calcext:value-type="float">
            <text:p>1,253</text:p>
          </table:table-cell>
          <table:table-cell office:value-type="float" office:value="1.361" calcext:value-type="float">
            <text:p>1,361</text:p>
          </table:table-cell>
          <table:table-cell office:value-type="float" office:value="1.521" calcext:value-type="float">
            <text:p>1,521</text:p>
          </table:table-cell>
          <table:table-cell office:value-type="float" office:value="1.757" calcext:value-type="float">
            <text:p>1,757</text:p>
          </table:table-cell>
          <table:table-cell office:value-type="float" office:value="3.363" calcext:value-type="float">
            <text:p>3,363</text:p>
          </table:table-cell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table:formula="of:=[.L15]" office:value-type="float" office:value="28.657" calcext:value-type="float">
            <text:p>28,657</text:p>
          </table:table-cell>
          <table:table-cell office:value-type="float" office:value="15.911" calcext:value-type="float">
            <text:p>15,911</text:p>
          </table:table-cell>
          <table:table-cell table:number-columns-repeated="5"/>
          <table:table-cell table:style-name="ce17" office:value-type="float" office:value="3.615" calcext:value-type="float">
            <text:p>3,615</text:p>
          </table:table-cell>
          <table:table-cell office:value-type="float" office:value="3.586" calcext:value-type="float">
            <text:p>3,586</text:p>
          </table:table-cell>
          <table:table-cell office:value-type="float" office:value="3.27" calcext:value-type="float">
            <text:p>3,27</text:p>
          </table:table-cell>
          <table:table-cell office:value-type="float" office:value="2.904" calcext:value-type="float">
            <text:p>2,904</text:p>
          </table:table-cell>
          <table:table-cell office:value-type="float" office:value="2.516" calcext:value-type="float">
            <text:p>2,516</text:p>
          </table:table-cell>
          <table:table-cell office:value-type="float" office:value="2.111" calcext:value-type="float">
            <text:p>2,111</text:p>
          </table:table-cell>
          <table:table-cell table:formula="of:=1.69" office:value-type="float" office:value="1.69" calcext:value-type="float">
            <text:p>1,69</text:p>
          </table:table-cell>
          <table:table-cell office:value-type="float" office:value="1.256" calcext:value-type="float">
            <text:p>1,256</text:p>
          </table:table-cell>
          <table:table-cell office:value-type="float" office:value="0.812" calcext:value-type="float">
            <text:p>0,812</text:p>
          </table:table-cell>
          <table:table-cell office:value-type="float" office:value="0.374" calcext:value-type="float">
            <text:p>0,374</text:p>
          </table:table-cell>
          <table:table-cell office:value-type="float" office:value="3.703" calcext:value-type="float">
            <text:p>3,703</text:p>
          </table:table-cell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table:formula="of:=[.M15]" office:value-type="float" office:value="28.122" calcext:value-type="float">
            <text:p>28,122</text:p>
          </table:table-cell>
          <table:table-cell office:value-type="float" office:value="16.226" calcext:value-type="float">
            <text:p>16,226</text:p>
          </table:table-cell>
          <table:table-cell table:number-columns-repeated="5"/>
          <table:table-cell table:style-name="ce17" office:value-type="float" office:value="4.808" calcext:value-type="float">
            <text:p>4,808</text:p>
          </table:table-cell>
          <table:table-cell office:value-type="float" office:value="3.365" calcext:value-type="float">
            <text:p>3,365</text:p>
          </table:table-cell>
          <table:table-cell office:value-type="float" office:value="2.77" calcext:value-type="float">
            <text:p>2,77</text:p>
          </table:table-cell>
          <table:table-cell office:value-type="float" office:value="2.413" calcext:value-type="float">
            <text:p>2,413</text:p>
          </table:table-cell>
          <table:table-cell office:value-type="float" office:value="2.17" calcext:value-type="float">
            <text:p>2,17</text:p>
          </table:table-cell>
          <table:table-cell office:value-type="float" office:value="1.989" calcext:value-type="float">
            <text:p>1,989</text:p>
          </table:table-cell>
          <table:table-cell table:formula="of:=1.845" office:value-type="float" office:value="1.845" calcext:value-type="float">
            <text:p>1,845</text:p>
          </table:table-cell>
          <table:table-cell office:value-type="float" office:value="1.721" calcext:value-type="float">
            <text:p>1,721</text:p>
          </table:table-cell>
          <table:table-cell office:value-type="float" office:value="1.601" calcext:value-type="float">
            <text:p>1,601</text:p>
          </table:table-cell>
          <table:table-cell office:value-type="float" office:value="1.466" calcext:value-type="float">
            <text:p>1,466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,04</text:p>
          </table:table-cell>
          <table:table-cell table:formula="of:=[.N15]" office:value-type="float" office:value="27.66" calcext:value-type="float">
            <text:p>27,66</text:p>
          </table:table-cell>
          <table:table-cell table:style-name="Default" office:value-type="float" office:value="16.493" calcext:value-type="float">
            <text:p>16,493</text:p>
          </table:table-cell>
          <table:table-cell/>
          <table:table-cell table:style-name="Default"/>
          <table:table-cell table:number-columns-repeated="3"/>
          <table:table-cell table:style-name="ce17" office:value-type="float" office:value="2.509" calcext:value-type="float">
            <text:p>2,509</text:p>
          </table:table-cell>
          <table:table-cell table:style-name="ce17" office:value-type="float" office:value="2.794" calcext:value-type="float">
            <text:p>2,794</text:p>
          </table:table-cell>
          <table:table-cell office:value-type="float" office:value="2.977" calcext:value-type="float">
            <text:p>2,977</text:p>
          </table:table-cell>
          <table:table-cell office:value-type="float" office:value="3.123" calcext:value-type="float">
            <text:p>3,123</text:p>
          </table:table-cell>
          <table:table-cell office:value-type="float" office:value="3.239" calcext:value-type="float">
            <text:p>3,239</text:p>
          </table:table-cell>
          <table:table-cell office:value-type="float" office:value="3.342" calcext:value-type="float">
            <text:p>3,342</text:p>
          </table:table-cell>
          <table:table-cell table:formula="of:=3.434" office:value-type="float" office:value="3.434" calcext:value-type="float">
            <text:p>3,434</text:p>
          </table:table-cell>
          <table:table-cell office:value-type="float" office:value="3.515" calcext:value-type="float">
            <text:p>3,515</text:p>
          </table:table-cell>
          <table:table-cell office:value-type="float" office:value="3.587" calcext:value-type="float">
            <text:p>3,5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,05</text:p>
          </table:table-cell>
          <table:table-cell table:formula="of:=[.O15]" office:value-type="float" office:value="27.248" calcext:value-type="float">
            <text:p>27,248</text:p>
          </table:table-cell>
          <table:table-cell office:value-type="float" office:value="16.727" calcext:value-type="float">
            <text:p>16,727</text:p>
          </table:table-cell>
          <table:table-cell table:number-columns-repeated="5"/>
          <table:table-cell table:style-name="ce17" table:formula="of:=SUM([.J10:.J14])" office:value-type="float" office:value="30.493" calcext:value-type="float">
            <text:p>30,493</text:p>
          </table:table-cell>
          <table:table-cell table:style-name="ce17" table:formula="of:=SUM([.K10:.K14])" office:value-type="float" office:value="29.349" calcext:value-type="float">
            <text:p>29,349</text:p>
          </table:table-cell>
          <table:table-cell table:style-name="ce17" table:formula="of:=SUM([.L10:.L14])" office:value-type="float" office:value="28.657" calcext:value-type="float">
            <text:p>28,657</text:p>
          </table:table-cell>
          <table:table-cell table:style-name="ce17" table:formula="of:=SUM([.M10:.M14])" office:value-type="float" office:value="28.122" calcext:value-type="float">
            <text:p>28,122</text:p>
          </table:table-cell>
          <table:table-cell table:style-name="ce17" table:formula="of:=SUM([.N10:.N14])" office:value-type="float" office:value="27.66" calcext:value-type="float">
            <text:p>27,66</text:p>
          </table:table-cell>
          <table:table-cell table:style-name="ce17" table:formula="of:=SUM([.O10:.O14])" office:value-type="float" office:value="27.248" calcext:value-type="float">
            <text:p>27,248</text:p>
          </table:table-cell>
          <table:table-cell table:style-name="ce17" table:formula="of:=SUM([.P10:.P14])" office:value-type="float" office:value="26.873" calcext:value-type="float">
            <text:p>26,873</text:p>
          </table:table-cell>
          <table:table-cell table:style-name="ce17" table:formula="of:=SUM([.Q10:.Q14])" office:value-type="float" office:value="26.534" calcext:value-type="float">
            <text:p>26,534</text:p>
          </table:table-cell>
          <table:table-cell table:style-name="ce17" table:formula="of:=SUM([.R10:.R14])" office:value-type="float" office:value="26.236" calcext:value-type="float">
            <text:p>26,236</text:p>
          </table:table-cell>
          <table:table-cell table:style-name="ce17" table:formula="of:=SUM([.S10:.S14])" office:value-type="float" office:value="25.996" calcext:value-type="float">
            <text:p>25,996</text:p>
          </table:table-cell>
          <table:table-cell table:style-name="ce17" table:formula="of:=SUM([.T10:.T14])" office:value-type="float" office:value="25.838" calcext:value-type="float">
            <text:p>25,838</text:p>
          </table:table-cell>
        </table:table-row>
        <table:table-row table:style-name="ro4">
          <table:table-cell/>
          <table:table-cell office:value-type="float" office:value="0.06" calcext:value-type="float">
            <text:p>0,06</text:p>
          </table:table-cell>
          <table:table-cell table:formula="of:=[.P15]" office:value-type="float" office:value="26.873" calcext:value-type="float">
            <text:p>26,873</text:p>
          </table:table-cell>
          <table:table-cell office:value-type="float" office:value="16.931" calcext:value-type="float">
            <text:p>16,931</text:p>
          </table:table-cell>
          <table:table-cell table:number-columns-repeated="2"/>
          <table:table-cell table:style-name="ce17"/>
          <table:table-cell table:number-columns-repeated="13"/>
        </table:table-row>
        <table:table-row table:style-name="ro4">
          <table:table-cell/>
          <table:table-cell office:value-type="float" office:value="0.07" calcext:value-type="float">
            <text:p>0,07</text:p>
          </table:table-cell>
          <table:table-cell table:formula="of:=[.Q15]" office:value-type="float" office:value="26.534" calcext:value-type="float">
            <text:p>26,534</text:p>
          </table:table-cell>
          <table:table-cell table:style-name="ce9" office:value-type="float" office:value="17.107" calcext:value-type="float">
            <text:p>17,10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8" calcext:value-type="float">
            <text:p>0,08</text:p>
          </table:table-cell>
          <table:table-cell table:formula="of:=[.R15]" office:value-type="float" office:value="26.236" calcext:value-type="float">
            <text:p>26,236</text:p>
          </table:table-cell>
          <table:table-cell table:style-name="ce9" office:value-type="float" office:value="17.255" calcext:value-type="float">
            <text:p>17,255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9" calcext:value-type="float">
            <text:p>0,09</text:p>
          </table:table-cell>
          <table:table-cell table:formula="of:=[.S15]" office:value-type="float" office:value="25.996" calcext:value-type="float">
            <text:p>25,996</text:p>
          </table:table-cell>
          <table:table-cell table:style-name="ce118" office:value-type="float" office:value="17.377" calcext:value-type="float">
            <text:p>17,377</text:p>
          </table:table-cell>
          <table:table-cell table:style-name="ce19"/>
          <table:table-cell table:style-name="ce9"/>
          <table:table-cell table:number-columns-repeated="14"/>
        </table:table-row>
        <table:table-row table:style-name="ro4">
          <table:table-cell/>
          <table:table-cell table:style-name="ce26" office:value-type="float" office:value="0.1" calcext:value-type="float">
            <text:p>0,1</text:p>
          </table:table-cell>
          <table:table-cell table:style-name="ce34" table:formula="of:=[.T15]" office:value-type="float" office:value="25.838" calcext:value-type="float">
            <text:p>25,838</text:p>
          </table:table-cell>
          <table:table-cell table:style-name="ce119" office:value-type="float" office:value="17.449" calcext:value-type="float">
            <text:p>17,449</text:p>
          </table:table-cell>
          <table:table-cell table:style-name="ce19"/>
          <table:table-cell table:style-name="ce9"/>
          <table:table-cell table:number-columns-repeated="14"/>
        </table:table-row>
      </table:table>
      <table:table table:name="Belsofalsarok-szigeteles" table:style-name="ta1">
        <table:shapes>
          <draw:frame draw:z-index="0" draw:style-name="gr1" draw:text-style-name="P1" svg:width="16.008cm" svg:height="8.987cm" svg:x="0.38cm" svg:y="10.919cm">
            <draw:object draw:notify-on-update-of-ranges="'Belsofalsarok-szigeteles'.B11:'Belsofalsarok-szigeteles'.B21 'Belsofalsarok-szigeteles'.C7:'Belsofalsarok-szigeteles'.C8 'Belsofalsarok-szigeteles'.C11:'Belsofalsarok-szigeteles'.C21 'Belsofalsarok-szigeteles'.B11:'Belsofalsarok-szigeteles'.B21 'Belsofalsarok-szigeteles'.E8:'Belsofalsarok-szigeteles'.E8 'Belsofalsarok-szigeteles'.E11:'Belsofalsarok-szigeteles'.E21 'Belsofalsarok-szigeteles'.B11:'Belsofalsarok-szigeteles'.B21 'Belsofalsarok-szigeteles'.G8:'Belsofalsarok-szigeteles'.G8 'Belsofalsarok-szigeteles'.G11:'Belsofalsarok-szigeteles'.G2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6.007cm" svg:height="8.838cm" svg:x="16.311cm" svg:y="11.061cm">
            <draw:object draw:notify-on-update-of-ranges="'Belsofalsarok-szigeteles'.B11:'Belsofalsarok-szigeteles'.B21 'Belsofalsarok-szigeteles'.C7:'Belsofalsarok-szigeteles'.C8 'Belsofalsarok-szigeteles'.D11:'Belsofalsarok-szigeteles'.D21 'Belsofalsarok-szigeteles'.B11:'Belsofalsarok-szigeteles'.B21 'Belsofalsarok-szigeteles'.E7:'Belsofalsarok-szigeteles'.E8 'Belsofalsarok-szigeteles'.F11:'Belsofalsarok-szigeteles'.F21 'Belsofalsarok-szigeteles'.B11:'Belsofalsarok-szigeteles'.B21 'Belsofalsarok-szigeteles'.G7:'Belsofalsarok-szigeteles'.G8 'Belsofalsarok-szigeteles'.H11:'Belsofalsarok-szigeteles'.H2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6.007cm" svg:height="8.994cm" svg:x="0.535cm" svg:y="20.87cm">
            <draw:object draw:notify-on-update-of-ranges="'Belsofalsarok-szigeteles'.N70:'Belsofalsarok-szigeteles'.N369 'Belsofalsarok-szigeteles'.A70:'Belsofalsarok-szigeteles'.A369 'Belsofalsarok-szigeteles'.A69:'Belsofalsarok-szigeteles'.A69 'Belsofalsarok-szigeteles'.B70:'Belsofalsarok-szigeteles'.B369 'Belsofalsarok-szigeteles'.D68:'Belsofalsarok-szigeteles'.D68 'Belsofalsarok-szigeteles'.E70:'Belsofalsarok-szigeteles'.E369 'Belsofalsarok-szigeteles'.D70:'Belsofalsarok-szigeteles'.D369 'Belsofalsarok-szigeteles'.G68:'Belsofalsarok-szigeteles'.G68 'Belsofalsarok-szigeteles'.N70:'Belsofalsarok-szigeteles'.N369 'Belsofalsarok-szigeteles'.G70:'Belsofalsarok-szigeteles'.G369 'Belsofalsarok-szigeteles'.P68:'Belsofalsarok-szigeteles'.P68 'Belsofalsarok-szigeteles'.Q70:'Belsofalsarok-szigeteles'.Q369 'Belsofalsarok-szigeteles'.P70:'Belsofalsarok-szigeteles'.P3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6.957cm" svg:y="20.803cm">
            <draw:object draw:notify-on-update-of-ranges="'Belsofalsarok-szigeteles'.N69:'Belsofalsarok-szigeteles'.N69 'Belsofalsarok-szigeteles'.N70:'Belsofalsarok-szigeteles'.N369 'Belsofalsarok-szigeteles'.G70:'Belsofalsarok-szigeteles'.G369 'Belsofalsarok-szigeteles'.M69:'Belsofalsarok-szigeteles'.M69 'Belsofalsarok-szigeteles'.N70:'Belsofalsarok-szigeteles'.N369 'Belsofalsarok-szigeteles'.G70:'Belsofalsarok-szigeteles'.G369 'Belsofalsarok-szigeteles'.L69:'Belsofalsarok-szigeteles'.L69 'Belsofalsarok-szigeteles'.L70:'Belsofalsarok-szigeteles'.L369 'Belsofalsarok-szigeteles'.G70:'Belsofalsarok-szigeteles'.G369 'Belsofalsarok-szigeteles'.K69:'Belsofalsarok-szigeteles'.K69 'Belsofalsarok-szigeteles'.K70:'Belsofalsarok-szigeteles'.K369 'Belsofalsarok-szigeteles'.G70:'Belsofalsarok-szigeteles'.G369 'Belsofalsarok-szigeteles'.J69:'Belsofalsarok-szigeteles'.J69 'Belsofalsarok-szigeteles'.J70:'Belsofalsarok-szigeteles'.J369 'Belsofalsarok-szigeteles'.G70:'Belsofalsarok-szigeteles'.G369 'Belsofalsarok-szigeteles'.I69:'Belsofalsarok-szigeteles'.I69 'Belsofalsarok-szigeteles'.I70:'Belsofalsarok-szigeteles'.I369 'Belsofalsarok-szigeteles'.G70:'Belsofalsarok-szigeteles'.G369 'Belsofalsarok-szigeteles'.H69:'Belsofalsarok-szigeteles'.H69 'Belsofalsarok-szigeteles'.H70:'Belsofalsarok-szigeteles'.H369 'Belsofalsarok-szigeteles'.G70:'Belsofalsarok-szigeteles'.G369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4">
          <table:table-cell table:number-columns-repeated="17"/>
        </table:table-row>
        <table:table-row table:style-name="ro2">
          <table:table-cell/>
          <table:table-cell table:style-name="ce123" office:value-type="string" calcext:value-type="string">
            <text:p>Belső falsarok hőszigetelése</text:p>
          </table:table-cell>
          <table:table-cell table:number-columns-repeated="15"/>
        </table:table-row>
        <table:table-row table:style-name="ro4">
          <table:table-cell table:number-columns-repeated="17"/>
        </table:table-row>
        <table:table-row table:style-name="ro8">
          <table:table-cell/>
          <table:table-cell table:style-name="ce124" office:value-type="string" calcext:value-type="string">
            <text:p><text:span text:style-name="T5">λ</text:span><text:span text:style-name="T6">fal</text:span></text:p>
          </table:table-cell>
          <table:table-cell table:style-name="ce131" office:value-type="string" calcext:value-type="string">
            <text:p><text:span text:style-name="T5">λ</text:span><text:span text:style-name="T6">szigeteles</text:span></text:p>
          </table:table-cell>
          <table:table-cell table:style-name="ce28" table:number-columns-repeated="4"/>
          <table:table-cell table:style-name="ce50"/>
          <table:table-cell table:style-name="ce145"/>
          <table:table-cell table:number-columns-repeated="8"/>
        </table:table-row>
        <table:table-row table:style-name="ro4">
          <table:table-cell/>
          <table:table-cell table:style-name="ce58" office:value-type="string" calcext:value-type="string">
            <text:p>[W/mK]</text:p>
          </table:table-cell>
          <table:table-cell table:style-name="ce112" office:value-type="string" calcext:value-type="string">
            <text:p>[W/mK]</text:p>
          </table:table-cell>
          <table:table-cell/>
          <table:table-cell table:style-name="ce17" table:number-columns-repeated="2"/>
          <table:table-cell/>
          <table:table-cell table:style-name="ce106"/>
          <table:table-cell table:number-columns-repeated="9"/>
        </table:table-row>
        <table:table-row table:style-name="ro4">
          <table:table-cell/>
          <table:table-cell table:style-name="ce107" office:value-type="float" office:value="0.3" calcext:value-type="float">
            <text:p>0,3</text:p>
          </table:table-cell>
          <table:table-cell table:style-name="ce81" office:value-type="float" office:value="0.04" calcext:value-type="float">
            <text:p>0,04</text:p>
          </table:table-cell>
          <table:table-cell table:style-name="ce70"/>
          <table:table-cell table:style-name="ce81" table:number-columns-repeated="2"/>
          <table:table-cell table:style-name="ce70"/>
          <table:table-cell table:style-name="ce54"/>
          <table:table-cell table:number-columns-repeated="9"/>
        </table:table-row>
        <table:table-row table:style-name="ro8">
          <table:table-cell/>
          <table:table-cell table:style-name="ce125" office:value-type="string" calcext:value-type="string" table:number-columns-spanned="1" table:number-rows-spanned="4">
            <text:p><text:span text:style-name="T14">d</text:span><text:span text:style-name="T15">szigeteles</text:span><text:span text:style-name="T16"> </text:span></text:p>
            <text:p><text:span text:style-name="T16">[m]</text:span></text:p>
          </table:table-cell>
          <table:table-cell table:style-name="ce132" office:value-type="string" calcext:value-type="string" table:number-columns-spanned="6" table:number-rows-spanned="1">
            <text:p><text:span text:style-name="T5">l</text:span><text:span text:style-name="T6">szigeteles</text:span><text:span text:style-name="T17"> </text:span><text:span text:style-name="T18">[m]</text:span></text:p>
          </table:table-cell>
          <table:covered-table-cell table:style-name="ce137"/>
          <table:covered-table-cell table:style-name="ce143"/>
          <table:covered-table-cell table:style-name="ce137"/>
          <table:covered-table-cell table:style-name="ce143"/>
          <table:covered-table-cell table:style-name="ce144"/>
          <table:table-cell table:number-columns-repeated="9"/>
        </table:table-row>
        <table:table-row table:style-name="ro4">
          <table:table-cell/>
          <table:covered-table-cell table:style-name="ce126"/>
          <table:table-cell table:style-name="ce133" office:value-type="float" office:value="0.1" calcext:value-type="float" table:number-columns-spanned="2" table:number-rows-spanned="1">
            <text:p>0,1</text:p>
          </table:table-cell>
          <table:covered-table-cell table:style-name="ce138"/>
          <table:table-cell table:style-name="ce133" office:value-type="float" office:value="0.2" calcext:value-type="float" table:number-columns-spanned="2" table:number-rows-spanned="1">
            <text:p>0,2</text:p>
          </table:table-cell>
          <table:covered-table-cell table:style-name="ce138"/>
          <table:table-cell table:style-name="ce133" office:value-type="float" office:value="0.3" calcext:value-type="float" table:number-columns-spanned="2" table:number-rows-spanned="1">
            <text:p>0,3</text:p>
          </table:table-cell>
          <table:covered-table-cell table:style-name="ce138"/>
          <table:table-cell table:number-columns-repeated="9"/>
        </table:table-row>
        <table:table-row table:style-name="ro12">
          <table:table-cell/>
          <table:covered-table-cell table:style-name="ce127"/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style-name="ce113" office:value-type="string" calcext:value-type="string">
            <text:p>Q<text:span text:style-name="T11">i</text:span></text:p>
          </table:table-cell>
          <table:table-cell table:style-name="ce139" office:value-type="string" calcext:value-type="string">
            <text:p>T<text:span text:style-name="T11">i</text:span></text:p>
          </table:table-cell>
          <table:table-cell table:number-columns-repeated="9"/>
        </table:table-row>
        <table:table-row table:style-name="ro4">
          <table:table-cell/>
          <table:covered-table-cell table:style-name="ce128"/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style-name="ce114" office:value-type="string" calcext:value-type="string">
            <text:p>[W]</text:p>
          </table:table-cell>
          <table:table-cell table:style-name="ce39" office:value-type="string" calcext:value-type="string">
            <text:p>[<text:span text:style-name="T7">ºC]</text:span>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" calcext:value-type="float">
            <text:p>0</text:p>
          </table:table-cell>
          <table:table-cell table:style-name="ce134" table:formula="of:=2*14.419" office:value-type="float" office:value="28.838" calcext:value-type="float">
            <text:p>28,838</text:p>
          </table:table-cell>
          <table:table-cell table:style-name="ce140" office:value-type="float" office:value="14.321" calcext:value-type="float">
            <text:p>14,321</text:p>
          </table:table-cell>
          <table:table-cell table:style-name="ce134" table:formula="of:=[.C11]" office:value-type="float" office:value="28.838" calcext:value-type="float">
            <text:p>28,838</text:p>
          </table:table-cell>
          <table:table-cell table:style-name="ce140" table:formula="of:=[.D11]" office:value-type="float" office:value="14.321" calcext:value-type="float">
            <text:p>14,321</text:p>
          </table:table-cell>
          <table:table-cell table:style-name="ce134" table:formula="of:=[.C11]" office:value-type="float" office:value="28.838" calcext:value-type="float">
            <text:p>28,838</text:p>
          </table:table-cell>
          <table:table-cell table:style-name="ce140" table:formula="of:=[.D11]" office:value-type="float" office:value="14.321" calcext:value-type="float">
            <text:p>14,321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.01" calcext:value-type="float">
            <text:p>0,01</text:p>
          </table:table-cell>
          <table:table-cell table:style-name="ce134" table:formula="of:=2*13.963" office:value-type="float" office:value="27.926" calcext:value-type="float">
            <text:p>27,926</text:p>
          </table:table-cell>
          <table:table-cell table:style-name="ce140" office:value-type="float" office:value="15.282" calcext:value-type="float">
            <text:p>15,282</text:p>
          </table:table-cell>
          <table:table-cell table:style-name="ce134" table:formula="of:=2*13.382" office:value-type="float" office:value="26.764" calcext:value-type="float">
            <text:p>26,764</text:p>
          </table:table-cell>
          <table:table-cell table:style-name="ce140" office:value-type="float" office:value="15.058" calcext:value-type="float">
            <text:p>15,058</text:p>
          </table:table-cell>
          <table:table-cell table:style-name="ce134" table:formula="of:=2*13.006" office:value-type="float" office:value="26.012" calcext:value-type="float">
            <text:p>26,012</text:p>
          </table:table-cell>
          <table:table-cell table:style-name="ce140" office:value-type="float" office:value="14.982" calcext:value-type="float">
            <text:p>14,982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.02" calcext:value-type="float">
            <text:p>0,02</text:p>
          </table:table-cell>
          <table:table-cell table:style-name="ce134" table:formula="of:=2*13.614" office:value-type="float" office:value="27.228" calcext:value-type="float">
            <text:p>27,228</text:p>
          </table:table-cell>
          <table:table-cell table:style-name="ce140" office:value-type="float" office:value="15.968" calcext:value-type="float">
            <text:p>15,968</text:p>
          </table:table-cell>
          <table:table-cell table:style-name="ce134" table:formula="of:=2*12.937" office:value-type="float" office:value="25.874" calcext:value-type="float">
            <text:p>25,874</text:p>
          </table:table-cell>
          <table:table-cell table:style-name="ce140" office:value-type="float" office:value="15.658" calcext:value-type="float">
            <text:p>15,658</text:p>
          </table:table-cell>
          <table:table-cell table:style-name="ce134" table:formula="of:=2*12.33" office:value-type="float" office:value="24.66" calcext:value-type="float">
            <text:p>24,66</text:p>
          </table:table-cell>
          <table:table-cell table:style-name="ce140" office:value-type="float" office:value="15.538" calcext:value-type="float">
            <text:p>15,538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.03" calcext:value-type="float">
            <text:p>0,03</text:p>
          </table:table-cell>
          <table:table-cell table:style-name="ce134" table:formula="of:=2*13.377" office:value-type="float" office:value="26.754" calcext:value-type="float">
            <text:p>26,754</text:p>
          </table:table-cell>
          <table:table-cell table:style-name="ce140" office:value-type="float" office:value="16.412" calcext:value-type="float">
            <text:p>16,412</text:p>
          </table:table-cell>
          <table:table-cell table:style-name="ce134" table:formula="of:=2*12.491" office:value-type="float" office:value="24.982" calcext:value-type="float">
            <text:p>24,982</text:p>
          </table:table-cell>
          <table:table-cell table:style-name="ce140" office:value-type="float" office:value="16.088" calcext:value-type="float">
            <text:p>16,088</text:p>
          </table:table-cell>
          <table:table-cell table:style-name="ce134" table:formula="of:=2*11.679" office:value-type="float" office:value="23.358" calcext:value-type="float">
            <text:p>23,358</text:p>
          </table:table-cell>
          <table:table-cell table:style-name="ce140" office:value-type="float" office:value="15.955" calcext:value-type="float">
            <text:p>15,955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.04" calcext:value-type="float">
            <text:p>0,04</text:p>
          </table:table-cell>
          <table:table-cell table:style-name="ce134" table:formula="of:=2*13.191" office:value-type="float" office:value="26.382" calcext:value-type="float">
            <text:p>26,382</text:p>
          </table:table-cell>
          <table:table-cell table:style-name="ce140" office:value-type="float" office:value="16.727" calcext:value-type="float">
            <text:p>16,727</text:p>
          </table:table-cell>
          <table:table-cell table:style-name="ce134" table:formula="of:=2*12.153" office:value-type="float" office:value="24.306" calcext:value-type="float">
            <text:p>24,306</text:p>
          </table:table-cell>
          <table:table-cell table:style-name="ce140" office:value-type="float" office:value="16.414" calcext:value-type="float">
            <text:p>16,414</text:p>
          </table:table-cell>
          <table:table-cell table:style-name="ce134" table:formula="of:=2*11.186" office:value-type="float" office:value="22.372" calcext:value-type="float">
            <text:p>22,372</text:p>
          </table:table-cell>
          <table:table-cell table:style-name="ce140" office:value-type="float" office:value="16.282" calcext:value-type="float">
            <text:p>16,282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.05" calcext:value-type="float">
            <text:p>0,05</text:p>
          </table:table-cell>
          <table:table-cell table:style-name="ce134" table:formula="of:=2*13.033" office:value-type="float" office:value="26.066" calcext:value-type="float">
            <text:p>26,066</text:p>
          </table:table-cell>
          <table:table-cell table:style-name="ce140" office:value-type="float" office:value="16.965" calcext:value-type="float">
            <text:p>16,965</text:p>
          </table:table-cell>
          <table:table-cell table:style-name="ce134" table:formula="of:=2*11.88" office:value-type="float" office:value="23.76" calcext:value-type="float">
            <text:p>23,76</text:p>
          </table:table-cell>
          <table:table-cell table:style-name="ce140" office:value-type="float" office:value="16.671" calcext:value-type="float">
            <text:p>16,671</text:p>
          </table:table-cell>
          <table:table-cell table:style-name="ce134" table:formula="of:=2*10.792" office:value-type="float" office:value="21.584" calcext:value-type="float">
            <text:p>21,584</text:p>
          </table:table-cell>
          <table:table-cell table:style-name="ce140" office:value-type="float" office:value="16.545" calcext:value-type="float">
            <text:p>16,545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.06" calcext:value-type="float">
            <text:p>0,06</text:p>
          </table:table-cell>
          <table:table-cell table:style-name="ce134" table:formula="of:=2*12.894" office:value-type="float" office:value="25.788" calcext:value-type="float">
            <text:p>25,788</text:p>
          </table:table-cell>
          <table:table-cell table:style-name="ce140" office:value-type="float" office:value="17.153" calcext:value-type="float">
            <text:p>17,153</text:p>
          </table:table-cell>
          <table:table-cell table:style-name="ce134" table:formula="of:=2*11.649" office:value-type="float" office:value="23.298" calcext:value-type="float">
            <text:p>23,298</text:p>
          </table:table-cell>
          <table:table-cell table:style-name="ce140" office:value-type="float" office:value="16.88" calcext:value-type="float">
            <text:p>16,88</text:p>
          </table:table-cell>
          <table:table-cell table:style-name="ce134" table:formula="of:=2*10.465" office:value-type="float" office:value="20.93" calcext:value-type="float">
            <text:p>20,93</text:p>
          </table:table-cell>
          <table:table-cell table:style-name="ce140" office:value-type="float" office:value="16.762" calcext:value-type="float">
            <text:p>16,762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.07" calcext:value-type="float">
            <text:p>0,07</text:p>
          </table:table-cell>
          <table:table-cell table:style-name="ce134" table:formula="of:=2*12.767" office:value-type="float" office:value="25.534" calcext:value-type="float">
            <text:p>25,534</text:p>
          </table:table-cell>
          <table:table-cell table:style-name="ce140" office:value-type="float" office:value="17.307" calcext:value-type="float">
            <text:p>17,307</text:p>
          </table:table-cell>
          <table:table-cell table:style-name="ce33" table:formula="of:=2*11.363" office:value-type="float" office:value="22.726" calcext:value-type="float">
            <text:p>22,726</text:p>
          </table:table-cell>
          <table:table-cell table:style-name="ce141" office:value-type="float" office:value="16.903" calcext:value-type="float">
            <text:p>16,903</text:p>
          </table:table-cell>
          <table:table-cell table:style-name="ce134" table:formula="of:=2*10.186" office:value-type="float" office:value="20.372" calcext:value-type="float">
            <text:p>20,372</text:p>
          </table:table-cell>
          <table:table-cell table:style-name="ce140" office:value-type="float" office:value="16.946" calcext:value-type="float">
            <text:p>16,946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.08" calcext:value-type="float">
            <text:p>0,08</text:p>
          </table:table-cell>
          <table:table-cell table:style-name="ce135" table:formula="of:=2*12.57" office:value-type="float" office:value="25.14" calcext:value-type="float">
            <text:p>25,14</text:p>
          </table:table-cell>
          <table:table-cell table:style-name="ce106" office:value-type="float" office:value="17.302" calcext:value-type="float">
            <text:p>17,302</text:p>
          </table:table-cell>
          <table:table-cell table:style-name="ce33" table:formula="of:=2*11.189" office:value-type="float" office:value="22.378" calcext:value-type="float">
            <text:p>22,378</text:p>
          </table:table-cell>
          <table:table-cell table:style-name="ce141" office:value-type="float" office:value="17.056" calcext:value-type="float">
            <text:p>17,056</text:p>
          </table:table-cell>
          <table:table-cell table:style-name="ce33" table:formula="of:=2*9.859" office:value-type="float" office:value="19.718" calcext:value-type="float">
            <text:p>19,718</text:p>
          </table:table-cell>
          <table:table-cell table:style-name="ce141" office:value-type="float" office:value="16.95" calcext:value-type="float">
            <text:p>16,95</text:p>
          </table:table-cell>
          <table:table-cell table:number-columns-repeated="9"/>
        </table:table-row>
        <table:table-row table:style-name="ro4">
          <table:table-cell/>
          <table:table-cell table:style-name="ce129" office:value-type="float" office:value="0.09" calcext:value-type="float">
            <text:p>0,09</text:p>
          </table:table-cell>
          <table:table-cell table:style-name="ce33" table:formula="of:=2*12.463" office:value-type="float" office:value="24.926" calcext:value-type="float">
            <text:p>24,926</text:p>
          </table:table-cell>
          <table:table-cell table:style-name="ce141" office:value-type="float" office:value="17.415" calcext:value-type="float">
            <text:p>17,415</text:p>
          </table:table-cell>
          <table:table-cell table:style-name="ce33" table:formula="of:=2*11.033" office:value-type="float" office:value="22.066" calcext:value-type="float">
            <text:p>22,066</text:p>
          </table:table-cell>
          <table:table-cell table:style-name="ce141" office:value-type="float" office:value="17.188" calcext:value-type="float">
            <text:p>17,188</text:p>
          </table:table-cell>
          <table:table-cell table:style-name="ce33" table:formula="of:=2*9.649" office:value-type="float" office:value="19.298" calcext:value-type="float">
            <text:p>19,298</text:p>
          </table:table-cell>
          <table:table-cell table:style-name="ce141" office:value-type="float" office:value="17.092" calcext:value-type="float">
            <text:p>17,092</text:p>
          </table:table-cell>
          <table:table-cell table:number-columns-repeated="9"/>
        </table:table-row>
        <table:table-row table:style-name="ro4">
          <table:table-cell/>
          <table:table-cell table:style-name="ce130" office:value-type="float" office:value="0.1" calcext:value-type="float">
            <text:p>0,1</text:p>
          </table:table-cell>
          <table:table-cell table:style-name="ce136" table:formula="of:=2*12.442" office:value-type="float" office:value="24.884" calcext:value-type="float">
            <text:p>24,884</text:p>
          </table:table-cell>
          <table:table-cell table:style-name="ce142" office:value-type="float" office:value="17.642" calcext:value-type="float">
            <text:p>17,642</text:p>
          </table:table-cell>
          <table:table-cell table:style-name="ce34" table:formula="of:=2*10.967" office:value-type="float" office:value="21.934" calcext:value-type="float">
            <text:p>21,934</text:p>
          </table:table-cell>
          <table:table-cell table:style-name="ce142" office:value-type="float" office:value="17.445" calcext:value-type="float">
            <text:p>17,445</text:p>
          </table:table-cell>
          <table:table-cell table:style-name="ce34" table:formula="of:=2*9.46" office:value-type="float" office:value="18.92" calcext:value-type="float">
            <text:p>18,92</text:p>
          </table:table-cell>
          <table:table-cell table:style-name="ce142" office:value-type="float" office:value="17.362" calcext:value-type="float">
            <text:p>17,362</text:p>
          </table:table-cell>
          <table:table-cell table:number-columns-repeated="9"/>
        </table:table-row>
        <table:table-row table:style-name="ro4" table:number-rows-repeated="46"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=10 [cm]</text:p>
          </table:table-cell>
          <table:table-cell table:number-columns-repeated="2"/>
          <table:table-cell office:value-type="string" calcext:value-type="string">
            <text:p>l=20 [cm]</text:p>
          </table:table-cell>
          <table:table-cell table:number-columns-repeated="8"/>
          <table:table-cell office:value-type="string" calcext:value-type="string">
            <text:p>l=30 [cm]</text:p>
          </table:table-cell>
          <table:table-cell/>
        </table:table-row>
        <table:table-row table:style-name="ro4">
          <table:table-cell table:style-name="ce17" office:value-type="string" calcext:value-type="string">
            <text:p>d=0 [cm]</text:p>
          </table:table-cell>
          <table:table-cell table:style-name="ce17"/>
          <table:table-cell/>
          <table:table-cell office:value-type="string" calcext:value-type="string">
            <text:p>d=10 [cm]</text:p>
          </table:table-cell>
          <table:table-cell table:number-columns-repeated="3"/>
          <table:table-cell office:value-type="string" calcext:value-type="string">
            <text:p>d=1 [cm]</text:p>
          </table:table-cell>
          <table:table-cell office:value-type="string" calcext:value-type="string">
            <text:p>d=2 [cm]</text:p>
          </table:table-cell>
          <table:table-cell office:value-type="string" calcext:value-type="string">
            <text:p>d=3 [cm]</text:p>
          </table:table-cell>
          <table:table-cell office:value-type="string" calcext:value-type="string">
            <text:p>d=4 [cm]</text:p>
          </table:table-cell>
          <table:table-cell office:value-type="string" calcext:value-type="string">
            <text:p>d=5 [cm]</text:p>
          </table:table-cell>
          <table:table-cell office:value-type="string" calcext:value-type="string">
            <text:p>d=6 [cm]</text:p>
          </table:table-cell>
          <table:table-cell office:value-type="string" calcext:value-type="string">
            <text:p>d=10 [cm]</text:p>
          </table:table-cell>
          <table:table-cell/>
          <table:table-cell office:value-type="string" calcext:value-type="string">
            <text:p>d=10 [cm]</text:p>
          </table:table-cell>
          <table:table-cell/>
        </table:table-row>
        <table:table-row table:style-name="ro4">
          <table:table-cell office:value-type="float" office:value="0.301" calcext:value-type="float">
            <text:p>0,301</text:p>
          </table:table-cell>
          <table:table-cell office:value-type="float" office:value="14.3208835041821" calcext:value-type="float">
            <text:p>14,3208835042</text:p>
          </table:table-cell>
          <table:table-cell/>
          <table:table-cell office:value-type="float" office:value="0.301" calcext:value-type="float">
            <text:p>0,301</text:p>
          </table:table-cell>
          <table:table-cell office:value-type="float" office:value="17.6417941325404" calcext:value-type="float">
            <text:p>17,6417941325</text:p>
          </table:table-cell>
          <table:table-cell/>
          <table:table-cell office:value-type="float" office:value="0.301" calcext:value-type="float">
            <text:p>0,301</text:p>
          </table:table-cell>
          <table:table-cell office:value-type="float" office:value="15.0583043064046" calcext:value-type="float">
            <text:p>15,0583043064</text:p>
          </table:table-cell>
          <table:table-cell office:value-type="float" office:value="15.6578352505519" calcext:value-type="float">
            <text:p>15,6578352506</text:p>
          </table:table-cell>
          <table:table-cell office:value-type="float" office:value="16.088471635002" calcext:value-type="float">
            <text:p>16,088471635</text:p>
          </table:table-cell>
          <table:table-cell office:value-type="float" office:value="16.4142082986936" calcext:value-type="float">
            <text:p>16,4142082987</text:p>
          </table:table-cell>
          <table:table-cell office:value-type="float" office:value="16.6708861321844" calcext:value-type="float">
            <text:p>16,6708861322</text:p>
          </table:table-cell>
          <table:table-cell office:value-type="float" office:value="16.8797601805451" calcext:value-type="float">
            <text:p>16,8797601805</text:p>
          </table:table-cell>
          <table:table-cell office:value-type="float" office:value="17.4445050402631" calcext:value-type="float">
            <text:p>17,4445050403</text:p>
          </table:table-cell>
          <table:table-cell/>
          <table:table-cell office:value-type="float" office:value="0.301" calcext:value-type="float">
            <text:p>0,301</text:p>
          </table:table-cell>
          <table:table-cell office:value-type="float" office:value="17.3616819162414" calcext:value-type="float">
            <text:p>17,3616819162</text:p>
          </table:table-cell>
        </table:table-row>
        <table:table-row table:style-name="ro4">
          <table:table-cell office:value-type="float" office:value="0.303" calcext:value-type="float">
            <text:p>0,303</text:p>
          </table:table-cell>
          <table:table-cell office:value-type="float" office:value="14.501266610903" calcext:value-type="float">
            <text:p>14,5012666109</text:p>
          </table:table-cell>
          <table:table-cell/>
          <table:table-cell office:value-type="float" office:value="0.303" calcext:value-type="float">
            <text:p>0,303</text:p>
          </table:table-cell>
          <table:table-cell office:value-type="float" office:value="17.9671984675166" calcext:value-type="float">
            <text:p>17,9671984675</text:p>
          </table:table-cell>
          <table:table-cell/>
          <table:table-cell office:value-type="float" office:value="0.303" calcext:value-type="float">
            <text:p>0,303</text:p>
          </table:table-cell>
          <table:table-cell office:value-type="float" office:value="15.6254970646393" calcext:value-type="float">
            <text:p>15,6254970646</text:p>
          </table:table-cell>
          <table:table-cell office:value-type="float" office:value="16.2140088110467" calcext:value-type="float">
            <text:p>16,214008811</text:p>
          </table:table-cell>
          <table:table-cell office:value-type="float" office:value="16.6061310189751" calcext:value-type="float">
            <text:p>16,606131019</text:p>
          </table:table-cell>
          <table:table-cell office:value-type="float" office:value="16.8959833452322" calcext:value-type="float">
            <text:p>16,8959833452</text:p>
          </table:table-cell>
          <table:table-cell office:value-type="float" office:value="17.1219948825748" calcext:value-type="float">
            <text:p>17,1219948826</text:p>
          </table:table-cell>
          <table:table-cell office:value-type="float" office:value="17.3048390959949" calcext:value-type="float">
            <text:p>17,304839096</text:p>
          </table:table-cell>
          <table:table-cell office:value-type="float" office:value="17.7960297520882" calcext:value-type="float">
            <text:p>17,7960297521</text:p>
          </table:table-cell>
          <table:table-cell/>
          <table:table-cell office:value-type="float" office:value="0.303" calcext:value-type="float">
            <text:p>0,303</text:p>
          </table:table-cell>
          <table:table-cell office:value-type="float" office:value="17.7241299909566" calcext:value-type="float">
            <text:p>17,724129991</text:p>
          </table:table-cell>
        </table:table-row>
        <table:table-row table:style-name="ro4">
          <table:table-cell office:value-type="float" office:value="0.305" calcext:value-type="float">
            <text:p>0,305</text:p>
          </table:table-cell>
          <table:table-cell office:value-type="float" office:value="14.6540131306534" calcext:value-type="float">
            <text:p>14,6540131307</text:p>
          </table:table-cell>
          <table:table-cell/>
          <table:table-cell office:value-type="float" office:value="0.305" calcext:value-type="float">
            <text:p>0,305</text:p>
          </table:table-cell>
          <table:table-cell office:value-type="float" office:value="18.1787772153414" calcext:value-type="float">
            <text:p>18,1787772153</text:p>
          </table:table-cell>
          <table:table-cell/>
          <table:table-cell office:value-type="float" office:value="0.305" calcext:value-type="float">
            <text:p>0,305</text:p>
          </table:table-cell>
          <table:table-cell office:value-type="float" office:value="15.9545092638929" calcext:value-type="float">
            <text:p>15,9545092639</text:p>
          </table:table-cell>
          <table:table-cell office:value-type="float" office:value="16.558457351579" calcext:value-type="float">
            <text:p>16,5584573516</text:p>
          </table:table-cell>
          <table:table-cell office:value-type="float" office:value="16.9335501759551" calcext:value-type="float">
            <text:p>16,933550176</text:p>
          </table:table-cell>
          <table:table-cell office:value-type="float" office:value="17.203738458022" calcext:value-type="float">
            <text:p>17,203738458</text:p>
          </table:table-cell>
          <table:table-cell office:value-type="float" office:value="17.411782564203" calcext:value-type="float">
            <text:p>17,4117825642</text:p>
          </table:table-cell>
          <table:table-cell office:value-type="float" office:value="17.5788771697288" calcext:value-type="float">
            <text:p>17,5788771697</text:p>
          </table:table-cell>
          <table:table-cell office:value-type="float" office:value="18.0241100405753" calcext:value-type="float">
            <text:p>18,0241100406</text:p>
          </table:table-cell>
          <table:table-cell/>
          <table:table-cell office:value-type="float" office:value="0.305" calcext:value-type="float">
            <text:p>0,305</text:p>
          </table:table-cell>
          <table:table-cell office:value-type="float" office:value="17.9590865455022" calcext:value-type="float">
            <text:p>17,9590865455</text:p>
          </table:table-cell>
        </table:table-row>
        <table:table-row table:style-name="ro4">
          <table:table-cell office:value-type="float" office:value="0.307" calcext:value-type="float">
            <text:p>0,307</text:p>
          </table:table-cell>
          <table:table-cell office:value-type="float" office:value="14.7876009956292" calcext:value-type="float">
            <text:p>14,7876009956</text:p>
          </table:table-cell>
          <table:table-cell/>
          <table:table-cell office:value-type="float" office:value="0.307" calcext:value-type="float">
            <text:p>0,307</text:p>
          </table:table-cell>
          <table:table-cell office:value-type="float" office:value="18.3287705696343" calcext:value-type="float">
            <text:p>18,3287705696</text:p>
          </table:table-cell>
          <table:table-cell/>
          <table:table-cell office:value-type="float" office:value="0.307" calcext:value-type="float">
            <text:p>0,307</text:p>
          </table:table-cell>
          <table:table-cell office:value-type="float" office:value="16.1617365110055" calcext:value-type="float">
            <text:p>16,161736511</text:p>
          </table:table-cell>
          <table:table-cell office:value-type="float" office:value="16.7896612082891" calcext:value-type="float">
            <text:p>16,7896612083</text:p>
          </table:table-cell>
          <table:table-cell office:value-type="float" office:value="17.1584750920067" calcext:value-type="float">
            <text:p>17,158475092</text:p>
          </table:table-cell>
          <table:table-cell office:value-type="float" office:value="17.4175294793471" calcext:value-type="float">
            <text:p>17,4175294793</text:p>
          </table:table-cell>
          <table:table-cell office:value-type="float" office:value="17.6143828635592" calcext:value-type="float">
            <text:p>17,6143828636</text:p>
          </table:table-cell>
          <table:table-cell office:value-type="float" office:value="17.7712467876398" calcext:value-type="float">
            <text:p>17,7712467876</text:p>
          </table:table-cell>
          <table:table-cell office:value-type="float" office:value="18.185405164097" calcext:value-type="float">
            <text:p>18,1854051641</text:p>
          </table:table-cell>
          <table:table-cell/>
          <table:table-cell office:value-type="float" office:value="0.307" calcext:value-type="float">
            <text:p>0,307</text:p>
          </table:table-cell>
          <table:table-cell office:value-type="float" office:value="18.1250657170675" calcext:value-type="float">
            <text:p>18,1250657171</text:p>
          </table:table-cell>
        </table:table-row>
        <table:table-row table:style-name="ro4">
          <table:table-cell office:value-type="float" office:value="0.309" calcext:value-type="float">
            <text:p>0,309</text:p>
          </table:table-cell>
          <table:table-cell office:value-type="float" office:value="14.9067782401858" calcext:value-type="float">
            <text:p>14,9067782402</text:p>
          </table:table-cell>
          <table:table-cell/>
          <table:table-cell office:value-type="float" office:value="0.309" calcext:value-type="float">
            <text:p>0,309</text:p>
          </table:table-cell>
          <table:table-cell office:value-type="float" office:value="18.4416480699918" calcext:value-type="float">
            <text:p>18,44164807</text:p>
          </table:table-cell>
          <table:table-cell/>
          <table:table-cell office:value-type="float" office:value="0.309" calcext:value-type="float">
            <text:p>0,309</text:p>
          </table:table-cell>
          <table:table-cell office:value-type="float" office:value="16.3013059963859" calcext:value-type="float">
            <text:p>16,3013059964</text:p>
          </table:table-cell>
          <table:table-cell office:value-type="float" office:value="16.9538207129333" calcext:value-type="float">
            <text:p>16,9538207129</text:p>
          </table:table-cell>
          <table:table-cell office:value-type="float" office:value="17.3220430172078" calcext:value-type="float">
            <text:p>17,3220430172</text:p>
          </table:table-cell>
          <table:table-cell office:value-type="float" office:value="17.574873785743" calcext:value-type="float">
            <text:p>17,5748737857</text:p>
          </table:table-cell>
          <table:table-cell office:value-type="float" office:value="17.7645310129289" calcext:value-type="float">
            <text:p>17,7645310129</text:p>
          </table:table-cell>
          <table:table-cell office:value-type="float" office:value="17.9144488331686" calcext:value-type="float">
            <text:p>17,9144488332</text:p>
          </table:table-cell>
          <table:table-cell office:value-type="float" office:value="18.3064560428545" calcext:value-type="float">
            <text:p>18,3064560429</text:p>
          </table:table-cell>
          <table:table-cell/>
          <table:table-cell office:value-type="float" office:value="0.309" calcext:value-type="float">
            <text:p>0,309</text:p>
          </table:table-cell>
          <table:table-cell office:value-type="float" office:value="18.2494769824263" calcext:value-type="float">
            <text:p>18,2494769824</text:p>
          </table:table-cell>
        </table:table-row>
        <table:table-row table:style-name="ro4">
          <table:table-cell office:value-type="float" office:value="0.311" calcext:value-type="float">
            <text:p>0,311</text:p>
          </table:table-cell>
          <table:table-cell office:value-type="float" office:value="15.0145330701327" calcext:value-type="float">
            <text:p>15,0145330701</text:p>
          </table:table-cell>
          <table:table-cell/>
          <table:table-cell office:value-type="float" office:value="0.311" calcext:value-type="float">
            <text:p>0,311</text:p>
          </table:table-cell>
          <table:table-cell office:value-type="float" office:value="18.5302821338943" calcext:value-type="float">
            <text:p>18,5302821339</text:p>
          </table:table-cell>
          <table:table-cell/>
          <table:table-cell office:value-type="float" office:value="0.311" calcext:value-type="float">
            <text:p>0,311</text:p>
          </table:table-cell>
          <table:table-cell office:value-type="float" office:value="16.401037977262" calcext:value-type="float">
            <text:p>16,4010379773</text:p>
          </table:table-cell>
          <table:table-cell office:value-type="float" office:value="17.0752592570088" calcext:value-type="float">
            <text:p>17,075259257</text:p>
          </table:table-cell>
          <table:table-cell office:value-type="float" office:value="17.445915690885" calcext:value-type="float">
            <text:p>17,4459156909</text:p>
          </table:table-cell>
          <table:table-cell office:value-type="float" office:value="17.6955203854863" calcext:value-type="float">
            <text:p>17,6955203855</text:p>
          </table:table-cell>
          <table:table-cell office:value-type="float" office:value="17.8805075971682" calcext:value-type="float">
            <text:p>17,8805075972</text:p>
          </table:table-cell>
          <table:table-cell office:value-type="float" office:value="18.0255858186605" calcext:value-type="float">
            <text:p>18,0255858187</text:p>
          </table:table-cell>
          <table:table-cell office:value-type="float" office:value="18.4012263361105" calcext:value-type="float">
            <text:p>18,4012263361</text:p>
          </table:table-cell>
          <table:table-cell/>
          <table:table-cell office:value-type="float" office:value="0.311" calcext:value-type="float">
            <text:p>0,311</text:p>
          </table:table-cell>
          <table:table-cell office:value-type="float" office:value="18.3467407179955" calcext:value-type="float">
            <text:p>18,346740718</text:p>
          </table:table-cell>
        </table:table-row>
        <table:table-row table:style-name="ro4">
          <table:table-cell office:value-type="float" office:value="0.313" calcext:value-type="float">
            <text:p>0,313</text:p>
          </table:table-cell>
          <table:table-cell office:value-type="float" office:value="15.1129101397381" calcext:value-type="float">
            <text:p>15,1129101397</text:p>
          </table:table-cell>
          <table:table-cell/>
          <table:table-cell office:value-type="float" office:value="0.313" calcext:value-type="float">
            <text:p>0,313</text:p>
          </table:table-cell>
          <table:table-cell office:value-type="float" office:value="18.6021021857408" calcext:value-type="float">
            <text:p>18,6021021857</text:p>
          </table:table-cell>
          <table:table-cell/>
          <table:table-cell office:value-type="float" office:value="0.313" calcext:value-type="float">
            <text:p>0,313</text:p>
          </table:table-cell>
          <table:table-cell office:value-type="float" office:value="16.4762952987415" calcext:value-type="float">
            <text:p>16,4762952987</text:p>
          </table:table-cell>
          <table:table-cell office:value-type="float" office:value="17.1680019970884" calcext:value-type="float">
            <text:p>17,1680019971</text:p>
          </table:table-cell>
          <table:table-cell office:value-type="float" office:value="17.5426062953809" calcext:value-type="float">
            <text:p>17,5426062954</text:p>
          </table:table-cell>
          <table:table-cell office:value-type="float" office:value="17.7908761477481" calcext:value-type="float">
            <text:p>17,7908761477</text:p>
          </table:table-cell>
          <table:table-cell office:value-type="float" office:value="17.9728693368868" calcext:value-type="float">
            <text:p>17,9728693369</text:p>
          </table:table-cell>
          <table:table-cell office:value-type="float" office:value="18.1145328341014" calcext:value-type="float">
            <text:p>18,1145328341</text:p>
          </table:table-cell>
          <table:table-cell office:value-type="float" office:value="18.4777769698563" calcext:value-type="float">
            <text:p>18,4777769699</text:p>
          </table:table-cell>
          <table:table-cell/>
          <table:table-cell office:value-type="float" office:value="0.313" calcext:value-type="float">
            <text:p>0,313</text:p>
          </table:table-cell>
          <table:table-cell office:value-type="float" office:value="18.4251813105491" calcext:value-type="float">
            <text:p>18,4251813105</text:p>
          </table:table-cell>
        </table:table-row>
        <table:table-row table:style-name="ro4">
          <table:table-cell office:value-type="float" office:value="0.315" calcext:value-type="float">
            <text:p>0,315</text:p>
          </table:table-cell>
          <table:table-cell office:value-type="float" office:value="15.2033942151296" calcext:value-type="float">
            <text:p>15,2033942151</text:p>
          </table:table-cell>
          <table:table-cell/>
          <table:table-cell office:value-type="float" office:value="0.315" calcext:value-type="float">
            <text:p>0,315</text:p>
          </table:table-cell>
          <table:table-cell office:value-type="float" office:value="18.6617168232975" calcext:value-type="float">
            <text:p>18,6617168233</text:p>
          </table:table-cell>
          <table:table-cell/>
          <table:table-cell office:value-type="float" office:value="0.315" calcext:value-type="float">
            <text:p>0,315</text:p>
          </table:table-cell>
          <table:table-cell office:value-type="float" office:value="16.5359906989211" calcext:value-type="float">
            <text:p>16,5359906989</text:p>
          </table:table-cell>
          <table:table-cell office:value-type="float" office:value="17.2407165442688" calcext:value-type="float">
            <text:p>17,2407165443</text:p>
          </table:table-cell>
          <table:table-cell office:value-type="float" office:value="17.6198812209556" calcext:value-type="float">
            <text:p>17,619881221</text:p>
          </table:table-cell>
          <table:table-cell office:value-type="float" office:value="17.8680227991355" calcext:value-type="float">
            <text:p>17,8680227991</text:p>
          </table:table-cell>
          <table:table-cell office:value-type="float" office:value="18.0481694472206" calcext:value-type="float">
            <text:p>18,0481694472</text:p>
          </table:table-cell>
          <table:table-cell office:value-type="float" office:value="18.1874192322698" calcext:value-type="float">
            <text:p>18,1874192323</text:p>
          </table:table-cell>
          <table:table-cell office:value-type="float" office:value="18.5411100749941" calcext:value-type="float">
            <text:p>18,541110075</text:p>
          </table:table-cell>
          <table:table-cell/>
          <table:table-cell office:value-type="float" office:value="0.315" calcext:value-type="float">
            <text:p>0,315</text:p>
          </table:table-cell>
          <table:table-cell office:value-type="float" office:value="18.4899642243" calcext:value-type="float">
            <text:p>18,4899642243</text:p>
          </table:table-cell>
        </table:table-row>
        <table:table-row table:style-name="ro4">
          <table:table-cell office:value-type="float" office:value="0.317" calcext:value-type="float">
            <text:p>0,317</text:p>
          </table:table-cell>
          <table:table-cell office:value-type="float" office:value="15.2871111485335" calcext:value-type="float">
            <text:p>15,2871111485</text:p>
          </table:table-cell>
          <table:table-cell/>
          <table:table-cell office:value-type="float" office:value="0.317" calcext:value-type="float">
            <text:p>0,317</text:p>
          </table:table-cell>
          <table:table-cell office:value-type="float" office:value="18.7121499083977" calcext:value-type="float">
            <text:p>18,7121499084</text:p>
          </table:table-cell>
          <table:table-cell/>
          <table:table-cell office:value-type="float" office:value="0.317" calcext:value-type="float">
            <text:p>0,317</text:p>
          </table:table-cell>
          <table:table-cell office:value-type="float" office:value="16.5854751609104" calcext:value-type="float">
            <text:p>16,5854751609</text:p>
          </table:table-cell>
          <table:table-cell office:value-type="float" office:value="17.2990474955556" calcext:value-type="float">
            <text:p>17,2990474956</text:p>
          </table:table-cell>
          <table:table-cell office:value-type="float" office:value="17.6828361827266" calcext:value-type="float">
            <text:p>17,6828361827</text:p>
          </table:table-cell>
          <table:table-cell office:value-type="float" office:value="17.931610968243" calcext:value-type="float">
            <text:p>17,9316109682</text:p>
          </table:table-cell>
          <table:table-cell office:value-type="float" office:value="18.1107116376229" calcext:value-type="float">
            <text:p>18,1107116376</text:p>
          </table:table-cell>
          <table:table-cell office:value-type="float" office:value="18.2482700299014" calcext:value-type="float">
            <text:p>18,2482700299</text:p>
          </table:table-cell>
          <table:table-cell office:value-type="float" office:value="18.5945096605517" calcext:value-type="float">
            <text:p>18,5945096606</text:p>
          </table:table-cell>
          <table:table-cell/>
          <table:table-cell office:value-type="float" office:value="0.317" calcext:value-type="float">
            <text:p>0,317</text:p>
          </table:table-cell>
          <table:table-cell office:value-type="float" office:value="18.5444805720392" calcext:value-type="float">
            <text:p>18,544480572</text:p>
          </table:table-cell>
        </table:table-row>
        <table:table-row table:style-name="ro4">
          <table:table-cell office:value-type="float" office:value="0.319" calcext:value-type="float">
            <text:p>0,319</text:p>
          </table:table-cell>
          <table:table-cell office:value-type="float" office:value="15.3649427660056" calcext:value-type="float">
            <text:p>15,364942766</text:p>
          </table:table-cell>
          <table:table-cell/>
          <table:table-cell office:value-type="float" office:value="0.319" calcext:value-type="float">
            <text:p>0,319</text:p>
          </table:table-cell>
          <table:table-cell office:value-type="float" office:value="18.755475402827" calcext:value-type="float">
            <text:p>18,7554754028</text:p>
          </table:table-cell>
          <table:table-cell/>
          <table:table-cell office:value-type="float" office:value="0.319" calcext:value-type="float">
            <text:p>0,319</text:p>
          </table:table-cell>
          <table:table-cell office:value-type="float" office:value="16.6280435403936" calcext:value-type="float">
            <text:p>16,6280435404</text:p>
          </table:table-cell>
          <table:table-cell office:value-type="float" office:value="17.3468197109041" calcext:value-type="float">
            <text:p>17,3468197109</text:p>
          </table:table-cell>
          <table:table-cell office:value-type="float" office:value="17.7349633169978" calcext:value-type="float">
            <text:p>17,734963317</text:p>
          </table:table-cell>
          <table:table-cell office:value-type="float" office:value="17.9848332488827" calcext:value-type="float">
            <text:p>17,9848332489</text:p>
          </table:table-cell>
          <table:table-cell office:value-type="float" office:value="18.1634511035629" calcext:value-type="float">
            <text:p>18,1634511036</text:p>
          </table:table-cell>
          <table:table-cell office:value-type="float" office:value="18.2998490112917" calcext:value-type="float">
            <text:p>18,2998490113</text:p>
          </table:table-cell>
          <table:table-cell office:value-type="float" office:value="18.6402302041675" calcext:value-type="float">
            <text:p>18,6402302042</text:p>
          </table:table-cell>
          <table:table-cell/>
          <table:table-cell office:value-type="float" office:value="0.319" calcext:value-type="float">
            <text:p>0,319</text:p>
          </table:table-cell>
          <table:table-cell office:value-type="float" office:value="18.5910582499993" calcext:value-type="float">
            <text:p>18,59105825</text:p>
          </table:table-cell>
        </table:table-row>
        <table:table-row table:style-name="ro4">
          <table:table-cell office:value-type="float" office:value="0.321" calcext:value-type="float">
            <text:p>0,321</text:p>
          </table:table-cell>
          <table:table-cell office:value-type="float" office:value="15.4375973020522" calcext:value-type="float">
            <text:p>15,4375973021</text:p>
          </table:table-cell>
          <table:table-cell/>
          <table:table-cell office:value-type="float" office:value="0.321" calcext:value-type="float">
            <text:p>0,321</text:p>
          </table:table-cell>
          <table:table-cell office:value-type="float" office:value="18.7931673269327" calcext:value-type="float">
            <text:p>18,7931673269</text:p>
          </table:table-cell>
          <table:table-cell/>
          <table:table-cell office:value-type="float" office:value="0.321" calcext:value-type="float">
            <text:p>0,321</text:p>
          </table:table-cell>
          <table:table-cell office:value-type="float" office:value="16.6657670278004" calcext:value-type="float">
            <text:p>16,6657670278</text:p>
          </table:table-cell>
          <table:table-cell office:value-type="float" office:value="17.3867050055687" calcext:value-type="float">
            <text:p>17,3867050056</text:p>
          </table:table-cell>
          <table:table-cell office:value-type="float" office:value="17.7787400958283" calcext:value-type="float">
            <text:p>17,7787400958</text:p>
          </table:table-cell>
          <table:table-cell office:value-type="float" office:value="18.0299608572664" calcext:value-type="float">
            <text:p>18,0299608573</text:p>
          </table:table-cell>
          <table:table-cell office:value-type="float" office:value="18.2084913421463" calcext:value-type="float">
            <text:p>18,2084913421</text:p>
          </table:table-cell>
          <table:table-cell office:value-type="float" office:value="18.3441235891255" calcext:value-type="float">
            <text:p>18,3441235891</text:p>
          </table:table-cell>
          <table:table-cell office:value-type="float" office:value="18.6798762889699" calcext:value-type="float">
            <text:p>18,679876289</text:p>
          </table:table-cell>
          <table:table-cell/>
          <table:table-cell office:value-type="float" office:value="0.321" calcext:value-type="float">
            <text:p>0,321</text:p>
          </table:table-cell>
          <table:table-cell office:value-type="float" office:value="18.6313540024352" calcext:value-type="float">
            <text:p>18,6313540024</text:p>
          </table:table-cell>
        </table:table-row>
        <table:table-row table:style-name="ro4">
          <table:table-cell office:value-type="float" office:value="0.323" calcext:value-type="float">
            <text:p>0,323</text:p>
          </table:table-cell>
          <table:table-cell office:value-type="float" office:value="15.5056550493605" calcext:value-type="float">
            <text:p>15,5056550494</text:p>
          </table:table-cell>
          <table:table-cell/>
          <table:table-cell office:value-type="float" office:value="0.323" calcext:value-type="float">
            <text:p>0,323</text:p>
          </table:table-cell>
          <table:table-cell office:value-type="float" office:value="18.8263042074697" calcext:value-type="float">
            <text:p>18,8263042075</text:p>
          </table:table-cell>
          <table:table-cell/>
          <table:table-cell office:value-type="float" office:value="0.323" calcext:value-type="float">
            <text:p>0,323</text:p>
          </table:table-cell>
          <table:table-cell office:value-type="float" office:value="16.6999726903152" calcext:value-type="float">
            <text:p>16,6999726903</text:p>
          </table:table-cell>
          <table:table-cell office:value-type="float" office:value="17.4206142382348" calcext:value-type="float">
            <text:p>17,4206142382</text:p>
          </table:table-cell>
          <table:table-cell office:value-type="float" office:value="17.8159739354034" calcext:value-type="float">
            <text:p>17,8159739354</text:p>
          </table:table-cell>
          <table:table-cell office:value-type="float" office:value="18.0686573617129" calcext:value-type="float">
            <text:p>18,0686573617</text:p>
          </table:table-cell>
          <table:table-cell office:value-type="float" office:value="18.2473745161208" calcext:value-type="float">
            <text:p>18,2473745161</text:p>
          </table:table-cell>
          <table:table-cell office:value-type="float" office:value="18.3825364661299" calcext:value-type="float">
            <text:p>18,3825364661</text:p>
          </table:table-cell>
          <table:table-cell office:value-type="float" office:value="18.7146244391755" calcext:value-type="float">
            <text:p>18,7146244392</text:p>
          </table:table-cell>
          <table:table-cell/>
          <table:table-cell office:value-type="float" office:value="0.323" calcext:value-type="float">
            <text:p>0,323</text:p>
          </table:table-cell>
          <table:table-cell office:value-type="float" office:value="18.6665825180962" calcext:value-type="float">
            <text:p>18,6665825181</text:p>
          </table:table-cell>
        </table:table-row>
        <table:table-row table:style-name="ro4">
          <table:table-cell office:value-type="float" office:value="0.325" calcext:value-type="float">
            <text:p>0,325</text:p>
          </table:table-cell>
          <table:table-cell office:value-type="float" office:value="15.5695992612445" calcext:value-type="float">
            <text:p>15,5695992612</text:p>
          </table:table-cell>
          <table:table-cell/>
          <table:table-cell office:value-type="float" office:value="0.325" calcext:value-type="float">
            <text:p>0,325</text:p>
          </table:table-cell>
          <table:table-cell office:value-type="float" office:value="18.8556943630458" calcext:value-type="float">
            <text:p>18,855694363</text:p>
          </table:table-cell>
          <table:table-cell/>
          <table:table-cell office:value-type="float" office:value="0.325" calcext:value-type="float">
            <text:p>0,325</text:p>
          </table:table-cell>
          <table:table-cell office:value-type="float" office:value="16.7315275853186" calcext:value-type="float">
            <text:p>16,7315275853</text:p>
          </table:table-cell>
          <table:table-cell office:value-type="float" office:value="17.4499395271948" calcext:value-type="float">
            <text:p>17,4499395272</text:p>
          </table:table-cell>
          <table:table-cell office:value-type="float" office:value="17.8480138560894" calcext:value-type="float">
            <text:p>17,8480138561</text:p>
          </table:table-cell>
          <table:table-cell office:value-type="float" office:value="18.1021711268651" calcext:value-type="float">
            <text:p>18,1021711269</text:p>
          </table:table-cell>
          <table:table-cell office:value-type="float" office:value="18.2812595041374" calcext:value-type="float">
            <text:p>18,2812595041</text:p>
          </table:table-cell>
          <table:table-cell office:value-type="float" office:value="18.4161721963605" calcext:value-type="float">
            <text:p>18,4161721964</text:p>
          </table:table-cell>
          <table:table-cell office:value-type="float" office:value="18.7453591156912" calcext:value-type="float">
            <text:p>18,7453591157</text:p>
          </table:table-cell>
          <table:table-cell/>
          <table:table-cell office:value-type="float" office:value="0.325" calcext:value-type="float">
            <text:p>0,325</text:p>
          </table:table-cell>
          <table:table-cell office:value-type="float" office:value="18.6976568765232" calcext:value-type="float">
            <text:p>18,6976568765</text:p>
          </table:table-cell>
        </table:table-row>
        <table:table-row table:style-name="ro4">
          <table:table-cell office:value-type="float" office:value="0.327" calcext:value-type="float">
            <text:p>0,327</text:p>
          </table:table-cell>
          <table:table-cell office:value-type="float" office:value="15.6298378620294" calcext:value-type="float">
            <text:p>15,629837862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18.881955798506" calcext:value-type="float">
            <text:p>18,8819557985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16.7610104424915" calcext:value-type="float">
            <text:p>16,7610104425</text:p>
          </table:table-cell>
          <table:table-cell office:value-type="float" office:value="17.4757101151749" calcext:value-type="float">
            <text:p>17,4757101152</text:p>
          </table:table-cell>
          <table:table-cell office:value-type="float" office:value="17.8758858862543" calcext:value-type="float">
            <text:p>17,8758858863</text:p>
          </table:table-cell>
          <table:table-cell office:value-type="float" office:value="18.1314582159408" calcext:value-type="float">
            <text:p>18,1314582159</text:p>
          </table:table-cell>
          <table:table-cell office:value-type="float" office:value="18.3110355579822" calcext:value-type="float">
            <text:p>18,311035558</text:p>
          </table:table-cell>
          <table:table-cell office:value-type="float" office:value="18.4458634911392" calcext:value-type="float">
            <text:p>18,4458634911</text:p>
          </table:table-cell>
          <table:table-cell office:value-type="float" office:value="18.7727595009745" calcext:value-type="float">
            <text:p>18,772759501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18.7252781726214" calcext:value-type="float">
            <text:p>18,7252781726</text:p>
          </table:table-cell>
        </table:table-row>
        <table:table-row table:style-name="ro4">
          <table:table-cell office:value-type="float" office:value="0.329" calcext:value-type="float">
            <text:p>0,329</text:p>
          </table:table-cell>
          <table:table-cell office:value-type="float" office:value="15.68671912115" calcext:value-type="float">
            <text:p>15,6867191212</text:p>
          </table:table-cell>
          <table:table-cell/>
          <table:table-cell office:value-type="float" office:value="0.329" calcext:value-type="float">
            <text:p>0,329</text:p>
          </table:table-cell>
          <table:table-cell office:value-type="float" office:value="18.9055688782748" calcext:value-type="float">
            <text:p>18,9055688783</text:p>
          </table:table-cell>
          <table:table-cell/>
          <table:table-cell office:value-type="float" office:value="0.329" calcext:value-type="float">
            <text:p>0,329</text:p>
          </table:table-cell>
          <table:table-cell office:value-type="float" office:value="16.7888168915958" calcext:value-type="float">
            <text:p>16,7888168916</text:p>
          </table:table-cell>
          <table:table-cell office:value-type="float" office:value="17.498696094772" calcext:value-type="float">
            <text:p>17,4986960948</text:p>
          </table:table-cell>
          <table:table-cell office:value-type="float" office:value="17.9003827145059" calcext:value-type="float">
            <text:p>17,9003827145</text:p>
          </table:table-cell>
          <table:table-cell office:value-type="float" office:value="18.1572635952119" calcext:value-type="float">
            <text:p>18,1572635952</text:p>
          </table:table-cell>
          <table:table-cell office:value-type="float" office:value="18.337397354008" calcext:value-type="float">
            <text:p>18,337397354</text:p>
          </table:table-cell>
          <table:table-cell office:value-type="float" office:value="18.4722614017596" calcext:value-type="float">
            <text:p>18,4722614018</text:p>
          </table:table-cell>
          <table:table-cell office:value-type="float" office:value="18.7973567836505" calcext:value-type="float">
            <text:p>18,7973567837</text:p>
          </table:table-cell>
          <table:table-cell/>
          <table:table-cell office:value-type="float" office:value="0.329" calcext:value-type="float">
            <text:p>0,329</text:p>
          </table:table-cell>
          <table:table-cell office:value-type="float" office:value="18.7499946756166" calcext:value-type="float">
            <text:p>18,7499946756</text:p>
          </table:table-cell>
        </table:table-row>
        <table:table-row table:style-name="ro4">
          <table:table-cell office:value-type="float" office:value="0.331" calcext:value-type="float">
            <text:p>0,331</text:p>
          </table:table-cell>
          <table:table-cell office:value-type="float" office:value="15.740543311706" calcext:value-type="float">
            <text:p>15,7405433117</text:p>
          </table:table-cell>
          <table:table-cell/>
          <table:table-cell office:value-type="float" office:value="0.331" calcext:value-type="float">
            <text:p>0,331</text:p>
          </table:table-cell>
          <table:table-cell office:value-type="float" office:value="18.926912058918" calcext:value-type="float">
            <text:p>18,9269120589</text:p>
          </table:table-cell>
          <table:table-cell/>
          <table:table-cell office:value-type="float" office:value="0.331" calcext:value-type="float">
            <text:p>0,331</text:p>
          </table:table-cell>
          <table:table-cell office:value-type="float" office:value="16.81522473586" calcext:value-type="float">
            <text:p>16,8152247359</text:p>
          </table:table-cell>
          <table:table-cell office:value-type="float" office:value="17.5194794140836" calcext:value-type="float">
            <text:p>17,5194794141</text:p>
          </table:table-cell>
          <table:table-cell office:value-type="float" office:value="17.9221248580893" calcext:value-type="float">
            <text:p>17,9221248581</text:p>
          </table:table-cell>
          <table:table-cell office:value-type="float" office:value="18.1801764003094" calcext:value-type="float">
            <text:p>18,1801764003</text:p>
          </table:table-cell>
          <table:table-cell office:value-type="float" office:value="18.3608960321304" calcext:value-type="float">
            <text:p>18,3608960321</text:p>
          </table:table-cell>
          <table:table-cell office:value-type="float" office:value="18.4958830343677" calcext:value-type="float">
            <text:p>18,4958830344</text:p>
          </table:table-cell>
          <table:table-cell office:value-type="float" office:value="18.819573095539" calcext:value-type="float">
            <text:p>18,8195730955</text:p>
          </table:table-cell>
          <table:table-cell/>
          <table:table-cell office:value-type="float" office:value="0.331" calcext:value-type="float">
            <text:p>0,331</text:p>
          </table:table-cell>
          <table:table-cell office:value-type="float" office:value="18.7722420397811" calcext:value-type="float">
            <text:p>18,7722420398</text:p>
          </table:table-cell>
        </table:table-row>
        <table:table-row table:style-name="ro4">
          <table:table-cell office:value-type="float" office:value="0.333" calcext:value-type="float">
            <text:p>0,333</text:p>
          </table:table-cell>
          <table:table-cell office:value-type="float" office:value="15.7915715223139" calcext:value-type="float">
            <text:p>15,7915715223</text:p>
          </table:table-cell>
          <table:table-cell/>
          <table:table-cell office:value-type="float" office:value="0.333" calcext:value-type="float">
            <text:p>0,333</text:p>
          </table:table-cell>
          <table:table-cell office:value-type="float" office:value="18.9462867086782" calcext:value-type="float">
            <text:p>18,9462867087</text:p>
          </table:table-cell>
          <table:table-cell/>
          <table:table-cell office:value-type="float" office:value="0.333" calcext:value-type="float">
            <text:p>0,333</text:p>
          </table:table-cell>
          <table:table-cell office:value-type="float" office:value="16.8404348266235" calcext:value-type="float">
            <text:p>16,8404348266</text:p>
          </table:table-cell>
          <table:table-cell office:value-type="float" office:value="17.5385035937303" calcext:value-type="float">
            <text:p>17,5385035937</text:p>
          </table:table-cell>
          <table:table-cell office:value-type="float" office:value="17.9416034718955" calcext:value-type="float">
            <text:p>17,9416034719</text:p>
          </table:table-cell>
          <table:table-cell office:value-type="float" office:value="18.2006685078957" calcext:value-type="float">
            <text:p>18,2006685079</text:p>
          </table:table-cell>
          <table:table-cell office:value-type="float" office:value="18.3819747836486" calcext:value-type="float">
            <text:p>18,3819747836</text:p>
          </table:table-cell>
          <table:table-cell office:value-type="float" office:value="18.5171448089007" calcext:value-type="float">
            <text:p>18,5171448089</text:p>
          </table:table-cell>
          <table:table-cell office:value-type="float" office:value="18.8397486446231" calcext:value-type="float">
            <text:p>18,8397486446</text:p>
          </table:table-cell>
          <table:table-cell/>
          <table:table-cell office:value-type="float" office:value="0.333" calcext:value-type="float">
            <text:p>0,333</text:p>
          </table:table-cell>
          <table:table-cell office:value-type="float" office:value="18.7923713250422" calcext:value-type="float">
            <text:p>18,792371325</text:p>
          </table:table-cell>
        </table:table-row>
        <table:table-row table:style-name="ro4">
          <table:table-cell office:value-type="float" office:value="0.335" calcext:value-type="float">
            <text:p>0,335</text:p>
          </table:table-cell>
          <table:table-cell office:value-type="float" office:value="15.8400324662307" calcext:value-type="float">
            <text:p>15,8400324662</text:p>
          </table:table-cell>
          <table:table-cell/>
          <table:table-cell office:value-type="float" office:value="0.335" calcext:value-type="float">
            <text:p>0,335</text:p>
          </table:table-cell>
          <table:table-cell office:value-type="float" office:value="18.9639347008084" calcext:value-type="float">
            <text:p>18,9639347008</text:p>
          </table:table-cell>
          <table:table-cell/>
          <table:table-cell office:value-type="float" office:value="0.335" calcext:value-type="float">
            <text:p>0,335</text:p>
          </table:table-cell>
          <table:table-cell office:value-type="float" office:value="16.864596922863" calcext:value-type="float">
            <text:p>16,8645969229</text:p>
          </table:table-cell>
          <table:table-cell office:value-type="float" office:value="17.5561092097699" calcext:value-type="float">
            <text:p>17,5561092098</text:p>
          </table:table-cell>
          <table:table-cell office:value-type="float" office:value="17.9592109997628" calcext:value-type="float">
            <text:p>17,9592109998</text:p>
          </table:table-cell>
          <table:table-cell office:value-type="float" office:value="18.219122072277" calcext:value-type="float">
            <text:p>18,2191220723</text:p>
          </table:table-cell>
          <table:table-cell office:value-type="float" office:value="18.4009942284711" calcext:value-type="float">
            <text:p>18,4009942285</text:p>
          </table:table-cell>
          <table:table-cell office:value-type="float" office:value="18.5363861655365" calcext:value-type="float">
            <text:p>18,5363861655</text:p>
          </table:table-cell>
          <table:table-cell office:value-type="float" office:value="18.8581610483405" calcext:value-type="float">
            <text:p>18,8581610483</text:p>
          </table:table-cell>
          <table:table-cell/>
          <table:table-cell office:value-type="float" office:value="0.335" calcext:value-type="float">
            <text:p>0,335</text:p>
          </table:table-cell>
          <table:table-cell office:value-type="float" office:value="18.8106689627415" calcext:value-type="float">
            <text:p>18,8106689627</text:p>
          </table:table-cell>
        </table:table-row>
        <table:table-row table:style-name="ro4">
          <table:table-cell office:value-type="float" office:value="0.337" calcext:value-type="float">
            <text:p>0,337</text:p>
          </table:table-cell>
          <table:table-cell office:value-type="float" office:value="15.8861278125452" calcext:value-type="float">
            <text:p>15,8861278125</text:p>
          </table:table-cell>
          <table:table-cell/>
          <table:table-cell office:value-type="float" office:value="0.337" calcext:value-type="float">
            <text:p>0,337</text:p>
          </table:table-cell>
          <table:table-cell office:value-type="float" office:value="18.9800510890028" calcext:value-type="float">
            <text:p>18,980051089</text:p>
          </table:table-cell>
          <table:table-cell/>
          <table:table-cell office:value-type="float" office:value="0.337" calcext:value-type="float">
            <text:p>0,337</text:p>
          </table:table-cell>
          <table:table-cell office:value-type="float" office:value="16.8878262142048" calcext:value-type="float">
            <text:p>16,8878262142</text:p>
          </table:table-cell>
          <table:table-cell office:value-type="float" office:value="17.5725596056198" calcext:value-type="float">
            <text:p>17,5725596056</text:p>
          </table:table-cell>
          <table:table-cell office:value-type="float" office:value="17.9752635563465" calcext:value-type="float">
            <text:p>17,9752635563</text:p>
          </table:table-cell>
          <table:table-cell office:value-type="float" office:value="18.2358495754921" calcext:value-type="float">
            <text:p>18,2358495755</text:p>
          </table:table-cell>
          <table:table-cell office:value-type="float" office:value="18.4182508682768" calcext:value-type="float">
            <text:p>18,4182508683</text:p>
          </table:table-cell>
          <table:table-cell office:value-type="float" office:value="18.5538867940855" calcext:value-type="float">
            <text:p>18,5538867941</text:p>
          </table:table-cell>
          <table:table-cell office:value-type="float" office:value="18.8750393787494" calcext:value-type="float">
            <text:p>18,8750393787</text:p>
          </table:table-cell>
          <table:table-cell/>
          <table:table-cell office:value-type="float" office:value="0.337" calcext:value-type="float">
            <text:p>0,337</text:p>
          </table:table-cell>
          <table:table-cell office:value-type="float" office:value="18.8273712603786" calcext:value-type="float">
            <text:p>18,8273712604</text:p>
          </table:table-cell>
        </table:table-row>
        <table:table-row table:style-name="ro4">
          <table:table-cell office:value-type="float" office:value="0.339" calcext:value-type="float">
            <text:p>0,339</text:p>
          </table:table-cell>
          <table:table-cell office:value-type="float" office:value="15.9300364291185" calcext:value-type="float">
            <text:p>15,9300364291</text:p>
          </table:table-cell>
          <table:table-cell/>
          <table:table-cell office:value-type="float" office:value="0.339" calcext:value-type="float">
            <text:p>0,339</text:p>
          </table:table-cell>
          <table:table-cell office:value-type="float" office:value="18.994793354817" calcext:value-type="float">
            <text:p>18,9947933548</text:p>
          </table:table-cell>
          <table:table-cell/>
          <table:table-cell office:value-type="float" office:value="0.339" calcext:value-type="float">
            <text:p>0,339</text:p>
          </table:table-cell>
          <table:table-cell office:value-type="float" office:value="16.9102139993741" calcext:value-type="float">
            <text:p>16,9102139994</text:p>
          </table:table-cell>
          <table:table-cell office:value-type="float" office:value="17.588059759513" calcext:value-type="float">
            <text:p>17,5880597595</text:p>
          </table:table-cell>
          <table:table-cell office:value-type="float" office:value="17.9900175588596" calcext:value-type="float">
            <text:p>17,9900175589</text:p>
          </table:table-cell>
          <table:table-cell office:value-type="float" office:value="18.2511086882684" calcext:value-type="float">
            <text:p>18,2511086883</text:p>
          </table:table-cell>
          <table:table-cell office:value-type="float" office:value="18.4339907431764" calcext:value-type="float">
            <text:p>18,4339907432</text:p>
          </table:table-cell>
          <table:table-cell office:value-type="float" office:value="18.5698793770832" calcext:value-type="float">
            <text:p>18,5698793771</text:p>
          </table:table-cell>
          <table:table-cell office:value-type="float" office:value="18.8905745451965" calcext:value-type="float">
            <text:p>18,8905745452</text:p>
          </table:table-cell>
          <table:table-cell/>
          <table:table-cell office:value-type="float" office:value="0.339" calcext:value-type="float">
            <text:p>0,339</text:p>
          </table:table-cell>
          <table:table-cell office:value-type="float" office:value="18.8426751241493" calcext:value-type="float">
            <text:p>18,8426751241</text:p>
          </table:table-cell>
        </table:table-row>
        <table:table-row table:style-name="ro4">
          <table:table-cell office:value-type="float" office:value="0.341" calcext:value-type="float">
            <text:p>0,341</text:p>
          </table:table-cell>
          <table:table-cell office:value-type="float" office:value="15.9719177866967" calcext:value-type="float">
            <text:p>15,9719177867</text:p>
          </table:table-cell>
          <table:table-cell/>
          <table:table-cell office:value-type="float" office:value="0.341" calcext:value-type="float">
            <text:p>0,341</text:p>
          </table:table-cell>
          <table:table-cell office:value-type="float" office:value="19.0082882057403" calcext:value-type="float">
            <text:p>19,0082882057</text:p>
          </table:table-cell>
          <table:table-cell/>
          <table:table-cell office:value-type="float" office:value="0.341" calcext:value-type="float">
            <text:p>0,341</text:p>
          </table:table-cell>
          <table:table-cell office:value-type="float" office:value="16.9318346704588" calcext:value-type="float">
            <text:p>16,9318346705</text:p>
          </table:table-cell>
          <table:table-cell office:value-type="float" office:value="17.6027702673562" calcext:value-type="float">
            <text:p>17,6027702674</text:p>
          </table:table-cell>
          <table:table-cell office:value-type="float" office:value="18.0036822739075" calcext:value-type="float">
            <text:p>18,0036822739</text:p>
          </table:table-cell>
          <table:table-cell office:value-type="float" office:value="18.2651134590904" calcext:value-type="float">
            <text:p>18,2651134591</text:p>
          </table:table-cell>
          <table:table-cell office:value-type="float" office:value="18.448419697216" calcext:value-type="float">
            <text:p>18,4484196972</text:p>
          </table:table-cell>
          <table:table-cell office:value-type="float" office:value="18.584559161693" calcext:value-type="float">
            <text:p>18,5845591617</text:p>
          </table:table-cell>
          <table:table-cell office:value-type="float" office:value="18.9049270884093" calcext:value-type="float">
            <text:p>18,9049270884</text:p>
          </table:table-cell>
          <table:table-cell/>
          <table:table-cell office:value-type="float" office:value="0.341" calcext:value-type="float">
            <text:p>0,341</text:p>
          </table:table-cell>
          <table:table-cell office:value-type="float" office:value="18.8567461083852" calcext:value-type="float">
            <text:p>18,8567461084</text:p>
          </table:table-cell>
        </table:table-row>
        <table:table-row table:style-name="ro4">
          <table:table-cell office:value-type="float" office:value="0.343" calcext:value-type="float">
            <text:p>0,343</text:p>
          </table:table-cell>
          <table:table-cell office:value-type="float" office:value="16.0119147524834" calcext:value-type="float">
            <text:p>16,0119147525</text:p>
          </table:table-cell>
          <table:table-cell/>
          <table:table-cell office:value-type="float" office:value="0.343" calcext:value-type="float">
            <text:p>0,343</text:p>
          </table:table-cell>
          <table:table-cell office:value-type="float" office:value="19.0206365855016" calcext:value-type="float">
            <text:p>19,0206365855</text:p>
          </table:table-cell>
          <table:table-cell/>
          <table:table-cell office:value-type="float" office:value="0.343" calcext:value-type="float">
            <text:p>0,343</text:p>
          </table:table-cell>
          <table:table-cell office:value-type="float" office:value="16.9527503642068" calcext:value-type="float">
            <text:p>16,9527503642</text:p>
          </table:table-cell>
          <table:table-cell office:value-type="float" office:value="17.616817804351" calcext:value-type="float">
            <text:p>17,6168178044</text:p>
          </table:table-cell>
          <table:table-cell office:value-type="float" office:value="18.016429420637" calcext:value-type="float">
            <text:p>18,0164294206</text:p>
          </table:table-cell>
          <table:table-cell office:value-type="float" office:value="18.2780428682094" calcext:value-type="float">
            <text:p>18,2780428682</text:p>
          </table:table-cell>
          <table:table-cell office:value-type="float" office:value="18.4617112123389" calcext:value-type="float">
            <text:p>18,4617112123</text:p>
          </table:table-cell>
          <table:table-cell office:value-type="float" office:value="18.5980912580143" calcext:value-type="float">
            <text:p>18,598091258</text:p>
          </table:table-cell>
          <table:table-cell office:value-type="float" office:value="18.9182331187577" calcext:value-type="float">
            <text:p>18,9182331188</text:p>
          </table:table-cell>
          <table:table-cell/>
          <table:table-cell office:value-type="float" office:value="0.343" calcext:value-type="float">
            <text:p>0,343</text:p>
          </table:table-cell>
          <table:table-cell office:value-type="float" office:value="18.8697245485041" calcext:value-type="float">
            <text:p>18,8697245485</text:p>
          </table:table-cell>
        </table:table-row>
        <table:table-row table:style-name="ro4">
          <table:table-cell office:value-type="float" office:value="0.345" calcext:value-type="float">
            <text:p>0,345</text:p>
          </table:table-cell>
          <table:table-cell office:value-type="float" office:value="16.050155863184" calcext:value-type="float">
            <text:p>16,0501558632</text:p>
          </table:table-cell>
          <table:table-cell/>
          <table:table-cell office:value-type="float" office:value="0.345" calcext:value-type="float">
            <text:p>0,345</text:p>
          </table:table-cell>
          <table:table-cell office:value-type="float" office:value="19.0319173322879" calcext:value-type="float">
            <text:p>19,0319173323</text:p>
          </table:table-cell>
          <table:table-cell/>
          <table:table-cell office:value-type="float" office:value="0.345" calcext:value-type="float">
            <text:p>0,345</text:p>
          </table:table-cell>
          <table:table-cell office:value-type="float" office:value="16.9730140896804" calcext:value-type="float">
            <text:p>16,9730140897</text:p>
          </table:table-cell>
          <table:table-cell office:value-type="float" office:value="17.6303029892391" calcext:value-type="float">
            <text:p>17,6303029892</text:p>
          </table:table-cell>
          <table:table-cell office:value-type="float" office:value="18.0284005950505" calcext:value-type="float">
            <text:p>18,0284005951</text:p>
          </table:table-cell>
          <table:table-cell office:value-type="float" office:value="18.2900474417339" calcext:value-type="float">
            <text:p>18,2900474417</text:p>
          </table:table-cell>
          <table:table-cell office:value-type="float" office:value="18.4740124554256" calcext:value-type="float">
            <text:p>18,4740124554</text:p>
          </table:table-cell>
          <table:table-cell office:value-type="float" office:value="18.610616267542" calcext:value-type="float">
            <text:p>18,6106162675</text:p>
          </table:table-cell>
          <table:table-cell office:value-type="float" office:value="18.9306088919046" calcext:value-type="float">
            <text:p>18,9306088919</text:p>
          </table:table-cell>
          <table:table-cell/>
          <table:table-cell office:value-type="float" office:value="0.345" calcext:value-type="float">
            <text:p>0,345</text:p>
          </table:table-cell>
          <table:table-cell office:value-type="float" office:value="18.8817302870282" calcext:value-type="float">
            <text:p>18,881730287</text:p>
          </table:table-cell>
        </table:table-row>
        <table:table-row table:style-name="ro4">
          <table:table-cell office:value-type="float" office:value="0.347" calcext:value-type="float">
            <text:p>0,347</text:p>
          </table:table-cell>
          <table:table-cell office:value-type="float" office:value="16.0867572106176" calcext:value-type="float">
            <text:p>16,0867572106</text:p>
          </table:table-cell>
          <table:table-cell/>
          <table:table-cell office:value-type="float" office:value="0.347" calcext:value-type="float">
            <text:p>0,347</text:p>
          </table:table-cell>
          <table:table-cell office:value-type="float" office:value="19.0421897904359" calcext:value-type="float">
            <text:p>19,0421897904</text:p>
          </table:table-cell>
          <table:table-cell/>
          <table:table-cell office:value-type="float" office:value="0.347" calcext:value-type="float">
            <text:p>0,347</text:p>
          </table:table-cell>
          <table:table-cell office:value-type="float" office:value="16.9926718791792" calcext:value-type="float">
            <text:p>16,9926718792</text:p>
          </table:table-cell>
          <table:table-cell office:value-type="float" office:value="17.6433063372159" calcext:value-type="float">
            <text:p>17,6433063372</text:p>
          </table:table-cell>
          <table:table-cell office:value-type="float" office:value="18.0397130755618" calcext:value-type="float">
            <text:p>18,0397130756</text:p>
          </table:table-cell>
          <table:table-cell office:value-type="float" office:value="18.3012544312303" calcext:value-type="float">
            <text:p>18,3012544312</text:p>
          </table:table-cell>
          <table:table-cell office:value-type="float" office:value="18.4854490058294" calcext:value-type="float">
            <text:p>18,4854490058</text:p>
          </table:table-cell>
          <table:table-cell office:value-type="float" office:value="18.6222546788682" calcext:value-type="float">
            <text:p>18,6222546789</text:p>
          </table:table-cell>
          <table:table-cell office:value-type="float" office:value="18.9421543785961" calcext:value-type="float">
            <text:p>18,9421543786</text:p>
          </table:table-cell>
          <table:table-cell/>
          <table:table-cell office:value-type="float" office:value="0.347" calcext:value-type="float">
            <text:p>0,347</text:p>
          </table:table-cell>
          <table:table-cell office:value-type="float" office:value="18.8928663609796" calcext:value-type="float">
            <text:p>18,892866361</text:p>
          </table:table-cell>
        </table:table-row>
        <table:table-row table:style-name="ro4">
          <table:table-cell office:value-type="float" office:value="0.349" calcext:value-type="float">
            <text:p>0,349</text:p>
          </table:table-cell>
          <table:table-cell office:value-type="float" office:value="16.1218240416584" calcext:value-type="float">
            <text:p>16,1218240417</text:p>
          </table:table-cell>
          <table:table-cell/>
          <table:table-cell office:value-type="float" office:value="0.349" calcext:value-type="float">
            <text:p>0,349</text:p>
          </table:table-cell>
          <table:table-cell office:value-type="float" office:value="19.0514955801661" calcext:value-type="float">
            <text:p>19,0514955802</text:p>
          </table:table-cell>
          <table:table-cell/>
          <table:table-cell office:value-type="float" office:value="0.349" calcext:value-type="float">
            <text:p>0,349</text:p>
          </table:table-cell>
          <table:table-cell office:value-type="float" office:value="17.0117643134927" calcext:value-type="float">
            <text:p>17,0117643135</text:p>
          </table:table-cell>
          <table:table-cell office:value-type="float" office:value="17.6558927989476" calcext:value-type="float">
            <text:p>17,6558927989</text:p>
          </table:table-cell>
          <table:table-cell office:value-type="float" office:value="18.0504644124297" calcext:value-type="float">
            <text:p>18,0504644124</text:p>
          </table:table-cell>
          <table:table-cell office:value-type="float" office:value="18.3117719203933" calcext:value-type="float">
            <text:p>18,3117719204</text:p>
          </table:table-cell>
          <table:table-cell office:value-type="float" office:value="18.4961285975102" calcext:value-type="float">
            <text:p>18,4961285975</text:p>
          </table:table-cell>
          <table:table-cell office:value-type="float" office:value="18.633110342976" calcext:value-type="float">
            <text:p>18,633110343</text:p>
          </table:table-cell>
          <table:table-cell office:value-type="float" office:value="18.9529560834445" calcext:value-type="float">
            <text:p>18,9529560834</text:p>
          </table:table-cell>
          <table:table-cell/>
          <table:table-cell office:value-type="float" office:value="0.349" calcext:value-type="float">
            <text:p>0,349</text:p>
          </table:table-cell>
          <table:table-cell office:value-type="float" office:value="18.9032219137944" calcext:value-type="float">
            <text:p>18,9032219138</text:p>
          </table:table-cell>
        </table:table-row>
        <table:table-row table:style-name="ro4">
          <table:table-cell office:value-type="float" office:value="0.351" calcext:value-type="float">
            <text:p>0,351</text:p>
          </table:table-cell>
          <table:table-cell office:value-type="float" office:value="16.1554520767019" calcext:value-type="float">
            <text:p>16,1554520767</text:p>
          </table:table-cell>
          <table:table-cell/>
          <table:table-cell office:value-type="float" office:value="0.351" calcext:value-type="float">
            <text:p>0,351</text:p>
          </table:table-cell>
          <table:table-cell office:value-type="float" office:value="19.0598596422561" calcext:value-type="float">
            <text:p>19,0598596423</text:p>
          </table:table-cell>
          <table:table-cell/>
          <table:table-cell office:value-type="float" office:value="0.351" calcext:value-type="float">
            <text:p>0,351</text:p>
          </table:table-cell>
          <table:table-cell office:value-type="float" office:value="17.0303275983248" calcext:value-type="float">
            <text:p>17,0303275983</text:p>
          </table:table-cell>
          <table:table-cell office:value-type="float" office:value="17.6681152145873" calcext:value-type="float">
            <text:p>17,6681152146</text:p>
          </table:table-cell>
          <table:table-cell office:value-type="float" office:value="18.0607360674006" calcext:value-type="float">
            <text:p>18,0607360674</text:p>
          </table:table-cell>
          <table:table-cell office:value-type="float" office:value="18.3216920986706" calcext:value-type="float">
            <text:p>18,3216920987</text:p>
          </table:table-cell>
          <table:table-cell office:value-type="float" office:value="18.5061440987724" calcext:value-type="float">
            <text:p>18,5061440988</text:p>
          </table:table-cell>
          <table:table-cell office:value-type="float" office:value="18.6432732375109" calcext:value-type="float">
            <text:p>18,6432732375</text:p>
          </table:table-cell>
          <table:table-cell office:value-type="float" office:value="18.9630892840335" calcext:value-type="float">
            <text:p>18,963089284</text:p>
          </table:table-cell>
          <table:table-cell/>
          <table:table-cell office:value-type="float" office:value="0.351" calcext:value-type="float">
            <text:p>0,351</text:p>
          </table:table-cell>
          <table:table-cell office:value-type="float" office:value="18.9128745088953" calcext:value-type="float">
            <text:p>18,9128745089</text:p>
          </table:table-cell>
        </table:table-row>
        <table:table-row table:style-name="ro4">
          <table:table-cell office:value-type="float" office:value="0.353" calcext:value-type="float">
            <text:p>0,353</text:p>
          </table:table-cell>
          <table:table-cell office:value-type="float" office:value="16.1877286466572" calcext:value-type="float">
            <text:p>16,1877286467</text:p>
          </table:table-cell>
          <table:table-cell/>
          <table:table-cell office:value-type="float" office:value="0.353" calcext:value-type="float">
            <text:p>0,353</text:p>
          </table:table-cell>
          <table:table-cell office:value-type="float" office:value="19.0672906371099" calcext:value-type="float">
            <text:p>19,0672906371</text:p>
          </table:table-cell>
          <table:table-cell/>
          <table:table-cell office:value-type="float" office:value="0.353" calcext:value-type="float">
            <text:p>0,353</text:p>
          </table:table-cell>
          <table:table-cell office:value-type="float" office:value="17.0483943675989" calcext:value-type="float">
            <text:p>17,0483943676</text:p>
          </table:table-cell>
          <table:table-cell office:value-type="float" office:value="17.6800169715124" calcext:value-type="float">
            <text:p>17,6800169715</text:p>
          </table:table-cell>
          <table:table-cell office:value-type="float" office:value="18.0705963356891" calcext:value-type="float">
            <text:p>18,0705963357</text:p>
          </table:table-cell>
          <table:table-cell office:value-type="float" office:value="18.3310939068038" calcext:value-type="float">
            <text:p>18,3310939068</text:p>
          </table:table-cell>
          <table:table-cell office:value-type="float" office:value="18.5155759178488" calcext:value-type="float">
            <text:p>18,5155759178</text:p>
          </table:table-cell>
          <table:table-cell office:value-type="float" office:value="18.6528216954788" calcext:value-type="float">
            <text:p>18,6528216955</text:p>
          </table:table-cell>
          <table:table-cell office:value-type="float" office:value="18.9726198332282" calcext:value-type="float">
            <text:p>18,9726198332</text:p>
          </table:table-cell>
          <table:table-cell/>
          <table:table-cell office:value-type="float" office:value="0.353" calcext:value-type="float">
            <text:p>0,353</text:p>
          </table:table-cell>
          <table:table-cell office:value-type="float" office:value="18.9218919923035" calcext:value-type="float">
            <text:p>18,9218919923</text:p>
          </table:table-cell>
        </table:table-row>
        <table:table-row table:style-name="ro4">
          <table:table-cell office:value-type="float" office:value="0.355" calcext:value-type="float">
            <text:p>0,355</text:p>
          </table:table-cell>
          <table:table-cell office:value-type="float" office:value="16.2187336475585" calcext:value-type="float">
            <text:p>16,2187336476</text:p>
          </table:table-cell>
          <table:table-cell/>
          <table:table-cell office:value-type="float" office:value="0.355" calcext:value-type="float">
            <text:p>0,355</text:p>
          </table:table-cell>
          <table:table-cell office:value-type="float" office:value="19.0737807111718" calcext:value-type="float">
            <text:p>19,0737807112</text:p>
          </table:table-cell>
          <table:table-cell/>
          <table:table-cell office:value-type="float" office:value="0.355" calcext:value-type="float">
            <text:p>0,355</text:p>
          </table:table-cell>
          <table:table-cell office:value-type="float" office:value="17.0659942767921" calcext:value-type="float">
            <text:p>17,0659942768</text:p>
          </table:table-cell>
          <table:table-cell office:value-type="float" office:value="17.6916340419217" calcext:value-type="float">
            <text:p>17,6916340419</text:p>
          </table:table-cell>
          <table:table-cell office:value-type="float" office:value="18.0801026941508" calcext:value-type="float">
            <text:p>18,0801026942</text:p>
          </table:table-cell>
          <table:table-cell office:value-type="float" office:value="18.3400451822457" calcext:value-type="float">
            <text:p>18,3400451822</text:p>
          </table:table-cell>
          <table:table-cell office:value-type="float" office:value="18.5244939532017" calcext:value-type="float">
            <text:p>18,5244939532</text:p>
          </table:table-cell>
          <table:table-cell office:value-type="float" office:value="18.6618242100925" calcext:value-type="float">
            <text:p>18,6618242101</text:p>
          </table:table-cell>
          <table:table-cell office:value-type="float" office:value="18.9816056161754" calcext:value-type="float">
            <text:p>18,9816056162</text:p>
          </table:table-cell>
          <table:table-cell/>
          <table:table-cell office:value-type="float" office:value="0.355" calcext:value-type="float">
            <text:p>0,355</text:p>
          </table:table-cell>
          <table:table-cell office:value-type="float" office:value="18.9303339989155" calcext:value-type="float">
            <text:p>18,9303339989</text:p>
          </table:table-cell>
        </table:table-row>
        <table:table-row table:style-name="ro4">
          <table:table-cell office:value-type="float" office:value="0.357" calcext:value-type="float">
            <text:p>0,357</text:p>
          </table:table-cell>
          <table:table-cell office:value-type="float" office:value="16.2485403724463" calcext:value-type="float">
            <text:p>16,2485403724</text:p>
          </table:table-cell>
          <table:table-cell/>
          <table:table-cell office:value-type="float" office:value="0.357" calcext:value-type="float">
            <text:p>0,357</text:p>
          </table:table-cell>
          <table:table-cell office:value-type="float" office:value="19.079304609214" calcext:value-type="float">
            <text:p>19,0793046092</text:p>
          </table:table-cell>
          <table:table-cell/>
          <table:table-cell office:value-type="float" office:value="0.357" calcext:value-type="float">
            <text:p>0,357</text:p>
          </table:table-cell>
          <table:table-cell office:value-type="float" office:value="17.0831544665995" calcext:value-type="float">
            <text:p>17,0831544666</text:p>
          </table:table-cell>
          <table:table-cell office:value-type="float" office:value="17.7029965612593" calcext:value-type="float">
            <text:p>17,7029965613</text:p>
          </table:table-cell>
          <table:table-cell office:value-type="float" office:value="18.0893037071694" calcext:value-type="float">
            <text:p>18,0893037072</text:p>
          </table:table-cell>
          <table:table-cell office:value-type="float" office:value="18.3486044190338" calcext:value-type="float">
            <text:p>18,348604419</text:p>
          </table:table-cell>
          <table:table-cell office:value-type="float" office:value="18.5329591934451" calcext:value-type="float">
            <text:p>18,5329591934</text:p>
          </table:table-cell>
          <table:table-cell office:value-type="float" office:value="18.6703409134951" calcext:value-type="float">
            <text:p>18,6703409135</text:p>
          </table:table-cell>
          <table:table-cell office:value-type="float" office:value="18.9900977415594" calcext:value-type="float">
            <text:p>18,9900977416</text:p>
          </table:table-cell>
          <table:table-cell/>
          <table:table-cell office:value-type="float" office:value="0.357" calcext:value-type="float">
            <text:p>0,357</text:p>
          </table:table-cell>
          <table:table-cell office:value-type="float" office:value="18.9382531845408" calcext:value-type="float">
            <text:p>18,9382531845</text:p>
          </table:table-cell>
        </table:table-row>
        <table:table-row table:style-name="ro4">
          <table:table-cell office:value-type="float" office:value="0.359" calcext:value-type="float">
            <text:p>0,359</text:p>
          </table:table-cell>
          <table:table-cell office:value-type="float" office:value="16.2772162216513" calcext:value-type="float">
            <text:p>16,2772162217</text:p>
          </table:table-cell>
          <table:table-cell/>
          <table:table-cell office:value-type="float" office:value="0.359" calcext:value-type="float">
            <text:p>0,359</text:p>
          </table:table-cell>
          <table:table-cell office:value-type="float" office:value="19.0838180509413" calcext:value-type="float">
            <text:p>19,0838180509</text:p>
          </table:table-cell>
          <table:table-cell/>
          <table:table-cell office:value-type="float" office:value="0.359" calcext:value-type="float">
            <text:p>0,359</text:p>
          </table:table-cell>
          <table:table-cell office:value-type="float" office:value="17.0998999237772" calcext:value-type="float">
            <text:p>17,0998999238</text:p>
          </table:table-cell>
          <table:table-cell office:value-type="float" office:value="17.7141300483267" calcext:value-type="float">
            <text:p>17,7141300483</text:p>
          </table:table-cell>
          <table:table-cell office:value-type="float" office:value="18.0982405752247" calcext:value-type="float">
            <text:p>18,0982405752</text:p>
          </table:table-cell>
          <table:table-cell office:value-type="float" office:value="18.3568222163919" calcext:value-type="float">
            <text:p>18,3568222164</text:p>
          </table:table-cell>
          <table:table-cell office:value-type="float" office:value="18.5410250355065" calcext:value-type="float">
            <text:p>18,5410250355</text:p>
          </table:table-cell>
          <table:table-cell office:value-type="float" office:value="18.6784247937657" calcext:value-type="float">
            <text:p>18,6784247938</text:p>
          </table:table-cell>
          <table:table-cell office:value-type="float" office:value="18.998141519828" calcext:value-type="float">
            <text:p>18,9981415198</text:p>
          </table:table-cell>
          <table:table-cell/>
          <table:table-cell office:value-type="float" office:value="0.359" calcext:value-type="float">
            <text:p>0,359</text:p>
          </table:table-cell>
          <table:table-cell office:value-type="float" office:value="18.9456962382164" calcext:value-type="float">
            <text:p>18,9456962382</text:p>
          </table:table-cell>
        </table:table-row>
        <table:table-row table:style-name="ro4">
          <table:table-cell office:value-type="float" office:value="0.361" calcext:value-type="float">
            <text:p>0,361</text:p>
          </table:table-cell>
          <table:table-cell office:value-type="float" office:value="16.3048233249262" calcext:value-type="float">
            <text:p>16,3048233249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19.0872552350327" calcext:value-type="float">
            <text:p>19,087255235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17.116253775162" calcext:value-type="float">
            <text:p>17,1162537752</text:p>
          </table:table-cell>
          <table:table-cell office:value-type="float" office:value="17.7250563568883" calcext:value-type="float">
            <text:p>17,7250563569</text:p>
          </table:table-cell>
          <table:table-cell office:value-type="float" office:value="18.1069484024495" calcext:value-type="float">
            <text:p>18,1069484024</text:p>
          </table:table-cell>
          <table:table-cell office:value-type="float" office:value="18.3647424817079" calcext:value-type="float">
            <text:p>18,3647424817</text:p>
          </table:table-cell>
          <table:table-cell office:value-type="float" office:value="18.5487383809199" calcext:value-type="float">
            <text:p>18,5487383809</text:p>
          </table:table-cell>
          <table:table-cell office:value-type="float" office:value="18.686122706005" calcext:value-type="float">
            <text:p>18,686122706</text:p>
          </table:table-cell>
          <table:table-cell office:value-type="float" office:value="19.0057772738291" calcext:value-type="float">
            <text:p>19,0057772738</text:p>
          </table:table-cell>
          <table:table-cell/>
          <table:table-cell office:value-type="float" office:value="0.361" calcext:value-type="float">
            <text:p>0,361</text:p>
          </table:table-cell>
          <table:table-cell office:value-type="float" office:value="18.9527047217183" calcext:value-type="float">
            <text:p>18,9527047217</text:p>
          </table:table-cell>
        </table:table-row>
        <table:table-row table:style-name="ro4">
          <table:table-cell office:value-type="float" office:value="0.363" calcext:value-type="float">
            <text:p>0,363</text:p>
          </table:table-cell>
          <table:table-cell office:value-type="float" office:value="16.3314190691161" calcext:value-type="float">
            <text:p>16,3314190691</text:p>
          </table:table-cell>
          <table:table-cell/>
          <table:table-cell office:value-type="float" office:value="0.363" calcext:value-type="float">
            <text:p>0,363</text:p>
          </table:table-cell>
          <table:table-cell office:value-type="float" office:value="19.0895252464308" calcext:value-type="float">
            <text:p>19,0895252464</text:p>
          </table:table-cell>
          <table:table-cell/>
          <table:table-cell office:value-type="float" office:value="0.363" calcext:value-type="float">
            <text:p>0,363</text:p>
          </table:table-cell>
          <table:table-cell office:value-type="float" office:value="17.1322375160553" calcext:value-type="float">
            <text:p>17,1322375161</text:p>
          </table:table-cell>
          <table:table-cell office:value-type="float" office:value="17.7357944095696" calcext:value-type="float">
            <text:p>17,7357944096</text:p>
          </table:table-cell>
          <table:table-cell office:value-type="float" office:value="18.1154572292851" calcext:value-type="float">
            <text:p>18,1154572293</text:p>
          </table:table-cell>
          <table:table-cell office:value-type="float" office:value="18.3724034278442" calcext:value-type="float">
            <text:p>18,3724034278</text:p>
          </table:table-cell>
          <table:table-cell office:value-type="float" office:value="18.5561405472222" calcext:value-type="float">
            <text:p>18,5561405472</text:p>
          </table:table-cell>
          <table:table-cell office:value-type="float" office:value="18.6934762123685" calcext:value-type="float">
            <text:p>18,6934762124</text:p>
          </table:table-cell>
          <table:table-cell office:value-type="float" office:value="19.0130410105133" calcext:value-type="float">
            <text:p>19,0130410105</text:p>
          </table:table-cell>
          <table:table-cell/>
          <table:table-cell office:value-type="float" office:value="0.363" calcext:value-type="float">
            <text:p>0,363</text:p>
          </table:table-cell>
          <table:table-cell office:value-type="float" office:value="18.95931576594" calcext:value-type="float">
            <text:p>18,9593157659</text:p>
          </table:table-cell>
        </table:table-row>
        <table:table-row table:style-name="ro4">
          <table:table-cell office:value-type="float" office:value="0.365" calcext:value-type="float">
            <text:p>0,365</text:p>
          </table:table-cell>
          <table:table-cell office:value-type="float" office:value="16.3570565827662" calcext:value-type="float">
            <text:p>16,3570565828</text:p>
          </table:table-cell>
          <table:table-cell/>
          <table:table-cell office:value-type="float" office:value="0.365" calcext:value-type="float">
            <text:p>0,365</text:p>
          </table:table-cell>
          <table:table-cell office:value-type="float" office:value="19.0905070449085" calcext:value-type="float">
            <text:p>19,0905070449</text:p>
          </table:table-cell>
          <table:table-cell/>
          <table:table-cell office:value-type="float" office:value="0.365" calcext:value-type="float">
            <text:p>0,365</text:p>
          </table:table-cell>
          <table:table-cell office:value-type="float" office:value="17.1478712173862" calcext:value-type="float">
            <text:p>17,1478712174</text:p>
          </table:table-cell>
          <table:table-cell office:value-type="float" office:value="17.7463607845625" calcext:value-type="float">
            <text:p>17,7463607846</text:p>
          </table:table-cell>
          <table:table-cell office:value-type="float" office:value="18.1237928913094" calcext:value-type="float">
            <text:p>18,1237928913</text:p>
          </table:table-cell>
          <table:table-cell office:value-type="float" office:value="18.3798384162239" calcext:value-type="float">
            <text:p>18,3798384162</text:p>
          </table:table-cell>
          <table:table-cell office:value-type="float" office:value="18.5632680404344" calcext:value-type="float">
            <text:p>18,5632680404</text:p>
          </table:table-cell>
          <table:table-cell office:value-type="float" office:value="18.7005222933424" calcext:value-type="float">
            <text:p>18,7005222933</text:p>
          </table:table-cell>
          <table:table-cell office:value-type="float" office:value="19.0199649878485" calcext:value-type="float">
            <text:p>19,0199649878</text:p>
          </table:table-cell>
          <table:table-cell/>
          <table:table-cell office:value-type="float" office:value="0.365" calcext:value-type="float">
            <text:p>0,365</text:p>
          </table:table-cell>
          <table:table-cell office:value-type="float" office:value="18.9655626593488" calcext:value-type="float">
            <text:p>18,9655626593</text:p>
          </table:table-cell>
        </table:table-row>
        <table:table-row table:style-name="ro4">
          <table:table-cell office:value-type="float" office:value="0.367" calcext:value-type="float">
            <text:p>0,367</text:p>
          </table:table-cell>
          <table:table-cell office:value-type="float" office:value="16.3817851300913" calcext:value-type="float">
            <text:p>16,3817851301</text:p>
          </table:table-cell>
          <table:table-cell/>
          <table:table-cell office:value-type="float" office:value="0.367" calcext:value-type="float">
            <text:p>0,367</text:p>
          </table:table-cell>
          <table:table-cell office:value-type="float" office:value="19.0900425317991" calcext:value-type="float">
            <text:p>19,0900425318</text:p>
          </table:table-cell>
          <table:table-cell/>
          <table:table-cell office:value-type="float" office:value="0.367" calcext:value-type="float">
            <text:p>0,367</text:p>
          </table:table-cell>
          <table:table-cell office:value-type="float" office:value="17.1631736781984" calcext:value-type="float">
            <text:p>17,1631736782</text:p>
          </table:table-cell>
          <table:table-cell office:value-type="float" office:value="17.756770161447" calcext:value-type="float">
            <text:p>17,7567701614</text:p>
          </table:table-cell>
          <table:table-cell office:value-type="float" office:value="18.1319777155453" calcext:value-type="float">
            <text:p>18,1319777155</text:p>
          </table:table-cell>
          <table:table-cell office:value-type="float" office:value="18.3870766561063" calcext:value-type="float">
            <text:p>18,3870766561</text:p>
          </table:table-cell>
          <table:table-cell office:value-type="float" office:value="18.5701531991109" calcext:value-type="float">
            <text:p>18,5701531991</text:p>
          </table:table-cell>
          <table:table-cell office:value-type="float" office:value="18.7072939408495" calcext:value-type="float">
            <text:p>18,7072939408</text:p>
          </table:table-cell>
          <table:table-cell office:value-type="float" office:value="19.0265781860678" calcext:value-type="float">
            <text:p>19,0265781861</text:p>
          </table:table-cell>
          <table:table-cell/>
          <table:table-cell office:value-type="float" office:value="0.367" calcext:value-type="float">
            <text:p>0,367</text:p>
          </table:table-cell>
          <table:table-cell office:value-type="float" office:value="18.9714753380809" calcext:value-type="float">
            <text:p>18,9714753381</text:p>
          </table:table-cell>
        </table:table-row>
        <table:table-row table:style-name="ro4">
          <table:table-cell office:value-type="float" office:value="0.369" calcext:value-type="float">
            <text:p>0,369</text:p>
          </table:table-cell>
          <table:table-cell office:value-type="float" office:value="16.4056504832054" calcext:value-type="float">
            <text:p>16,4056504832</text:p>
          </table:table-cell>
          <table:table-cell/>
          <table:table-cell office:value-type="float" office:value="0.369" calcext:value-type="float">
            <text:p>0,369</text:p>
          </table:table-cell>
          <table:table-cell office:value-type="float" office:value="19.0879269743448" calcext:value-type="float">
            <text:p>19,0879269743</text:p>
          </table:table-cell>
          <table:table-cell/>
          <table:table-cell office:value-type="float" office:value="0.369" calcext:value-type="float">
            <text:p>0,369</text:p>
          </table:table-cell>
          <table:table-cell office:value-type="float" office:value="17.1781625724256" calcext:value-type="float">
            <text:p>17,1781625724</text:p>
          </table:table-cell>
          <table:table-cell office:value-type="float" office:value="17.7670356844683" calcext:value-type="float">
            <text:p>17,7670356845</text:p>
          </table:table-cell>
          <table:table-cell office:value-type="float" office:value="18.1400311052641" calcext:value-type="float">
            <text:p>18,1400311053</text:p>
          </table:table-cell>
          <table:table-cell office:value-type="float" office:value="18.3941438025207" calcext:value-type="float">
            <text:p>18,3941438025</text:p>
          </table:table-cell>
          <table:table-cell office:value-type="float" office:value="18.5768247472991" calcext:value-type="float">
            <text:p>18,5768247473</text:p>
          </table:table-cell>
          <table:table-cell office:value-type="float" office:value="18.7138206671437" calcext:value-type="float">
            <text:p>18,7138206671</text:p>
          </table:table-cell>
          <table:table-cell office:value-type="float" office:value="19.032906710451" calcext:value-type="float">
            <text:p>19,0329067105</text:p>
          </table:table-cell>
          <table:table-cell/>
          <table:table-cell office:value-type="float" office:value="0.369" calcext:value-type="float">
            <text:p>0,369</text:p>
          </table:table-cell>
          <table:table-cell office:value-type="float" office:value="18.9770808057039" calcext:value-type="float">
            <text:p>18,9770808057</text:p>
          </table:table-cell>
        </table:table-row>
        <table:table-row table:style-name="ro4">
          <table:table-cell office:value-type="float" office:value="0.371" calcext:value-type="float">
            <text:p>0,371</text:p>
          </table:table-cell>
          <table:table-cell office:value-type="float" office:value="16.4286952509962" calcext:value-type="float">
            <text:p>16,428695251</text:p>
          </table:table-cell>
          <table:table-cell/>
          <table:table-cell office:value-type="float" office:value="0.371" calcext:value-type="float">
            <text:p>0,371</text:p>
          </table:table-cell>
          <table:table-cell office:value-type="float" office:value="19.0838956795017" calcext:value-type="float">
            <text:p>19,0838956795</text:p>
          </table:table-cell>
          <table:table-cell/>
          <table:table-cell office:value-type="float" office:value="0.371" calcext:value-type="float">
            <text:p>0,371</text:p>
          </table:table-cell>
          <table:table-cell office:value-type="float" office:value="17.1928545751564" calcext:value-type="float">
            <text:p>17,1928545752</text:p>
          </table:table-cell>
          <table:table-cell office:value-type="float" office:value="17.7771692506903" calcext:value-type="float">
            <text:p>17,7771692507</text:p>
          </table:table-cell>
          <table:table-cell office:value-type="float" office:value="18.147970024647" calcext:value-type="float">
            <text:p>18,1479700246</text:p>
          </table:table-cell>
          <table:table-cell office:value-type="float" office:value="18.4010624628258" calcext:value-type="float">
            <text:p>18,4010624628</text:p>
          </table:table-cell>
          <table:table-cell office:value-type="float" office:value="18.5833082657597" calcext:value-type="float">
            <text:p>18,5833082658</text:p>
          </table:table-cell>
          <table:table-cell office:value-type="float" office:value="18.7201289385359" calcext:value-type="float">
            <text:p>18,7201289385</text:p>
          </table:table-cell>
          <table:table-cell office:value-type="float" office:value="19.03897413322" calcext:value-type="float">
            <text:p>19,0389741332</text:p>
          </table:table-cell>
          <table:table-cell/>
          <table:table-cell office:value-type="float" office:value="0.371" calcext:value-type="float">
            <text:p>0,371</text:p>
          </table:table-cell>
          <table:table-cell office:value-type="float" office:value="18.9824034905824" calcext:value-type="float">
            <text:p>18,9824034906</text:p>
          </table:table-cell>
        </table:table-row>
        <table:table-row table:style-name="ro4">
          <table:table-cell office:value-type="float" office:value="0.373" calcext:value-type="float">
            <text:p>0,373</text:p>
          </table:table-cell>
          <table:table-cell office:value-type="float" office:value="16.4509591469976" calcext:value-type="float">
            <text:p>16,450959147</text:p>
          </table:table-cell>
          <table:table-cell/>
          <table:table-cell office:value-type="float" office:value="0.373" calcext:value-type="float">
            <text:p>0,373</text:p>
          </table:table-cell>
          <table:table-cell office:value-type="float" office:value="19.0776052238953" calcext:value-type="float">
            <text:p>19,0776052239</text:p>
          </table:table-cell>
          <table:table-cell/>
          <table:table-cell office:value-type="float" office:value="0.373" calcext:value-type="float">
            <text:p>0,373</text:p>
          </table:table-cell>
          <table:table-cell office:value-type="float" office:value="17.2072654567846" calcext:value-type="float">
            <text:p>17,2072654568</text:p>
          </table:table-cell>
          <table:table-cell office:value-type="float" office:value="17.7871817287148" calcext:value-type="float">
            <text:p>17,7871817287</text:p>
          </table:table-cell>
          <table:table-cell office:value-type="float" office:value="18.1558093928502" calcext:value-type="float">
            <text:p>18,1558093929</text:p>
          </table:table-cell>
          <table:table-cell office:value-type="float" office:value="18.4078526202718" calcext:value-type="float">
            <text:p>18,4078526203</text:p>
          </table:table-cell>
          <table:table-cell office:value-type="float" office:value="18.5896265892334" calcext:value-type="float">
            <text:p>18,5896265892</text:p>
          </table:table-cell>
          <table:table-cell office:value-type="float" office:value="18.7262425414421" calcext:value-type="float">
            <text:p>18,7262425414</text:p>
          </table:table-cell>
          <table:table-cell office:value-type="float" office:value="19.0448017808173" calcext:value-type="float">
            <text:p>19,0448017808</text:p>
          </table:table-cell>
          <table:table-cell/>
          <table:table-cell office:value-type="float" office:value="0.373" calcext:value-type="float">
            <text:p>0,373</text:p>
          </table:table-cell>
          <table:table-cell office:value-type="float" office:value="18.9874655473747" calcext:value-type="float">
            <text:p>18,9874655474</text:p>
          </table:table-cell>
        </table:table-row>
        <table:table-row table:style-name="ro4">
          <table:table-cell office:value-type="float" office:value="0.375" calcext:value-type="float">
            <text:p>0,375</text:p>
          </table:table-cell>
          <table:table-cell office:value-type="float" office:value="16.4724792500542" calcext:value-type="float">
            <text:p>16,4724792501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19.0686066079785" calcext:value-type="float">
            <text:p>19,068606608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17.2214101798149" calcext:value-type="float">
            <text:p>17,2214101798</text:p>
          </table:table-cell>
          <table:table-cell office:value-type="float" office:value="17.7970831435377" calcext:value-type="float">
            <text:p>17,7970831435</text:p>
          </table:table-cell>
          <table:table-cell office:value-type="float" office:value="18.1635624195889" calcext:value-type="float">
            <text:p>18,1635624196</text:p>
          </table:table-cell>
          <table:table-cell office:value-type="float" office:value="18.414532001253" calcext:value-type="float">
            <text:p>18,4145320013</text:p>
          </table:table-cell>
          <table:table-cell office:value-type="float" office:value="18.5958001529156" calcext:value-type="float">
            <text:p>18,5958001529</text:p>
          </table:table-cell>
          <table:table-cell office:value-type="float" office:value="18.7321829016368" calcext:value-type="float">
            <text:p>18,7321829016</text:p>
          </table:table-cell>
          <table:table-cell office:value-type="float" office:value="19.0504089831881" calcext:value-type="float">
            <text:p>19,0504089832</text:p>
          </table:table-cell>
          <table:table-cell/>
          <table:table-cell office:value-type="float" office:value="0.375" calcext:value-type="float">
            <text:p>0,375</text:p>
          </table:table-cell>
          <table:table-cell office:value-type="float" office:value="18.9922871198439" calcext:value-type="float">
            <text:p>18,9922871198</text:p>
          </table:table-cell>
        </table:table-row>
        <table:table-row table:style-name="ro4">
          <table:table-cell office:value-type="float" office:value="0.377" calcext:value-type="float">
            <text:p>0,377</text:p>
          </table:table-cell>
          <table:table-cell office:value-type="float" office:value="16.4932902382983" calcext:value-type="float">
            <text:p>16,4932902383</text:p>
          </table:table-cell>
          <table:table-cell/>
          <table:table-cell office:value-type="float" office:value="0.377" calcext:value-type="float">
            <text:p>0,377</text:p>
          </table:table-cell>
          <table:table-cell office:value-type="float" office:value="19.0563060967299" calcext:value-type="float">
            <text:p>19,0563060967</text:p>
          </table:table-cell>
          <table:table-cell/>
          <table:table-cell office:value-type="float" office:value="0.377" calcext:value-type="float">
            <text:p>0,377</text:p>
          </table:table-cell>
          <table:table-cell office:value-type="float" office:value="17.2353029863382" calcext:value-type="float">
            <text:p>17,2353029863</text:p>
          </table:table-cell>
          <table:table-cell office:value-type="float" office:value="17.8068828272734" calcext:value-type="float">
            <text:p>17,8068828273</text:p>
          </table:table-cell>
          <table:table-cell office:value-type="float" office:value="18.1712408862589" calcext:value-type="float">
            <text:p>18,1712408863</text:p>
          </table:table-cell>
          <table:table-cell office:value-type="float" office:value="18.4211163900097" calcext:value-type="float">
            <text:p>18,42111639</text:p>
          </table:table-cell>
          <table:table-cell office:value-type="float" office:value="18.6018472916745" calcext:value-type="float">
            <text:p>18,6018472917</text:p>
          </table:table-cell>
          <table:table-cell office:value-type="float" office:value="18.73796936019" calcext:value-type="float">
            <text:p>18,7379693602</text:p>
          </table:table-cell>
          <table:table-cell office:value-type="float" office:value="19.0558132880364" calcext:value-type="float">
            <text:p>19,055813288</text:p>
          </table:table-cell>
          <table:table-cell/>
          <table:table-cell office:value-type="float" office:value="0.377" calcext:value-type="float">
            <text:p>0,377</text:p>
          </table:table-cell>
          <table:table-cell office:value-type="float" office:value="18.9968865681502" calcext:value-type="float">
            <text:p>18,9968865682</text:p>
          </table:table-cell>
        </table:table-row>
        <table:table-row table:style-name="ro4">
          <table:table-cell office:value-type="float" office:value="0.379" calcext:value-type="float">
            <text:p>0,379</text:p>
          </table:table-cell>
          <table:table-cell office:value-type="float" office:value="16.513424575803" calcext:value-type="float">
            <text:p>16,5134245758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19.0399067554562" calcext:value-type="float">
            <text:p>19,0399067555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17.248957460298" calcext:value-type="float">
            <text:p>17,2489574603</text:p>
          </table:table-cell>
          <table:table-cell office:value-type="float" office:value="17.816589530759" calcext:value-type="float">
            <text:p>17,8165895308</text:p>
          </table:table-cell>
          <table:table-cell office:value-type="float" office:value="18.1788553724955" calcext:value-type="float">
            <text:p>18,1788553725</text:p>
          </table:table-cell>
          <table:table-cell office:value-type="float" office:value="18.427619891164" calcext:value-type="float">
            <text:p>18,4276198912</text:p>
          </table:table-cell>
          <table:table-cell office:value-type="float" office:value="18.6077844925983" calcext:value-type="float">
            <text:p>18,6077844926</text:p>
          </table:table-cell>
          <table:table-cell office:value-type="float" office:value="18.7436194068935" calcext:value-type="float">
            <text:p>18,7436194069</text:p>
          </table:table-cell>
          <table:table-cell office:value-type="float" office:value="19.0610306408703" calcext:value-type="float">
            <text:p>19,0610306409</text:p>
          </table:table-cell>
          <table:table-cell/>
          <table:table-cell office:value-type="float" office:value="0.379" calcext:value-type="float">
            <text:p>0,379</text:p>
          </table:table-cell>
          <table:table-cell office:value-type="float" office:value="19.0012806615343" calcext:value-type="float">
            <text:p>19,0012806615</text:p>
          </table:table-cell>
        </table:table-row>
        <table:table-row table:style-name="ro4">
          <table:table-cell office:value-type="float" office:value="0.381" calcext:value-type="float">
            <text:p>0,381</text:p>
          </table:table-cell>
          <table:table-cell office:value-type="float" office:value="16.5329127053978" calcext:value-type="float">
            <text:p>16,5329127054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19.0183187739172" calcext:value-type="float">
            <text:p>19,0183187739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17.2623866006547" calcext:value-type="float">
            <text:p>17,2623866007</text:p>
          </table:table-cell>
          <table:table-cell office:value-type="float" office:value="17.8262115267625" calcext:value-type="float">
            <text:p>17,8262115268</text:p>
          </table:table-cell>
          <table:table-cell office:value-type="float" office:value="18.1864154551984" calcext:value-type="float">
            <text:p>18,1864154552</text:p>
          </table:table-cell>
          <table:table-cell office:value-type="float" office:value="18.4340551625467" calcext:value-type="float">
            <text:p>18,4340551625</text:p>
          </table:table-cell>
          <table:table-cell office:value-type="float" office:value="18.6136266201242" calcext:value-type="float">
            <text:p>18,6136266201</text:p>
          </table:table-cell>
          <table:table-cell office:value-type="float" office:value="18.749148888331" calcext:value-type="float">
            <text:p>18,7491488883</text:p>
          </table:table-cell>
          <table:table-cell office:value-type="float" office:value="19.0660755443788" calcext:value-type="float">
            <text:p>19,0660755444</text:p>
          </table:table-cell>
          <table:table-cell/>
          <table:table-cell office:value-type="float" office:value="0.381" calcext:value-type="float">
            <text:p>0,381</text:p>
          </table:table-cell>
          <table:table-cell office:value-type="float" office:value="19.0054847504538" calcext:value-type="float">
            <text:p>19,0054847505</text:p>
          </table:table-cell>
        </table:table-row>
        <table:table-row table:style-name="ro4">
          <table:table-cell office:value-type="float" office:value="0.383" calcext:value-type="float">
            <text:p>0,383</text:p>
          </table:table-cell>
          <table:table-cell office:value-type="float" office:value="16.5517832065317" calcext:value-type="float">
            <text:p>16,5517832065</text:p>
          </table:table-cell>
          <table:table-cell/>
          <table:table-cell office:value-type="float" office:value="0.383" calcext:value-type="float">
            <text:p>0,383</text:p>
          </table:table-cell>
          <table:table-cell office:value-type="float" office:value="18.9900174438619" calcext:value-type="float">
            <text:p>18,9900174439</text:p>
          </table:table-cell>
          <table:table-cell/>
          <table:table-cell office:value-type="float" office:value="0.383" calcext:value-type="float">
            <text:p>0,383</text:p>
          </table:table-cell>
          <table:table-cell office:value-type="float" office:value="17.2756028765562" calcext:value-type="float">
            <text:p>17,2756028766</text:p>
          </table:table-cell>
          <table:table-cell office:value-type="float" office:value="17.83575668793" calcext:value-type="float">
            <text:p>17,8357566879</text:p>
          </table:table-cell>
          <table:table-cell office:value-type="float" office:value="18.1939298699251" calcext:value-type="float">
            <text:p>18,1939298699</text:p>
          </table:table-cell>
          <table:table-cell office:value-type="float" office:value="18.4404336105242" calcext:value-type="float">
            <text:p>18,4404336105</text:p>
          </table:table-cell>
          <table:table-cell office:value-type="float" office:value="18.6193871072634" calcext:value-type="float">
            <text:p>18,6193871073</text:p>
          </table:table-cell>
          <table:table-cell office:value-type="float" office:value="18.7545721850443" calcext:value-type="float">
            <text:p>18,754572185</text:p>
          </table:table-cell>
          <table:table-cell office:value-type="float" office:value="19.0709611929075" calcext:value-type="float">
            <text:p>19,0709611929</text:p>
          </table:table-cell>
          <table:table-cell/>
          <table:table-cell office:value-type="float" office:value="0.383" calcext:value-type="float">
            <text:p>0,383</text:p>
          </table:table-cell>
          <table:table-cell office:value-type="float" office:value="19.009512913906" calcext:value-type="float">
            <text:p>19,0095129139</text:p>
          </table:table-cell>
        </table:table-row>
        <table:table-row table:style-name="ro4">
          <table:table-cell office:value-type="float" office:value="0.385" calcext:value-type="float">
            <text:p>0,385</text:p>
          </table:table-cell>
          <table:table-cell office:value-type="float" office:value="16.5700629381747" calcext:value-type="float">
            <text:p>16,5700629382</text:p>
          </table:table-cell>
          <table:table-cell/>
          <table:table-cell office:value-type="float" office:value="0.385" calcext:value-type="float">
            <text:p>0,385</text:p>
          </table:table-cell>
          <table:table-cell office:value-type="float" office:value="18.9528096324068" calcext:value-type="float">
            <text:p>18,9528096324</text:p>
          </table:table-cell>
          <table:table-cell/>
          <table:table-cell office:value-type="float" office:value="0.385" calcext:value-type="float">
            <text:p>0,385</text:p>
          </table:table-cell>
          <table:table-cell office:value-type="float" office:value="17.2886182776274" calcext:value-type="float">
            <text:p>17,2886182776</text:p>
          </table:table-cell>
          <table:table-cell office:value-type="float" office:value="17.8452325517843" calcext:value-type="float">
            <text:p>17,8452325518</text:p>
          </table:table-cell>
          <table:table-cell office:value-type="float" office:value="18.2014066466959" calcext:value-type="float">
            <text:p>18,2014066467</text:p>
          </table:table-cell>
          <table:table-cell office:value-type="float" office:value="18.4467655580493" calcext:value-type="float">
            <text:p>18,446765558</text:p>
          </table:table-cell>
          <table:table-cell office:value-type="float" office:value="18.6250781216945" calcext:value-type="float">
            <text:p>18,6250781217</text:p>
          </table:table-cell>
          <table:table-cell office:value-type="float" office:value="18.7599023656257" calcext:value-type="float">
            <text:p>18,7599023656</text:p>
          </table:table-cell>
          <table:table-cell office:value-type="float" office:value="19.0756995882222" calcext:value-type="float">
            <text:p>19,0756995882</text:p>
          </table:table-cell>
          <table:table-cell/>
          <table:table-cell office:value-type="float" office:value="0.385" calcext:value-type="float">
            <text:p>0,385</text:p>
          </table:table-cell>
          <table:table-cell office:value-type="float" office:value="19.0133780884275" calcext:value-type="float">
            <text:p>19,0133780884</text:p>
          </table:table-cell>
        </table:table-row>
        <table:table-row table:style-name="ro4">
          <table:table-cell office:value-type="float" office:value="0.387" calcext:value-type="float">
            <text:p>0,387</text:p>
          </table:table-cell>
          <table:table-cell office:value-type="float" office:value="16.5877771835341" calcext:value-type="float">
            <text:p>16,5877771835</text:p>
          </table:table-cell>
          <table:table-cell/>
          <table:table-cell office:value-type="float" office:value="0.387" calcext:value-type="float">
            <text:p>0,387</text:p>
          </table:table-cell>
          <table:table-cell office:value-type="float" office:value="18.9034322756381" calcext:value-type="float">
            <text:p>18,9034322756</text:p>
          </table:table-cell>
          <table:table-cell/>
          <table:table-cell office:value-type="float" office:value="0.387" calcext:value-type="float">
            <text:p>0,387</text:p>
          </table:table-cell>
          <table:table-cell office:value-type="float" office:value="17.3014443719265" calcext:value-type="float">
            <text:p>17,3014443719</text:p>
          </table:table-cell>
          <table:table-cell office:value-type="float" office:value="17.8546463840183" calcext:value-type="float">
            <text:p>17,854646384</text:p>
          </table:table-cell>
          <table:table-cell office:value-type="float" office:value="18.2088532310977" calcext:value-type="float">
            <text:p>18,2088532311</text:p>
          </table:table-cell>
          <table:table-cell office:value-type="float" office:value="18.4530603947038" calcext:value-type="float">
            <text:p>18,4530603947</text:p>
          </table:table-cell>
          <table:table-cell office:value-type="float" office:value="18.6307107146574" calcext:value-type="float">
            <text:p>18,6307107147</text:p>
          </table:table-cell>
          <table:table-cell office:value-type="float" office:value="18.76515132479" calcext:value-type="float">
            <text:p>18,7651513248</text:p>
          </table:table-cell>
          <table:table-cell office:value-type="float" office:value="19.080301642124" calcext:value-type="float">
            <text:p>19,0803016421</text:p>
          </table:table-cell>
          <table:table-cell/>
          <table:table-cell office:value-type="float" office:value="0.387" calcext:value-type="float">
            <text:p>0,387</text:p>
          </table:table-cell>
          <table:table-cell office:value-type="float" office:value="19.0170921846645" calcext:value-type="float">
            <text:p>19,0170921847</text:p>
          </table:table-cell>
        </table:table-row>
        <table:table-row table:style-name="ro4">
          <table:table-cell office:value-type="float" office:value="0.389" calcext:value-type="float">
            <text:p>0,389</text:p>
          </table:table-cell>
          <table:table-cell office:value-type="float" office:value="16.6049497589083" calcext:value-type="float">
            <text:p>16,6049497589</text:p>
          </table:table-cell>
          <table:table-cell/>
          <table:table-cell office:value-type="float" office:value="0.389" calcext:value-type="float">
            <text:p>0,389</text:p>
          </table:table-cell>
          <table:table-cell office:value-type="float" office:value="18.8368241131465" calcext:value-type="float">
            <text:p>18,8368241131</text:p>
          </table:table-cell>
          <table:table-cell/>
          <table:table-cell office:value-type="float" office:value="0.389" calcext:value-type="float">
            <text:p>0,389</text:p>
          </table:table-cell>
          <table:table-cell office:value-type="float" office:value="17.3140923426032" calcext:value-type="float">
            <text:p>17,3140923426</text:p>
          </table:table-cell>
          <table:table-cell office:value-type="float" office:value="17.86400522097" calcext:value-type="float">
            <text:p>17,864005221</text:p>
          </table:table-cell>
          <table:table-cell office:value-type="float" office:value="18.2162765778216" calcext:value-type="float">
            <text:p>18,2162765778</text:p>
          </table:table-cell>
          <table:table-cell office:value-type="float" office:value="18.4593266986318" calcext:value-type="float">
            <text:p>18,4593266986</text:p>
          </table:table-cell>
          <table:table-cell office:value-type="float" office:value="18.6362949441134" calcext:value-type="float">
            <text:p>18,6362949441</text:p>
          </table:table-cell>
          <table:table-cell office:value-type="float" office:value="18.7703298979721" calcext:value-type="float">
            <text:p>18,770329898</text:p>
          </table:table-cell>
          <table:table-cell office:value-type="float" office:value="19.0847772601013" calcext:value-type="float">
            <text:p>19,0847772601</text:p>
          </table:table-cell>
          <table:table-cell/>
          <table:table-cell office:value-type="float" office:value="0.389" calcext:value-type="float">
            <text:p>0,389</text:p>
          </table:table-cell>
          <table:table-cell office:value-type="float" office:value="19.0206661856099" calcext:value-type="float">
            <text:p>19,0206661856</text:p>
          </table:table-cell>
        </table:table-row>
        <table:table-row table:style-name="ro4">
          <table:table-cell office:value-type="float" office:value="0.391" calcext:value-type="float">
            <text:p>0,391</text:p>
          </table:table-cell>
          <table:table-cell office:value-type="float" office:value="16.6216031291945" calcext:value-type="float">
            <text:p>16,6216031292</text:p>
          </table:table-cell>
          <table:table-cell/>
          <table:table-cell office:value-type="float" office:value="0.391" calcext:value-type="float">
            <text:p>0,391</text:p>
          </table:table-cell>
          <table:table-cell office:value-type="float" office:value="18.744716755142" calcext:value-type="float">
            <text:p>18,7447167551</text:p>
          </table:table-cell>
          <table:table-cell/>
          <table:table-cell office:value-type="float" office:value="0.391" calcext:value-type="float">
            <text:p>0,391</text:p>
          </table:table-cell>
          <table:table-cell office:value-type="float" office:value="17.3265730352792" calcext:value-type="float">
            <text:p>17,3265730353</text:p>
          </table:table-cell>
          <table:table-cell office:value-type="float" office:value="17.8733159155999" calcext:value-type="float">
            <text:p>17,8733159156</text:p>
          </table:table-cell>
          <table:table-cell office:value-type="float" office:value="18.2236832370395" calcext:value-type="float">
            <text:p>18,223683237</text:p>
          </table:table-cell>
          <table:table-cell office:value-type="float" office:value="18.4655723473405" calcext:value-type="float">
            <text:p>18,4655723473</text:p>
          </table:table-cell>
          <table:table-cell office:value-type="float" office:value="18.6418399866109" calcext:value-type="float">
            <text:p>18,6418399866</text:p>
          </table:table-cell>
          <table:table-cell office:value-type="float" office:value="18.7754479651677" calcext:value-type="float">
            <text:p>18,7754479652</text:p>
          </table:table-cell>
          <table:table-cell office:value-type="float" office:value="19.0891354159781" calcext:value-type="float">
            <text:p>19,089135416</text:p>
          </table:table-cell>
          <table:table-cell/>
          <table:table-cell office:value-type="float" office:value="0.391" calcext:value-type="float">
            <text:p>0,391</text:p>
          </table:table-cell>
          <table:table-cell office:value-type="float" office:value="19.0241102369932" calcext:value-type="float">
            <text:p>19,024110237</text:p>
          </table:table-cell>
        </table:table-row>
        <table:table-row table:style-name="ro4">
          <table:table-cell office:value-type="float" office:value="0.393" calcext:value-type="float">
            <text:p>0,393</text:p>
          </table:table-cell>
          <table:table-cell office:value-type="float" office:value="16.6377584991302" calcext:value-type="float">
            <text:p>16,6377584991</text:p>
          </table:table-cell>
          <table:table-cell/>
          <table:table-cell office:value-type="float" office:value="0.393" calcext:value-type="float">
            <text:p>0,393</text:p>
          </table:table-cell>
          <table:table-cell office:value-type="float" office:value="18.6126890180151" calcext:value-type="float">
            <text:p>18,612689018</text:p>
          </table:table-cell>
          <table:table-cell/>
          <table:table-cell office:value-type="float" office:value="0.393" calcext:value-type="float">
            <text:p>0,393</text:p>
          </table:table-cell>
          <table:table-cell office:value-type="float" office:value="17.3388969894061" calcext:value-type="float">
            <text:p>17,3388969894</text:p>
          </table:table-cell>
          <table:table-cell office:value-type="float" office:value="17.8825851688673" calcext:value-type="float">
            <text:p>17,8825851689</text:p>
          </table:table-cell>
          <table:table-cell office:value-type="float" office:value="18.231079421009" calcext:value-type="float">
            <text:p>18,231079421</text:p>
          </table:table-cell>
          <table:table-cell office:value-type="float" office:value="18.4718046074221" calcext:value-type="float">
            <text:p>18,4718046074</text:p>
          </table:table-cell>
          <table:table-cell office:value-type="float" office:value="18.647354229424" calcext:value-type="float">
            <text:p>18,6473542294</text:p>
          </table:table-cell>
          <table:table-cell office:value-type="float" office:value="18.7805145366126" calcext:value-type="float">
            <text:p>18,7805145366</text:p>
          </table:table-cell>
          <table:table-cell office:value-type="float" office:value="19.0933842117401" calcext:value-type="float">
            <text:p>19,0933842117</text:p>
          </table:table-cell>
          <table:table-cell/>
          <table:table-cell office:value-type="float" office:value="0.393" calcext:value-type="float">
            <text:p>0,393</text:p>
          </table:table-cell>
          <table:table-cell office:value-type="float" office:value="19.0274337239511" calcext:value-type="float">
            <text:p>19,027433724</text:p>
          </table:table-cell>
        </table:table-row>
        <table:table-row table:style-name="ro4">
          <table:table-cell office:value-type="float" office:value="0.395" calcext:value-type="float">
            <text:p>0,395</text:p>
          </table:table-cell>
          <table:table-cell office:value-type="float" office:value="16.6534359105948" calcext:value-type="float">
            <text:p>16,6534359106</text:p>
          </table:table-cell>
          <table:table-cell/>
          <table:table-cell office:value-type="float" office:value="0.395" calcext:value-type="float">
            <text:p>0,395</text:p>
          </table:table-cell>
          <table:table-cell office:value-type="float" office:value="18.41341735625" calcext:value-type="float">
            <text:p>18,4134173563</text:p>
          </table:table-cell>
          <table:table-cell/>
          <table:table-cell office:value-type="float" office:value="0.395" calcext:value-type="float">
            <text:p>0,395</text:p>
          </table:table-cell>
          <table:table-cell office:value-type="float" office:value="17.3510744817123" calcext:value-type="float">
            <text:p>17,3510744817</text:p>
          </table:table-cell>
          <table:table-cell office:value-type="float" office:value="17.8918195673518" calcext:value-type="float">
            <text:p>17,8918195674</text:p>
          </table:table-cell>
          <table:table-cell office:value-type="float" office:value="18.2384710681712" calcext:value-type="float">
            <text:p>18,2384710682</text:p>
          </table:table-cell>
          <table:table-cell office:value-type="float" office:value="18.4780302175596" calcext:value-type="float">
            <text:p>18,4780302176</text:p>
          </table:table-cell>
          <table:table-cell office:value-type="float" office:value="18.6528453551583" calcext:value-type="float">
            <text:p>18,6528453552</text:p>
          </table:table-cell>
          <table:table-cell office:value-type="float" office:value="18.7855378310023" calcext:value-type="float">
            <text:p>18,785537831</text:p>
          </table:table-cell>
          <table:table-cell office:value-type="float" office:value="19.0975309309124" calcext:value-type="float">
            <text:p>19,0975309309</text:p>
          </table:table-cell>
          <table:table-cell/>
          <table:table-cell office:value-type="float" office:value="0.395" calcext:value-type="float">
            <text:p>0,395</text:p>
          </table:table-cell>
          <table:table-cell office:value-type="float" office:value="19.0306453428929" calcext:value-type="float">
            <text:p>19,0306453429</text:p>
          </table:table-cell>
        </table:table-row>
        <table:table-row table:style-name="ro4">
          <table:table-cell office:value-type="float" office:value="0.397" calcext:value-type="float">
            <text:p>0,397</text:p>
          </table:table-cell>
          <table:table-cell office:value-type="float" office:value="16.668654321555" calcext:value-type="float">
            <text:p>16,6686543216</text:p>
          </table:table-cell>
          <table:table-cell/>
          <table:table-cell office:value-type="float" office:value="0.397" calcext:value-type="float">
            <text:p>0,397</text:p>
          </table:table-cell>
          <table:table-cell office:value-type="float" office:value="18.0895130461456" calcext:value-type="float">
            <text:p>18,0895130461</text:p>
          </table:table-cell>
          <table:table-cell/>
          <table:table-cell office:value-type="float" office:value="0.397" calcext:value-type="float">
            <text:p>0,397</text:p>
          </table:table-cell>
          <table:table-cell office:value-type="float" office:value="17.3631155575763" calcext:value-type="float">
            <text:p>17,3631155576</text:p>
          </table:table-cell>
          <table:table-cell office:value-type="float" office:value="17.901025610436" calcext:value-type="float">
            <text:p>17,9010256104</text:p>
          </table:table-cell>
          <table:table-cell office:value-type="float" office:value="18.2458638928077" calcext:value-type="float">
            <text:p>18,2458638928</text:p>
          </table:table-cell>
          <table:table-cell office:value-type="float" office:value="18.4842554553565" calcext:value-type="float">
            <text:p>18,4842554554</text:p>
          </table:table-cell>
          <table:table-cell office:value-type="float" office:value="18.6583204107825" calcext:value-type="float">
            <text:p>18,6583204108</text:p>
          </table:table-cell>
          <table:table-cell office:value-type="float" office:value="18.7905253391593" calcext:value-type="float">
            <text:p>18,7905253392</text:p>
          </table:table-cell>
          <table:table-cell office:value-type="float" office:value="19.10158207988" calcext:value-type="float">
            <text:p>19,1015820799</text:p>
          </table:table-cell>
          <table:table-cell/>
          <table:table-cell office:value-type="float" office:value="0.397" calcext:value-type="float">
            <text:p>0,397</text:p>
          </table:table-cell>
          <table:table-cell office:value-type="float" office:value="19.0337531629527" calcext:value-type="float">
            <text:p>19,033753163</text:p>
          </table:table-cell>
        </table:table-row>
        <table:table-row table:style-name="ro4">
          <table:table-cell office:value-type="float" office:value="0.399" calcext:value-type="float">
            <text:p>0,399</text:p>
          </table:table-cell>
          <table:table-cell office:value-type="float" office:value="16.683431683781" calcext:value-type="float">
            <text:p>16,6834316838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17.504745707481" calcext:value-type="float">
            <text:p>17,5047457075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17.375030066489" calcext:value-type="float">
            <text:p>17,3750300665</text:p>
          </table:table-cell>
          <table:table-cell office:value-type="float" office:value="17.9102097390842" calcext:value-type="float">
            <text:p>17,9102097391</text:p>
          </table:table-cell>
          <table:table-cell office:value-type="float" office:value="18.2532634303434" calcext:value-type="float">
            <text:p>18,2532634303</text:p>
          </table:table-cell>
          <table:table-cell office:value-type="float" office:value="18.4904861964363" calcext:value-type="float">
            <text:p>18,4904861964</text:p>
          </table:table-cell>
          <table:table-cell office:value-type="float" office:value="18.6637858682333" calcext:value-type="float">
            <text:p>18,6637858682</text:p>
          </table:table-cell>
          <table:table-cell office:value-type="float" office:value="18.7954838793857" calcext:value-type="float">
            <text:p>18,7954838794</text:p>
          </table:table-cell>
          <table:table-cell office:value-type="float" office:value="19.1055434220088" calcext:value-type="float">
            <text:p>19,105543422</text:p>
          </table:table-cell>
          <table:table-cell/>
          <table:table-cell office:value-type="float" office:value="0.399" calcext:value-type="float">
            <text:p>0,399</text:p>
          </table:table-cell>
          <table:table-cell office:value-type="float" office:value="19.0367646823561" calcext:value-type="float">
            <text:p>19,0367646824</text:p>
          </table:table-cell>
        </table:table-row>
        <table:table-row table:style-name="ro4">
          <table:table-cell office:value-type="float" office:value="0.401" calcext:value-type="float">
            <text:p>0,401</text:p>
          </table:table-cell>
          <table:table-cell office:value-type="float" office:value="16.6977850056045" calcext:value-type="float">
            <text:p>16,6977850056</text:p>
          </table:table-cell>
          <table:table-cell/>
          <table:table-cell office:value-type="float" office:value="0.401" calcext:value-type="float">
            <text:p>0,401</text:p>
          </table:table-cell>
          <table:table-cell office:value-type="float" office:value="17.2187592589641" calcext:value-type="float">
            <text:p>17,218759259</text:p>
          </table:table-cell>
          <table:table-cell/>
          <table:table-cell office:value-type="float" office:value="0.401" calcext:value-type="float">
            <text:p>0,401</text:p>
          </table:table-cell>
          <table:table-cell office:value-type="float" office:value="17.3868276882025" calcext:value-type="float">
            <text:p>17,3868276882</text:p>
          </table:table-cell>
          <table:table-cell office:value-type="float" office:value="17.9193783569566" calcext:value-type="float">
            <text:p>17,919378357</text:p>
          </table:table-cell>
          <table:table-cell office:value-type="float" office:value="18.2606750717558" calcext:value-type="float">
            <text:p>18,2606750718</text:p>
          </table:table-cell>
          <table:table-cell office:value-type="float" office:value="18.4967279606708" calcext:value-type="float">
            <text:p>18,4967279607</text:p>
          </table:table-cell>
          <table:table-cell office:value-type="float" office:value="18.6692476721943" calcext:value-type="float">
            <text:p>18,6692476722</text:p>
          </table:table-cell>
          <table:table-cell office:value-type="float" office:value="18.8004196405788" calcext:value-type="float">
            <text:p>18,8004196406</text:p>
          </table:table-cell>
          <table:table-cell office:value-type="float" office:value="19.1094200014178" calcext:value-type="float">
            <text:p>19,1094200014</text:p>
          </table:table-cell>
          <table:table-cell/>
          <table:table-cell office:value-type="float" office:value="0.401" calcext:value-type="float">
            <text:p>0,401</text:p>
          </table:table-cell>
          <table:table-cell office:value-type="float" office:value="19.0396868767211" calcext:value-type="float">
            <text:p>19,0396868767</text:p>
          </table:table-cell>
        </table:table-row>
        <table:table-row table:style-name="ro4">
          <table:table-cell office:value-type="float" office:value="0.403" calcext:value-type="float">
            <text:p>0,403</text:p>
          </table:table-cell>
          <table:table-cell office:value-type="float" office:value="16.711730422752" calcext:value-type="float">
            <text:p>16,7117304228</text:p>
          </table:table-cell>
          <table:table-cell/>
          <table:table-cell office:value-type="float" office:value="0.403" calcext:value-type="float">
            <text:p>0,403</text:p>
          </table:table-cell>
          <table:table-cell office:value-type="float" office:value="17.1205107315287" calcext:value-type="float">
            <text:p>17,1205107315</text:p>
          </table:table-cell>
          <table:table-cell/>
          <table:table-cell office:value-type="float" office:value="0.403" calcext:value-type="float">
            <text:p>0,403</text:p>
          </table:table-cell>
          <table:table-cell office:value-type="float" office:value="17.3985179706018" calcext:value-type="float">
            <text:p>17,3985179706</text:p>
          </table:table-cell>
          <table:table-cell office:value-type="float" office:value="17.9285378591336" calcext:value-type="float">
            <text:p>17,9285378591</text:p>
          </table:table-cell>
          <table:table-cell office:value-type="float" office:value="18.2681040993859" calcext:value-type="float">
            <text:p>18,2681040994</text:p>
          </table:table-cell>
          <table:table-cell office:value-type="float" office:value="18.5029859557016" calcext:value-type="float">
            <text:p>18,5029859557</text:p>
          </table:table-cell>
          <table:table-cell office:value-type="float" office:value="18.6747112836318" calcext:value-type="float">
            <text:p>18,6747112836</text:p>
          </table:table-cell>
          <table:table-cell office:value-type="float" office:value="18.8053382205856" calcext:value-type="float">
            <text:p>18,8053382206</text:p>
          </table:table-cell>
          <table:table-cell office:value-type="float" office:value="19.1132161622459" calcext:value-type="float">
            <text:p>19,1132161622</text:p>
          </table:table-cell>
          <table:table-cell/>
          <table:table-cell office:value-type="float" office:value="0.403" calcext:value-type="float">
            <text:p>0,403</text:p>
          </table:table-cell>
          <table:table-cell office:value-type="float" office:value="19.0425262457665" calcext:value-type="float">
            <text:p>19,0425262458</text:p>
          </table:table-cell>
        </table:table-row>
        <table:table-row table:style-name="ro4">
          <table:table-cell office:value-type="float" office:value="0.405" calcext:value-type="float">
            <text:p>0,405</text:p>
          </table:table-cell>
          <table:table-cell office:value-type="float" office:value="16.7252832505044" calcext:value-type="float">
            <text:p>16,7252832505</text:p>
          </table:table-cell>
          <table:table-cell/>
          <table:table-cell office:value-type="float" office:value="0.405" calcext:value-type="float">
            <text:p>0,405</text:p>
          </table:table-cell>
          <table:table-cell office:value-type="float" office:value="17.0529461734919" calcext:value-type="float">
            <text:p>17,0529461735</text:p>
          </table:table-cell>
          <table:table-cell/>
          <table:table-cell office:value-type="float" office:value="0.405" calcext:value-type="float">
            <text:p>0,405</text:p>
          </table:table-cell>
          <table:table-cell office:value-type="float" office:value="17.4101103545136" calcext:value-type="float">
            <text:p>17,4101103545</text:p>
          </table:table-cell>
          <table:table-cell office:value-type="float" office:value="17.9376946508942" calcext:value-type="float">
            <text:p>17,9376946509</text:p>
          </table:table-cell>
          <table:table-cell office:value-type="float" office:value="18.2755557109132" calcext:value-type="float">
            <text:p>18,2755557109</text:p>
          </table:table-cell>
          <table:table-cell office:value-type="float" office:value="18.5092651070715" calcext:value-type="float">
            <text:p>18,5092651071</text:p>
          </table:table-cell>
          <table:table-cell office:value-type="float" office:value="18.6801817099471" calcext:value-type="float">
            <text:p>18,6801817099</text:p>
          </table:table-cell>
          <table:table-cell office:value-type="float" office:value="18.8102446516763" calcext:value-type="float">
            <text:p>18,8102446517</text:p>
          </table:table-cell>
          <table:table-cell office:value-type="float" office:value="19.1169355569315" calcext:value-type="float">
            <text:p>19,1169355569</text:p>
          </table:table-cell>
          <table:table-cell/>
          <table:table-cell office:value-type="float" office:value="0.405" calcext:value-type="float">
            <text:p>0,405</text:p>
          </table:table-cell>
          <table:table-cell office:value-type="float" office:value="19.0452888520577" calcext:value-type="float">
            <text:p>19,0452888521</text:p>
          </table:table-cell>
        </table:table-row>
        <table:table-row table:style-name="ro4">
          <table:table-cell office:value-type="float" office:value="0.407" calcext:value-type="float">
            <text:p>0,407</text:p>
          </table:table-cell>
          <table:table-cell office:value-type="float" office:value="16.7384580374321" calcext:value-type="float">
            <text:p>16,7384580374</text:p>
          </table:table-cell>
          <table:table-cell/>
          <table:table-cell office:value-type="float" office:value="0.407" calcext:value-type="float">
            <text:p>0,407</text:p>
          </table:table-cell>
          <table:table-cell office:value-type="float" office:value="17.0027614772941" calcext:value-type="float">
            <text:p>17,0027614773</text:p>
          </table:table-cell>
          <table:table-cell/>
          <table:table-cell office:value-type="float" office:value="0.407" calcext:value-type="float">
            <text:p>0,407</text:p>
          </table:table-cell>
          <table:table-cell office:value-type="float" office:value="17.4216142038856" calcext:value-type="float">
            <text:p>17,4216142039</text:p>
          </table:table-cell>
          <table:table-cell office:value-type="float" office:value="17.9468551698662" calcext:value-type="float">
            <text:p>17,9468551699</text:p>
          </table:table-cell>
          <table:table-cell office:value-type="float" office:value="18.2830350420106" calcext:value-type="float">
            <text:p>18,283035042</text:p>
          </table:table-cell>
          <table:table-cell office:value-type="float" office:value="18.5155700835874" calcext:value-type="float">
            <text:p>18,5155700836</text:p>
          </table:table-cell>
          <table:table-cell office:value-type="float" office:value="18.6856635289837" calcext:value-type="float">
            <text:p>18,685663529</text:p>
          </table:table-cell>
          <table:table-cell office:value-type="float" office:value="18.8151434194013" calcext:value-type="float">
            <text:p>18,8151434194</text:p>
          </table:table-cell>
          <table:table-cell office:value-type="float" office:value="19.1205811483837" calcext:value-type="float">
            <text:p>19,1205811484</text:p>
          </table:table-cell>
          <table:table-cell/>
          <table:table-cell office:value-type="float" office:value="0.407" calcext:value-type="float">
            <text:p>0,407</text:p>
          </table:table-cell>
          <table:table-cell office:value-type="float" office:value="19.0479803573882" calcext:value-type="float">
            <text:p>19,0479803574</text:p>
          </table:table-cell>
        </table:table-row>
        <table:table-row table:style-name="ro4">
          <table:table-cell office:value-type="float" office:value="0.409" calcext:value-type="float">
            <text:p>0,409</text:p>
          </table:table-cell>
          <table:table-cell office:value-type="float" office:value="16.7512686163421" calcext:value-type="float">
            <text:p>16,7512686163</text:p>
          </table:table-cell>
          <table:table-cell/>
          <table:table-cell office:value-type="float" office:value="0.409" calcext:value-type="float">
            <text:p>0,409</text:p>
          </table:table-cell>
          <table:table-cell office:value-type="float" office:value="16.9637116498678" calcext:value-type="float">
            <text:p>16,9637116499</text:p>
          </table:table-cell>
          <table:table-cell/>
          <table:table-cell office:value-type="float" office:value="0.409" calcext:value-type="float">
            <text:p>0,409</text:p>
          </table:table-cell>
          <table:table-cell office:value-type="float" office:value="17.4330388367153" calcext:value-type="float">
            <text:p>17,4330388367</text:p>
          </table:table-cell>
          <table:table-cell office:value-type="float" office:value="17.9560259082317" calcext:value-type="float">
            <text:p>17,9560259082</text:p>
          </table:table-cell>
          <table:table-cell office:value-type="float" office:value="18.2905471852045" calcext:value-type="float">
            <text:p>18,2905471852</text:p>
          </table:table-cell>
          <table:table-cell office:value-type="float" office:value="18.5219053159033" calcext:value-type="float">
            <text:p>18,5219053159</text:p>
          </table:table-cell>
          <table:table-cell office:value-type="float" office:value="18.691160905072" calcext:value-type="float">
            <text:p>18,6911609051</text:p>
          </table:table-cell>
          <table:table-cell office:value-type="float" office:value="18.8200384731213" calcext:value-type="float">
            <text:p>18,8200384731</text:p>
          </table:table-cell>
          <table:table-cell office:value-type="float" office:value="19.1241552046288" calcext:value-type="float">
            <text:p>19,1241552046</text:p>
          </table:table-cell>
          <table:table-cell/>
          <table:table-cell office:value-type="float" office:value="0.409" calcext:value-type="float">
            <text:p>0,409</text:p>
          </table:table-cell>
          <table:table-cell office:value-type="float" office:value="19.050606055882" calcext:value-type="float">
            <text:p>19,0506060559</text:p>
          </table:table-cell>
        </table:table-row>
        <table:table-row table:style-name="ro4">
          <table:table-cell office:value-type="float" office:value="0.411" calcext:value-type="float">
            <text:p>0,411</text:p>
          </table:table-cell>
          <table:table-cell office:value-type="float" office:value="16.7637281516326" calcext:value-type="float">
            <text:p>16,7637281516</text:p>
          </table:table-cell>
          <table:table-cell/>
          <table:table-cell office:value-type="float" office:value="0.411" calcext:value-type="float">
            <text:p>0,411</text:p>
          </table:table-cell>
          <table:table-cell office:value-type="float" office:value="16.9324409381159" calcext:value-type="float">
            <text:p>16,9324409381</text:p>
          </table:table-cell>
          <table:table-cell/>
          <table:table-cell office:value-type="float" office:value="0.411" calcext:value-type="float">
            <text:p>0,411</text:p>
          </table:table-cell>
          <table:table-cell office:value-type="float" office:value="17.4443935563959" calcext:value-type="float">
            <text:p>17,4443935564</text:p>
          </table:table-cell>
          <table:table-cell office:value-type="float" office:value="17.9652134347235" calcext:value-type="float">
            <text:p>17,9652134347</text:p>
          </table:table-cell>
          <table:table-cell office:value-type="float" office:value="18.2980972046987" calcext:value-type="float">
            <text:p>18,2980972047</text:p>
          </table:table-cell>
          <table:table-cell office:value-type="float" office:value="18.528275008078" calcext:value-type="float">
            <text:p>18,5282750081</text:p>
          </table:table-cell>
          <table:table-cell office:value-type="float" office:value="18.6966775967657" calcext:value-type="float">
            <text:p>18,6966775968</text:p>
          </table:table-cell>
          <table:table-cell office:value-type="float" office:value="18.8249332277722" calcext:value-type="float">
            <text:p>18,8249332278</text:p>
          </table:table-cell>
          <table:table-cell office:value-type="float" office:value="19.1276592855134" calcext:value-type="float">
            <text:p>19,1276592855</text:p>
          </table:table-cell>
          <table:table-cell/>
          <table:table-cell office:value-type="float" office:value="0.411" calcext:value-type="float">
            <text:p>0,411</text:p>
          </table:table-cell>
          <table:table-cell office:value-type="float" office:value="19.0531709040476" calcext:value-type="float">
            <text:p>19,053170904</text:p>
          </table:table-cell>
        </table:table-row>
        <table:table-row table:style-name="ro4">
          <table:table-cell office:value-type="float" office:value="0.413" calcext:value-type="float">
            <text:p>0,413</text:p>
          </table:table-cell>
          <table:table-cell office:value-type="float" office:value="16.7758491676195" calcext:value-type="float">
            <text:p>16,7758491676</text:p>
          </table:table-cell>
          <table:table-cell/>
          <table:table-cell office:value-type="float" office:value="0.413" calcext:value-type="float">
            <text:p>0,413</text:p>
          </table:table-cell>
          <table:table-cell office:value-type="float" office:value="16.9069425056836" calcext:value-type="float">
            <text:p>16,9069425057</text:p>
          </table:table-cell>
          <table:table-cell/>
          <table:table-cell office:value-type="float" office:value="0.413" calcext:value-type="float">
            <text:p>0,413</text:p>
          </table:table-cell>
          <table:table-cell office:value-type="float" office:value="17.4556876717191" calcext:value-type="float">
            <text:p>17,4556876717</text:p>
          </table:table-cell>
          <table:table-cell office:value-type="float" office:value="17.9744244079282" calcext:value-type="float">
            <text:p>17,9744244079</text:p>
          </table:table-cell>
          <table:table-cell office:value-type="float" office:value="18.3056901404371" calcext:value-type="float">
            <text:p>18,3056901404</text:p>
          </table:table-cell>
          <table:table-cell office:value-type="float" office:value="18.534683136505" calcext:value-type="float">
            <text:p>18,5346831365</text:p>
          </table:table-cell>
          <table:table-cell office:value-type="float" office:value="18.7022169513404" calcext:value-type="float">
            <text:p>18,7022169513</text:p>
          </table:table-cell>
          <table:table-cell office:value-type="float" office:value="18.8298305523772" calcext:value-type="float">
            <text:p>18,8298305524</text:p>
          </table:table-cell>
          <table:table-cell office:value-type="float" office:value="19.131094217788" calcext:value-type="float">
            <text:p>19,1310942178</text:p>
          </table:table-cell>
          <table:table-cell/>
          <table:table-cell office:value-type="float" office:value="0.413" calcext:value-type="float">
            <text:p>0,413</text:p>
          </table:table-cell>
          <table:table-cell office:value-type="float" office:value="19.0556795446918" calcext:value-type="float">
            <text:p>19,0556795447</text:p>
          </table:table-cell>
        </table:table-row>
        <table:table-row table:style-name="ro4">
          <table:table-cell office:value-type="float" office:value="0.415" calcext:value-type="float">
            <text:p>0,415</text:p>
          </table:table-cell>
          <table:table-cell office:value-type="float" office:value="16.7876436099778" calcext:value-type="float">
            <text:p>16,78764361</text:p>
          </table:table-cell>
          <table:table-cell/>
          <table:table-cell office:value-type="float" office:value="0.415" calcext:value-type="float">
            <text:p>0,415</text:p>
          </table:table-cell>
          <table:table-cell office:value-type="float" office:value="16.8859149712402" calcext:value-type="float">
            <text:p>16,8859149712</text:p>
          </table:table-cell>
          <table:table-cell/>
          <table:table-cell office:value-type="float" office:value="0.415" calcext:value-type="float">
            <text:p>0,415</text:p>
          </table:table-cell>
          <table:table-cell office:value-type="float" office:value="17.4669305444089" calcext:value-type="float">
            <text:p>17,4669305444</text:p>
          </table:table-cell>
          <table:table-cell office:value-type="float" office:value="17.9836656086033" calcext:value-type="float">
            <text:p>17,9836656086</text:p>
          </table:table-cell>
          <table:table-cell office:value-type="float" office:value="18.3133310225433" calcext:value-type="float">
            <text:p>18,3133310225</text:p>
          </table:table-cell>
          <table:table-cell office:value-type="float" office:value="18.5411334532858" calcext:value-type="float">
            <text:p>18,5411334533</text:p>
          </table:table-cell>
          <table:table-cell office:value-type="float" office:value="18.7077819003532" calcext:value-type="float">
            <text:p>18,7077819004</text:p>
          </table:table-cell>
          <table:table-cell office:value-type="float" office:value="18.834732757711" calcext:value-type="float">
            <text:p>18,8347327577</text:p>
          </table:table-cell>
          <table:table-cell office:value-type="float" office:value="19.1344600684468" calcext:value-type="float">
            <text:p>19,1344600684</text:p>
          </table:table-cell>
          <table:table-cell/>
          <table:table-cell office:value-type="float" office:value="0.415" calcext:value-type="float">
            <text:p>0,415</text:p>
          </table:table-cell>
          <table:table-cell office:value-type="float" office:value="19.0581363360256" calcext:value-type="float">
            <text:p>19,058136336</text:p>
          </table:table-cell>
        </table:table-row>
        <table:table-row table:style-name="ro4">
          <table:table-cell office:value-type="float" office:value="0.417" calcext:value-type="float">
            <text:p>0,417</text:p>
          </table:table-cell>
          <table:table-cell office:value-type="float" office:value="16.7991228583212" calcext:value-type="float">
            <text:p>16,7991228583</text:p>
          </table:table-cell>
          <table:table-cell/>
          <table:table-cell office:value-type="float" office:value="0.417" calcext:value-type="float">
            <text:p>0,417</text:p>
          </table:table-cell>
          <table:table-cell office:value-type="float" office:value="16.8684614016338" calcext:value-type="float">
            <text:p>16,8684614016</text:p>
          </table:table-cell>
          <table:table-cell/>
          <table:table-cell office:value-type="float" office:value="0.417" calcext:value-type="float">
            <text:p>0,417</text:p>
          </table:table-cell>
          <table:table-cell office:value-type="float" office:value="17.4781316040959" calcext:value-type="float">
            <text:p>17,4781316041</text:p>
          </table:table-cell>
          <table:table-cell office:value-type="float" office:value="17.992943947643" calcext:value-type="float">
            <text:p>17,9929439476</text:p>
          </table:table-cell>
          <table:table-cell office:value-type="float" office:value="18.3210248621423" calcext:value-type="float">
            <text:p>18,3210248621</text:p>
          </table:table-cell>
          <table:table-cell office:value-type="float" office:value="18.5476294660588" calcext:value-type="float">
            <text:p>18,5476294661</text:p>
          </table:table-cell>
          <table:table-cell office:value-type="float" office:value="18.7133749322217" calcext:value-type="float">
            <text:p>18,7133749322</text:p>
          </table:table-cell>
          <table:table-cell office:value-type="float" office:value="18.839641561767" calcext:value-type="float">
            <text:p>18,8396415618</text:p>
          </table:table-cell>
          <table:table-cell office:value-type="float" office:value="19.1377560991394" calcext:value-type="float">
            <text:p>19,1377560991</text:p>
          </table:table-cell>
          <table:table-cell/>
          <table:table-cell office:value-type="float" office:value="0.417" calcext:value-type="float">
            <text:p>0,417</text:p>
          </table:table-cell>
          <table:table-cell office:value-type="float" office:value="19.0605453689456" calcext:value-type="float">
            <text:p>19,0605453689</text:p>
          </table:table-cell>
        </table:table-row>
        <table:table-row table:style-name="ro4">
          <table:table-cell office:value-type="float" office:value="0.419" calcext:value-type="float">
            <text:p>0,419</text:p>
          </table:table-cell>
          <table:table-cell office:value-type="float" office:value="16.8102977791661" calcext:value-type="float">
            <text:p>16,8102977792</text:p>
          </table:table-cell>
          <table:table-cell/>
          <table:table-cell office:value-type="float" office:value="0.419" calcext:value-type="float">
            <text:p>0,419</text:p>
          </table:table-cell>
          <table:table-cell office:value-type="float" office:value="16.8539341917469" calcext:value-type="float">
            <text:p>16,8539341917</text:p>
          </table:table-cell>
          <table:table-cell/>
          <table:table-cell office:value-type="float" office:value="0.419" calcext:value-type="float">
            <text:p>0,419</text:p>
          </table:table-cell>
          <table:table-cell office:value-type="float" office:value="17.489300394972" calcext:value-type="float">
            <text:p>17,489300395</text:p>
          </table:table-cell>
          <table:table-cell office:value-type="float" office:value="18.0022664953983" calcext:value-type="float">
            <text:p>18,0022664954</text:p>
          </table:table-cell>
          <table:table-cell office:value-type="float" office:value="18.3287766533225" calcext:value-type="float">
            <text:p>18,3287766533</text:p>
          </table:table-cell>
          <table:table-cell office:value-type="float" office:value="18.5541744223076" calcext:value-type="float">
            <text:p>18,5541744223</text:p>
          </table:table-cell>
          <table:table-cell office:value-type="float" office:value="18.7189980653345" calcext:value-type="float">
            <text:p>18,7189980653</text:p>
          </table:table-cell>
          <table:table-cell office:value-type="float" office:value="18.844558053488" calcext:value-type="float">
            <text:p>18,8445580535</text:p>
          </table:table-cell>
          <table:table-cell office:value-type="float" office:value="19.1409807180147" calcext:value-type="float">
            <text:p>19,140980718</text:p>
          </table:table-cell>
          <table:table-cell/>
          <table:table-cell office:value-type="float" office:value="0.419" calcext:value-type="float">
            <text:p>0,419</text:p>
          </table:table-cell>
          <table:table-cell office:value-type="float" office:value="19.0629104910438" calcext:value-type="float">
            <text:p>19,062910491</text:p>
          </table:table-cell>
        </table:table-row>
        <table:table-row table:style-name="ro4">
          <table:table-cell office:value-type="float" office:value="0.421" calcext:value-type="float">
            <text:p>0,421</text:p>
          </table:table-cell>
          <table:table-cell office:value-type="float" office:value="16.8211787336969" calcext:value-type="float">
            <text:p>16,8211787337</text:p>
          </table:table-cell>
          <table:table-cell/>
          <table:table-cell office:value-type="float" office:value="0.421" calcext:value-type="float">
            <text:p>0,421</text:p>
          </table:table-cell>
          <table:table-cell office:value-type="float" office:value="16.8418484212166" calcext:value-type="float">
            <text:p>16,8418484212</text:p>
          </table:table-cell>
          <table:table-cell/>
          <table:table-cell office:value-type="float" office:value="0.421" calcext:value-type="float">
            <text:p>0,421</text:p>
          </table:table-cell>
          <table:table-cell office:value-type="float" office:value="17.5004465939797" calcext:value-type="float">
            <text:p>17,500446594</text:p>
          </table:table-cell>
          <table:table-cell office:value-type="float" office:value="18.0116404887031" calcext:value-type="float">
            <text:p>18,0116404887</text:p>
          </table:table-cell>
          <table:table-cell office:value-type="float" office:value="18.3365913516796" calcext:value-type="float">
            <text:p>18,3365913517</text:p>
          </table:table-cell>
          <table:table-cell office:value-type="float" office:value="18.5607712695148" calcext:value-type="float">
            <text:p>18,5607712695</text:p>
          </table:table-cell>
          <table:table-cell office:value-type="float" office:value="18.7246527969746" calcext:value-type="float">
            <text:p>18,724652797</text:p>
          </table:table-cell>
          <table:table-cell office:value-type="float" office:value="18.8494826327499" calcext:value-type="float">
            <text:p>18,8494826327</text:p>
          </table:table-cell>
          <table:table-cell office:value-type="float" office:value="19.1441314112126" calcext:value-type="float">
            <text:p>19,1441314112</text:p>
          </table:table-cell>
          <table:table-cell/>
          <table:table-cell office:value-type="float" office:value="0.421" calcext:value-type="float">
            <text:p>0,421</text:p>
          </table:table-cell>
          <table:table-cell office:value-type="float" office:value="19.0652353201249" calcext:value-type="float">
            <text:p>19,0652353201</text:p>
          </table:table-cell>
        </table:table-row>
        <table:table-row table:style-name="ro4">
          <table:table-cell office:value-type="float" office:value="0.423" calcext:value-type="float">
            <text:p>0,423</text:p>
          </table:table-cell>
          <table:table-cell office:value-type="float" office:value="16.8317756314491" calcext:value-type="float">
            <text:p>16,8317756314</text:p>
          </table:table-cell>
          <table:table-cell/>
          <table:table-cell office:value-type="float" office:value="0.423" calcext:value-type="float">
            <text:p>0,423</text:p>
          </table:table-cell>
          <table:table-cell office:value-type="float" office:value="16.8318302634469" calcext:value-type="float">
            <text:p>16,8318302634</text:p>
          </table:table-cell>
          <table:table-cell/>
          <table:table-cell office:value-type="float" office:value="0.423" calcext:value-type="float">
            <text:p>0,423</text:p>
          </table:table-cell>
          <table:table-cell office:value-type="float" office:value="17.5115800662763" calcext:value-type="float">
            <text:p>17,5115800663</text:p>
          </table:table-cell>
          <table:table-cell office:value-type="float" office:value="18.0210733620567" calcext:value-type="float">
            <text:p>18,0210733621</text:p>
          </table:table-cell>
          <table:table-cell office:value-type="float" office:value="18.344473864394" calcext:value-type="float">
            <text:p>18,3444738644</text:p>
          </table:table-cell>
          <table:table-cell office:value-type="float" office:value="18.5674226191388" calcext:value-type="float">
            <text:p>18,5674226191</text:p>
          </table:table-cell>
          <table:table-cell office:value-type="float" office:value="18.7303400513966" calcext:value-type="float">
            <text:p>18,7303400514</text:p>
          </table:table-cell>
          <table:table-cell office:value-type="float" office:value="18.8544149468584" calcext:value-type="float">
            <text:p>18,8544149469</text:p>
          </table:table-cell>
          <table:table-cell office:value-type="float" office:value="19.1472046703285" calcext:value-type="float">
            <text:p>19,1472046703</text:p>
          </table:table-cell>
          <table:table-cell/>
          <table:table-cell office:value-type="float" office:value="0.423" calcext:value-type="float">
            <text:p>0,423</text:p>
          </table:table-cell>
          <table:table-cell office:value-type="float" office:value="19.0675232663358" calcext:value-type="float">
            <text:p>19,0675232663</text:p>
          </table:table-cell>
        </table:table-row>
        <table:table-row table:style-name="ro4">
          <table:table-cell office:value-type="float" office:value="0.425" calcext:value-type="float">
            <text:p>0,425</text:p>
          </table:table-cell>
          <table:table-cell office:value-type="float" office:value="16.8420979406797" calcext:value-type="float">
            <text:p>16,8420979407</text:p>
          </table:table-cell>
          <table:table-cell/>
          <table:table-cell office:value-type="float" office:value="0.425" calcext:value-type="float">
            <text:p>0,425</text:p>
          </table:table-cell>
          <table:table-cell office:value-type="float" office:value="16.8235845571766" calcext:value-type="float">
            <text:p>16,8235845572</text:p>
          </table:table-cell>
          <table:table-cell/>
          <table:table-cell office:value-type="float" office:value="0.425" calcext:value-type="float">
            <text:p>0,425</text:p>
          </table:table-cell>
          <table:table-cell office:value-type="float" office:value="17.5227108913013" calcext:value-type="float">
            <text:p>17,5227108913</text:p>
          </table:table-cell>
          <table:table-cell office:value-type="float" office:value="18.0305727541549" calcext:value-type="float">
            <text:p>18,0305727542</text:p>
          </table:table-cell>
          <table:table-cell office:value-type="float" office:value="18.3524290128393" calcext:value-type="float">
            <text:p>18,3524290128</text:p>
          </table:table-cell>
          <table:table-cell office:value-type="float" office:value="18.5741306818999" calcext:value-type="float">
            <text:p>18,5741306819</text:p>
          </table:table-cell>
          <table:table-cell office:value-type="float" office:value="18.7360600988697" calcext:value-type="float">
            <text:p>18,7360600989</text:p>
          </table:table-cell>
          <table:table-cell office:value-type="float" office:value="18.8593537984067" calcext:value-type="float">
            <text:p>18,8593537984</text:p>
          </table:table-cell>
          <table:table-cell office:value-type="float" office:value="19.1501958954416" calcext:value-type="float">
            <text:p>19,1501958954</text:p>
          </table:table-cell>
          <table:table-cell/>
          <table:table-cell office:value-type="float" office:value="0.425" calcext:value-type="float">
            <text:p>0,425</text:p>
          </table:table-cell>
          <table:table-cell office:value-type="float" office:value="19.0697775435747" calcext:value-type="float">
            <text:p>19,0697775436</text:p>
          </table:table-cell>
        </table:table-row>
        <table:table-row table:style-name="ro4">
          <table:table-cell office:value-type="float" office:value="0.427" calcext:value-type="float">
            <text:p>0,427</text:p>
          </table:table-cell>
          <table:table-cell office:value-type="float" office:value="16.852154711259" calcext:value-type="float">
            <text:p>16,8521547113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16.8168735503991" calcext:value-type="float">
            <text:p>16,8168735504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17.5338494049341" calcext:value-type="float">
            <text:p>17,5338494049</text:p>
          </table:table-cell>
          <table:table-cell office:value-type="float" office:value="18.0401465211645" calcext:value-type="float">
            <text:p>18,0401465212</text:p>
          </table:table-cell>
          <table:table-cell office:value-type="float" office:value="18.3604614905073" calcext:value-type="float">
            <text:p>18,3604614905</text:p>
          </table:table-cell>
          <table:table-cell office:value-type="float" office:value="18.5808971921277" calcext:value-type="float">
            <text:p>18,5808971921</text:p>
          </table:table-cell>
          <table:table-cell office:value-type="float" office:value="18.741812460134" calcext:value-type="float">
            <text:p>18,7418124601</text:p>
          </table:table-cell>
          <table:table-cell office:value-type="float" office:value="18.8642970368467" calcext:value-type="float">
            <text:p>18,8642970368</text:p>
          </table:table-cell>
          <table:table-cell office:value-type="float" office:value="19.1530992836511" calcext:value-type="float">
            <text:p>19,1530992837</text:p>
          </table:table-cell>
          <table:table-cell/>
          <table:table-cell office:value-type="float" office:value="0.427" calcext:value-type="float">
            <text:p>0,427</text:p>
          </table:table-cell>
          <table:table-cell office:value-type="float" office:value="19.072001183387" calcext:value-type="float">
            <text:p>19,0720011834</text:p>
          </table:table-cell>
        </table:table-row>
        <table:table-row table:style-name="ro4">
          <table:table-cell office:value-type="float" office:value="0.429" calcext:value-type="float">
            <text:p>0,429</text:p>
          </table:table-cell>
          <table:table-cell office:value-type="float" office:value="16.8619546131541" calcext:value-type="float">
            <text:p>16,8619546132</text:p>
          </table:table-cell>
          <table:table-cell/>
          <table:table-cell office:value-type="float" office:value="0.429" calcext:value-type="float">
            <text:p>0,429</text:p>
          </table:table-cell>
          <table:table-cell office:value-type="float" office:value="16.8115024707285" calcext:value-type="float">
            <text:p>16,8115024707</text:p>
          </table:table-cell>
          <table:table-cell/>
          <table:table-cell office:value-type="float" office:value="0.429" calcext:value-type="float">
            <text:p>0,429</text:p>
          </table:table-cell>
          <table:table-cell office:value-type="float" office:value="17.5450062546053" calcext:value-type="float">
            <text:p>17,5450062546</text:p>
          </table:table-cell>
          <table:table-cell office:value-type="float" office:value="18.0498027527901" calcext:value-type="float">
            <text:p>18,0498027528</text:p>
          </table:table-cell>
          <table:table-cell office:value-type="float" office:value="18.3685758113514" calcext:value-type="float">
            <text:p>18,3685758114</text:p>
          </table:table-cell>
          <table:table-cell office:value-type="float" office:value="18.5877233161366" calcext:value-type="float">
            <text:p>18,5877233161</text:p>
          </table:table-cell>
          <table:table-cell office:value-type="float" office:value="18.7475957912279" calcext:value-type="float">
            <text:p>18,7475957912</text:p>
          </table:table-cell>
          <table:table-cell office:value-type="float" office:value="18.8692414289222" calcext:value-type="float">
            <text:p>18,8692414289</text:p>
          </table:table-cell>
          <table:table-cell office:value-type="float" office:value="19.1559076992126" calcext:value-type="float">
            <text:p>19,1559076992</text:p>
          </table:table-cell>
          <table:table-cell/>
          <table:table-cell office:value-type="float" office:value="0.429" calcext:value-type="float">
            <text:p>0,429</text:p>
          </table:table-cell>
          <table:table-cell office:value-type="float" office:value="19.0741970505077" calcext:value-type="float">
            <text:p>19,0741970505</text:p>
          </table:table-cell>
        </table:table-row>
        <table:table-row table:style-name="ro4">
          <table:table-cell office:value-type="float" office:value="0.431" calcext:value-type="float">
            <text:p>0,431</text:p>
          </table:table-cell>
          <table:table-cell office:value-type="float" office:value="16.871505936973" calcext:value-type="float">
            <text:p>16,871505937</text:p>
          </table:table-cell>
          <table:table-cell/>
          <table:table-cell office:value-type="float" office:value="0.431" calcext:value-type="float">
            <text:p>0,431</text:p>
          </table:table-cell>
          <table:table-cell office:value-type="float" office:value="16.8073093935991" calcext:value-type="float">
            <text:p>16,8073093936</text:p>
          </table:table-cell>
          <table:table-cell/>
          <table:table-cell office:value-type="float" office:value="0.431" calcext:value-type="float">
            <text:p>0,431</text:p>
          </table:table-cell>
          <table:table-cell office:value-type="float" office:value="17.5561924342915" calcext:value-type="float">
            <text:p>17,5561924343</text:p>
          </table:table-cell>
          <table:table-cell office:value-type="float" office:value="18.0595497651421" calcext:value-type="float">
            <text:p>18,0595497651</text:p>
          </table:table-cell>
          <table:table-cell office:value-type="float" office:value="18.3767762262053" calcext:value-type="float">
            <text:p>18,3767762262</text:p>
          </table:table-cell>
          <table:table-cell office:value-type="float" office:value="18.5946095251089" calcext:value-type="float">
            <text:p>18,5946095251</text:p>
          </table:table-cell>
          <table:table-cell office:value-type="float" office:value="18.7534077311545" calcext:value-type="float">
            <text:p>18,7534077312</text:p>
          </table:table-cell>
          <table:table-cell office:value-type="float" office:value="18.874182492034" calcext:value-type="float">
            <text:p>18,874182492</text:p>
          </table:table-cell>
          <table:table-cell office:value-type="float" office:value="19.1586125121611" calcext:value-type="float">
            <text:p>19,1586125122</text:p>
          </table:table-cell>
          <table:table-cell/>
          <table:table-cell office:value-type="float" office:value="0.431" calcext:value-type="float">
            <text:p>0,431</text:p>
          </table:table-cell>
          <table:table-cell office:value-type="float" office:value="19.0763678501732" calcext:value-type="float">
            <text:p>19,0763678502</text:p>
          </table:table-cell>
        </table:table-row>
        <table:table-row table:style-name="ro4">
          <table:table-cell office:value-type="float" office:value="0.433" calcext:value-type="float">
            <text:p>0,433</text:p>
          </table:table-cell>
          <table:table-cell office:value-type="float" office:value="16.8808166320482" calcext:value-type="float">
            <text:p>16,880816632</text:p>
          </table:table-cell>
          <table:table-cell/>
          <table:table-cell office:value-type="float" office:value="0.433" calcext:value-type="float">
            <text:p>0,433</text:p>
          </table:table-cell>
          <table:table-cell office:value-type="float" office:value="16.8041579939921" calcext:value-type="float">
            <text:p>16,804157994</text:p>
          </table:table-cell>
          <table:table-cell/>
          <table:table-cell office:value-type="float" office:value="0.433" calcext:value-type="float">
            <text:p>0,433</text:p>
          </table:table-cell>
          <table:table-cell office:value-type="float" office:value="17.5674193506345" calcext:value-type="float">
            <text:p>17,5674193506</text:p>
          </table:table-cell>
          <table:table-cell office:value-type="float" office:value="18.0693961040635" calcext:value-type="float">
            <text:p>18,0693961041</text:p>
          </table:table-cell>
          <table:table-cell office:value-type="float" office:value="18.3850666306267" calcext:value-type="float">
            <text:p>18,3850666306</text:p>
          </table:table-cell>
          <table:table-cell office:value-type="float" office:value="18.6015554499818" calcext:value-type="float">
            <text:p>18,60155545</text:p>
          </table:table-cell>
          <table:table-cell office:value-type="float" office:value="18.7592447262005" calcext:value-type="float">
            <text:p>18,7592447262</text:p>
          </table:table-cell>
          <table:table-cell office:value-type="float" office:value="18.879114302194" calcext:value-type="float">
            <text:p>18,8791143022</text:p>
          </table:table-cell>
          <table:table-cell office:value-type="float" office:value="19.1612034149984" calcext:value-type="float">
            <text:p>19,161203415</text:p>
          </table:table-cell>
          <table:table-cell/>
          <table:table-cell office:value-type="float" office:value="0.433" calcext:value-type="float">
            <text:p>0,433</text:p>
          </table:table-cell>
          <table:table-cell office:value-type="float" office:value="19.078516142263" calcext:value-type="float">
            <text:p>19,0785161423</text:p>
          </table:table-cell>
        </table:table-row>
        <table:table-row table:style-name="ro4">
          <table:table-cell office:value-type="float" office:value="0.435" calcext:value-type="float">
            <text:p>0,435</text:p>
          </table:table-cell>
          <table:table-cell office:value-type="float" office:value="16.8898943180948" calcext:value-type="float">
            <text:p>16,8898943181</text:p>
          </table:table-cell>
          <table:table-cell/>
          <table:table-cell office:value-type="float" office:value="0.435" calcext:value-type="float">
            <text:p>0,435</text:p>
          </table:table-cell>
          <table:table-cell office:value-type="float" office:value="16.8019322070929" calcext:value-type="float">
            <text:p>16,8019322071</text:p>
          </table:table-cell>
          <table:table-cell/>
          <table:table-cell office:value-type="float" office:value="0.435" calcext:value-type="float">
            <text:p>0,435</text:p>
          </table:table-cell>
          <table:table-cell office:value-type="float" office:value="17.5786988776732" calcext:value-type="float">
            <text:p>17,5786988777</text:p>
          </table:table-cell>
          <table:table-cell office:value-type="float" office:value="18.0793505244703" calcext:value-type="float">
            <text:p>18,0793505245</text:p>
          </table:table-cell>
          <table:table-cell office:value-type="float" office:value="18.3934504342542" calcext:value-type="float">
            <text:p>18,3934504343</text:p>
          </table:table-cell>
          <table:table-cell office:value-type="float" office:value="18.6085596919813" calcext:value-type="float">
            <text:p>18,608559692</text:p>
          </table:table-cell>
          <table:table-cell office:value-type="float" office:value="18.7651018071851" calcext:value-type="float">
            <text:p>18,7651018072</text:p>
          </table:table-cell>
          <table:table-cell office:value-type="float" office:value="18.8840292550522" calcext:value-type="float">
            <text:p>18,8840292551</text:p>
          </table:table-cell>
          <table:table-cell office:value-type="float" office:value="19.1636681997093" calcext:value-type="float">
            <text:p>19,1636681997</text:p>
          </table:table-cell>
          <table:table-cell/>
          <table:table-cell office:value-type="float" office:value="0.435" calcext:value-type="float">
            <text:p>0,435</text:p>
          </table:table-cell>
          <table:table-cell office:value-type="float" office:value="19.080644349571" calcext:value-type="float">
            <text:p>19,0806443496</text:p>
          </table:table-cell>
        </table:table-row>
        <table:table-row table:style-name="ro4">
          <table:table-cell office:value-type="float" office:value="0.437" calcext:value-type="float">
            <text:p>0,437</text:p>
          </table:table-cell>
          <table:table-cell office:value-type="float" office:value="16.8987462985451" calcext:value-type="float">
            <text:p>16,8987462985</text:p>
          </table:table-cell>
          <table:table-cell/>
          <table:table-cell office:value-type="float" office:value="0.437" calcext:value-type="float">
            <text:p>0,437</text:p>
          </table:table-cell>
          <table:table-cell office:value-type="float" office:value="16.8005322339787" calcext:value-type="float">
            <text:p>16,800532234</text:p>
          </table:table-cell>
          <table:table-cell/>
          <table:table-cell office:value-type="float" office:value="0.437" calcext:value-type="float">
            <text:p>0,437</text:p>
          </table:table-cell>
          <table:table-cell office:value-type="float" office:value="17.5900434193671" calcext:value-type="float">
            <text:p>17,5900434194</text:p>
          </table:table-cell>
          <table:table-cell office:value-type="float" office:value="18.0894219540916" calcext:value-type="float">
            <text:p>18,0894219541</text:p>
          </table:table-cell>
          <table:table-cell office:value-type="float" office:value="18.4019303942306" calcext:value-type="float">
            <text:p>18,4019303942</text:p>
          </table:table-cell>
          <table:table-cell office:value-type="float" office:value="18.6156195885038" calcext:value-type="float">
            <text:p>18,6156195885</text:p>
          </table:table-cell>
          <table:table-cell office:value-type="float" office:value="18.7709723178689" calcext:value-type="float">
            <text:p>18,7709723179</text:p>
          </table:table-cell>
          <table:table-cell office:value-type="float" office:value="18.8889177777532" calcext:value-type="float">
            <text:p>18,8889177778</text:p>
          </table:table-cell>
          <table:table-cell office:value-type="float" office:value="19.1659924931665" calcext:value-type="float">
            <text:p>19,1659924932</text:p>
          </table:table-cell>
          <table:table-cell/>
          <table:table-cell office:value-type="float" office:value="0.437" calcext:value-type="float">
            <text:p>0,437</text:p>
          </table:table-cell>
          <table:table-cell office:value-type="float" office:value="19.082754765694" calcext:value-type="float">
            <text:p>19,0827547657</text:p>
          </table:table-cell>
        </table:table-row>
        <table:table-row table:style-name="ro4">
          <table:table-cell office:value-type="float" office:value="0.439" calcext:value-type="float">
            <text:p>0,439</text:p>
          </table:table-cell>
          <table:table-cell office:value-type="float" office:value="16.9073795796542" calcext:value-type="float">
            <text:p>16,9073795797</text:p>
          </table:table-cell>
          <table:table-cell/>
          <table:table-cell office:value-type="float" office:value="0.439" calcext:value-type="float">
            <text:p>0,439</text:p>
          </table:table-cell>
          <table:table-cell office:value-type="float" office:value="16.7998715079767" calcext:value-type="float">
            <text:p>16,799871508</text:p>
          </table:table-cell>
          <table:table-cell/>
          <table:table-cell office:value-type="float" office:value="0.439" calcext:value-type="float">
            <text:p>0,439</text:p>
          </table:table-cell>
          <table:table-cell office:value-type="float" office:value="17.6014659826561" calcext:value-type="float">
            <text:p>17,6014659827</text:p>
          </table:table-cell>
          <table:table-cell office:value-type="float" office:value="18.0996194364716" calcext:value-type="float">
            <text:p>18,0996194365</text:p>
          </table:table-cell>
          <table:table-cell office:value-type="float" office:value="18.4105084039481" calcext:value-type="float">
            <text:p>18,4105084039</text:p>
          </table:table-cell>
          <table:table-cell office:value-type="float" office:value="18.6227309242625" calcext:value-type="float">
            <text:p>18,6227309243</text:p>
          </table:table-cell>
          <table:table-cell office:value-type="float" office:value="18.7768475841546" calcext:value-type="float">
            <text:p>18,7768475842</text:p>
          </table:table-cell>
          <table:table-cell office:value-type="float" office:value="18.8937679817108" calcext:value-type="float">
            <text:p>18,8937679817</text:p>
          </table:table-cell>
          <table:table-cell office:value-type="float" office:value="19.1681594426596" calcext:value-type="float">
            <text:p>19,1681594427</text:p>
          </table:table-cell>
          <table:table-cell/>
          <table:table-cell office:value-type="float" office:value="0.439" calcext:value-type="float">
            <text:p>0,439</text:p>
          </table:table-cell>
          <table:table-cell office:value-type="float" office:value="19.084849563219" calcext:value-type="float">
            <text:p>19,0848495632</text:p>
          </table:table-cell>
        </table:table-row>
        <table:table-row table:style-name="ro4">
          <table:table-cell office:value-type="float" office:value="0.441" calcext:value-type="float">
            <text:p>0,441</text:p>
          </table:table-cell>
          <table:table-cell office:value-type="float" office:value="16.9158008857904" calcext:value-type="float">
            <text:p>16,9158008858</text:p>
          </table:table-cell>
          <table:table-cell/>
          <table:table-cell office:value-type="float" office:value="0.441" calcext:value-type="float">
            <text:p>0,441</text:p>
          </table:table-cell>
          <table:table-cell office:value-type="float" office:value="16.7998743504469" calcext:value-type="float">
            <text:p>16,7998743504</text:p>
          </table:table-cell>
          <table:table-cell/>
          <table:table-cell office:value-type="float" office:value="0.441" calcext:value-type="float">
            <text:p>0,441</text:p>
          </table:table-cell>
          <table:table-cell office:value-type="float" office:value="17.6129802583328" calcext:value-type="float">
            <text:p>17,6129802583</text:p>
          </table:table-cell>
          <table:table-cell office:value-type="float" office:value="18.1099520418503" calcext:value-type="float">
            <text:p>18,1099520419</text:p>
          </table:table-cell>
          <table:table-cell office:value-type="float" office:value="18.419185222503" calcext:value-type="float">
            <text:p>18,4191852225</text:p>
          </table:table-cell>
          <table:table-cell office:value-type="float" office:value="18.6298875721256" calcext:value-type="float">
            <text:p>18,6298875721</text:p>
          </table:table-cell>
          <table:table-cell office:value-type="float" office:value="18.782716508715" calcext:value-type="float">
            <text:p>18,7827165087</text:p>
          </table:table-cell>
          <table:table-cell office:value-type="float" office:value="18.8985652418492" calcext:value-type="float">
            <text:p>18,8985652418</text:p>
          </table:table-cell>
          <table:table-cell office:value-type="float" office:value="19.1701493394057" calcext:value-type="float">
            <text:p>19,1701493394</text:p>
          </table:table-cell>
          <table:table-cell/>
          <table:table-cell office:value-type="float" office:value="0.441" calcext:value-type="float">
            <text:p>0,441</text:p>
          </table:table-cell>
          <table:table-cell office:value-type="float" office:value="19.0869308012157" calcext:value-type="float">
            <text:p>19,0869308012</text:p>
          </table:table-cell>
        </table:table-row>
        <table:table-row table:style-name="ro4">
          <table:table-cell office:value-type="float" office:value="0.443" calcext:value-type="float">
            <text:p>0,443</text:p>
          </table:table-cell>
          <table:table-cell office:value-type="float" office:value="16.9240166813173" calcext:value-type="float">
            <text:p>16,9240166813</text:p>
          </table:table-cell>
          <table:table-cell/>
          <table:table-cell office:value-type="float" office:value="0.443" calcext:value-type="float">
            <text:p>0,443</text:p>
          </table:table-cell>
          <table:table-cell office:value-type="float" office:value="16.800474143755" calcext:value-type="float">
            <text:p>16,8004741438</text:p>
          </table:table-cell>
          <table:table-cell/>
          <table:table-cell office:value-type="float" office:value="0.443" calcext:value-type="float">
            <text:p>0,443</text:p>
          </table:table-cell>
          <table:table-cell office:value-type="float" office:value="17.6246007135083" calcext:value-type="float">
            <text:p>17,6246007135</text:p>
          </table:table-cell>
          <table:table-cell office:value-type="float" office:value="18.1204287361865" calcext:value-type="float">
            <text:p>18,1204287362</text:p>
          </table:table-cell>
          <table:table-cell office:value-type="float" office:value="18.4279601302402" calcext:value-type="float">
            <text:p>18,4279601302</text:p>
          </table:table-cell>
          <table:table-cell office:value-type="float" office:value="18.6370810471922" calcext:value-type="float">
            <text:p>18,6370810472</text:p>
          </table:table-cell>
          <table:table-cell office:value-type="float" office:value="18.7885650745641" calcext:value-type="float">
            <text:p>18,7885650746</text:p>
          </table:table-cell>
          <table:table-cell office:value-type="float" office:value="18.9032916867182" calcext:value-type="float">
            <text:p>18,9032916867</text:p>
          </table:table-cell>
          <table:table-cell office:value-type="float" office:value="19.1719391668357" calcext:value-type="float">
            <text:p>19,1719391668</text:p>
          </table:table-cell>
          <table:table-cell/>
          <table:table-cell office:value-type="float" office:value="0.443" calcext:value-type="float">
            <text:p>0,443</text:p>
          </table:table-cell>
          <table:table-cell office:value-type="float" office:value="19.0890004330701" calcext:value-type="float">
            <text:p>19,0890004331</text:p>
          </table:table-cell>
        </table:table-row>
        <table:table-row table:style-name="ro4">
          <table:table-cell office:value-type="float" office:value="0.445" calcext:value-type="float">
            <text:p>0,445</text:p>
          </table:table-cell>
          <table:table-cell office:value-type="float" office:value="16.9320331719128" calcext:value-type="float">
            <text:p>16,9320331719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float" office:value="16.8016118683368" calcext:value-type="float">
            <text:p>16,8016118683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float" office:value="17.636342681098" calcext:value-type="float">
            <text:p>17,6363426811</text:p>
          </table:table-cell>
          <table:table-cell office:value-type="float" office:value="18.1310581813586" calcext:value-type="float">
            <text:p>18,1310581814</text:p>
          </table:table-cell>
          <table:table-cell office:value-type="float" office:value="18.4368304807954" calcext:value-type="float">
            <text:p>18,4368304808</text:p>
          </table:table-cell>
          <table:table-cell office:value-type="float" office:value="18.6442999443266" calcext:value-type="float">
            <text:p>18,6442999443</text:p>
          </table:table-cell>
          <table:table-cell office:value-type="float" office:value="18.7943757292675" calcext:value-type="float">
            <text:p>18,7943757293</text:p>
          </table:table-cell>
          <table:table-cell office:value-type="float" office:value="18.907925573226" calcext:value-type="float">
            <text:p>18,9079255732</text:p>
          </table:table-cell>
          <table:table-cell office:value-type="float" office:value="19.1735020512159" calcext:value-type="float">
            <text:p>19,1735020512</text:p>
          </table:table-cell>
          <table:table-cell/>
          <table:table-cell office:value-type="float" office:value="0.445" calcext:value-type="float">
            <text:p>0,445</text:p>
          </table:table-cell>
          <table:table-cell office:value-type="float" office:value="19.0910603100957" calcext:value-type="float">
            <text:p>19,0910603101</text:p>
          </table:table-cell>
        </table:table-row>
        <table:table-row table:style-name="ro4">
          <table:table-cell office:value-type="float" office:value="0.447" calcext:value-type="float">
            <text:p>0,447</text:p>
          </table:table-cell>
          <table:table-cell office:value-type="float" office:value="16.9398563204369" calcext:value-type="float">
            <text:p>16,9398563204</text:p>
          </table:table-cell>
          <table:table-cell/>
          <table:table-cell office:value-type="float" office:value="0.447" calcext:value-type="float">
            <text:p>0,447</text:p>
          </table:table-cell>
          <table:table-cell office:value-type="float" office:value="16.8032349437986" calcext:value-type="float">
            <text:p>16,8032349438</text:p>
          </table:table-cell>
          <table:table-cell/>
          <table:table-cell office:value-type="float" office:value="0.447" calcext:value-type="float">
            <text:p>0,447</text:p>
          </table:table-cell>
          <table:table-cell office:value-type="float" office:value="17.6482224659609" calcext:value-type="float">
            <text:p>17,648222466</text:p>
          </table:table-cell>
          <table:table-cell office:value-type="float" office:value="18.1418484586541" calcext:value-type="float">
            <text:p>18,1418484587</text:p>
          </table:table-cell>
          <table:table-cell office:value-type="float" office:value="18.445791132705" calcext:value-type="float">
            <text:p>18,4457911327</text:p>
          </table:table-cell>
          <table:table-cell office:value-type="float" office:value="18.6515292383715" calcext:value-type="float">
            <text:p>18,6515292384</text:p>
          </table:table-cell>
          <table:table-cell office:value-type="float" office:value="18.8001266286497" calcext:value-type="float">
            <text:p>18,8001266286</text:p>
          </table:table-cell>
          <table:table-cell office:value-type="float" office:value="18.9124405257833" calcext:value-type="float">
            <text:p>18,9124405258</text:p>
          </table:table-cell>
          <table:table-cell office:value-type="float" office:value="19.1748065971091" calcext:value-type="float">
            <text:p>19,1748065971</text:p>
          </table:table-cell>
          <table:table-cell/>
          <table:table-cell office:value-type="float" office:value="0.447" calcext:value-type="float">
            <text:p>0,447</text:p>
          </table:table-cell>
          <table:table-cell office:value-type="float" office:value="19.093112187045" calcext:value-type="float">
            <text:p>19,093112187</text:p>
          </table:table-cell>
        </table:table-row>
        <table:table-row table:style-name="ro4">
          <table:table-cell office:value-type="float" office:value="0.449" calcext:value-type="float">
            <text:p>0,449</text:p>
          </table:table-cell>
          <table:table-cell office:value-type="float" office:value="16.9474918671684" calcext:value-type="float">
            <text:p>16,9474918672</text:p>
          </table:table-cell>
          <table:table-cell/>
          <table:table-cell office:value-type="float" office:value="0.449" calcext:value-type="float">
            <text:p>0,449</text:p>
          </table:table-cell>
          <table:table-cell office:value-type="float" office:value="16.8052962977854" calcext:value-type="float">
            <text:p>16,8052962978</text:p>
          </table:table-cell>
          <table:table-cell/>
          <table:table-cell office:value-type="float" office:value="0.449" calcext:value-type="float">
            <text:p>0,449</text:p>
          </table:table-cell>
          <table:table-cell office:value-type="float" office:value="17.6602574626907" calcext:value-type="float">
            <text:p>17,6602574627</text:p>
          </table:table-cell>
          <table:table-cell office:value-type="float" office:value="18.1528066829014" calcext:value-type="float">
            <text:p>18,1528066829</text:p>
          </table:table-cell>
          <table:table-cell office:value-type="float" office:value="18.4548337217642" calcext:value-type="float">
            <text:p>18,4548337218</text:p>
          </table:table-cell>
          <table:table-cell office:value-type="float" office:value="18.6587494066879" calcext:value-type="float">
            <text:p>18,6587494067</text:p>
          </table:table-cell>
          <table:table-cell office:value-type="float" office:value="18.8057907014998" calcext:value-type="float">
            <text:p>18,8057907015</text:p>
          </table:table-cell>
          <table:table-cell office:value-type="float" office:value="18.9168046039101" calcext:value-type="float">
            <text:p>18,9168046039</text:p>
          </table:table-cell>
          <table:table-cell office:value-type="float" office:value="19.1758160765648" calcext:value-type="float">
            <text:p>19,1758160766</text:p>
          </table:table-cell>
          <table:table-cell/>
          <table:table-cell office:value-type="float" office:value="0.449" calcext:value-type="float">
            <text:p>0,449</text:p>
          </table:table-cell>
          <table:table-cell office:value-type="float" office:value="19.0951577285341" calcext:value-type="float">
            <text:p>19,0951577285</text:p>
          </table:table-cell>
        </table:table-row>
        <table:table-row table:style-name="ro4">
          <table:table-cell office:value-type="float" office:value="0.451" calcext:value-type="float">
            <text:p>0,451</text:p>
          </table:table-cell>
          <table:table-cell office:value-type="float" office:value="16.9549453288424" calcext:value-type="float">
            <text:p>16,9549453288</text:p>
          </table:table-cell>
          <table:table-cell/>
          <table:table-cell office:value-type="float" office:value="0.451" calcext:value-type="float">
            <text:p>0,451</text:p>
          </table:table-cell>
          <table:table-cell office:value-type="float" office:value="16.8077535890825" calcext:value-type="float">
            <text:p>16,8077535891</text:p>
          </table:table-cell>
          <table:table-cell/>
          <table:table-cell office:value-type="float" office:value="0.451" calcext:value-type="float">
            <text:p>0,451</text:p>
          </table:table-cell>
          <table:table-cell office:value-type="float" office:value="17.6724662634525" calcext:value-type="float">
            <text:p>17,6724662635</text:p>
          </table:table-cell>
          <table:table-cell office:value-type="float" office:value="18.1639384534169" calcext:value-type="float">
            <text:p>18,1639384534</text:p>
          </table:table-cell>
          <table:table-cell office:value-type="float" office:value="18.4639457153203" calcext:value-type="float">
            <text:p>18,4639457153</text:p>
          </table:table-cell>
          <table:table-cell office:value-type="float" office:value="18.6659353152007" calcext:value-type="float">
            <text:p>18,6659353152</text:p>
          </table:table-cell>
          <table:table-cell office:value-type="float" office:value="18.8113344801657" calcext:value-type="float">
            <text:p>18,8113344802</text:p>
          </table:table-cell>
          <table:table-cell office:value-type="float" office:value="18.9209791470362" calcext:value-type="float">
            <text:p>18,920979147</text:p>
          </table:table-cell>
          <table:table-cell office:value-type="float" office:value="19.1764874272216" calcext:value-type="float">
            <text:p>19,1764874272</text:p>
          </table:table-cell>
          <table:table-cell/>
          <table:table-cell office:value-type="float" office:value="0.451" calcext:value-type="float">
            <text:p>0,451</text:p>
          </table:table-cell>
          <table:table-cell office:value-type="float" office:value="19.0971985107882" calcext:value-type="float">
            <text:p>19,0971985108</text:p>
          </table:table-cell>
        </table:table-row>
        <table:table-row table:style-name="ro4">
          <table:table-cell office:value-type="float" office:value="0.453" calcext:value-type="float">
            <text:p>0,453</text:p>
          </table:table-cell>
          <table:table-cell office:value-type="float" office:value="16.9622220182902" calcext:value-type="float">
            <text:p>16,9622220183</text:p>
          </table:table-cell>
          <table:table-cell/>
          <table:table-cell office:value-type="float" office:value="0.453" calcext:value-type="float">
            <text:p>0,453</text:p>
          </table:table-cell>
          <table:table-cell office:value-type="float" office:value="16.8105685863256" calcext:value-type="float">
            <text:p>16,8105685863</text:p>
          </table:table-cell>
          <table:table-cell/>
          <table:table-cell office:value-type="float" office:value="0.453" calcext:value-type="float">
            <text:p>0,453</text:p>
          </table:table-cell>
          <table:table-cell office:value-type="float" office:value="17.6848687748053" calcext:value-type="float">
            <text:p>17,6848687748</text:p>
          </table:table-cell>
          <table:table-cell office:value-type="float" office:value="18.1752471042171" calcext:value-type="float">
            <text:p>18,1752471042</text:p>
          </table:table-cell>
          <table:table-cell office:value-type="float" office:value="18.4731091974712" calcext:value-type="float">
            <text:p>18,4731091975</text:p>
          </table:table-cell>
          <table:table-cell office:value-type="float" office:value="18.6730548129052" calcext:value-type="float">
            <text:p>18,6730548129</text:p>
          </table:table-cell>
          <table:table-cell office:value-type="float" office:value="18.8167166440828" calcext:value-type="float">
            <text:p>18,8167166441</text:p>
          </table:table-cell>
          <table:table-cell office:value-type="float" office:value="18.9249173463104" calcext:value-type="float">
            <text:p>18,9249173463</text:p>
          </table:table-cell>
          <table:table-cell office:value-type="float" office:value="19.1767700149984" calcext:value-type="float">
            <text:p>19,176770015</text:p>
          </table:table-cell>
          <table:table-cell/>
          <table:table-cell office:value-type="float" office:value="0.453" calcext:value-type="float">
            <text:p>0,453</text:p>
          </table:table-cell>
          <table:table-cell office:value-type="float" office:value="19.0992360268825" calcext:value-type="float">
            <text:p>19,0992360269</text:p>
          </table:table-cell>
        </table:table-row>
        <table:table-row table:style-name="ro4">
          <table:table-cell office:value-type="float" office:value="0.455" calcext:value-type="float">
            <text:p>0,455</text:p>
          </table:table-cell>
          <table:table-cell office:value-type="float" office:value="16.9693270444717" calcext:value-type="float">
            <text:p>16,9693270445</text:p>
          </table:table-cell>
          <table:table-cell/>
          <table:table-cell office:value-type="float" office:value="0.455" calcext:value-type="float">
            <text:p>0,455</text:p>
          </table:table-cell>
          <table:table-cell office:value-type="float" office:value="16.8137066367323" calcext:value-type="float">
            <text:p>16,8137066367</text:p>
          </table:table-cell>
          <table:table-cell/>
          <table:table-cell office:value-type="float" office:value="0.455" calcext:value-type="float">
            <text:p>0,455</text:p>
          </table:table-cell>
          <table:table-cell office:value-type="float" office:value="17.6974863038043" calcext:value-type="float">
            <text:p>17,6974863038</text:p>
          </table:table-cell>
          <table:table-cell office:value-type="float" office:value="18.1867326576607" calcext:value-type="float">
            <text:p>18,1867326577</text:p>
          </table:table-cell>
          <table:table-cell office:value-type="float" office:value="18.482299282561" calcext:value-type="float">
            <text:p>18,4822992826</text:p>
          </table:table-cell>
          <table:table-cell office:value-type="float" office:value="18.6800669342962" calcext:value-type="float">
            <text:p>18,6800669343</text:p>
          </table:table-cell>
          <table:table-cell office:value-type="float" office:value="18.8218861829093" calcext:value-type="float">
            <text:p>18,8218861829</text:p>
          </table:table-cell>
          <table:table-cell office:value-type="float" office:value="18.9285624561727" calcext:value-type="float">
            <text:p>18,9285624562</text:p>
          </table:table-cell>
          <table:table-cell office:value-type="float" office:value="19.1766040841863" calcext:value-type="float">
            <text:p>19,1766040842</text:p>
          </table:table-cell>
          <table:table-cell/>
          <table:table-cell office:value-type="float" office:value="0.455" calcext:value-type="float">
            <text:p>0,455</text:p>
          </table:table-cell>
          <table:table-cell office:value-type="float" office:value="19.1012716873701" calcext:value-type="float">
            <text:p>19,1012716874</text:p>
          </table:table-cell>
        </table:table-row>
        <table:table-row table:style-name="ro4">
          <table:table-cell office:value-type="float" office:value="0.457" calcext:value-type="float">
            <text:p>0,457</text:p>
          </table:table-cell>
          <table:table-cell office:value-type="float" office:value="16.9762653398682" calcext:value-type="float">
            <text:p>16,9762653399</text:p>
          </table:table-cell>
          <table:table-cell/>
          <table:table-cell office:value-type="float" office:value="0.457" calcext:value-type="float">
            <text:p>0,457</text:p>
          </table:table-cell>
          <table:table-cell office:value-type="float" office:value="16.817136246963" calcext:value-type="float">
            <text:p>16,817136247</text:p>
          </table:table-cell>
          <table:table-cell/>
          <table:table-cell office:value-type="float" office:value="0.457" calcext:value-type="float">
            <text:p>0,457</text:p>
          </table:table-cell>
          <table:table-cell office:value-type="float" office:value="17.7103416228234" calcext:value-type="float">
            <text:p>17,7103416228</text:p>
          </table:table-cell>
          <table:table-cell office:value-type="float" office:value="18.1983903984195" calcext:value-type="float">
            <text:p>18,1983903984</text:p>
          </table:table-cell>
          <table:table-cell office:value-type="float" office:value="18.4914820554073" calcext:value-type="float">
            <text:p>18,4914820554</text:p>
          </table:table-cell>
          <table:table-cell office:value-type="float" office:value="18.6869196059444" calcext:value-type="float">
            <text:p>18,6869196059</text:p>
          </table:table-cell>
          <table:table-cell office:value-type="float" office:value="18.8267800811185" calcext:value-type="float">
            <text:p>18,8267800811</text:p>
          </table:table-cell>
          <table:table-cell office:value-type="float" office:value="18.9318455523464" calcext:value-type="float">
            <text:p>18,9318455523</text:p>
          </table:table-cell>
          <table:table-cell office:value-type="float" office:value="19.1759188116857" calcext:value-type="float">
            <text:p>19,1759188117</text:p>
          </table:table-cell>
          <table:table-cell/>
          <table:table-cell office:value-type="float" office:value="0.457" calcext:value-type="float">
            <text:p>0,457</text:p>
          </table:table-cell>
          <table:table-cell office:value-type="float" office:value="19.1033068269953" calcext:value-type="float">
            <text:p>19,103306827</text:p>
          </table:table-cell>
        </table:table-row>
        <table:table-row table:style-name="ro4">
          <table:table-cell office:value-type="float" office:value="0.459" calcext:value-type="float">
            <text:p>0,459</text:p>
          </table:table-cell>
          <table:table-cell office:value-type="float" office:value="16.9830416461882" calcext:value-type="float">
            <text:p>16,9830416462</text:p>
          </table:table-cell>
          <table:table-cell/>
          <table:table-cell office:value-type="float" office:value="0.459" calcext:value-type="float">
            <text:p>0,459</text:p>
          </table:table-cell>
          <table:table-cell office:value-type="float" office:value="16.8208286946398" calcext:value-type="float">
            <text:p>16,8208286946</text:p>
          </table:table-cell>
          <table:table-cell/>
          <table:table-cell office:value-type="float" office:value="0.459" calcext:value-type="float">
            <text:p>0,459</text:p>
          </table:table-cell>
          <table:table-cell office:value-type="float" office:value="17.7234589190387" calcext:value-type="float">
            <text:p>17,723458919</text:p>
          </table:table-cell>
          <table:table-cell office:value-type="float" office:value="18.2102088819155" calcext:value-type="float">
            <text:p>18,2102088819</text:p>
          </table:table-cell>
          <table:table-cell office:value-type="float" office:value="18.500611845126" calcext:value-type="float">
            <text:p>18,5006118451</text:p>
          </table:table-cell>
          <table:table-cell office:value-type="float" office:value="18.6935466731264" calcext:value-type="float">
            <text:p>18,6935466731</text:p>
          </table:table-cell>
          <table:table-cell office:value-type="float" office:value="18.8313203540516" calcext:value-type="float">
            <text:p>18,8313203541</text:p>
          </table:table-cell>
          <table:table-cell office:value-type="float" office:value="18.9346826762964" calcext:value-type="float">
            <text:p>18,9346826763</text:p>
          </table:table-cell>
          <table:table-cell office:value-type="float" office:value="19.174629822339" calcext:value-type="float">
            <text:p>19,1746298223</text:p>
          </table:table-cell>
          <table:table-cell/>
          <table:table-cell office:value-type="float" office:value="0.459" calcext:value-type="float">
            <text:p>0,459</text:p>
          </table:table-cell>
          <table:table-cell office:value-type="float" office:value="19.1053427012199" calcext:value-type="float">
            <text:p>19,1053427012</text:p>
          </table:table-cell>
        </table:table-row>
        <table:table-row table:style-name="ro4">
          <table:table-cell office:value-type="float" office:value="0.461" calcext:value-type="float">
            <text:p>0,461</text:p>
          </table:table-cell>
          <table:table-cell office:value-type="float" office:value="16.9896605356992" calcext:value-type="float">
            <text:p>16,9896605357</text:p>
          </table:table-cell>
          <table:table-cell/>
          <table:table-cell office:value-type="float" office:value="0.461" calcext:value-type="float">
            <text:p>0,461</text:p>
          </table:table-cell>
          <table:table-cell office:value-type="float" office:value="16.8247577298332" calcext:value-type="float">
            <text:p>16,8247577298</text:p>
          </table:table-cell>
          <table:table-cell/>
          <table:table-cell office:value-type="float" office:value="0.461" calcext:value-type="float">
            <text:p>0,461</text:p>
          </table:table-cell>
          <table:table-cell office:value-type="float" office:value="17.7368636125143" calcext:value-type="float">
            <text:p>17,7368636125</text:p>
          </table:table-cell>
          <table:table-cell office:value-type="float" office:value="18.2221672069946" calcext:value-type="float">
            <text:p>18,222167207</text:p>
          </table:table-cell>
          <table:table-cell office:value-type="float" office:value="18.5096276349634" calcext:value-type="float">
            <text:p>18,509627635</text:p>
          </table:table-cell>
          <table:table-cell office:value-type="float" office:value="18.6998640519182" calcext:value-type="float">
            <text:p>18,6998640519</text:p>
          </table:table-cell>
          <table:table-cell office:value-type="float" office:value="18.8354102519275" calcext:value-type="float">
            <text:p>18,8354102519</text:p>
          </table:table-cell>
          <table:table-cell office:value-type="float" office:value="18.9369711901679" calcext:value-type="float">
            <text:p>18,9369711902</text:p>
          </table:table-cell>
          <table:table-cell office:value-type="float" office:value="19.1726360071597" calcext:value-type="float">
            <text:p>19,1726360072</text:p>
          </table:table-cell>
          <table:table-cell/>
          <table:table-cell office:value-type="float" office:value="0.461" calcext:value-type="float">
            <text:p>0,461</text:p>
          </table:table-cell>
          <table:table-cell office:value-type="float" office:value="19.1073804906417" calcext:value-type="float">
            <text:p>19,1073804906</text:p>
          </table:table-cell>
        </table:table-row>
        <table:table-row table:style-name="ro4">
          <table:table-cell office:value-type="float" office:value="0.463" calcext:value-type="float">
            <text:p>0,463</text:p>
          </table:table-cell>
          <table:table-cell office:value-type="float" office:value="16.996126424447" calcext:value-type="float">
            <text:p>16,9961264244</text:p>
          </table:table-cell>
          <table:table-cell/>
          <table:table-cell office:value-type="float" office:value="0.463" calcext:value-type="float">
            <text:p>0,463</text:p>
          </table:table-cell>
          <table:table-cell office:value-type="float" office:value="16.8288993152986" calcext:value-type="float">
            <text:p>16,8288993153</text:p>
          </table:table-cell>
          <table:table-cell/>
          <table:table-cell office:value-type="float" office:value="0.463" calcext:value-type="float">
            <text:p>0,463</text:p>
          </table:table-cell>
          <table:table-cell office:value-type="float" office:value="17.7505818858432" calcext:value-type="float">
            <text:p>17,7505818858</text:p>
          </table:table-cell>
          <table:table-cell office:value-type="float" office:value="18.2342312295369" calcext:value-type="float">
            <text:p>18,2342312295</text:p>
          </table:table-cell>
          <table:table-cell office:value-type="float" office:value="18.5184482692698" calcext:value-type="float">
            <text:p>18,5184482693</text:p>
          </table:table-cell>
          <table:table-cell office:value-type="float" office:value="18.7057646869821" calcext:value-type="float">
            <text:p>18,705764687</text:p>
          </table:table-cell>
          <table:table-cell office:value-type="float" office:value="18.8389293339686" calcext:value-type="float">
            <text:p>18,838929334</text:p>
          </table:table-cell>
          <table:table-cell office:value-type="float" office:value="18.9385850583732" calcext:value-type="float">
            <text:p>18,9385850584</text:p>
          </table:table-cell>
          <table:table-cell office:value-type="float" office:value="19.1698153890747" calcext:value-type="float">
            <text:p>19,1698153891</text:p>
          </table:table-cell>
          <table:table-cell/>
          <table:table-cell office:value-type="float" office:value="0.463" calcext:value-type="float">
            <text:p>0,463</text:p>
          </table:table-cell>
          <table:table-cell office:value-type="float" office:value="19.1094213028052" calcext:value-type="float">
            <text:p>19,1094213028</text:p>
          </table:table-cell>
        </table:table-row>
        <table:table-row table:style-name="ro4">
          <table:table-cell office:value-type="float" office:value="0.465" calcext:value-type="float">
            <text:p>0,465</text:p>
          </table:table-cell>
          <table:table-cell office:value-type="float" office:value="17.0024435620942" calcext:value-type="float">
            <text:p>17,0024435621</text:p>
          </table:table-cell>
          <table:table-cell/>
          <table:table-cell office:value-type="float" office:value="0.465" calcext:value-type="float">
            <text:p>0,465</text:p>
          </table:table-cell>
          <table:table-cell office:value-type="float" office:value="16.8332313825896" calcext:value-type="float">
            <text:p>16,8332313826</text:p>
          </table:table-cell>
          <table:table-cell/>
          <table:table-cell office:value-type="float" office:value="0.465" calcext:value-type="float">
            <text:p>0,465</text:p>
          </table:table-cell>
          <table:table-cell office:value-type="float" office:value="17.7646397089595" calcext:value-type="float">
            <text:p>17,764639709</text:p>
          </table:table-cell>
          <table:table-cell office:value-type="float" office:value="18.2463482794975" calcext:value-type="float">
            <text:p>18,2463482795</text:p>
          </table:table-cell>
          <table:table-cell office:value-type="float" office:value="18.5269659987846" calcext:value-type="float">
            <text:p>18,5269659988</text:p>
          </table:table-cell>
          <table:table-cell office:value-type="float" office:value="18.7111118836409" calcext:value-type="float">
            <text:p>18,7111118836</text:p>
          </table:table-cell>
          <table:table-cell office:value-type="float" office:value="18.84172700801" calcext:value-type="float">
            <text:p>18,841727008</text:p>
          </table:table-cell>
          <table:table-cell office:value-type="float" office:value="18.9393686676537" calcext:value-type="float">
            <text:p>18,9393686677</text:p>
          </table:table-cell>
          <table:table-cell office:value-type="float" office:value="19.166019685824" calcext:value-type="float">
            <text:p>19,1660196858</text:p>
          </table:table-cell>
          <table:table-cell/>
          <table:table-cell office:value-type="float" office:value="0.465" calcext:value-type="float">
            <text:p>0,465</text:p>
          </table:table-cell>
          <table:table-cell office:value-type="float" office:value="19.1114661687332" calcext:value-type="float">
            <text:p>19,1114661687</text:p>
          </table:table-cell>
        </table:table-row>
        <table:table-row table:style-name="ro4">
          <table:table-cell office:value-type="float" office:value="0.467" calcext:value-type="float">
            <text:p>0,467</text:p>
          </table:table-cell>
          <table:table-cell office:value-type="float" office:value="17.0086160559597" calcext:value-type="float">
            <text:p>17,008616056</text:p>
          </table:table-cell>
          <table:table-cell/>
          <table:table-cell office:value-type="float" office:value="0.467" calcext:value-type="float">
            <text:p>0,467</text:p>
          </table:table-cell>
          <table:table-cell office:value-type="float" office:value="16.8377336520285" calcext:value-type="float">
            <text:p>16,837733652</text:p>
          </table:table-cell>
          <table:table-cell/>
          <table:table-cell office:value-type="float" office:value="0.467" calcext:value-type="float">
            <text:p>0,467</text:p>
          </table:table-cell>
          <table:table-cell office:value-type="float" office:value="17.7790610463458" calcext:value-type="float">
            <text:p>17,7790610463</text:p>
          </table:table-cell>
          <table:table-cell office:value-type="float" office:value="18.2584397758512" calcext:value-type="float">
            <text:p>18,2584397759</text:p>
          </table:table-cell>
          <table:table-cell office:value-type="float" office:value="18.5350377315994" calcext:value-type="float">
            <text:p>18,5350377316</text:p>
          </table:table-cell>
          <table:table-cell office:value-type="float" office:value="18.7157304207479" calcext:value-type="float">
            <text:p>18,7157304207</text:p>
          </table:table-cell>
          <table:table-cell office:value-type="float" office:value="18.8436139745724" calcext:value-type="float">
            <text:p>18,8436139746</text:p>
          </table:table-cell>
          <table:table-cell office:value-type="float" office:value="18.939128644285" calcext:value-type="float">
            <text:p>18,9391286443</text:p>
          </table:table-cell>
          <table:table-cell office:value-type="float" office:value="19.1610670814705" calcext:value-type="float">
            <text:p>19,1610670815</text:p>
          </table:table-cell>
          <table:table-cell/>
          <table:table-cell office:value-type="float" office:value="0.467" calcext:value-type="float">
            <text:p>0,467</text:p>
          </table:table-cell>
          <table:table-cell office:value-type="float" office:value="19.1135160461493" calcext:value-type="float">
            <text:p>19,1135160461</text:p>
          </table:table-cell>
        </table:table-row>
        <table:table-row table:style-name="ro4">
          <table:table-cell office:value-type="float" office:value="0.469" calcext:value-type="float">
            <text:p>0,469</text:p>
          </table:table-cell>
          <table:table-cell office:value-type="float" office:value="17.0146478703856" calcext:value-type="float">
            <text:p>17,0146478704</text:p>
          </table:table-cell>
          <table:table-cell/>
          <table:table-cell office:value-type="float" office:value="0.469" calcext:value-type="float">
            <text:p>0,469</text:p>
          </table:table-cell>
          <table:table-cell office:value-type="float" office:value="16.842387455539" calcext:value-type="float">
            <text:p>16,8423874555</text:p>
          </table:table-cell>
          <table:table-cell/>
          <table:table-cell office:value-type="float" office:value="0.469" calcext:value-type="float">
            <text:p>0,469</text:p>
          </table:table-cell>
          <table:table-cell office:value-type="float" office:value="17.7938646233723" calcext:value-type="float">
            <text:p>17,7938646234</text:p>
          </table:table-cell>
          <table:table-cell office:value-type="float" office:value="18.2703907754964" calcext:value-type="float">
            <text:p>18,2703907755</text:p>
          </table:table-cell>
          <table:table-cell office:value-type="float" office:value="18.5424730184535" calcext:value-type="float">
            <text:p>18,5424730185</text:p>
          </table:table-cell>
          <table:table-cell office:value-type="float" office:value="18.7193945422533" calcext:value-type="float">
            <text:p>18,7193945423</text:p>
          </table:table-cell>
          <table:table-cell office:value-type="float" office:value="18.8443507214667" calcext:value-type="float">
            <text:p>18,8443507215</text:p>
          </table:table-cell>
          <table:table-cell office:value-type="float" office:value="18.9376228444756" calcext:value-type="float">
            <text:p>18,9376228445</text:p>
          </table:table-cell>
          <table:table-cell office:value-type="float" office:value="19.1547324619881" calcext:value-type="float">
            <text:p>19,154732462</text:p>
          </table:table-cell>
          <table:table-cell/>
          <table:table-cell office:value-type="float" office:value="0.469" calcext:value-type="float">
            <text:p>0,469</text:p>
          </table:table-cell>
          <table:table-cell office:value-type="float" office:value="19.1155718172509" calcext:value-type="float">
            <text:p>19,1155718173</text:p>
          </table:table-cell>
        </table:table-row>
        <table:table-row table:style-name="ro4">
          <table:table-cell office:value-type="float" office:value="0.471" calcext:value-type="float">
            <text:p>0,471</text:p>
          </table:table-cell>
          <table:table-cell office:value-type="float" office:value="17.0205428345964" calcext:value-type="float">
            <text:p>17,0205428346</text:p>
          </table:table-cell>
          <table:table-cell/>
          <table:table-cell office:value-type="float" office:value="0.471" calcext:value-type="float">
            <text:p>0,471</text:p>
          </table:table-cell>
          <table:table-cell office:value-type="float" office:value="16.8471755894599" calcext:value-type="float">
            <text:p>16,8471755895</text:p>
          </table:table-cell>
          <table:table-cell/>
          <table:table-cell office:value-type="float" office:value="0.471" calcext:value-type="float">
            <text:p>0,471</text:p>
          </table:table-cell>
          <table:table-cell office:value-type="float" office:value="17.809058289069" calcext:value-type="float">
            <text:p>17,8090582891</text:p>
          </table:table-cell>
          <table:table-cell office:value-type="float" office:value="18.2820350533612" calcext:value-type="float">
            <text:p>18,2820350534</text:p>
          </table:table-cell>
          <table:table-cell office:value-type="float" office:value="18.5490173745303" calcext:value-type="float">
            <text:p>18,5490173745</text:p>
          </table:table-cell>
          <table:table-cell office:value-type="float" office:value="18.7218115256563" calcext:value-type="float">
            <text:p>18,7218115257</text:p>
          </table:table-cell>
          <table:table-cell office:value-type="float" office:value="18.8436318267389" calcext:value-type="float">
            <text:p>18,8436318267</text:p>
          </table:table-cell>
          <table:table-cell office:value-type="float" office:value="18.9345453145934" calcext:value-type="float">
            <text:p>18,9345453146</text:p>
          </table:table-cell>
          <table:table-cell office:value-type="float" office:value="19.1467340279581" calcext:value-type="float">
            <text:p>19,146734028</text:p>
          </table:table-cell>
          <table:table-cell/>
          <table:table-cell office:value-type="float" office:value="0.471" calcext:value-type="float">
            <text:p>0,471</text:p>
          </table:table-cell>
          <table:table-cell office:value-type="float" office:value="19.1176342872569" calcext:value-type="float">
            <text:p>19,1176342873</text:p>
          </table:table-cell>
        </table:table-row>
        <table:table-row table:style-name="ro4">
          <table:table-cell office:value-type="float" office:value="0.473" calcext:value-type="float">
            <text:p>0,473</text:p>
          </table:table-cell>
          <table:table-cell office:value-type="float" office:value="17.0263046376204" calcext:value-type="float">
            <text:p>17,0263046376</text:p>
          </table:table-cell>
          <table:table-cell/>
          <table:table-cell office:value-type="float" office:value="0.473" calcext:value-type="float">
            <text:p>0,473</text:p>
          </table:table-cell>
          <table:table-cell office:value-type="float" office:value="16.8520821734527" calcext:value-type="float">
            <text:p>16,8520821735</text:p>
          </table:table-cell>
          <table:table-cell/>
          <table:table-cell office:value-type="float" office:value="0.473" calcext:value-type="float">
            <text:p>0,473</text:p>
          </table:table-cell>
          <table:table-cell office:value-type="float" office:value="17.824629312614" calcext:value-type="float">
            <text:p>17,8246293126</text:p>
          </table:table-cell>
          <table:table-cell office:value-type="float" office:value="18.2931335250544" calcext:value-type="float">
            <text:p>18,2931335251</text:p>
          </table:table-cell>
          <table:table-cell office:value-type="float" office:value="18.5543288053014" calcext:value-type="float">
            <text:p>18,5543288053</text:p>
          </table:table-cell>
          <table:table-cell office:value-type="float" office:value="18.7225988384129" calcext:value-type="float">
            <text:p>18,7225988384</text:p>
          </table:table-cell>
          <table:table-cell office:value-type="float" office:value="18.8410641637263" calcext:value-type="float">
            <text:p>18,8410641637</text:p>
          </table:table-cell>
          <table:table-cell office:value-type="float" office:value="18.9295053727704" calcext:value-type="float">
            <text:p>18,9295053728</text:p>
          </table:table-cell>
          <table:table-cell office:value-type="float" office:value="19.1367146148612" calcext:value-type="float">
            <text:p>19,1367146149</text:p>
          </table:table-cell>
          <table:table-cell/>
          <table:table-cell office:value-type="float" office:value="0.473" calcext:value-type="float">
            <text:p>0,473</text:p>
          </table:table-cell>
          <table:table-cell office:value-type="float" office:value="19.1197041797223" calcext:value-type="float">
            <text:p>19,1197041797</text:p>
          </table:table-cell>
        </table:table-row>
        <table:table-row table:style-name="ro4">
          <table:table-cell office:value-type="float" office:value="0.475" calcext:value-type="float">
            <text:p>0,475</text:p>
          </table:table-cell>
          <table:table-cell office:value-type="float" office:value="17.0319368548046" calcext:value-type="float">
            <text:p>17,0319368548</text:p>
          </table:table-cell>
          <table:table-cell/>
          <table:table-cell office:value-type="float" office:value="0.475" calcext:value-type="float">
            <text:p>0,475</text:p>
          </table:table-cell>
          <table:table-cell office:value-type="float" office:value="16.8570925552985" calcext:value-type="float">
            <text:p>16,8570925553</text:p>
          </table:table-cell>
          <table:table-cell/>
          <table:table-cell office:value-type="float" office:value="0.475" calcext:value-type="float">
            <text:p>0,475</text:p>
          </table:table-cell>
          <table:table-cell office:value-type="float" office:value="17.840527853027" calcext:value-type="float">
            <text:p>17,840527853</text:p>
          </table:table-cell>
          <table:table-cell office:value-type="float" office:value="18.3033426069191" calcext:value-type="float">
            <text:p>18,3033426069</text:p>
          </table:table-cell>
          <table:table-cell office:value-type="float" office:value="18.5579442715092" calcext:value-type="float">
            <text:p>18,5579442715</text:p>
          </table:table-cell>
          <table:table-cell office:value-type="float" office:value="18.7212518179779" calcext:value-type="float">
            <text:p>18,721251818</text:p>
          </table:table-cell>
          <table:table-cell office:value-type="float" office:value="18.836136055894" calcext:value-type="float">
            <text:p>18,8361360559</text:p>
          </table:table-cell>
          <table:table-cell office:value-type="float" office:value="18.9219979450419" calcext:value-type="float">
            <text:p>18,921997945</text:p>
          </table:table-cell>
          <table:table-cell office:value-type="float" office:value="19.1242151340109" calcext:value-type="float">
            <text:p>19,124215134</text:p>
          </table:table-cell>
          <table:table-cell/>
          <table:table-cell office:value-type="float" office:value="0.475" calcext:value-type="float">
            <text:p>0,475</text:p>
          </table:table-cell>
          <table:table-cell office:value-type="float" office:value="19.1217821384892" calcext:value-type="float">
            <text:p>19,1217821385</text:p>
          </table:table-cell>
        </table:table-row>
        <table:table-row table:style-name="ro4">
          <table:table-cell office:value-type="float" office:value="0.477" calcext:value-type="float">
            <text:p>0,477</text:p>
          </table:table-cell>
          <table:table-cell office:value-type="float" office:value="17.0374429371319" calcext:value-type="float">
            <text:p>17,0374429371</text:p>
          </table:table-cell>
          <table:table-cell/>
          <table:table-cell office:value-type="float" office:value="0.477" calcext:value-type="float">
            <text:p>0,477</text:p>
          </table:table-cell>
          <table:table-cell office:value-type="float" office:value="16.8621931934106" calcext:value-type="float">
            <text:p>16,8621931934</text:p>
          </table:table-cell>
          <table:table-cell/>
          <table:table-cell office:value-type="float" office:value="0.477" calcext:value-type="float">
            <text:p>0,477</text:p>
          </table:table-cell>
          <table:table-cell office:value-type="float" office:value="17.8566387972208" calcext:value-type="float">
            <text:p>17,8566387972</text:p>
          </table:table-cell>
          <table:table-cell office:value-type="float" office:value="18.3121669739186" calcext:value-type="float">
            <text:p>18,3121669739</text:p>
          </table:table-cell>
          <table:table-cell office:value-type="float" office:value="18.5592308702525" calcext:value-type="float">
            <text:p>18,5592308703</text:p>
          </table:table-cell>
          <table:table-cell office:value-type="float" office:value="18.7170969437987" calcext:value-type="float">
            <text:p>18,7170969438</text:p>
          </table:table-cell>
          <table:table-cell office:value-type="float" office:value="18.8281726172255" calcext:value-type="float">
            <text:p>18,8281726172</text:p>
          </table:table-cell>
          <table:table-cell office:value-type="float" office:value="18.9113605301842" calcext:value-type="float">
            <text:p>18,9113605302</text:p>
          </table:table-cell>
          <table:table-cell office:value-type="float" office:value="19.1086359598751" calcext:value-type="float">
            <text:p>19,1086359599</text:p>
          </table:table-cell>
          <table:table-cell/>
          <table:table-cell office:value-type="float" office:value="0.477" calcext:value-type="float">
            <text:p>0,477</text:p>
          </table:table-cell>
          <table:table-cell office:value-type="float" office:value="19.1238687201459" calcext:value-type="float">
            <text:p>19,1238687201</text:p>
          </table:table-cell>
        </table:table-row>
        <table:table-row table:style-name="ro4">
          <table:table-cell office:value-type="float" office:value="0.479" calcext:value-type="float">
            <text:p>0,479</text:p>
          </table:table-cell>
          <table:table-cell office:value-type="float" office:value="17.042826224376" calcext:value-type="float">
            <text:p>17,0428262244</text:p>
          </table:table-cell>
          <table:table-cell/>
          <table:table-cell office:value-type="float" office:value="0.479" calcext:value-type="float">
            <text:p>0,479</text:p>
          </table:table-cell>
          <table:table-cell office:value-type="float" office:value="16.8673715735716" calcext:value-type="float">
            <text:p>16,8673715736</text:p>
          </table:table-cell>
          <table:table-cell/>
          <table:table-cell office:value-type="float" office:value="0.479" calcext:value-type="float">
            <text:p>0,479</text:p>
          </table:table-cell>
          <table:table-cell office:value-type="float" office:value="17.8727337910002" calcext:value-type="float">
            <text:p>17,872733791</text:p>
          </table:table-cell>
          <table:table-cell office:value-type="float" office:value="18.318887669972" calcext:value-type="float">
            <text:p>18,31888767</text:p>
          </table:table-cell>
          <table:table-cell office:value-type="float" office:value="18.5573132712525" calcext:value-type="float">
            <text:p>18,5573132713</text:p>
          </table:table-cell>
          <table:table-cell office:value-type="float" office:value="18.7092226411829" calcext:value-type="float">
            <text:p>18,7092226412</text:p>
          </table:table-cell>
          <table:table-cell office:value-type="float" office:value="18.8162694674979" calcext:value-type="float">
            <text:p>18,8162694675</text:p>
          </table:table-cell>
          <table:table-cell office:value-type="float" office:value="18.8967092058701" calcext:value-type="float">
            <text:p>18,8967092059</text:p>
          </table:table-cell>
          <table:table-cell office:value-type="float" office:value="19.0891794239804" calcext:value-type="float">
            <text:p>19,089179424</text:p>
          </table:table-cell>
          <table:table-cell/>
          <table:table-cell office:value-type="float" office:value="0.479" calcext:value-type="float">
            <text:p>0,479</text:p>
          </table:table-cell>
          <table:table-cell office:value-type="float" office:value="19.1259643914775" calcext:value-type="float">
            <text:p>19,1259643915</text:p>
          </table:table-cell>
        </table:table-row>
        <table:table-row table:style-name="ro4">
          <table:table-cell office:value-type="float" office:value="0.481" calcext:value-type="float">
            <text:p>0,481</text:p>
          </table:table-cell>
          <table:table-cell office:value-type="float" office:value="17.04808993713" calcext:value-type="float">
            <text:p>17,0480899371</text:p>
          </table:table-cell>
          <table:table-cell/>
          <table:table-cell office:value-type="float" office:value="0.481" calcext:value-type="float">
            <text:p>0,481</text:p>
          </table:table-cell>
          <table:table-cell office:value-type="float" office:value="16.8726161151281" calcext:value-type="float">
            <text:p>16,8726161151</text:p>
          </table:table-cell>
          <table:table-cell/>
          <table:table-cell office:value-type="float" office:value="0.481" calcext:value-type="float">
            <text:p>0,481</text:p>
          </table:table-cell>
          <table:table-cell office:value-type="float" office:value="17.8883889538891" calcext:value-type="float">
            <text:p>17,8883889539</text:p>
          </table:table-cell>
          <table:table-cell office:value-type="float" office:value="18.322450147567" calcext:value-type="float">
            <text:p>18,3224501476</text:p>
          </table:table-cell>
          <table:table-cell office:value-type="float" office:value="18.5509630411424" calcext:value-type="float">
            <text:p>18,5509630411</text:p>
          </table:table-cell>
          <table:table-cell office:value-type="float" office:value="18.6963738346269" calcext:value-type="float">
            <text:p>18,6963738346</text:p>
          </table:table-cell>
          <table:table-cell office:value-type="float" office:value="18.7991914528113" calcext:value-type="float">
            <text:p>18,7991914528</text:p>
          </table:table-cell>
          <table:table-cell office:value-type="float" office:value="18.8768406938002" calcext:value-type="float">
            <text:p>18,8768406938</text:p>
          </table:table-cell>
          <table:table-cell office:value-type="float" office:value="19.0647617151997" calcext:value-type="float">
            <text:p>19,0647617152</text:p>
          </table:table-cell>
          <table:table-cell/>
          <table:table-cell office:value-type="float" office:value="0.481" calcext:value-type="float">
            <text:p>0,481</text:p>
          </table:table-cell>
          <table:table-cell office:value-type="float" office:value="19.1280695210701" calcext:value-type="float">
            <text:p>19,1280695211</text:p>
          </table:table-cell>
        </table:table-row>
        <table:table-row table:style-name="ro4">
          <table:table-cell office:value-type="float" office:value="0.483" calcext:value-type="float">
            <text:p>0,483</text:p>
          </table:table-cell>
          <table:table-cell office:value-type="float" office:value="17.0532372011006" calcext:value-type="float">
            <text:p>17,0532372011</text:p>
          </table:table-cell>
          <table:table-cell/>
          <table:table-cell office:value-type="float" office:value="0.483" calcext:value-type="float">
            <text:p>0,483</text:p>
          </table:table-cell>
          <table:table-cell office:value-type="float" office:value="16.8779161167724" calcext:value-type="float">
            <text:p>16,8779161168</text:p>
          </table:table-cell>
          <table:table-cell/>
          <table:table-cell office:value-type="float" office:value="0.483" calcext:value-type="float">
            <text:p>0,483</text:p>
          </table:table-cell>
          <table:table-cell office:value-type="float" office:value="17.9028421027489" calcext:value-type="float">
            <text:p>17,9028421027</text:p>
          </table:table-cell>
          <table:table-cell office:value-type="float" office:value="18.3212852139088" calcext:value-type="float">
            <text:p>18,3212852139</text:p>
          </table:table-cell>
          <table:table-cell office:value-type="float" office:value="18.5384245940752" calcext:value-type="float">
            <text:p>18,5384245941</text:p>
          </table:table-cell>
          <table:table-cell office:value-type="float" office:value="18.6767858610716" calcext:value-type="float">
            <text:p>18,6767858611</text:p>
          </table:table-cell>
          <table:table-cell office:value-type="float" office:value="18.7752126959381" calcext:value-type="float">
            <text:p>18,7752126959</text:p>
          </table:table-cell>
          <table:table-cell office:value-type="float" office:value="18.850077498869" calcext:value-type="float">
            <text:p>18,8500774989</text:p>
          </table:table-cell>
          <table:table-cell office:value-type="float" office:value="19.0338734839929" calcext:value-type="float">
            <text:p>19,033873484</text:p>
          </table:table-cell>
          <table:table-cell/>
          <table:table-cell office:value-type="float" office:value="0.483" calcext:value-type="float">
            <text:p>0,483</text:p>
          </table:table-cell>
          <table:table-cell office:value-type="float" office:value="19.1301843774387" calcext:value-type="float">
            <text:p>19,1301843774</text:p>
          </table:table-cell>
        </table:table-row>
        <table:table-row table:style-name="ro4">
          <table:table-cell office:value-type="float" office:value="0.485" calcext:value-type="float">
            <text:p>0,485</text:p>
          </table:table-cell>
          <table:table-cell office:value-type="float" office:value="17.0582710387198" calcext:value-type="float">
            <text:p>17,0582710387</text:p>
          </table:table-cell>
          <table:table-cell/>
          <table:table-cell office:value-type="float" office:value="0.485" calcext:value-type="float">
            <text:p>0,485</text:p>
          </table:table-cell>
          <table:table-cell office:value-type="float" office:value="16.883261678177" calcext:value-type="float">
            <text:p>16,8832616782</text:p>
          </table:table-cell>
          <table:table-cell/>
          <table:table-cell office:value-type="float" office:value="0.485" calcext:value-type="float">
            <text:p>0,485</text:p>
          </table:table-cell>
          <table:table-cell office:value-type="float" office:value="17.9147401843209" calcext:value-type="float">
            <text:p>17,9147401843</text:p>
          </table:table-cell>
          <table:table-cell office:value-type="float" office:value="18.3130133275565" calcext:value-type="float">
            <text:p>18,3130133276</text:p>
          </table:table-cell>
          <table:table-cell office:value-type="float" office:value="18.5171310505975" calcext:value-type="float">
            <text:p>18,5171310506</text:p>
          </table:table-cell>
          <table:table-cell office:value-type="float" office:value="18.6479124531387" calcext:value-type="float">
            <text:p>18,6479124531</text:p>
          </table:table-cell>
          <table:table-cell office:value-type="float" office:value="18.7418540197211" calcext:value-type="float">
            <text:p>18,7418540197</text:p>
          </table:table-cell>
          <table:table-cell office:value-type="float" office:value="18.814013463698" calcext:value-type="float">
            <text:p>18,8140134637</text:p>
          </table:table-cell>
          <table:table-cell office:value-type="float" office:value="18.9943507367885" calcext:value-type="float">
            <text:p>18,9943507368</text:p>
          </table:table-cell>
          <table:table-cell/>
          <table:table-cell office:value-type="float" office:value="0.485" calcext:value-type="float">
            <text:p>0,485</text:p>
          </table:table-cell>
          <table:table-cell office:value-type="float" office:value="19.1323091184382" calcext:value-type="float">
            <text:p>19,1323091184</text:p>
          </table:table-cell>
        </table:table-row>
        <table:table-row table:style-name="ro4">
          <table:table-cell office:value-type="float" office:value="0.487" calcext:value-type="float">
            <text:p>0,487</text:p>
          </table:table-cell>
          <table:table-cell office:value-type="float" office:value="17.0631943691914" calcext:value-type="float">
            <text:p>17,0631943692</text:p>
          </table:table-cell>
          <table:table-cell/>
          <table:table-cell office:value-type="float" office:value="0.487" calcext:value-type="float">
            <text:p>0,487</text:p>
          </table:table-cell>
          <table:table-cell office:value-type="float" office:value="16.8886436361293" calcext:value-type="float">
            <text:p>16,8886436361</text:p>
          </table:table-cell>
          <table:table-cell/>
          <table:table-cell office:value-type="float" office:value="0.487" calcext:value-type="float">
            <text:p>0,487</text:p>
          </table:table-cell>
          <table:table-cell office:value-type="float" office:value="17.9216798117486" calcext:value-type="float">
            <text:p>17,9216798117</text:p>
          </table:table-cell>
          <table:table-cell office:value-type="float" office:value="18.2939368245872" calcext:value-type="float">
            <text:p>18,2939368246</text:p>
          </table:table-cell>
          <table:table-cell office:value-type="float" office:value="18.4832189607834" calcext:value-type="float">
            <text:p>18,4832189608</text:p>
          </table:table-cell>
          <table:table-cell office:value-type="float" office:value="18.605959320403" calcext:value-type="float">
            <text:p>18,6059593204</text:p>
          </table:table-cell>
          <table:table-cell office:value-type="float" office:value="18.6954319023381" calcext:value-type="float">
            <text:p>18,6954319023</text:p>
          </table:table-cell>
          <table:table-cell office:value-type="float" office:value="18.7650764533739" calcext:value-type="float">
            <text:p>18,7650764534</text:p>
          </table:table-cell>
          <table:table-cell office:value-type="float" office:value="18.942981049482" calcext:value-type="float">
            <text:p>18,9429810495</text:p>
          </table:table-cell>
          <table:table-cell/>
          <table:table-cell office:value-type="float" office:value="0.487" calcext:value-type="float">
            <text:p>0,487</text:p>
          </table:table-cell>
          <table:table-cell office:value-type="float" office:value="19.1344437819671" calcext:value-type="float">
            <text:p>19,134443782</text:p>
          </table:table-cell>
        </table:table-row>
        <table:table-row table:style-name="ro4">
          <table:table-cell office:value-type="float" office:value="0.489" calcext:value-type="float">
            <text:p>0,489</text:p>
          </table:table-cell>
          <table:table-cell office:value-type="float" office:value="17.0680100243382" calcext:value-type="float">
            <text:p>17,0680100243</text:p>
          </table:table-cell>
          <table:table-cell/>
          <table:table-cell office:value-type="float" office:value="0.489" calcext:value-type="float">
            <text:p>0,489</text:p>
          </table:table-cell>
          <table:table-cell office:value-type="float" office:value="16.8940535216417" calcext:value-type="float">
            <text:p>16,8940535216</text:p>
          </table:table-cell>
          <table:table-cell/>
          <table:table-cell office:value-type="float" office:value="0.489" calcext:value-type="float">
            <text:p>0,489</text:p>
          </table:table-cell>
          <table:table-cell office:value-type="float" office:value="17.9193377446442" calcext:value-type="float">
            <text:p>17,9193377446</text:p>
          </table:table-cell>
          <table:table-cell office:value-type="float" office:value="18.2581242807311" calcext:value-type="float">
            <text:p>18,2581242807</text:p>
          </table:table-cell>
          <table:table-cell office:value-type="float" office:value="18.4306528256203" calcext:value-type="float">
            <text:p>18,4306528256</text:p>
          </table:table-cell>
          <table:table-cell office:value-type="float" office:value="18.5450394803743" calcext:value-type="float">
            <text:p>18,5450394804</text:p>
          </table:table-cell>
          <table:table-cell office:value-type="float" office:value="18.6302406658873" calcext:value-type="float">
            <text:p>18,6302406659</text:p>
          </table:table-cell>
          <table:table-cell office:value-type="float" office:value="18.697735221025" calcext:value-type="float">
            <text:p>18,697735221</text:p>
          </table:table-cell>
          <table:table-cell office:value-type="float" office:value="18.8747894499077" calcext:value-type="float">
            <text:p>18,8747894499</text:p>
          </table:table-cell>
          <table:table-cell/>
          <table:table-cell office:value-type="float" office:value="0.489" calcext:value-type="float">
            <text:p>0,489</text:p>
          </table:table-cell>
          <table:table-cell office:value-type="float" office:value="19.1365882782816" calcext:value-type="float">
            <text:p>19,1365882783</text:p>
          </table:table-cell>
        </table:table-row>
        <table:table-row table:style-name="ro4">
          <table:table-cell office:value-type="float" office:value="0.491" calcext:value-type="float">
            <text:p>0,491</text:p>
          </table:table-cell>
          <table:table-cell office:value-type="float" office:value="17.0727207470321" calcext:value-type="float">
            <text:p>17,072720747</text:p>
          </table:table-cell>
          <table:table-cell/>
          <table:table-cell office:value-type="float" office:value="0.491" calcext:value-type="float">
            <text:p>0,491</text:p>
          </table:table-cell>
          <table:table-cell office:value-type="float" office:value="16.899483505172" calcext:value-type="float">
            <text:p>16,8994835052</text:p>
          </table:table-cell>
          <table:table-cell/>
          <table:table-cell office:value-type="float" office:value="0.491" calcext:value-type="float">
            <text:p>0,491</text:p>
          </table:table-cell>
          <table:table-cell office:value-type="float" office:value="17.8997365690651" calcext:value-type="float">
            <text:p>17,8997365691</text:p>
          </table:table-cell>
          <table:table-cell office:value-type="float" office:value="18.1956541760868" calcext:value-type="float">
            <text:p>18,1956541761</text:p>
          </table:table-cell>
          <table:table-cell office:value-type="float" office:value="18.34953752734" calcext:value-type="float">
            <text:p>18,3495375273</text:p>
          </table:table-cell>
          <table:table-cell office:value-type="float" office:value="18.4555402110252" calcext:value-type="float">
            <text:p>18,455540211</text:p>
          </table:table-cell>
          <table:table-cell office:value-type="float" office:value="18.5369703097901" calcext:value-type="float">
            <text:p>18,5369703098</text:p>
          </table:table-cell>
          <table:table-cell office:value-type="float" office:value="18.6029648573498" calcext:value-type="float">
            <text:p>18,6029648573</text:p>
          </table:table-cell>
          <table:table-cell office:value-type="float" office:value="18.7816570056731" calcext:value-type="float">
            <text:p>18,7816570057</text:p>
          </table:table-cell>
          <table:table-cell/>
          <table:table-cell office:value-type="float" office:value="0.491" calcext:value-type="float">
            <text:p>0,491</text:p>
          </table:table-cell>
          <table:table-cell office:value-type="float" office:value="19.1387423776331" calcext:value-type="float">
            <text:p>19,1387423776</text:p>
          </table:table-cell>
        </table:table-row>
        <table:table-row table:style-name="ro4">
          <table:table-cell office:value-type="float" office:value="0.493" calcext:value-type="float">
            <text:p>0,493</text:p>
          </table:table-cell>
          <table:table-cell office:value-type="float" office:value="17.0773291950181" calcext:value-type="float">
            <text:p>17,077329195</text:p>
          </table:table-cell>
          <table:table-cell/>
          <table:table-cell office:value-type="float" office:value="0.493" calcext:value-type="float">
            <text:p>0,493</text:p>
          </table:table-cell>
          <table:table-cell office:value-type="float" office:value="16.9049263514655" calcext:value-type="float">
            <text:p>16,9049263515</text:p>
          </table:table-cell>
          <table:table-cell/>
          <table:table-cell office:value-type="float" office:value="0.493" calcext:value-type="float">
            <text:p>0,493</text:p>
          </table:table-cell>
          <table:table-cell office:value-type="float" office:value="17.8475487917984" calcext:value-type="float">
            <text:p>17,8475487918</text:p>
          </table:table-cell>
          <table:table-cell office:value-type="float" office:value="18.0889751837498" calcext:value-type="float">
            <text:p>18,0889751837</text:p>
          </table:table-cell>
          <table:table-cell office:value-type="float" office:value="18.2225970192863" calcext:value-type="float">
            <text:p>18,2225970193</text:p>
          </table:table-cell>
          <table:table-cell office:value-type="float" office:value="18.3207091035622" calcext:value-type="float">
            <text:p>18,3207091036</text:p>
          </table:table-cell>
          <table:table-cell office:value-type="float" office:value="18.3993980950289" calcext:value-type="float">
            <text:p>18,399398095</text:p>
          </table:table-cell>
          <table:table-cell office:value-type="float" office:value="18.4650380497447" calcext:value-type="float">
            <text:p>18,4650380497</text:p>
          </table:table-cell>
          <table:table-cell office:value-type="float" office:value="18.6494329373636" calcext:value-type="float">
            <text:p>18,6494329374</text:p>
          </table:table-cell>
          <table:table-cell/>
          <table:table-cell office:value-type="float" office:value="0.493" calcext:value-type="float">
            <text:p>0,493</text:p>
          </table:table-cell>
          <table:table-cell office:value-type="float" office:value="19.1409056969229" calcext:value-type="float">
            <text:p>19,1409056969</text:p>
          </table:table-cell>
        </table:table-row>
        <table:table-row table:style-name="ro4">
          <table:table-cell office:value-type="float" office:value="0.495" calcext:value-type="float">
            <text:p>0,495</text:p>
          </table:table-cell>
          <table:table-cell office:value-type="float" office:value="17.0818379392874" calcext:value-type="float">
            <text:p>17,0818379393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16.910375372997" calcext:value-type="float">
            <text:p>16,910375373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17.7315708286492" calcext:value-type="float">
            <text:p>17,7315708286</text:p>
          </table:table-cell>
          <table:table-cell office:value-type="float" office:value="17.9046229453799" calcext:value-type="float">
            <text:p>17,9046229454</text:p>
          </table:table-cell>
          <table:table-cell office:value-type="float" office:value="18.0171108069892" calcext:value-type="float">
            <text:p>18,017110807</text:p>
          </table:table-cell>
          <table:table-cell office:value-type="float" office:value="18.1088295793427" calcext:value-type="float">
            <text:p>18,1088295793</text:p>
          </table:table-cell>
          <table:table-cell office:value-type="float" office:value="18.1868058835492" calcext:value-type="float">
            <text:p>18,1868058835</text:p>
          </table:table-cell>
          <table:table-cell office:value-type="float" office:value="18.2541714999085" calcext:value-type="float">
            <text:p>18,2541714999</text:p>
          </table:table-cell>
          <table:table-cell office:value-type="float" office:value="18.4513178110768" calcext:value-type="float">
            <text:p>18,4513178111</text:p>
          </table:table-cell>
          <table:table-cell/>
          <table:table-cell office:value-type="float" office:value="0.495" calcext:value-type="float">
            <text:p>0,495</text:p>
          </table:table-cell>
          <table:table-cell office:value-type="float" office:value="19.1430776837875" calcext:value-type="float">
            <text:p>19,1430776838</text:p>
          </table:table-cell>
        </table:table-row>
        <table:table-row table:style-name="ro4">
          <table:table-cell office:value-type="float" office:value="0.497" calcext:value-type="float">
            <text:p>0,497</text:p>
          </table:table-cell>
          <table:table-cell office:value-type="float" office:value="17.086249472192" calcext:value-type="float">
            <text:p>17,0862494722</text:p>
          </table:table-cell>
          <table:table-cell/>
          <table:table-cell office:value-type="float" office:value="0.497" calcext:value-type="float">
            <text:p>0,497</text:p>
          </table:table-cell>
          <table:table-cell office:value-type="float" office:value="16.9158243964109" calcext:value-type="float">
            <text:p>16,9158243964</text:p>
          </table:table-cell>
          <table:table-cell/>
          <table:table-cell office:value-type="float" office:value="0.497" calcext:value-type="float">
            <text:p>0,497</text:p>
          </table:table-cell>
          <table:table-cell office:value-type="float" office:value="17.4831763956014" calcext:value-type="float">
            <text:p>17,4831763956</text:p>
          </table:table-cell>
          <table:table-cell office:value-type="float" office:value="17.5722362044819" calcext:value-type="float">
            <text:p>17,5722362045</text:p>
          </table:table-cell>
          <table:table-cell office:value-type="float" office:value="17.6644070496107" calcext:value-type="float">
            <text:p>17,6644070496</text:p>
          </table:table-cell>
          <table:table-cell office:value-type="float" office:value="17.7533178136119" calcext:value-type="float">
            <text:p>17,7533178136</text:p>
          </table:table-cell>
          <table:table-cell office:value-type="float" office:value="17.8346941486405" calcext:value-type="float">
            <text:p>17,8346941486</text:p>
          </table:table-cell>
          <table:table-cell office:value-type="float" office:value="17.9078243745756" calcext:value-type="float">
            <text:p>17,9078243746</text:p>
          </table:table-cell>
          <table:table-cell office:value-type="float" office:value="18.1310390544697" calcext:value-type="float">
            <text:p>18,1310390545</text:p>
          </table:table-cell>
          <table:table-cell/>
          <table:table-cell office:value-type="float" office:value="0.497" calcext:value-type="float">
            <text:p>0,497</text:p>
          </table:table-cell>
          <table:table-cell office:value-type="float" office:value="19.1452576004229" calcext:value-type="float">
            <text:p>19,1452576004</text:p>
          </table:table-cell>
        </table:table-row>
        <table:table-row table:style-name="ro4">
          <table:table-cell office:value-type="float" office:value="0.499" calcext:value-type="float">
            <text:p>0,499</text:p>
          </table:table-cell>
          <table:table-cell office:value-type="float" office:value="17.0905662109028" calcext:value-type="float">
            <text:p>17,0905662109</text:p>
          </table:table-cell>
          <table:table-cell/>
          <table:table-cell office:value-type="float" office:value="0.499" calcext:value-type="float">
            <text:p>0,499</text:p>
          </table:table-cell>
          <table:table-cell office:value-type="float" office:value="16.9212677275863" calcext:value-type="float">
            <text:p>16,9212677276</text:p>
          </table:table-cell>
          <table:table-cell/>
          <table:table-cell office:value-type="float" office:value="0.499" calcext:value-type="float">
            <text:p>0,499</text:p>
          </table:table-cell>
          <table:table-cell office:value-type="float" office:value="16.9360450956128" calcext:value-type="float">
            <text:p>16,9360450956</text:p>
          </table:table-cell>
          <table:table-cell office:value-type="float" office:value="16.9249874563674" calcext:value-type="float">
            <text:p>16,9249874564</text:p>
          </table:table-cell>
          <table:table-cell office:value-type="float" office:value="17.0015573342355" calcext:value-type="float">
            <text:p>17,0015573342</text:p>
          </table:table-cell>
          <table:table-cell office:value-type="float" office:value="17.0961397658664" calcext:value-type="float">
            <text:p>17,0961397659</text:p>
          </table:table-cell>
          <table:table-cell office:value-type="float" office:value="17.1899599407121" calcext:value-type="float">
            <text:p>17,1899599407</text:p>
          </table:table-cell>
          <table:table-cell office:value-type="float" office:value="17.2775420395871" calcext:value-type="float">
            <text:p>17,2775420396</text:p>
          </table:table-cell>
          <table:table-cell office:value-type="float" office:value="17.5550376006877" calcext:value-type="float">
            <text:p>17,5550376007</text:p>
          </table:table-cell>
          <table:table-cell/>
          <table:table-cell office:value-type="float" office:value="0.499" calcext:value-type="float">
            <text:p>0,499</text:p>
          </table:table-cell>
          <table:table-cell office:value-type="float" office:value="19.1474445044838" calcext:value-type="float">
            <text:p>19,1474445045</text:p>
          </table:table-cell>
        </table:table-row>
        <table:table-row table:style-name="ro4">
          <table:table-cell office:value-type="float" office:value="0.501" calcext:value-type="float">
            <text:p>0,501</text:p>
          </table:table-cell>
          <table:table-cell office:value-type="float" office:value="17.0947905008158" calcext:value-type="float">
            <text:p>17,0947905008</text:p>
          </table:table-cell>
          <table:table-cell/>
          <table:table-cell office:value-type="float" office:value="0.501" calcext:value-type="float">
            <text:p>0,501</text:p>
          </table:table-cell>
          <table:table-cell office:value-type="float" office:value="16.9267001194892" calcext:value-type="float">
            <text:p>16,9267001195</text:p>
          </table:table-cell>
          <table:table-cell/>
          <table:table-cell office:value-type="float" office:value="0.501" calcext:value-type="float">
            <text:p>0,501</text:p>
          </table:table-cell>
          <table:table-cell office:value-type="float" office:value="16.6306856184286" calcext:value-type="float">
            <text:p>16,6306856184</text:p>
          </table:table-cell>
          <table:table-cell office:value-type="float" office:value="16.5921798535657" calcext:value-type="float">
            <text:p>16,5921798536</text:p>
          </table:table-cell>
          <table:table-cell office:value-type="float" office:value="16.6685626893055" calcext:value-type="float">
            <text:p>16,6685626893</text:p>
          </table:table-cell>
          <table:table-cell office:value-type="float" office:value="16.7695796438536" calcext:value-type="float">
            <text:p>16,7695796439</text:p>
          </table:table-cell>
          <table:table-cell office:value-type="float" office:value="16.871604679433" calcext:value-type="float">
            <text:p>16,8716046794</text:p>
          </table:table-cell>
          <table:table-cell office:value-type="float" office:value="16.9676039997122" calcext:value-type="float">
            <text:p>16,9676039997</text:p>
          </table:table-cell>
          <table:table-cell office:value-type="float" office:value="17.2740374836713" calcext:value-type="float">
            <text:p>17,2740374837</text:p>
          </table:table-cell>
          <table:table-cell/>
          <table:table-cell office:value-type="float" office:value="0.501" calcext:value-type="float">
            <text:p>0,501</text:p>
          </table:table-cell>
          <table:table-cell office:value-type="float" office:value="19.1496372272332" calcext:value-type="float">
            <text:p>19,1496372272</text:p>
          </table:table-cell>
        </table:table-row>
        <table:table-row table:style-name="ro4">
          <table:table-cell office:value-type="float" office:value="0.503" calcext:value-type="float">
            <text:p>0,503</text:p>
          </table:table-cell>
          <table:table-cell office:value-type="float" office:value="17.0989246156005" calcext:value-type="float">
            <text:p>17,0989246156</text:p>
          </table:table-cell>
          <table:table-cell/>
          <table:table-cell office:value-type="float" office:value="0.503" calcext:value-type="float">
            <text:p>0,503</text:p>
          </table:table-cell>
          <table:table-cell office:value-type="float" office:value="16.9321167392999" calcext:value-type="float">
            <text:p>16,9321167393</text:p>
          </table:table-cell>
          <table:table-cell/>
          <table:table-cell office:value-type="float" office:value="0.503" calcext:value-type="float">
            <text:p>0,503</text:p>
          </table:table-cell>
          <table:table-cell office:value-type="float" office:value="16.5480147221086" calcext:value-type="float">
            <text:p>16,5480147221</text:p>
          </table:table-cell>
          <table:table-cell office:value-type="float" office:value="16.4880907305165" calcext:value-type="float">
            <text:p>16,4880907305</text:p>
          </table:table-cell>
          <table:table-cell office:value-type="float" office:value="16.5598520385771" calcext:value-type="float">
            <text:p>16,5598520386</text:p>
          </table:table-cell>
          <table:table-cell office:value-type="float" office:value="16.6607839417385" calcext:value-type="float">
            <text:p>16,6607839417</text:p>
          </table:table-cell>
          <table:table-cell office:value-type="float" office:value="16.7642908381286" calcext:value-type="float">
            <text:p>16,7642908381</text:p>
          </table:table-cell>
          <table:table-cell office:value-type="float" office:value="16.8623306572261" calcext:value-type="float">
            <text:p>16,8623306572</text:p>
          </table:table-cell>
          <table:table-cell office:value-type="float" office:value="17.1772043679573" calcext:value-type="float">
            <text:p>17,177204368</text:p>
          </table:table-cell>
          <table:table-cell/>
          <table:table-cell office:value-type="float" office:value="0.503" calcext:value-type="float">
            <text:p>0,503</text:p>
          </table:table-cell>
          <table:table-cell office:value-type="float" office:value="19.151834347811" calcext:value-type="float">
            <text:p>19,1518343478</text:p>
          </table:table-cell>
        </table:table-row>
        <table:table-row table:style-name="ro4">
          <table:table-cell office:value-type="float" office:value="0.505" calcext:value-type="float">
            <text:p>0,505</text:p>
          </table:table-cell>
          <table:table-cell office:value-type="float" office:value="17.1029707593124" calcext:value-type="float">
            <text:p>17,1029707593</text:p>
          </table:table-cell>
          <table:table-cell/>
          <table:table-cell office:value-type="float" office:value="0.505" calcext:value-type="float">
            <text:p>0,505</text:p>
          </table:table-cell>
          <table:table-cell office:value-type="float" office:value="16.9375131398847" calcext:value-type="float">
            <text:p>16,9375131399</text:p>
          </table:table-cell>
          <table:table-cell/>
          <table:table-cell office:value-type="float" office:value="0.505" calcext:value-type="float">
            <text:p>0,505</text:p>
          </table:table-cell>
          <table:table-cell office:value-type="float" office:value="16.5098860447459" calcext:value-type="float">
            <text:p>16,5098860447</text:p>
          </table:table-cell>
          <table:table-cell office:value-type="float" office:value="16.4262367692373" calcext:value-type="float">
            <text:p>16,4262367692</text:p>
          </table:table-cell>
          <table:table-cell office:value-type="float" office:value="16.4906294223541" calcext:value-type="float">
            <text:p>16,4906294224</text:p>
          </table:table-cell>
          <table:table-cell office:value-type="float" office:value="16.5893069285202" calcext:value-type="float">
            <text:p>16,5893069285</text:p>
          </table:table-cell>
          <table:table-cell office:value-type="float" office:value="16.6925365301552" calcext:value-type="float">
            <text:p>16,6925365302</text:p>
          </table:table-cell>
          <table:table-cell office:value-type="float" office:value="16.791149475684" calcext:value-type="float">
            <text:p>16,7911494757</text:p>
          </table:table-cell>
          <table:table-cell office:value-type="float" office:value="17.1103580807013" calcext:value-type="float">
            <text:p>17,1103580807</text:p>
          </table:table-cell>
          <table:table-cell/>
          <table:table-cell office:value-type="float" office:value="0.505" calcext:value-type="float">
            <text:p>0,505</text:p>
          </table:table-cell>
          <table:table-cell office:value-type="float" office:value="19.1540341647245" calcext:value-type="float">
            <text:p>19,1540341647</text:p>
          </table:table-cell>
        </table:table-row>
        <table:table-row table:style-name="ro4">
          <table:table-cell office:value-type="float" office:value="0.507" calcext:value-type="float">
            <text:p>0,507</text:p>
          </table:table-cell>
          <table:table-cell office:value-type="float" office:value="17.1069310738297" calcext:value-type="float">
            <text:p>17,1069310738</text:p>
          </table:table-cell>
          <table:table-cell/>
          <table:table-cell office:value-type="float" office:value="0.507" calcext:value-type="float">
            <text:p>0,507</text:p>
          </table:table-cell>
          <table:table-cell office:value-type="float" office:value="16.9428852386257" calcext:value-type="float">
            <text:p>16,9428852386</text:p>
          </table:table-cell>
          <table:table-cell/>
          <table:table-cell office:value-type="float" office:value="0.507" calcext:value-type="float">
            <text:p>0,507</text:p>
          </table:table-cell>
          <table:table-cell office:value-type="float" office:value="16.4961577340135" calcext:value-type="float">
            <text:p>16,496157734</text:p>
          </table:table-cell>
          <table:table-cell office:value-type="float" office:value="16.3891227939334" calcext:value-type="float">
            <text:p>16,3891227939</text:p>
          </table:table-cell>
          <table:table-cell office:value-type="float" office:value="16.4444217109855" calcext:value-type="float">
            <text:p>16,444421711</text:p>
          </table:table-cell>
          <table:table-cell office:value-type="float" office:value="16.5394070788119" calcext:value-type="float">
            <text:p>16,5394070788</text:p>
          </table:table-cell>
          <table:table-cell office:value-type="float" office:value="16.6412132225881" calcext:value-type="float">
            <text:p>16,6412132226</text:p>
          </table:table-cell>
          <table:table-cell office:value-type="float" office:value="16.7394645561847" calcext:value-type="float">
            <text:p>16,7394645562</text:p>
          </table:table-cell>
          <table:table-cell office:value-type="float" office:value="17.0604888328089" calcext:value-type="float">
            <text:p>17,0604888328</text:p>
          </table:table-cell>
          <table:table-cell/>
          <table:table-cell office:value-type="float" office:value="0.507" calcext:value-type="float">
            <text:p>0,507</text:p>
          </table:table-cell>
          <table:table-cell office:value-type="float" office:value="19.1562346650303" calcext:value-type="float">
            <text:p>19,156234665</text:p>
          </table:table-cell>
        </table:table-row>
        <table:table-row table:style-name="ro4">
          <table:table-cell office:value-type="float" office:value="0.509" calcext:value-type="float">
            <text:p>0,509</text:p>
          </table:table-cell>
          <table:table-cell office:value-type="float" office:value="17.1108076342892" calcext:value-type="float">
            <text:p>17,1108076343</text:p>
          </table:table-cell>
          <table:table-cell/>
          <table:table-cell office:value-type="float" office:value="0.509" calcext:value-type="float">
            <text:p>0,509</text:p>
          </table:table-cell>
          <table:table-cell office:value-type="float" office:value="16.9482292864053" calcext:value-type="float">
            <text:p>16,9482292864</text:p>
          </table:table-cell>
          <table:table-cell/>
          <table:table-cell office:value-type="float" office:value="0.509" calcext:value-type="float">
            <text:p>0,509</text:p>
          </table:table-cell>
          <table:table-cell office:value-type="float" office:value="16.4965945874628" calcext:value-type="float">
            <text:p>16,4965945875</text:p>
          </table:table-cell>
          <table:table-cell office:value-type="float" office:value="16.36812986862" calcext:value-type="float">
            <text:p>16,3681298686</text:p>
          </table:table-cell>
          <table:table-cell office:value-type="float" office:value="16.4133299406689" calcext:value-type="float">
            <text:p>16,4133299407</text:p>
          </table:table-cell>
          <table:table-cell office:value-type="float" office:value="16.5036144282128" calcext:value-type="float">
            <text:p>16,5036144282</text:p>
          </table:table-cell>
          <table:table-cell office:value-type="float" office:value="16.6031764716023" calcext:value-type="float">
            <text:p>16,6031764716</text:p>
          </table:table-cell>
          <table:table-cell office:value-type="float" office:value="16.7004012508767" calcext:value-type="float">
            <text:p>16,7004012509</text:p>
          </table:table-cell>
          <table:table-cell office:value-type="float" office:value="17.02149427265" calcext:value-type="float">
            <text:p>17,0214942727</text:p>
          </table:table-cell>
          <table:table-cell/>
          <table:table-cell office:value-type="float" office:value="0.509" calcext:value-type="float">
            <text:p>0,509</text:p>
          </table:table-cell>
          <table:table-cell office:value-type="float" office:value="19.1584334857731" calcext:value-type="float">
            <text:p>19,1584334858</text:p>
          </table:table-cell>
        </table:table-row>
        <table:table-row table:style-name="ro4">
          <table:table-cell office:value-type="float" office:value="0.511" calcext:value-type="float">
            <text:p>0,511</text:p>
          </table:table-cell>
          <table:table-cell office:value-type="float" office:value="17.1146024573739" calcext:value-type="float">
            <text:p>17,1146024574</text:p>
          </table:table-cell>
          <table:table-cell/>
          <table:table-cell office:value-type="float" office:value="0.511" calcext:value-type="float">
            <text:p>0,511</text:p>
          </table:table-cell>
          <table:table-cell office:value-type="float" office:value="16.9535418510006" calcext:value-type="float">
            <text:p>16,953541851</text:p>
          </table:table-cell>
          <table:table-cell/>
          <table:table-cell office:value-type="float" office:value="0.511" calcext:value-type="float">
            <text:p>0,511</text:p>
          </table:table-cell>
          <table:table-cell office:value-type="float" office:value="16.5054799223089" calcext:value-type="float">
            <text:p>16,5054799223</text:p>
          </table:table-cell>
          <table:table-cell office:value-type="float" office:value="16.3583326307907" calcext:value-type="float">
            <text:p>16,3583326308</text:p>
          </table:table-cell>
          <table:table-cell office:value-type="float" office:value="16.3929770460367" calcext:value-type="float">
            <text:p>16,392977046</text:p>
          </table:table-cell>
          <table:table-cell office:value-type="float" office:value="16.4778503366073" calcext:value-type="float">
            <text:p>16,4778503366</text:p>
          </table:table-cell>
          <table:table-cell office:value-type="float" office:value="16.574553097079" calcext:value-type="float">
            <text:p>16,5745530971</text:p>
          </table:table-cell>
          <table:table-cell office:value-type="float" office:value="16.6702470601598" calcext:value-type="float">
            <text:p>16,6702470602</text:p>
          </table:table-cell>
          <table:table-cell office:value-type="float" office:value="16.9900978111395" calcext:value-type="float">
            <text:p>16,9900978111</text:p>
          </table:table-cell>
          <table:table-cell/>
          <table:table-cell office:value-type="float" office:value="0.511" calcext:value-type="float">
            <text:p>0,511</text:p>
          </table:table-cell>
          <table:table-cell office:value-type="float" office:value="19.1606278741343" calcext:value-type="float">
            <text:p>19,1606278741</text:p>
          </table:table-cell>
        </table:table-row>
        <table:table-row table:style-name="ro4">
          <table:table-cell office:value-type="float" office:value="0.513" calcext:value-type="float">
            <text:p>0,513</text:p>
          </table:table-cell>
          <table:table-cell office:value-type="float" office:value="17.1183175001775" calcext:value-type="float">
            <text:p>17,1183175002</text:p>
          </table:table-cell>
          <table:table-cell/>
          <table:table-cell office:value-type="float" office:value="0.513" calcext:value-type="float">
            <text:p>0,513</text:p>
          </table:table-cell>
          <table:table-cell office:value-type="float" office:value="16.9588197928503" calcext:value-type="float">
            <text:p>16,9588197929</text:p>
          </table:table-cell>
          <table:table-cell/>
          <table:table-cell office:value-type="float" office:value="0.513" calcext:value-type="float">
            <text:p>0,513</text:p>
          </table:table-cell>
          <table:table-cell office:value-type="float" office:value="16.5194320929946" calcext:value-type="float">
            <text:p>16,519432093</text:p>
          </table:table-cell>
          <table:table-cell office:value-type="float" office:value="16.3565905536037" calcext:value-type="float">
            <text:p>16,3565905536</text:p>
          </table:table-cell>
          <table:table-cell office:value-type="float" office:value="16.3806418261455" calcext:value-type="float">
            <text:p>16,3806418261</text:p>
          </table:table-cell>
          <table:table-cell office:value-type="float" office:value="16.4596233005128" calcext:value-type="float">
            <text:p>16,4596233005</text:p>
          </table:table-cell>
          <table:table-cell office:value-type="float" office:value="16.5529990317772" calcext:value-type="float">
            <text:p>16,5529990318</text:p>
          </table:table-cell>
          <table:table-cell office:value-type="float" office:value="16.6467667449443" calcext:value-type="float">
            <text:p>16,6467667449</text:p>
          </table:table-cell>
          <table:table-cell office:value-type="float" office:value="16.964341363717" calcext:value-type="float">
            <text:p>16,9643413637</text:p>
          </table:table-cell>
          <table:table-cell/>
          <table:table-cell office:value-type="float" office:value="0.513" calcext:value-type="float">
            <text:p>0,513</text:p>
          </table:table-cell>
          <table:table-cell office:value-type="float" office:value="19.162814639051" calcext:value-type="float">
            <text:p>19,1628146391</text:p>
          </table:table-cell>
        </table:table-row>
        <table:table-row table:style-name="ro4">
          <table:table-cell office:value-type="float" office:value="0.515" calcext:value-type="float">
            <text:p>0,515</text:p>
          </table:table-cell>
          <table:table-cell office:value-type="float" office:value="17.1219546651236" calcext:value-type="float">
            <text:p>17,1219546651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16.9640602482925" calcext:value-type="float">
            <text:p>16,9640602483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16.5363776499989" calcext:value-type="float">
            <text:p>16,53637765</text:p>
          </table:table-cell>
          <table:table-cell office:value-type="float" office:value="16.3607492361924" calcext:value-type="float">
            <text:p>16,3607492362</text:p>
          </table:table-cell>
          <table:table-cell office:value-type="float" office:value="16.3744807245779" calcext:value-type="float">
            <text:p>16,3744807246</text:p>
          </table:table-cell>
          <table:table-cell office:value-type="float" office:value="16.4472750991889" calcext:value-type="float">
            <text:p>16,4472750992</text:p>
          </table:table-cell>
          <table:table-cell office:value-type="float" office:value="16.5369711237748" calcext:value-type="float">
            <text:p>16,5369711238</text:p>
          </table:table-cell>
          <table:table-cell office:value-type="float" office:value="16.6284981525902" calcext:value-type="float">
            <text:p>16,6284981526</text:p>
          </table:table-cell>
          <table:table-cell office:value-type="float" office:value="16.9429559334293" calcext:value-type="float">
            <text:p>16,9429559334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19.1649900980433" calcext:value-type="float">
            <text:p>19,164990098</text:p>
          </table:table-cell>
        </table:table-row>
        <table:table-row table:style-name="ro4">
          <table:table-cell office:value-type="float" office:value="0.517" calcext:value-type="float">
            <text:p>0,517</text:p>
          </table:table-cell>
          <table:table-cell office:value-type="float" office:value="17.1255157989572" calcext:value-type="float">
            <text:p>17,125515799</text:p>
          </table:table-cell>
          <table:table-cell/>
          <table:table-cell office:value-type="float" office:value="0.517" calcext:value-type="float">
            <text:p>0,517</text:p>
          </table:table-cell>
          <table:table-cell office:value-type="float" office:value="16.9692606083511" calcext:value-type="float">
            <text:p>16,9692606084</text:p>
          </table:table-cell>
          <table:table-cell/>
          <table:table-cell office:value-type="float" office:value="0.517" calcext:value-type="float">
            <text:p>0,517</text:p>
          </table:table-cell>
          <table:table-cell office:value-type="float" office:value="16.555014494069" calcext:value-type="float">
            <text:p>16,5550144941</text:p>
          </table:table-cell>
          <table:table-cell office:value-type="float" office:value="16.3692609449429" calcext:value-type="float">
            <text:p>16,3692609449</text:p>
          </table:table-cell>
          <table:table-cell office:value-type="float" office:value="16.3731648535867" calcext:value-type="float">
            <text:p>16,3731648536</text:p>
          </table:table-cell>
          <table:table-cell office:value-type="float" office:value="16.4396284967099" calcext:value-type="float">
            <text:p>16,4396284967</text:p>
          </table:table-cell>
          <table:table-cell office:value-type="float" office:value="16.5253864979999" calcext:value-type="float">
            <text:p>16,525386498</text:p>
          </table:table-cell>
          <table:table-cell office:value-type="float" office:value="16.6144227652258" calcext:value-type="float">
            <text:p>16,6144227652</text:p>
          </table:table-cell>
          <table:table-cell office:value-type="float" office:value="16.9250673346269" calcext:value-type="float">
            <text:p>16,9250673346</text:p>
          </table:table-cell>
          <table:table-cell/>
          <table:table-cell office:value-type="float" office:value="0.517" calcext:value-type="float">
            <text:p>0,517</text:p>
          </table:table-cell>
          <table:table-cell office:value-type="float" office:value="19.1671500146577" calcext:value-type="float">
            <text:p>19,1671500147</text:p>
          </table:table-cell>
        </table:table-row>
        <table:table-row table:style-name="ro4">
          <table:table-cell office:value-type="float" office:value="0.519" calcext:value-type="float">
            <text:p>0,519</text:p>
          </table:table-cell>
          <table:table-cell office:value-type="float" office:value="17.1290026921648" calcext:value-type="float">
            <text:p>17,1290026922</text:p>
          </table:table-cell>
          <table:table-cell/>
          <table:table-cell office:value-type="float" office:value="0.519" calcext:value-type="float">
            <text:p>0,519</text:p>
          </table:table-cell>
          <table:table-cell office:value-type="float" office:value="16.974418499221" calcext:value-type="float">
            <text:p>16,9744184992</text:p>
          </table:table-cell>
          <table:table-cell/>
          <table:table-cell office:value-type="float" office:value="0.519" calcext:value-type="float">
            <text:p>0,519</text:p>
          </table:table-cell>
          <table:table-cell office:value-type="float" office:value="16.5745113631479" calcext:value-type="float">
            <text:p>16,5745113631</text:p>
          </table:table-cell>
          <table:table-cell office:value-type="float" office:value="16.3809816281368" calcext:value-type="float">
            <text:p>16,3809816281</text:p>
          </table:table-cell>
          <table:table-cell office:value-type="float" office:value="16.3756932652454" calcext:value-type="float">
            <text:p>16,3756932652</text:p>
          </table:table-cell>
          <table:table-cell office:value-type="float" office:value="16.4358060434829" calcext:value-type="float">
            <text:p>16,4358060435</text:p>
          </table:table-cell>
          <table:table-cell office:value-type="float" office:value="16.5174471038239" calcext:value-type="float">
            <text:p>16,5174471038</text:p>
          </table:table-cell>
          <table:table-cell office:value-type="float" office:value="16.603795919044" calcext:value-type="float">
            <text:p>16,603795919</text:p>
          </table:table-cell>
          <table:table-cell office:value-type="float" office:value="16.9100445924855" calcext:value-type="float">
            <text:p>16,9100445925</text:p>
          </table:table-cell>
          <table:table-cell/>
          <table:table-cell office:value-type="float" office:value="0.519" calcext:value-type="float">
            <text:p>0,519</text:p>
          </table:table-cell>
          <table:table-cell office:value-type="float" office:value="19.1692895272782" calcext:value-type="float">
            <text:p>19,1692895273</text:p>
          </table:table-cell>
        </table:table-row>
        <table:table-row table:style-name="ro4">
          <table:table-cell office:value-type="float" office:value="0.521" calcext:value-type="float">
            <text:p>0,521</text:p>
          </table:table-cell>
          <table:table-cell office:value-type="float" office:value="17.1324170904484" calcext:value-type="float">
            <text:p>17,1324170904</text:p>
          </table:table-cell>
          <table:table-cell/>
          <table:table-cell office:value-type="float" office:value="0.521" calcext:value-type="float">
            <text:p>0,521</text:p>
          </table:table-cell>
          <table:table-cell office:value-type="float" office:value="16.9795317758782" calcext:value-type="float">
            <text:p>16,9795317759</text:p>
          </table:table-cell>
          <table:table-cell/>
          <table:table-cell office:value-type="float" office:value="0.521" calcext:value-type="float">
            <text:p>0,521</text:p>
          </table:table-cell>
          <table:table-cell office:value-type="float" office:value="16.5943319352386" calcext:value-type="float">
            <text:p>16,5943319352</text:p>
          </table:table-cell>
          <table:table-cell office:value-type="float" office:value="16.3950506190509" calcext:value-type="float">
            <text:p>16,3950506191</text:p>
          </table:table-cell>
          <table:table-cell office:value-type="float" office:value="16.3812884328756" calcext:value-type="float">
            <text:p>16,3812884329</text:p>
          </table:table-cell>
          <table:table-cell office:value-type="float" office:value="16.4351291993257" calcext:value-type="float">
            <text:p>16,4351291993</text:p>
          </table:table-cell>
          <table:table-cell office:value-type="float" office:value="16.5125419091221" calcext:value-type="float">
            <text:p>16,5125419091</text:p>
          </table:table-cell>
          <table:table-cell office:value-type="float" office:value="16.5960520760565" calcext:value-type="float">
            <text:p>16,5960520761</text:p>
          </table:table-cell>
          <table:table-cell office:value-type="float" office:value="16.8974153495121" calcext:value-type="float">
            <text:p>16,8974153495</text:p>
          </table:table-cell>
          <table:table-cell/>
          <table:table-cell office:value-type="float" office:value="0.521" calcext:value-type="float">
            <text:p>0,521</text:p>
          </table:table-cell>
          <table:table-cell office:value-type="float" office:value="19.1714030703999" calcext:value-type="float">
            <text:p>19,1714030704</text:p>
          </table:table-cell>
        </table:table-row>
        <table:table-row table:style-name="ro4">
          <table:table-cell office:value-type="float" office:value="0.523" calcext:value-type="float">
            <text:p>0,523</text:p>
          </table:table-cell>
          <table:table-cell office:value-type="float" office:value="17.135760691852" calcext:value-type="float">
            <text:p>17,1357606919</text:p>
          </table:table-cell>
          <table:table-cell/>
          <table:table-cell office:value-type="float" office:value="0.523" calcext:value-type="float">
            <text:p>0,523</text:p>
          </table:table-cell>
          <table:table-cell office:value-type="float" office:value="16.9845985026245" calcext:value-type="float">
            <text:p>16,9845985026</text:p>
          </table:table-cell>
          <table:table-cell/>
          <table:table-cell office:value-type="float" office:value="0.523" calcext:value-type="float">
            <text:p>0,523</text:p>
          </table:table-cell>
          <table:table-cell office:value-type="float" office:value="16.6141285191125" calcext:value-type="float">
            <text:p>16,6141285191</text:p>
          </table:table-cell>
          <table:table-cell office:value-type="float" office:value="16.4108132950585" calcext:value-type="float">
            <text:p>16,4108132951</text:p>
          </table:table-cell>
          <table:table-cell office:value-type="float" office:value="16.389333287486" calcext:value-type="float">
            <text:p>16,3893332875</text:p>
          </table:table-cell>
          <table:table-cell office:value-type="float" office:value="16.4370583713209" calcext:value-type="float">
            <text:p>16,4370583713</text:p>
          </table:table-cell>
          <table:table-cell office:value-type="float" office:value="16.5101887525986" calcext:value-type="float">
            <text:p>16,5101887526</text:p>
          </table:table-cell>
          <table:table-cell office:value-type="float" office:value="16.5907484464143" calcext:value-type="float">
            <text:p>16,5907484464</text:p>
          </table:table-cell>
          <table:table-cell office:value-type="float" office:value="16.8868154819388" calcext:value-type="float">
            <text:p>16,8868154819</text:p>
          </table:table-cell>
          <table:table-cell/>
          <table:table-cell office:value-type="float" office:value="0.523" calcext:value-type="float">
            <text:p>0,523</text:p>
          </table:table-cell>
          <table:table-cell office:value-type="float" office:value="19.173484280494" calcext:value-type="float">
            <text:p>19,1734842805</text:p>
          </table:table-cell>
        </table:table-row>
        <table:table-row table:style-name="ro4">
          <table:table-cell office:value-type="float" office:value="0.525" calcext:value-type="float">
            <text:p>0,525</text:p>
          </table:table-cell>
          <table:table-cell office:value-type="float" office:value="17.1390351412898" calcext:value-type="float">
            <text:p>17,1390351413</text:p>
          </table:table-cell>
          <table:table-cell/>
          <table:table-cell office:value-type="float" office:value="0.525" calcext:value-type="float">
            <text:p>0,525</text:p>
          </table:table-cell>
          <table:table-cell office:value-type="float" office:value="16.9896169320636" calcext:value-type="float">
            <text:p>16,9896169321</text:p>
          </table:table-cell>
          <table:table-cell/>
          <table:table-cell office:value-type="float" office:value="0.525" calcext:value-type="float">
            <text:p>0,525</text:p>
          </table:table-cell>
          <table:table-cell office:value-type="float" office:value="16.6336761691846" calcext:value-type="float">
            <text:p>16,6336761692</text:p>
          </table:table-cell>
          <table:table-cell office:value-type="float" office:value="16.4277683096683" calcext:value-type="float">
            <text:p>16,4277683097</text:p>
          </table:table-cell>
          <table:table-cell office:value-type="float" office:value="16.3993307835136" calcext:value-type="float">
            <text:p>16,3993307835</text:p>
          </table:table-cell>
          <table:table-cell office:value-type="float" office:value="16.4411552712224" calcext:value-type="float">
            <text:p>16,4411552712</text:p>
          </table:table-cell>
          <table:table-cell office:value-type="float" office:value="16.5099979192287" calcext:value-type="float">
            <text:p>16,5099979192</text:p>
          </table:table-cell>
          <table:table-cell office:value-type="float" office:value="16.5875296414302" calcext:value-type="float">
            <text:p>16,5875296414</text:p>
          </table:table-cell>
          <table:table-cell office:value-type="float" office:value="16.8779574706463" calcext:value-type="float">
            <text:p>16,8779574706</text:p>
          </table:table-cell>
          <table:table-cell/>
          <table:table-cell office:value-type="float" office:value="0.525" calcext:value-type="float">
            <text:p>0,525</text:p>
          </table:table-cell>
          <table:table-cell office:value-type="float" office:value="19.1755258869133" calcext:value-type="float">
            <text:p>19,1755258869</text:p>
          </table:table-cell>
        </table:table-row>
        <table:table-row table:style-name="ro4">
          <table:table-cell office:value-type="float" office:value="0.527" calcext:value-type="float">
            <text:p>0,527</text:p>
          </table:table-cell>
          <table:table-cell office:value-type="float" office:value="17.1422420368107" calcext:value-type="float">
            <text:p>17,1422420368</text:p>
          </table:table-cell>
          <table:table-cell/>
          <table:table-cell office:value-type="float" office:value="0.527" calcext:value-type="float">
            <text:p>0,527</text:p>
          </table:table-cell>
          <table:table-cell office:value-type="float" office:value="16.9945854966636" calcext:value-type="float">
            <text:p>16,9945854967</text:p>
          </table:table-cell>
          <table:table-cell/>
          <table:table-cell office:value-type="float" office:value="0.527" calcext:value-type="float">
            <text:p>0,527</text:p>
          </table:table-cell>
          <table:table-cell office:value-type="float" office:value="16.6528309849673" calcext:value-type="float">
            <text:p>16,652830985</text:p>
          </table:table-cell>
          <table:table-cell office:value-type="float" office:value="16.445530088027" calcext:value-type="float">
            <text:p>16,445530088</text:p>
          </table:table-cell>
          <table:table-cell office:value-type="float" office:value="16.4108764596615" calcext:value-type="float">
            <text:p>16,4108764597</text:p>
          </table:table-cell>
          <table:table-cell office:value-type="float" office:value="16.4470581573888" calcext:value-type="float">
            <text:p>16,4470581574</text:p>
          </table:table-cell>
          <table:table-cell office:value-type="float" office:value="16.5116483205838" calcext:value-type="float">
            <text:p>16,5116483206</text:p>
          </table:table-cell>
          <table:table-cell office:value-type="float" office:value="16.5861045538639" calcext:value-type="float">
            <text:p>16,5861045539</text:p>
          </table:table-cell>
          <table:table-cell office:value-type="float" office:value="16.8706096819408" calcext:value-type="float">
            <text:p>16,8706096819</text:p>
          </table:table-cell>
          <table:table-cell/>
          <table:table-cell office:value-type="float" office:value="0.527" calcext:value-type="float">
            <text:p>0,527</text:p>
          </table:table-cell>
          <table:table-cell office:value-type="float" office:value="19.1775195887388" calcext:value-type="float">
            <text:p>19,1775195887</text:p>
          </table:table-cell>
        </table:table-row>
        <table:table-row table:style-name="ro4">
          <table:table-cell office:value-type="float" office:value="0.529" calcext:value-type="float">
            <text:p>0,529</text:p>
          </table:table-cell>
          <table:table-cell office:value-type="float" office:value="17.145382940745" calcext:value-type="float">
            <text:p>17,1453829407</text:p>
          </table:table-cell>
          <table:table-cell/>
          <table:table-cell office:value-type="float" office:value="0.529" calcext:value-type="float">
            <text:p>0,529</text:p>
          </table:table-cell>
          <table:table-cell office:value-type="float" office:value="16.9995028060932" calcext:value-type="float">
            <text:p>16,9995028061</text:p>
          </table:table-cell>
          <table:table-cell/>
          <table:table-cell office:value-type="float" office:value="0.529" calcext:value-type="float">
            <text:p>0,529</text:p>
          </table:table-cell>
          <table:table-cell office:value-type="float" office:value="16.6715032177704" calcext:value-type="float">
            <text:p>16,6715032178</text:p>
          </table:table-cell>
          <table:table-cell office:value-type="float" office:value="16.4638014208011" calcext:value-type="float">
            <text:p>16,4638014208</text:p>
          </table:table-cell>
          <table:table-cell office:value-type="float" office:value="16.4236389178885" calcext:value-type="float">
            <text:p>16,4236389179</text:p>
          </table:table-cell>
          <table:table-cell office:value-type="float" office:value="16.454464862765" calcext:value-type="float">
            <text:p>16,4544648628</text:p>
          </table:table-cell>
          <table:table-cell office:value-type="float" office:value="16.5148713328844" calcext:value-type="float">
            <text:p>16,5148713329</text:p>
          </table:table-cell>
          <table:table-cell office:value-type="float" office:value="16.5862306876258" calcext:value-type="float">
            <text:p>16,5862306876</text:p>
          </table:table-cell>
          <table:table-cell office:value-type="float" office:value="16.8645823017414" calcext:value-type="float">
            <text:p>16,8645823017</text:p>
          </table:table-cell>
          <table:table-cell/>
          <table:table-cell office:value-type="float" office:value="0.529" calcext:value-type="float">
            <text:p>0,529</text:p>
          </table:table-cell>
          <table:table-cell office:value-type="float" office:value="19.1794559130139" calcext:value-type="float">
            <text:p>19,179455913</text:p>
          </table:table-cell>
        </table:table-row>
        <table:table-row table:style-name="ro4">
          <table:table-cell office:value-type="float" office:value="0.531" calcext:value-type="float">
            <text:p>0,531</text:p>
          </table:table-cell>
          <table:table-cell office:value-type="float" office:value="17.1484593644572" calcext:value-type="float">
            <text:p>17,1484593645</text:p>
          </table:table-cell>
          <table:table-cell/>
          <table:table-cell office:value-type="float" office:value="0.531" calcext:value-type="float">
            <text:p>0,531</text:p>
          </table:table-cell>
          <table:table-cell office:value-type="float" office:value="17.0043676191853" calcext:value-type="float">
            <text:p>17,0043676192</text:p>
          </table:table-cell>
          <table:table-cell/>
          <table:table-cell office:value-type="float" office:value="0.531" calcext:value-type="float">
            <text:p>0,531</text:p>
          </table:table-cell>
          <table:table-cell office:value-type="float" office:value="16.6896396077754" calcext:value-type="float">
            <text:p>16,6896396078</text:p>
          </table:table-cell>
          <table:table-cell office:value-type="float" office:value="16.482353035093" calcext:value-type="float">
            <text:p>16,4823530351</text:p>
          </table:table-cell>
          <table:table-cell office:value-type="float" office:value="16.4373453615725" calcext:value-type="float">
            <text:p>16,4373453616</text:p>
          </table:table-cell>
          <table:table-cell office:value-type="float" office:value="16.4631206990581" calcext:value-type="float">
            <text:p>16,4631206991</text:p>
          </table:table-cell>
          <table:table-cell office:value-type="float" office:value="16.5194394513571" calcext:value-type="float">
            <text:p>16,5194394514</text:p>
          </table:table-cell>
          <table:table-cell office:value-type="float" office:value="16.5877031893255" calcext:value-type="float">
            <text:p>16,5877031893</text:p>
          </table:table-cell>
          <table:table-cell office:value-type="float" office:value="16.8597174701399" calcext:value-type="float">
            <text:p>16,8597174701</text:p>
          </table:table-cell>
          <table:table-cell/>
          <table:table-cell office:value-type="float" office:value="0.531" calcext:value-type="float">
            <text:p>0,531</text:p>
          </table:table-cell>
          <table:table-cell office:value-type="float" office:value="19.1813240433117" calcext:value-type="float">
            <text:p>19,1813240433</text:p>
          </table:table-cell>
        </table:table-row>
        <table:table-row table:style-name="ro4">
          <table:table-cell office:value-type="float" office:value="0.533" calcext:value-type="float">
            <text:p>0,533</text:p>
          </table:table-cell>
          <table:table-cell office:value-type="float" office:value="17.1514727864914" calcext:value-type="float">
            <text:p>17,1514727865</text:p>
          </table:table-cell>
          <table:table-cell/>
          <table:table-cell office:value-type="float" office:value="0.533" calcext:value-type="float">
            <text:p>0,533</text:p>
          </table:table-cell>
          <table:table-cell office:value-type="float" office:value="17.0091788498514" calcext:value-type="float">
            <text:p>17,0091788499</text:p>
          </table:table-cell>
          <table:table-cell/>
          <table:table-cell office:value-type="float" office:value="0.533" calcext:value-type="float">
            <text:p>0,533</text:p>
          </table:table-cell>
          <table:table-cell office:value-type="float" office:value="16.707211649877" calcext:value-type="float">
            <text:p>16,7072116499</text:p>
          </table:table-cell>
          <table:table-cell office:value-type="float" office:value="16.5010082114555" calcext:value-type="float">
            <text:p>16,5010082115</text:p>
          </table:table-cell>
          <table:table-cell office:value-type="float" office:value="16.4517705853699" calcext:value-type="float">
            <text:p>16,4517705854</text:p>
          </table:table-cell>
          <table:table-cell office:value-type="float" office:value="16.472809581368" calcext:value-type="float">
            <text:p>16,4728095814</text:p>
          </table:table-cell>
          <table:table-cell office:value-type="float" office:value="16.5251581282812" calcext:value-type="float">
            <text:p>16,5251581283</text:p>
          </table:table-cell>
          <table:table-cell office:value-type="float" office:value="16.590346999846" calcext:value-type="float">
            <text:p>16,5903469998</text:p>
          </table:table-cell>
          <table:table-cell office:value-type="float" office:value="16.8558822252242" calcext:value-type="float">
            <text:p>16,8558822252</text:p>
          </table:table-cell>
          <table:table-cell/>
          <table:table-cell office:value-type="float" office:value="0.533" calcext:value-type="float">
            <text:p>0,533</text:p>
          </table:table-cell>
          <table:table-cell office:value-type="float" office:value="19.1831116273905" calcext:value-type="float">
            <text:p>19,1831116274</text:p>
          </table:table-cell>
        </table:table-row>
        <table:table-row table:style-name="ro4">
          <table:table-cell office:value-type="float" office:value="0.535" calcext:value-type="float">
            <text:p>0,535</text:p>
          </table:table-cell>
          <table:table-cell office:value-type="float" office:value="17.1544246346279" calcext:value-type="float">
            <text:p>17,1544246346</text:p>
          </table:table-cell>
          <table:table-cell/>
          <table:table-cell office:value-type="float" office:value="0.535" calcext:value-type="float">
            <text:p>0,535</text:p>
          </table:table-cell>
          <table:table-cell office:value-type="float" office:value="17.013935537852" calcext:value-type="float">
            <text:p>17,0139355379</text:p>
          </table:table-cell>
          <table:table-cell/>
          <table:table-cell office:value-type="float" office:value="0.535" calcext:value-type="float">
            <text:p>0,535</text:p>
          </table:table-cell>
          <table:table-cell office:value-type="float" office:value="16.724207648122" calcext:value-type="float">
            <text:p>16,7242076481</text:p>
          </table:table-cell>
          <table:table-cell office:value-type="float" office:value="16.5196310439169" calcext:value-type="float">
            <text:p>16,5196310439</text:p>
          </table:table-cell>
          <table:table-cell office:value-type="float" office:value="16.4667283443572" calcext:value-type="float">
            <text:p>16,4667283444</text:p>
          </table:table-cell>
          <table:table-cell office:value-type="float" office:value="16.4833472777879" calcext:value-type="float">
            <text:p>16,4833472778</text:p>
          </table:table-cell>
          <table:table-cell office:value-type="float" office:value="16.5318597064477" calcext:value-type="float">
            <text:p>16,5318597064</text:p>
          </table:table-cell>
          <table:table-cell office:value-type="float" office:value="16.5940110672079" calcext:value-type="float">
            <text:p>16,5940110672</text:p>
          </table:table-cell>
          <table:table-cell office:value-type="float" office:value="16.8529632959183" calcext:value-type="float">
            <text:p>16,8529632959</text:p>
          </table:table-cell>
          <table:table-cell/>
          <table:table-cell office:value-type="float" office:value="0.535" calcext:value-type="float">
            <text:p>0,535</text:p>
          </table:table-cell>
          <table:table-cell office:value-type="float" office:value="19.1848045428643" calcext:value-type="float">
            <text:p>19,1848045429</text:p>
          </table:table-cell>
        </table:table-row>
        <table:table-row table:style-name="ro4">
          <table:table-cell office:value-type="float" office:value="0.537" calcext:value-type="float">
            <text:p>0,537</text:p>
          </table:table-cell>
          <table:table-cell office:value-type="float" office:value="17.157316308793" calcext:value-type="float">
            <text:p>17,1573163088</text:p>
          </table:table-cell>
          <table:table-cell/>
          <table:table-cell office:value-type="float" office:value="0.537" calcext:value-type="float">
            <text:p>0,537</text:p>
          </table:table-cell>
          <table:table-cell office:value-type="float" office:value="17.0186368608992" calcext:value-type="float">
            <text:p>17,0186368609</text:p>
          </table:table-cell>
          <table:table-cell/>
          <table:table-cell office:value-type="float" office:value="0.537" calcext:value-type="float">
            <text:p>0,537</text:p>
          </table:table-cell>
          <table:table-cell office:value-type="float" office:value="16.7406273259507" calcext:value-type="float">
            <text:p>16,740627326</text:p>
          </table:table-cell>
          <table:table-cell office:value-type="float" office:value="16.53811747018" calcext:value-type="float">
            <text:p>16,5381174702</text:p>
          </table:table-cell>
          <table:table-cell office:value-type="float" office:value="16.4820645178019" calcext:value-type="float">
            <text:p>16,4820645178</text:p>
          </table:table-cell>
          <table:table-cell office:value-type="float" office:value="16.4945761888274" calcext:value-type="float">
            <text:p>16,4945761888</text:p>
          </table:table-cell>
          <table:table-cell office:value-type="float" office:value="16.5393988465278" calcext:value-type="float">
            <text:p>16,5393988465</text:p>
          </table:table-cell>
          <table:table-cell office:value-type="float" office:value="16.5985640327704" calcext:value-type="float">
            <text:p>16,5985640328</text:p>
          </table:table-cell>
          <table:table-cell office:value-type="float" office:value="16.8508632408243" calcext:value-type="float">
            <text:p>16,8508632408</text:p>
          </table:table-cell>
          <table:table-cell/>
          <table:table-cell office:value-type="float" office:value="0.537" calcext:value-type="float">
            <text:p>0,537</text:p>
          </table:table-cell>
          <table:table-cell office:value-type="float" office:value="19.1863866311562" calcext:value-type="float">
            <text:p>19,1863866312</text:p>
          </table:table-cell>
        </table:table-row>
        <table:table-row table:style-name="ro4">
          <table:table-cell office:value-type="float" office:value="0.539" calcext:value-type="float">
            <text:p>0,539</text:p>
          </table:table-cell>
          <table:table-cell office:value-type="float" office:value="17.1601491649492" calcext:value-type="float">
            <text:p>17,1601491649</text:p>
          </table:table-cell>
          <table:table-cell/>
          <table:table-cell office:value-type="float" office:value="0.539" calcext:value-type="float">
            <text:p>0,539</text:p>
          </table:table-cell>
          <table:table-cell office:value-type="float" office:value="17.0232821085642" calcext:value-type="float">
            <text:p>17,0232821086</text:p>
          </table:table-cell>
          <table:table-cell/>
          <table:table-cell office:value-type="float" office:value="0.539" calcext:value-type="float">
            <text:p>0,539</text:p>
          </table:table-cell>
          <table:table-cell office:value-type="float" office:value="16.7564780822219" calcext:value-type="float">
            <text:p>16,7564780822</text:p>
          </table:table-cell>
          <table:table-cell office:value-type="float" office:value="16.5563883237723" calcext:value-type="float">
            <text:p>16,5563883238</text:p>
          </table:table-cell>
          <table:table-cell office:value-type="float" office:value="16.4976515682447" calcext:value-type="float">
            <text:p>16,4976515682</text:p>
          </table:table-cell>
          <table:table-cell office:value-type="float" office:value="16.5063611694134" calcext:value-type="float">
            <text:p>16,5063611694</text:p>
          </table:table-cell>
          <table:table-cell office:value-type="float" office:value="16.5476489572391" calcext:value-type="float">
            <text:p>16,5476489572</text:p>
          </table:table-cell>
          <table:table-cell office:value-type="float" office:value="16.603890907845" calcext:value-type="float">
            <text:p>16,6038909078</text:p>
          </table:table-cell>
          <table:table-cell office:value-type="float" office:value="16.849497480305" calcext:value-type="float">
            <text:p>16,8494974803</text:p>
          </table:table-cell>
          <table:table-cell/>
          <table:table-cell office:value-type="float" office:value="0.539" calcext:value-type="float">
            <text:p>0,539</text:p>
          </table:table-cell>
          <table:table-cell office:value-type="float" office:value="19.1878393726365" calcext:value-type="float">
            <text:p>19,1878393726</text:p>
          </table:table-cell>
        </table:table-row>
        <table:table-row table:style-name="ro4">
          <table:table-cell office:value-type="float" office:value="0.541" calcext:value-type="float">
            <text:p>0,541</text:p>
          </table:table-cell>
          <table:table-cell office:value-type="float" office:value="17.1629245238732" calcext:value-type="float">
            <text:p>17,1629245239</text:p>
          </table:table-cell>
          <table:table-cell/>
          <table:table-cell office:value-type="float" office:value="0.541" calcext:value-type="float">
            <text:p>0,541</text:p>
          </table:table-cell>
          <table:table-cell office:value-type="float" office:value="17.027870681563" calcext:value-type="float">
            <text:p>17,0278706816</text:p>
          </table:table-cell>
          <table:table-cell/>
          <table:table-cell office:value-type="float" office:value="0.541" calcext:value-type="float">
            <text:p>0,541</text:p>
          </table:table-cell>
          <table:table-cell office:value-type="float" office:value="16.7717724094291" calcext:value-type="float">
            <text:p>16,7717724094</text:p>
          </table:table-cell>
          <table:table-cell office:value-type="float" office:value="16.574383967317" calcext:value-type="float">
            <text:p>16,5743839673</text:p>
          </table:table-cell>
          <table:table-cell office:value-type="float" office:value="16.5133840475829" calcext:value-type="float">
            <text:p>16,5133840476</text:p>
          </table:table-cell>
          <table:table-cell office:value-type="float" office:value="16.5185861613158" calcext:value-type="float">
            <text:p>16,5185861613</text:p>
          </table:table-cell>
          <table:table-cell office:value-type="float" office:value="16.5564993882863" calcext:value-type="float">
            <text:p>16,5564993883</text:p>
          </table:table-cell>
          <table:table-cell office:value-type="float" office:value="16.6098905023114" calcext:value-type="float">
            <text:p>16,6098905023</text:p>
          </table:table-cell>
          <table:table-cell office:value-type="float" office:value="16.8487920251941" calcext:value-type="float">
            <text:p>16,8487920252</text:p>
          </table:table-cell>
          <table:table-cell/>
          <table:table-cell office:value-type="float" office:value="0.541" calcext:value-type="float">
            <text:p>0,541</text:p>
          </table:table-cell>
          <table:table-cell office:value-type="float" office:value="19.1891415061867" calcext:value-type="float">
            <text:p>19,1891415062</text:p>
          </table:table-cell>
        </table:table-row>
        <table:table-row table:style-name="ro4">
          <table:table-cell office:value-type="float" office:value="0.543" calcext:value-type="float">
            <text:p>0,543</text:p>
          </table:table-cell>
          <table:table-cell office:value-type="float" office:value="17.1656436753219" calcext:value-type="float">
            <text:p>17,1656436753</text:p>
          </table:table-cell>
          <table:table-cell/>
          <table:table-cell office:value-type="float" office:value="0.543" calcext:value-type="float">
            <text:p>0,543</text:p>
          </table:table-cell>
          <table:table-cell office:value-type="float" office:value="17.0324020870334" calcext:value-type="float">
            <text:p>17,032402087</text:p>
          </table:table-cell>
          <table:table-cell/>
          <table:table-cell office:value-type="float" office:value="0.543" calcext:value-type="float">
            <text:p>0,543</text:p>
          </table:table-cell>
          <table:table-cell office:value-type="float" office:value="16.7865260878873" calcext:value-type="float">
            <text:p>16,7865260879</text:p>
          </table:table-cell>
          <table:table-cell office:value-type="float" office:value="16.5920601116837" calcext:value-type="float">
            <text:p>16,5920601117</text:p>
          </table:table-cell>
          <table:table-cell office:value-type="float" office:value="16.5291749082686" calcext:value-type="float">
            <text:p>16,5291749083</text:p>
          </table:table-cell>
          <table:table-cell office:value-type="float" office:value="16.5311514203412" calcext:value-type="float">
            <text:p>16,5311514203</text:p>
          </table:table-cell>
          <table:table-cell office:value-type="float" office:value="16.5658531672998" calcext:value-type="float">
            <text:p>16,5658531673</text:p>
          </table:table-cell>
          <table:table-cell office:value-type="float" office:value="16.6164733871684" calcext:value-type="float">
            <text:p>16,6164733872</text:p>
          </table:table-cell>
          <table:table-cell office:value-type="float" office:value="16.8486816977466" calcext:value-type="float">
            <text:p>16,8486816977</text:p>
          </table:table-cell>
          <table:table-cell/>
          <table:table-cell office:value-type="float" office:value="0.543" calcext:value-type="float">
            <text:p>0,543</text:p>
          </table:table-cell>
          <table:table-cell office:value-type="float" office:value="19.1902685723973" calcext:value-type="float">
            <text:p>19,1902685724</text:p>
          </table:table-cell>
        </table:table-row>
        <table:table-row table:style-name="ro4">
          <table:table-cell office:value-type="float" office:value="0.545" calcext:value-type="float">
            <text:p>0,545</text:p>
          </table:table-cell>
          <table:table-cell office:value-type="float" office:value="17.1683078699782" calcext:value-type="float">
            <text:p>17,16830787</text:p>
          </table:table-cell>
          <table:table-cell/>
          <table:table-cell office:value-type="float" office:value="0.545" calcext:value-type="float">
            <text:p>0,545</text:p>
          </table:table-cell>
          <table:table-cell office:value-type="float" office:value="17.0368759221353" calcext:value-type="float">
            <text:p>17,0368759221</text:p>
          </table:table-cell>
          <table:table-cell/>
          <table:table-cell office:value-type="float" office:value="0.545" calcext:value-type="float">
            <text:p>0,545</text:p>
          </table:table-cell>
          <table:table-cell office:value-type="float" office:value="16.8007569092956" calcext:value-type="float">
            <text:p>16,8007569093</text:p>
          </table:table-cell>
          <table:table-cell office:value-type="float" office:value="16.6093845381084" calcext:value-type="float">
            <text:p>16,6093845381</text:p>
          </table:table-cell>
          <table:table-cell office:value-type="float" office:value="16.5449524517611" calcext:value-type="float">
            <text:p>16,5449524518</text:p>
          </table:table-cell>
          <table:table-cell office:value-type="float" office:value="16.5439711979527" calcext:value-type="float">
            <text:p>16,543971198</text:p>
          </table:table-cell>
          <table:table-cell office:value-type="float" office:value="16.5756251386579" calcext:value-type="float">
            <text:p>16,5756251387</text:p>
          </table:table-cell>
          <table:table-cell office:value-type="float" office:value="16.6235602481" calcext:value-type="float">
            <text:p>16,6235602481</text:p>
          </table:table-cell>
          <table:table-cell office:value-type="float" office:value="16.8491087126454" calcext:value-type="float">
            <text:p>16,8491087126</text:p>
          </table:table-cell>
          <table:table-cell/>
          <table:table-cell office:value-type="float" office:value="0.545" calcext:value-type="float">
            <text:p>0,545</text:p>
          </table:table-cell>
          <table:table-cell office:value-type="float" office:value="19.1911923614701" calcext:value-type="float">
            <text:p>19,1911923615</text:p>
          </table:table-cell>
        </table:table-row>
        <table:table-row table:style-name="ro4">
          <table:table-cell office:value-type="float" office:value="0.547" calcext:value-type="float">
            <text:p>0,547</text:p>
          </table:table-cell>
          <table:table-cell office:value-type="float" office:value="17.1709183304195" calcext:value-type="float">
            <text:p>17,1709183304</text:p>
          </table:table-cell>
          <table:table-cell/>
          <table:table-cell office:value-type="float" office:value="0.547" calcext:value-type="float">
            <text:p>0,547</text:p>
          </table:table-cell>
          <table:table-cell office:value-type="float" office:value="17.0412918771441" calcext:value-type="float">
            <text:p>17,0412918771</text:p>
          </table:table-cell>
          <table:table-cell/>
          <table:table-cell office:value-type="float" office:value="0.547" calcext:value-type="float">
            <text:p>0,547</text:p>
          </table:table-cell>
          <table:table-cell office:value-type="float" office:value="16.8144837953583" calcext:value-type="float">
            <text:p>16,8144837954</text:p>
          </table:table-cell>
          <table:table-cell office:value-type="float" office:value="16.6263345410114" calcext:value-type="float">
            <text:p>16,626334541</text:p>
          </table:table-cell>
          <table:table-cell office:value-type="float" office:value="16.5606578155968" calcext:value-type="float">
            <text:p>16,5606578156</text:p>
          </table:table-cell>
          <table:table-cell office:value-type="float" office:value="16.5569718047409" calcext:value-type="float">
            <text:p>16,5569718047</text:p>
          </table:table-cell>
          <table:table-cell office:value-type="float" office:value="16.5857404309246" calcext:value-type="float">
            <text:p>16,5857404309</text:p>
          </table:table-cell>
          <table:table-cell office:value-type="float" office:value="16.6310805552955" calcext:value-type="float">
            <text:p>16,6310805553</text:p>
          </table:table-cell>
          <table:table-cell office:value-type="float" office:value="16.850021557932" calcext:value-type="float">
            <text:p>16,8500215579</text:p>
          </table:table-cell>
          <table:table-cell/>
          <table:table-cell office:value-type="float" office:value="0.547" calcext:value-type="float">
            <text:p>0,547</text:p>
          </table:table-cell>
          <table:table-cell office:value-type="float" office:value="19.1918802480348" calcext:value-type="float">
            <text:p>19,191880248</text:p>
          </table:table-cell>
        </table:table-row>
        <table:table-row table:style-name="ro4">
          <table:table-cell office:value-type="float" office:value="0.549" calcext:value-type="float">
            <text:p>0,549</text:p>
          </table:table-cell>
          <table:table-cell office:value-type="float" office:value="17.1734762446166" calcext:value-type="float">
            <text:p>17,1734762446</text:p>
          </table:table-cell>
          <table:table-cell/>
          <table:table-cell office:value-type="float" office:value="0.549" calcext:value-type="float">
            <text:p>0,549</text:p>
          </table:table-cell>
          <table:table-cell office:value-type="float" office:value="17.0456497215629" calcext:value-type="float">
            <text:p>17,0456497216</text:p>
          </table:table-cell>
          <table:table-cell/>
          <table:table-cell office:value-type="float" office:value="0.549" calcext:value-type="float">
            <text:p>0,549</text:p>
          </table:table-cell>
          <table:table-cell office:value-type="float" office:value="16.8277261667926" calcext:value-type="float">
            <text:p>16,8277261668</text:p>
          </table:table-cell>
          <table:table-cell office:value-type="float" office:value="16.6428949017211" calcext:value-type="float">
            <text:p>16,6428949017</text:p>
          </table:table-cell>
          <table:table-cell office:value-type="float" office:value="16.5762428729208" calcext:value-type="float">
            <text:p>16,5762428729</text:p>
          </table:table-cell>
          <table:table-cell office:value-type="float" office:value="16.5700899565539" calcext:value-type="float">
            <text:p>16,5700899566</text:p>
          </table:table-cell>
          <table:table-cell office:value-type="float" office:value="16.5961331563795" calcext:value-type="float">
            <text:p>16,5961331564</text:p>
          </table:table-cell>
          <table:table-cell office:value-type="float" office:value="16.6389714522725" calcext:value-type="float">
            <text:p>16,6389714523</text:p>
          </table:table-cell>
          <table:table-cell office:value-type="float" office:value="16.8513740760681" calcext:value-type="float">
            <text:p>16,8513740761</text:p>
          </table:table-cell>
          <table:table-cell/>
          <table:table-cell office:value-type="float" office:value="0.549" calcext:value-type="float">
            <text:p>0,549</text:p>
          </table:table-cell>
          <table:table-cell office:value-type="float" office:value="19.1922943763112" calcext:value-type="float">
            <text:p>19,1922943763</text:p>
          </table:table-cell>
        </table:table-row>
        <table:table-row table:style-name="ro4">
          <table:table-cell office:value-type="float" office:value="0.551" calcext:value-type="float">
            <text:p>0,551</text:p>
          </table:table-cell>
          <table:table-cell office:value-type="float" office:value="17.1759827729541" calcext:value-type="float">
            <text:p>17,175982773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17.0499493041903" calcext:value-type="float">
            <text:p>17,0499493042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16.8405035134227" calcext:value-type="float">
            <text:p>16,8405035134</text:p>
          </table:table-cell>
          <table:table-cell office:value-type="float" office:value="16.6590562983136" calcext:value-type="float">
            <text:p>16,6590562983</text:p>
          </table:table-cell>
          <table:table-cell office:value-type="float" office:value="16.5916684926949" calcext:value-type="float">
            <text:p>16,5916684927</text:p>
          </table:table-cell>
          <table:table-cell office:value-type="float" office:value="16.5832713734511" calcext:value-type="float">
            <text:p>16,5832713735</text:p>
          </table:table-cell>
          <table:table-cell office:value-type="float" office:value="16.6067453149743" calcext:value-type="float">
            <text:p>16,606745315</text:p>
          </table:table-cell>
          <table:table-cell office:value-type="float" office:value="16.6471768349057" calcext:value-type="float">
            <text:p>16,6471768349</text:p>
          </table:table-cell>
          <table:table-cell office:value-type="float" office:value="16.8531247260626" calcext:value-type="float">
            <text:p>16,8531247261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19.1923906624343" calcext:value-type="float">
            <text:p>19,1923906624</text:p>
          </table:table-cell>
        </table:table-row>
        <table:table-row table:style-name="ro4">
          <table:table-cell office:value-type="float" office:value="0.553" calcext:value-type="float">
            <text:p>0,553</text:p>
          </table:table-cell>
          <table:table-cell office:value-type="float" office:value="17.1784390408938" calcext:value-type="float">
            <text:p>17,1784390409</text:p>
          </table:table-cell>
          <table:table-cell/>
          <table:table-cell office:value-type="float" office:value="0.553" calcext:value-type="float">
            <text:p>0,553</text:p>
          </table:table-cell>
          <table:table-cell office:value-type="float" office:value="17.0541905392305" calcext:value-type="float">
            <text:p>17,0541905392</text:p>
          </table:table-cell>
          <table:table-cell/>
          <table:table-cell office:value-type="float" office:value="0.553" calcext:value-type="float">
            <text:p>0,553</text:p>
          </table:table-cell>
          <table:table-cell office:value-type="float" office:value="16.852835086269" calcext:value-type="float">
            <text:p>16,8528350863</text:p>
          </table:table-cell>
          <table:table-cell office:value-type="float" office:value="16.6748140352608" calcext:value-type="float">
            <text:p>16,6748140353</text:p>
          </table:table-cell>
          <table:table-cell office:value-type="float" office:value="16.6069030768075" calcext:value-type="float">
            <text:p>16,6069030768</text:p>
          </table:table-cell>
          <table:table-cell office:value-type="float" office:value="16.5964695688857" calcext:value-type="float">
            <text:p>16,5964695689</text:p>
          </table:table-cell>
          <table:table-cell office:value-type="float" office:value="16.6175258444868" calcext:value-type="float">
            <text:p>16,6175258445</text:p>
          </table:table-cell>
          <table:table-cell office:value-type="float" office:value="16.6556465621833" calcext:value-type="float">
            <text:p>16,6556465622</text:p>
          </table:table-cell>
          <table:table-cell office:value-type="float" office:value="16.8552359639703" calcext:value-type="float">
            <text:p>16,855235964</text:p>
          </table:table-cell>
          <table:table-cell/>
          <table:table-cell office:value-type="float" office:value="0.553" calcext:value-type="float">
            <text:p>0,553</text:p>
          </table:table-cell>
          <table:table-cell office:value-type="float" office:value="19.1921175560996" calcext:value-type="float">
            <text:p>19,1921175561</text:p>
          </table:table-cell>
        </table:table-row>
        <table:table-row table:style-name="ro4">
          <table:table-cell office:value-type="float" office:value="0.555" calcext:value-type="float">
            <text:p>0,555</text:p>
          </table:table-cell>
          <table:table-cell office:value-type="float" office:value="17.180846150615" calcext:value-type="float">
            <text:p>17,1808461506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17.0583734117963" calcext:value-type="float">
            <text:p>17,0583734118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16.8647397030005" calcext:value-type="float">
            <text:p>16,864739703</text:p>
          </table:table-cell>
          <table:table-cell office:value-type="float" office:value="16.6901670490098" calcext:value-type="float">
            <text:p>16,690167049</text:p>
          </table:table-cell>
          <table:table-cell office:value-type="float" office:value="16.6219213504799" calcext:value-type="float">
            <text:p>16,6219213505</text:p>
          </table:table-cell>
          <table:table-cell office:value-type="float" office:value="16.6096448217043" calcext:value-type="float">
            <text:p>16,6096448217</text:p>
          </table:table-cell>
          <table:table-cell office:value-type="float" office:value="16.6284298129172" calcext:value-type="float">
            <text:p>16,6284298129</text:p>
          </table:table-cell>
          <table:table-cell office:value-type="float" office:value="16.664335794402" calcext:value-type="float">
            <text:p>16,6643357944</text:p>
          </table:table-cell>
          <table:table-cell office:value-type="float" office:value="16.8576737460251" calcext:value-type="float">
            <text:p>16,857673746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19.1914144994614" calcext:value-type="float">
            <text:p>19,1914144995</text:p>
          </table:table-cell>
        </table:table-row>
        <table:table-row table:style-name="ro4">
          <table:table-cell office:value-type="float" office:value="0.557" calcext:value-type="float">
            <text:p>0,557</text:p>
          </table:table-cell>
          <table:table-cell office:value-type="float" office:value="17.183205171365" calcext:value-type="float">
            <text:p>17,1832051714</text:p>
          </table:table-cell>
          <table:table-cell/>
          <table:table-cell office:value-type="float" office:value="0.557" calcext:value-type="float">
            <text:p>0,557</text:p>
          </table:table-cell>
          <table:table-cell office:value-type="float" office:value="17.0624979624502" calcext:value-type="float">
            <text:p>17,0624979625</text:p>
          </table:table-cell>
          <table:table-cell/>
          <table:table-cell office:value-type="float" office:value="0.557" calcext:value-type="float">
            <text:p>0,557</text:p>
          </table:table-cell>
          <table:table-cell office:value-type="float" office:value="16.8762356039525" calcext:value-type="float">
            <text:p>16,876235604</text:p>
          </table:table-cell>
          <table:table-cell office:value-type="float" office:value="16.7051171008382" calcext:value-type="float">
            <text:p>16,7051171008</text:p>
          </table:table-cell>
          <table:table-cell office:value-type="float" office:value="16.6367033336905" calcext:value-type="float">
            <text:p>16,6367033337</text:p>
          </table:table-cell>
          <table:table-cell office:value-type="float" office:value="16.6227632745065" calcext:value-type="float">
            <text:p>16,6227632745</text:p>
          </table:table-cell>
          <table:table-cell office:value-type="float" office:value="16.6394177018141" calcext:value-type="float">
            <text:p>16,6394177018</text:p>
          </table:table-cell>
          <table:table-cell office:value-type="float" office:value="16.6732044079353" calcext:value-type="float">
            <text:p>16,6732044079</text:p>
          </table:table-cell>
          <table:table-cell office:value-type="float" office:value="16.8604070949568" calcext:value-type="float">
            <text:p>16,860407095</text:p>
          </table:table-cell>
          <table:table-cell/>
          <table:table-cell office:value-type="float" office:value="0.557" calcext:value-type="float">
            <text:p>0,557</text:p>
          </table:table-cell>
          <table:table-cell office:value-type="float" office:value="19.1902099825196" calcext:value-type="float">
            <text:p>19,1902099825</text:p>
          </table:table-cell>
        </table:table-row>
        <table:table-row table:style-name="ro4">
          <table:table-cell office:value-type="float" office:value="0.559" calcext:value-type="float">
            <text:p>0,559</text:p>
          </table:table-cell>
          <table:table-cell office:value-type="float" office:value="17.1855171505235" calcext:value-type="float">
            <text:p>17,1855171505</text:p>
          </table:table-cell>
          <table:table-cell/>
          <table:table-cell office:value-type="float" office:value="0.559" calcext:value-type="float">
            <text:p>0,559</text:p>
          </table:table-cell>
          <table:table-cell office:value-type="float" office:value="17.0665642928481" calcext:value-type="float">
            <text:p>17,0665642928</text:p>
          </table:table-cell>
          <table:table-cell/>
          <table:table-cell office:value-type="float" office:value="0.559" calcext:value-type="float">
            <text:p>0,559</text:p>
          </table:table-cell>
          <table:table-cell office:value-type="float" office:value="16.8873403762049" calcext:value-type="float">
            <text:p>16,8873403762</text:p>
          </table:table-cell>
          <table:table-cell office:value-type="float" office:value="16.7196681485172" calcext:value-type="float">
            <text:p>16,7196681485</text:p>
          </table:table-cell>
          <table:table-cell office:value-type="float" office:value="16.6512334930931" calcext:value-type="float">
            <text:p>16,6512334931</text:p>
          </table:table-cell>
          <table:table-cell office:value-type="float" office:value="16.6357961685371" calcext:value-type="float">
            <text:p>16,6357961685</text:p>
          </table:table-cell>
          <table:table-cell office:value-type="float" office:value="16.6504547941447" calcext:value-type="float">
            <text:p>16,6504547941</text:p>
          </table:table-cell>
          <table:table-cell office:value-type="float" office:value="16.6822165004486" calcext:value-type="float">
            <text:p>16,6822165004</text:p>
          </table:table-cell>
          <table:table-cell office:value-type="float" office:value="16.8634077532938" calcext:value-type="float">
            <text:p>16,8634077533</text:p>
          </table:table-cell>
          <table:table-cell/>
          <table:table-cell office:value-type="float" office:value="0.559" calcext:value-type="float">
            <text:p>0,559</text:p>
          </table:table-cell>
          <table:table-cell office:value-type="float" office:value="19.1884190758534" calcext:value-type="float">
            <text:p>19,1884190759</text:p>
          </table:table-cell>
        </table:table-row>
        <table:table-row table:style-name="ro4">
          <table:table-cell office:value-type="float" office:value="0.561" calcext:value-type="float">
            <text:p>0,561</text:p>
          </table:table-cell>
          <table:table-cell office:value-type="float" office:value="17.1877831057347" calcext:value-type="float">
            <text:p>17,1877831057</text:p>
          </table:table-cell>
          <table:table-cell/>
          <table:table-cell office:value-type="float" office:value="0.561" calcext:value-type="float">
            <text:p>0,561</text:p>
          </table:table-cell>
          <table:table-cell office:value-type="float" office:value="17.0705725527225" calcext:value-type="float">
            <text:p>17,0705725527</text:p>
          </table:table-cell>
          <table:table-cell/>
          <table:table-cell office:value-type="float" office:value="0.561" calcext:value-type="float">
            <text:p>0,561</text:p>
          </table:table-cell>
          <table:table-cell office:value-type="float" office:value="16.8980708969124" calcext:value-type="float">
            <text:p>16,8980708969</text:p>
          </table:table-cell>
          <table:table-cell office:value-type="float" office:value="16.7338258308036" calcext:value-type="float">
            <text:p>16,7338258308</text:p>
          </table:table-cell>
          <table:table-cell office:value-type="float" office:value="16.6655000161926" calcext:value-type="float">
            <text:p>16,6655000162</text:p>
          </table:table-cell>
          <table:table-cell office:value-type="float" office:value="16.6487191679183" calcext:value-type="float">
            <text:p>16,6487191679</text:p>
          </table:table-cell>
          <table:table-cell office:value-type="float" office:value="16.6615106243431" calcext:value-type="float">
            <text:p>16,6615106243</text:p>
          </table:table-cell>
          <table:table-cell office:value-type="float" office:value="16.6913399450555" calcext:value-type="float">
            <text:p>16,6913399451</text:p>
          </table:table-cell>
          <table:table-cell office:value-type="float" office:value="16.8666498730316" calcext:value-type="float">
            <text:p>16,866649873</text:p>
          </table:table-cell>
          <table:table-cell/>
          <table:table-cell office:value-type="float" office:value="0.561" calcext:value-type="float">
            <text:p>0,561</text:p>
          </table:table-cell>
          <table:table-cell office:value-type="float" office:value="19.1859402592503" calcext:value-type="float">
            <text:p>19,1859402593</text:p>
          </table:table-cell>
        </table:table-row>
        <table:table-row table:style-name="ro4">
          <table:table-cell office:value-type="float" office:value="0.563" calcext:value-type="float">
            <text:p>0,563</text:p>
          </table:table-cell>
          <table:table-cell office:value-type="float" office:value="17.190004027229" calcext:value-type="float">
            <text:p>17,1900040272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17.0745229373797" calcext:value-type="float">
            <text:p>17,0745229374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16.9084433112162" calcext:value-type="float">
            <text:p>16,9084433112</text:p>
          </table:table-cell>
          <table:table-cell office:value-type="float" office:value="16.7475970622915" calcext:value-type="float">
            <text:p>16,7475970623</text:p>
          </table:table-cell>
          <table:table-cell office:value-type="float" office:value="16.679494207761" calcext:value-type="float">
            <text:p>16,6794942078</text:p>
          </table:table-cell>
          <table:table-cell office:value-type="float" office:value="16.6615117802562" calcext:value-type="float">
            <text:p>16,6615117803</text:p>
          </table:table-cell>
          <table:table-cell office:value-type="float" office:value="16.6725585008156" calcext:value-type="float">
            <text:p>16,6725585008</text:p>
          </table:table-cell>
          <table:table-cell office:value-type="float" office:value="16.7005460044005" calcext:value-type="float">
            <text:p>16,7005460044</text:p>
          </table:table-cell>
          <table:table-cell office:value-type="float" office:value="16.8701097595012" calcext:value-type="float">
            <text:p>16,8701097595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19.1826513069536" calcext:value-type="float">
            <text:p>19,182651307</text:p>
          </table:table-cell>
        </table:table-row>
        <table:table-row table:style-name="ro4">
          <table:table-cell office:value-type="float" office:value="0.565" calcext:value-type="float">
            <text:p>0,565</text:p>
          </table:table-cell>
          <table:table-cell office:value-type="float" office:value="17.1921808874456" calcext:value-type="float">
            <text:p>17,1921808874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17.0784156928337" calcext:value-type="float">
            <text:p>17,0784156928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16.918473034531" calcext:value-type="float">
            <text:p>16,9184730345</text:p>
          </table:table-cell>
          <table:table-cell office:value-type="float" office:value="16.760989715294" calcext:value-type="float">
            <text:p>16,7609897153</text:p>
          </table:table-cell>
          <table:table-cell office:value-type="float" office:value="16.6932099872283" calcext:value-type="float">
            <text:p>16,6932099872</text:p>
          </table:table-cell>
          <table:table-cell office:value-type="float" office:value="16.6741568588588" calcext:value-type="float">
            <text:p>16,6741568589</text:p>
          </table:table-cell>
          <table:table-cell office:value-type="float" office:value="16.6835750896986" calcext:value-type="float">
            <text:p>16,6835750897</text:p>
          </table:table-cell>
          <table:table-cell office:value-type="float" office:value="16.7098089944497" calcext:value-type="float">
            <text:p>16,7098089944</text:p>
          </table:table-cell>
          <table:table-cell office:value-type="float" office:value="16.8737656588229" calcext:value-type="float">
            <text:p>16,8737656588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19.1784038848093" calcext:value-type="float">
            <text:p>19,1784038848</text:p>
          </table:table-cell>
        </table:table-row>
        <table:table-row table:style-name="ro4">
          <table:table-cell office:value-type="float" office:value="0.567" calcext:value-type="float">
            <text:p>0,567</text:p>
          </table:table-cell>
          <table:table-cell office:value-type="float" office:value="17.1943146262166" calcext:value-type="float">
            <text:p>17,1943146262</text:p>
          </table:table-cell>
          <table:table-cell/>
          <table:table-cell office:value-type="float" office:value="0.567" calcext:value-type="float">
            <text:p>0,567</text:p>
          </table:table-cell>
          <table:table-cell office:value-type="float" office:value="17.0822510966415" calcext:value-type="float">
            <text:p>17,0822510966</text:p>
          </table:table-cell>
          <table:table-cell/>
          <table:table-cell office:value-type="float" office:value="0.567" calcext:value-type="float">
            <text:p>0,567</text:p>
          </table:table-cell>
          <table:table-cell office:value-type="float" office:value="16.9281747467277" calcext:value-type="float">
            <text:p>16,9281747467</text:p>
          </table:table-cell>
          <table:table-cell office:value-type="float" office:value="16.7740123474036" calcext:value-type="float">
            <text:p>16,7740123474</text:p>
          </table:table-cell>
          <table:table-cell office:value-type="float" office:value="16.7066434476726" calcext:value-type="float">
            <text:p>16,7066434477</text:p>
          </table:table-cell>
          <table:table-cell office:value-type="float" office:value="16.6866401530642" calcext:value-type="float">
            <text:p>16,6866401531</text:p>
          </table:table-cell>
          <table:table-cell office:value-type="float" office:value="16.6945400299171" calcext:value-type="float">
            <text:p>16,6945400299</text:p>
          </table:table-cell>
          <table:table-cell office:value-type="float" office:value="16.7191059690093" calcext:value-type="float">
            <text:p>16,719105969</text:p>
          </table:table-cell>
          <table:table-cell office:value-type="float" office:value="16.8775975520264" calcext:value-type="float">
            <text:p>16,877597552</text:p>
          </table:table-cell>
          <table:table-cell/>
          <table:table-cell office:value-type="float" office:value="0.567" calcext:value-type="float">
            <text:p>0,567</text:p>
          </table:table-cell>
          <table:table-cell office:value-type="float" office:value="19.1730163536181" calcext:value-type="float">
            <text:p>19,1730163536</text:p>
          </table:table-cell>
        </table:table-row>
        <table:table-row table:style-name="ro4">
          <table:table-cell office:value-type="float" office:value="0.569" calcext:value-type="float">
            <text:p>0,569</text:p>
          </table:table-cell>
          <table:table-cell office:value-type="float" office:value="17.1964061692276" calcext:value-type="float">
            <text:p>17,1964061692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17.0860294724463" calcext:value-type="float">
            <text:p>17,0860294724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16.9375624235969" calcext:value-type="float">
            <text:p>16,9375624236</text:p>
          </table:table-cell>
          <table:table-cell office:value-type="float" office:value="16.7866740075442" calcext:value-type="float">
            <text:p>16,7866740075</text:p>
          </table:table-cell>
          <table:table-cell office:value-type="float" office:value="16.7197925069904" calcext:value-type="float">
            <text:p>16,719792507</text:p>
          </table:table-cell>
          <table:table-cell office:value-type="float" office:value="16.6989499397036" calcext:value-type="float">
            <text:p>16,6989499397</text:p>
          </table:table-cell>
          <table:table-cell office:value-type="float" office:value="16.705435614455" calcext:value-type="float">
            <text:p>16,7054356145</text:p>
          </table:table-cell>
          <table:table-cell office:value-type="float" office:value="16.7284164608455" calcext:value-type="float">
            <text:p>16,7284164608</text:p>
          </table:table-cell>
          <table:table-cell office:value-type="float" office:value="16.8815870063146" calcext:value-type="float">
            <text:p>16,8815870063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19.1662640641444" calcext:value-type="float">
            <text:p>19,1662640641</text:p>
          </table:table-cell>
        </table:table-row>
        <table:table-row table:style-name="ro4">
          <table:table-cell office:value-type="float" office:value="0.571" calcext:value-type="float">
            <text:p>0,571</text:p>
          </table:table-cell>
          <table:table-cell office:value-type="float" office:value="17.1984564108589" calcext:value-type="float">
            <text:p>17,1984564109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17.0897511689315" calcext:value-type="float">
            <text:p>17,0897511689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16.946649343962" calcext:value-type="float">
            <text:p>16,946649344</text:p>
          </table:table-cell>
          <table:table-cell office:value-type="float" office:value="16.7989840559068" calcext:value-type="float">
            <text:p>16,7989840559</text:p>
          </table:table-cell>
          <table:table-cell office:value-type="float" office:value="16.732656588785" calcext:value-type="float">
            <text:p>16,7326565888</text:p>
          </table:table-cell>
          <table:table-cell office:value-type="float" office:value="16.7110766781337" calcext:value-type="float">
            <text:p>16,7110766781</text:p>
          </table:table-cell>
          <table:table-cell office:value-type="float" office:value="16.7162464836451" calcext:value-type="float">
            <text:p>16,7162464836</text:p>
          </table:table-cell>
          <table:table-cell office:value-type="float" office:value="16.7377222261755" calcext:value-type="float">
            <text:p>16,7377222262</text:p>
          </table:table-cell>
          <table:table-cell office:value-type="float" office:value="16.885717012986" calcext:value-type="float">
            <text:p>16,885717013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19.157866040638" calcext:value-type="float">
            <text:p>19,1578660406</text:p>
          </table:table-cell>
        </table:table-row>
        <table:table-row table:style-name="ro4">
          <table:table-cell office:value-type="float" office:value="0.573" calcext:value-type="float">
            <text:p>0,573</text:p>
          </table:table-cell>
          <table:table-cell office:value-type="float" office:value="17.2004662283478" calcext:value-type="float">
            <text:p>17,2004662283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17.0934165705126" calcext:value-type="float">
            <text:p>17,0934165705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16.9554481271956" calcext:value-type="float">
            <text:p>16,9554481272</text:p>
          </table:table-cell>
          <table:table-cell office:value-type="float" office:value="16.8109520421857" calcext:value-type="float">
            <text:p>16,8109520422</text:p>
          </table:table-cell>
          <table:table-cell office:value-type="float" office:value="16.745236374046" calcext:value-type="float">
            <text:p>16,745236374</text:p>
          </table:table-cell>
          <table:table-cell office:value-type="float" office:value="16.723012730592" calcext:value-type="float">
            <text:p>16,7230127306</text:p>
          </table:table-cell>
          <table:table-cell office:value-type="float" office:value="16.7269593733855" calcext:value-type="float">
            <text:p>16,7269593734</text:p>
          </table:table-cell>
          <table:table-cell office:value-type="float" office:value="16.7470070364061" calcext:value-type="float">
            <text:p>16,7470070364</text:p>
          </table:table-cell>
          <table:table-cell office:value-type="float" office:value="16.8899718732119" calcext:value-type="float">
            <text:p>16,8899718732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19.1474664131011" calcext:value-type="float">
            <text:p>19,1474664131</text:p>
          </table:table-cell>
        </table:table-row>
        <table:table-row table:style-name="ro4">
          <table:table-cell office:value-type="float" office:value="0.575" calcext:value-type="float">
            <text:p>0,575</text:p>
          </table:table-cell>
          <table:table-cell office:value-type="float" office:value="17.2024364775686" calcext:value-type="float">
            <text:p>17,2024364776</text:p>
          </table:table-cell>
          <table:table-cell/>
          <table:table-cell office:value-type="float" office:value="0.575" calcext:value-type="float">
            <text:p>0,575</text:p>
          </table:table-cell>
          <table:table-cell office:value-type="float" office:value="17.0970260897423" calcext:value-type="float">
            <text:p>17,0970260897</text:p>
          </table:table-cell>
          <table:table-cell/>
          <table:table-cell office:value-type="float" office:value="0.575" calcext:value-type="float">
            <text:p>0,575</text:p>
          </table:table-cell>
          <table:table-cell office:value-type="float" office:value="16.9639707574456" calcext:value-type="float">
            <text:p>16,9639707574</text:p>
          </table:table-cell>
          <table:table-cell office:value-type="float" office:value="16.8225875966436" calcext:value-type="float">
            <text:p>16,8225875966</text:p>
          </table:table-cell>
          <table:table-cell office:value-type="float" office:value="16.7575335790854" calcext:value-type="float">
            <text:p>16,7575335791</text:p>
          </table:table-cell>
          <table:table-cell office:value-type="float" office:value="16.7347521064331" calcext:value-type="float">
            <text:p>16,7347521064</text:p>
          </table:table-cell>
          <table:table-cell office:value-type="float" office:value="16.7375628792821" calcext:value-type="float">
            <text:p>16,7375628793</text:p>
          </table:table-cell>
          <table:table-cell office:value-type="float" office:value="16.7562564789521" calcext:value-type="float">
            <text:p>16,756256479</text:p>
          </table:table-cell>
          <table:table-cell office:value-type="float" office:value="16.8943370809982" calcext:value-type="float">
            <text:p>16,894337081</text:p>
          </table:table-cell>
          <table:table-cell/>
          <table:table-cell office:value-type="float" office:value="0.575" calcext:value-type="float">
            <text:p>0,575</text:p>
          </table:table-cell>
          <table:table-cell office:value-type="float" office:value="19.1346080050155" calcext:value-type="float">
            <text:p>19,134608005</text:p>
          </table:table-cell>
        </table:table-row>
        <table:table-row table:style-name="ro4">
          <table:table-cell office:value-type="float" office:value="0.577" calcext:value-type="float">
            <text:p>0,577</text:p>
          </table:table-cell>
          <table:table-cell office:value-type="float" office:value="17.2043679931088" calcext:value-type="float">
            <text:p>17,2043679931</text:p>
          </table:table-cell>
          <table:table-cell/>
          <table:table-cell office:value-type="float" office:value="0.577" calcext:value-type="float">
            <text:p>0,577</text:p>
          </table:table-cell>
          <table:table-cell office:value-type="float" office:value="17.1005801642336" calcext:value-type="float">
            <text:p>17,1005801642</text:p>
          </table:table-cell>
          <table:table-cell/>
          <table:table-cell office:value-type="float" office:value="0.577" calcext:value-type="float">
            <text:p>0,577</text:p>
          </table:table-cell>
          <table:table-cell office:value-type="float" office:value="16.9722286127074" calcext:value-type="float">
            <text:p>16,9722286127</text:p>
          </table:table-cell>
          <table:table-cell office:value-type="float" office:value="16.8339003465772" calcext:value-type="float">
            <text:p>16,8339003466</text:p>
          </table:table-cell>
          <table:table-cell office:value-type="float" office:value="16.7695507704161" calcext:value-type="float">
            <text:p>16,7695507704</text:p>
          </table:table-cell>
          <table:table-cell office:value-type="float" office:value="16.7462902417389" calcext:value-type="float">
            <text:p>16,7462902417</text:p>
          </table:table-cell>
          <table:table-cell office:value-type="float" office:value="16.7480472494153" calcext:value-type="float">
            <text:p>16,7480472494</text:p>
          </table:table-cell>
          <table:table-cell office:value-type="float" office:value="16.7654577806635" calcext:value-type="float">
            <text:p>16,7654577807</text:p>
          </table:table-cell>
          <table:table-cell office:value-type="float" office:value="16.898799222961" calcext:value-type="float">
            <text:p>16,898799223</text:p>
          </table:table-cell>
          <table:table-cell/>
          <table:table-cell office:value-type="float" office:value="0.577" calcext:value-type="float">
            <text:p>0,577</text:p>
          </table:table-cell>
          <table:table-cell office:value-type="float" office:value="19.1186939476288" calcext:value-type="float">
            <text:p>19,1186939476</text:p>
          </table:table-cell>
        </table:table-row>
        <table:table-row table:style-name="ro4">
          <table:table-cell office:value-type="float" office:value="0.579" calcext:value-type="float">
            <text:p>0,579</text:p>
          </table:table-cell>
          <table:table-cell office:value-type="float" office:value="17.2062615890571" calcext:value-type="float">
            <text:p>17,2062615891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17.1040792544858" calcext:value-type="float">
            <text:p>17,1040792545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16.9802324948508" calcext:value-type="float">
            <text:p>16,9802324949</text:p>
          </table:table-cell>
          <table:table-cell office:value-type="float" office:value="16.8448998511162" calcext:value-type="float">
            <text:p>16,8448998511</text:p>
          </table:table-cell>
          <table:table-cell office:value-type="float" office:value="16.7812912086084" calcext:value-type="float">
            <text:p>16,7812912086</text:p>
          </table:table-cell>
          <table:table-cell office:value-type="float" office:value="16.7576238074721" calcext:value-type="float">
            <text:p>16,7576238075</text:p>
          </table:table-cell>
          <table:table-cell office:value-type="float" office:value="16.7584042002356" calcext:value-type="float">
            <text:p>16,7584042002</text:p>
          </table:table-cell>
          <table:table-cell office:value-type="float" office:value="16.7745996491218" calcext:value-type="float">
            <text:p>16,7745996491</text:p>
          </table:table-cell>
          <table:table-cell office:value-type="float" office:value="16.9033458896206" calcext:value-type="float">
            <text:p>16,9033458896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19.0989305063508" calcext:value-type="float">
            <text:p>19,0989305064</text:p>
          </table:table-cell>
        </table:table-row>
        <table:table-row table:style-name="ro4">
          <table:table-cell office:value-type="float" office:value="0.581" calcext:value-type="float">
            <text:p>0,581</text:p>
          </table:table-cell>
          <table:table-cell office:value-type="float" office:value="17.2081180604963" calcext:value-type="float">
            <text:p>17,2081180605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17.1075238425991" calcext:value-type="float">
            <text:p>17,1075238426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16.9879926600158" calcext:value-type="float">
            <text:p>16,98799266</text:p>
          </table:table-cell>
          <table:table-cell office:value-type="float" office:value="16.8555955509549" calcext:value-type="float">
            <text:p>16,855595551</text:p>
          </table:table-cell>
          <table:table-cell office:value-type="float" office:value="16.7927587167223" calcext:value-type="float">
            <text:p>16,7927587167</text:p>
          </table:table-cell>
          <table:table-cell office:value-type="float" office:value="16.7687505425275" calcext:value-type="float">
            <text:p>16,7687505425</text:p>
          </table:table-cell>
          <table:table-cell office:value-type="float" office:value="16.7686267530222" calcext:value-type="float">
            <text:p>16,768626753</text:p>
          </table:table-cell>
          <table:table-cell office:value-type="float" office:value="16.7836721299218" calcext:value-type="float">
            <text:p>16,7836721299</text:p>
          </table:table-cell>
          <table:table-cell office:value-type="float" office:value="16.9079655966781" calcext:value-type="float">
            <text:p>16,9079655967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19.0742394993199" calcext:value-type="float">
            <text:p>19,0742394993</text:p>
          </table:table-cell>
        </table:table-row>
        <table:table-row table:style-name="ro4">
          <table:table-cell office:value-type="float" office:value="0.583" calcext:value-type="float">
            <text:p>0,583</text:p>
          </table:table-cell>
          <table:table-cell office:value-type="float" office:value="17.2099381830266" calcext:value-type="float">
            <text:p>17,209938183</text:p>
          </table:table-cell>
          <table:table-cell/>
          <table:table-cell office:value-type="float" office:value="0.583" calcext:value-type="float">
            <text:p>0,583</text:p>
          </table:table-cell>
          <table:table-cell office:value-type="float" office:value="17.1109144291656" calcext:value-type="float">
            <text:p>17,1109144292</text:p>
          </table:table-cell>
          <table:table-cell/>
          <table:table-cell office:value-type="float" office:value="0.583" calcext:value-type="float">
            <text:p>0,583</text:p>
          </table:table-cell>
          <table:table-cell office:value-type="float" office:value="16.9955188467693" calcext:value-type="float">
            <text:p>16,9955188468</text:p>
          </table:table-cell>
          <table:table-cell office:value-type="float" office:value="16.8659967282617" calcext:value-type="float">
            <text:p>16,8659967283</text:p>
          </table:table-cell>
          <table:table-cell office:value-type="float" office:value="16.8039575677006" calcext:value-type="float">
            <text:p>16,8039575677</text:p>
          </table:table-cell>
          <table:table-cell office:value-type="float" office:value="16.7796691066702" calcext:value-type="float">
            <text:p>16,7796691067</text:p>
          </table:table-cell>
          <table:table-cell office:value-type="float" office:value="16.778709086817" calcext:value-type="float">
            <text:p>16,7787090868</text:p>
          </table:table-cell>
          <table:table-cell office:value-type="float" office:value="16.7926664764537" calcext:value-type="float">
            <text:p>16,7926664765</text:p>
          </table:table-cell>
          <table:table-cell office:value-type="float" office:value="16.9126477124091" calcext:value-type="float">
            <text:p>16,9126477124</text:p>
          </table:table-cell>
          <table:table-cell/>
          <table:table-cell office:value-type="float" office:value="0.583" calcext:value-type="float">
            <text:p>0,583</text:p>
          </table:table-cell>
          <table:table-cell office:value-type="float" office:value="19.0431197131029" calcext:value-type="float">
            <text:p>19,0431197131</text:p>
          </table:table-cell>
        </table:table-row>
        <table:table-row table:style-name="ro4">
          <table:table-cell office:value-type="float" office:value="0.585" calcext:value-type="float">
            <text:p>0,585</text:p>
          </table:table-cell>
          <table:table-cell office:value-type="float" office:value="17.2117227139837" calcext:value-type="float">
            <text:p>17,211722714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17.1142515320269" calcext:value-type="float">
            <text:p>17,114251532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17.0028203047719" calcext:value-type="float">
            <text:p>17,0028203048</text:p>
          </table:table-cell>
          <table:table-cell office:value-type="float" office:value="16.8761124773173" calcext:value-type="float">
            <text:p>16,8761124773</text:p>
          </table:table-cell>
          <table:table-cell office:value-type="float" office:value="16.8148923902509" calcext:value-type="float">
            <text:p>16,8148923903</text:p>
          </table:table-cell>
          <table:table-cell office:value-type="float" office:value="16.7903789531845" calcext:value-type="float">
            <text:p>16,7903789532</text:p>
          </table:table-cell>
          <table:table-cell office:value-type="float" office:value="16.788646408374" calcext:value-type="float">
            <text:p>16,7886464084</text:p>
          </table:table-cell>
          <table:table-cell office:value-type="float" office:value="16.8015750332928" calcext:value-type="float">
            <text:p>16,8015750333</text:p>
          </table:table-cell>
          <table:table-cell office:value-type="float" office:value="16.9173823936624" calcext:value-type="float">
            <text:p>16,9173823937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19.0034191470707" calcext:value-type="float">
            <text:p>19,0034191471</text:p>
          </table:table-cell>
        </table:table-row>
        <table:table-row table:style-name="ro4">
          <table:table-cell office:value-type="float" office:value="0.587" calcext:value-type="float">
            <text:p>0,587</text:p>
          </table:table-cell>
          <table:table-cell office:value-type="float" office:value="17.2134723947455" calcext:value-type="float">
            <text:p>17,2134723947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17.1175356862799" calcext:value-type="float">
            <text:p>17,1175356863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17.0099058232424" calcext:value-type="float">
            <text:p>17,0099058232</text:p>
          </table:table-cell>
          <table:table-cell office:value-type="float" office:value="16.8859516835862" calcext:value-type="float">
            <text:p>16,8859516836</text:p>
          </table:table-cell>
          <table:table-cell office:value-type="float" office:value="16.8255680901238" calcext:value-type="float">
            <text:p>16,8255680901</text:p>
          </table:table-cell>
          <table:table-cell office:value-type="float" office:value="16.8008802184089" calcext:value-type="float">
            <text:p>16,8008802184</text:p>
          </table:table-cell>
          <table:table-cell office:value-type="float" office:value="16.7984348369273" calcext:value-type="float">
            <text:p>16,7984348369</text:p>
          </table:table-cell>
          <table:table-cell office:value-type="float" office:value="16.8103911314937" calcext:value-type="float">
            <text:p>16,8103911315</text:p>
          </table:table-cell>
          <table:table-cell office:value-type="float" office:value="16.9221605289876" calcext:value-type="float">
            <text:p>16,922160529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18.9519435478579" calcext:value-type="float">
            <text:p>18,9519435479</text:p>
          </table:table-cell>
        </table:table-row>
        <table:table-row table:style-name="ro4">
          <table:table-cell office:value-type="float" office:value="0.589" calcext:value-type="float">
            <text:p>0,589</text:p>
          </table:table-cell>
          <table:table-cell office:value-type="float" office:value="17.2151879446924" calcext:value-type="float">
            <text:p>17,2151879447</text:p>
          </table:table-cell>
          <table:table-cell/>
          <table:table-cell office:value-type="float" office:value="0.589" calcext:value-type="float">
            <text:p>0,589</text:p>
          </table:table-cell>
          <table:table-cell office:value-type="float" office:value="17.1207674359794" calcext:value-type="float">
            <text:p>17,120767436</text:p>
          </table:table-cell>
          <table:table-cell/>
          <table:table-cell office:value-type="float" office:value="0.589" calcext:value-type="float">
            <text:p>0,589</text:p>
          </table:table-cell>
          <table:table-cell office:value-type="float" office:value="17.0167837514959" calcext:value-type="float">
            <text:p>17,0167837515</text:p>
          </table:table-cell>
          <table:table-cell office:value-type="float" office:value="16.8955230028483" calcext:value-type="float">
            <text:p>16,8955230028</text:p>
          </table:table-cell>
          <table:table-cell office:value-type="float" office:value="16.8359897780112" calcext:value-type="float">
            <text:p>16,835989778</text:p>
          </table:table-cell>
          <table:table-cell office:value-type="float" office:value="16.8111736197191" calcext:value-type="float">
            <text:p>16,8111736197</text:p>
          </table:table-cell>
          <table:table-cell office:value-type="float" office:value="16.8080712959132" calcext:value-type="float">
            <text:p>16,8080712959</text:p>
          </table:table-cell>
          <table:table-cell office:value-type="float" office:value="16.8191089882783" calcext:value-type="float">
            <text:p>16,8191089883</text:p>
          </table:table-cell>
          <table:table-cell office:value-type="float" office:value="16.9269736789739" calcext:value-type="float">
            <text:p>16,926973679</text:p>
          </table:table-cell>
          <table:table-cell/>
          <table:table-cell office:value-type="float" office:value="0.589" calcext:value-type="float">
            <text:p>0,589</text:p>
          </table:table-cell>
          <table:table-cell office:value-type="float" office:value="18.8837465020738" calcext:value-type="float">
            <text:p>18,8837465021</text:p>
          </table:table-cell>
        </table:table-row>
        <table:table-row table:style-name="ro4">
          <table:table-cell office:value-type="float" office:value="0.591" calcext:value-type="float">
            <text:p>0,591</text:p>
          </table:table-cell>
          <table:table-cell office:value-type="float" office:value="17.2168700690783" calcext:value-type="float">
            <text:p>17,2168700691</text:p>
          </table:table-cell>
          <table:table-cell/>
          <table:table-cell office:value-type="float" office:value="0.591" calcext:value-type="float">
            <text:p>0,591</text:p>
          </table:table-cell>
          <table:table-cell office:value-type="float" office:value="17.1239473400358" calcext:value-type="float">
            <text:p>17,12394734</text:p>
          </table:table-cell>
          <table:table-cell/>
          <table:table-cell office:value-type="float" office:value="0.591" calcext:value-type="float">
            <text:p>0,591</text:p>
          </table:table-cell>
          <table:table-cell office:value-type="float" office:value="17.0234620295159" calcext:value-type="float">
            <text:p>17,0234620295</text:p>
          </table:table-cell>
          <table:table-cell office:value-type="float" office:value="16.9048348555786" calcext:value-type="float">
            <text:p>16,9048348556</text:p>
          </table:table-cell>
          <table:table-cell office:value-type="float" office:value="16.8461627177628" calcext:value-type="float">
            <text:p>16,8461627178</text:p>
          </table:table-cell>
          <table:table-cell office:value-type="float" office:value="16.8212603752915" calcext:value-type="float">
            <text:p>16,8212603753</text:p>
          </table:table-cell>
          <table:table-cell office:value-type="float" office:value="16.8175534252377" calcext:value-type="float">
            <text:p>16,8175534252</text:p>
          </table:table-cell>
          <table:table-cell office:value-type="float" office:value="16.827723625261" calcext:value-type="float">
            <text:p>16,8277236253</text:p>
          </table:table-cell>
          <table:table-cell office:value-type="float" office:value="16.9318140347794" calcext:value-type="float">
            <text:p>16,9318140348</text:p>
          </table:table-cell>
          <table:table-cell/>
          <table:table-cell office:value-type="float" office:value="0.591" calcext:value-type="float">
            <text:p>0,591</text:p>
          </table:table-cell>
          <table:table-cell office:value-type="float" office:value="18.7907561952405" calcext:value-type="float">
            <text:p>18,7907561952</text:p>
          </table:table-cell>
        </table:table-row>
        <table:table-row table:style-name="ro4">
          <table:table-cell office:value-type="float" office:value="0.593" calcext:value-type="float">
            <text:p>0,593</text:p>
          </table:table-cell>
          <table:table-cell office:value-type="float" office:value="17.2185194580791" calcext:value-type="float">
            <text:p>17,2185194581</text:p>
          </table:table-cell>
          <table:table-cell/>
          <table:table-cell office:value-type="float" office:value="0.593" calcext:value-type="float">
            <text:p>0,593</text:p>
          </table:table-cell>
          <table:table-cell office:value-type="float" office:value="17.1270759693193" calcext:value-type="float">
            <text:p>17,1270759693</text:p>
          </table:table-cell>
          <table:table-cell/>
          <table:table-cell office:value-type="float" office:value="0.593" calcext:value-type="float">
            <text:p>0,593</text:p>
          </table:table-cell>
          <table:table-cell office:value-type="float" office:value="17.0299482100795" calcext:value-type="float">
            <text:p>17,0299482101</text:p>
          </table:table-cell>
          <table:table-cell office:value-type="float" office:value="16.9138954188088" calcext:value-type="float">
            <text:p>16,9138954188</text:p>
          </table:table-cell>
          <table:table-cell office:value-type="float" office:value="16.8560922773764" calcext:value-type="float">
            <text:p>16,8560922774</text:p>
          </table:table-cell>
          <table:table-cell office:value-type="float" office:value="16.8311421285889" calcext:value-type="float">
            <text:p>16,8311421286</text:p>
          </table:table-cell>
          <table:table-cell office:value-type="float" office:value="16.8268794975395" calcext:value-type="float">
            <text:p>16,8268794975</text:p>
          </table:table-cell>
          <table:table-cell office:value-type="float" office:value="16.8362307888271" calcext:value-type="float">
            <text:p>16,8362307888</text:p>
          </table:table-cell>
          <table:table-cell office:value-type="float" office:value="16.9366743722403" calcext:value-type="float">
            <text:p>16,9366743722</text:p>
          </table:table-cell>
          <table:table-cell/>
          <table:table-cell office:value-type="float" office:value="0.593" calcext:value-type="float">
            <text:p>0,593</text:p>
          </table:table-cell>
          <table:table-cell office:value-type="float" office:value="18.65890463043" calcext:value-type="float">
            <text:p>18,6589046304</text:p>
          </table:table-cell>
        </table:table-row>
        <table:table-row table:style-name="ro4">
          <table:table-cell office:value-type="float" office:value="0.595" calcext:value-type="float">
            <text:p>0,595</text:p>
          </table:table-cell>
          <table:table-cell office:value-type="float" office:value="17.2201367828534" calcext:value-type="float">
            <text:p>17,2201367829</text:p>
          </table:table-cell>
          <table:table-cell/>
          <table:table-cell office:value-type="float" office:value="0.595" calcext:value-type="float">
            <text:p>0,595</text:p>
          </table:table-cell>
          <table:table-cell office:value-type="float" office:value="17.1301539008463" calcext:value-type="float">
            <text:p>17,1301539008</text:p>
          </table:table-cell>
          <table:table-cell/>
          <table:table-cell office:value-type="float" office:value="0.595" calcext:value-type="float">
            <text:p>0,595</text:p>
          </table:table-cell>
          <table:table-cell office:value-type="float" office:value="17.0362494772872" calcext:value-type="float">
            <text:p>17,0362494773</text:p>
          </table:table-cell>
          <table:table-cell office:value-type="float" office:value="16.9227126191257" calcext:value-type="float">
            <text:p>16,9227126191</text:p>
          </table:table-cell>
          <table:table-cell office:value-type="float" office:value="16.8657838856559" calcext:value-type="float">
            <text:p>16,8657838857</text:p>
          </table:table-cell>
          <table:table-cell office:value-type="float" office:value="16.8408208803211" calcext:value-type="float">
            <text:p>16,8408208803</text:p>
          </table:table-cell>
          <table:table-cell office:value-type="float" office:value="16.8360483414123" calcext:value-type="float">
            <text:p>16,8360483414</text:p>
          </table:table-cell>
          <table:table-cell office:value-type="float" office:value="16.8446268759427" calcext:value-type="float">
            <text:p>16,8446268759</text:p>
          </table:table-cell>
          <table:table-cell office:value-type="float" office:value="16.9415480067483" calcext:value-type="float">
            <text:p>16,9415480067</text:p>
          </table:table-cell>
          <table:table-cell/>
          <table:table-cell office:value-type="float" office:value="0.595" calcext:value-type="float">
            <text:p>0,595</text:p>
          </table:table-cell>
          <table:table-cell office:value-type="float" office:value="18.4615500689664" calcext:value-type="float">
            <text:p>18,461550069</text:p>
          </table:table-cell>
        </table:table-row>
        <table:table-row table:style-name="ro4">
          <table:table-cell office:value-type="float" office:value="0.597" calcext:value-type="float">
            <text:p>0,597</text:p>
          </table:table-cell>
          <table:table-cell office:value-type="float" office:value="17.221722700544" calcext:value-type="float">
            <text:p>17,2217227005</text:p>
          </table:table-cell>
          <table:table-cell/>
          <table:table-cell office:value-type="float" office:value="0.597" calcext:value-type="float">
            <text:p>0,597</text:p>
          </table:table-cell>
          <table:table-cell office:value-type="float" office:value="17.1331817211273" calcext:value-type="float">
            <text:p>17,1331817211</text:p>
          </table:table-cell>
          <table:table-cell/>
          <table:table-cell office:value-type="float" office:value="0.597" calcext:value-type="float">
            <text:p>0,597</text:p>
          </table:table-cell>
          <table:table-cell office:value-type="float" office:value="17.0423726710159" calcext:value-type="float">
            <text:p>17,042372671</text:p>
          </table:table-cell>
          <table:table-cell office:value-type="float" office:value="16.9312941347338" calcext:value-type="float">
            <text:p>16,9312941347</text:p>
          </table:table-cell>
          <table:table-cell office:value-type="float" office:value="16.875243001543" calcext:value-type="float">
            <text:p>16,8752430015</text:p>
          </table:table-cell>
          <table:table-cell office:value-type="float" office:value="16.8502989346168" calcext:value-type="float">
            <text:p>16,8502989346</text:p>
          </table:table-cell>
          <table:table-cell office:value-type="float" office:value="16.8450592784851" calcext:value-type="float">
            <text:p>16,8450592785</text:p>
          </table:table-cell>
          <table:table-cell office:value-type="float" office:value="16.8529088726619" calcext:value-type="float">
            <text:p>16,8529088727</text:p>
          </table:table-cell>
          <table:table-cell office:value-type="float" office:value="16.9464287601056" calcext:value-type="float">
            <text:p>16,9464287601</text:p>
          </table:table-cell>
          <table:table-cell/>
          <table:table-cell office:value-type="float" office:value="0.597" calcext:value-type="float">
            <text:p>0,597</text:p>
          </table:table-cell>
          <table:table-cell office:value-type="float" office:value="18.1427524721947" calcext:value-type="float">
            <text:p>18,1427524722</text:p>
          </table:table-cell>
        </table:table-row>
        <table:table-row table:style-name="ro4">
          <table:table-cell office:value-type="float" office:value="0.599" calcext:value-type="float">
            <text:p>0,599</text:p>
          </table:table-cell>
          <table:table-cell office:value-type="float" office:value="17.2232778532369" calcext:value-type="float">
            <text:p>17,2232778532</text:p>
          </table:table-cell>
          <table:table-cell/>
          <table:table-cell office:value-type="float" office:value="0.599" calcext:value-type="float">
            <text:p>0,599</text:p>
          </table:table-cell>
          <table:table-cell office:value-type="float" office:value="17.1361600234986" calcext:value-type="float">
            <text:p>17,1361600235</text:p>
          </table:table-cell>
          <table:table-cell/>
          <table:table-cell office:value-type="float" office:value="0.599" calcext:value-type="float">
            <text:p>0,599</text:p>
          </table:table-cell>
          <table:table-cell office:value-type="float" office:value="17.0483243053355" calcext:value-type="float">
            <text:p>17,0483243053</text:p>
          </table:table-cell>
          <table:table-cell office:value-type="float" office:value="16.9396473951956" calcext:value-type="float">
            <text:p>16,9396473952</text:p>
          </table:table-cell>
          <table:table-cell office:value-type="float" office:value="16.8844750848441" calcext:value-type="float">
            <text:p>16,8844750848</text:p>
          </table:table-cell>
          <table:table-cell office:value-type="float" office:value="16.8595788483576" calcext:value-type="float">
            <text:p>16,8595788484</text:p>
          </table:table-cell>
          <table:table-cell office:value-type="float" office:value="16.8539120635686" calcext:value-type="float">
            <text:p>16,8539120636</text:p>
          </table:table-cell>
          <table:table-cell office:value-type="float" office:value="16.8610742946218" calcext:value-type="float">
            <text:p>16,8610742946</text:p>
          </table:table-cell>
          <table:table-cell office:value-type="float" office:value="16.9513109244524" calcext:value-type="float">
            <text:p>16,9513109245</text:p>
          </table:table-cell>
          <table:table-cell/>
          <table:table-cell office:value-type="float" office:value="0.599" calcext:value-type="float">
            <text:p>0,599</text:p>
          </table:table-cell>
          <table:table-cell office:value-type="float" office:value="17.569744413492" calcext:value-type="float">
            <text:p>17,5697444135</text:p>
          </table:table-cell>
        </table:table-row>
        <table:table-row table:style-name="ro4">
          <table:table-cell office:value-type="float" office:value="0.601" calcext:value-type="float">
            <text:p>0,601</text:p>
          </table:table-cell>
          <table:table-cell office:value-type="float" office:value="17.2248028677041" calcext:value-type="float">
            <text:p>17,2248028677</text:p>
          </table:table-cell>
          <table:table-cell/>
          <table:table-cell office:value-type="float" office:value="0.601" calcext:value-type="float">
            <text:p>0,601</text:p>
          </table:table-cell>
          <table:table-cell office:value-type="float" office:value="17.1390894063431" calcext:value-type="float">
            <text:p>17,1390894063</text:p>
          </table:table-cell>
          <table:table-cell/>
          <table:table-cell office:value-type="float" office:value="0.601" calcext:value-type="float">
            <text:p>0,601</text:p>
          </table:table-cell>
          <table:table-cell office:value-type="float" office:value="17.0541105864159" calcext:value-type="float">
            <text:p>17,0541105864</text:p>
          </table:table-cell>
          <table:table-cell office:value-type="float" office:value="16.9477795833811" calcext:value-type="float">
            <text:p>16,9477795834</text:p>
          </table:table-cell>
          <table:table-cell office:value-type="float" office:value="16.8934855722505" calcext:value-type="float">
            <text:p>16,8934855723</text:p>
          </table:table-cell>
          <table:table-cell office:value-type="float" office:value="16.8686633873618" calcext:value-type="float">
            <text:p>16,8686633874</text:p>
          </table:table-cell>
          <table:table-cell office:value-type="float" office:value="16.8626068316519" calcext:value-type="float">
            <text:p>16,8626068317</text:p>
          </table:table-cell>
          <table:table-cell office:value-type="float" office:value="16.8691211335528" calcext:value-type="float">
            <text:p>16,8691211336</text:p>
          </table:table-cell>
          <table:table-cell office:value-type="float" office:value="16.9561892296045" calcext:value-type="float">
            <text:p>16,9561892296</text:p>
          </table:table-cell>
          <table:table-cell/>
          <table:table-cell office:value-type="float" office:value="0.601" calcext:value-type="float">
            <text:p>0,601</text:p>
          </table:table-cell>
          <table:table-cell office:value-type="float" office:value="17.2903110932575" calcext:value-type="float">
            <text:p>17,2903110933</text:p>
          </table:table-cell>
        </table:table-row>
        <table:table-row table:style-name="ro4">
          <table:table-cell office:value-type="float" office:value="0.603" calcext:value-type="float">
            <text:p>0,603</text:p>
          </table:table-cell>
          <table:table-cell office:value-type="float" office:value="17.2262983595271" calcext:value-type="float">
            <text:p>17,2262983595</text:p>
          </table:table-cell>
          <table:table-cell/>
          <table:table-cell office:value-type="float" office:value="0.603" calcext:value-type="float">
            <text:p>0,603</text:p>
          </table:table-cell>
          <table:table-cell office:value-type="float" office:value="17.141970475845" calcext:value-type="float">
            <text:p>17,1419704758</text:p>
          </table:table-cell>
          <table:table-cell/>
          <table:table-cell office:value-type="float" office:value="0.603" calcext:value-type="float">
            <text:p>0,603</text:p>
          </table:table-cell>
          <table:table-cell office:value-type="float" office:value="17.059737432773" calcext:value-type="float">
            <text:p>17,0597374328</text:p>
          </table:table-cell>
          <table:table-cell office:value-type="float" office:value="16.9556976417769" calcext:value-type="float">
            <text:p>16,9556976418</text:p>
          </table:table-cell>
          <table:table-cell office:value-type="float" office:value="16.9022798603245" calcext:value-type="float">
            <text:p>16,9022798603</text:p>
          </table:table-cell>
          <table:table-cell office:value-type="float" office:value="16.8775554909466" calcext:value-type="float">
            <text:p>16,8775554909</text:p>
          </table:table-cell>
          <table:table-cell office:value-type="float" office:value="16.8711440533751" calcext:value-type="float">
            <text:p>16,8711440534</text:p>
          </table:table-cell>
          <table:table-cell office:value-type="float" office:value="16.8770478116356" calcext:value-type="float">
            <text:p>16,8770478116</text:p>
          </table:table-cell>
          <table:table-cell office:value-type="float" office:value="16.9610588170485" calcext:value-type="float">
            <text:p>16,961058817</text:p>
          </table:table-cell>
          <table:table-cell/>
          <table:table-cell office:value-type="float" office:value="0.603" calcext:value-type="float">
            <text:p>0,603</text:p>
          </table:table-cell>
          <table:table-cell office:value-type="float" office:value="17.1939620768031" calcext:value-type="float">
            <text:p>17,1939620768</text:p>
          </table:table-cell>
        </table:table-row>
        <table:table-row table:style-name="ro4">
          <table:table-cell office:value-type="float" office:value="0.605" calcext:value-type="float">
            <text:p>0,605</text:p>
          </table:table-cell>
          <table:table-cell office:value-type="float" office:value="17.2277649241394" calcext:value-type="float">
            <text:p>17,2277649241</text:p>
          </table:table-cell>
          <table:table-cell/>
          <table:table-cell office:value-type="float" office:value="0.605" calcext:value-type="float">
            <text:p>0,605</text:p>
          </table:table-cell>
          <table:table-cell office:value-type="float" office:value="17.1448038355565" calcext:value-type="float">
            <text:p>17,1448038356</text:p>
          </table:table-cell>
          <table:table-cell/>
          <table:table-cell office:value-type="float" office:value="0.605" calcext:value-type="float">
            <text:p>0,605</text:p>
          </table:table-cell>
          <table:table-cell office:value-type="float" office:value="17.0652104842222" calcext:value-type="float">
            <text:p>17,0652104842</text:p>
          </table:table-cell>
          <table:table-cell office:value-type="float" office:value="16.9634082705856" calcext:value-type="float">
            <text:p>16,9634082706</text:p>
          </table:table-cell>
          <table:table-cell office:value-type="float" office:value="16.9108632832131" calcext:value-type="float">
            <text:p>16,9108632832</text:p>
          </table:table-cell>
          <table:table-cell office:value-type="float" office:value="16.8862582328524" calcext:value-type="float">
            <text:p>16,8862582329</text:p>
          </table:table-cell>
          <table:table-cell office:value-type="float" office:value="16.8795244871012" calcext:value-type="float">
            <text:p>16,8795244871</text:p>
          </table:table-cell>
          <table:table-cell office:value-type="float" office:value="16.8848531317594" calcext:value-type="float">
            <text:p>16,8848531318</text:p>
          </table:table-cell>
          <table:table-cell office:value-type="float" office:value="16.9659152033817" calcext:value-type="float">
            <text:p>16,9659152034</text:p>
          </table:table-cell>
          <table:table-cell/>
          <table:table-cell office:value-type="float" office:value="0.605" calcext:value-type="float">
            <text:p>0,605</text:p>
          </table:table-cell>
          <table:table-cell office:value-type="float" office:value="17.1273982005401" calcext:value-type="float">
            <text:p>17,1273982005</text:p>
          </table:table-cell>
        </table:table-row>
        <table:table-row table:style-name="ro4">
          <table:table-cell office:value-type="float" office:value="0.607" calcext:value-type="float">
            <text:p>0,607</text:p>
          </table:table-cell>
          <table:table-cell office:value-type="float" office:value="17.2292031443374" calcext:value-type="float">
            <text:p>17,2292031443</text:p>
          </table:table-cell>
          <table:table-cell/>
          <table:table-cell office:value-type="float" office:value="0.607" calcext:value-type="float">
            <text:p>0,607</text:p>
          </table:table-cell>
          <table:table-cell office:value-type="float" office:value="17.1475900927503" calcext:value-type="float">
            <text:p>17,1475900928</text:p>
          </table:table-cell>
          <table:table-cell/>
          <table:table-cell office:value-type="float" office:value="0.607" calcext:value-type="float">
            <text:p>0,607</text:p>
          </table:table-cell>
          <table:table-cell office:value-type="float" office:value="17.0705351227852" calcext:value-type="float">
            <text:p>17,0705351228</text:p>
          </table:table-cell>
          <table:table-cell office:value-type="float" office:value="16.9709179381952" calcext:value-type="float">
            <text:p>16,9709179382</text:p>
          </table:table-cell>
          <table:table-cell office:value-type="float" office:value="16.9192411043216" calcext:value-type="float">
            <text:p>16,9192411043</text:p>
          </table:table-cell>
          <table:table-cell office:value-type="float" office:value="16.8947747971471" calcext:value-type="float">
            <text:p>16,8947747971</text:p>
          </table:table-cell>
          <table:table-cell office:value-type="float" office:value="16.8877491461609" calcext:value-type="float">
            <text:p>16,8877491462</text:p>
          </table:table-cell>
          <table:table-cell office:value-type="float" office:value="16.8925362427145" calcext:value-type="float">
            <text:p>16,8925362427</text:p>
          </table:table-cell>
          <table:table-cell office:value-type="float" office:value="16.97075426175" calcext:value-type="float">
            <text:p>16,9707542618</text:p>
          </table:table-cell>
          <table:table-cell/>
          <table:table-cell office:value-type="float" office:value="0.607" calcext:value-type="float">
            <text:p>0,607</text:p>
          </table:table-cell>
          <table:table-cell office:value-type="float" office:value="17.0776920957062" calcext:value-type="float">
            <text:p>17,0776920957</text:p>
          </table:table-cell>
        </table:table-row>
        <table:table-row table:style-name="ro4">
          <table:table-cell office:value-type="float" office:value="0.609" calcext:value-type="float">
            <text:p>0,609</text:p>
          </table:table-cell>
          <table:table-cell office:value-type="float" office:value="17.230613596634" calcext:value-type="float">
            <text:p>17,2306135966</text:p>
          </table:table-cell>
          <table:table-cell/>
          <table:table-cell office:value-type="float" office:value="0.609" calcext:value-type="float">
            <text:p>0,609</text:p>
          </table:table-cell>
          <table:table-cell office:value-type="float" office:value="17.1503298636894" calcext:value-type="float">
            <text:p>17,1503298637</text:p>
          </table:table-cell>
          <table:table-cell/>
          <table:table-cell office:value-type="float" office:value="0.609" calcext:value-type="float">
            <text:p>0,609</text:p>
          </table:table-cell>
          <table:table-cell office:value-type="float" office:value="17.0757164916396" calcext:value-type="float">
            <text:p>17,0757164916</text:p>
          </table:table-cell>
          <table:table-cell office:value-type="float" office:value="16.9782328912403" calcext:value-type="float">
            <text:p>16,9782328912</text:p>
          </table:table-cell>
          <table:table-cell office:value-type="float" office:value="16.9274185095691" calcext:value-type="float">
            <text:p>16,9274185096</text:p>
          </table:table-cell>
          <table:table-cell office:value-type="float" office:value="16.9031084569685" calcext:value-type="float">
            <text:p>16,903108457</text:p>
          </table:table-cell>
          <table:table-cell office:value-type="float" office:value="16.8958192692527" calcext:value-type="float">
            <text:p>16,8958192693</text:p>
          </table:table-cell>
          <table:table-cell office:value-type="float" office:value="16.900096607211" calcext:value-type="float">
            <text:p>16,9000966072</text:p>
          </table:table-cell>
          <table:table-cell office:value-type="float" office:value="16.9755722039683" calcext:value-type="float">
            <text:p>16,975572204</text:p>
          </table:table-cell>
          <table:table-cell/>
          <table:table-cell office:value-type="float" office:value="0.609" calcext:value-type="float">
            <text:p>0,609</text:p>
          </table:table-cell>
          <table:table-cell office:value-type="float" office:value="17.0387808702248" calcext:value-type="float">
            <text:p>17,0387808702</text:p>
          </table:table-cell>
        </table:table-row>
        <table:table-row table:style-name="ro4">
          <table:table-cell office:value-type="float" office:value="0.611" calcext:value-type="float">
            <text:p>0,611</text:p>
          </table:table-cell>
          <table:table-cell office:value-type="float" office:value="17.2319968376068" calcext:value-type="float">
            <text:p>17,2319968376</text:p>
          </table:table-cell>
          <table:table-cell/>
          <table:table-cell office:value-type="float" office:value="0.611" calcext:value-type="float">
            <text:p>0,611</text:p>
          </table:table-cell>
          <table:table-cell office:value-type="float" office:value="17.153023758643" calcext:value-type="float">
            <text:p>17,1530237586</text:p>
          </table:table-cell>
          <table:table-cell/>
          <table:table-cell office:value-type="float" office:value="0.611" calcext:value-type="float">
            <text:p>0,611</text:p>
          </table:table-cell>
          <table:table-cell office:value-type="float" office:value="17.0807594976987" calcext:value-type="float">
            <text:p>17,0807594977</text:p>
          </table:table-cell>
          <table:table-cell office:value-type="float" office:value="16.9853591512314" calcext:value-type="float">
            <text:p>16,9853591512</text:p>
          </table:table-cell>
          <table:table-cell office:value-type="float" office:value="16.935400589677" calcext:value-type="float">
            <text:p>16,9354005897</text:p>
          </table:table-cell>
          <table:table-cell office:value-type="float" office:value="16.9112625437782" calcext:value-type="float">
            <text:p>16,9112625438</text:p>
          </table:table-cell>
          <table:table-cell office:value-type="float" office:value="16.9037362817269" calcext:value-type="float">
            <text:p>16,9037362817</text:p>
          </table:table-cell>
          <table:table-cell office:value-type="float" office:value="16.9075339602722" calcext:value-type="float">
            <text:p>16,9075339603</text:p>
          </table:table-cell>
          <table:table-cell office:value-type="float" office:value="16.9803655448222" calcext:value-type="float">
            <text:p>16,9803655448</text:p>
          </table:table-cell>
          <table:table-cell/>
          <table:table-cell office:value-type="float" office:value="0.611" calcext:value-type="float">
            <text:p>0,611</text:p>
          </table:table-cell>
          <table:table-cell office:value-type="float" office:value="17.0074096010793" calcext:value-type="float">
            <text:p>17,0074096011</text:p>
          </table:table-cell>
        </table:table-row>
        <table:table-row table:style-name="ro4">
          <table:table-cell office:value-type="float" office:value="0.613" calcext:value-type="float">
            <text:p>0,613</text:p>
          </table:table-cell>
          <table:table-cell office:value-type="float" office:value="17.233353412216" calcext:value-type="float">
            <text:p>17,2333534122</text:p>
          </table:table-cell>
          <table:table-cell/>
          <table:table-cell office:value-type="float" office:value="0.613" calcext:value-type="float">
            <text:p>0,613</text:p>
          </table:table-cell>
          <table:table-cell office:value-type="float" office:value="17.1556723892815" calcext:value-type="float">
            <text:p>17,1556723893</text:p>
          </table:table-cell>
          <table:table-cell/>
          <table:table-cell office:value-type="float" office:value="0.613" calcext:value-type="float">
            <text:p>0,613</text:p>
          </table:table-cell>
          <table:table-cell office:value-type="float" office:value="17.0856688304496" calcext:value-type="float">
            <text:p>17,0856688304</text:p>
          </table:table-cell>
          <table:table-cell office:value-type="float" office:value="16.9923025267294" calcext:value-type="float">
            <text:p>16,9923025267</text:p>
          </table:table-cell>
          <table:table-cell office:value-type="float" office:value="16.9431923387469" calcext:value-type="float">
            <text:p>16,9431923387</text:p>
          </table:table-cell>
          <table:table-cell office:value-type="float" office:value="16.9192404335856" calcext:value-type="float">
            <text:p>16,9192404336</text:p>
          </table:table-cell>
          <table:table-cell office:value-type="float" office:value="16.9115017741283" calcext:value-type="float">
            <text:p>16,9115017741</text:p>
          </table:table-cell>
          <table:table-cell office:value-type="float" office:value="16.9148482849862" calcext:value-type="float">
            <text:p>16,914848285</text:p>
          </table:table-cell>
          <table:table-cell office:value-type="float" office:value="16.9851310892666" calcext:value-type="float">
            <text:p>16,9851310893</text:p>
          </table:table-cell>
          <table:table-cell/>
          <table:table-cell office:value-type="float" office:value="0.613" calcext:value-type="float">
            <text:p>0,613</text:p>
          </table:table-cell>
          <table:table-cell office:value-type="float" office:value="16.9816334573199" calcext:value-type="float">
            <text:p>16,9816334573</text:p>
          </table:table-cell>
        </table:table-row>
        <table:table-row table:style-name="ro4">
          <table:table-cell office:value-type="float" office:value="0.615" calcext:value-type="float">
            <text:p>0,615</text:p>
          </table:table-cell>
          <table:table-cell office:value-type="float" office:value="17.2346838556459" calcext:value-type="float">
            <text:p>17,2346838556</text:p>
          </table:table-cell>
          <table:table-cell/>
          <table:table-cell office:value-type="float" office:value="0.615" calcext:value-type="float">
            <text:p>0,615</text:p>
          </table:table-cell>
          <table:table-cell office:value-type="float" office:value="17.1582763695618" calcext:value-type="float">
            <text:p>17,1582763696</text:p>
          </table:table-cell>
          <table:table-cell/>
          <table:table-cell office:value-type="float" office:value="0.615" calcext:value-type="float">
            <text:p>0,615</text:p>
          </table:table-cell>
          <table:table-cell office:value-type="float" office:value="17.0904489749368" calcext:value-type="float">
            <text:p>17,0904489749</text:p>
          </table:table-cell>
          <table:table-cell office:value-type="float" office:value="16.9990686211249" calcext:value-type="float">
            <text:p>16,9990686211</text:p>
          </table:table-cell>
          <table:table-cell office:value-type="float" office:value="16.9507986500575" calcext:value-type="float">
            <text:p>16,9507986501</text:p>
          </table:table-cell>
          <table:table-cell office:value-type="float" office:value="16.9270455314837" calcext:value-type="float">
            <text:p>16,9270455315</text:p>
          </table:table-cell>
          <table:table-cell office:value-type="float" office:value="16.9191174794334" calcext:value-type="float">
            <text:p>16,9191174794</text:p>
          </table:table-cell>
          <table:table-cell office:value-type="float" office:value="16.9220397867536" calcext:value-type="float">
            <text:p>16,9220397868</text:p>
          </table:table-cell>
          <table:table-cell office:value-type="float" office:value="16.9898659147185" calcext:value-type="float">
            <text:p>16,9898659147</text:p>
          </table:table-cell>
          <table:table-cell/>
          <table:table-cell office:value-type="float" office:value="0.615" calcext:value-type="float">
            <text:p>0,615</text:p>
          </table:table-cell>
          <table:table-cell office:value-type="float" office:value="16.9601922323954" calcext:value-type="float">
            <text:p>16,9601922324</text:p>
          </table:table-cell>
        </table:table-row>
        <table:table-row table:style-name="ro4">
          <table:table-cell office:value-type="float" office:value="0.617" calcext:value-type="float">
            <text:p>0,617</text:p>
          </table:table-cell>
          <table:table-cell office:value-type="float" office:value="17.2359886895149" calcext:value-type="float">
            <text:p>17,2359886895</text:p>
          </table:table-cell>
          <table:table-cell/>
          <table:table-cell office:value-type="float" office:value="0.617" calcext:value-type="float">
            <text:p>0,617</text:p>
          </table:table-cell>
          <table:table-cell office:value-type="float" office:value="17.1608363109455" calcext:value-type="float">
            <text:p>17,1608363109</text:p>
          </table:table-cell>
          <table:table-cell/>
          <table:table-cell office:value-type="float" office:value="0.617" calcext:value-type="float">
            <text:p>0,617</text:p>
          </table:table-cell>
          <table:table-cell office:value-type="float" office:value="17.0951042197152" calcext:value-type="float">
            <text:p>17,0951042197</text:p>
          </table:table-cell>
          <table:table-cell office:value-type="float" office:value="17.0056628366773" calcext:value-type="float">
            <text:p>17,0056628367</text:p>
          </table:table-cell>
          <table:table-cell office:value-type="float" office:value="16.9582243095559" calcext:value-type="float">
            <text:p>16,9582243096</text:p>
          </table:table-cell>
          <table:table-cell office:value-type="float" office:value="16.9346812548745" calcext:value-type="float">
            <text:p>16,9346812549</text:p>
          </table:table-cell>
          <table:table-cell office:value-type="float" office:value="16.9265852493441" calcext:value-type="float">
            <text:p>16,9265852493</text:p>
          </table:table-cell>
          <table:table-cell office:value-type="float" office:value="16.9291088664387" calcext:value-type="float">
            <text:p>16,9291088664</text:p>
          </table:table-cell>
          <table:table-cell office:value-type="float" office:value="16.9945673491567" calcext:value-type="float">
            <text:p>16,9945673492</text:p>
          </table:table-cell>
          <table:table-cell/>
          <table:table-cell office:value-type="float" office:value="0.617" calcext:value-type="float">
            <text:p>0,617</text:p>
          </table:table-cell>
          <table:table-cell office:value-type="float" office:value="16.9422179333166" calcext:value-type="float">
            <text:p>16,9422179333</text:p>
          </table:table-cell>
        </table:table-row>
        <table:table-row table:style-name="ro4">
          <table:table-cell office:value-type="float" office:value="0.619" calcext:value-type="float">
            <text:p>0,619</text:p>
          </table:table-cell>
          <table:table-cell office:value-type="float" office:value="17.2372684242485" calcext:value-type="float">
            <text:p>17,2372684242</text:p>
          </table:table-cell>
          <table:table-cell/>
          <table:table-cell office:value-type="float" office:value="0.619" calcext:value-type="float">
            <text:p>0,619</text:p>
          </table:table-cell>
          <table:table-cell office:value-type="float" office:value="17.1633528239372" calcext:value-type="float">
            <text:p>17,1633528239</text:p>
          </table:table-cell>
          <table:table-cell/>
          <table:table-cell office:value-type="float" office:value="0.619" calcext:value-type="float">
            <text:p>0,619</text:p>
          </table:table-cell>
          <table:table-cell office:value-type="float" office:value="17.0996386688622" calcext:value-type="float">
            <text:p>17,0996386689</text:p>
          </table:table-cell>
          <table:table-cell office:value-type="float" office:value="17.0120903827842" calcext:value-type="float">
            <text:p>17,0120903828</text:p>
          </table:table-cell>
          <table:table-cell office:value-type="float" office:value="16.9654739944508" calcext:value-type="float">
            <text:p>16,9654739945</text:p>
          </table:table-cell>
          <table:table-cell office:value-type="float" office:value="16.9421510225272" calcext:value-type="float">
            <text:p>16,9421510225</text:p>
          </table:table-cell>
          <table:table-cell office:value-type="float" office:value="16.933907036768" calcext:value-type="float">
            <text:p>16,9339070368</text:p>
          </table:table-cell>
          <table:table-cell office:value-type="float" office:value="16.9360560997577" calcext:value-type="float">
            <text:p>16,9360560998</text:p>
          </table:table-cell>
          <table:table-cell office:value-type="float" office:value="16.9992329564096" calcext:value-type="float">
            <text:p>16,9992329564</text:p>
          </table:table-cell>
          <table:table-cell/>
          <table:table-cell office:value-type="float" office:value="0.619" calcext:value-type="float">
            <text:p>0,619</text:p>
          </table:table-cell>
          <table:table-cell office:value-type="float" office:value="16.9270841573151" calcext:value-type="float">
            <text:p>16,9270841573</text:p>
          </table:table-cell>
        </table:table-row>
        <table:table-row table:style-name="ro4">
          <table:table-cell office:value-type="float" office:value="0.621" calcext:value-type="float">
            <text:p>0,621</text:p>
          </table:table-cell>
          <table:table-cell office:value-type="float" office:value="17.2385235554918" calcext:value-type="float">
            <text:p>17,2385235555</text:p>
          </table:table-cell>
          <table:table-cell/>
          <table:table-cell office:value-type="float" office:value="0.621" calcext:value-type="float">
            <text:p>0,621</text:p>
          </table:table-cell>
          <table:table-cell office:value-type="float" office:value="17.1658265136104" calcext:value-type="float">
            <text:p>17,1658265136</text:p>
          </table:table-cell>
          <table:table-cell/>
          <table:table-cell office:value-type="float" office:value="0.621" calcext:value-type="float">
            <text:p>0,621</text:p>
          </table:table-cell>
          <table:table-cell office:value-type="float" office:value="17.1040562488254" calcext:value-type="float">
            <text:p>17,1040562488</text:p>
          </table:table-cell>
          <table:table-cell office:value-type="float" office:value="17.018356280201" calcext:value-type="float">
            <text:p>17,0183562802</text:p>
          </table:table-cell>
          <table:table-cell office:value-type="float" office:value="16.9725522689541" calcext:value-type="float">
            <text:p>16,972552269</text:p>
          </table:table-cell>
          <table:table-cell office:value-type="float" office:value="16.9494582416493" calcext:value-type="float">
            <text:p>16,9494582416</text:p>
          </table:table-cell>
          <table:table-cell office:value-type="float" office:value="16.9410848766694" calcext:value-type="float">
            <text:p>16,9410848767</text:p>
          </table:table-cell>
          <table:table-cell office:value-type="float" office:value="16.9428822149469" calcext:value-type="float">
            <text:p>16,9428822149</text:p>
          </table:table-cell>
          <table:table-cell office:value-type="float" office:value="17.0038605167467" calcext:value-type="float">
            <text:p>17,0038605167</text:p>
          </table:table-cell>
          <table:table-cell/>
          <table:table-cell office:value-type="float" office:value="0.621" calcext:value-type="float">
            <text:p>0,621</text:p>
          </table:table-cell>
          <table:table-cell office:value-type="float" office:value="16.9143220354212" calcext:value-type="float">
            <text:p>16,9143220354</text:p>
          </table:table-cell>
        </table:table-row>
        <table:table-row table:style-name="ro4">
          <table:table-cell office:value-type="float" office:value="0.623" calcext:value-type="float">
            <text:p>0,623</text:p>
          </table:table-cell>
          <table:table-cell office:value-type="float" office:value="17.2397545751536" calcext:value-type="float">
            <text:p>17,2397545752</text:p>
          </table:table-cell>
          <table:table-cell/>
          <table:table-cell office:value-type="float" office:value="0.623" calcext:value-type="float">
            <text:p>0,623</text:p>
          </table:table-cell>
          <table:table-cell office:value-type="float" office:value="17.1682579900831" calcext:value-type="float">
            <text:p>17,1682579901</text:p>
          </table:table-cell>
          <table:table-cell/>
          <table:table-cell office:value-type="float" office:value="0.623" calcext:value-type="float">
            <text:p>0,623</text:p>
          </table:table-cell>
          <table:table-cell office:value-type="float" office:value="17.1083607257444" calcext:value-type="float">
            <text:p>17,1083607257</text:p>
          </table:table-cell>
          <table:table-cell office:value-type="float" office:value="17.0244653749578" calcext:value-type="float">
            <text:p>17,024465375</text:p>
          </table:table-cell>
          <table:table-cell office:value-type="float" office:value="16.9794635900561" calcext:value-type="float">
            <text:p>16,9794635901</text:p>
          </table:table-cell>
          <table:table-cell office:value-type="float" office:value="16.9566063054665" calcext:value-type="float">
            <text:p>16,9566063055</text:p>
          </table:table-cell>
          <table:table-cell office:value-type="float" office:value="16.9481208777761" calcext:value-type="float">
            <text:p>16,9481208778</text:p>
          </table:table-cell>
          <table:table-cell office:value-type="float" office:value="16.9495880815399" calcext:value-type="float">
            <text:p>16,9495880815</text:p>
          </table:table-cell>
          <table:table-cell office:value-type="float" office:value="17.0084480227293" calcext:value-type="float">
            <text:p>17,0084480227</text:p>
          </table:table-cell>
          <table:table-cell/>
          <table:table-cell office:value-type="float" office:value="0.623" calcext:value-type="float">
            <text:p>0,623</text:p>
          </table:table-cell>
          <table:table-cell office:value-type="float" office:value="16.9035701946724" calcext:value-type="float">
            <text:p>16,9035701947</text:p>
          </table:table-cell>
        </table:table-row>
        <table:table-row table:style-name="ro4">
          <table:table-cell office:value-type="float" office:value="0.625" calcext:value-type="float">
            <text:p>0,625</text:p>
          </table:table-cell>
          <table:table-cell office:value-type="float" office:value="17.2409619590316" calcext:value-type="float">
            <text:p>17,240961959</text:p>
          </table:table-cell>
          <table:table-cell/>
          <table:table-cell office:value-type="float" office:value="0.625" calcext:value-type="float">
            <text:p>0,625</text:p>
          </table:table-cell>
          <table:table-cell office:value-type="float" office:value="17.17064785519" calcext:value-type="float">
            <text:p>17,1706478552</text:p>
          </table:table-cell>
          <table:table-cell/>
          <table:table-cell office:value-type="float" office:value="0.625" calcext:value-type="float">
            <text:p>0,625</text:p>
          </table:table-cell>
          <table:table-cell office:value-type="float" office:value="17.1125557045027" calcext:value-type="float">
            <text:p>17,1125557045</text:p>
          </table:table-cell>
          <table:table-cell office:value-type="float" office:value="17.0304223365094" calcext:value-type="float">
            <text:p>17,0304223365</text:p>
          </table:table-cell>
          <table:table-cell office:value-type="float" office:value="16.9862122991792" calcext:value-type="float">
            <text:p>16,9862122992</text:p>
          </table:table-cell>
          <table:table-cell office:value-type="float" office:value="16.9635985776986" calcext:value-type="float">
            <text:p>16,9635985777</text:p>
          </table:table-cell>
          <table:table-cell office:value-type="float" office:value="16.9550172015236" calcext:value-type="float">
            <text:p>16,9550172015</text:p>
          </table:table-cell>
          <table:table-cell office:value-type="float" office:value="16.9561746860623" calcext:value-type="float">
            <text:p>16,9561746861</text:p>
          </table:table-cell>
          <table:table-cell office:value-type="float" office:value="17.0129936532253" calcext:value-type="float">
            <text:p>17,0129936532</text:p>
          </table:table-cell>
          <table:table-cell/>
          <table:table-cell office:value-type="float" office:value="0.625" calcext:value-type="float">
            <text:p>0,625</text:p>
          </table:table-cell>
          <table:table-cell office:value-type="float" office:value="16.894543333444" calcext:value-type="float">
            <text:p>16,8945433334</text:p>
          </table:table-cell>
        </table:table-row>
        <table:table-row table:style-name="ro4">
          <table:table-cell office:value-type="float" office:value="0.627" calcext:value-type="float">
            <text:p>0,627</text:p>
          </table:table-cell>
          <table:table-cell office:value-type="float" office:value="17.2421461737766" calcext:value-type="float">
            <text:p>17,2421461738</text:p>
          </table:table-cell>
          <table:table-cell/>
          <table:table-cell office:value-type="float" office:value="0.627" calcext:value-type="float">
            <text:p>0,627</text:p>
          </table:table-cell>
          <table:table-cell office:value-type="float" office:value="17.1729967088933" calcext:value-type="float">
            <text:p>17,1729967089</text:p>
          </table:table-cell>
          <table:table-cell/>
          <table:table-cell office:value-type="float" office:value="0.627" calcext:value-type="float">
            <text:p>0,627</text:p>
          </table:table-cell>
          <table:table-cell office:value-type="float" office:value="17.1166446419047" calcext:value-type="float">
            <text:p>17,1166446419</text:p>
          </table:table-cell>
          <table:table-cell office:value-type="float" office:value="17.0362316686876" calcext:value-type="float">
            <text:p>17,0362316687</text:p>
          </table:table-cell>
          <table:table-cell office:value-type="float" office:value="16.9928026266218" calcext:value-type="float">
            <text:p>16,9928026266</text:p>
          </table:table-cell>
          <table:table-cell office:value-type="float" office:value="16.970438390118" calcext:value-type="float">
            <text:p>16,9704383901</text:p>
          </table:table-cell>
          <table:table-cell office:value-type="float" office:value="16.9617760544028" calcext:value-type="float">
            <text:p>16,9617760544</text:p>
          </table:table-cell>
          <table:table-cell office:value-type="float" office:value="16.9626431214921" calcext:value-type="float">
            <text:p>16,9626431215</text:p>
          </table:table-cell>
          <table:table-cell office:value-type="float" office:value="17.0174957671263" calcext:value-type="float">
            <text:p>17,0174957671</text:p>
          </table:table-cell>
          <table:table-cell/>
          <table:table-cell office:value-type="float" office:value="0.627" calcext:value-type="float">
            <text:p>0,627</text:p>
          </table:table-cell>
          <table:table-cell office:value-type="float" office:value="16.8870116441178" calcext:value-type="float">
            <text:p>16,8870116441</text:p>
          </table:table-cell>
        </table:table-row>
        <table:table-row table:style-name="ro4">
          <table:table-cell office:value-type="float" office:value="0.629" calcext:value-type="float">
            <text:p>0,629</text:p>
          </table:table-cell>
          <table:table-cell office:value-type="float" office:value="17.2433076720947" calcext:value-type="float">
            <text:p>17,2433076721</text:p>
          </table:table-cell>
          <table:table-cell/>
          <table:table-cell office:value-type="float" office:value="0.629" calcext:value-type="float">
            <text:p>0,629</text:p>
          </table:table-cell>
          <table:table-cell office:value-type="float" office:value="17.1753051437498" calcext:value-type="float">
            <text:p>17,1753051437</text:p>
          </table:table-cell>
          <table:table-cell/>
          <table:table-cell office:value-type="float" office:value="0.629" calcext:value-type="float">
            <text:p>0,629</text:p>
          </table:table-cell>
          <table:table-cell office:value-type="float" office:value="17.1206308505093" calcext:value-type="float">
            <text:p>17,1206308505</text:p>
          </table:table-cell>
          <table:table-cell office:value-type="float" office:value="17.0418977126814" calcext:value-type="float">
            <text:p>17,0418977127</text:p>
          </table:table-cell>
          <table:table-cell office:value-type="float" office:value="16.9992386890918" calcext:value-type="float">
            <text:p>16,9992386891</text:p>
          </table:table-cell>
          <table:table-cell office:value-type="float" office:value="16.9771290339284" calcext:value-type="float">
            <text:p>16,9771290339</text:p>
          </table:table-cell>
          <table:table-cell office:value-type="float" office:value="16.9683996744373" calcext:value-type="float">
            <text:p>16,9683996744</text:p>
          </table:table-cell>
          <table:table-cell office:value-type="float" office:value="16.9689945707374" calcext:value-type="float">
            <text:p>16,9689945707</text:p>
          </table:table-cell>
          <table:table-cell office:value-type="float" office:value="17.0219528864456" calcext:value-type="float">
            <text:p>17,0219528864</text:p>
          </table:table-cell>
          <table:table-cell/>
          <table:table-cell office:value-type="float" office:value="0.629" calcext:value-type="float">
            <text:p>0,629</text:p>
          </table:table-cell>
          <table:table-cell office:value-type="float" office:value="16.8807868290896" calcext:value-type="float">
            <text:p>16,8807868291</text:p>
          </table:table-cell>
        </table:table-row>
        <table:table-row table:style-name="ro4">
          <table:table-cell office:value-type="float" office:value="0.631" calcext:value-type="float">
            <text:p>0,631</text:p>
          </table:table-cell>
          <table:table-cell office:value-type="float" office:value="17.2444469054689" calcext:value-type="float">
            <text:p>17,2444469055</text:p>
          </table:table-cell>
          <table:table-cell/>
          <table:table-cell office:value-type="float" office:value="0.631" calcext:value-type="float">
            <text:p>0,631</text:p>
          </table:table-cell>
          <table:table-cell office:value-type="float" office:value="17.1775737572875" calcext:value-type="float">
            <text:p>17,1775737573</text:p>
          </table:table-cell>
          <table:table-cell/>
          <table:table-cell office:value-type="float" office:value="0.631" calcext:value-type="float">
            <text:p>0,631</text:p>
          </table:table-cell>
          <table:table-cell office:value-type="float" office:value="17.1245175150824" calcext:value-type="float">
            <text:p>17,1245175151</text:p>
          </table:table-cell>
          <table:table-cell office:value-type="float" office:value="17.0474246613214" calcext:value-type="float">
            <text:p>17,0474246613</text:p>
          </table:table-cell>
          <table:table-cell office:value-type="float" office:value="17.0055244984548" calcext:value-type="float">
            <text:p>17,0055244985</text:p>
          </table:table-cell>
          <table:table-cell office:value-type="float" office:value="16.9836737625973" calcext:value-type="float">
            <text:p>16,9836737626</text:p>
          </table:table-cell>
          <table:table-cell office:value-type="float" office:value="16.9748903294287" calcext:value-type="float">
            <text:p>16,9748903294</text:p>
          </table:table-cell>
          <table:table-cell office:value-type="float" office:value="16.9752303022636" calcext:value-type="float">
            <text:p>16,9752303023</text:p>
          </table:table-cell>
          <table:table-cell office:value-type="float" office:value="17.0263636972242" calcext:value-type="float">
            <text:p>17,0263636972</text:p>
          </table:table-cell>
          <table:table-cell/>
          <table:table-cell office:value-type="float" office:value="0.631" calcext:value-type="float">
            <text:p>0,631</text:p>
          </table:table-cell>
          <table:table-cell office:value-type="float" office:value="16.8757123308877" calcext:value-type="float">
            <text:p>16,8757123309</text:p>
          </table:table-cell>
        </table:table-row>
        <table:table-row table:style-name="ro4">
          <table:table-cell office:value-type="float" office:value="0.633" calcext:value-type="float">
            <text:p>0,633</text:p>
          </table:table-cell>
          <table:table-cell office:value-type="float" office:value="17.245564305826" calcext:value-type="float">
            <text:p>17,2455643058</text:p>
          </table:table-cell>
          <table:table-cell/>
          <table:table-cell office:value-type="float" office:value="0.633" calcext:value-type="float">
            <text:p>0,633</text:p>
          </table:table-cell>
          <table:table-cell office:value-type="float" office:value="17.1798031327374" calcext:value-type="float">
            <text:p>17,1798031327</text:p>
          </table:table-cell>
          <table:table-cell/>
          <table:table-cell office:value-type="float" office:value="0.633" calcext:value-type="float">
            <text:p>0,633</text:p>
          </table:table-cell>
          <table:table-cell office:value-type="float" office:value="17.1283076855006" calcext:value-type="float">
            <text:p>17,1283076855</text:p>
          </table:table-cell>
          <table:table-cell office:value-type="float" office:value="17.0528165528885" calcext:value-type="float">
            <text:p>17,0528165529</text:p>
          </table:table-cell>
          <table:table-cell office:value-type="float" office:value="17.0116639516662" calcext:value-type="float">
            <text:p>17,0116639517</text:p>
          </table:table-cell>
          <table:table-cell office:value-type="float" office:value="16.9900757767984" calcext:value-type="float">
            <text:p>16,9900757768</text:p>
          </table:table-cell>
          <table:table-cell office:value-type="float" office:value="16.9812502975646" calcext:value-type="float">
            <text:p>16,9812502976</text:p>
          </table:table-cell>
          <table:table-cell office:value-type="float" office:value="16.9813516476445" calcext:value-type="float">
            <text:p>16,9813516476</text:p>
          </table:table-cell>
          <table:table-cell office:value-type="float" office:value="17.0307270209532" calcext:value-type="float">
            <text:p>17,030727021</text:p>
          </table:table-cell>
          <table:table-cell/>
          <table:table-cell office:value-type="float" office:value="0.633" calcext:value-type="float">
            <text:p>0,633</text:p>
          </table:table-cell>
          <table:table-cell office:value-type="float" office:value="16.8716562909072" calcext:value-type="float">
            <text:p>16,8716562909</text:p>
          </table:table-cell>
        </table:table-row>
        <table:table-row table:style-name="ro4">
          <table:table-cell office:value-type="float" office:value="0.635" calcext:value-type="float">
            <text:p>0,635</text:p>
          </table:table-cell>
          <table:table-cell office:value-type="float" office:value="17.2466603024862" calcext:value-type="float">
            <text:p>17,2466603025</text:p>
          </table:table-cell>
          <table:table-cell/>
          <table:table-cell office:value-type="float" office:value="0.635" calcext:value-type="float">
            <text:p>0,635</text:p>
          </table:table-cell>
          <table:table-cell office:value-type="float" office:value="17.1819938557981" calcext:value-type="float">
            <text:p>17,1819938558</text:p>
          </table:table-cell>
          <table:table-cell/>
          <table:table-cell office:value-type="float" office:value="0.635" calcext:value-type="float">
            <text:p>0,635</text:p>
          </table:table-cell>
          <table:table-cell office:value-type="float" office:value="17.132004295515" calcext:value-type="float">
            <text:p>17,1320042955</text:p>
          </table:table-cell>
          <table:table-cell office:value-type="float" office:value="17.0580772877603" calcext:value-type="float">
            <text:p>17,0580772878</text:p>
          </table:table-cell>
          <table:table-cell office:value-type="float" office:value="17.0176608426783" calcext:value-type="float">
            <text:p>17,0176608427</text:p>
          </table:table-cell>
          <table:table-cell office:value-type="float" office:value="16.9963382312266" calcext:value-type="float">
            <text:p>16,9963382312</text:p>
          </table:table-cell>
          <table:table-cell office:value-type="float" office:value="16.9874818702052" calcext:value-type="float">
            <text:p>16,9874818702</text:p>
          </table:table-cell>
          <table:table-cell office:value-type="float" office:value="16.9873600019956" calcext:value-type="float">
            <text:p>16,987360002</text:p>
          </table:table-cell>
          <table:table-cell office:value-type="float" office:value="17.0350418209784" calcext:value-type="float">
            <text:p>17,035041821</text:p>
          </table:table-cell>
          <table:table-cell/>
          <table:table-cell office:value-type="float" office:value="0.635" calcext:value-type="float">
            <text:p>0,635</text:p>
          </table:table-cell>
          <table:table-cell office:value-type="float" office:value="16.8685064132601" calcext:value-type="float">
            <text:p>16,8685064133</text:p>
          </table:table-cell>
        </table:table-row>
        <table:table-row table:style-name="ro4">
          <table:table-cell office:value-type="float" office:value="0.637" calcext:value-type="float">
            <text:p>0,637</text:p>
          </table:table-cell>
          <table:table-cell office:value-type="float" office:value="17.2477353116747" calcext:value-type="float">
            <text:p>17,2477353117</text:p>
          </table:table-cell>
          <table:table-cell/>
          <table:table-cell office:value-type="float" office:value="0.637" calcext:value-type="float">
            <text:p>0,637</text:p>
          </table:table-cell>
          <table:table-cell office:value-type="float" office:value="17.1841465034342" calcext:value-type="float">
            <text:p>17,1841465034</text:p>
          </table:table-cell>
          <table:table-cell/>
          <table:table-cell office:value-type="float" office:value="0.637" calcext:value-type="float">
            <text:p>0,637</text:p>
          </table:table-cell>
          <table:table-cell office:value-type="float" office:value="17.1356101607676" calcext:value-type="float">
            <text:p>17,1356101608</text:p>
          </table:table-cell>
          <table:table-cell office:value-type="float" office:value="17.0632106270036" calcext:value-type="float">
            <text:p>17,063210627</text:p>
          </table:table-cell>
          <table:table-cell office:value-type="float" office:value="17.0235188577232" calcext:value-type="float">
            <text:p>17,0235188577</text:p>
          </table:table-cell>
          <table:table-cell office:value-type="float" office:value="17.0024642255846" calcext:value-type="float">
            <text:p>17,0024642256</text:p>
          </table:table-cell>
          <table:table-cell office:value-type="float" office:value="16.9935873390636" calcext:value-type="float">
            <text:p>16,9935873391</text:p>
          </table:table-cell>
          <table:table-cell office:value-type="float" office:value="16.9932568084265" calcext:value-type="float">
            <text:p>16,9932568084</text:p>
          </table:table-cell>
          <table:table-cell office:value-type="float" office:value="17.0393071828506" calcext:value-type="float">
            <text:p>17,0393071829</text:p>
          </table:table-cell>
          <table:table-cell/>
          <table:table-cell office:value-type="float" office:value="0.637" calcext:value-type="float">
            <text:p>0,637</text:p>
          </table:table-cell>
          <table:table-cell office:value-type="float" office:value="16.8661661000265" calcext:value-type="float">
            <text:p>16,8661661</text:p>
          </table:table-cell>
        </table:table-row>
        <table:table-row table:style-name="ro4">
          <table:table-cell office:value-type="float" office:value="0.639" calcext:value-type="float">
            <text:p>0,639</text:p>
          </table:table-cell>
          <table:table-cell office:value-type="float" office:value="17.2487897452257" calcext:value-type="float">
            <text:p>17,2487897452</text:p>
          </table:table-cell>
          <table:table-cell/>
          <table:table-cell office:value-type="float" office:value="0.639" calcext:value-type="float">
            <text:p>0,639</text:p>
          </table:table-cell>
          <table:table-cell office:value-type="float" office:value="17.1862616522982" calcext:value-type="float">
            <text:p>17,1862616523</text:p>
          </table:table-cell>
          <table:table-cell/>
          <table:table-cell office:value-type="float" office:value="0.639" calcext:value-type="float">
            <text:p>0,639</text:p>
          </table:table-cell>
          <table:table-cell office:value-type="float" office:value="17.1391279906579" calcext:value-type="float">
            <text:p>17,1391279907</text:p>
          </table:table-cell>
          <table:table-cell office:value-type="float" office:value="17.0682202031871" calcext:value-type="float">
            <text:p>17,0682202032</text:p>
          </table:table-cell>
          <table:table-cell office:value-type="float" office:value="17.029241582462" calcext:value-type="float">
            <text:p>17,0292415825</text:p>
          </table:table-cell>
          <table:table-cell office:value-type="float" office:value="17.0084568075103" calcext:value-type="float">
            <text:p>17,0084568075</text:p>
          </table:table-cell>
          <table:table-cell office:value-type="float" office:value="16.9995689955969" calcext:value-type="float">
            <text:p>16,9995689956</text:p>
          </table:table-cell>
          <table:table-cell office:value-type="float" office:value="16.999043555146" calcext:value-type="float">
            <text:p>16,9990435551</text:p>
          </table:table-cell>
          <table:table-cell office:value-type="float" office:value="17.0435223139216" calcext:value-type="float">
            <text:p>17,0435223139</text:p>
          </table:table-cell>
          <table:table-cell/>
          <table:table-cell office:value-type="float" office:value="0.639" calcext:value-type="float">
            <text:p>0,639</text:p>
          </table:table-cell>
          <table:table-cell office:value-type="float" office:value="16.8645515290232" calcext:value-type="float">
            <text:p>16,864551529</text:p>
          </table:table-cell>
        </table:table-row>
        <table:table-row table:style-name="ro4">
          <table:table-cell office:value-type="float" office:value="0.641" calcext:value-type="float">
            <text:p>0,641</text:p>
          </table:table-cell>
          <table:table-cell office:value-type="float" office:value="17.2498240002236" calcext:value-type="float">
            <text:p>17,2498240002</text:p>
          </table:table-cell>
          <table:table-cell/>
          <table:table-cell office:value-type="float" office:value="0.641" calcext:value-type="float">
            <text:p>0,641</text:p>
          </table:table-cell>
          <table:table-cell office:value-type="float" office:value="17.1883398677095" calcext:value-type="float">
            <text:p>17,1883398677</text:p>
          </table:table-cell>
          <table:table-cell/>
          <table:table-cell office:value-type="float" office:value="0.641" calcext:value-type="float">
            <text:p>0,641</text:p>
          </table:table-cell>
          <table:table-cell office:value-type="float" office:value="17.1425603858797" calcext:value-type="float">
            <text:p>17,1425603859</text:p>
          </table:table-cell>
          <table:table-cell office:value-type="float" office:value="17.0731095187814" calcext:value-type="float">
            <text:p>17,0731095188</text:p>
          </table:table-cell>
          <table:table-cell office:value-type="float" office:value="17.0348324977655" calcext:value-type="float">
            <text:p>17,0348324978</text:p>
          </table:table-cell>
          <table:table-cell office:value-type="float" office:value="17.0143189647375" calcext:value-type="float">
            <text:p>17,0143189647</text:p>
          </table:table-cell>
          <table:table-cell office:value-type="float" office:value="17.0054291198204" calcext:value-type="float">
            <text:p>17,0054291198</text:p>
          </table:table-cell>
          <table:table-cell office:value-type="float" office:value="17.0047217617454" calcext:value-type="float">
            <text:p>17,0047217617</text:p>
          </table:table-cell>
          <table:table-cell office:value-type="float" office:value="17.0476865249634" calcext:value-type="float">
            <text:p>17,047686525</text:p>
          </table:table-cell>
          <table:table-cell/>
          <table:table-cell office:value-type="float" office:value="0.641" calcext:value-type="float">
            <text:p>0,641</text:p>
          </table:table-cell>
          <table:table-cell office:value-type="float" office:value="16.8635893808695" calcext:value-type="float">
            <text:p>16,8635893809</text:p>
          </table:table-cell>
        </table:table-row>
        <table:table-row table:style-name="ro4">
          <table:table-cell office:value-type="float" office:value="0.643" calcext:value-type="float">
            <text:p>0,643</text:p>
          </table:table-cell>
          <table:table-cell office:value-type="float" office:value="17.2508384658694" calcext:value-type="float">
            <text:p>17,2508384659</text:p>
          </table:table-cell>
          <table:table-cell/>
          <table:table-cell office:value-type="float" office:value="0.643" calcext:value-type="float">
            <text:p>0,643</text:p>
          </table:table-cell>
          <table:table-cell office:value-type="float" office:value="17.1903817102557" calcext:value-type="float">
            <text:p>17,1903817103</text:p>
          </table:table-cell>
          <table:table-cell/>
          <table:table-cell office:value-type="float" office:value="0.643" calcext:value-type="float">
            <text:p>0,643</text:p>
          </table:table-cell>
          <table:table-cell office:value-type="float" office:value="17.1459098483142" calcext:value-type="float">
            <text:p>17,1459098483</text:p>
          </table:table-cell>
          <table:table-cell office:value-type="float" office:value="17.0778819554052" calcext:value-type="float">
            <text:p>17,0778819554</text:p>
          </table:table-cell>
          <table:table-cell office:value-type="float" office:value="17.0402949859874" calcext:value-type="float">
            <text:p>17,040294986</text:p>
          </table:table-cell>
          <table:table-cell office:value-type="float" office:value="17.0200536278022" calcext:value-type="float">
            <text:p>17,0200536278</text:p>
          </table:table-cell>
          <table:table-cell office:value-type="float" office:value="17.0111699799145" calcext:value-type="float">
            <text:p>17,0111699799</text:p>
          </table:table-cell>
          <table:table-cell office:value-type="float" office:value="17.0102929766915" calcext:value-type="float">
            <text:p>17,0102929767</text:p>
          </table:table-cell>
          <table:table-cell office:value-type="float" office:value="17.0517992290417" calcext:value-type="float">
            <text:p>17,051799229</text:p>
          </table:table-cell>
          <table:table-cell/>
          <table:table-cell office:value-type="float" office:value="0.643" calcext:value-type="float">
            <text:p>0,643</text:p>
          </table:table-cell>
          <table:table-cell office:value-type="float" office:value="16.8632150765684" calcext:value-type="float">
            <text:p>16,8632150766</text:p>
          </table:table-cell>
        </table:table-row>
        <table:table-row table:style-name="ro4">
          <table:table-cell office:value-type="float" office:value="0.645" calcext:value-type="float">
            <text:p>0,645</text:p>
          </table:table-cell>
          <table:table-cell office:value-type="float" office:value="17.2518335277385" calcext:value-type="float">
            <text:p>17,2518335277</text:p>
          </table:table-cell>
          <table:table-cell/>
          <table:table-cell office:value-type="float" office:value="0.645" calcext:value-type="float">
            <text:p>0,645</text:p>
          </table:table-cell>
          <table:table-cell office:value-type="float" office:value="17.1923877397659" calcext:value-type="float">
            <text:p>17,1923877398</text:p>
          </table:table-cell>
          <table:table-cell/>
          <table:table-cell office:value-type="float" office:value="0.645" calcext:value-type="float">
            <text:p>0,645</text:p>
          </table:table-cell>
          <table:table-cell office:value-type="float" office:value="17.1491787886606" calcext:value-type="float">
            <text:p>17,1491787887</text:p>
          </table:table-cell>
          <table:table-cell office:value-type="float" office:value="17.0825407811241" calcext:value-type="float">
            <text:p>17,0825407811</text:p>
          </table:table-cell>
          <table:table-cell office:value-type="float" office:value="17.0456323356534" calcext:value-type="float">
            <text:p>17,0456323357</text:p>
          </table:table-cell>
          <table:table-cell office:value-type="float" office:value="17.0256636714787" calcext:value-type="float">
            <text:p>17,0256636715</text:p>
          </table:table-cell>
          <table:table-cell office:value-type="float" office:value="17.0167938307624" calcext:value-type="float">
            <text:p>17,0167938308</text:p>
          </table:table-cell>
          <table:table-cell office:value-type="float" office:value="17.0157587738136" calcext:value-type="float">
            <text:p>17,0157587738</text:p>
          </table:table-cell>
          <table:table-cell office:value-type="float" office:value="17.0558599383304" calcext:value-type="float">
            <text:p>17,0558599383</text:p>
          </table:table-cell>
          <table:table-cell/>
          <table:table-cell office:value-type="float" office:value="0.645" calcext:value-type="float">
            <text:p>0,645</text:p>
          </table:table-cell>
          <table:table-cell office:value-type="float" office:value="16.8633713814301" calcext:value-type="float">
            <text:p>16,8633713814</text:p>
          </table:table-cell>
        </table:table-row>
        <table:table-row table:style-name="ro4">
          <table:table-cell office:value-type="float" office:value="0.647" calcext:value-type="float">
            <text:p>0,647</text:p>
          </table:table-cell>
          <table:table-cell office:value-type="float" office:value="17.2528095576945" calcext:value-type="float">
            <text:p>17,2528095577</text:p>
          </table:table-cell>
          <table:table-cell/>
          <table:table-cell office:value-type="float" office:value="0.647" calcext:value-type="float">
            <text:p>0,647</text:p>
          </table:table-cell>
          <table:table-cell office:value-type="float" office:value="17.1943585046332" calcext:value-type="float">
            <text:p>17,1943585046</text:p>
          </table:table-cell>
          <table:table-cell/>
          <table:table-cell office:value-type="float" office:value="0.647" calcext:value-type="float">
            <text:p>0,647</text:p>
          </table:table-cell>
          <table:table-cell office:value-type="float" office:value="17.1523695234072" calcext:value-type="float">
            <text:p>17,1523695234</text:p>
          </table:table-cell>
          <table:table-cell office:value-type="float" office:value="17.0870891485561" calcext:value-type="float">
            <text:p>17,0870891486</text:p>
          </table:table-cell>
          <table:table-cell office:value-type="float" office:value="17.0508477377369" calcext:value-type="float">
            <text:p>17,0508477377</text:p>
          </table:table-cell>
          <table:table-cell office:value-type="float" office:value="17.0311519082569" calcext:value-type="float">
            <text:p>17,0311519083</text:p>
          </table:table-cell>
          <table:table-cell office:value-type="float" office:value="17.022302904678" calcext:value-type="float">
            <text:p>17,0223029047</text:p>
          </table:table-cell>
          <table:table-cell office:value-type="float" office:value="17.0211207407989" calcext:value-type="float">
            <text:p>17,0211207408</text:p>
          </table:table-cell>
          <table:table-cell office:value-type="float" office:value="17.0598682474511" calcext:value-type="float">
            <text:p>17,0598682475</text:p>
          </table:table-cell>
          <table:table-cell/>
          <table:table-cell office:value-type="float" office:value="0.647" calcext:value-type="float">
            <text:p>0,647</text:p>
          </table:table-cell>
          <table:table-cell office:value-type="float" office:value="16.8640072741575" calcext:value-type="float">
            <text:p>16,8640072742</text:p>
          </table:table-cell>
        </table:table-row>
        <table:table-row table:style-name="ro4">
          <table:table-cell office:value-type="float" office:value="0.649" calcext:value-type="float">
            <text:p>0,649</text:p>
          </table:table-cell>
          <table:table-cell office:value-type="float" office:value="17.2537669225449" calcext:value-type="float">
            <text:p>17,2537669225</text:p>
          </table:table-cell>
          <table:table-cell/>
          <table:table-cell office:value-type="float" office:value="0.649" calcext:value-type="float">
            <text:p>0,649</text:p>
          </table:table-cell>
          <table:table-cell office:value-type="float" office:value="17.1962945503298" calcext:value-type="float">
            <text:p>17,1962945503</text:p>
          </table:table-cell>
          <table:table-cell/>
          <table:table-cell office:value-type="float" office:value="0.649" calcext:value-type="float">
            <text:p>0,649</text:p>
          </table:table-cell>
          <table:table-cell office:value-type="float" office:value="17.1554842851697" calcext:value-type="float">
            <text:p>17,1554842852</text:p>
          </table:table-cell>
          <table:table-cell office:value-type="float" office:value="17.0915301046019" calcext:value-type="float">
            <text:p>17,0915301046</text:p>
          </table:table-cell>
          <table:table-cell office:value-type="float" office:value="17.0559442930675" calcext:value-type="float">
            <text:p>17,0559442931</text:p>
          </table:table-cell>
          <table:table-cell office:value-type="float" office:value="17.0365210929204" calcext:value-type="float">
            <text:p>17,0365210929</text:p>
          </table:table-cell>
          <table:table-cell office:value-type="float" office:value="17.0276994134601" calcext:value-type="float">
            <text:p>17,0276994135</text:p>
          </table:table-cell>
          <table:table-cell office:value-type="float" office:value="17.0263804794747" calcext:value-type="float">
            <text:p>17,0263804795</text:p>
          </table:table-cell>
          <table:table-cell office:value-type="float" office:value="17.0638238354361" calcext:value-type="float">
            <text:p>17,0638238354</text:p>
          </table:table-cell>
          <table:table-cell/>
          <table:table-cell office:value-type="float" office:value="0.649" calcext:value-type="float">
            <text:p>0,649</text:p>
          </table:table-cell>
          <table:table-cell office:value-type="float" office:value="16.8650770502541" calcext:value-type="float">
            <text:p>16,8650770503</text:p>
          </table:table-cell>
        </table:table-row>
        <table:table-row table:style-name="ro4">
          <table:table-cell office:value-type="float" office:value="0.651" calcext:value-type="float">
            <text:p>0,651</text:p>
          </table:table-cell>
          <table:table-cell office:value-type="float" office:value="17.2547059822219" calcext:value-type="float">
            <text:p>17,2547059822</text:p>
          </table:table-cell>
          <table:table-cell/>
          <table:table-cell office:value-type="float" office:value="0.651" calcext:value-type="float">
            <text:p>0,651</text:p>
          </table:table-cell>
          <table:table-cell office:value-type="float" office:value="17.1981964172319" calcext:value-type="float">
            <text:p>17,1981964172</text:p>
          </table:table-cell>
          <table:table-cell/>
          <table:table-cell office:value-type="float" office:value="0.651" calcext:value-type="float">
            <text:p>0,651</text:p>
          </table:table-cell>
          <table:table-cell office:value-type="float" office:value="17.1585252251792" calcext:value-type="float">
            <text:p>17,1585252252</text:p>
          </table:table-cell>
          <table:table-cell office:value-type="float" office:value="17.0958665933831" calcext:value-type="float">
            <text:p>17,0958665934</text:p>
          </table:table-cell>
          <table:table-cell office:value-type="float" office:value="17.0609250135361" calcext:value-type="float">
            <text:p>17,0609250135</text:p>
          </table:table-cell>
          <table:table-cell office:value-type="float" office:value="17.0417739212813" calcext:value-type="float">
            <text:p>17,0417739213</text:p>
          </table:table-cell>
          <table:table-cell office:value-type="float" office:value="17.0329855447443" calcext:value-type="float">
            <text:p>17,0329855447</text:p>
          </table:table-cell>
          <table:table-cell office:value-type="float" office:value="17.031539600281" calcext:value-type="float">
            <text:p>17,0315396003</text:p>
          </table:table-cell>
          <table:table-cell office:value-type="float" office:value="17.067726457915" calcext:value-type="float">
            <text:p>17,0677264579</text:p>
          </table:table-cell>
          <table:table-cell/>
          <table:table-cell office:value-type="float" office:value="0.651" calcext:value-type="float">
            <text:p>0,651</text:p>
          </table:table-cell>
          <table:table-cell office:value-type="float" office:value="16.8665395816926" calcext:value-type="float">
            <text:p>16,8665395817</text:p>
          </table:table-cell>
        </table:table-row>
        <table:table-row table:style-name="ro4">
          <table:table-cell office:value-type="float" office:value="0.653" calcext:value-type="float">
            <text:p>0,653</text:p>
          </table:table-cell>
          <table:table-cell office:value-type="float" office:value="17.2556270877258" calcext:value-type="float">
            <text:p>17,2556270877</text:p>
          </table:table-cell>
          <table:table-cell/>
          <table:table-cell office:value-type="float" office:value="0.653" calcext:value-type="float">
            <text:p>0,653</text:p>
          </table:table-cell>
          <table:table-cell office:value-type="float" office:value="17.2000646382171" calcext:value-type="float">
            <text:p>17,2000646382</text:p>
          </table:table-cell>
          <table:table-cell/>
          <table:table-cell office:value-type="float" office:value="0.653" calcext:value-type="float">
            <text:p>0,653</text:p>
          </table:table-cell>
          <table:table-cell office:value-type="float" office:value="17.1614944154145" calcext:value-type="float">
            <text:p>17,1614944154</text:p>
          </table:table-cell>
          <table:table-cell office:value-type="float" office:value="17.1001014589005" calcext:value-type="float">
            <text:p>17,1001014589</text:p>
          </table:table-cell>
          <table:table-cell office:value-type="float" office:value="17.065792823206" calcext:value-type="float">
            <text:p>17,0657928232</text:p>
          </table:table-cell>
          <table:table-cell office:value-type="float" office:value="17.0469130290194" calcext:value-type="float">
            <text:p>17,046913029</text:p>
          </table:table-cell>
          <table:table-cell office:value-type="float" office:value="17.0381634586078" calcext:value-type="float">
            <text:p>17,0381634586</text:p>
          </table:table-cell>
          <table:table-cell office:value-type="float" office:value="17.0365997170806" calcext:value-type="float">
            <text:p>17,0365997171</text:p>
          </table:table-cell>
          <table:table-cell office:value-type="float" office:value="17.071575939448" calcext:value-type="float">
            <text:p>17,0715759394</text:p>
          </table:table-cell>
          <table:table-cell/>
          <table:table-cell office:value-type="float" office:value="0.653" calcext:value-type="float">
            <text:p>0,653</text:p>
          </table:table-cell>
          <table:table-cell office:value-type="float" office:value="16.8683577073586" calcext:value-type="float">
            <text:p>16,8683577074</text:p>
          </table:table-cell>
        </table:table-row>
        <table:table-row table:style-name="ro4">
          <table:table-cell office:value-type="float" office:value="0.655" calcext:value-type="float">
            <text:p>0,655</text:p>
          </table:table-cell>
          <table:table-cell office:value-type="float" office:value="17.2565305818334" calcext:value-type="float">
            <text:p>17,2565305818</text:p>
          </table:table-cell>
          <table:table-cell/>
          <table:table-cell office:value-type="float" office:value="0.655" calcext:value-type="float">
            <text:p>0,655</text:p>
          </table:table-cell>
          <table:table-cell office:value-type="float" office:value="17.2018997391108" calcext:value-type="float">
            <text:p>17,2018997391</text:p>
          </table:table-cell>
          <table:table-cell/>
          <table:table-cell office:value-type="float" office:value="0.655" calcext:value-type="float">
            <text:p>0,655</text:p>
          </table:table-cell>
          <table:table-cell office:value-type="float" office:value="17.164393852532" calcext:value-type="float">
            <text:p>17,1643938525</text:p>
          </table:table-cell>
          <table:table-cell office:value-type="float" office:value="17.1042374492572" calcext:value-type="float">
            <text:p>17,1042374493</text:p>
          </table:table-cell>
          <table:table-cell office:value-type="float" office:value="17.0705505610413" calcext:value-type="float">
            <text:p>17,070550561</text:p>
          </table:table-cell>
          <table:table-cell office:value-type="float" office:value="17.0519409922788" calcext:value-type="float">
            <text:p>17,0519409923</text:p>
          </table:table-cell>
          <table:table-cell office:value-type="float" office:value="17.0432352860883" calcext:value-type="float">
            <text:p>17,0432352861</text:p>
          </table:table-cell>
          <table:table-cell office:value-type="float" office:value="17.0415624440243" calcext:value-type="float">
            <text:p>17,041562444</text:p>
          </table:table-cell>
          <table:table-cell office:value-type="float" office:value="17.0753721688927" calcext:value-type="float">
            <text:p>17,0753721689</text:p>
          </table:table-cell>
          <table:table-cell/>
          <table:table-cell office:value-type="float" office:value="0.655" calcext:value-type="float">
            <text:p>0,655</text:p>
          </table:table-cell>
          <table:table-cell office:value-type="float" office:value="16.8704977301197" calcext:value-type="float">
            <text:p>16,8704977301</text:p>
          </table:table-cell>
        </table:table-row>
        <table:table-row table:style-name="ro4">
          <table:table-cell office:value-type="float" office:value="0.657" calcext:value-type="float">
            <text:p>0,657</text:p>
          </table:table-cell>
          <table:table-cell office:value-type="float" office:value="17.2574167974176" calcext:value-type="float">
            <text:p>17,2574167974</text:p>
          </table:table-cell>
          <table:table-cell/>
          <table:table-cell office:value-type="float" office:value="0.657" calcext:value-type="float">
            <text:p>0,657</text:p>
          </table:table-cell>
          <table:table-cell office:value-type="float" office:value="17.203702236701" calcext:value-type="float">
            <text:p>17,2037022367</text:p>
          </table:table-cell>
          <table:table-cell/>
          <table:table-cell office:value-type="float" office:value="0.657" calcext:value-type="float">
            <text:p>0,657</text:p>
          </table:table-cell>
          <table:table-cell office:value-type="float" office:value="17.1672254599083" calcext:value-type="float">
            <text:p>17,1672254599</text:p>
          </table:table-cell>
          <table:table-cell office:value-type="float" office:value="17.1082772192619" calcext:value-type="float">
            <text:p>17,1082772193</text:p>
          </table:table-cell>
          <table:table-cell office:value-type="float" office:value="17.0752009822505" calcext:value-type="float">
            <text:p>17,0752009823</text:p>
          </table:table-cell>
          <table:table-cell office:value-type="float" office:value="17.0568603270769" calcext:value-type="float">
            <text:p>17,0568603271</text:p>
          </table:table-cell>
          <table:table-cell office:value-type="float" office:value="17.0482031266388" calcext:value-type="float">
            <text:p>17,0482031266</text:p>
          </table:table-cell>
          <table:table-cell office:value-type="float" office:value="17.0464293913891" calcext:value-type="float">
            <text:p>17,0464293914</text:p>
          </table:table-cell>
          <table:table-cell office:value-type="float" office:value="17.0791150927841" calcext:value-type="float">
            <text:p>17,0791150928</text:p>
          </table:table-cell>
          <table:table-cell/>
          <table:table-cell office:value-type="float" office:value="0.657" calcext:value-type="float">
            <text:p>0,657</text:p>
          </table:table-cell>
          <table:table-cell office:value-type="float" office:value="16.8729289942762" calcext:value-type="float">
            <text:p>16,8729289943</text:p>
          </table:table-cell>
        </table:table-row>
        <table:table-row table:style-name="ro4">
          <table:table-cell office:value-type="float" office:value="0.659" calcext:value-type="float">
            <text:p>0,659</text:p>
          </table:table-cell>
          <table:table-cell office:value-type="float" office:value="17.2582860657795" calcext:value-type="float">
            <text:p>17,2582860658</text:p>
          </table:table-cell>
          <table:table-cell/>
          <table:table-cell office:value-type="float" office:value="0.659" calcext:value-type="float">
            <text:p>0,659</text:p>
          </table:table-cell>
          <table:table-cell office:value-type="float" office:value="17.2054726470381" calcext:value-type="float">
            <text:p>17,205472647</text:p>
          </table:table-cell>
          <table:table-cell/>
          <table:table-cell office:value-type="float" office:value="0.659" calcext:value-type="float">
            <text:p>0,659</text:p>
          </table:table-cell>
          <table:table-cell office:value-type="float" office:value="17.169991096605" calcext:value-type="float">
            <text:p>17,1699910966</text:p>
          </table:table-cell>
          <table:table-cell office:value-type="float" office:value="17.1122233389669" calcext:value-type="float">
            <text:p>17,112223339</text:p>
          </table:table-cell>
          <table:table-cell office:value-type="float" office:value="17.0797467653076" calcext:value-type="float">
            <text:p>17,0797467653</text:p>
          </table:table-cell>
          <table:table-cell office:value-type="float" office:value="17.0616734944098" calcext:value-type="float">
            <text:p>17,0616734944</text:p>
          </table:table-cell>
          <table:table-cell office:value-type="float" office:value="17.0530690514489" calcext:value-type="float">
            <text:p>17,0530690514</text:p>
          </table:table-cell>
          <table:table-cell office:value-type="float" office:value="17.0512021675756" calcext:value-type="float">
            <text:p>17,0512021676</text:p>
          </table:table-cell>
          <table:table-cell office:value-type="float" office:value="17.0828047187264" calcext:value-type="float">
            <text:p>17,0828047187</text:p>
          </table:table-cell>
          <table:table-cell/>
          <table:table-cell office:value-type="float" office:value="0.659" calcext:value-type="float">
            <text:p>0,659</text:p>
          </table:table-cell>
          <table:table-cell office:value-type="float" office:value="16.8756235401212" calcext:value-type="float">
            <text:p>16,8756235401</text:p>
          </table:table-cell>
        </table:table-row>
        <table:table-row table:style-name="ro4">
          <table:table-cell office:value-type="float" office:value="0.661" calcext:value-type="float">
            <text:p>0,661</text:p>
          </table:table-cell>
          <table:table-cell office:value-type="float" office:value="17.2591387082922" calcext:value-type="float">
            <text:p>17,2591387083</text:p>
          </table:table-cell>
          <table:table-cell/>
          <table:table-cell office:value-type="float" office:value="0.661" calcext:value-type="float">
            <text:p>0,661</text:p>
          </table:table-cell>
          <table:table-cell office:value-type="float" office:value="17.2072114766429" calcext:value-type="float">
            <text:p>17,2072114766</text:p>
          </table:table-cell>
          <table:table-cell/>
          <table:table-cell office:value-type="float" office:value="0.661" calcext:value-type="float">
            <text:p>0,661</text:p>
          </table:table-cell>
          <table:table-cell office:value-type="float" office:value="17.1726925543004" calcext:value-type="float">
            <text:p>17,1726925543</text:p>
          </table:table-cell>
          <table:table-cell office:value-type="float" office:value="17.1160782918659" calcext:value-type="float">
            <text:p>17,1160782919</text:p>
          </table:table-cell>
          <table:table-cell office:value-type="float" office:value="17.0841905093913" calcext:value-type="float">
            <text:p>17,0841905094</text:p>
          </table:table-cell>
          <table:table-cell office:value-type="float" office:value="17.0663828961377" calcext:value-type="float">
            <text:p>17,0663828961</text:p>
          </table:table-cell>
          <table:table-cell office:value-type="float" office:value="17.0578350975974" calcext:value-type="float">
            <text:p>17,0578350976</text:p>
          </table:table-cell>
          <table:table-cell office:value-type="float" office:value="17.0558823716652" calcext:value-type="float">
            <text:p>17,0558823717</text:p>
          </table:table-cell>
          <table:table-cell office:value-type="float" office:value="17.0864411028976" calcext:value-type="float">
            <text:p>17,0864411029</text:p>
          </table:table-cell>
          <table:table-cell/>
          <table:table-cell office:value-type="float" office:value="0.661" calcext:value-type="float">
            <text:p>0,661</text:p>
          </table:table-cell>
          <table:table-cell office:value-type="float" office:value="16.8785557952176" calcext:value-type="float">
            <text:p>16,8785557952</text:p>
          </table:table-cell>
        </table:table-row>
        <table:table-row table:style-name="ro4">
          <table:table-cell office:value-type="float" office:value="0.663" calcext:value-type="float">
            <text:p>0,663</text:p>
          </table:table-cell>
          <table:table-cell office:value-type="float" office:value="17.2599750433396" calcext:value-type="float">
            <text:p>17,2599750433</text:p>
          </table:table-cell>
          <table:table-cell/>
          <table:table-cell office:value-type="float" office:value="0.663" calcext:value-type="float">
            <text:p>0,663</text:p>
          </table:table-cell>
          <table:table-cell office:value-type="float" office:value="17.2089192294116" calcext:value-type="float">
            <text:p>17,2089192294</text:p>
          </table:table-cell>
          <table:table-cell/>
          <table:table-cell office:value-type="float" office:value="0.663" calcext:value-type="float">
            <text:p>0,663</text:p>
          </table:table-cell>
          <table:table-cell office:value-type="float" office:value="17.1753315649242" calcext:value-type="float">
            <text:p>17,1753315649</text:p>
          </table:table-cell>
          <table:table-cell office:value-type="float" office:value="17.1198444822677" calcext:value-type="float">
            <text:p>17,1198444823</text:p>
          </table:table-cell>
          <table:table-cell office:value-type="float" office:value="17.0885347405163" calcext:value-type="float">
            <text:p>17,0885347405</text:p>
          </table:table-cell>
          <table:table-cell office:value-type="float" office:value="17.0709908794874" calcext:value-type="float">
            <text:p>17,0709908795</text:p>
          </table:table-cell>
          <table:table-cell office:value-type="float" office:value="17.0625032709948" calcext:value-type="float">
            <text:p>17,062503271</text:p>
          </table:table-cell>
          <table:table-cell office:value-type="float" office:value="17.0604715951647" calcext:value-type="float">
            <text:p>17,0604715952</text:p>
          </table:table-cell>
          <table:table-cell office:value-type="float" office:value="17.0900243526495" calcext:value-type="float">
            <text:p>17,0900243526</text:p>
          </table:table-cell>
          <table:table-cell/>
          <table:table-cell office:value-type="float" office:value="0.663" calcext:value-type="float">
            <text:p>0,663</text:p>
          </table:table-cell>
          <table:table-cell office:value-type="float" office:value="16.8817023257064" calcext:value-type="float">
            <text:p>16,8817023257</text:p>
          </table:table-cell>
        </table:table-row>
        <table:table-row table:style-name="ro4">
          <table:table-cell office:value-type="float" office:value="0.665" calcext:value-type="float">
            <text:p>0,665</text:p>
          </table:table-cell>
          <table:table-cell office:value-type="float" office:value="17.2607953737992" calcext:value-type="float">
            <text:p>17,2607953738</text:p>
          </table:table-cell>
          <table:table-cell/>
          <table:table-cell office:value-type="float" office:value="0.665" calcext:value-type="float">
            <text:p>0,665</text:p>
          </table:table-cell>
          <table:table-cell office:value-type="float" office:value="17.2105963935717" calcext:value-type="float">
            <text:p>17,2105963936</text:p>
          </table:table-cell>
          <table:table-cell/>
          <table:table-cell office:value-type="float" office:value="0.665" calcext:value-type="float">
            <text:p>0,665</text:p>
          </table:table-cell>
          <table:table-cell office:value-type="float" office:value="17.1779097944313" calcext:value-type="float">
            <text:p>17,1779097944</text:p>
          </table:table-cell>
          <table:table-cell office:value-type="float" office:value="17.1235242308053" calcext:value-type="float">
            <text:p>17,1235242308</text:p>
          </table:table-cell>
          <table:table-cell office:value-type="float" office:value="17.0927819066483" calcext:value-type="float">
            <text:p>17,0927819066</text:p>
          </table:table-cell>
          <table:table-cell office:value-type="float" office:value="17.0754997309103" calcext:value-type="float">
            <text:p>17,0754997309</text:p>
          </table:table-cell>
          <table:table-cell office:value-type="float" office:value="17.0670755386998" calcext:value-type="float">
            <text:p>17,0670755387</text:p>
          </table:table-cell>
          <table:table-cell office:value-type="float" office:value="17.0649714127745" calcext:value-type="float">
            <text:p>17,0649714128</text:p>
          </table:table-cell>
          <table:table-cell office:value-type="float" office:value="17.093554610518" calcext:value-type="float">
            <text:p>17,0935546105</text:p>
          </table:table-cell>
          <table:table-cell/>
          <table:table-cell office:value-type="float" office:value="0.665" calcext:value-type="float">
            <text:p>0,665</text:p>
          </table:table-cell>
          <table:table-cell office:value-type="float" office:value="16.8850416035901" calcext:value-type="float">
            <text:p>16,8850416036</text:p>
          </table:table-cell>
        </table:table-row>
        <table:table-row table:style-name="ro4">
          <table:table-cell office:value-type="float" office:value="0.667" calcext:value-type="float">
            <text:p>0,667</text:p>
          </table:table-cell>
          <table:table-cell office:value-type="float" office:value="17.2616000043599" calcext:value-type="float">
            <text:p>17,2616000044</text:p>
          </table:table-cell>
          <table:table-cell/>
          <table:table-cell office:value-type="float" office:value="0.667" calcext:value-type="float">
            <text:p>0,667</text:p>
          </table:table-cell>
          <table:table-cell office:value-type="float" office:value="17.2122434592699" calcext:value-type="float">
            <text:p>17,2122434593</text:p>
          </table:table-cell>
          <table:table-cell/>
          <table:table-cell office:value-type="float" office:value="0.667" calcext:value-type="float">
            <text:p>0,667</text:p>
          </table:table-cell>
          <table:table-cell office:value-type="float" office:value="17.1804288574311" calcext:value-type="float">
            <text:p>17,1804288574</text:p>
          </table:table-cell>
          <table:table-cell office:value-type="float" office:value="17.1271197877473" calcext:value-type="float">
            <text:p>17,1271197877</text:p>
          </table:table-cell>
          <table:table-cell office:value-type="float" office:value="17.0969343895518" calcext:value-type="float">
            <text:p>17,0969343896</text:p>
          </table:table-cell>
          <table:table-cell office:value-type="float" office:value="17.0799116863937" calcext:value-type="float">
            <text:p>17,0799116864</text:p>
          </table:table-cell>
          <table:table-cell office:value-type="float" office:value="17.0715538379186" calcext:value-type="float">
            <text:p>17,0715538379</text:p>
          </table:table-cell>
          <table:table-cell office:value-type="float" office:value="17.0693833905595" calcext:value-type="float">
            <text:p>17,0693833906</text:p>
          </table:table-cell>
          <table:table-cell office:value-type="float" office:value="17.0970320673675" calcext:value-type="float">
            <text:p>17,0970320674</text:p>
          </table:table-cell>
          <table:table-cell/>
          <table:table-cell office:value-type="float" office:value="0.667" calcext:value-type="float">
            <text:p>0,667</text:p>
          </table:table-cell>
          <table:table-cell office:value-type="float" office:value="16.8885538350828" calcext:value-type="float">
            <text:p>16,8885538351</text:p>
          </table:table-cell>
        </table:table-row>
        <table:table-row table:style-name="ro4">
          <table:table-cell office:value-type="float" office:value="0.669" calcext:value-type="float">
            <text:p>0,669</text:p>
          </table:table-cell>
          <table:table-cell office:value-type="float" office:value="17.2623892305793" calcext:value-type="float">
            <text:p>17,2623892306</text:p>
          </table:table-cell>
          <table:table-cell/>
          <table:table-cell office:value-type="float" office:value="0.669" calcext:value-type="float">
            <text:p>0,669</text:p>
          </table:table-cell>
          <table:table-cell office:value-type="float" office:value="17.2138609071702" calcext:value-type="float">
            <text:p>17,2138609072</text:p>
          </table:table-cell>
          <table:table-cell/>
          <table:table-cell office:value-type="float" office:value="0.669" calcext:value-type="float">
            <text:p>0,669</text:p>
          </table:table-cell>
          <table:table-cell office:value-type="float" office:value="17.1828903117998" calcext:value-type="float">
            <text:p>17,1828903118</text:p>
          </table:table-cell>
          <table:table-cell office:value-type="float" office:value="17.1306333291938" calcext:value-type="float">
            <text:p>17,1306333292</text:p>
          </table:table-cell>
          <table:table-cell office:value-type="float" office:value="17.1009945006949" calcext:value-type="float">
            <text:p>17,1009945007</text:p>
          </table:table-cell>
          <table:table-cell office:value-type="float" office:value="17.0842289262961" calcext:value-type="float">
            <text:p>17,0842289263</text:p>
          </table:table-cell>
          <table:table-cell office:value-type="float" office:value="17.0759400694926" calcext:value-type="float">
            <text:p>17,0759400695</text:p>
          </table:table-cell>
          <table:table-cell office:value-type="float" office:value="17.0737090780558" calcext:value-type="float">
            <text:p>17,0737090781</text:p>
          </table:table-cell>
          <table:table-cell office:value-type="float" office:value="17.1004569483913" calcext:value-type="float">
            <text:p>17,1004569484</text:p>
          </table:table-cell>
          <table:table-cell/>
          <table:table-cell office:value-type="float" office:value="0.669" calcext:value-type="float">
            <text:p>0,669</text:p>
          </table:table-cell>
          <table:table-cell office:value-type="float" office:value="16.8922207844054" calcext:value-type="float">
            <text:p>16,8922207844</text:p>
          </table:table-cell>
        </table:table-row>
        <table:table-row table:style-name="ro4">
          <table:table-cell office:value-type="float" office:value="0.671" calcext:value-type="float">
            <text:p>0,671</text:p>
          </table:table-cell>
          <table:table-cell office:value-type="float" office:value="17.2631633409158" calcext:value-type="float">
            <text:p>17,2631633409</text:p>
          </table:table-cell>
          <table:table-cell/>
          <table:table-cell office:value-type="float" office:value="0.671" calcext:value-type="float">
            <text:p>0,671</text:p>
          </table:table-cell>
          <table:table-cell office:value-type="float" office:value="17.2154492103779" calcext:value-type="float">
            <text:p>17,2154492104</text:p>
          </table:table-cell>
          <table:table-cell/>
          <table:table-cell office:value-type="float" office:value="0.671" calcext:value-type="float">
            <text:p>0,671</text:p>
          </table:table-cell>
          <table:table-cell office:value-type="float" office:value="17.1852956623155" calcext:value-type="float">
            <text:p>17,1852956623</text:p>
          </table:table-cell>
          <table:table-cell office:value-type="float" office:value="17.1340669609672" calcext:value-type="float">
            <text:p>17,134066961</text:p>
          </table:table-cell>
          <table:table-cell office:value-type="float" office:value="17.1049644844177" calcext:value-type="float">
            <text:p>17,1049644844</text:p>
          </table:table-cell>
          <table:table-cell office:value-type="float" office:value="17.0884535773698" calcext:value-type="float">
            <text:p>17,0884535774</text:p>
          </table:table-cell>
          <table:table-cell office:value-type="float" office:value="17.0802360987142" calcext:value-type="float">
            <text:p>17,0802360987</text:p>
          </table:table-cell>
          <table:table-cell office:value-type="float" office:value="17.0779500080492" calcext:value-type="float">
            <text:p>17,077950008</text:p>
          </table:table-cell>
          <table:table-cell office:value-type="float" office:value="17.1038295118893" calcext:value-type="float">
            <text:p>17,1038295119</text:p>
          </table:table-cell>
          <table:table-cell/>
          <table:table-cell office:value-type="float" office:value="0.671" calcext:value-type="float">
            <text:p>0,671</text:p>
          </table:table-cell>
          <table:table-cell office:value-type="float" office:value="16.8960256319302" calcext:value-type="float">
            <text:p>16,8960256319</text:p>
          </table:table-cell>
        </table:table-row>
        <table:table-row table:style-name="ro4">
          <table:table-cell office:value-type="float" office:value="0.673" calcext:value-type="float">
            <text:p>0,673</text:p>
          </table:table-cell>
          <table:table-cell office:value-type="float" office:value="17.2639226185086" calcext:value-type="float">
            <text:p>17,2639226185</text:p>
          </table:table-cell>
          <table:table-cell/>
          <table:table-cell office:value-type="float" office:value="0.673" calcext:value-type="float">
            <text:p>0,673</text:p>
          </table:table-cell>
          <table:table-cell office:value-type="float" office:value="17.2170088361186" calcext:value-type="float">
            <text:p>17,2170088361</text:p>
          </table:table-cell>
          <table:table-cell/>
          <table:table-cell office:value-type="float" office:value="0.673" calcext:value-type="float">
            <text:p>0,673</text:p>
          </table:table-cell>
          <table:table-cell office:value-type="float" office:value="17.1876463639796" calcext:value-type="float">
            <text:p>17,187646364</text:p>
          </table:table-cell>
          <table:table-cell office:value-type="float" office:value="17.1374227222096" calcext:value-type="float">
            <text:p>17,1374227222</text:p>
          </table:table-cell>
          <table:table-cell office:value-type="float" office:value="17.1088465208803" calcext:value-type="float">
            <text:p>17,1088465209</text:p>
          </table:table-cell>
          <table:table-cell office:value-type="float" office:value="17.0925877146508" calcext:value-type="float">
            <text:p>17,0925877147</text:p>
          </table:table-cell>
          <table:table-cell office:value-type="float" office:value="17.0844437560893" calcext:value-type="float">
            <text:p>17,0844437561</text:p>
          </table:table-cell>
          <table:table-cell office:value-type="float" office:value="17.0821076963561" calcext:value-type="float">
            <text:p>17,0821076964</text:p>
          </table:table-cell>
          <table:table-cell office:value-type="float" office:value="17.107150048" calcext:value-type="float">
            <text:p>17,107150048</text:p>
          </table:table-cell>
          <table:table-cell/>
          <table:table-cell office:value-type="float" office:value="0.673" calcext:value-type="float">
            <text:p>0,673</text:p>
          </table:table-cell>
          <table:table-cell office:value-type="float" office:value="16.8999528495765" calcext:value-type="float">
            <text:p>16,8999528496</text:p>
          </table:table-cell>
        </table:table-row>
        <table:table-row table:style-name="ro4">
          <table:table-cell office:value-type="float" office:value="0.675" calcext:value-type="float">
            <text:p>0,675</text:p>
          </table:table-cell>
          <table:table-cell office:value-type="float" office:value="17.2646673433339" calcext:value-type="float">
            <text:p>17,2646673433</text:p>
          </table:table-cell>
          <table:table-cell/>
          <table:table-cell office:value-type="float" office:value="0.675" calcext:value-type="float">
            <text:p>0,675</text:p>
          </table:table-cell>
          <table:table-cell office:value-type="float" office:value="17.2185402478171" calcext:value-type="float">
            <text:p>17,2185402478</text:p>
          </table:table-cell>
          <table:table-cell/>
          <table:table-cell office:value-type="float" office:value="0.675" calcext:value-type="float">
            <text:p>0,675</text:p>
          </table:table-cell>
          <table:table-cell office:value-type="float" office:value="17.189943825472" calcext:value-type="float">
            <text:p>17,1899438255</text:p>
          </table:table-cell>
          <table:table-cell office:value-type="float" office:value="17.1407025890662" calcext:value-type="float">
            <text:p>17,1407025891</text:p>
          </table:table-cell>
          <table:table-cell office:value-type="float" office:value="17.1126427291388" calcext:value-type="float">
            <text:p>17,1126427291</text:p>
          </table:table-cell>
          <table:table-cell office:value-type="float" office:value="17.0966333635512" calcext:value-type="float">
            <text:p>17,0966333636</text:p>
          </table:table-cell>
          <table:table-cell office:value-type="float" office:value="17.0885648383785" calcext:value-type="float">
            <text:p>17,0885648384</text:p>
          </table:table-cell>
          <table:table-cell office:value-type="float" office:value="17.0861836419487" calcext:value-type="float">
            <text:p>17,0861836419</text:p>
          </table:table-cell>
          <table:table-cell office:value-type="float" office:value="17.1104188779774" calcext:value-type="float">
            <text:p>17,110418878</text:p>
          </table:table-cell>
          <table:table-cell/>
          <table:table-cell office:value-type="float" office:value="0.675" calcext:value-type="float">
            <text:p>0,675</text:p>
          </table:table-cell>
          <table:table-cell office:value-type="float" office:value="16.9039880914041" calcext:value-type="float">
            <text:p>16,9039880914</text:p>
          </table:table-cell>
        </table:table-row>
        <table:table-row table:style-name="ro4">
          <table:table-cell office:value-type="float" office:value="0.677" calcext:value-type="float">
            <text:p>0,677</text:p>
          </table:table-cell>
          <table:table-cell office:value-type="float" office:value="17.2653977831068" calcext:value-type="float">
            <text:p>17,2653977831</text:p>
          </table:table-cell>
          <table:table-cell/>
          <table:table-cell office:value-type="float" office:value="0.677" calcext:value-type="float">
            <text:p>0,677</text:p>
          </table:table-cell>
          <table:table-cell office:value-type="float" office:value="17.2200438956142" calcext:value-type="float">
            <text:p>17,2200438956</text:p>
          </table:table-cell>
          <table:table-cell/>
          <table:table-cell office:value-type="float" office:value="0.677" calcext:value-type="float">
            <text:p>0,677</text:p>
          </table:table-cell>
          <table:table-cell office:value-type="float" office:value="17.1921894047429" calcext:value-type="float">
            <text:p>17,1921894047</text:p>
          </table:table-cell>
          <table:table-cell office:value-type="float" office:value="17.1439084716953" calcext:value-type="float">
            <text:p>17,1439084717</text:p>
          </table:table-cell>
          <table:table-cell office:value-type="float" office:value="17.116355164044" calcext:value-type="float">
            <text:p>17,116355164</text:p>
          </table:table-cell>
          <table:table-cell office:value-type="float" office:value="17.1005924959864" calcext:value-type="float">
            <text:p>17,100592496</text:p>
          </table:table-cell>
          <table:table-cell office:value-type="float" office:value="17.092601103681" calcext:value-type="float">
            <text:p>17,0926011037</text:p>
          </table:table-cell>
          <table:table-cell office:value-type="float" office:value="17.0901793209139" calcext:value-type="float">
            <text:p>17,0901793209</text:p>
          </table:table-cell>
          <table:table-cell office:value-type="float" office:value="17.113636342767" calcext:value-type="float">
            <text:p>17,1136363428</text:p>
          </table:table-cell>
          <table:table-cell/>
          <table:table-cell office:value-type="float" office:value="0.677" calcext:value-type="float">
            <text:p>0,677</text:p>
          </table:table-cell>
          <table:table-cell office:value-type="float" office:value="16.9081180850103" calcext:value-type="float">
            <text:p>16,908118085</text:p>
          </table:table-cell>
        </table:table-row>
        <table:table-row table:style-name="ro4">
          <table:table-cell office:value-type="float" office:value="0.679" calcext:value-type="float">
            <text:p>0,679</text:p>
          </table:table-cell>
          <table:table-cell office:value-type="float" office:value="17.2661142041375" calcext:value-type="float">
            <text:p>17,2661142041</text:p>
          </table:table-cell>
          <table:table-cell/>
          <table:table-cell office:value-type="float" office:value="0.679" calcext:value-type="float">
            <text:p>0,679</text:p>
          </table:table-cell>
          <table:table-cell office:value-type="float" office:value="17.2215202274076" calcext:value-type="float">
            <text:p>17,2215202274</text:p>
          </table:table-cell>
          <table:table-cell/>
          <table:table-cell office:value-type="float" office:value="0.679" calcext:value-type="float">
            <text:p>0,679</text:p>
          </table:table-cell>
          <table:table-cell office:value-type="float" office:value="17.1943844182977" calcext:value-type="float">
            <text:p>17,1943844183</text:p>
          </table:table-cell>
          <table:table-cell office:value-type="float" office:value="17.1470422228543" calcext:value-type="float">
            <text:p>17,1470422229</text:p>
          </table:table-cell>
          <table:table-cell office:value-type="float" office:value="17.1199858239787" calcext:value-type="float">
            <text:p>17,119985824</text:p>
          </table:table-cell>
          <table:table-cell office:value-type="float" office:value="17.1044670371576" calcext:value-type="float">
            <text:p>17,1044670372</text:p>
          </table:table-cell>
          <table:table-cell office:value-type="float" office:value="17.0965542773439" calcext:value-type="float">
            <text:p>17,0965542773</text:p>
          </table:table-cell>
          <table:table-cell office:value-type="float" office:value="17.0940961917498" calcext:value-type="float">
            <text:p>17,0940961917</text:p>
          </table:table-cell>
          <table:table-cell office:value-type="float" office:value="17.1168028110369" calcext:value-type="float">
            <text:p>17,116802811</text:p>
          </table:table-cell>
          <table:table-cell/>
          <table:table-cell office:value-type="float" office:value="0.679" calcext:value-type="float">
            <text:p>0,679</text:p>
          </table:table-cell>
          <table:table-cell office:value-type="float" office:value="16.9123305545356" calcext:value-type="float">
            <text:p>16,9123305545</text:p>
          </table:table-cell>
        </table:table-row>
        <table:table-row table:style-name="ro4">
          <table:table-cell office:value-type="float" office:value="0.681" calcext:value-type="float">
            <text:p>0,681</text:p>
          </table:table-cell>
          <table:table-cell office:value-type="float" office:value="17.2668168669575" calcext:value-type="float">
            <text:p>17,266816867</text:p>
          </table:table-cell>
          <table:table-cell/>
          <table:table-cell office:value-type="float" office:value="0.681" calcext:value-type="float">
            <text:p>0,681</text:p>
          </table:table-cell>
          <table:table-cell office:value-type="float" office:value="17.2229696842452" calcext:value-type="float">
            <text:p>17,2229696842</text:p>
          </table:table-cell>
          <table:table-cell/>
          <table:table-cell office:value-type="float" office:value="0.681" calcext:value-type="float">
            <text:p>0,681</text:p>
          </table:table-cell>
          <table:table-cell office:value-type="float" office:value="17.1965301398551" calcext:value-type="float">
            <text:p>17,1965301399</text:p>
          </table:table-cell>
          <table:table-cell office:value-type="float" office:value="17.1501056374599" calcext:value-type="float">
            <text:p>17,1501056375</text:p>
          </table:table-cell>
          <table:table-cell office:value-type="float" office:value="17.1235366502115" calcext:value-type="float">
            <text:p>17,1235366502</text:p>
          </table:table-cell>
          <table:table-cell office:value-type="float" office:value="17.1082588642024" calcext:value-type="float">
            <text:p>17,1082588642</text:p>
          </table:table-cell>
          <table:table-cell office:value-type="float" office:value="17.1004260497192" calcext:value-type="float">
            <text:p>17,1004260497</text:p>
          </table:table-cell>
          <table:table-cell office:value-type="float" office:value="17.0979356922049" calcext:value-type="float">
            <text:p>17,0979356922</text:p>
          </table:table-cell>
          <table:table-cell office:value-type="float" office:value="17.1199186726374" calcext:value-type="float">
            <text:p>17,1199186726</text:p>
          </table:table-cell>
          <table:table-cell/>
          <table:table-cell office:value-type="float" office:value="0.681" calcext:value-type="float">
            <text:p>0,681</text:p>
          </table:table-cell>
          <table:table-cell office:value-type="float" office:value="16.9166141369696" calcext:value-type="float">
            <text:p>16,916614137</text:p>
          </table:table-cell>
        </table:table-row>
        <table:table-row table:style-name="ro4">
          <table:table-cell office:value-type="float" office:value="0.683" calcext:value-type="float">
            <text:p>0,683</text:p>
          </table:table-cell>
          <table:table-cell office:value-type="float" office:value="17.2675060277104" calcext:value-type="float">
            <text:p>17,2675060277</text:p>
          </table:table-cell>
          <table:table-cell/>
          <table:table-cell office:value-type="float" office:value="0.683" calcext:value-type="float">
            <text:p>0,683</text:p>
          </table:table-cell>
          <table:table-cell office:value-type="float" office:value="17.2243927016542" calcext:value-type="float">
            <text:p>17,2243927017</text:p>
          </table:table-cell>
          <table:table-cell/>
          <table:table-cell office:value-type="float" office:value="0.683" calcext:value-type="float">
            <text:p>0,683</text:p>
          </table:table-cell>
          <table:table-cell office:value-type="float" office:value="17.1986278029043" calcext:value-type="float">
            <text:p>17,1986278029</text:p>
          </table:table-cell>
          <table:table-cell office:value-type="float" office:value="17.1531004554307" calcext:value-type="float">
            <text:p>17,1531004554</text:p>
          </table:table-cell>
          <table:table-cell office:value-type="float" office:value="17.1270095293443" calcext:value-type="float">
            <text:p>17,1270095293</text:p>
          </table:table-cell>
          <table:table-cell office:value-type="float" office:value="17.1119698079242" calcext:value-type="float">
            <text:p>17,1119698079</text:p>
          </table:table-cell>
          <table:table-cell office:value-type="float" office:value="17.1042180770859" calcext:value-type="float">
            <text:p>17,1042180771</text:p>
          </table:table-cell>
          <table:table-cell office:value-type="float" office:value="17.1016992394619" calcext:value-type="float">
            <text:p>17,1016992395</text:p>
          </table:table-cell>
          <table:table-cell office:value-type="float" office:value="17.1229843377798" calcext:value-type="float">
            <text:p>17,1229843378</text:p>
          </table:table-cell>
          <table:table-cell/>
          <table:table-cell office:value-type="float" office:value="0.683" calcext:value-type="float">
            <text:p>0,683</text:p>
          </table:table-cell>
          <table:table-cell office:value-type="float" office:value="16.9209583124427" calcext:value-type="float">
            <text:p>16,9209583124</text:p>
          </table:table-cell>
        </table:table-row>
        <table:table-row table:style-name="ro4">
          <table:table-cell office:value-type="float" office:value="0.685" calcext:value-type="float">
            <text:p>0,685</text:p>
          </table:table-cell>
          <table:table-cell office:value-type="float" office:value="17.2681819353595" calcext:value-type="float">
            <text:p>17,2681819354</text:p>
          </table:table-cell>
          <table:table-cell/>
          <table:table-cell office:value-type="float" office:value="0.685" calcext:value-type="float">
            <text:p>0,685</text:p>
          </table:table-cell>
          <table:table-cell office:value-type="float" office:value="17.2257897066705" calcext:value-type="float">
            <text:p>17,2257897067</text:p>
          </table:table-cell>
          <table:table-cell/>
          <table:table-cell office:value-type="float" office:value="0.685" calcext:value-type="float">
            <text:p>0,685</text:p>
          </table:table-cell>
          <table:table-cell office:value-type="float" office:value="17.2006786003256" calcext:value-type="float">
            <text:p>17,2006786003</text:p>
          </table:table-cell>
          <table:table-cell office:value-type="float" office:value="17.1560283620373" calcext:value-type="float">
            <text:p>17,156028362</text:p>
          </table:table-cell>
          <table:table-cell office:value-type="float" office:value="17.1304062934698" calcext:value-type="float">
            <text:p>17,1304062935</text:p>
          </table:table-cell>
          <table:table-cell office:value-type="float" office:value="17.1156016523344" calcext:value-type="float">
            <text:p>17,1156016523</text:p>
          </table:table-cell>
          <table:table-cell office:value-type="float" office:value="17.1079319804115" calcext:value-type="float">
            <text:p>17,1079319804</text:p>
          </table:table-cell>
          <table:table-cell office:value-type="float" office:value="17.1053882281025" calcext:value-type="float">
            <text:p>17,1053882281</text:p>
          </table:table-cell>
          <table:table-cell office:value-type="float" office:value="17.1260002323118" calcext:value-type="float">
            <text:p>17,1260002323</text:p>
          </table:table-cell>
          <table:table-cell/>
          <table:table-cell office:value-type="float" office:value="0.685" calcext:value-type="float">
            <text:p>0,685</text:p>
          </table:table-cell>
          <table:table-cell office:value-type="float" office:value="16.9253533370449" calcext:value-type="float">
            <text:p>16,925353337</text:p>
          </table:table-cell>
        </table:table-row>
        <table:table-row table:style-name="ro4">
          <table:table-cell office:value-type="float" office:value="0.687" calcext:value-type="float">
            <text:p>0,687</text:p>
          </table:table-cell>
          <table:table-cell office:value-type="float" office:value="17.2688448307019" calcext:value-type="float">
            <text:p>17,2688448307</text:p>
          </table:table-cell>
          <table:table-cell/>
          <table:table-cell office:value-type="float" office:value="0.687" calcext:value-type="float">
            <text:p>0,687</text:p>
          </table:table-cell>
          <table:table-cell office:value-type="float" office:value="17.2271611167326" calcext:value-type="float">
            <text:p>17,2271611167</text:p>
          </table:table-cell>
          <table:table-cell/>
          <table:table-cell office:value-type="float" office:value="0.687" calcext:value-type="float">
            <text:p>0,687</text:p>
          </table:table-cell>
          <table:table-cell office:value-type="float" office:value="17.2026836851929" calcext:value-type="float">
            <text:p>17,2026836852</text:p>
          </table:table-cell>
          <table:table-cell office:value-type="float" office:value="17.1588909892349" calcext:value-type="float">
            <text:p>17,1588909892</text:p>
          </table:table-cell>
          <table:table-cell office:value-type="float" office:value="17.1337287212727" calcext:value-type="float">
            <text:p>17,1337287213</text:p>
          </table:table-cell>
          <table:table-cell office:value-type="float" office:value="17.1191561351643" calcext:value-type="float">
            <text:p>17,1191561352</text:p>
          </table:table-cell>
          <table:table-cell office:value-type="float" office:value="17.1115693451423" calcext:value-type="float">
            <text:p>17,1115693451</text:p>
          </table:table-cell>
          <table:table-cell office:value-type="float" office:value="17.1090040291815" calcext:value-type="float">
            <text:p>17,1090040292</text:p>
          </table:table-cell>
          <table:table-cell office:value-type="float" office:value="17.1289667948687" calcext:value-type="float">
            <text:p>17,1289667949</text:p>
          </table:table-cell>
          <table:table-cell/>
          <table:table-cell office:value-type="float" office:value="0.687" calcext:value-type="float">
            <text:p>0,687</text:p>
          </table:table-cell>
          <table:table-cell office:value-type="float" office:value="16.9297901835516" calcext:value-type="float">
            <text:p>16,9297901836</text:p>
          </table:table-cell>
        </table:table-row>
        <table:table-row table:style-name="ro4">
          <table:table-cell office:value-type="float" office:value="0.689" calcext:value-type="float">
            <text:p>0,689</text:p>
          </table:table-cell>
          <table:table-cell office:value-type="float" office:value="17.2694949577886" calcext:value-type="float">
            <text:p>17,2694949578</text:p>
          </table:table-cell>
          <table:table-cell/>
          <table:table-cell office:value-type="float" office:value="0.689" calcext:value-type="float">
            <text:p>0,689</text:p>
          </table:table-cell>
          <table:table-cell office:value-type="float" office:value="17.2285073513648" calcext:value-type="float">
            <text:p>17,2285073514</text:p>
          </table:table-cell>
          <table:table-cell/>
          <table:table-cell office:value-type="float" office:value="0.689" calcext:value-type="float">
            <text:p>0,689</text:p>
          </table:table-cell>
          <table:table-cell office:value-type="float" office:value="17.204644179899" calcext:value-type="float">
            <text:p>17,2046441799</text:p>
          </table:table-cell>
          <table:table-cell office:value-type="float" office:value="17.161689923951" calcext:value-type="float">
            <text:p>17,161689924</text:p>
          </table:table-cell>
          <table:table-cell office:value-type="float" office:value="17.1369785456201" calcext:value-type="float">
            <text:p>17,1369785456</text:p>
          </table:table-cell>
          <table:table-cell office:value-type="float" office:value="17.1226349547582" calcext:value-type="float">
            <text:p>17,1226349548</text:p>
          </table:table-cell>
          <table:table-cell office:value-type="float" office:value="17.1151317274981" calcext:value-type="float">
            <text:p>17,1151317275</text:p>
          </table:table-cell>
          <table:table-cell office:value-type="float" office:value="17.1125479961489" calcext:value-type="float">
            <text:p>17,1125479961</text:p>
          </table:table-cell>
          <table:table-cell office:value-type="float" office:value="17.1318844861132" calcext:value-type="float">
            <text:p>17,1318844861</text:p>
          </table:table-cell>
          <table:table-cell/>
          <table:table-cell office:value-type="float" office:value="0.689" calcext:value-type="float">
            <text:p>0,689</text:p>
          </table:table-cell>
          <table:table-cell office:value-type="float" office:value="16.9342605004099" calcext:value-type="float">
            <text:p>16,9342605004</text:p>
          </table:table-cell>
        </table:table-row>
        <table:table-row table:style-name="ro4">
          <table:table-cell office:value-type="float" office:value="0.691" calcext:value-type="float">
            <text:p>0,691</text:p>
          </table:table-cell>
          <table:table-cell office:value-type="float" office:value="17.2701325475475" calcext:value-type="float">
            <text:p>17,2701325475</text:p>
          </table:table-cell>
          <table:table-cell/>
          <table:table-cell office:value-type="float" office:value="0.691" calcext:value-type="float">
            <text:p>0,691</text:p>
          </table:table-cell>
          <table:table-cell office:value-type="float" office:value="17.2298288152326" calcext:value-type="float">
            <text:p>17,2298288152</text:p>
          </table:table-cell>
          <table:table-cell/>
          <table:table-cell office:value-type="float" office:value="0.691" calcext:value-type="float">
            <text:p>0,691</text:p>
          </table:table-cell>
          <table:table-cell office:value-type="float" office:value="17.2065611663562" calcext:value-type="float">
            <text:p>17,2065611664</text:p>
          </table:table-cell>
          <table:table-cell office:value-type="float" office:value="17.164426700473" calcext:value-type="float">
            <text:p>17,1644267005</text:p>
          </table:table-cell>
          <table:table-cell office:value-type="float" office:value="17.1401574463852" calcext:value-type="float">
            <text:p>17,1401574464</text:p>
          </table:table-cell>
          <table:table-cell office:value-type="float" office:value="17.1260397625828" calcext:value-type="float">
            <text:p>17,1260397626</text:p>
          </table:table-cell>
          <table:table-cell office:value-type="float" office:value="17.1186206462519" calcext:value-type="float">
            <text:p>17,1186206463</text:p>
          </table:table-cell>
          <table:table-cell office:value-type="float" office:value="17.1160214556143" calcext:value-type="float">
            <text:p>17,1160214556</text:p>
          </table:table-cell>
          <table:table-cell office:value-type="float" office:value="17.1347537712662" calcext:value-type="float">
            <text:p>17,1347537713</text:p>
          </table:table-cell>
          <table:table-cell/>
          <table:table-cell office:value-type="float" office:value="0.691" calcext:value-type="float">
            <text:p>0,691</text:p>
          </table:table-cell>
          <table:table-cell office:value-type="float" office:value="16.9387565462661" calcext:value-type="float">
            <text:p>16,9387565463</text:p>
          </table:table-cell>
        </table:table-row>
        <table:table-row table:style-name="ro4">
          <table:table-cell office:value-type="float" office:value="0.693" calcext:value-type="float">
            <text:p>0,693</text:p>
          </table:table-cell>
          <table:table-cell office:value-type="float" office:value="17.2707578287236" calcext:value-type="float">
            <text:p>17,2707578287</text:p>
          </table:table-cell>
          <table:table-cell/>
          <table:table-cell office:value-type="float" office:value="0.693" calcext:value-type="float">
            <text:p>0,693</text:p>
          </table:table-cell>
          <table:table-cell office:value-type="float" office:value="17.2311259093429" calcext:value-type="float">
            <text:p>17,2311259093</text:p>
          </table:table-cell>
          <table:table-cell/>
          <table:table-cell office:value-type="float" office:value="0.693" calcext:value-type="float">
            <text:p>0,693</text:p>
          </table:table-cell>
          <table:table-cell office:value-type="float" office:value="17.2084356946776" calcext:value-type="float">
            <text:p>17,2084356947</text:p>
          </table:table-cell>
          <table:table-cell office:value-type="float" office:value="17.1671028083281" calcext:value-type="float">
            <text:p>17,1671028083</text:p>
          </table:table-cell>
          <table:table-cell office:value-type="float" office:value="17.1432670577009" calcext:value-type="float">
            <text:p>17,1432670577</text:p>
          </table:table-cell>
          <table:table-cell office:value-type="float" office:value="17.1293721698674" calcext:value-type="float">
            <text:p>17,1293721699</text:p>
          </table:table-cell>
          <table:table-cell office:value-type="float" office:value="17.1220375888511" calcext:value-type="float">
            <text:p>17,1220375889</text:p>
          </table:table-cell>
          <table:table-cell office:value-type="float" office:value="17.1194257131517" calcext:value-type="float">
            <text:p>17,1194257132</text:p>
          </table:table-cell>
          <table:table-cell office:value-type="float" office:value="17.137575129104" calcext:value-type="float">
            <text:p>17,1375751291</text:p>
          </table:table-cell>
          <table:table-cell/>
          <table:table-cell office:value-type="float" office:value="0.693" calcext:value-type="float">
            <text:p>0,693</text:p>
          </table:table-cell>
          <table:table-cell office:value-type="float" office:value="16.943271157193" calcext:value-type="float">
            <text:p>16,9432711572</text:p>
          </table:table-cell>
        </table:table-row>
        <table:table-row table:style-name="ro4">
          <table:table-cell office:value-type="float" office:value="0.695" calcext:value-type="float">
            <text:p>0,695</text:p>
          </table:table-cell>
          <table:table-cell office:value-type="float" office:value="17.2713710283086" calcext:value-type="float">
            <text:p>17,2713710283</text:p>
          </table:table-cell>
          <table:table-cell/>
          <table:table-cell office:value-type="float" office:value="0.695" calcext:value-type="float">
            <text:p>0,695</text:p>
          </table:table-cell>
          <table:table-cell office:value-type="float" office:value="17.2323990314276" calcext:value-type="float">
            <text:p>17,2323990314</text:p>
          </table:table-cell>
          <table:table-cell/>
          <table:table-cell office:value-type="float" office:value="0.695" calcext:value-type="float">
            <text:p>0,695</text:p>
          </table:table-cell>
          <table:table-cell office:value-type="float" office:value="17.2102687846321" calcext:value-type="float">
            <text:p>17,2102687846</text:p>
          </table:table-cell>
          <table:table-cell office:value-type="float" office:value="17.1697196940639" calcext:value-type="float">
            <text:p>17,1697196941</text:p>
          </table:table-cell>
          <table:table-cell office:value-type="float" office:value="17.1463089695513" calcext:value-type="float">
            <text:p>17,1463089696</text:p>
          </table:table-cell>
          <table:table-cell office:value-type="float" office:value="17.1326337487492" calcext:value-type="float">
            <text:p>17,1326337487</text:p>
          </table:table-cell>
          <table:table-cell office:value-type="float" office:value="17.1253840120156" calcext:value-type="float">
            <text:p>17,125384012</text:p>
          </table:table-cell>
          <table:table-cell office:value-type="float" office:value="17.1227620533607" calcext:value-type="float">
            <text:p>17,1227620534</text:p>
          </table:table-cell>
          <table:table-cell office:value-type="float" office:value="17.1403490509077" calcext:value-type="float">
            <text:p>17,1403490509</text:p>
          </table:table-cell>
          <table:table-cell/>
          <table:table-cell office:value-type="float" office:value="0.695" calcext:value-type="float">
            <text:p>0,695</text:p>
          </table:table-cell>
          <table:table-cell office:value-type="float" office:value="16.9477977065578" calcext:value-type="float">
            <text:p>16,9477977066</text:p>
          </table:table-cell>
        </table:table-row>
        <table:table-row table:style-name="ro4">
          <table:table-cell office:value-type="float" office:value="0.697" calcext:value-type="float">
            <text:p>0,697</text:p>
          </table:table-cell>
          <table:table-cell office:value-type="float" office:value="17.2719723620089" calcext:value-type="float">
            <text:p>17,271972362</text:p>
          </table:table-cell>
          <table:table-cell/>
          <table:table-cell office:value-type="float" office:value="0.697" calcext:value-type="float">
            <text:p>0,697</text:p>
          </table:table-cell>
          <table:table-cell office:value-type="float" office:value="17.2336485660564" calcext:value-type="float">
            <text:p>17,2336485661</text:p>
          </table:table-cell>
          <table:table-cell/>
          <table:table-cell office:value-type="float" office:value="0.697" calcext:value-type="float">
            <text:p>0,697</text:p>
          </table:table-cell>
          <table:table-cell office:value-type="float" office:value="17.21206142038" calcext:value-type="float">
            <text:p>17,2120614204</text:p>
          </table:table-cell>
          <table:table-cell office:value-type="float" office:value="17.1722787574148" calcext:value-type="float">
            <text:p>17,1722787574</text:p>
          </table:table-cell>
          <table:table-cell office:value-type="float" office:value="17.1492847241718" calcext:value-type="float">
            <text:p>17,1492847242</text:p>
          </table:table-cell>
          <table:table-cell office:value-type="float" office:value="17.1358260283768" calcext:value-type="float">
            <text:p>17,1358260284</text:p>
          </table:table-cell>
          <table:table-cell office:value-type="float" office:value="17.1286613372617" calcext:value-type="float">
            <text:p>17,1286613373</text:p>
          </table:table-cell>
          <table:table-cell office:value-type="float" office:value="17.1260317346308" calcext:value-type="float">
            <text:p>17,1260317346</text:p>
          </table:table-cell>
          <table:table-cell office:value-type="float" office:value="17.1430760299107" calcext:value-type="float">
            <text:p>17,1430760299</text:p>
          </table:table-cell>
          <table:table-cell/>
          <table:table-cell office:value-type="float" office:value="0.697" calcext:value-type="float">
            <text:p>0,697</text:p>
          </table:table-cell>
          <table:table-cell office:value-type="float" office:value="16.9523300577192" calcext:value-type="float">
            <text:p>16,9523300577</text:p>
          </table:table-cell>
        </table:table-row>
        <table:table-row table:style-name="ro4">
          <table:table-cell office:value-type="float" office:value="0.699" calcext:value-type="float">
            <text:p>0,699</text:p>
          </table:table-cell>
          <table:table-cell office:value-type="float" office:value="17.2725620485164" calcext:value-type="float">
            <text:p>17,2725620485</text:p>
          </table:table-cell>
          <table:table-cell/>
          <table:table-cell office:value-type="float" office:value="0.699" calcext:value-type="float">
            <text:p>0,699</text:p>
          </table:table-cell>
          <table:table-cell office:value-type="float" office:value="17.2348748993014" calcext:value-type="float">
            <text:p>17,2348748993</text:p>
          </table:table-cell>
          <table:table-cell/>
          <table:table-cell office:value-type="float" office:value="0.699" calcext:value-type="float">
            <text:p>0,699</text:p>
          </table:table-cell>
          <table:table-cell office:value-type="float" office:value="17.2138145611323" calcext:value-type="float">
            <text:p>17,2138145611</text:p>
          </table:table-cell>
          <table:table-cell office:value-type="float" office:value="17.1747813607356" calcext:value-type="float">
            <text:p>17,1747813607</text:p>
          </table:table-cell>
          <table:table-cell office:value-type="float" office:value="17.1521958247765" calcext:value-type="float">
            <text:p>17,1521958248</text:p>
          </table:table-cell>
          <table:table-cell office:value-type="float" office:value="17.1389505030859" calcext:value-type="float">
            <text:p>17,1389505031</text:p>
          </table:table-cell>
          <table:table-cell office:value-type="float" office:value="17.1318709586896" calcext:value-type="float">
            <text:p>17,1318709587</text:p>
          </table:table-cell>
          <table:table-cell office:value-type="float" office:value="17.1292359967957" calcext:value-type="float">
            <text:p>17,1292359968</text:p>
          </table:table-cell>
          <table:table-cell office:value-type="float" office:value="17.1457565737727" calcext:value-type="float">
            <text:p>17,1457565738</text:p>
          </table:table-cell>
          <table:table-cell/>
          <table:table-cell office:value-type="float" office:value="0.699" calcext:value-type="float">
            <text:p>0,699</text:p>
          </table:table-cell>
          <table:table-cell office:value-type="float" office:value="16.9568625445487" calcext:value-type="float">
            <text:p>16,9568625445</text:p>
          </table:table-cell>
        </table:table-row>
        <table:table-row table:style-name="ro4">
          <table:table-cell office:value-type="float" office:value="0.701" calcext:value-type="float">
            <text:p>0,701</text:p>
          </table:table-cell>
          <table:table-cell office:value-type="float" office:value="17.27314029918" calcext:value-type="float">
            <text:p>17,2731402992</text:p>
          </table:table-cell>
          <table:table-cell/>
          <table:table-cell office:value-type="float" office:value="0.701" calcext:value-type="float">
            <text:p>0,701</text:p>
          </table:table-cell>
          <table:table-cell office:value-type="float" office:value="17.2360784080379" calcext:value-type="float">
            <text:p>17,236078408</text:p>
          </table:table-cell>
          <table:table-cell/>
          <table:table-cell office:value-type="float" office:value="0.701" calcext:value-type="float">
            <text:p>0,701</text:p>
          </table:table-cell>
          <table:table-cell office:value-type="float" office:value="17.2155291352482" calcext:value-type="float">
            <text:p>17,2155291352</text:p>
          </table:table-cell>
          <table:table-cell office:value-type="float" office:value="17.1772288245976" calcext:value-type="float">
            <text:p>17,1772288246</text:p>
          </table:table-cell>
          <table:table-cell office:value-type="float" office:value="17.1550437314543" calcext:value-type="float">
            <text:p>17,1550437315</text:p>
          </table:table-cell>
          <table:table-cell office:value-type="float" office:value="17.1420086280661" calcext:value-type="float">
            <text:p>17,1420086281</text:p>
          </table:table-cell>
          <table:table-cell office:value-type="float" office:value="17.1350142381273" calcext:value-type="float">
            <text:p>17,1350142381</text:p>
          </table:table-cell>
          <table:table-cell office:value-type="float" office:value="17.1323760555531" calcext:value-type="float">
            <text:p>17,1323760556</text:p>
          </table:table-cell>
          <table:table-cell office:value-type="float" office:value="17.1483911934297" calcext:value-type="float">
            <text:p>17,1483911934</text:p>
          </table:table-cell>
          <table:table-cell/>
          <table:table-cell office:value-type="float" office:value="0.701" calcext:value-type="float">
            <text:p>0,701</text:p>
          </table:table-cell>
          <table:table-cell office:value-type="float" office:value="16.9613899288303" calcext:value-type="float">
            <text:p>16,9613899288</text:p>
          </table:table-cell>
        </table:table-row>
        <table:table-row table:style-name="ro4">
          <table:table-cell office:value-type="float" office:value="0.703" calcext:value-type="float">
            <text:p>0,703</text:p>
          </table:table-cell>
          <table:table-cell office:value-type="float" office:value="17.2737073180015" calcext:value-type="float">
            <text:p>17,273707318</text:p>
          </table:table-cell>
          <table:table-cell/>
          <table:table-cell office:value-type="float" office:value="0.703" calcext:value-type="float">
            <text:p>0,703</text:p>
          </table:table-cell>
          <table:table-cell office:value-type="float" office:value="17.2372594598927" calcext:value-type="float">
            <text:p>17,2372594599</text:p>
          </table:table-cell>
          <table:table-cell/>
          <table:table-cell office:value-type="float" office:value="0.703" calcext:value-type="float">
            <text:p>0,703</text:p>
          </table:table-cell>
          <table:table-cell office:value-type="float" office:value="17.2172060412406" calcext:value-type="float">
            <text:p>17,2172060412</text:p>
          </table:table-cell>
          <table:table-cell office:value-type="float" office:value="17.1796224291434" calcext:value-type="float">
            <text:p>17,1796224291</text:p>
          </table:table-cell>
          <table:table-cell office:value-type="float" office:value="17.1578298624229" calcext:value-type="float">
            <text:p>17,1578298624</text:p>
          </table:table-cell>
          <table:table-cell office:value-type="float" office:value="17.1450018202882" calcext:value-type="float">
            <text:p>17,1450018203</text:p>
          </table:table-cell>
          <table:table-cell office:value-type="float" office:value="17.1380925056305" calcext:value-type="float">
            <text:p>17,1380925056</text:p>
          </table:table-cell>
          <table:table-cell office:value-type="float" office:value="17.1354531025231" calcext:value-type="float">
            <text:p>17,1354531025</text:p>
          </table:table-cell>
          <table:table-cell office:value-type="float" office:value="17.150980401976" calcext:value-type="float">
            <text:p>17,150980402</text:p>
          </table:table-cell>
          <table:table-cell/>
          <table:table-cell office:value-type="float" office:value="0.703" calcext:value-type="float">
            <text:p>0,703</text:p>
          </table:table-cell>
          <table:table-cell office:value-type="float" office:value="16.9659073708361" calcext:value-type="float">
            <text:p>16,9659073708</text:p>
          </table:table-cell>
        </table:table-row>
        <table:table-row table:style-name="ro4">
          <table:table-cell office:value-type="float" office:value="0.705" calcext:value-type="float">
            <text:p>0,705</text:p>
          </table:table-cell>
          <table:table-cell office:value-type="float" office:value="17.2742633081625" calcext:value-type="float">
            <text:p>17,2742633082</text:p>
          </table:table-cell>
          <table:table-cell/>
          <table:table-cell office:value-type="float" office:value="0.705" calcext:value-type="float">
            <text:p>0,705</text:p>
          </table:table-cell>
          <table:table-cell office:value-type="float" office:value="17.2384184199418" calcext:value-type="float">
            <text:p>17,2384184199</text:p>
          </table:table-cell>
          <table:table-cell/>
          <table:table-cell office:value-type="float" office:value="0.705" calcext:value-type="float">
            <text:p>0,705</text:p>
          </table:table-cell>
          <table:table-cell office:value-type="float" office:value="17.2188461530609" calcext:value-type="float">
            <text:p>17,2188461531</text:p>
          </table:table-cell>
          <table:table-cell office:value-type="float" office:value="17.1819634189679" calcext:value-type="float">
            <text:p>17,181963419</text:p>
          </table:table-cell>
          <table:table-cell office:value-type="float" office:value="17.1605555985593" calcext:value-type="float">
            <text:p>17,1605555986</text:p>
          </table:table-cell>
          <table:table-cell office:value-type="float" office:value="17.1479314626532" calcext:value-type="float">
            <text:p>17,1479314627</text:p>
          </table:table-cell>
          <table:table-cell office:value-type="float" office:value="17.1411070632783" calcext:value-type="float">
            <text:p>17,1411070633</text:p>
          </table:table-cell>
          <table:table-cell office:value-type="float" office:value="17.1384683087948" calcext:value-type="float">
            <text:p>17,1384683088</text:p>
          </table:table-cell>
          <table:table-cell office:value-type="float" office:value="17.1535247199037" calcext:value-type="float">
            <text:p>17,1535247199</text:p>
          </table:table-cell>
          <table:table-cell/>
          <table:table-cell office:value-type="float" office:value="0.705" calcext:value-type="float">
            <text:p>0,705</text:p>
          </table:table-cell>
          <table:table-cell office:value-type="float" office:value="16.9704104088782" calcext:value-type="float">
            <text:p>16,9704104089</text:p>
          </table:table-cell>
        </table:table-row>
        <table:table-row table:style-name="ro4">
          <table:table-cell office:value-type="float" office:value="0.707" calcext:value-type="float">
            <text:p>0,707</text:p>
          </table:table-cell>
          <table:table-cell office:value-type="float" office:value="17.2748084640866" calcext:value-type="float">
            <text:p>17,2748084641</text:p>
          </table:table-cell>
          <table:table-cell/>
          <table:table-cell office:value-type="float" office:value="0.707" calcext:value-type="float">
            <text:p>0,707</text:p>
          </table:table-cell>
          <table:table-cell office:value-type="float" office:value="17.2395556424781" calcext:value-type="float">
            <text:p>17,2395556425</text:p>
          </table:table-cell>
          <table:table-cell/>
          <table:table-cell office:value-type="float" office:value="0.707" calcext:value-type="float">
            <text:p>0,707</text:p>
          </table:table-cell>
          <table:table-cell office:value-type="float" office:value="17.2204503157293" calcext:value-type="float">
            <text:p>17,2204503157</text:p>
          </table:table-cell>
          <table:table-cell office:value-type="float" office:value="17.1842529999706" calcext:value-type="float">
            <text:p>17,184253</text:p>
          </table:table-cell>
          <table:table-cell office:value-type="float" office:value="17.1632222804976" calcext:value-type="float">
            <text:p>17,1632222805</text:p>
          </table:table-cell>
          <table:table-cell office:value-type="float" office:value="17.1507989009024" calcext:value-type="float">
            <text:p>17,1507989009</text:p>
          </table:table-cell>
          <table:table-cell office:value-type="float" office:value="17.1440591816518" calcext:value-type="float">
            <text:p>17,1440591817</text:p>
          </table:table-cell>
          <table:table-cell office:value-type="float" office:value="17.1414228208084" calcext:value-type="float">
            <text:p>17,1414228208</text:p>
          </table:table-cell>
          <table:table-cell office:value-type="float" office:value="17.1560246664857" calcext:value-type="float">
            <text:p>17,1560246665</text:p>
          </table:table-cell>
          <table:table-cell/>
          <table:table-cell office:value-type="float" office:value="0.707" calcext:value-type="float">
            <text:p>0,707</text:p>
          </table:table-cell>
          <table:table-cell office:value-type="float" office:value="16.9748949256853" calcext:value-type="float">
            <text:p>16,9748949257</text:p>
          </table:table-cell>
        </table:table-row>
        <table:table-row table:style-name="ro4">
          <table:table-cell office:value-type="float" office:value="0.709" calcext:value-type="float">
            <text:p>0,709</text:p>
          </table:table-cell>
          <table:table-cell office:value-type="float" office:value="17.2753429847023" calcext:value-type="float">
            <text:p>17,2753429847</text:p>
          </table:table-cell>
          <table:table-cell/>
          <table:table-cell office:value-type="float" office:value="0.709" calcext:value-type="float">
            <text:p>0,709</text:p>
          </table:table-cell>
          <table:table-cell office:value-type="float" office:value="17.2406714846802" calcext:value-type="float">
            <text:p>17,2406714847</text:p>
          </table:table-cell>
          <table:table-cell/>
          <table:table-cell office:value-type="float" office:value="0.709" calcext:value-type="float">
            <text:p>0,709</text:p>
          </table:table-cell>
          <table:table-cell office:value-type="float" office:value="17.2220193549552" calcext:value-type="float">
            <text:p>17,222019355</text:p>
          </table:table-cell>
          <table:table-cell office:value-type="float" office:value="17.1864923477775" calcext:value-type="float">
            <text:p>17,1864923478</text:p>
          </table:table-cell>
          <table:table-cell office:value-type="float" office:value="17.1658312164485" calcext:value-type="float">
            <text:p>17,1658312164</text:p>
          </table:table-cell>
          <table:table-cell office:value-type="float" office:value="17.1536054510204" calcext:value-type="float">
            <text:p>17,153605451</text:p>
          </table:table-cell>
          <table:table-cell office:value-type="float" office:value="17.146950106983" calcext:value-type="float">
            <text:p>17,146950107</text:p>
          </table:table-cell>
          <table:table-cell office:value-type="float" office:value="17.1443177674757" calcext:value-type="float">
            <text:p>17,1443177675</text:p>
          </table:table-cell>
          <table:table-cell office:value-type="float" office:value="17.1584807716231" calcext:value-type="float">
            <text:p>17,1584807716</text:p>
          </table:table-cell>
          <table:table-cell/>
          <table:table-cell office:value-type="float" office:value="0.709" calcext:value-type="float">
            <text:p>0,709</text:p>
          </table:table-cell>
          <table:table-cell office:value-type="float" office:value="16.9793571387253" calcext:value-type="float">
            <text:p>16,9793571387</text:p>
          </table:table-cell>
        </table:table-row>
        <table:table-row table:style-name="ro4">
          <table:table-cell office:value-type="float" office:value="0.711" calcext:value-type="float">
            <text:p>0,711</text:p>
          </table:table-cell>
          <table:table-cell office:value-type="float" office:value="17.2758670565343" calcext:value-type="float">
            <text:p>17,2758670565</text:p>
          </table:table-cell>
          <table:table-cell/>
          <table:table-cell office:value-type="float" office:value="0.711" calcext:value-type="float">
            <text:p>0,711</text:p>
          </table:table-cell>
          <table:table-cell office:value-type="float" office:value="17.2417662891163" calcext:value-type="float">
            <text:p>17,2417662891</text:p>
          </table:table-cell>
          <table:table-cell/>
          <table:table-cell office:value-type="float" office:value="0.711" calcext:value-type="float">
            <text:p>0,711</text:p>
          </table:table-cell>
          <table:table-cell office:value-type="float" office:value="17.2235540667891" calcext:value-type="float">
            <text:p>17,2235540668</text:p>
          </table:table-cell>
          <table:table-cell office:value-type="float" office:value="17.188682599625" calcext:value-type="float">
            <text:p>17,1886825996</text:p>
          </table:table-cell>
          <table:table-cell office:value-type="float" office:value="17.1683836747146" calcext:value-type="float">
            <text:p>17,1683836747</text:p>
          </table:table-cell>
          <table:table-cell office:value-type="float" office:value="17.1563523917069" calcext:value-type="float">
            <text:p>17,1563523917</text:p>
          </table:table-cell>
          <table:table-cell office:value-type="float" office:value="17.1497810531716" calcext:value-type="float">
            <text:p>17,1497810532</text:p>
          </table:table-cell>
          <table:table-cell office:value-type="float" office:value="17.1471542514069" calcext:value-type="float">
            <text:p>17,1471542514</text:p>
          </table:table-cell>
          <table:table-cell office:value-type="float" office:value="17.1608935587275" calcext:value-type="float">
            <text:p>17,1608935587</text:p>
          </table:table-cell>
          <table:table-cell/>
          <table:table-cell office:value-type="float" office:value="0.711" calcext:value-type="float">
            <text:p>0,711</text:p>
          </table:table-cell>
          <table:table-cell office:value-type="float" office:value="16.9837935606213" calcext:value-type="float">
            <text:p>16,9837935606</text:p>
          </table:table-cell>
        </table:table-row>
        <table:table-row table:style-name="ro4">
          <table:table-cell office:value-type="float" office:value="0.713" calcext:value-type="float">
            <text:p>0,713</text:p>
          </table:table-cell>
          <table:table-cell office:value-type="float" office:value="17.2763808668663" calcext:value-type="float">
            <text:p>17,2763808669</text:p>
          </table:table-cell>
          <table:table-cell/>
          <table:table-cell office:value-type="float" office:value="0.713" calcext:value-type="float">
            <text:p>0,713</text:p>
          </table:table-cell>
          <table:table-cell office:value-type="float" office:value="17.2428403973178" calcext:value-type="float">
            <text:p>17,2428403973</text:p>
          </table:table-cell>
          <table:table-cell/>
          <table:table-cell office:value-type="float" office:value="0.713" calcext:value-type="float">
            <text:p>0,713</text:p>
          </table:table-cell>
          <table:table-cell office:value-type="float" office:value="17.225055227089" calcext:value-type="float">
            <text:p>17,2250552271</text:p>
          </table:table-cell>
          <table:table-cell office:value-type="float" office:value="17.1908248626181" calcext:value-type="float">
            <text:p>17,1908248626</text:p>
          </table:table-cell>
          <table:table-cell office:value-type="float" office:value="17.1708808913687" calcext:value-type="float">
            <text:p>17,1708808914</text:p>
          </table:table-cell>
          <table:table-cell office:value-type="float" office:value="17.1590409716759" calcext:value-type="float">
            <text:p>17,1590409717</text:p>
          </table:table-cell>
          <table:table-cell office:value-type="float" office:value="17.1525532088724" calcext:value-type="float">
            <text:p>17,1525532089</text:p>
          </table:table-cell>
          <table:table-cell office:value-type="float" office:value="17.1499333560079" calcext:value-type="float">
            <text:p>17,149933356</text:p>
          </table:table-cell>
          <table:table-cell office:value-type="float" office:value="17.1632635565872" calcext:value-type="float">
            <text:p>17,1632635566</text:p>
          </table:table-cell>
          <table:table-cell/>
          <table:table-cell office:value-type="float" office:value="0.713" calcext:value-type="float">
            <text:p>0,713</text:p>
          </table:table-cell>
          <table:table-cell office:value-type="float" office:value="16.9882009924937" calcext:value-type="float">
            <text:p>16,9882009925</text:p>
          </table:table-cell>
        </table:table-row>
        <table:table-row table:style-name="ro4">
          <table:table-cell office:value-type="float" office:value="0.715" calcext:value-type="float">
            <text:p>0,715</text:p>
          </table:table-cell>
          <table:table-cell office:value-type="float" office:value="17.2768845939644" calcext:value-type="float">
            <text:p>17,276884594</text:p>
          </table:table-cell>
          <table:table-cell/>
          <table:table-cell office:value-type="float" office:value="0.715" calcext:value-type="float">
            <text:p>0,715</text:p>
          </table:table-cell>
          <table:table-cell office:value-type="float" office:value="17.2438941396517" calcext:value-type="float">
            <text:p>17,2438941397</text:p>
          </table:table-cell>
          <table:table-cell/>
          <table:table-cell office:value-type="float" office:value="0.715" calcext:value-type="float">
            <text:p>0,715</text:p>
          </table:table-cell>
          <table:table-cell office:value-type="float" office:value="17.226523585846" calcext:value-type="float">
            <text:p>17,2265235858</text:p>
          </table:table-cell>
          <table:table-cell office:value-type="float" office:value="17.1929202094651" calcext:value-type="float">
            <text:p>17,1929202095</text:p>
          </table:table-cell>
          <table:table-cell office:value-type="float" office:value="17.1733240663495" calcext:value-type="float">
            <text:p>17,1733240663</text:p>
          </table:table-cell>
          <table:table-cell office:value-type="float" office:value="17.1616724056573" calcext:value-type="float">
            <text:p>17,1616724057</text:p>
          </table:table-cell>
          <table:table-cell office:value-type="float" office:value="17.1552677331311" calcext:value-type="float">
            <text:p>17,1552677331</text:p>
          </table:table-cell>
          <table:table-cell office:value-type="float" office:value="17.1526561405448" calcext:value-type="float">
            <text:p>17,1526561405</text:p>
          </table:table-cell>
          <table:table-cell office:value-type="float" office:value="17.1655912892257" calcext:value-type="float">
            <text:p>17,1655912892</text:p>
          </table:table-cell>
          <table:table-cell/>
          <table:table-cell office:value-type="float" office:value="0.715" calcext:value-type="float">
            <text:p>0,715</text:p>
          </table:table-cell>
          <table:table-cell office:value-type="float" office:value="16.9925764947104" calcext:value-type="float">
            <text:p>16,9925764947</text:p>
          </table:table-cell>
        </table:table-row>
        <table:table-row table:style-name="ro4">
          <table:table-cell office:value-type="float" office:value="0.717" calcext:value-type="float">
            <text:p>0,717</text:p>
          </table:table-cell>
          <table:table-cell office:value-type="float" office:value="17.2773784214274" calcext:value-type="float">
            <text:p>17,2773784214</text:p>
          </table:table-cell>
          <table:table-cell/>
          <table:table-cell office:value-type="float" office:value="0.717" calcext:value-type="float">
            <text:p>0,717</text:p>
          </table:table-cell>
          <table:table-cell office:value-type="float" office:value="17.2449278501404" calcext:value-type="float">
            <text:p>17,2449278501</text:p>
          </table:table-cell>
          <table:table-cell/>
          <table:table-cell office:value-type="float" office:value="0.717" calcext:value-type="float">
            <text:p>0,717</text:p>
          </table:table-cell>
          <table:table-cell office:value-type="float" office:value="17.2279598772845" calcext:value-type="float">
            <text:p>17,2279598773</text:p>
          </table:table-cell>
          <table:table-cell office:value-type="float" office:value="17.1949696871961" calcext:value-type="float">
            <text:p>17,1949696872</text:p>
          </table:table-cell>
          <table:table-cell office:value-type="float" office:value="17.1757143715631" calcext:value-type="float">
            <text:p>17,1757143716</text:p>
          </table:table-cell>
          <table:table-cell office:value-type="float" office:value="17.1642478821385" calcext:value-type="float">
            <text:p>17,1642478821</text:p>
          </table:table-cell>
          <table:table-cell office:value-type="float" office:value="17.1579257629646" calcext:value-type="float">
            <text:p>17,157925763</text:p>
          </table:table-cell>
          <table:table-cell office:value-type="float" office:value="17.1553236478071" calcext:value-type="float">
            <text:p>17,1553236478</text:p>
          </table:table-cell>
          <table:table-cell office:value-type="float" office:value="17.167877288999" calcext:value-type="float">
            <text:p>17,167877289</text:p>
          </table:table-cell>
          <table:table-cell/>
          <table:table-cell office:value-type="float" office:value="0.717" calcext:value-type="float">
            <text:p>0,717</text:p>
          </table:table-cell>
          <table:table-cell office:value-type="float" office:value="16.996917384099" calcext:value-type="float">
            <text:p>16,9969173841</text:p>
          </table:table-cell>
        </table:table-row>
        <table:table-row table:style-name="ro4">
          <table:table-cell office:value-type="float" office:value="0.719" calcext:value-type="float">
            <text:p>0,719</text:p>
          </table:table-cell>
          <table:table-cell office:value-type="float" office:value="17.2778625183003" calcext:value-type="float">
            <text:p>17,2778625183</text:p>
          </table:table-cell>
          <table:table-cell/>
          <table:table-cell office:value-type="float" office:value="0.719" calcext:value-type="float">
            <text:p>0,719</text:p>
          </table:table-cell>
          <table:table-cell office:value-type="float" office:value="17.2459418458772" calcext:value-type="float">
            <text:p>17,2459418459</text:p>
          </table:table-cell>
          <table:table-cell/>
          <table:table-cell office:value-type="float" office:value="0.719" calcext:value-type="float">
            <text:p>0,719</text:p>
          </table:table-cell>
          <table:table-cell office:value-type="float" office:value="17.2293648075568" calcext:value-type="float">
            <text:p>17,2293648076</text:p>
          </table:table-cell>
          <table:table-cell office:value-type="float" office:value="17.1969743074285" calcext:value-type="float">
            <text:p>17,1969743074</text:p>
          </table:table-cell>
          <table:table-cell office:value-type="float" office:value="17.1780529419387" calcext:value-type="float">
            <text:p>17,1780529419</text:p>
          </table:table-cell>
          <table:table-cell office:value-type="float" office:value="17.1667685544717" calcext:value-type="float">
            <text:p>17,1667685545</text:p>
          </table:table-cell>
          <table:table-cell office:value-type="float" office:value="17.1605284040562" calcext:value-type="float">
            <text:p>17,1605284041</text:p>
          </table:table-cell>
          <table:table-cell office:value-type="float" office:value="17.1579368939925" calcext:value-type="float">
            <text:p>17,157936894</text:p>
          </table:table-cell>
          <table:table-cell office:value-type="float" office:value="17.1701220768453" calcext:value-type="float">
            <text:p>17,1701220768</text:p>
          </table:table-cell>
          <table:table-cell/>
          <table:table-cell office:value-type="float" office:value="0.719" calcext:value-type="float">
            <text:p>0,719</text:p>
          </table:table-cell>
          <table:table-cell office:value-type="float" office:value="17.0012211965941" calcext:value-type="float">
            <text:p>17,0012211966</text:p>
          </table:table-cell>
        </table:table-row>
        <table:table-row table:style-name="ro4">
          <table:table-cell office:value-type="float" office:value="0.721" calcext:value-type="float">
            <text:p>0,721</text:p>
          </table:table-cell>
          <table:table-cell office:value-type="float" office:value="17.2783370594268" calcext:value-type="float">
            <text:p>17,2783370594</text:p>
          </table:table-cell>
          <table:table-cell/>
          <table:table-cell office:value-type="float" office:value="0.721" calcext:value-type="float">
            <text:p>0,721</text:p>
          </table:table-cell>
          <table:table-cell office:value-type="float" office:value="17.2469364480658" calcext:value-type="float">
            <text:p>17,2469364481</text:p>
          </table:table-cell>
          <table:table-cell/>
          <table:table-cell office:value-type="float" office:value="0.721" calcext:value-type="float">
            <text:p>0,721</text:p>
          </table:table-cell>
          <table:table-cell office:value-type="float" office:value="17.2307390686675" calcext:value-type="float">
            <text:p>17,2307390687</text:p>
          </table:table-cell>
          <table:table-cell office:value-type="float" office:value="17.1989350581892" calcext:value-type="float">
            <text:p>17,1989350582</text:p>
          </table:table-cell>
          <table:table-cell office:value-type="float" office:value="17.1803408863998" calcext:value-type="float">
            <text:p>17,1803408864</text:p>
          </table:table-cell>
          <table:table-cell office:value-type="float" office:value="17.1692355514431" calcext:value-type="float">
            <text:p>17,1692355514</text:p>
          </table:table-cell>
          <table:table-cell office:value-type="float" office:value="17.1630767412436" calcext:value-type="float">
            <text:p>17,1630767412</text:p>
          </table:table-cell>
          <table:table-cell office:value-type="float" office:value="17.1604968794718" calcext:value-type="float">
            <text:p>17,1604968795</text:p>
          </table:table-cell>
          <table:table-cell office:value-type="float" office:value="17.1723261812329" calcext:value-type="float">
            <text:p>17,1723261812</text:p>
          </table:table-cell>
          <table:table-cell/>
          <table:table-cell office:value-type="float" office:value="0.721" calcext:value-type="float">
            <text:p>0,721</text:p>
          </table:table-cell>
          <table:table-cell office:value-type="float" office:value="17.0054856929645" calcext:value-type="float">
            <text:p>17,005485693</text:p>
          </table:table-cell>
        </table:table-row>
        <table:table-row table:style-name="ro4">
          <table:table-cell office:value-type="float" office:value="0.723" calcext:value-type="float">
            <text:p>0,723</text:p>
          </table:table-cell>
          <table:table-cell office:value-type="float" office:value="17.2788022079398" calcext:value-type="float">
            <text:p>17,2788022079</text:p>
          </table:table-cell>
          <table:table-cell/>
          <table:table-cell office:value-type="float" office:value="0.723" calcext:value-type="float">
            <text:p>0,723</text:p>
          </table:table-cell>
          <table:table-cell office:value-type="float" office:value="17.2479119638897" calcext:value-type="float">
            <text:p>17,2479119639</text:p>
          </table:table-cell>
          <table:table-cell/>
          <table:table-cell office:value-type="float" office:value="0.723" calcext:value-type="float">
            <text:p>0,723</text:p>
          </table:table-cell>
          <table:table-cell office:value-type="float" office:value="17.2320833277092" calcext:value-type="float">
            <text:p>17,2320833277</text:p>
          </table:table-cell>
          <table:table-cell office:value-type="float" office:value="17.2008528954418" calcext:value-type="float">
            <text:p>17,2008528954</text:p>
          </table:table-cell>
          <table:table-cell office:value-type="float" office:value="17.1825792800976" calcext:value-type="float">
            <text:p>17,1825792801</text:p>
          </table:table-cell>
          <table:table-cell office:value-type="float" office:value="17.1716499695538" calcext:value-type="float">
            <text:p>17,1716499696</text:p>
          </table:table-cell>
          <table:table-cell office:value-type="float" office:value="17.1655718304343" calcext:value-type="float">
            <text:p>17,1655718304</text:p>
          </table:table-cell>
          <table:table-cell office:value-type="float" office:value="17.1630045799826" calcext:value-type="float">
            <text:p>17,16300458</text:p>
          </table:table-cell>
          <table:table-cell office:value-type="float" office:value="17.1744901207867" calcext:value-type="float">
            <text:p>17,1744901208</text:p>
          </table:table-cell>
          <table:table-cell/>
          <table:table-cell office:value-type="float" office:value="0.723" calcext:value-type="float">
            <text:p>0,723</text:p>
          </table:table-cell>
          <table:table-cell office:value-type="float" office:value="17.0097088260438" calcext:value-type="float">
            <text:p>17,009708826</text:p>
          </table:table-cell>
        </table:table-row>
        <table:table-row table:style-name="ro4">
          <table:table-cell office:value-type="float" office:value="0.725" calcext:value-type="float">
            <text:p>0,725</text:p>
          </table:table-cell>
          <table:table-cell office:value-type="float" office:value="17.2792581301442" calcext:value-type="float">
            <text:p>17,2792581301</text:p>
          </table:table-cell>
          <table:table-cell/>
          <table:table-cell office:value-type="float" office:value="0.725" calcext:value-type="float">
            <text:p>0,725</text:p>
          </table:table-cell>
          <table:table-cell office:value-type="float" office:value="17.2488687019066" calcext:value-type="float">
            <text:p>17,2488687019</text:p>
          </table:table-cell>
          <table:table-cell/>
          <table:table-cell office:value-type="float" office:value="0.725" calcext:value-type="float">
            <text:p>0,725</text:p>
          </table:table-cell>
          <table:table-cell office:value-type="float" office:value="17.2333982371214" calcext:value-type="float">
            <text:p>17,2333982371</text:p>
          </table:table-cell>
          <table:table-cell office:value-type="float" office:value="17.2027287518495" calcext:value-type="float">
            <text:p>17,2027287518</text:p>
          </table:table-cell>
          <table:table-cell office:value-type="float" office:value="17.1847691725545" calcext:value-type="float">
            <text:p>17,1847691726</text:p>
          </table:table-cell>
          <table:table-cell office:value-type="float" office:value="17.1740128808499" calcext:value-type="float">
            <text:p>17,1740128808</text:p>
          </table:table-cell>
          <table:table-cell office:value-type="float" office:value="17.1680147063421" calcext:value-type="float">
            <text:p>17,1680147063</text:p>
          </table:table-cell>
          <table:table-cell office:value-type="float" office:value="17.1654609545279" calcext:value-type="float">
            <text:p>17,1654609545</text:p>
          </table:table-cell>
          <table:table-cell office:value-type="float" office:value="17.176614418055" calcext:value-type="float">
            <text:p>17,1766144181</text:p>
          </table:table-cell>
          <table:table-cell/>
          <table:table-cell office:value-type="float" office:value="0.725" calcext:value-type="float">
            <text:p>0,725</text:p>
          </table:table-cell>
          <table:table-cell office:value-type="float" office:value="17.0138887426815" calcext:value-type="float">
            <text:p>17,0138887427</text:p>
          </table:table-cell>
        </table:table-row>
        <table:table-row table:style-name="ro4">
          <table:table-cell office:value-type="float" office:value="0.727" calcext:value-type="float">
            <text:p>0,727</text:p>
          </table:table-cell>
          <table:table-cell office:value-type="float" office:value="17.279704986934" calcext:value-type="float">
            <text:p>17,2797049869</text:p>
          </table:table-cell>
          <table:table-cell/>
          <table:table-cell office:value-type="float" office:value="0.727" calcext:value-type="float">
            <text:p>0,727</text:p>
          </table:table-cell>
          <table:table-cell office:value-type="float" office:value="17.2498069631573" calcext:value-type="float">
            <text:p>17,2498069632</text:p>
          </table:table-cell>
          <table:table-cell/>
          <table:table-cell office:value-type="float" office:value="0.727" calcext:value-type="float">
            <text:p>0,727</text:p>
          </table:table-cell>
          <table:table-cell office:value-type="float" office:value="17.2346844296896" calcext:value-type="float">
            <text:p>17,2346844297</text:p>
          </table:table-cell>
          <table:table-cell office:value-type="float" office:value="17.2045635330136" calcext:value-type="float">
            <text:p>17,204563533</text:p>
          </table:table-cell>
          <table:table-cell office:value-type="float" office:value="17.1869115842525" calcext:value-type="float">
            <text:p>17,1869115843</text:p>
          </table:table-cell>
          <table:table-cell office:value-type="float" office:value="17.1763253294762" calcext:value-type="float">
            <text:p>17,1763253295</text:p>
          </table:table-cell>
          <table:table-cell office:value-type="float" office:value="17.1704063787717" calcext:value-type="float">
            <text:p>17,1704063788</text:p>
          </table:table-cell>
          <table:table-cell office:value-type="float" office:value="17.1678669412039" calcext:value-type="float">
            <text:p>17,1678669412</text:p>
          </table:table-cell>
          <table:table-cell office:value-type="float" office:value="17.1786995907848" calcext:value-type="float">
            <text:p>17,1786995908</text:p>
          </table:table-cell>
          <table:table-cell/>
          <table:table-cell office:value-type="float" office:value="0.727" calcext:value-type="float">
            <text:p>0,727</text:p>
          </table:table-cell>
          <table:table-cell office:value-type="float" office:value="17.0180237620906" calcext:value-type="float">
            <text:p>17,0180237621</text:p>
          </table:table-cell>
        </table:table-row>
        <table:table-row table:style-name="ro4">
          <table:table-cell office:value-type="float" office:value="0.729" calcext:value-type="float">
            <text:p>0,729</text:p>
          </table:table-cell>
          <table:table-cell office:value-type="float" office:value="17.2801429327439" calcext:value-type="float">
            <text:p>17,2801429327</text:p>
          </table:table-cell>
          <table:table-cell/>
          <table:table-cell office:value-type="float" office:value="0.729" calcext:value-type="float">
            <text:p>0,729</text:p>
          </table:table-cell>
          <table:table-cell office:value-type="float" office:value="17.2507270400699" calcext:value-type="float">
            <text:p>17,2507270401</text:p>
          </table:table-cell>
          <table:table-cell/>
          <table:table-cell office:value-type="float" office:value="0.729" calcext:value-type="float">
            <text:p>0,729</text:p>
          </table:table-cell>
          <table:table-cell office:value-type="float" office:value="17.2359425184393" calcext:value-type="float">
            <text:p>17,2359425184</text:p>
          </table:table-cell>
          <table:table-cell office:value-type="float" office:value="17.2063581177237" calcext:value-type="float">
            <text:p>17,2063581177</text:p>
          </table:table-cell>
          <table:table-cell office:value-type="float" office:value="17.1890075069285" calcext:value-type="float">
            <text:p>17,1890075069</text:p>
          </table:table-cell>
          <table:table-cell office:value-type="float" office:value="17.1785883318605" calcext:value-type="float">
            <text:p>17,1785883319</text:p>
          </table:table-cell>
          <table:table-cell office:value-type="float" office:value="17.1727478326056" calcext:value-type="float">
            <text:p>17,1727478326</text:p>
          </table:table-cell>
          <table:table-cell office:value-type="float" office:value="17.1702234569425" calcext:value-type="float">
            <text:p>17,1702234569</text:p>
          </table:table-cell>
          <table:table-cell office:value-type="float" office:value="17.1807461504687" calcext:value-type="float">
            <text:p>17,1807461505</text:p>
          </table:table-cell>
          <table:table-cell/>
          <table:table-cell office:value-type="float" office:value="0.729" calcext:value-type="float">
            <text:p>0,729</text:p>
          </table:table-cell>
          <table:table-cell office:value-type="float" office:value="17.022112362871" calcext:value-type="float">
            <text:p>17,0221123629</text:p>
          </table:table-cell>
        </table:table-row>
        <table:table-row table:style-name="ro4">
          <table:table-cell office:value-type="float" office:value="0.731" calcext:value-type="float">
            <text:p>0,731</text:p>
          </table:table-cell>
          <table:table-cell office:value-type="float" office:value="17.2805721231672" calcext:value-type="float">
            <text:p>17,2805721232</text:p>
          </table:table-cell>
          <table:table-cell/>
          <table:table-cell office:value-type="float" office:value="0.731" calcext:value-type="float">
            <text:p>0,731</text:p>
          </table:table-cell>
          <table:table-cell office:value-type="float" office:value="17.2516292243485" calcext:value-type="float">
            <text:p>17,2516292243</text:p>
          </table:table-cell>
          <table:table-cell/>
          <table:table-cell office:value-type="float" office:value="0.731" calcext:value-type="float">
            <text:p>0,731</text:p>
          </table:table-cell>
          <table:table-cell office:value-type="float" office:value="17.2371731020612" calcext:value-type="float">
            <text:p>17,2371731021</text:p>
          </table:table-cell>
          <table:table-cell office:value-type="float" office:value="17.2081133627032" calcext:value-type="float">
            <text:p>17,2081133627</text:p>
          </table:table-cell>
          <table:table-cell office:value-type="float" office:value="17.1910579080089" calcext:value-type="float">
            <text:p>17,191057908</text:p>
          </table:table-cell>
          <table:table-cell office:value-type="float" office:value="17.1808028809475" calcext:value-type="float">
            <text:p>17,1808028809</text:p>
          </table:table-cell>
          <table:table-cell office:value-type="float" office:value="17.1750400319238" calcext:value-type="float">
            <text:p>17,1750400319</text:p>
          </table:table-cell>
          <table:table-cell office:value-type="float" office:value="17.1725314016379" calcext:value-type="float">
            <text:p>17,1725314016</text:p>
          </table:table-cell>
          <table:table-cell office:value-type="float" office:value="17.1827546092323" calcext:value-type="float">
            <text:p>17,1827546092</text:p>
          </table:table-cell>
          <table:table-cell/>
          <table:table-cell office:value-type="float" office:value="0.731" calcext:value-type="float">
            <text:p>0,731</text:p>
          </table:table-cell>
          <table:table-cell office:value-type="float" office:value="17.026153179805" calcext:value-type="float">
            <text:p>17,0261531798</text:p>
          </table:table-cell>
        </table:table-row>
        <table:table-row table:style-name="ro4">
          <table:table-cell office:value-type="float" office:value="0.733" calcext:value-type="float">
            <text:p>0,733</text:p>
          </table:table-cell>
          <table:table-cell office:value-type="float" office:value="17.2809927077262" calcext:value-type="float">
            <text:p>17,2809927077</text:p>
          </table:table-cell>
          <table:table-cell/>
          <table:table-cell office:value-type="float" office:value="0.733" calcext:value-type="float">
            <text:p>0,733</text:p>
          </table:table-cell>
          <table:table-cell office:value-type="float" office:value="17.2525137994798" calcext:value-type="float">
            <text:p>17,2525137995</text:p>
          </table:table-cell>
          <table:table-cell/>
          <table:table-cell office:value-type="float" office:value="0.733" calcext:value-type="float">
            <text:p>0,733</text:p>
          </table:table-cell>
          <table:table-cell office:value-type="float" office:value="17.2383767607635" calcext:value-type="float">
            <text:p>17,2383767608</text:p>
          </table:table-cell>
          <table:table-cell office:value-type="float" office:value="17.2098300995311" calcext:value-type="float">
            <text:p>17,2098300995</text:p>
          </table:table-cell>
          <table:table-cell office:value-type="float" office:value="17.1930637278376" calcext:value-type="float">
            <text:p>17,1930637278</text:p>
          </table:table-cell>
          <table:table-cell office:value-type="float" office:value="17.1829699434029" calcext:value-type="float">
            <text:p>17,1829699434</text:p>
          </table:table-cell>
          <table:table-cell office:value-type="float" office:value="17.177283916982" calcext:value-type="float">
            <text:p>17,177283917</text:p>
          </table:table-cell>
          <table:table-cell office:value-type="float" office:value="17.1747916547342" calcext:value-type="float">
            <text:p>17,1747916547</text:p>
          </table:table-cell>
          <table:table-cell office:value-type="float" office:value="17.184725472512" calcext:value-type="float">
            <text:p>17,1847254725</text:p>
          </table:table-cell>
          <table:table-cell/>
          <table:table-cell office:value-type="float" office:value="0.733" calcext:value-type="float">
            <text:p>0,733</text:p>
          </table:table-cell>
          <table:table-cell office:value-type="float" office:value="17.030144985896" calcext:value-type="float">
            <text:p>17,0301449859</text:p>
          </table:table-cell>
        </table:table-row>
        <table:table-row table:style-name="ro4">
          <table:table-cell office:value-type="float" office:value="0.735" calcext:value-type="float">
            <text:p>0,735</text:p>
          </table:table-cell>
          <table:table-cell office:value-type="float" office:value="17.2814048317079" calcext:value-type="float">
            <text:p>17,2814048317</text:p>
          </table:table-cell>
          <table:table-cell/>
          <table:table-cell office:value-type="float" office:value="0.735" calcext:value-type="float">
            <text:p>0,735</text:p>
          </table:table-cell>
          <table:table-cell office:value-type="float" office:value="17.2533810426326" calcext:value-type="float">
            <text:p>17,2533810426</text:p>
          </table:table-cell>
          <table:table-cell/>
          <table:table-cell office:value-type="float" office:value="0.735" calcext:value-type="float">
            <text:p>0,735</text:p>
          </table:table-cell>
          <table:table-cell office:value-type="float" office:value="17.2395540579493" calcext:value-type="float">
            <text:p>17,2395540579</text:p>
          </table:table-cell>
          <table:table-cell office:value-type="float" office:value="17.2115091363115" calcext:value-type="float">
            <text:p>17,2115091363</text:p>
          </table:table-cell>
          <table:table-cell office:value-type="float" office:value="17.1950258812806" calcext:value-type="float">
            <text:p>17,1950258813</text:p>
          </table:table-cell>
          <table:table-cell office:value-type="float" office:value="17.1850904610994" calcext:value-type="float">
            <text:p>17,1850904611</text:p>
          </table:table-cell>
          <table:table-cell office:value-type="float" office:value="17.1794804055552" calcext:value-type="float">
            <text:p>17,1794804056</text:p>
          </table:table-cell>
          <table:table-cell office:value-type="float" office:value="17.177005076437" calcext:value-type="float">
            <text:p>17,1770050764</text:p>
          </table:table-cell>
          <table:table-cell office:value-type="float" office:value="17.1866592404575" calcext:value-type="float">
            <text:p>17,1866592405</text:p>
          </table:table-cell>
          <table:table-cell/>
          <table:table-cell office:value-type="float" office:value="0.735" calcext:value-type="float">
            <text:p>0,735</text:p>
          </table:table-cell>
          <table:table-cell office:value-type="float" office:value="17.0340866845093" calcext:value-type="float">
            <text:p>17,0340866845</text:p>
          </table:table-cell>
        </table:table-row>
        <table:table-row table:style-name="ro4">
          <table:table-cell office:value-type="float" office:value="0.737" calcext:value-type="float">
            <text:p>0,737</text:p>
          </table:table-cell>
          <table:table-cell office:value-type="float" office:value="17.2818086430591" calcext:value-type="float">
            <text:p>17,2818086431</text:p>
          </table:table-cell>
          <table:table-cell/>
          <table:table-cell office:value-type="float" office:value="0.737" calcext:value-type="float">
            <text:p>0,737</text:p>
          </table:table-cell>
          <table:table-cell office:value-type="float" office:value="17.2542312318078" calcext:value-type="float">
            <text:p>17,2542312318</text:p>
          </table:table-cell>
          <table:table-cell/>
          <table:table-cell office:value-type="float" office:value="0.737" calcext:value-type="float">
            <text:p>0,737</text:p>
          </table:table-cell>
          <table:table-cell office:value-type="float" office:value="17.2407055450695" calcext:value-type="float">
            <text:p>17,2407055451</text:p>
          </table:table-cell>
          <table:table-cell office:value-type="float" office:value="17.2131512619012" calcext:value-type="float">
            <text:p>17,2131512619</text:p>
          </table:table-cell>
          <table:table-cell office:value-type="float" office:value="17.1969452616786" calcext:value-type="float">
            <text:p>17,1969452617</text:p>
          </table:table-cell>
          <table:table-cell office:value-type="float" office:value="17.1871653549004" calcext:value-type="float">
            <text:p>17,1871653549</text:p>
          </table:table-cell>
          <table:table-cell office:value-type="float" office:value="17.1816303966346" calcext:value-type="float">
            <text:p>17,1816303966</text:p>
          </table:table-cell>
          <table:table-cell office:value-type="float" office:value="17.1791725114307" calcext:value-type="float">
            <text:p>17,1791725114</text:p>
          </table:table-cell>
          <table:table-cell office:value-type="float" office:value="17.188556414202" calcext:value-type="float">
            <text:p>17,1885564142</text:p>
          </table:table-cell>
          <table:table-cell/>
          <table:table-cell office:value-type="float" office:value="0.737" calcext:value-type="float">
            <text:p>0,737</text:p>
          </table:table-cell>
          <table:table-cell office:value-type="float" office:value="17.0379773073761" calcext:value-type="float">
            <text:p>17,0379773074</text:p>
          </table:table-cell>
        </table:table-row>
        <table:table-row table:style-name="ro4">
          <table:table-cell office:value-type="float" office:value="0.739" calcext:value-type="float">
            <text:p>0,739</text:p>
          </table:table-cell>
          <table:table-cell office:value-type="float" office:value="17.2822042793379" calcext:value-type="float">
            <text:p>17,2822042793</text:p>
          </table:table-cell>
          <table:table-cell/>
          <table:table-cell office:value-type="float" office:value="0.739" calcext:value-type="float">
            <text:p>0,739</text:p>
          </table:table-cell>
          <table:table-cell office:value-type="float" office:value="17.2550646323101" calcext:value-type="float">
            <text:p>17,2550646323</text:p>
          </table:table-cell>
          <table:table-cell/>
          <table:table-cell office:value-type="float" office:value="0.739" calcext:value-type="float">
            <text:p>0,739</text:p>
          </table:table-cell>
          <table:table-cell office:value-type="float" office:value="17.2418317537473" calcext:value-type="float">
            <text:p>17,2418317537</text:p>
          </table:table-cell>
          <table:table-cell office:value-type="float" office:value="17.2147572397895" calcext:value-type="float">
            <text:p>17,2147572398</text:p>
          </table:table-cell>
          <table:table-cell office:value-type="float" office:value="17.1988227352851" calcext:value-type="float">
            <text:p>17,1988227353</text:p>
          </table:table-cell>
          <table:table-cell office:value-type="float" office:value="17.1891955191615" calcext:value-type="float">
            <text:p>17,1891955192</text:p>
          </table:table-cell>
          <table:table-cell office:value-type="float" office:value="17.183734764677" calcext:value-type="float">
            <text:p>17,1837347647</text:p>
          </table:table-cell>
          <table:table-cell office:value-type="float" office:value="17.1812947826008" calcext:value-type="float">
            <text:p>17,1812947826</text:p>
          </table:table-cell>
          <table:table-cell office:value-type="float" office:value="17.1904174830526" calcext:value-type="float">
            <text:p>17,1904174831</text:p>
          </table:table-cell>
          <table:table-cell/>
          <table:table-cell office:value-type="float" office:value="0.739" calcext:value-type="float">
            <text:p>0,739</text:p>
          </table:table-cell>
          <table:table-cell office:value-type="float" office:value="17.0418159924431" calcext:value-type="float">
            <text:p>17,0418159924</text:p>
          </table:table-cell>
        </table:table-row>
        <table:table-row table:style-name="ro4">
          <table:table-cell office:value-type="float" office:value="0.741" calcext:value-type="float">
            <text:p>0,741</text:p>
          </table:table-cell>
          <table:table-cell office:value-type="float" office:value="17.2825918801579" calcext:value-type="float">
            <text:p>17,2825918802</text:p>
          </table:table-cell>
          <table:table-cell/>
          <table:table-cell office:value-type="float" office:value="0.741" calcext:value-type="float">
            <text:p>0,741</text:p>
          </table:table-cell>
          <table:table-cell office:value-type="float" office:value="17.2558815096552" calcext:value-type="float">
            <text:p>17,2558815097</text:p>
          </table:table-cell>
          <table:table-cell/>
          <table:table-cell office:value-type="float" office:value="0.741" calcext:value-type="float">
            <text:p>0,741</text:p>
          </table:table-cell>
          <table:table-cell office:value-type="float" office:value="17.2429332041351" calcext:value-type="float">
            <text:p>17,2429332041</text:p>
          </table:table-cell>
          <table:table-cell office:value-type="float" office:value="17.2163278151524" calcext:value-type="float">
            <text:p>17,2163278152</text:p>
          </table:table-cell>
          <table:table-cell office:value-type="float" office:value="17.2006591478187" calcext:value-type="float">
            <text:p>17,2006591478</text:p>
          </table:table-cell>
          <table:table-cell office:value-type="float" office:value="17.1911818280642" calcext:value-type="float">
            <text:p>17,1911818281</text:p>
          </table:table-cell>
          <table:table-cell office:value-type="float" office:value="17.1857943659166" calcext:value-type="float">
            <text:p>17,1857943659</text:p>
          </table:table-cell>
          <table:table-cell office:value-type="float" office:value="17.1833726975389" calcext:value-type="float">
            <text:p>17,1833726975</text:p>
          </table:table-cell>
          <table:table-cell office:value-type="float" office:value="17.1922429361253" calcext:value-type="float">
            <text:p>17,1922429361</text:p>
          </table:table-cell>
          <table:table-cell/>
          <table:table-cell office:value-type="float" office:value="0.741" calcext:value-type="float">
            <text:p>0,741</text:p>
          </table:table-cell>
          <table:table-cell office:value-type="float" office:value="17.0456019887572" calcext:value-type="float">
            <text:p>17,0456019888</text:p>
          </table:table-cell>
        </table:table-row>
        <table:table-row table:style-name="ro4">
          <table:table-cell office:value-type="float" office:value="0.743" calcext:value-type="float">
            <text:p>0,743</text:p>
          </table:table-cell>
          <table:table-cell office:value-type="float" office:value="17.2829715791841" calcext:value-type="float">
            <text:p>17,2829715792</text:p>
          </table:table-cell>
          <table:table-cell/>
          <table:table-cell office:value-type="float" office:value="0.743" calcext:value-type="float">
            <text:p>0,743</text:p>
          </table:table-cell>
          <table:table-cell office:value-type="float" office:value="17.2566821212712" calcext:value-type="float">
            <text:p>17,2566821213</text:p>
          </table:table-cell>
          <table:table-cell/>
          <table:table-cell office:value-type="float" office:value="0.743" calcext:value-type="float">
            <text:p>0,743</text:p>
          </table:table-cell>
          <table:table-cell office:value-type="float" office:value="17.2440104002332" calcext:value-type="float">
            <text:p>17,2440104002</text:p>
          </table:table-cell>
          <table:table-cell office:value-type="float" office:value="17.217863711314" calcext:value-type="float">
            <text:p>17,2178637113</text:p>
          </table:table-cell>
          <table:table-cell office:value-type="float" office:value="17.2024553212772" calcext:value-type="float">
            <text:p>17,2024553213</text:p>
          </table:table-cell>
          <table:table-cell office:value-type="float" office:value="17.1931251324479" calcext:value-type="float">
            <text:p>17,1931251324</text:p>
          </table:table-cell>
          <table:table-cell office:value-type="float" office:value="17.1878100350039" calcext:value-type="float">
            <text:p>17,187810035</text:p>
          </table:table-cell>
          <table:table-cell office:value-type="float" office:value="17.1854070448108" calcext:value-type="float">
            <text:p>17,1854070448</text:p>
          </table:table-cell>
          <table:table-cell office:value-type="float" office:value="17.1940332544151" calcext:value-type="float">
            <text:p>17,1940332544</text:p>
          </table:table-cell>
          <table:table-cell/>
          <table:table-cell office:value-type="float" office:value="0.743" calcext:value-type="float">
            <text:p>0,743</text:p>
          </table:table-cell>
          <table:table-cell office:value-type="float" office:value="17.0493346406036" calcext:value-type="float">
            <text:p>17,0493346406</text:p>
          </table:table-cell>
        </table:table-row>
        <table:table-row table:style-name="ro4">
          <table:table-cell office:value-type="float" office:value="0.745" calcext:value-type="float">
            <text:p>0,745</text:p>
          </table:table-cell>
          <table:table-cell office:value-type="float" office:value="17.2833435097595" calcext:value-type="float">
            <text:p>17,2833435098</text:p>
          </table:table-cell>
          <table:table-cell/>
          <table:table-cell office:value-type="float" office:value="0.745" calcext:value-type="float">
            <text:p>0,745</text:p>
          </table:table-cell>
          <table:table-cell office:value-type="float" office:value="17.2574667223421" calcext:value-type="float">
            <text:p>17,2574667223</text:p>
          </table:table-cell>
          <table:table-cell/>
          <table:table-cell office:value-type="float" office:value="0.745" calcext:value-type="float">
            <text:p>0,745</text:p>
          </table:table-cell>
          <table:table-cell office:value-type="float" office:value="17.2450638338489" calcext:value-type="float">
            <text:p>17,2450638338</text:p>
          </table:table-cell>
          <table:table-cell office:value-type="float" office:value="17.2193656332028" calcext:value-type="float">
            <text:p>17,2193656332</text:p>
          </table:table-cell>
          <table:table-cell office:value-type="float" office:value="17.2042120571778" calcext:value-type="float">
            <text:p>17,2042120572</text:p>
          </table:table-cell>
          <table:table-cell office:value-type="float" office:value="17.1950262629208" calcext:value-type="float">
            <text:p>17,1950262629</text:p>
          </table:table-cell>
          <table:table-cell office:value-type="float" office:value="17.1897825880508" calcext:value-type="float">
            <text:p>17,1897825881</text:p>
          </table:table-cell>
          <table:table-cell office:value-type="float" office:value="17.1873985970209" calcext:value-type="float">
            <text:p>17,187398597</text:p>
          </table:table-cell>
          <table:table-cell office:value-type="float" office:value="17.1957889159379" calcext:value-type="float">
            <text:p>17,1957889159</text:p>
          </table:table-cell>
          <table:table-cell/>
          <table:table-cell office:value-type="float" office:value="0.745" calcext:value-type="float">
            <text:p>0,745</text:p>
          </table:table-cell>
          <table:table-cell office:value-type="float" office:value="17.0530133862719" calcext:value-type="float">
            <text:p>17,0530133863</text:p>
          </table:table-cell>
        </table:table-row>
        <table:table-row table:style-name="ro4">
          <table:table-cell office:value-type="float" office:value="0.747" calcext:value-type="float">
            <text:p>0,747</text:p>
          </table:table-cell>
          <table:table-cell office:value-type="float" office:value="17.2837078007174" calcext:value-type="float">
            <text:p>17,2837078007</text:p>
          </table:table-cell>
          <table:table-cell/>
          <table:table-cell office:value-type="float" office:value="0.747" calcext:value-type="float">
            <text:p>0,747</text:p>
          </table:table-cell>
          <table:table-cell office:value-type="float" office:value="17.2582355614673" calcext:value-type="float">
            <text:p>17,2582355615</text:p>
          </table:table-cell>
          <table:table-cell/>
          <table:table-cell office:value-type="float" office:value="0.747" calcext:value-type="float">
            <text:p>0,747</text:p>
          </table:table-cell>
          <table:table-cell office:value-type="float" office:value="17.2460939823232" calcext:value-type="float">
            <text:p>17,2460939823</text:p>
          </table:table-cell>
          <table:table-cell office:value-type="float" office:value="17.2208342657547" calcext:value-type="float">
            <text:p>17,2208342658</text:p>
          </table:table-cell>
          <table:table-cell office:value-type="float" office:value="17.2059301351571" calcext:value-type="float">
            <text:p>17,2059301352</text:p>
          </table:table-cell>
          <table:table-cell office:value-type="float" office:value="17.1968860284438" calcext:value-type="float">
            <text:p>17,1968860284</text:p>
          </table:table-cell>
          <table:table-cell office:value-type="float" office:value="17.1917128210691" calcext:value-type="float">
            <text:p>17,1917128211</text:p>
          </table:table-cell>
          <table:table-cell office:value-type="float" office:value="17.189348109001" calcext:value-type="float">
            <text:p>17,189348109</text:p>
          </table:table-cell>
          <table:table-cell office:value-type="float" office:value="17.1975103914984" calcext:value-type="float">
            <text:p>17,1975103915</text:p>
          </table:table-cell>
          <table:table-cell/>
          <table:table-cell office:value-type="float" office:value="0.747" calcext:value-type="float">
            <text:p>0,747</text:p>
          </table:table-cell>
          <table:table-cell office:value-type="float" office:value="17.0566377470761" calcext:value-type="float">
            <text:p>17,0566377471</text:p>
          </table:table-cell>
        </table:table-row>
        <table:table-row table:style-name="ro4">
          <table:table-cell office:value-type="float" office:value="0.749" calcext:value-type="float">
            <text:p>0,749</text:p>
          </table:table-cell>
          <table:table-cell office:value-type="float" office:value="17.2840645787502" calcext:value-type="float">
            <text:p>17,2840645788</text:p>
          </table:table-cell>
          <table:table-cell/>
          <table:table-cell office:value-type="float" office:value="0.749" calcext:value-type="float">
            <text:p>0,749</text:p>
          </table:table-cell>
          <table:table-cell office:value-type="float" office:value="17.2589888831272" calcext:value-type="float">
            <text:p>17,2589888831</text:p>
          </table:table-cell>
          <table:table-cell/>
          <table:table-cell office:value-type="float" office:value="0.749" calcext:value-type="float">
            <text:p>0,749</text:p>
          </table:table-cell>
          <table:table-cell office:value-type="float" office:value="17.2471013103897" calcext:value-type="float">
            <text:p>17,2471013104</text:p>
          </table:table-cell>
          <table:table-cell office:value-type="float" office:value="17.222270275649" calcext:value-type="float">
            <text:p>17,2222702756</text:p>
          </table:table-cell>
          <table:table-cell office:value-type="float" office:value="17.2076103146297" calcext:value-type="float">
            <text:p>17,2076103146</text:p>
          </table:table-cell>
          <table:table-cell office:value-type="float" office:value="17.1987052179067" calcext:value-type="float">
            <text:p>17,1987052179</text:p>
          </table:table-cell>
          <table:table-cell office:value-type="float" office:value="17.1936015114646" calcext:value-type="float">
            <text:p>17,1936015115</text:p>
          </table:table-cell>
          <table:table-cell office:value-type="float" office:value="17.1912563192468" calcext:value-type="float">
            <text:p>17,1912563192</text:p>
          </table:table-cell>
          <table:table-cell office:value-type="float" office:value="17.1991981467494" calcext:value-type="float">
            <text:p>17,1991981467</text:p>
          </table:table-cell>
          <table:table-cell/>
          <table:table-cell office:value-type="float" office:value="0.749" calcext:value-type="float">
            <text:p>0,749</text:p>
          </table:table-cell>
          <table:table-cell office:value-type="float" office:value="17.0602073235917" calcext:value-type="float">
            <text:p>17,0602073236</text:p>
          </table:table-cell>
        </table:table-row>
        <table:table-row table:style-name="ro4">
          <table:table-cell office:value-type="float" office:value="0.751" calcext:value-type="float">
            <text:p>0,751</text:p>
          </table:table-cell>
          <table:table-cell office:value-type="float" office:value="17.2844139658427" calcext:value-type="float">
            <text:p>17,2844139658</text:p>
          </table:table-cell>
          <table:table-cell/>
          <table:table-cell office:value-type="float" office:value="0.751" calcext:value-type="float">
            <text:p>0,751</text:p>
          </table:table-cell>
          <table:table-cell office:value-type="float" office:value="17.2597269250246" calcext:value-type="float">
            <text:p>17,259726925</text:p>
          </table:table-cell>
          <table:table-cell/>
          <table:table-cell office:value-type="float" office:value="0.751" calcext:value-type="float">
            <text:p>0,751</text:p>
          </table:table-cell>
          <table:table-cell office:value-type="float" office:value="17.2480862689121" calcext:value-type="float">
            <text:p>17,2480862689</text:p>
          </table:table-cell>
          <table:table-cell office:value-type="float" office:value="17.223674310519" calcext:value-type="float">
            <text:p>17,2236743105</text:p>
          </table:table-cell>
          <table:table-cell office:value-type="float" office:value="17.2092533341302" calcext:value-type="float">
            <text:p>17,2092533341</text:p>
          </table:table-cell>
          <table:table-cell office:value-type="float" office:value="17.2004845994446" calcext:value-type="float">
            <text:p>17,2004845994</text:p>
          </table:table-cell>
          <table:table-cell office:value-type="float" office:value="17.1954494172343" calcext:value-type="float">
            <text:p>17,1954494172</text:p>
          </table:table-cell>
          <table:table-cell office:value-type="float" office:value="17.1931239489228" calcext:value-type="float">
            <text:p>17,1931239489</text:p>
          </table:table-cell>
          <table:table-cell office:value-type="float" office:value="17.2008526395476" calcext:value-type="float">
            <text:p>17,2008526395</text:p>
          </table:table-cell>
          <table:table-cell/>
          <table:table-cell office:value-type="float" office:value="0.751" calcext:value-type="float">
            <text:p>0,751</text:p>
          </table:table-cell>
          <table:table-cell office:value-type="float" office:value="17.0637217871647" calcext:value-type="float">
            <text:p>17,0637217872</text:p>
          </table:table-cell>
        </table:table-row>
        <table:table-row table:style-name="ro4">
          <table:table-cell office:value-type="float" office:value="0.753" calcext:value-type="float">
            <text:p>0,753</text:p>
          </table:table-cell>
          <table:table-cell office:value-type="float" office:value="17.2847560866309" calcext:value-type="float">
            <text:p>17,2847560866</text:p>
          </table:table-cell>
          <table:table-cell/>
          <table:table-cell office:value-type="float" office:value="0.753" calcext:value-type="float">
            <text:p>0,753</text:p>
          </table:table-cell>
          <table:table-cell office:value-type="float" office:value="17.2604499257372" calcext:value-type="float">
            <text:p>17,2604499257</text:p>
          </table:table-cell>
          <table:table-cell/>
          <table:table-cell office:value-type="float" office:value="0.753" calcext:value-type="float">
            <text:p>0,753</text:p>
          </table:table-cell>
          <table:table-cell office:value-type="float" office:value="17.2490492998286" calcext:value-type="float">
            <text:p>17,2490492998</text:p>
          </table:table-cell>
          <table:table-cell office:value-type="float" office:value="17.2250470031492" calcext:value-type="float">
            <text:p>17,2250470031</text:p>
          </table:table-cell>
          <table:table-cell office:value-type="float" office:value="17.2108599152243" calcext:value-type="float">
            <text:p>17,2108599152</text:p>
          </table:table-cell>
          <table:table-cell office:value-type="float" office:value="17.2022249242197" calcext:value-type="float">
            <text:p>17,2022249242</text:p>
          </table:table-cell>
          <table:table-cell office:value-type="float" office:value="17.1972572807244" calcext:value-type="float">
            <text:p>17,1972572807</text:p>
          </table:table-cell>
          <table:table-cell office:value-type="float" office:value="17.1949517057201" calcext:value-type="float">
            <text:p>17,1949517057</text:p>
          </table:table-cell>
          <table:table-cell office:value-type="float" office:value="17.2024743268135" calcext:value-type="float">
            <text:p>17,2024743268</text:p>
          </table:table-cell>
          <table:table-cell/>
          <table:table-cell office:value-type="float" office:value="0.753" calcext:value-type="float">
            <text:p>0,753</text:p>
          </table:table-cell>
          <table:table-cell office:value-type="float" office:value="17.0671808820628" calcext:value-type="float">
            <text:p>17,0671808821</text:p>
          </table:table-cell>
        </table:table-row>
        <table:table-row table:style-name="ro4">
          <table:table-cell office:value-type="float" office:value="0.755" calcext:value-type="float">
            <text:p>0,755</text:p>
          </table:table-cell>
          <table:table-cell office:value-type="float" office:value="17.2850910578042" calcext:value-type="float">
            <text:p>17,2850910578</text:p>
          </table:table-cell>
          <table:table-cell/>
          <table:table-cell office:value-type="float" office:value="0.755" calcext:value-type="float">
            <text:p>0,755</text:p>
          </table:table-cell>
          <table:table-cell office:value-type="float" office:value="17.2611581137185" calcext:value-type="float">
            <text:p>17,2611581137</text:p>
          </table:table-cell>
          <table:table-cell/>
          <table:table-cell office:value-type="float" office:value="0.755" calcext:value-type="float">
            <text:p>0,755</text:p>
          </table:table-cell>
          <table:table-cell office:value-type="float" office:value="17.2499908298301" calcext:value-type="float">
            <text:p>17,2499908298</text:p>
          </table:table-cell>
          <table:table-cell office:value-type="float" office:value="17.226388966599" calcext:value-type="float">
            <text:p>17,2263889666</text:p>
          </table:table-cell>
          <table:table-cell office:value-type="float" office:value="17.2124307581031" calcext:value-type="float">
            <text:p>17,2124307581</text:p>
          </table:table-cell>
          <table:table-cell office:value-type="float" office:value="17.203926922087" calcext:value-type="float">
            <text:p>17,2039269221</text:p>
          </table:table-cell>
          <table:table-cell office:value-type="float" office:value="17.1990258241138" calcext:value-type="float">
            <text:p>17,1990258241</text:p>
          </table:table-cell>
          <table:table-cell office:value-type="float" office:value="17.1967402789282" calcext:value-type="float">
            <text:p>17,1967402789</text:p>
          </table:table-cell>
          <table:table-cell office:value-type="float" office:value="17.2040636542402" calcext:value-type="float">
            <text:p>17,2040636542</text:p>
          </table:table-cell>
          <table:table-cell/>
          <table:table-cell office:value-type="float" office:value="0.755" calcext:value-type="float">
            <text:p>0,755</text:p>
          </table:table-cell>
          <table:table-cell office:value-type="float" office:value="17.0705844093713" calcext:value-type="float">
            <text:p>17,0705844094</text:p>
          </table:table-cell>
        </table:table-row>
        <table:table-row table:style-name="ro4">
          <table:table-cell office:value-type="float" office:value="0.757" calcext:value-type="float">
            <text:p>0,757</text:p>
          </table:table-cell>
          <table:table-cell office:value-type="float" office:value="17.2854189958172" calcext:value-type="float">
            <text:p>17,2854189958</text:p>
          </table:table-cell>
          <table:table-cell/>
          <table:table-cell office:value-type="float" office:value="0.757" calcext:value-type="float">
            <text:p>0,757</text:p>
          </table:table-cell>
          <table:table-cell office:value-type="float" office:value="17.2618517153173" calcext:value-type="float">
            <text:p>17,2618517153</text:p>
          </table:table-cell>
          <table:table-cell/>
          <table:table-cell office:value-type="float" office:value="0.757" calcext:value-type="float">
            <text:p>0,757</text:p>
          </table:table-cell>
          <table:table-cell office:value-type="float" office:value="17.2509112755026" calcext:value-type="float">
            <text:p>17,2509112755</text:p>
          </table:table-cell>
          <table:table-cell office:value-type="float" office:value="17.2277007985458" calcext:value-type="float">
            <text:p>17,2277007985</text:p>
          </table:table-cell>
          <table:table-cell office:value-type="float" office:value="17.213966545627" calcext:value-type="float">
            <text:p>17,2139665456</text:p>
          </table:table-cell>
          <table:table-cell office:value-type="float" office:value="17.2055913055117" calcext:value-type="float">
            <text:p>17,2055913055</text:p>
          </table:table-cell>
          <table:table-cell office:value-type="float" office:value="17.200755753321" calcext:value-type="float">
            <text:p>17,2007557533</text:p>
          </table:table-cell>
          <table:table-cell office:value-type="float" office:value="17.1984903434632" calcext:value-type="float">
            <text:p>17,1984903435</text:p>
          </table:table-cell>
          <table:table-cell office:value-type="float" office:value="17.2056210635193" calcext:value-type="float">
            <text:p>17,2056210635</text:p>
          </table:table-cell>
          <table:table-cell/>
          <table:table-cell office:value-type="float" office:value="0.757" calcext:value-type="float">
            <text:p>0,757</text:p>
          </table:table-cell>
          <table:table-cell office:value-type="float" office:value="17.0739322301722" calcext:value-type="float">
            <text:p>17,0739322302</text:p>
          </table:table-cell>
        </table:table-row>
        <table:table-row table:style-name="ro4">
          <table:table-cell office:value-type="float" office:value="0.759" calcext:value-type="float">
            <text:p>0,759</text:p>
          </table:table-cell>
          <table:table-cell office:value-type="float" office:value="17.2857400132202" calcext:value-type="float">
            <text:p>17,2857400132</text:p>
          </table:table-cell>
          <table:table-cell/>
          <table:table-cell office:value-type="float" office:value="0.759" calcext:value-type="float">
            <text:p>0,759</text:p>
          </table:table-cell>
          <table:table-cell office:value-type="float" office:value="17.2625309509755" calcext:value-type="float">
            <text:p>17,262530951</text:p>
          </table:table-cell>
          <table:table-cell/>
          <table:table-cell office:value-type="float" office:value="0.759" calcext:value-type="float">
            <text:p>0,759</text:p>
          </table:table-cell>
          <table:table-cell office:value-type="float" office:value="17.2518110413302" calcext:value-type="float">
            <text:p>17,2518110413</text:p>
          </table:table-cell>
          <table:table-cell office:value-type="float" office:value="17.2289830798772" calcext:value-type="float">
            <text:p>17,2289830799</text:p>
          </table:table-cell>
          <table:table-cell office:value-type="float" office:value="17.2154679420981" calcext:value-type="float">
            <text:p>17,2154679421</text:p>
          </table:table-cell>
          <table:table-cell office:value-type="float" office:value="17.207218768343" calcext:value-type="float">
            <text:p>17,2072187683</text:p>
          </table:table-cell>
          <table:table-cell office:value-type="float" office:value="17.2024477566686" calcext:value-type="float">
            <text:p>17,2024477567</text:p>
          </table:table-cell>
          <table:table-cell office:value-type="float" office:value="17.2002025583301" calcext:value-type="float">
            <text:p>17,2002025583</text:p>
          </table:table-cell>
          <table:table-cell office:value-type="float" office:value="17.2071469887011" calcext:value-type="float">
            <text:p>17,2071469887</text:p>
          </table:table-cell>
          <table:table-cell/>
          <table:table-cell office:value-type="float" office:value="0.759" calcext:value-type="float">
            <text:p>0,759</text:p>
          </table:table-cell>
          <table:table-cell office:value-type="float" office:value="17.0772242572376" calcext:value-type="float">
            <text:p>17,0772242572</text:p>
          </table:table-cell>
        </table:table-row>
        <table:table-row table:style-name="ro4">
          <table:table-cell office:value-type="float" office:value="0.761" calcext:value-type="float">
            <text:p>0,761</text:p>
          </table:table-cell>
          <table:table-cell office:value-type="float" office:value="17.2860542209157" calcext:value-type="float">
            <text:p>17,2860542209</text:p>
          </table:table-cell>
          <table:table-cell/>
          <table:table-cell office:value-type="float" office:value="0.761" calcext:value-type="float">
            <text:p>0,761</text:p>
          </table:table-cell>
          <table:table-cell office:value-type="float" office:value="17.2631960375836" calcext:value-type="float">
            <text:p>17,2631960376</text:p>
          </table:table-cell>
          <table:table-cell/>
          <table:table-cell office:value-type="float" office:value="0.761" calcext:value-type="float">
            <text:p>0,761</text:p>
          </table:table-cell>
          <table:table-cell office:value-type="float" office:value="17.252690521386" calcext:value-type="float">
            <text:p>17,2526905214</text:p>
          </table:table-cell>
          <table:table-cell office:value-type="float" office:value="17.230236376239" calcext:value-type="float">
            <text:p>17,2302363762</text:p>
          </table:table-cell>
          <table:table-cell office:value-type="float" office:value="17.2169355947387" calcext:value-type="float">
            <text:p>17,2169355947</text:p>
          </table:table-cell>
          <table:table-cell office:value-type="float" office:value="17.2088099872333" calcext:value-type="float">
            <text:p>17,2088099872</text:p>
          </table:table-cell>
          <table:table-cell office:value-type="float" office:value="17.2041025062515" calcext:value-type="float">
            <text:p>17,2041025063</text:p>
          </table:table-cell>
          <table:table-cell office:value-type="float" office:value="17.2018775679658" calcext:value-type="float">
            <text:p>17,201877568</text:p>
          </table:table-cell>
          <table:table-cell office:value-type="float" office:value="17.2086418582282" calcext:value-type="float">
            <text:p>17,2086418582</text:p>
          </table:table-cell>
          <table:table-cell/>
          <table:table-cell office:value-type="float" office:value="0.761" calcext:value-type="float">
            <text:p>0,761</text:p>
          </table:table-cell>
          <table:table-cell office:value-type="float" office:value="17.0804604531367" calcext:value-type="float">
            <text:p>17,0804604531</text:p>
          </table:table-cell>
        </table:table-row>
        <table:table-row table:style-name="ro4">
          <table:table-cell office:value-type="float" office:value="0.763" calcext:value-type="float">
            <text:p>0,763</text:p>
          </table:table-cell>
          <table:table-cell office:value-type="float" office:value="17.2863617281734" calcext:value-type="float">
            <text:p>17,2863617282</text:p>
          </table:table-cell>
          <table:table-cell/>
          <table:table-cell office:value-type="float" office:value="0.763" calcext:value-type="float">
            <text:p>0,763</text:p>
          </table:table-cell>
          <table:table-cell office:value-type="float" office:value="17.2638471885086" calcext:value-type="float">
            <text:p>17,2638471885</text:p>
          </table:table-cell>
          <table:table-cell/>
          <table:table-cell office:value-type="float" office:value="0.763" calcext:value-type="float">
            <text:p>0,763</text:p>
          </table:table-cell>
          <table:table-cell office:value-type="float" office:value="17.2535500996121" calcext:value-type="float">
            <text:p>17,2535500996</text:p>
          </table:table-cell>
          <table:table-cell office:value-type="float" office:value="17.2314612384424" calcext:value-type="float">
            <text:p>17,2314612384</text:p>
          </table:table-cell>
          <table:table-cell office:value-type="float" office:value="17.2183701341238" calcext:value-type="float">
            <text:p>17,2183701341</text:p>
          </table:table-cell>
          <table:table-cell office:value-type="float" office:value="17.210365622037" calcext:value-type="float">
            <text:p>17,210365622</text:p>
          </table:table-cell>
          <table:table-cell office:value-type="float" office:value="17.2057206582692" calcext:value-type="float">
            <text:p>17,2057206583</text:p>
          </table:table-cell>
          <table:table-cell office:value-type="float" office:value="17.2035160024852" calcext:value-type="float">
            <text:p>17,2035160025</text:p>
          </table:table-cell>
          <table:table-cell office:value-type="float" office:value="17.2101060948389" calcext:value-type="float">
            <text:p>17,2101060948</text:p>
          </table:table-cell>
          <table:table-cell/>
          <table:table-cell office:value-type="float" office:value="0.763" calcext:value-type="float">
            <text:p>0,763</text:p>
          </table:table-cell>
          <table:table-cell office:value-type="float" office:value="17.0836408262875" calcext:value-type="float">
            <text:p>17,0836408263</text:p>
          </table:table-cell>
        </table:table-row>
        <table:table-row table:style-name="ro4">
          <table:table-cell office:value-type="float" office:value="0.765" calcext:value-type="float">
            <text:p>0,765</text:p>
          </table:table-cell>
          <table:table-cell office:value-type="float" office:value="17.2866626411294" calcext:value-type="float">
            <text:p>17,2866626411</text:p>
          </table:table-cell>
          <table:table-cell/>
          <table:table-cell office:value-type="float" office:value="0.765" calcext:value-type="float">
            <text:p>0,765</text:p>
          </table:table-cell>
          <table:table-cell office:value-type="float" office:value="17.2644846120445" calcext:value-type="float">
            <text:p>17,264484612</text:p>
          </table:table-cell>
          <table:table-cell/>
          <table:table-cell office:value-type="float" office:value="0.765" calcext:value-type="float">
            <text:p>0,765</text:p>
          </table:table-cell>
          <table:table-cell office:value-type="float" office:value="17.2543901491516" calcext:value-type="float">
            <text:p>17,2543901492</text:p>
          </table:table-cell>
          <table:table-cell office:value-type="float" office:value="17.2326582021079" calcext:value-type="float">
            <text:p>17,2326582021</text:p>
          </table:table-cell>
          <table:table-cell office:value-type="float" office:value="17.219772173915" calcext:value-type="float">
            <text:p>17,2197721739</text:p>
          </table:table-cell>
          <table:table-cell office:value-type="float" office:value="17.2118863155314" calcext:value-type="float">
            <text:p>17,2118863155</text:p>
          </table:table-cell>
          <table:table-cell office:value-type="float" office:value="17.2073028526682" calcext:value-type="float">
            <text:p>17,2073028527</text:p>
          </table:table-cell>
          <table:table-cell office:value-type="float" office:value="17.2051184771988" calcext:value-type="float">
            <text:p>17,2051184772</text:p>
          </table:table-cell>
          <table:table-cell office:value-type="float" office:value="17.2115401140346" calcext:value-type="float">
            <text:p>17,211540114</text:p>
          </table:table-cell>
          <table:table-cell/>
          <table:table-cell office:value-type="float" office:value="0.765" calcext:value-type="float">
            <text:p>0,765</text:p>
          </table:table-cell>
          <table:table-cell office:value-type="float" office:value="17.0867654256907" calcext:value-type="float">
            <text:p>17,0867654257</text:p>
          </table:table-cell>
        </table:table-row>
        <table:table-row table:style-name="ro4">
          <table:table-cell office:value-type="float" office:value="0.767" calcext:value-type="float">
            <text:p>0,767</text:p>
          </table:table-cell>
          <table:table-cell office:value-type="float" office:value="17.2869570609867" calcext:value-type="float">
            <text:p>17,286957061</text:p>
          </table:table-cell>
          <table:table-cell/>
          <table:table-cell office:value-type="float" office:value="0.767" calcext:value-type="float">
            <text:p>0,767</text:p>
          </table:table-cell>
          <table:table-cell office:value-type="float" office:value="17.265108509551" calcext:value-type="float">
            <text:p>17,2651085096</text:p>
          </table:table-cell>
          <table:table-cell/>
          <table:table-cell office:value-type="float" office:value="0.767" calcext:value-type="float">
            <text:p>0,767</text:p>
          </table:table-cell>
          <table:table-cell office:value-type="float" office:value="17.2552110314968" calcext:value-type="float">
            <text:p>17,2552110315</text:p>
          </table:table-cell>
          <table:table-cell office:value-type="float" office:value="17.2338277871613" calcext:value-type="float">
            <text:p>17,2338277872</text:p>
          </table:table-cell>
          <table:table-cell office:value-type="float" office:value="17.2211423104596" calcext:value-type="float">
            <text:p>17,2211423105</text:p>
          </table:table-cell>
          <table:table-cell office:value-type="float" office:value="17.2133726930073" calcext:value-type="float">
            <text:p>17,213372693</text:p>
          </table:table-cell>
          <table:table-cell office:value-type="float" office:value="17.2088497126558" calcext:value-type="float">
            <text:p>17,2088497127</text:p>
          </table:table-cell>
          <table:table-cell office:value-type="float" office:value="17.2066855919945" calcext:value-type="float">
            <text:p>17,206685592</text:p>
          </table:table-cell>
          <table:table-cell office:value-type="float" office:value="17.2129443222736" calcext:value-type="float">
            <text:p>17,2129443223</text:p>
          </table:table-cell>
          <table:table-cell/>
          <table:table-cell office:value-type="float" office:value="0.767" calcext:value-type="float">
            <text:p>0,767</text:p>
          </table:table-cell>
          <table:table-cell office:value-type="float" office:value="17.0898343355934" calcext:value-type="float">
            <text:p>17,0898343356</text:p>
          </table:table-cell>
        </table:table-row>
        <table:table-row table:style-name="ro4">
          <table:table-cell office:value-type="float" office:value="0.769" calcext:value-type="float">
            <text:p>0,769</text:p>
          </table:table-cell>
          <table:table-cell office:value-type="float" office:value="17.2872450909446" calcext:value-type="float">
            <text:p>17,2872450909</text:p>
          </table:table-cell>
          <table:table-cell/>
          <table:table-cell office:value-type="float" office:value="0.769" calcext:value-type="float">
            <text:p>0,769</text:p>
          </table:table-cell>
          <table:table-cell office:value-type="float" office:value="17.2657190826752" calcext:value-type="float">
            <text:p>17,2657190827</text:p>
          </table:table-cell>
          <table:table-cell/>
          <table:table-cell office:value-type="float" office:value="0.769" calcext:value-type="float">
            <text:p>0,769</text:p>
          </table:table-cell>
          <table:table-cell office:value-type="float" office:value="17.2560131010114" calcext:value-type="float">
            <text:p>17,256013101</text:p>
          </table:table-cell>
          <table:table-cell office:value-type="float" office:value="17.2349705016094" calcext:value-type="float">
            <text:p>17,2349705016</text:p>
          </table:table-cell>
          <table:table-cell office:value-type="float" office:value="17.2224811262982" calcext:value-type="float">
            <text:p>17,2224811263</text:p>
          </table:table-cell>
          <table:table-cell office:value-type="float" office:value="17.2148253656759" calcext:value-type="float">
            <text:p>17,2148253657</text:p>
          </table:table-cell>
          <table:table-cell office:value-type="float" office:value="17.2103618481171" calcext:value-type="float">
            <text:p>17,2103618481</text:p>
          </table:table-cell>
          <table:table-cell office:value-type="float" office:value="17.2082179348849" calcext:value-type="float">
            <text:p>17,2082179349</text:p>
          </table:table-cell>
          <table:table-cell office:value-type="float" office:value="17.2143191235013" calcext:value-type="float">
            <text:p>17,2143191235</text:p>
          </table:table-cell>
          <table:table-cell/>
          <table:table-cell office:value-type="float" office:value="0.769" calcext:value-type="float">
            <text:p>0,769</text:p>
          </table:table-cell>
          <table:table-cell office:value-type="float" office:value="17.0928476793752" calcext:value-type="float">
            <text:p>17,0928476794</text:p>
          </table:table-cell>
        </table:table-row>
        <table:table-row table:style-name="ro4">
          <table:table-cell office:value-type="float" office:value="0.771" calcext:value-type="float">
            <text:p>0,771</text:p>
          </table:table-cell>
          <table:table-cell office:value-type="float" office:value="17.2875268303597" calcext:value-type="float">
            <text:p>17,2875268304</text:p>
          </table:table-cell>
          <table:table-cell/>
          <table:table-cell office:value-type="float" office:value="0.771" calcext:value-type="float">
            <text:p>0,771</text:p>
          </table:table-cell>
          <table:table-cell office:value-type="float" office:value="17.2663165272903" calcext:value-type="float">
            <text:p>17,2663165273</text:p>
          </table:table-cell>
          <table:table-cell/>
          <table:table-cell office:value-type="float" office:value="0.771" calcext:value-type="float">
            <text:p>0,771</text:p>
          </table:table-cell>
          <table:table-cell office:value-type="float" office:value="17.2567967015552" calcext:value-type="float">
            <text:p>17,2567967016</text:p>
          </table:table-cell>
          <table:table-cell office:value-type="float" office:value="17.2360868390058" calcext:value-type="float">
            <text:p>17,236086839</text:p>
          </table:table-cell>
          <table:table-cell office:value-type="float" office:value="17.2237891879049" calcext:value-type="float">
            <text:p>17,2237891879</text:p>
          </table:table-cell>
          <table:table-cell office:value-type="float" office:value="17.2162449284494" calcext:value-type="float">
            <text:p>17,2162449284</text:p>
          </table:table-cell>
          <table:table-cell office:value-type="float" office:value="17.2118398532861" calcext:value-type="float">
            <text:p>17,2118398533</text:p>
          </table:table-cell>
          <table:table-cell office:value-type="float" office:value="17.2097160794375" calcext:value-type="float">
            <text:p>17,2097160794</text:p>
          </table:table-cell>
          <table:table-cell office:value-type="float" office:value="17.2156649135067" calcext:value-type="float">
            <text:p>17,2156649135</text:p>
          </table:table-cell>
          <table:table-cell/>
          <table:table-cell office:value-type="float" office:value="0.771" calcext:value-type="float">
            <text:p>0,771</text:p>
          </table:table-cell>
          <table:table-cell office:value-type="float" office:value="17.0958056104625" calcext:value-type="float">
            <text:p>17,0958056105</text:p>
          </table:table-cell>
        </table:table-row>
        <table:table-row table:style-name="ro4">
          <table:table-cell office:value-type="float" office:value="0.773" calcext:value-type="float">
            <text:p>0,773</text:p>
          </table:table-cell>
          <table:table-cell office:value-type="float" office:value="17.2878023773978" calcext:value-type="float">
            <text:p>17,2878023774</text:p>
          </table:table-cell>
          <table:table-cell/>
          <table:table-cell office:value-type="float" office:value="0.773" calcext:value-type="float">
            <text:p>0,773</text:p>
          </table:table-cell>
          <table:table-cell office:value-type="float" office:value="17.2669010362671" calcext:value-type="float">
            <text:p>17,2669010363</text:p>
          </table:table-cell>
          <table:table-cell/>
          <table:table-cell office:value-type="float" office:value="0.773" calcext:value-type="float">
            <text:p>0,773</text:p>
          </table:table-cell>
          <table:table-cell office:value-type="float" office:value="17.257562168346" calcext:value-type="float">
            <text:p>17,2575621683</text:p>
          </table:table-cell>
          <table:table-cell office:value-type="float" office:value="17.2371772800919" calcext:value-type="float">
            <text:p>17,2371772801</text:p>
          </table:table-cell>
          <table:table-cell office:value-type="float" office:value="17.2250670472417" calcext:value-type="float">
            <text:p>17,2250670472</text:p>
          </table:table-cell>
          <table:table-cell office:value-type="float" office:value="17.217631961445" calcext:value-type="float">
            <text:p>17,2176319614</text:p>
          </table:table-cell>
          <table:table-cell office:value-type="float" office:value="17.2132843082256" calcext:value-type="float">
            <text:p>17,2132843082</text:p>
          </table:table-cell>
          <table:table-cell office:value-type="float" office:value="17.2111805862652" calcext:value-type="float">
            <text:p>17,2111805863</text:p>
          </table:table-cell>
          <table:table-cell office:value-type="float" office:value="17.2169820823861" calcext:value-type="float">
            <text:p>17,2169820824</text:p>
          </table:table-cell>
          <table:table-cell/>
          <table:table-cell office:value-type="float" office:value="0.773" calcext:value-type="float">
            <text:p>0,773</text:p>
          </table:table-cell>
          <table:table-cell office:value-type="float" office:value="17.0987083121968" calcext:value-type="float">
            <text:p>17,0987083122</text:p>
          </table:table-cell>
        </table:table-row>
        <table:table-row table:style-name="ro4">
          <table:table-cell office:value-type="float" office:value="0.775" calcext:value-type="float">
            <text:p>0,775</text:p>
          </table:table-cell>
          <table:table-cell office:value-type="float" office:value="17.2880718255385" calcext:value-type="float">
            <text:p>17,2880718255</text:p>
          </table:table-cell>
          <table:table-cell/>
          <table:table-cell office:value-type="float" office:value="0.775" calcext:value-type="float">
            <text:p>0,775</text:p>
          </table:table-cell>
          <table:table-cell office:value-type="float" office:value="17.2674727958481" calcext:value-type="float">
            <text:p>17,2674727958</text:p>
          </table:table-cell>
          <table:table-cell/>
          <table:table-cell office:value-type="float" office:value="0.775" calcext:value-type="float">
            <text:p>0,775</text:p>
          </table:table-cell>
          <table:table-cell office:value-type="float" office:value="17.2583098260316" calcext:value-type="float">
            <text:p>17,258309826</text:p>
          </table:table-cell>
          <table:table-cell office:value-type="float" office:value="17.2382422914145" calcext:value-type="float">
            <text:p>17,2382422914</text:p>
          </table:table-cell>
          <table:table-cell office:value-type="float" office:value="17.2263152405515" calcext:value-type="float">
            <text:p>17,2263152406</text:p>
          </table:table-cell>
          <table:table-cell office:value-type="float" office:value="17.2189870287962" calcext:value-type="float">
            <text:p>17,2189870288</text:p>
          </table:table-cell>
          <table:table-cell office:value-type="float" office:value="17.2146957775568" calcext:value-type="float">
            <text:p>17,2146957776</text:p>
          </table:table-cell>
          <table:table-cell office:value-type="float" office:value="17.2126120015893" calcext:value-type="float">
            <text:p>17,2126120016</text:p>
          </table:table-cell>
          <table:table-cell office:value-type="float" office:value="17.2182710111541" calcext:value-type="float">
            <text:p>17,2182710112</text:p>
          </table:table-cell>
          <table:table-cell/>
          <table:table-cell office:value-type="float" office:value="0.775" calcext:value-type="float">
            <text:p>0,775</text:p>
          </table:table-cell>
          <table:table-cell office:value-type="float" office:value="17.1015559915471" calcext:value-type="float">
            <text:p>17,1015559915</text:p>
          </table:table-cell>
        </table:table-row>
        <table:table-row table:style-name="ro4">
          <table:table-cell office:value-type="float" office:value="0.777" calcext:value-type="float">
            <text:p>0,777</text:p>
          </table:table-cell>
          <table:table-cell office:value-type="float" office:value="17.288335267261" calcext:value-type="float">
            <text:p>17,2883352673</text:p>
          </table:table-cell>
          <table:table-cell/>
          <table:table-cell office:value-type="float" office:value="0.777" calcext:value-type="float">
            <text:p>0,777</text:p>
          </table:table-cell>
          <table:table-cell office:value-type="float" office:value="17.2680319894979" calcext:value-type="float">
            <text:p>17,2680319895</text:p>
          </table:table-cell>
          <table:table-cell/>
          <table:table-cell office:value-type="float" office:value="0.777" calcext:value-type="float">
            <text:p>0,777</text:p>
          </table:table-cell>
          <table:table-cell office:value-type="float" office:value="17.2590399911634" calcext:value-type="float">
            <text:p>17,2590399912</text:p>
          </table:table-cell>
          <table:table-cell office:value-type="float" office:value="17.23928232744" calcext:value-type="float">
            <text:p>17,2392823274</text:p>
          </table:table-cell>
          <table:table-cell office:value-type="float" office:value="17.2275342903409" calcext:value-type="float">
            <text:p>17,2275342903</text:p>
          </table:table-cell>
          <table:table-cell office:value-type="float" office:value="17.2203106805782" calcext:value-type="float">
            <text:p>17,2203106806</text:p>
          </table:table-cell>
          <table:table-cell office:value-type="float" office:value="17.2160748123757" calcext:value-type="float">
            <text:p>17,2160748124</text:p>
          </table:table-cell>
          <table:table-cell office:value-type="float" office:value="17.2140108592052" calcext:value-type="float">
            <text:p>17,2140108592</text:p>
          </table:table-cell>
          <table:table-cell office:value-type="float" office:value="17.2195320752075" calcext:value-type="float">
            <text:p>17,2195320752</text:p>
          </table:table-cell>
          <table:table-cell/>
          <table:table-cell office:value-type="float" office:value="0.777" calcext:value-type="float">
            <text:p>0,777</text:p>
          </table:table-cell>
          <table:table-cell office:value-type="float" office:value="17.1043488803918" calcext:value-type="float">
            <text:p>17,1043488804</text:p>
          </table:table-cell>
        </table:table-row>
        <table:table-row table:style-name="ro4">
          <table:table-cell office:value-type="float" office:value="0.779" calcext:value-type="float">
            <text:p>0,779</text:p>
          </table:table-cell>
          <table:table-cell office:value-type="float" office:value="17.2885927930761" calcext:value-type="float">
            <text:p>17,2885927931</text:p>
          </table:table-cell>
          <table:table-cell/>
          <table:table-cell office:value-type="float" office:value="0.779" calcext:value-type="float">
            <text:p>0,779</text:p>
          </table:table-cell>
          <table:table-cell office:value-type="float" office:value="17.2685787969082" calcext:value-type="float">
            <text:p>17,2685787969</text:p>
          </table:table-cell>
          <table:table-cell/>
          <table:table-cell office:value-type="float" office:value="0.779" calcext:value-type="float">
            <text:p>0,779</text:p>
          </table:table-cell>
          <table:table-cell office:value-type="float" office:value="17.2597529718022" calcext:value-type="float">
            <text:p>17,2597529718</text:p>
          </table:table-cell>
          <table:table-cell office:value-type="float" office:value="17.2402978303814" calcext:value-type="float">
            <text:p>17,2402978304</text:p>
          </table:table-cell>
          <table:table-cell office:value-type="float" office:value="17.2287247052749" calcext:value-type="float">
            <text:p>17,2287247053</text:p>
          </table:table-cell>
          <table:table-cell office:value-type="float" office:value="17.2216034526959" calcext:value-type="float">
            <text:p>17,2216034527</text:p>
          </table:table-cell>
          <table:table-cell office:value-type="float" office:value="17.2174219500905" calcext:value-type="float">
            <text:p>17,2174219501</text:p>
          </table:table-cell>
          <table:table-cell office:value-type="float" office:value="17.215377680234" calcext:value-type="float">
            <text:p>17,2153776802</text:p>
          </table:table-cell>
          <table:table-cell office:value-type="float" office:value="17.2207656433578" calcext:value-type="float">
            <text:p>17,2207656434</text:p>
          </table:table-cell>
          <table:table-cell/>
          <table:table-cell office:value-type="float" office:value="0.779" calcext:value-type="float">
            <text:p>0,779</text:p>
          </table:table-cell>
          <table:table-cell office:value-type="float" office:value="17.1070872321622" calcext:value-type="float">
            <text:p>17,1070872322</text:p>
          </table:table-cell>
        </table:table-row>
        <table:table-row table:style-name="ro4">
          <table:table-cell office:value-type="float" office:value="0.781" calcext:value-type="float">
            <text:p>0,781</text:p>
          </table:table-cell>
          <table:table-cell office:value-type="float" office:value="17.288844491156" calcext:value-type="float">
            <text:p>17,2888444912</text:p>
          </table:table-cell>
          <table:table-cell/>
          <table:table-cell office:value-type="float" office:value="0.781" calcext:value-type="float">
            <text:p>0,781</text:p>
          </table:table-cell>
          <table:table-cell office:value-type="float" office:value="17.2691133936266" calcext:value-type="float">
            <text:p>17,2691133936</text:p>
          </table:table-cell>
          <table:table-cell/>
          <table:table-cell office:value-type="float" office:value="0.781" calcext:value-type="float">
            <text:p>0,781</text:p>
          </table:table-cell>
          <table:table-cell office:value-type="float" office:value="17.2604490674869" calcext:value-type="float">
            <text:p>17,2604490675</text:p>
          </table:table-cell>
          <table:table-cell office:value-type="float" office:value="17.2412892303101" calcext:value-type="float">
            <text:p>17,2412892303</text:p>
          </table:table-cell>
          <table:table-cell office:value-type="float" office:value="17.2298869803291" calcext:value-type="float">
            <text:p>17,2298869803</text:p>
          </table:table-cell>
          <table:table-cell office:value-type="float" office:value="17.2228658670261" calcext:value-type="float">
            <text:p>17,222865867</text:p>
          </table:table-cell>
          <table:table-cell office:value-type="float" office:value="17.2187377145194" calcext:value-type="float">
            <text:p>17,2187377145</text:p>
          </table:table-cell>
          <table:table-cell office:value-type="float" office:value="17.2167129731552" calcext:value-type="float">
            <text:p>17,2167129732</text:p>
          </table:table-cell>
          <table:table-cell office:value-type="float" office:value="17.2219720774406" calcext:value-type="float">
            <text:p>17,2219720774</text:p>
          </table:table-cell>
          <table:table-cell/>
          <table:table-cell office:value-type="float" office:value="0.781" calcext:value-type="float">
            <text:p>0,781</text:p>
          </table:table-cell>
          <table:table-cell office:value-type="float" office:value="17.1097713192539" calcext:value-type="float">
            <text:p>17,1097713193</text:p>
          </table:table-cell>
        </table:table-row>
        <table:table-row table:style-name="ro4">
          <table:table-cell office:value-type="float" office:value="0.783" calcext:value-type="float">
            <text:p>0,783</text:p>
          </table:table-cell>
          <table:table-cell office:value-type="float" office:value="17.2890904492073" calcext:value-type="float">
            <text:p>17,2890904492</text:p>
          </table:table-cell>
          <table:table-cell/>
          <table:table-cell office:value-type="float" office:value="0.783" calcext:value-type="float">
            <text:p>0,783</text:p>
          </table:table-cell>
          <table:table-cell office:value-type="float" office:value="17.2696359530206" calcext:value-type="float">
            <text:p>17,269635953</text:p>
          </table:table-cell>
          <table:table-cell/>
          <table:table-cell office:value-type="float" office:value="0.783" calcext:value-type="float">
            <text:p>0,783</text:p>
          </table:table-cell>
          <table:table-cell office:value-type="float" office:value="17.2611285705614" calcext:value-type="float">
            <text:p>17,2611285706</text:p>
          </table:table-cell>
          <table:table-cell office:value-type="float" office:value="17.2422569463384" calcext:value-type="float">
            <text:p>17,2422569463</text:p>
          </table:table-cell>
          <table:table-cell office:value-type="float" office:value="17.2310215979178" calcext:value-type="float">
            <text:p>17,2310215979</text:p>
          </table:table-cell>
          <table:table-cell office:value-type="float" office:value="17.2240984325114" calcext:value-type="float">
            <text:p>17,2240984325</text:p>
          </table:table-cell>
          <table:table-cell office:value-type="float" office:value="17.2200226169673" calcext:value-type="float">
            <text:p>17,220022617</text:p>
          </table:table-cell>
          <table:table-cell office:value-type="float" office:value="17.2180172348878" calcext:value-type="float">
            <text:p>17,2180172349</text:p>
          </table:table-cell>
          <table:table-cell office:value-type="float" office:value="17.2231517340665" calcext:value-type="float">
            <text:p>17,2231517341</text:p>
          </table:table-cell>
          <table:table-cell/>
          <table:table-cell office:value-type="float" office:value="0.783" calcext:value-type="float">
            <text:p>0,783</text:p>
          </table:table-cell>
          <table:table-cell office:value-type="float" office:value="17.112401432883" calcext:value-type="float">
            <text:p>17,1124014329</text:p>
          </table:table-cell>
        </table:table-row>
        <table:table-row table:style-name="ro4">
          <table:table-cell office:value-type="float" office:value="0.785" calcext:value-type="float">
            <text:p>0,785</text:p>
          </table:table-cell>
          <table:table-cell office:value-type="float" office:value="17.2893307498876" calcext:value-type="float">
            <text:p>17,2893307499</text:p>
          </table:table-cell>
          <table:table-cell/>
          <table:table-cell office:value-type="float" office:value="0.785" calcext:value-type="float">
            <text:p>0,785</text:p>
          </table:table-cell>
          <table:table-cell office:value-type="float" office:value="17.2701466415158" calcext:value-type="float">
            <text:p>17,2701466415</text:p>
          </table:table-cell>
          <table:table-cell/>
          <table:table-cell office:value-type="float" office:value="0.785" calcext:value-type="float">
            <text:p>0,785</text:p>
          </table:table-cell>
          <table:table-cell office:value-type="float" office:value="17.2617917635652" calcext:value-type="float">
            <text:p>17,2617917636</text:p>
          </table:table-cell>
          <table:table-cell office:value-type="float" office:value="17.243201384682" calcext:value-type="float">
            <text:p>17,2432013847</text:p>
          </table:table-cell>
          <table:table-cell office:value-type="float" office:value="17.2321290261781" calcext:value-type="float">
            <text:p>17,2321290262</text:p>
          </table:table-cell>
          <table:table-cell office:value-type="float" office:value="17.2253016434811" calcext:value-type="float">
            <text:p>17,2253016435</text:p>
          </table:table-cell>
          <table:table-cell office:value-type="float" office:value="17.2212771544642" calcext:value-type="float">
            <text:p>17,2212771545</text:p>
          </table:table-cell>
          <table:table-cell office:value-type="float" office:value="17.2192909488421" calcext:value-type="float">
            <text:p>17,2192909488</text:p>
          </table:table-cell>
          <table:table-cell office:value-type="float" office:value="17.2243049602286" calcext:value-type="float">
            <text:p>17,2243049602</text:p>
          </table:table-cell>
          <table:table-cell/>
          <table:table-cell office:value-type="float" office:value="0.785" calcext:value-type="float">
            <text:p>0,785</text:p>
          </table:table-cell>
          <table:table-cell office:value-type="float" office:value="17.1149778764367" calcext:value-type="float">
            <text:p>17,1149778764</text:p>
          </table:table-cell>
        </table:table-row>
        <table:table-row table:style-name="ro4">
          <table:table-cell office:value-type="float" office:value="0.787" calcext:value-type="float">
            <text:p>0,787</text:p>
          </table:table-cell>
          <table:table-cell office:value-type="float" office:value="17.2895654768685" calcext:value-type="float">
            <text:p>17,2895654769</text:p>
          </table:table-cell>
          <table:table-cell/>
          <table:table-cell office:value-type="float" office:value="0.787" calcext:value-type="float">
            <text:p>0,787</text:p>
          </table:table-cell>
          <table:table-cell office:value-type="float" office:value="17.2706456249278" calcext:value-type="float">
            <text:p>17,2706456249</text:p>
          </table:table-cell>
          <table:table-cell/>
          <table:table-cell office:value-type="float" office:value="0.787" calcext:value-type="float">
            <text:p>0,787</text:p>
          </table:table-cell>
          <table:table-cell office:value-type="float" office:value="17.2624389230944" calcext:value-type="float">
            <text:p>17,2624389231</text:p>
          </table:table-cell>
          <table:table-cell office:value-type="float" office:value="17.2441229418387" calcext:value-type="float">
            <text:p>17,2441229418</text:p>
          </table:table-cell>
          <table:table-cell office:value-type="float" office:value="17.2332097219123" calcext:value-type="float">
            <text:p>17,2332097219</text:p>
          </table:table-cell>
          <table:table-cell office:value-type="float" office:value="17.2264759825181" calcext:value-type="float">
            <text:p>17,2264759825</text:p>
          </table:table-cell>
          <table:table-cell office:value-type="float" office:value="17.2225018126601" calcext:value-type="float">
            <text:p>17,2225018127</text:p>
          </table:table-cell>
          <table:table-cell office:value-type="float" office:value="17.2205345879511" calcext:value-type="float">
            <text:p>17,220534588</text:p>
          </table:table-cell>
          <table:table-cell office:value-type="float" office:value="17.2254320990531" calcext:value-type="float">
            <text:p>17,2254320991</text:p>
          </table:table-cell>
          <table:table-cell/>
          <table:table-cell office:value-type="float" office:value="0.787" calcext:value-type="float">
            <text:p>0,787</text:p>
          </table:table-cell>
          <table:table-cell office:value-type="float" office:value="17.1175009698923" calcext:value-type="float">
            <text:p>17,1175009699</text:p>
          </table:table-cell>
        </table:table-row>
        <table:table-row table:style-name="ro4">
          <table:table-cell office:value-type="float" office:value="0.789" calcext:value-type="float">
            <text:p>0,789</text:p>
          </table:table-cell>
          <table:table-cell office:value-type="float" office:value="17.289794709287" calcext:value-type="float">
            <text:p>17,2897947093</text:p>
          </table:table-cell>
          <table:table-cell/>
          <table:table-cell office:value-type="float" office:value="0.789" calcext:value-type="float">
            <text:p>0,789</text:p>
          </table:table-cell>
          <table:table-cell office:value-type="float" office:value="17.2711330626922" calcext:value-type="float">
            <text:p>17,2711330627</text:p>
          </table:table-cell>
          <table:table-cell/>
          <table:table-cell office:value-type="float" office:value="0.789" calcext:value-type="float">
            <text:p>0,789</text:p>
          </table:table-cell>
          <table:table-cell office:value-type="float" office:value="17.2630703165993" calcext:value-type="float">
            <text:p>17,2630703166</text:p>
          </table:table-cell>
          <table:table-cell office:value-type="float" office:value="17.2450220021751" calcext:value-type="float">
            <text:p>17,2450220022</text:p>
          </table:table-cell>
          <table:table-cell office:value-type="float" office:value="17.234264128438" calcext:value-type="float">
            <text:p>17,2342641284</text:p>
          </table:table-cell>
          <table:table-cell office:value-type="float" office:value="17.2276219183577" calcext:value-type="float">
            <text:p>17,2276219184</text:p>
          </table:table-cell>
          <table:table-cell office:value-type="float" office:value="17.223697063637" calcext:value-type="float">
            <text:p>17,2236970636</text:p>
          </table:table-cell>
          <table:table-cell office:value-type="float" office:value="17.2217486122696" calcext:value-type="float">
            <text:p>17,2217486123</text:p>
          </table:table-cell>
          <table:table-cell office:value-type="float" office:value="17.2265334844979" calcext:value-type="float">
            <text:p>17,2265334845</text:p>
          </table:table-cell>
          <table:table-cell/>
          <table:table-cell office:value-type="float" office:value="0.789" calcext:value-type="float">
            <text:p>0,789</text:p>
          </table:table-cell>
          <table:table-cell office:value-type="float" office:value="17.1199710424168" calcext:value-type="float">
            <text:p>17,1199710424</text:p>
          </table:table-cell>
        </table:table-row>
        <table:table-row table:style-name="ro4">
          <table:table-cell office:value-type="float" office:value="0.791" calcext:value-type="float">
            <text:p>0,791</text:p>
          </table:table-cell>
          <table:table-cell office:value-type="float" office:value="17.2900185277796" calcext:value-type="float">
            <text:p>17,2900185278</text:p>
          </table:table-cell>
          <table:table-cell/>
          <table:table-cell office:value-type="float" office:value="0.791" calcext:value-type="float">
            <text:p>0,791</text:p>
          </table:table-cell>
          <table:table-cell office:value-type="float" office:value="17.2716091141696" calcext:value-type="float">
            <text:p>17,2716091142</text:p>
          </table:table-cell>
          <table:table-cell/>
          <table:table-cell office:value-type="float" office:value="0.791" calcext:value-type="float">
            <text:p>0,791</text:p>
          </table:table-cell>
          <table:table-cell office:value-type="float" office:value="17.2636862061999" calcext:value-type="float">
            <text:p>17,2636862062</text:p>
          </table:table-cell>
          <table:table-cell office:value-type="float" office:value="17.2458989410551" calcext:value-type="float">
            <text:p>17,2458989411</text:p>
          </table:table-cell>
          <table:table-cell office:value-type="float" office:value="17.2352926784808" calcext:value-type="float">
            <text:p>17,2352926785</text:p>
          </table:table-cell>
          <table:table-cell office:value-type="float" office:value="17.2287399087066" calcext:value-type="float">
            <text:p>17,2287399087</text:p>
          </table:table-cell>
          <table:table-cell office:value-type="float" office:value="17.2248633687593" calcext:value-type="float">
            <text:p>17,2248633688</text:p>
          </table:table-cell>
          <table:table-cell office:value-type="float" office:value="17.2229334719671" calcext:value-type="float">
            <text:p>17,222933472</text:p>
          </table:table-cell>
          <table:table-cell office:value-type="float" office:value="17.227609447082" calcext:value-type="float">
            <text:p>17,2276094471</text:p>
          </table:table-cell>
          <table:table-cell/>
          <table:table-cell office:value-type="float" office:value="0.791" calcext:value-type="float">
            <text:p>0,791</text:p>
          </table:table-cell>
          <table:table-cell office:value-type="float" office:value="17.122388436974" calcext:value-type="float">
            <text:p>17,122388437</text:p>
          </table:table-cell>
        </table:table-row>
        <table:table-row table:style-name="ro4">
          <table:table-cell office:value-type="float" office:value="0.793" calcext:value-type="float">
            <text:p>0,793</text:p>
          </table:table-cell>
          <table:table-cell office:value-type="float" office:value="17.2902370065978" calcext:value-type="float">
            <text:p>17,2902370066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17.2720739304372" calcext:value-type="float">
            <text:p>17,2720739304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17.2642868440731" calcext:value-type="float">
            <text:p>17,2642868441</text:p>
          </table:table-cell>
          <table:table-cell office:value-type="float" office:value="17.2467541213126" calcext:value-type="float">
            <text:p>17,2467541213</text:p>
          </table:table-cell>
          <table:table-cell office:value-type="float" office:value="17.2362957910093" calcext:value-type="float">
            <text:p>17,236295791</text:p>
          </table:table-cell>
          <table:table-cell office:value-type="float" office:value="17.2298303971546" calcext:value-type="float">
            <text:p>17,2298303972</text:p>
          </table:table-cell>
          <table:table-cell office:value-type="float" office:value="17.2260011754768" calcext:value-type="float">
            <text:p>17,2260011755</text:p>
          </table:table-cell>
          <table:table-cell office:value-type="float" office:value="17.2240896038499" calcext:value-type="float">
            <text:p>17,2240896039</text:p>
          </table:table-cell>
          <table:table-cell office:value-type="float" office:value="17.2286603063699" calcext:value-type="float">
            <text:p>17,2286603064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17.124753500743" calcext:value-type="float">
            <text:p>17,1247535007</text:p>
          </table:table-cell>
        </table:table-row>
        <table:table-row table:style-name="ro4">
          <table:table-cell office:value-type="float" office:value="0.795" calcext:value-type="float">
            <text:p>0,795</text:p>
          </table:table-cell>
          <table:table-cell office:value-type="float" office:value="17.2904502197219" calcext:value-type="float">
            <text:p>17,2904502197</text:p>
          </table:table-cell>
          <table:table-cell/>
          <table:table-cell office:value-type="float" office:value="0.795" calcext:value-type="float">
            <text:p>0,795</text:p>
          </table:table-cell>
          <table:table-cell office:value-type="float" office:value="17.2725276606771" calcext:value-type="float">
            <text:p>17,2725276607</text:p>
          </table:table-cell>
          <table:table-cell/>
          <table:table-cell office:value-type="float" office:value="0.795" calcext:value-type="float">
            <text:p>0,795</text:p>
          </table:table-cell>
          <table:table-cell office:value-type="float" office:value="17.2648724763029" calcext:value-type="float">
            <text:p>17,2648724763</text:p>
          </table:table-cell>
          <table:table-cell office:value-type="float" office:value="17.2475878963979" calcext:value-type="float">
            <text:p>17,2475878964</text:p>
          </table:table-cell>
          <table:table-cell office:value-type="float" office:value="17.2372738741422" calcext:value-type="float">
            <text:p>17,2372738741</text:p>
          </table:table-cell>
          <table:table-cell office:value-type="float" office:value="17.2308938160084" calcext:value-type="float">
            <text:p>17,230893816</text:p>
          </table:table-cell>
          <table:table-cell office:value-type="float" office:value="17.2271109201951" calcext:value-type="float">
            <text:p>17,2271109202</text:p>
          </table:table-cell>
          <table:table-cell office:value-type="float" office:value="17.2252174343796" calcext:value-type="float">
            <text:p>17,2252174344</text:p>
          </table:table-cell>
          <table:table-cell office:value-type="float" office:value="17.2296863767846" calcext:value-type="float">
            <text:p>17,2296863768</text:p>
          </table:table-cell>
          <table:table-cell/>
          <table:table-cell office:value-type="float" office:value="0.795" calcext:value-type="float">
            <text:p>0,795</text:p>
          </table:table-cell>
          <table:table-cell office:value-type="float" office:value="17.1270665900039" calcext:value-type="float">
            <text:p>17,12706659</text:p>
          </table:table-cell>
        </table:table-row>
        <table:table-row table:style-name="ro4">
          <table:table-cell office:value-type="float" office:value="0.797" calcext:value-type="float">
            <text:p>0,797</text:p>
          </table:table-cell>
          <table:table-cell office:value-type="float" office:value="17.290658242258" calcext:value-type="float">
            <text:p>17,2906582423</text:p>
          </table:table-cell>
          <table:table-cell/>
          <table:table-cell office:value-type="float" office:value="0.797" calcext:value-type="float">
            <text:p>0,797</text:p>
          </table:table-cell>
          <table:table-cell office:value-type="float" office:value="17.2729704536497" calcext:value-type="float">
            <text:p>17,2729704536</text:p>
          </table:table-cell>
          <table:table-cell/>
          <table:table-cell office:value-type="float" office:value="0.797" calcext:value-type="float">
            <text:p>0,797</text:p>
          </table:table-cell>
          <table:table-cell office:value-type="float" office:value="17.2654433438563" calcext:value-type="float">
            <text:p>17,2654433439</text:p>
          </table:table-cell>
          <table:table-cell office:value-type="float" office:value="17.2484006112456" calcext:value-type="float">
            <text:p>17,2484006112</text:p>
          </table:table-cell>
          <table:table-cell office:value-type="float" office:value="17.2382273259779" calcext:value-type="float">
            <text:p>17,238227326</text:p>
          </table:table-cell>
          <table:table-cell office:value-type="float" office:value="17.2319305871007" calcext:value-type="float">
            <text:p>17,2319305871</text:p>
          </table:table-cell>
          <table:table-cell office:value-type="float" office:value="17.2281930290744" calcext:value-type="float">
            <text:p>17,2281930291</text:p>
          </table:table-cell>
          <table:table-cell office:value-type="float" office:value="17.2263173804794" calcext:value-type="float">
            <text:p>17,2263173805</text:p>
          </table:table-cell>
          <table:table-cell office:value-type="float" office:value="17.2306879689306" calcext:value-type="float">
            <text:p>17,2306879689</text:p>
          </table:table-cell>
          <table:table-cell/>
          <table:table-cell office:value-type="float" office:value="0.797" calcext:value-type="float">
            <text:p>0,797</text:p>
          </table:table-cell>
          <table:table-cell office:value-type="float" office:value="17.1293280702635" calcext:value-type="float">
            <text:p>17,1293280703</text:p>
          </table:table-cell>
        </table:table-row>
        <table:table-row table:style-name="ro4">
          <table:table-cell office:value-type="float" office:value="0.799" calcext:value-type="float">
            <text:p>0,799</text:p>
          </table:table-cell>
          <table:table-cell office:value-type="float" office:value="17.2908611431198" calcext:value-type="float">
            <text:p>17,2908611431</text:p>
          </table:table-cell>
          <table:table-cell/>
          <table:table-cell office:value-type="float" office:value="0.799" calcext:value-type="float">
            <text:p>0,799</text:p>
          </table:table-cell>
          <table:table-cell office:value-type="float" office:value="17.2734024500703" calcext:value-type="float">
            <text:p>17,2734024501</text:p>
          </table:table-cell>
          <table:table-cell/>
          <table:table-cell office:value-type="float" office:value="0.799" calcext:value-type="float">
            <text:p>0,799</text:p>
          </table:table-cell>
          <table:table-cell office:value-type="float" office:value="17.2659996783168" calcext:value-type="float">
            <text:p>17,2659996783</text:p>
          </table:table-cell>
          <table:table-cell office:value-type="float" office:value="17.2491925990198" calcext:value-type="float">
            <text:p>17,249192599</text:p>
          </table:table-cell>
          <table:table-cell office:value-type="float" office:value="17.239156531678" calcext:value-type="float">
            <text:p>17,2391565317</text:p>
          </table:table-cell>
          <table:table-cell office:value-type="float" office:value="17.2329411189447" calcext:value-type="float">
            <text:p>17,2329411189</text:p>
          </table:table-cell>
          <table:table-cell office:value-type="float" office:value="17.2292479150848" calcext:value-type="float">
            <text:p>17,2292479151</text:p>
          </table:table-cell>
          <table:table-cell office:value-type="float" office:value="17.2273898463307" calcext:value-type="float">
            <text:p>17,2273898463</text:p>
          </table:table-cell>
          <table:table-cell office:value-type="float" office:value="17.2316653826301" calcext:value-type="float">
            <text:p>17,2316653826</text:p>
          </table:table-cell>
          <table:table-cell/>
          <table:table-cell office:value-type="float" office:value="0.799" calcext:value-type="float">
            <text:p>0,799</text:p>
          </table:table-cell>
          <table:table-cell office:value-type="float" office:value="17.1315383075332" calcext:value-type="float">
            <text:p>17,1315383075</text:p>
          </table:table-cell>
        </table:table-row>
        <table:table-row table:style-name="ro4">
          <table:table-cell office:value-type="float" office:value="0.801" calcext:value-type="float">
            <text:p>0,801</text:p>
          </table:table-cell>
          <table:table-cell office:value-type="float" office:value="17.2910589934698" calcext:value-type="float">
            <text:p>17,2910589935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17.2738237914313" calcext:value-type="float">
            <text:p>17,2738237914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17.2665417070964" calcext:value-type="float">
            <text:p>17,2665417071</text:p>
          </table:table-cell>
          <table:table-cell office:value-type="float" office:value="17.2499641853092" calcext:value-type="float">
            <text:p>17,2499641853</text:p>
          </table:table-cell>
          <table:table-cell office:value-type="float" office:value="17.2400618673198" calcext:value-type="float">
            <text:p>17,2400618673</text:p>
          </table:table-cell>
          <table:table-cell office:value-type="float" office:value="17.2339258104927" calcext:value-type="float">
            <text:p>17,2339258105</text:p>
          </table:table-cell>
          <table:table-cell office:value-type="float" office:value="17.2302759818307" calcext:value-type="float">
            <text:p>17,2302759818</text:p>
          </table:table-cell>
          <table:table-cell office:value-type="float" office:value="17.2284352274239" calcext:value-type="float">
            <text:p>17,2284352274</text:p>
          </table:table-cell>
          <table:table-cell office:value-type="float" office:value="17.2326189149548" calcext:value-type="float">
            <text:p>17,232618915</text:p>
          </table:table-cell>
          <table:table-cell/>
          <table:table-cell office:value-type="float" office:value="0.801" calcext:value-type="float">
            <text:p>0,801</text:p>
          </table:table-cell>
          <table:table-cell office:value-type="float" office:value="17.1336976758442" calcext:value-type="float">
            <text:p>17,1336976758</text:p>
          </table:table-cell>
        </table:table-row>
        <table:table-row table:style-name="ro4">
          <table:table-cell office:value-type="float" office:value="0.803" calcext:value-type="float">
            <text:p>0,803</text:p>
          </table:table-cell>
          <table:table-cell office:value-type="float" office:value="17.2912518583005" calcext:value-type="float">
            <text:p>17,2912518583</text:p>
          </table:table-cell>
          <table:table-cell/>
          <table:table-cell office:value-type="float" office:value="0.803" calcext:value-type="float">
            <text:p>0,803</text:p>
          </table:table-cell>
          <table:table-cell office:value-type="float" office:value="17.2742346112292" calcext:value-type="float">
            <text:p>17,2742346112</text:p>
          </table:table-cell>
          <table:table-cell/>
          <table:table-cell office:value-type="float" office:value="0.803" calcext:value-type="float">
            <text:p>0,803</text:p>
          </table:table-cell>
          <table:table-cell office:value-type="float" office:value="17.2670696485081" calcext:value-type="float">
            <text:p>17,2670696485</text:p>
          </table:table-cell>
          <table:table-cell office:value-type="float" office:value="17.2507156843506" calcext:value-type="float">
            <text:p>17,2507156844</text:p>
          </table:table-cell>
          <table:table-cell office:value-type="float" office:value="17.2409436965045" calcext:value-type="float">
            <text:p>17,2409436965</text:p>
          </table:table-cell>
          <table:table-cell office:value-type="float" office:value="17.2348850478285" calcext:value-type="float">
            <text:p>17,2348850478</text:p>
          </table:table-cell>
          <table:table-cell office:value-type="float" office:value="17.2312776201347" calcext:value-type="float">
            <text:p>17,2312776201</text:p>
          </table:table-cell>
          <table:table-cell office:value-type="float" office:value="17.229453906852" calcext:value-type="float">
            <text:p>17,2294539069</text:p>
          </table:table-cell>
          <table:table-cell office:value-type="float" office:value="17.2335488522222" calcext:value-type="float">
            <text:p>17,2335488522</text:p>
          </table:table-cell>
          <table:table-cell/>
          <table:table-cell office:value-type="float" office:value="0.803" calcext:value-type="float">
            <text:p>0,803</text:p>
          </table:table-cell>
          <table:table-cell office:value-type="float" office:value="17.1358065475539" calcext:value-type="float">
            <text:p>17,1358065476</text:p>
          </table:table-cell>
        </table:table-row>
        <table:table-row table:style-name="ro4">
          <table:table-cell office:value-type="float" office:value="0.805" calcext:value-type="float">
            <text:p>0,805</text:p>
          </table:table-cell>
          <table:table-cell office:value-type="float" office:value="17.2914398054611" calcext:value-type="float">
            <text:p>17,2914398055</text:p>
          </table:table-cell>
          <table:table-cell/>
          <table:table-cell office:value-type="float" office:value="0.805" calcext:value-type="float">
            <text:p>0,805</text:p>
          </table:table-cell>
          <table:table-cell office:value-type="float" office:value="17.2746350443991" calcext:value-type="float">
            <text:p>17,2746350444</text:p>
          </table:table-cell>
          <table:table-cell/>
          <table:table-cell office:value-type="float" office:value="0.805" calcext:value-type="float">
            <text:p>0,805</text:p>
          </table:table-cell>
          <table:table-cell office:value-type="float" office:value="17.2675837173042" calcext:value-type="float">
            <text:p>17,2675837173</text:p>
          </table:table-cell>
          <table:table-cell office:value-type="float" office:value="17.251447403468" calcext:value-type="float">
            <text:p>17,2514474035</text:p>
          </table:table-cell>
          <table:table-cell office:value-type="float" office:value="17.2418023744276" calcext:value-type="float">
            <text:p>17,2418023744</text:p>
          </table:table-cell>
          <table:table-cell office:value-type="float" office:value="17.2358192081387" calcext:value-type="float">
            <text:p>17,2358192081</text:p>
          </table:table-cell>
          <table:table-cell office:value-type="float" office:value="17.2322532120831" calcext:value-type="float">
            <text:p>17,2322532121</text:p>
          </table:table-cell>
          <table:table-cell office:value-type="float" office:value="17.2304462596052" calcext:value-type="float">
            <text:p>17,2304462596</text:p>
          </table:table-cell>
          <table:table-cell office:value-type="float" office:value="17.2344554785852" calcext:value-type="float">
            <text:p>17,2344554786</text:p>
          </table:table-cell>
          <table:table-cell/>
          <table:table-cell office:value-type="float" office:value="0.805" calcext:value-type="float">
            <text:p>0,805</text:p>
          </table:table-cell>
          <table:table-cell office:value-type="float" office:value="17.1378653015978" calcext:value-type="float">
            <text:p>17,1378653016</text:p>
          </table:table-cell>
        </table:table-row>
        <table:table-row table:style-name="ro4">
          <table:table-cell office:value-type="float" office:value="0.807" calcext:value-type="float">
            <text:p>0,807</text:p>
          </table:table-cell>
          <table:table-cell office:value-type="float" office:value="17.2916228997036" calcext:value-type="float">
            <text:p>17,2916228997</text:p>
          </table:table-cell>
          <table:table-cell/>
          <table:table-cell office:value-type="float" office:value="0.807" calcext:value-type="float">
            <text:p>0,807</text:p>
          </table:table-cell>
          <table:table-cell office:value-type="float" office:value="17.2750252211136" calcext:value-type="float">
            <text:p>17,2750252211</text:p>
          </table:table-cell>
          <table:table-cell/>
          <table:table-cell office:value-type="float" office:value="0.807" calcext:value-type="float">
            <text:p>0,807</text:p>
          </table:table-cell>
          <table:table-cell office:value-type="float" office:value="17.2680841212225" calcext:value-type="float">
            <text:p>17,2680841212</text:p>
          </table:table-cell>
          <table:table-cell office:value-type="float" office:value="17.2521596404471" calcext:value-type="float">
            <text:p>17,2521596404</text:p>
          </table:table-cell>
          <table:table-cell office:value-type="float" office:value="17.2426382455308" calcext:value-type="float">
            <text:p>17,2426382455</text:p>
          </table:table-cell>
          <table:table-cell office:value-type="float" office:value="17.2367286574241" calcext:value-type="float">
            <text:p>17,2367286574</text:p>
          </table:table-cell>
          <table:table-cell office:value-type="float" office:value="17.2332031286573" calcext:value-type="float">
            <text:p>17,2332031287</text:p>
          </table:table-cell>
          <table:table-cell office:value-type="float" office:value="17.2314126499908" calcext:value-type="float">
            <text:p>17,23141265</text:p>
          </table:table-cell>
          <table:table-cell office:value-type="float" office:value="17.2353390703783" calcext:value-type="float">
            <text:p>17,2353390704</text:p>
          </table:table-cell>
          <table:table-cell/>
          <table:table-cell office:value-type="float" office:value="0.807" calcext:value-type="float">
            <text:p>0,807</text:p>
          </table:table-cell>
          <table:table-cell office:value-type="float" office:value="17.1398743164575" calcext:value-type="float">
            <text:p>17,1398743165</text:p>
          </table:table-cell>
        </table:table-row>
        <table:table-row table:style-name="ro4">
          <table:table-cell office:value-type="float" office:value="0.809" calcext:value-type="float">
            <text:p>0,809</text:p>
          </table:table-cell>
          <table:table-cell office:value-type="float" office:value="17.2918011997845" calcext:value-type="float">
            <text:p>17,2918011998</text:p>
          </table:table-cell>
          <table:table-cell/>
          <table:table-cell office:value-type="float" office:value="0.809" calcext:value-type="float">
            <text:p>0,809</text:p>
          </table:table-cell>
          <table:table-cell office:value-type="float" office:value="17.2754052637676" calcext:value-type="float">
            <text:p>17,2754052638</text:p>
          </table:table-cell>
          <table:table-cell/>
          <table:table-cell office:value-type="float" office:value="0.809" calcext:value-type="float">
            <text:p>0,809</text:p>
          </table:table-cell>
          <table:table-cell office:value-type="float" office:value="17.2685710593802" calcext:value-type="float">
            <text:p>17,2685710594</text:p>
          </table:table-cell>
          <table:table-cell office:value-type="float" office:value="17.2528526823678" calcext:value-type="float">
            <text:p>17,2528526824</text:p>
          </table:table-cell>
          <table:table-cell office:value-type="float" office:value="17.2434516424806" calcext:value-type="float">
            <text:p>17,2434516425</text:p>
          </table:table-cell>
          <table:table-cell office:value-type="float" office:value="17.2376137495055" calcext:value-type="float">
            <text:p>17,2376137495</text:p>
          </table:table-cell>
          <table:table-cell office:value-type="float" office:value="17.2341277286904" calcext:value-type="float">
            <text:p>17,2341277287</text:p>
          </table:table-cell>
          <table:table-cell office:value-type="float" office:value="17.2323534304725" calcext:value-type="float">
            <text:p>17,2323534305</text:p>
          </table:table-cell>
          <table:table-cell office:value-type="float" office:value="17.2361998933738" calcext:value-type="float">
            <text:p>17,2361998934</text:p>
          </table:table-cell>
          <table:table-cell/>
          <table:table-cell office:value-type="float" office:value="0.809" calcext:value-type="float">
            <text:p>0,809</text:p>
          </table:table-cell>
          <table:table-cell office:value-type="float" office:value="17.1418339663309" calcext:value-type="float">
            <text:p>17,1418339663</text:p>
          </table:table-cell>
        </table:table-row>
        <table:table-row table:style-name="ro4">
          <table:table-cell office:value-type="float" office:value="0.811" calcext:value-type="float">
            <text:p>0,811</text:p>
          </table:table-cell>
          <table:table-cell office:value-type="float" office:value="17.2919747712907" calcext:value-type="float">
            <text:p>17,2919747713</text:p>
          </table:table-cell>
          <table:table-cell/>
          <table:table-cell office:value-type="float" office:value="0.811" calcext:value-type="float">
            <text:p>0,811</text:p>
          </table:table-cell>
          <table:table-cell office:value-type="float" office:value="17.275775300386" calcext:value-type="float">
            <text:p>17,2757753004</text:p>
          </table:table-cell>
          <table:table-cell/>
          <table:table-cell office:value-type="float" office:value="0.811" calcext:value-type="float">
            <text:p>0,811</text:p>
          </table:table-cell>
          <table:table-cell office:value-type="float" office:value="17.269044730036" calcext:value-type="float">
            <text:p>17,26904473</text:p>
          </table:table-cell>
          <table:table-cell office:value-type="float" office:value="17.2535268117605" calcext:value-type="float">
            <text:p>17,2535268118</text:p>
          </table:table-cell>
          <table:table-cell office:value-type="float" office:value="17.2442428917879" calcext:value-type="float">
            <text:p>17,2442428918</text:p>
          </table:table-cell>
          <table:table-cell office:value-type="float" office:value="17.2384748315064" calcext:value-type="float">
            <text:p>17,2384748315</text:p>
          </table:table-cell>
          <table:table-cell office:value-type="float" office:value="17.2350273644707" calcext:value-type="float">
            <text:p>17,2350273645</text:p>
          </table:table-cell>
          <table:table-cell office:value-type="float" office:value="17.2332689476463" calcext:value-type="float">
            <text:p>17,2332689476</text:p>
          </table:table-cell>
          <table:table-cell office:value-type="float" office:value="17.2370382149828" calcext:value-type="float">
            <text:p>17,237038215</text:p>
          </table:table-cell>
          <table:table-cell/>
          <table:table-cell office:value-type="float" office:value="0.811" calcext:value-type="float">
            <text:p>0,811</text:p>
          </table:table-cell>
          <table:table-cell office:value-type="float" office:value="17.1437446334381" calcext:value-type="float">
            <text:p>17,1437446334</text:p>
          </table:table-cell>
        </table:table-row>
        <table:table-row table:style-name="ro4">
          <table:table-cell office:value-type="float" office:value="0.813" calcext:value-type="float">
            <text:p>0,813</text:p>
          </table:table-cell>
          <table:table-cell office:value-type="float" office:value="17.2921436683816" calcext:value-type="float">
            <text:p>17,2921436684</text:p>
          </table:table-cell>
          <table:table-cell/>
          <table:table-cell office:value-type="float" office:value="0.813" calcext:value-type="float">
            <text:p>0,813</text:p>
          </table:table-cell>
          <table:table-cell office:value-type="float" office:value="17.2761354455664" calcext:value-type="float">
            <text:p>17,2761354456</text:p>
          </table:table-cell>
          <table:table-cell/>
          <table:table-cell office:value-type="float" office:value="0.813" calcext:value-type="float">
            <text:p>0,813</text:p>
          </table:table-cell>
          <table:table-cell office:value-type="float" office:value="17.2695053198115" calcext:value-type="float">
            <text:p>17,2695053198</text:p>
          </table:table-cell>
          <table:table-cell office:value-type="float" office:value="17.2541822982527" calcext:value-type="float">
            <text:p>17,2541822983</text:p>
          </table:table-cell>
          <table:table-cell office:value-type="float" office:value="17.2450123062657" calcext:value-type="float">
            <text:p>17,2450123063</text:p>
          </table:table-cell>
          <table:table-cell office:value-type="float" office:value="17.2393122365002" calcext:value-type="float">
            <text:p>17,2393122365</text:p>
          </table:table-cell>
          <table:table-cell office:value-type="float" office:value="17.2359023741776" calcext:value-type="float">
            <text:p>17,2359023742</text:p>
          </table:table-cell>
          <table:table-cell office:value-type="float" office:value="17.2341595340863" calcext:value-type="float">
            <text:p>17,2341595341</text:p>
          </table:table-cell>
          <table:table-cell office:value-type="float" office:value="17.2378542869171" calcext:value-type="float">
            <text:p>17,2378542869</text:p>
          </table:table-cell>
          <table:table-cell/>
          <table:table-cell office:value-type="float" office:value="0.813" calcext:value-type="float">
            <text:p>0,813</text:p>
          </table:table-cell>
          <table:table-cell office:value-type="float" office:value="17.1456066885905" calcext:value-type="float">
            <text:p>17,1456066886</text:p>
          </table:table-cell>
        </table:table-row>
        <table:table-row table:style-name="ro4">
          <table:table-cell office:value-type="float" office:value="0.815" calcext:value-type="float">
            <text:p>0,815</text:p>
          </table:table-cell>
          <table:table-cell office:value-type="float" office:value="17.292307950283" calcext:value-type="float">
            <text:p>17,2923079503</text:p>
          </table:table-cell>
          <table:table-cell/>
          <table:table-cell office:value-type="float" office:value="0.815" calcext:value-type="float">
            <text:p>0,815</text:p>
          </table:table-cell>
          <table:table-cell office:value-type="float" office:value="17.2764858177201" calcext:value-type="float">
            <text:p>17,2764858177</text:p>
          </table:table-cell>
          <table:table-cell/>
          <table:table-cell office:value-type="float" office:value="0.815" calcext:value-type="float">
            <text:p>0,815</text:p>
          </table:table-cell>
          <table:table-cell office:value-type="float" office:value="17.2699530136218" calcext:value-type="float">
            <text:p>17,2699530136</text:p>
          </table:table-cell>
          <table:table-cell office:value-type="float" office:value="17.2548194064119" calcext:value-type="float">
            <text:p>17,2548194064</text:p>
          </table:table-cell>
          <table:table-cell office:value-type="float" office:value="17.2457601921752" calcext:value-type="float">
            <text:p>17,2457601922</text:p>
          </table:table-cell>
          <table:table-cell office:value-type="float" office:value="17.2401262904811" calcext:value-type="float">
            <text:p>17,2401262905</text:p>
          </table:table-cell>
          <table:table-cell office:value-type="float" office:value="17.2367530890155" calcext:value-type="float">
            <text:p>17,236753089</text:p>
          </table:table-cell>
          <table:table-cell office:value-type="float" office:value="17.2350255159667" calcext:value-type="float">
            <text:p>17,235025516</text:p>
          </table:table-cell>
          <table:table-cell office:value-type="float" office:value="17.2386483608764" calcext:value-type="float">
            <text:p>17,2386483609</text:p>
          </table:table-cell>
          <table:table-cell/>
          <table:table-cell office:value-type="float" office:value="0.815" calcext:value-type="float">
            <text:p>0,815</text:p>
          </table:table-cell>
          <table:table-cell office:value-type="float" office:value="17.1474205073474" calcext:value-type="float">
            <text:p>17,1474205073</text:p>
          </table:table-cell>
        </table:table-row>
        <table:table-row table:style-name="ro4">
          <table:table-cell office:value-type="float" office:value="0.817" calcext:value-type="float">
            <text:p>0,817</text:p>
          </table:table-cell>
          <table:table-cell office:value-type="float" office:value="17.2924676758514" calcext:value-type="float">
            <text:p>17,2924676759</text:p>
          </table:table-cell>
          <table:table-cell/>
          <table:table-cell office:value-type="float" office:value="0.817" calcext:value-type="float">
            <text:p>0,817</text:p>
          </table:table-cell>
          <table:table-cell office:value-type="float" office:value="17.2768265334076" calcext:value-type="float">
            <text:p>17,2768265334</text:p>
          </table:table-cell>
          <table:table-cell/>
          <table:table-cell office:value-type="float" office:value="0.817" calcext:value-type="float">
            <text:p>0,817</text:p>
          </table:table-cell>
          <table:table-cell office:value-type="float" office:value="17.2703879915278" calcext:value-type="float">
            <text:p>17,2703879915</text:p>
          </table:table-cell>
          <table:table-cell office:value-type="float" office:value="17.2554383933538" calcext:value-type="float">
            <text:p>17,2554383934</text:p>
          </table:table-cell>
          <table:table-cell office:value-type="float" office:value="17.2464868470873" calcext:value-type="float">
            <text:p>17,2464868471</text:p>
          </table:table-cell>
          <table:table-cell office:value-type="float" office:value="17.2409173102828" calcext:value-type="float">
            <text:p>17,2409173103</text:p>
          </table:table-cell>
          <table:table-cell office:value-type="float" office:value="17.2375798310594" calcext:value-type="float">
            <text:p>17,2375798311</text:p>
          </table:table-cell>
          <table:table-cell office:value-type="float" office:value="17.2358672107187" calcext:value-type="float">
            <text:p>17,2358672107</text:p>
          </table:table-cell>
          <table:table-cell office:value-type="float" office:value="17.239420683397" calcext:value-type="float">
            <text:p>17,2394206834</text:p>
          </table:table-cell>
          <table:table-cell/>
          <table:table-cell office:value-type="float" office:value="0.817" calcext:value-type="float">
            <text:p>0,817</text:p>
          </table:table-cell>
          <table:table-cell office:value-type="float" office:value="17.1491864637921" calcext:value-type="float">
            <text:p>17,1491864638</text:p>
          </table:table-cell>
        </table:table-row>
        <table:table-row table:style-name="ro4">
          <table:table-cell office:value-type="float" office:value="0.819" calcext:value-type="float">
            <text:p>0,819</text:p>
          </table:table-cell>
          <table:table-cell office:value-type="float" office:value="17.2926228962968" calcext:value-type="float">
            <text:p>17,2926228963</text:p>
          </table:table-cell>
          <table:table-cell/>
          <table:table-cell office:value-type="float" office:value="0.819" calcext:value-type="float">
            <text:p>0,819</text:p>
          </table:table-cell>
          <table:table-cell office:value-type="float" office:value="17.2771576997455" calcext:value-type="float">
            <text:p>17,2771576997</text:p>
          </table:table-cell>
          <table:table-cell/>
          <table:table-cell office:value-type="float" office:value="0.819" calcext:value-type="float">
            <text:p>0,819</text:p>
          </table:table-cell>
          <table:table-cell office:value-type="float" office:value="17.2708104245175" calcext:value-type="float">
            <text:p>17,2708104245</text:p>
          </table:table-cell>
          <table:table-cell office:value-type="float" office:value="17.2560395055249" calcext:value-type="float">
            <text:p>17,2560395055</text:p>
          </table:table-cell>
          <table:table-cell office:value-type="float" office:value="17.2471925569997" calcext:value-type="float">
            <text:p>17,247192557</text:p>
          </table:table-cell>
          <table:table-cell office:value-type="float" office:value="17.2416856007686" calcext:value-type="float">
            <text:p>17,2416856008</text:p>
          </table:table-cell>
          <table:table-cell office:value-type="float" office:value="17.2383829103547" calcext:value-type="float">
            <text:p>17,2383829104</text:p>
          </table:table-cell>
          <table:table-cell office:value-type="float" office:value="17.2366849238811" calcext:value-type="float">
            <text:p>17,2366849239</text:p>
          </table:table-cell>
          <table:table-cell office:value-type="float" office:value="17.2401714889573" calcext:value-type="float">
            <text:p>17,240171489</text:p>
          </table:table-cell>
          <table:table-cell/>
          <table:table-cell office:value-type="float" office:value="0.819" calcext:value-type="float">
            <text:p>0,819</text:p>
          </table:table-cell>
          <table:table-cell office:value-type="float" office:value="17.1509049224855" calcext:value-type="float">
            <text:p>17,1509049225</text:p>
          </table:table-cell>
        </table:table-row>
        <table:table-row table:style-name="ro4">
          <table:table-cell office:value-type="float" office:value="0.821" calcext:value-type="float">
            <text:p>0,821</text:p>
          </table:table-cell>
          <table:table-cell office:value-type="float" office:value="17.2927736624127" calcext:value-type="float">
            <text:p>17,2927736624</text:p>
          </table:table-cell>
          <table:table-cell/>
          <table:table-cell office:value-type="float" office:value="0.821" calcext:value-type="float">
            <text:p>0,821</text:p>
          </table:table-cell>
          <table:table-cell office:value-type="float" office:value="17.277479421972" calcext:value-type="float">
            <text:p>17,277479422</text:p>
          </table:table-cell>
          <table:table-cell/>
          <table:table-cell office:value-type="float" office:value="0.821" calcext:value-type="float">
            <text:p>0,821</text:p>
          </table:table-cell>
          <table:table-cell office:value-type="float" office:value="17.2712204788955" calcext:value-type="float">
            <text:p>17,2712204789</text:p>
          </table:table-cell>
          <table:table-cell office:value-type="float" office:value="17.2566229821981" calcext:value-type="float">
            <text:p>17,2566229822</text:p>
          </table:table-cell>
          <table:table-cell office:value-type="float" office:value="17.2478775995355" calcext:value-type="float">
            <text:p>17,2478775995</text:p>
          </table:table-cell>
          <table:table-cell office:value-type="float" office:value="17.2424314579554" calcext:value-type="float">
            <text:p>17,242431458</text:p>
          </table:table-cell>
          <table:table-cell office:value-type="float" office:value="17.2391626281058" calcext:value-type="float">
            <text:p>17,2391626281</text:p>
          </table:table-cell>
          <table:table-cell office:value-type="float" office:value="17.2374789524947" calcext:value-type="float">
            <text:p>17,2374789525</text:p>
          </table:table-cell>
          <table:table-cell office:value-type="float" office:value="17.2409010068631" calcext:value-type="float">
            <text:p>17,2409010069</text:p>
          </table:table-cell>
          <table:table-cell/>
          <table:table-cell office:value-type="float" office:value="0.821" calcext:value-type="float">
            <text:p>0,821</text:p>
          </table:table-cell>
          <table:table-cell office:value-type="float" office:value="17.1525762452766" calcext:value-type="float">
            <text:p>17,1525762453</text:p>
          </table:table-cell>
        </table:table-row>
        <table:table-row table:style-name="ro4">
          <table:table-cell office:value-type="float" office:value="0.823" calcext:value-type="float">
            <text:p>0,823</text:p>
          </table:table-cell>
          <table:table-cell office:value-type="float" office:value="17.2929200300351" calcext:value-type="float">
            <text:p>17,29292003</text:p>
          </table:table-cell>
          <table:table-cell/>
          <table:table-cell office:value-type="float" office:value="0.823" calcext:value-type="float">
            <text:p>0,823</text:p>
          </table:table-cell>
          <table:table-cell office:value-type="float" office:value="17.277791809166" calcext:value-type="float">
            <text:p>17,2777918092</text:p>
          </table:table-cell>
          <table:table-cell/>
          <table:table-cell office:value-type="float" office:value="0.823" calcext:value-type="float">
            <text:p>0,823</text:p>
          </table:table-cell>
          <table:table-cell office:value-type="float" office:value="17.2716183195931" calcext:value-type="float">
            <text:p>17,2716183196</text:p>
          </table:table-cell>
          <table:table-cell office:value-type="float" office:value="17.2571890581142" calcext:value-type="float">
            <text:p>17,2571890581</text:p>
          </table:table-cell>
          <table:table-cell office:value-type="float" office:value="17.2485422463639" calcext:value-type="float">
            <text:p>17,2485422464</text:p>
          </table:table-cell>
          <table:table-cell office:value-type="float" office:value="17.2431551713759" calcext:value-type="float">
            <text:p>17,2431551714</text:p>
          </table:table-cell>
          <table:table-cell office:value-type="float" office:value="17.2399192790869" calcext:value-type="float">
            <text:p>17,2399192791</text:p>
          </table:table-cell>
          <table:table-cell office:value-type="float" office:value="17.2382495876662" calcext:value-type="float">
            <text:p>17,2382495877</text:p>
          </table:table-cell>
          <table:table-cell office:value-type="float" office:value="17.2416094664463" calcext:value-type="float">
            <text:p>17,2416094664</text:p>
          </table:table-cell>
          <table:table-cell/>
          <table:table-cell office:value-type="float" office:value="0.823" calcext:value-type="float">
            <text:p>0,823</text:p>
          </table:table-cell>
          <table:table-cell office:value-type="float" office:value="17.1542007963332" calcext:value-type="float">
            <text:p>17,1542007963</text:p>
          </table:table-cell>
        </table:table-row>
        <table:table-row table:style-name="ro4">
          <table:table-cell office:value-type="float" office:value="0.825" calcext:value-type="float">
            <text:p>0,825</text:p>
          </table:table-cell>
          <table:table-cell office:value-type="float" office:value="17.2930620449327" calcext:value-type="float">
            <text:p>17,2930620449</text:p>
          </table:table-cell>
          <table:table-cell/>
          <table:table-cell office:value-type="float" office:value="0.825" calcext:value-type="float">
            <text:p>0,825</text:p>
          </table:table-cell>
          <table:table-cell office:value-type="float" office:value="17.2780949584646" calcext:value-type="float">
            <text:p>17,2780949585</text:p>
          </table:table-cell>
          <table:table-cell/>
          <table:table-cell office:value-type="float" office:value="0.825" calcext:value-type="float">
            <text:p>0,825</text:p>
          </table:table-cell>
          <table:table-cell office:value-type="float" office:value="17.2720041013139" calcext:value-type="float">
            <text:p>17,2720041013</text:p>
          </table:table-cell>
          <table:table-cell office:value-type="float" office:value="17.2577379566498" calcext:value-type="float">
            <text:p>17,2577379566</text:p>
          </table:table-cell>
          <table:table-cell office:value-type="float" office:value="17.2491867570417" calcext:value-type="float">
            <text:p>17,249186757</text:p>
          </table:table-cell>
          <table:table-cell office:value-type="float" office:value="17.243857018078" calcext:value-type="float">
            <text:p>17,2438570181</text:p>
          </table:table-cell>
          <table:table-cell office:value-type="float" office:value="17.2406531454661" calcext:value-type="float">
            <text:p>17,2406531455</text:p>
          </table:table-cell>
          <table:table-cell office:value-type="float" office:value="17.2389971079005" calcext:value-type="float">
            <text:p>17,2389971079</text:p>
          </table:table-cell>
          <table:table-cell office:value-type="float" office:value="17.2422970827392" calcext:value-type="float">
            <text:p>17,2422970827</text:p>
          </table:table-cell>
          <table:table-cell/>
          <table:table-cell office:value-type="float" office:value="0.825" calcext:value-type="float">
            <text:p>0,825</text:p>
          </table:table-cell>
          <table:table-cell office:value-type="float" office:value="17.1557789262219" calcext:value-type="float">
            <text:p>17,1557789262</text:p>
          </table:table-cell>
        </table:table-row>
        <table:table-row table:style-name="ro4">
          <table:table-cell office:value-type="float" office:value="0.827" calcext:value-type="float">
            <text:p>0,827</text:p>
          </table:table-cell>
          <table:table-cell office:value-type="float" office:value="17.293199755948" calcext:value-type="float">
            <text:p>17,2931997559</text:p>
          </table:table-cell>
          <table:table-cell/>
          <table:table-cell office:value-type="float" office:value="0.827" calcext:value-type="float">
            <text:p>0,827</text:p>
          </table:table-cell>
          <table:table-cell office:value-type="float" office:value="17.2783889688099" calcext:value-type="float">
            <text:p>17,2783889688</text:p>
          </table:table-cell>
          <table:table-cell/>
          <table:table-cell office:value-type="float" office:value="0.827" calcext:value-type="float">
            <text:p>0,827</text:p>
          </table:table-cell>
          <table:table-cell office:value-type="float" office:value="17.27237797639" calcext:value-type="float">
            <text:p>17,2723779764</text:p>
          </table:table-cell>
          <table:table-cell office:value-type="float" office:value="17.258269895997" calcext:value-type="float">
            <text:p>17,258269896</text:p>
          </table:table-cell>
          <table:table-cell office:value-type="float" office:value="17.2498113846371" calcext:value-type="float">
            <text:p>17,2498113846</text:p>
          </table:table-cell>
          <table:table-cell office:value-type="float" office:value="17.2445372681112" calcext:value-type="float">
            <text:p>17,2445372681</text:p>
          </table:table-cell>
          <table:table-cell office:value-type="float" office:value="17.2413645024244" calcext:value-type="float">
            <text:p>17,2413645024</text:p>
          </table:table-cell>
          <table:table-cell office:value-type="float" office:value="17.239721785115" calcext:value-type="float">
            <text:p>17,2397217851</text:p>
          </table:table-cell>
          <table:table-cell office:value-type="float" office:value="17.2429640689685" calcext:value-type="float">
            <text:p>17,242964069</text:p>
          </table:table-cell>
          <table:table-cell/>
          <table:table-cell office:value-type="float" office:value="0.827" calcext:value-type="float">
            <text:p>0,827</text:p>
          </table:table-cell>
          <table:table-cell office:value-type="float" office:value="17.1573109848509" calcext:value-type="float">
            <text:p>17,1573109849</text:p>
          </table:table-cell>
        </table:table-row>
        <table:table-row table:style-name="ro4">
          <table:table-cell office:value-type="float" office:value="0.829" calcext:value-type="float">
            <text:p>0,829</text:p>
          </table:table-cell>
          <table:table-cell office:value-type="float" office:value="17.2933332130525" calcext:value-type="float">
            <text:p>17,2933332131</text:p>
          </table:table-cell>
          <table:table-cell/>
          <table:table-cell office:value-type="float" office:value="0.829" calcext:value-type="float">
            <text:p>0,829</text:p>
          </table:table-cell>
          <table:table-cell office:value-type="float" office:value="17.2786739389293" calcext:value-type="float">
            <text:p>17,2786739389</text:p>
          </table:table-cell>
          <table:table-cell/>
          <table:table-cell office:value-type="float" office:value="0.829" calcext:value-type="float">
            <text:p>0,829</text:p>
          </table:table-cell>
          <table:table-cell office:value-type="float" office:value="17.2727400937013" calcext:value-type="float">
            <text:p>17,2727400937</text:p>
          </table:table-cell>
          <table:table-cell office:value-type="float" office:value="17.2587850883774" calcext:value-type="float">
            <text:p>17,2587850884</text:p>
          </table:table-cell>
          <table:table-cell office:value-type="float" office:value="17.2504163750434" calcext:value-type="float">
            <text:p>17,250416375</text:p>
          </table:table-cell>
          <table:table-cell office:value-type="float" office:value="17.2451961838615" calcext:value-type="float">
            <text:p>17,2451961839</text:p>
          </table:table-cell>
          <table:table-cell office:value-type="float" office:value="17.2420536174601" calcext:value-type="float">
            <text:p>17,2420536175</text:p>
          </table:table-cell>
          <table:table-cell office:value-type="float" office:value="17.2404238838677" calcext:value-type="float">
            <text:p>17,2404238839</text:p>
          </table:table-cell>
          <table:table-cell office:value-type="float" office:value="17.2436106347277" calcext:value-type="float">
            <text:p>17,2436106347</text:p>
          </table:table-cell>
          <table:table-cell/>
          <table:table-cell office:value-type="float" office:value="0.829" calcext:value-type="float">
            <text:p>0,829</text:p>
          </table:table-cell>
          <table:table-cell office:value-type="float" office:value="17.1587973190472" calcext:value-type="float">
            <text:p>17,158797319</text:p>
          </table:table-cell>
        </table:table-row>
        <table:table-row table:style-name="ro4">
          <table:table-cell office:value-type="float" office:value="0.831" calcext:value-type="float">
            <text:p>0,831</text:p>
          </table:table-cell>
          <table:table-cell office:value-type="float" office:value="17.2934624575045" calcext:value-type="float">
            <text:p>17,2934624575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17.2789499570528" calcext:value-type="float">
            <text:p>17,2789499571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17.2730905929533" calcext:value-type="float">
            <text:p>17,273090593</text:p>
          </table:table-cell>
          <table:table-cell office:value-type="float" office:value="17.2592837356538" calcext:value-type="float">
            <text:p>17,2592837357</text:p>
          </table:table-cell>
          <table:table-cell office:value-type="float" office:value="17.2510019630347" calcext:value-type="float">
            <text:p>17,251001963</text:p>
          </table:table-cell>
          <table:table-cell office:value-type="float" office:value="17.2458340162087" calcext:value-type="float">
            <text:p>17,2458340162</text:p>
          </table:table-cell>
          <table:table-cell office:value-type="float" office:value="17.2427207464295" calcext:value-type="float">
            <text:p>17,2427207464</text:p>
          </table:table-cell>
          <table:table-cell office:value-type="float" office:value="17.2411036570716" calcext:value-type="float">
            <text:p>17,2411036571</text:p>
          </table:table-cell>
          <table:table-cell office:value-type="float" office:value="17.2442369766572" calcext:value-type="float">
            <text:p>17,2442369767</text:p>
          </table:table-cell>
          <table:table-cell/>
          <table:table-cell office:value-type="float" office:value="0.831" calcext:value-type="float">
            <text:p>0,831</text:p>
          </table:table-cell>
          <table:table-cell office:value-type="float" office:value="17.1602382621191" calcext:value-type="float">
            <text:p>17,1602382621</text:p>
          </table:table-cell>
        </table:table-row>
        <table:table-row table:style-name="ro4">
          <table:table-cell office:value-type="float" office:value="0.833" calcext:value-type="float">
            <text:p>0,833</text:p>
          </table:table-cell>
          <table:table-cell office:value-type="float" office:value="17.2935875339363" calcext:value-type="float">
            <text:p>17,2935875339</text:p>
          </table:table-cell>
          <table:table-cell/>
          <table:table-cell office:value-type="float" office:value="0.833" calcext:value-type="float">
            <text:p>0,833</text:p>
          </table:table-cell>
          <table:table-cell office:value-type="float" office:value="17.2792171135633" calcext:value-type="float">
            <text:p>17,2792171136</text:p>
          </table:table-cell>
          <table:table-cell/>
          <table:table-cell office:value-type="float" office:value="0.833" calcext:value-type="float">
            <text:p>0,833</text:p>
          </table:table-cell>
          <table:table-cell office:value-type="float" office:value="17.2734296118741" calcext:value-type="float">
            <text:p>17,2734296119</text:p>
          </table:table-cell>
          <table:table-cell office:value-type="float" office:value="17.2597660349784" calcext:value-type="float">
            <text:p>17,259766035</text:p>
          </table:table-cell>
          <table:table-cell office:value-type="float" office:value="17.2515683774019" calcext:value-type="float">
            <text:p>17,2515683774</text:p>
          </table:table-cell>
          <table:table-cell office:value-type="float" office:value="17.2464510095381" calcext:value-type="float">
            <text:p>17,2464510095</text:p>
          </table:table-cell>
          <table:table-cell office:value-type="float" office:value="17.2433661386819" calcext:value-type="float">
            <text:p>17,2433661387</text:p>
          </table:table-cell>
          <table:table-cell office:value-type="float" office:value="17.241761351497" calcext:value-type="float">
            <text:p>17,2417613515</text:p>
          </table:table-cell>
          <table:table-cell office:value-type="float" office:value="17.2448432899349" calcext:value-type="float">
            <text:p>17,2448432899</text:p>
          </table:table-cell>
          <table:table-cell/>
          <table:table-cell office:value-type="float" office:value="0.833" calcext:value-type="float">
            <text:p>0,833</text:p>
          </table:table-cell>
          <table:table-cell office:value-type="float" office:value="17.1616341458016" calcext:value-type="float">
            <text:p>17,1616341458</text:p>
          </table:table-cell>
        </table:table-row>
        <table:table-row table:style-name="ro4">
          <table:table-cell office:value-type="float" office:value="0.835" calcext:value-type="float">
            <text:p>0,835</text:p>
          </table:table-cell>
          <table:table-cell office:value-type="float" office:value="17.2937084857392" calcext:value-type="float">
            <text:p>17,2937084857</text:p>
          </table:table-cell>
          <table:table-cell/>
          <table:table-cell office:value-type="float" office:value="0.835" calcext:value-type="float">
            <text:p>0,835</text:p>
          </table:table-cell>
          <table:table-cell office:value-type="float" office:value="17.2794754961818" calcext:value-type="float">
            <text:p>17,2794754962</text:p>
          </table:table-cell>
          <table:table-cell/>
          <table:table-cell office:value-type="float" office:value="0.835" calcext:value-type="float">
            <text:p>0,835</text:p>
          </table:table-cell>
          <table:table-cell office:value-type="float" office:value="17.2737572835611" calcext:value-type="float">
            <text:p>17,2737572836</text:p>
          </table:table-cell>
          <table:table-cell office:value-type="float" office:value="17.2602321767825" calcext:value-type="float">
            <text:p>17,2602321768</text:p>
          </table:table-cell>
          <table:table-cell office:value-type="float" office:value="17.2521158391571" calcext:value-type="float">
            <text:p>17,2521158392</text:p>
          </table:table-cell>
          <table:table-cell office:value-type="float" office:value="17.2470473999932" calcext:value-type="float">
            <text:p>17,2470474</text:p>
          </table:table-cell>
          <table:table-cell office:value-type="float" office:value="17.2439900352543" calcext:value-type="float">
            <text:p>17,2439900353</text:p>
          </table:table-cell>
          <table:table-cell office:value-type="float" office:value="17.2423972058062" calcext:value-type="float">
            <text:p>17,2423972058</text:p>
          </table:table-cell>
          <table:table-cell office:value-type="float" office:value="17.2454297639167" calcext:value-type="float">
            <text:p>17,2454297639</text:p>
          </table:table-cell>
          <table:table-cell/>
          <table:table-cell office:value-type="float" office:value="0.835" calcext:value-type="float">
            <text:p>0,835</text:p>
          </table:table-cell>
          <table:table-cell office:value-type="float" office:value="17.1629852951995" calcext:value-type="float">
            <text:p>17,1629852952</text:p>
          </table:table-cell>
        </table:table-row>
        <table:table-row table:style-name="ro4">
          <table:table-cell office:value-type="float" office:value="0.837" calcext:value-type="float">
            <text:p>0,837</text:p>
          </table:table-cell>
          <table:table-cell office:value-type="float" office:value="17.2938253558513" calcext:value-type="float">
            <text:p>17,2938253559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17.2797251908007" calcext:value-type="float">
            <text:p>17,2797251908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17.2740737370099" calcext:value-type="float">
            <text:p>17,274073737</text:p>
          </table:table-cell>
          <table:table-cell office:value-type="float" office:value="17.2606823452369" calcext:value-type="float">
            <text:p>17,2606823452</text:p>
          </table:table-cell>
          <table:table-cell office:value-type="float" office:value="17.2526445619736" calcext:value-type="float">
            <text:p>17,252644562</text:p>
          </table:table-cell>
          <table:table-cell office:value-type="float" office:value="17.2476234159081" calcext:value-type="float">
            <text:p>17,2476234159</text:p>
          </table:table-cell>
          <table:table-cell office:value-type="float" office:value="17.2445926693045" calcext:value-type="float">
            <text:p>17,2445926693</text:p>
          </table:table-cell>
          <table:table-cell office:value-type="float" office:value="17.2430114509995" calcext:value-type="float">
            <text:p>17,243011451</text:p>
          </table:table-cell>
          <table:table-cell office:value-type="float" office:value="17.2459965829035" calcext:value-type="float">
            <text:p>17,2459965829</text:p>
          </table:table-cell>
          <table:table-cell/>
          <table:table-cell office:value-type="float" office:value="0.837" calcext:value-type="float">
            <text:p>0,837</text:p>
          </table:table-cell>
          <table:table-cell office:value-type="float" office:value="17.1642920292623" calcext:value-type="float">
            <text:p>17,1642920293</text:p>
          </table:table-cell>
        </table:table-row>
        <table:table-row table:style-name="ro4">
          <table:table-cell office:value-type="float" office:value="0.839" calcext:value-type="float">
            <text:p>0,839</text:p>
          </table:table-cell>
          <table:table-cell office:value-type="float" office:value="17.293938178769" calcext:value-type="float">
            <text:p>17,2939381788</text:p>
          </table:table-cell>
          <table:table-cell/>
          <table:table-cell office:value-type="float" office:value="0.839" calcext:value-type="float">
            <text:p>0,839</text:p>
          </table:table-cell>
          <table:table-cell office:value-type="float" office:value="17.2799662731358" calcext:value-type="float">
            <text:p>17,2799662731</text:p>
          </table:table-cell>
          <table:table-cell/>
          <table:table-cell office:value-type="float" office:value="0.839" calcext:value-type="float">
            <text:p>0,839</text:p>
          </table:table-cell>
          <table:table-cell office:value-type="float" office:value="17.2743790924934" calcext:value-type="float">
            <text:p>17,2743790925</text:p>
          </table:table-cell>
          <table:table-cell office:value-type="float" office:value="17.261116714721" calcext:value-type="float">
            <text:p>17,2611167147</text:p>
          </table:table-cell>
          <table:table-cell office:value-type="float" office:value="17.253154749017" calcext:value-type="float">
            <text:p>17,253154749</text:p>
          </table:table-cell>
          <table:table-cell office:value-type="float" office:value="17.2481792747223" calcext:value-type="float">
            <text:p>17,2481792747</text:p>
          </table:table-cell>
          <table:table-cell office:value-type="float" office:value="17.2451742629309" calcext:value-type="float">
            <text:p>17,2451742629</text:p>
          </table:table-cell>
          <table:table-cell office:value-type="float" office:value="17.2436043069682" calcext:value-type="float">
            <text:p>17,243604307</text:p>
          </table:table-cell>
          <table:table-cell office:value-type="float" office:value="17.246543918586" calcext:value-type="float">
            <text:p>17,2465439186</text:p>
          </table:table-cell>
          <table:table-cell/>
          <table:table-cell office:value-type="float" office:value="0.839" calcext:value-type="float">
            <text:p>0,839</text:p>
          </table:table-cell>
          <table:table-cell office:value-type="float" office:value="17.1655546523494" calcext:value-type="float">
            <text:p>17,1655546523</text:p>
          </table:table-cell>
        </table:table-row>
        <table:table-row table:style-name="ro4">
          <table:table-cell office:value-type="float" office:value="0.841" calcext:value-type="float">
            <text:p>0,841</text:p>
          </table:table-cell>
          <table:table-cell office:value-type="float" office:value="17.2940469960059" calcext:value-type="float">
            <text:p>17,294046996</text:p>
          </table:table-cell>
          <table:table-cell/>
          <table:table-cell office:value-type="float" office:value="0.841" calcext:value-type="float">
            <text:p>0,841</text:p>
          </table:table-cell>
          <table:table-cell office:value-type="float" office:value="17.2801988249088" calcext:value-type="float">
            <text:p>17,2801988249</text:p>
          </table:table-cell>
          <table:table-cell/>
          <table:table-cell office:value-type="float" office:value="0.841" calcext:value-type="float">
            <text:p>0,841</text:p>
          </table:table-cell>
          <table:table-cell office:value-type="float" office:value="17.2746734706945" calcext:value-type="float">
            <text:p>17,2746734707</text:p>
          </table:table-cell>
          <table:table-cell office:value-type="float" office:value="17.261535456948" calcext:value-type="float">
            <text:p>17,2615354569</text:p>
          </table:table-cell>
          <table:table-cell office:value-type="float" office:value="17.2536465994076" calcext:value-type="float">
            <text:p>17,2536465994</text:p>
          </table:table-cell>
          <table:table-cell office:value-type="float" office:value="17.2487151892843" calcext:value-type="float">
            <text:p>17,2487151893</text:p>
          </table:table-cell>
          <table:table-cell office:value-type="float" office:value="17.2457350336395" calcext:value-type="float">
            <text:p>17,2457350336</text:p>
          </table:table-cell>
          <table:table-cell office:value-type="float" office:value="17.2441759894408" calcext:value-type="float">
            <text:p>17,2441759894</text:p>
          </table:table-cell>
          <table:table-cell office:value-type="float" office:value="17.2470719447264" calcext:value-type="float">
            <text:p>17,2470719447</text:p>
          </table:table-cell>
          <table:table-cell/>
          <table:table-cell office:value-type="float" office:value="0.841" calcext:value-type="float">
            <text:p>0,841</text:p>
          </table:table-cell>
          <table:table-cell office:value-type="float" office:value="17.1667734696863" calcext:value-type="float">
            <text:p>17,1667734697</text:p>
          </table:table-cell>
        </table:table-row>
        <table:table-row table:style-name="ro4">
          <table:table-cell office:value-type="float" office:value="0.843" calcext:value-type="float">
            <text:p>0,843</text:p>
          </table:table-cell>
          <table:table-cell office:value-type="float" office:value="17.2941518457625" calcext:value-type="float">
            <text:p>17,2941518458</text:p>
          </table:table-cell>
          <table:table-cell/>
          <table:table-cell office:value-type="float" office:value="0.843" calcext:value-type="float">
            <text:p>0,843</text:p>
          </table:table-cell>
          <table:table-cell office:value-type="float" office:value="17.2804229230495" calcext:value-type="float">
            <text:p>17,280422923</text:p>
          </table:table-cell>
          <table:table-cell/>
          <table:table-cell office:value-type="float" office:value="0.843" calcext:value-type="float">
            <text:p>0,843</text:p>
          </table:table-cell>
          <table:table-cell office:value-type="float" office:value="17.2749569866999" calcext:value-type="float">
            <text:p>17,2749569867</text:p>
          </table:table-cell>
          <table:table-cell office:value-type="float" office:value="17.2619387363534" calcext:value-type="float">
            <text:p>17,2619387364</text:p>
          </table:table-cell>
          <table:table-cell office:value-type="float" office:value="17.2541203040723" calcext:value-type="float">
            <text:p>17,2541203041</text:p>
          </table:table-cell>
          <table:table-cell office:value-type="float" office:value="17.249231363811" calcext:value-type="float">
            <text:p>17,2492313638</text:p>
          </table:table-cell>
          <table:table-cell office:value-type="float" office:value="17.246275190184" calcext:value-type="float">
            <text:p>17,2462751902</text:p>
          </table:table-cell>
          <table:table-cell office:value-type="float" office:value="17.2447267054841" calcext:value-type="float">
            <text:p>17,2447267055</text:p>
          </table:table-cell>
          <table:table-cell office:value-type="float" office:value="17.2475808273809" calcext:value-type="float">
            <text:p>17,2475808274</text:p>
          </table:table-cell>
          <table:table-cell/>
          <table:table-cell office:value-type="float" office:value="0.843" calcext:value-type="float">
            <text:p>0,843</text:p>
          </table:table-cell>
          <table:table-cell office:value-type="float" office:value="17.167948776584" calcext:value-type="float">
            <text:p>17,1679487766</text:p>
          </table:table-cell>
        </table:table-row>
        <table:table-row table:style-name="ro4">
          <table:table-cell office:value-type="float" office:value="0.845" calcext:value-type="float">
            <text:p>0,845</text:p>
          </table:table-cell>
          <table:table-cell office:value-type="float" office:value="17.2942527597245" calcext:value-type="float">
            <text:p>17,2942527597</text:p>
          </table:table-cell>
          <table:table-cell/>
          <table:table-cell office:value-type="float" office:value="0.845" calcext:value-type="float">
            <text:p>0,845</text:p>
          </table:table-cell>
          <table:table-cell office:value-type="float" office:value="17.2806386363528" calcext:value-type="float">
            <text:p>17,2806386364</text:p>
          </table:table-cell>
          <table:table-cell/>
          <table:table-cell office:value-type="float" office:value="0.845" calcext:value-type="float">
            <text:p>0,845</text:p>
          </table:table-cell>
          <table:table-cell office:value-type="float" office:value="17.2752297481898" calcext:value-type="float">
            <text:p>17,2752297482</text:p>
          </table:table-cell>
          <table:table-cell office:value-type="float" office:value="17.2623267087402" calcext:value-type="float">
            <text:p>17,2623267087</text:p>
          </table:table-cell>
          <table:table-cell office:value-type="float" office:value="17.2545760445426" calcext:value-type="float">
            <text:p>17,2545760445</text:p>
          </table:table-cell>
          <table:table-cell office:value-type="float" office:value="17.2497279927196" calcext:value-type="float">
            <text:p>17,2497279927</text:p>
          </table:table-cell>
          <table:table-cell office:value-type="float" office:value="17.2467949313552" calcext:value-type="float">
            <text:p>17,2467949314</text:p>
          </table:table-cell>
          <table:table-cell office:value-type="float" office:value="17.2452566521795" calcext:value-type="float">
            <text:p>17,2452566522</text:p>
          </table:table-cell>
          <table:table-cell office:value-type="float" office:value="17.2480707218849" calcext:value-type="float">
            <text:p>17,2480707219</text:p>
          </table:table-cell>
          <table:table-cell/>
          <table:table-cell office:value-type="float" office:value="0.845" calcext:value-type="float">
            <text:p>0,845</text:p>
          </table:table-cell>
          <table:table-cell office:value-type="float" office:value="17.1690808549414" calcext:value-type="float">
            <text:p>17,1690808549</text:p>
          </table:table-cell>
        </table:table-row>
        <table:table-row table:style-name="ro4">
          <table:table-cell office:value-type="float" office:value="0.847" calcext:value-type="float">
            <text:p>0,847</text:p>
          </table:table-cell>
          <table:table-cell office:value-type="float" office:value="17.2943497756716" calcext:value-type="float">
            <text:p>17,2943497757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17.2808460386826" calcext:value-type="float">
            <text:p>17,2808460387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17.2754918628686" calcext:value-type="float">
            <text:p>17,2754918629</text:p>
          </table:table-cell>
          <table:table-cell office:value-type="float" office:value="17.2626995270703" calcext:value-type="float">
            <text:p>17,2626995271</text:p>
          </table:table-cell>
          <table:table-cell office:value-type="float" office:value="17.2550139982046" calcext:value-type="float">
            <text:p>17,2550139982</text:p>
          </table:table-cell>
          <table:table-cell office:value-type="float" office:value="17.2502052657492" calcext:value-type="float">
            <text:p>17,2502052657</text:p>
          </table:table-cell>
          <table:table-cell office:value-type="float" office:value="17.2472944512375" calcext:value-type="float">
            <text:p>17,2472944512</text:p>
          </table:table-cell>
          <table:table-cell office:value-type="float" office:value="17.2457660222718" calcext:value-type="float">
            <text:p>17,2457660223</text:p>
          </table:table-cell>
          <table:table-cell office:value-type="float" office:value="17.2485417848274" calcext:value-type="float">
            <text:p>17,2485417848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17.1701699858462" calcext:value-type="float">
            <text:p>17,1701699858</text:p>
          </table:table-cell>
        </table:table-row>
        <table:table-row table:style-name="ro4">
          <table:table-cell office:value-type="float" office:value="0.849" calcext:value-type="float">
            <text:p>0,849</text:p>
          </table:table-cell>
          <table:table-cell office:value-type="float" office:value="17.2944429249159" calcext:value-type="float">
            <text:p>17,2944429249</text:p>
          </table:table-cell>
          <table:table-cell/>
          <table:table-cell office:value-type="float" office:value="0.849" calcext:value-type="float">
            <text:p>0,849</text:p>
          </table:table-cell>
          <table:table-cell office:value-type="float" office:value="17.2810451958337" calcext:value-type="float">
            <text:p>17,2810451958</text:p>
          </table:table-cell>
          <table:table-cell/>
          <table:table-cell office:value-type="float" office:value="0.849" calcext:value-type="float">
            <text:p>0,849</text:p>
          </table:table-cell>
          <table:table-cell office:value-type="float" office:value="17.2757434311686" calcext:value-type="float">
            <text:p>17,2757434312</text:p>
          </table:table-cell>
          <table:table-cell office:value-type="float" office:value="17.2630573358587" calcext:value-type="float">
            <text:p>17,2630573359</text:p>
          </table:table-cell>
          <table:table-cell office:value-type="float" office:value="17.2554343332548" calcext:value-type="float">
            <text:p>17,2554343333</text:p>
          </table:table-cell>
          <table:table-cell office:value-type="float" office:value="17.2506633630467" calcext:value-type="float">
            <text:p>17,250663363</text:p>
          </table:table-cell>
          <table:table-cell office:value-type="float" office:value="17.24777393415" calcext:value-type="float">
            <text:p>17,2477739342</text:p>
          </table:table-cell>
          <table:table-cell office:value-type="float" office:value="17.2462549986994" calcext:value-type="float">
            <text:p>17,2462549987</text:p>
          </table:table-cell>
          <table:table-cell office:value-type="float" office:value="17.2489941621612" calcext:value-type="float">
            <text:p>17,2489941622</text:p>
          </table:table-cell>
          <table:table-cell/>
          <table:table-cell office:value-type="float" office:value="0.849" calcext:value-type="float">
            <text:p>0,849</text:p>
          </table:table-cell>
          <table:table-cell office:value-type="float" office:value="17.1712164365874" calcext:value-type="float">
            <text:p>17,1712164366</text:p>
          </table:table-cell>
        </table:table-row>
        <table:table-row table:style-name="ro4">
          <table:table-cell office:value-type="float" office:value="0.851" calcext:value-type="float">
            <text:p>0,851</text:p>
          </table:table-cell>
          <table:table-cell office:value-type="float" office:value="17.2945322382762" calcext:value-type="float">
            <text:p>17,2945322383</text:p>
          </table:table-cell>
          <table:table-cell/>
          <table:table-cell office:value-type="float" office:value="0.851" calcext:value-type="float">
            <text:p>0,851</text:p>
          </table:table-cell>
          <table:table-cell office:value-type="float" office:value="17.2812361717924" calcext:value-type="float">
            <text:p>17,2812361718</text:p>
          </table:table-cell>
          <table:table-cell/>
          <table:table-cell office:value-type="float" office:value="0.851" calcext:value-type="float">
            <text:p>0,851</text:p>
          </table:table-cell>
          <table:table-cell office:value-type="float" office:value="17.2759845497949" calcext:value-type="float">
            <text:p>17,2759845498</text:p>
          </table:table-cell>
          <table:table-cell office:value-type="float" office:value="17.263400273955" calcext:value-type="float">
            <text:p>17,263400274</text:p>
          </table:table-cell>
          <table:table-cell office:value-type="float" office:value="17.2558372112299" calcext:value-type="float">
            <text:p>17,2558372112</text:p>
          </table:table-cell>
          <table:table-cell office:value-type="float" office:value="17.2511024576371" calcext:value-type="float">
            <text:p>17,2511024576</text:p>
          </table:table-cell>
          <table:table-cell office:value-type="float" office:value="17.2482335571777" calcext:value-type="float">
            <text:p>17,2482335572</text:p>
          </table:table-cell>
          <table:table-cell office:value-type="float" office:value="17.2467237573082" calcext:value-type="float">
            <text:p>17,2467237573</text:p>
          </table:table-cell>
          <table:table-cell office:value-type="float" office:value="17.2494279948863" calcext:value-type="float">
            <text:p>17,2494279949</text:p>
          </table:table-cell>
          <table:table-cell/>
          <table:table-cell office:value-type="float" office:value="0.851" calcext:value-type="float">
            <text:p>0,851</text:p>
          </table:table-cell>
          <table:table-cell office:value-type="float" office:value="17.1722204665392" calcext:value-type="float">
            <text:p>17,1722204665</text:p>
          </table:table-cell>
        </table:table-row>
        <table:table-row table:style-name="ro4">
          <table:table-cell office:value-type="float" office:value="0.853" calcext:value-type="float">
            <text:p>0,853</text:p>
          </table:table-cell>
          <table:table-cell office:value-type="float" office:value="17.2946177444136" calcext:value-type="float">
            <text:p>17,2946177444</text:p>
          </table:table-cell>
          <table:table-cell/>
          <table:table-cell office:value-type="float" office:value="0.853" calcext:value-type="float">
            <text:p>0,853</text:p>
          </table:table-cell>
          <table:table-cell office:value-type="float" office:value="17.2814190270018" calcext:value-type="float">
            <text:p>17,281419027</text:p>
          </table:table-cell>
          <table:table-cell/>
          <table:table-cell office:value-type="float" office:value="0.853" calcext:value-type="float">
            <text:p>0,853</text:p>
          </table:table-cell>
          <table:table-cell office:value-type="float" office:value="17.2762153108009" calcext:value-type="float">
            <text:p>17,2762153108</text:p>
          </table:table-cell>
          <table:table-cell office:value-type="float" office:value="17.2637284738646" calcext:value-type="float">
            <text:p>17,2637284739</text:p>
          </table:table-cell>
          <table:table-cell office:value-type="float" office:value="17.256222786412" calcext:value-type="float">
            <text:p>17,2562227864</text:p>
          </table:table-cell>
          <table:table-cell office:value-type="float" office:value="17.2515227148457" calcext:value-type="float">
            <text:p>17,2515227148</text:p>
          </table:table-cell>
          <table:table-cell office:value-type="float" office:value="17.2486734895716" calcext:value-type="float">
            <text:p>17,2486734896</text:p>
          </table:table-cell>
          <table:table-cell office:value-type="float" office:value="17.2471724661889" calcext:value-type="float">
            <text:p>17,2471724662</text:p>
          </table:table-cell>
          <table:table-cell office:value-type="float" office:value="17.2498434174911" calcext:value-type="float">
            <text:p>17,2498434175</text:p>
          </table:table-cell>
          <table:table-cell/>
          <table:table-cell office:value-type="float" office:value="0.853" calcext:value-type="float">
            <text:p>0,853</text:p>
          </table:table-cell>
          <table:table-cell office:value-type="float" office:value="17.1731823252888" calcext:value-type="float">
            <text:p>17,1731823253</text:p>
          </table:table-cell>
        </table:table-row>
        <table:table-row table:style-name="ro4">
          <table:table-cell office:value-type="float" office:value="0.855" calcext:value-type="float">
            <text:p>0,855</text:p>
          </table:table-cell>
          <table:table-cell office:value-type="float" office:value="17.2946994759021" calcext:value-type="float">
            <text:p>17,2946994759</text:p>
          </table:table-cell>
          <table:table-cell/>
          <table:table-cell office:value-type="float" office:value="0.855" calcext:value-type="float">
            <text:p>0,855</text:p>
          </table:table-cell>
          <table:table-cell office:value-type="float" office:value="17.2815938247252" calcext:value-type="float">
            <text:p>17,2815938247</text:p>
          </table:table-cell>
          <table:table-cell/>
          <table:table-cell office:value-type="float" office:value="0.855" calcext:value-type="float">
            <text:p>0,855</text:p>
          </table:table-cell>
          <table:table-cell office:value-type="float" office:value="17.2764358051701" calcext:value-type="float">
            <text:p>17,2764358052</text:p>
          </table:table-cell>
          <table:table-cell office:value-type="float" office:value="17.2640420645488" calcext:value-type="float">
            <text:p>17,2640420645</text:p>
          </table:table-cell>
          <table:table-cell office:value-type="float" office:value="17.2565912083711" calcext:value-type="float">
            <text:p>17,2565912084</text:p>
          </table:table-cell>
          <table:table-cell office:value-type="float" office:value="17.2519242947806" calcext:value-type="float">
            <text:p>17,2519242948</text:p>
          </table:table-cell>
          <table:table-cell office:value-type="float" office:value="17.249093895294" calcext:value-type="float">
            <text:p>17,2490938953</text:p>
          </table:table-cell>
          <table:table-cell office:value-type="float" office:value="17.2476012884092" calcext:value-type="float">
            <text:p>17,2476012884</text:p>
          </table:table-cell>
          <table:table-cell office:value-type="float" office:value="17.2502405637237" calcext:value-type="float">
            <text:p>17,2502405637</text:p>
          </table:table-cell>
          <table:table-cell/>
          <table:table-cell office:value-type="float" office:value="0.855" calcext:value-type="float">
            <text:p>0,855</text:p>
          </table:table-cell>
          <table:table-cell office:value-type="float" office:value="17.1741022586389" calcext:value-type="float">
            <text:p>17,1741022586</text:p>
          </table:table-cell>
        </table:table-row>
        <table:table-row table:style-name="ro4">
          <table:table-cell office:value-type="float" office:value="0.857" calcext:value-type="float">
            <text:p>0,857</text:p>
          </table:table-cell>
          <table:table-cell office:value-type="float" office:value="17.294777458302" calcext:value-type="float">
            <text:p>17,2947774583</text:p>
          </table:table-cell>
          <table:table-cell/>
          <table:table-cell office:value-type="float" office:value="0.857" calcext:value-type="float">
            <text:p>0,857</text:p>
          </table:table-cell>
          <table:table-cell office:value-type="float" office:value="17.2817606196137" calcext:value-type="float">
            <text:p>17,2817606196</text:p>
          </table:table-cell>
          <table:table-cell/>
          <table:table-cell office:value-type="float" office:value="0.857" calcext:value-type="float">
            <text:p>0,857</text:p>
          </table:table-cell>
          <table:table-cell office:value-type="float" office:value="17.2766461164894" calcext:value-type="float">
            <text:p>17,2766461165</text:p>
          </table:table-cell>
          <table:table-cell office:value-type="float" office:value="17.2643411665726" calcext:value-type="float">
            <text:p>17,2643411666</text:p>
          </table:table-cell>
          <table:table-cell office:value-type="float" office:value="17.2569426176019" calcext:value-type="float">
            <text:p>17,2569426176</text:p>
          </table:table-cell>
          <table:table-cell office:value-type="float" office:value="17.2523073480822" calcext:value-type="float">
            <text:p>17,2523073481</text:p>
          </table:table-cell>
          <table:table-cell office:value-type="float" office:value="17.2494949286425" calcext:value-type="float">
            <text:p>17,2494949286</text:p>
          </table:table-cell>
          <table:table-cell office:value-type="float" office:value="17.2480103772803" calcext:value-type="float">
            <text:p>17,2480103773</text:p>
          </table:table-cell>
          <table:table-cell office:value-type="float" office:value="17.2506195562546" calcext:value-type="float">
            <text:p>17,2506195563</text:p>
          </table:table-cell>
          <table:table-cell/>
          <table:table-cell office:value-type="float" office:value="0.857" calcext:value-type="float">
            <text:p>0,857</text:p>
          </table:table-cell>
          <table:table-cell office:value-type="float" office:value="17.1749804973495" calcext:value-type="float">
            <text:p>17,1749804973</text:p>
          </table:table-cell>
        </table:table-row>
        <table:table-row table:style-name="ro4">
          <table:table-cell office:value-type="float" office:value="0.859" calcext:value-type="float">
            <text:p>0,859</text:p>
          </table:table-cell>
          <table:table-cell office:value-type="float" office:value="17.2948517177193" calcext:value-type="float">
            <text:p>17,2948517177</text:p>
          </table:table-cell>
          <table:table-cell/>
          <table:table-cell office:value-type="float" office:value="0.859" calcext:value-type="float">
            <text:p>0,859</text:p>
          </table:table-cell>
          <table:table-cell office:value-type="float" office:value="17.281919465627" calcext:value-type="float">
            <text:p>17,2819194656</text:p>
          </table:table-cell>
          <table:table-cell/>
          <table:table-cell office:value-type="float" office:value="0.859" calcext:value-type="float">
            <text:p>0,859</text:p>
          </table:table-cell>
          <table:table-cell office:value-type="float" office:value="17.2768463253974" calcext:value-type="float">
            <text:p>17,2768463254</text:p>
          </table:table-cell>
          <table:table-cell office:value-type="float" office:value="17.2646258955709" calcext:value-type="float">
            <text:p>17,2646258956</text:p>
          </table:table-cell>
          <table:table-cell office:value-type="float" office:value="17.2572771486674" calcext:value-type="float">
            <text:p>17,2572771487</text:p>
          </table:table-cell>
          <table:table-cell office:value-type="float" office:value="17.2526720189913" calcext:value-type="float">
            <text:p>17,252672019</text:p>
          </table:table-cell>
          <table:table-cell office:value-type="float" office:value="17.2498767373978" calcext:value-type="float">
            <text:p>17,2498767374</text:p>
          </table:table-cell>
          <table:table-cell office:value-type="float" office:value="17.2483998797401" calcext:value-type="float">
            <text:p>17,2483998797</text:p>
          </table:table-cell>
          <table:table-cell office:value-type="float" office:value="17.2509805138582" calcext:value-type="float">
            <text:p>17,2509805139</text:p>
          </table:table-cell>
          <table:table-cell/>
          <table:table-cell office:value-type="float" office:value="0.859" calcext:value-type="float">
            <text:p>0,859</text:p>
          </table:table-cell>
          <table:table-cell office:value-type="float" office:value="17.1758172646787" calcext:value-type="float">
            <text:p>17,1758172647</text:p>
          </table:table-cell>
        </table:table-row>
        <table:table-row table:style-name="ro4">
          <table:table-cell office:value-type="float" office:value="0.861" calcext:value-type="float">
            <text:p>0,861</text:p>
          </table:table-cell>
          <table:table-cell office:value-type="float" office:value="17.2949222787673" calcext:value-type="float">
            <text:p>17,2949222788</text:p>
          </table:table-cell>
          <table:table-cell/>
          <table:table-cell office:value-type="float" office:value="0.861" calcext:value-type="float">
            <text:p>0,861</text:p>
          </table:table-cell>
          <table:table-cell office:value-type="float" office:value="17.282070413906" calcext:value-type="float">
            <text:p>17,2820704139</text:p>
          </table:table-cell>
          <table:table-cell/>
          <table:table-cell office:value-type="float" office:value="0.861" calcext:value-type="float">
            <text:p>0,861</text:p>
          </table:table-cell>
          <table:table-cell office:value-type="float" office:value="17.2770365084353" calcext:value-type="float">
            <text:p>17,2770365084</text:p>
          </table:table-cell>
          <table:table-cell office:value-type="float" office:value="17.264896361392" calcext:value-type="float">
            <text:p>17,2648963614</text:p>
          </table:table-cell>
          <table:table-cell office:value-type="float" office:value="17.2575949294399" calcext:value-type="float">
            <text:p>17,2575949294</text:p>
          </table:table-cell>
          <table:table-cell office:value-type="float" office:value="17.253018444611" calcext:value-type="float">
            <text:p>17,2530184446</text:p>
          </table:table-cell>
          <table:table-cell office:value-type="float" office:value="17.2502394620604" calcext:value-type="float">
            <text:p>17,2502394621</text:p>
          </table:table-cell>
          <table:table-cell office:value-type="float" office:value="17.248769935517" calcext:value-type="float">
            <text:p>17,2487699355</text:p>
          </table:table-cell>
          <table:table-cell office:value-type="float" office:value="17.2513235494981" calcext:value-type="float">
            <text:p>17,2513235495</text:p>
          </table:table-cell>
          <table:table-cell/>
          <table:table-cell office:value-type="float" office:value="0.861" calcext:value-type="float">
            <text:p>0,861</text:p>
          </table:table-cell>
          <table:table-cell office:value-type="float" office:value="17.1766127741803" calcext:value-type="float">
            <text:p>17,1766127742</text:p>
          </table:table-cell>
        </table:table-row>
        <table:table-row table:style-name="ro4">
          <table:table-cell office:value-type="float" office:value="0.863" calcext:value-type="float">
            <text:p>0,863</text:p>
          </table:table-cell>
          <table:table-cell office:value-type="float" office:value="17.2949891672757" calcext:value-type="float">
            <text:p>17,2949891673</text:p>
          </table:table-cell>
          <table:table-cell/>
          <table:table-cell office:value-type="float" office:value="0.863" calcext:value-type="float">
            <text:p>0,863</text:p>
          </table:table-cell>
          <table:table-cell office:value-type="float" office:value="17.2822135156167" calcext:value-type="float">
            <text:p>17,2822135156</text:p>
          </table:table-cell>
          <table:table-cell/>
          <table:table-cell office:value-type="float" office:value="0.863" calcext:value-type="float">
            <text:p>0,863</text:p>
          </table:table-cell>
          <table:table-cell office:value-type="float" office:value="17.2772167396571" calcext:value-type="float">
            <text:p>17,2772167397</text:p>
          </table:table-cell>
          <table:table-cell office:value-type="float" office:value="17.265152669366" calcext:value-type="float">
            <text:p>17,2651526694</text:p>
          </table:table-cell>
          <table:table-cell office:value-type="float" office:value="17.2578960822588" calcext:value-type="float">
            <text:p>17,2578960823</text:p>
          </table:table-cell>
          <table:table-cell office:value-type="float" office:value="17.2533467560392" calcext:value-type="float">
            <text:p>17,253346756</text:p>
          </table:table-cell>
          <table:table-cell office:value-type="float" office:value="17.2505832370099" calcext:value-type="float">
            <text:p>17,250583237</text:p>
          </table:table-cell>
          <table:table-cell office:value-type="float" office:value="17.2491206783704" calcext:value-type="float">
            <text:p>17,2491206784</text:p>
          </table:table-cell>
          <table:table-cell office:value-type="float" office:value="17.2516487729102" calcext:value-type="float">
            <text:p>17,2516487729</text:p>
          </table:table-cell>
          <table:table-cell/>
          <table:table-cell office:value-type="float" office:value="0.863" calcext:value-type="float">
            <text:p>0,863</text:p>
          </table:table-cell>
          <table:table-cell office:value-type="float" office:value="17.1773672323338" calcext:value-type="float">
            <text:p>17,1773672323</text:p>
          </table:table-cell>
        </table:table-row>
        <table:table-row table:style-name="ro4">
          <table:table-cell office:value-type="float" office:value="0.865" calcext:value-type="float">
            <text:p>0,865</text:p>
          </table:table-cell>
          <table:table-cell office:value-type="float" office:value="17.2950524054172" calcext:value-type="float">
            <text:p>17,2950524054</text:p>
          </table:table-cell>
          <table:table-cell/>
          <table:table-cell office:value-type="float" office:value="0.865" calcext:value-type="float">
            <text:p>0,865</text:p>
          </table:table-cell>
          <table:table-cell office:value-type="float" office:value="17.2823488168523" calcext:value-type="float">
            <text:p>17,2823488169</text:p>
          </table:table-cell>
          <table:table-cell/>
          <table:table-cell office:value-type="float" office:value="0.865" calcext:value-type="float">
            <text:p>0,865</text:p>
          </table:table-cell>
          <table:table-cell office:value-type="float" office:value="17.2773870878305" calcext:value-type="float">
            <text:p>17,2773870878</text:p>
          </table:table-cell>
          <table:table-cell office:value-type="float" office:value="17.2653949181744" calcext:value-type="float">
            <text:p>17,2653949182</text:p>
          </table:table-cell>
          <table:table-cell office:value-type="float" office:value="17.2581807220215" calcext:value-type="float">
            <text:p>17,258180722</text:p>
          </table:table-cell>
          <table:table-cell office:value-type="float" office:value="17.2536570765097" calcext:value-type="float">
            <text:p>17,2536570765</text:p>
          </table:table-cell>
          <table:table-cell office:value-type="float" office:value="17.2509081885881" calcext:value-type="float">
            <text:p>17,2509081886</text:p>
          </table:table-cell>
          <table:table-cell office:value-type="float" office:value="17.2494522340113" calcext:value-type="float">
            <text:p>17,249452234</text:p>
          </table:table-cell>
          <table:table-cell office:value-type="float" office:value="17.2519562860007" calcext:value-type="float">
            <text:p>17,251956286</text:p>
          </table:table-cell>
          <table:table-cell/>
          <table:table-cell office:value-type="float" office:value="0.865" calcext:value-type="float">
            <text:p>0,865</text:p>
          </table:table-cell>
          <table:table-cell office:value-type="float" office:value="17.1780808334838" calcext:value-type="float">
            <text:p>17,1780808335</text:p>
          </table:table-cell>
        </table:table-row>
        <table:table-row table:style-name="ro4">
          <table:table-cell office:value-type="float" office:value="0.867" calcext:value-type="float">
            <text:p>0,867</text:p>
          </table:table-cell>
          <table:table-cell office:value-type="float" office:value="17.2951120118397" calcext:value-type="float">
            <text:p>17,2951120118</text:p>
          </table:table-cell>
          <table:table-cell/>
          <table:table-cell office:value-type="float" office:value="0.867" calcext:value-type="float">
            <text:p>0,867</text:p>
          </table:table-cell>
          <table:table-cell office:value-type="float" office:value="17.2824763587762" calcext:value-type="float">
            <text:p>17,2824763588</text:p>
          </table:table-cell>
          <table:table-cell/>
          <table:table-cell office:value-type="float" office:value="0.867" calcext:value-type="float">
            <text:p>0,867</text:p>
          </table:table-cell>
          <table:table-cell office:value-type="float" office:value="17.2775476165506" calcext:value-type="float">
            <text:p>17,2775476166</text:p>
          </table:table-cell>
          <table:table-cell office:value-type="float" office:value="17.265623199964" calcext:value-type="float">
            <text:p>17,2656232</text:p>
          </table:table-cell>
          <table:table-cell office:value-type="float" office:value="17.2584489562993" calcext:value-type="float">
            <text:p>17,2584489563</text:p>
          </table:table-cell>
          <table:table-cell office:value-type="float" office:value="17.2539495215082" calcext:value-type="float">
            <text:p>17,2539495215</text:p>
          </table:table-cell>
          <table:table-cell office:value-type="float" office:value="17.2512144352135" calcext:value-type="float">
            <text:p>17,2512144352</text:p>
          </table:table-cell>
          <table:table-cell office:value-type="float" office:value="17.2497647202158" calcext:value-type="float">
            <text:p>17,2497647202</text:p>
          </table:table-cell>
          <table:table-cell office:value-type="float" office:value="17.2522461829873" calcext:value-type="float">
            <text:p>17,252246183</text:p>
          </table:table-cell>
          <table:table-cell/>
          <table:table-cell office:value-type="float" office:value="0.867" calcext:value-type="float">
            <text:p>0,867</text:p>
          </table:table-cell>
          <table:table-cell office:value-type="float" office:value="17.1787537598742" calcext:value-type="float">
            <text:p>17,1787537599</text:p>
          </table:table-cell>
        </table:table-row>
        <table:table-row table:style-name="ro4">
          <table:table-cell office:value-type="float" office:value="0.869" calcext:value-type="float">
            <text:p>0,869</text:p>
          </table:table-cell>
          <table:table-cell office:value-type="float" office:value="17.2951680103644" calcext:value-type="float">
            <text:p>17,2951680104</text:p>
          </table:table-cell>
          <table:table-cell/>
          <table:table-cell office:value-type="float" office:value="0.869" calcext:value-type="float">
            <text:p>0,869</text:p>
          </table:table-cell>
          <table:table-cell office:value-type="float" office:value="17.2825961867391" calcext:value-type="float">
            <text:p>17,2825961867</text:p>
          </table:table-cell>
          <table:table-cell/>
          <table:table-cell office:value-type="float" office:value="0.869" calcext:value-type="float">
            <text:p>0,869</text:p>
          </table:table-cell>
          <table:table-cell office:value-type="float" office:value="17.2776983893192" calcext:value-type="float">
            <text:p>17,2776983893</text:p>
          </table:table-cell>
          <table:table-cell office:value-type="float" office:value="17.2658376042831" calcext:value-type="float">
            <text:p>17,2658376043</text:p>
          </table:table-cell>
          <table:table-cell office:value-type="float" office:value="17.2587008888979" calcext:value-type="float">
            <text:p>17,2587008889</text:p>
          </table:table-cell>
          <table:table-cell office:value-type="float" office:value="17.254224202245" calcext:value-type="float">
            <text:p>17,2542242022</text:p>
          </table:table-cell>
          <table:table-cell office:value-type="float" office:value="17.2515020909499" calcext:value-type="float">
            <text:p>17,251502091</text:p>
          </table:table-cell>
          <table:table-cell office:value-type="float" office:value="17.2500582506674" calcext:value-type="float">
            <text:p>17,2500582507</text:p>
          </table:table-cell>
          <table:table-cell office:value-type="float" office:value="17.2525185586532" calcext:value-type="float">
            <text:p>17,2525185587</text:p>
          </table:table-cell>
          <table:table-cell/>
          <table:table-cell office:value-type="float" office:value="0.869" calcext:value-type="float">
            <text:p>0,869</text:p>
          </table:table-cell>
          <table:table-cell office:value-type="float" office:value="17.1793861903827" calcext:value-type="float">
            <text:p>17,1793861904</text:p>
          </table:table-cell>
        </table:table-row>
        <table:table-row table:style-name="ro4">
          <table:table-cell office:value-type="float" office:value="0.871" calcext:value-type="float">
            <text:p>0,871</text:p>
          </table:table-cell>
          <table:table-cell office:value-type="float" office:value="17.2952204175691" calcext:value-type="float">
            <text:p>17,2952204176</text:p>
          </table:table-cell>
          <table:table-cell/>
          <table:table-cell office:value-type="float" office:value="0.871" calcext:value-type="float">
            <text:p>0,871</text:p>
          </table:table-cell>
          <table:table-cell office:value-type="float" office:value="17.2827083372779" calcext:value-type="float">
            <text:p>17,2827083373</text:p>
          </table:table-cell>
          <table:table-cell/>
          <table:table-cell office:value-type="float" office:value="0.871" calcext:value-type="float">
            <text:p>0,871</text:p>
          </table:table-cell>
          <table:table-cell office:value-type="float" office:value="17.2778394623648" calcext:value-type="float">
            <text:p>17,2778394624</text:p>
          </table:table-cell>
          <table:table-cell office:value-type="float" office:value="17.266038212574" calcext:value-type="float">
            <text:p>17,2660382126</text:p>
          </table:table-cell>
          <table:table-cell office:value-type="float" office:value="17.2589366149016" calcext:value-type="float">
            <text:p>17,2589366149</text:p>
          </table:table-cell>
          <table:table-cell office:value-type="float" office:value="17.2544812208272" calcext:value-type="float">
            <text:p>17,2544812208</text:p>
          </table:table-cell>
          <table:table-cell office:value-type="float" office:value="17.2517712605359" calcext:value-type="float">
            <text:p>17,2517712605</text:p>
          </table:table-cell>
          <table:table-cell office:value-type="float" office:value="17.2503329295827" calcext:value-type="float">
            <text:p>17,2503329296</text:p>
          </table:table-cell>
          <table:table-cell office:value-type="float" office:value="17.2527734965984" calcext:value-type="float">
            <text:p>17,2527734966</text:p>
          </table:table-cell>
          <table:table-cell/>
          <table:table-cell office:value-type="float" office:value="0.871" calcext:value-type="float">
            <text:p>0,871</text:p>
          </table:table-cell>
          <table:table-cell office:value-type="float" office:value="17.1799782878316" calcext:value-type="float">
            <text:p>17,1799782878</text:p>
          </table:table-cell>
        </table:table-row>
        <table:table-row table:style-name="ro4">
          <table:table-cell office:value-type="float" office:value="0.873" calcext:value-type="float">
            <text:p>0,873</text:p>
          </table:table-cell>
          <table:table-cell office:value-type="float" office:value="17.2952692523238" calcext:value-type="float">
            <text:p>17,2952692523</text:p>
          </table:table-cell>
          <table:table-cell/>
          <table:table-cell office:value-type="float" office:value="0.873" calcext:value-type="float">
            <text:p>0,873</text:p>
          </table:table-cell>
          <table:table-cell office:value-type="float" office:value="17.2828128481089" calcext:value-type="float">
            <text:p>17,2828128481</text:p>
          </table:table-cell>
          <table:table-cell/>
          <table:table-cell office:value-type="float" office:value="0.873" calcext:value-type="float">
            <text:p>0,873</text:p>
          </table:table-cell>
          <table:table-cell office:value-type="float" office:value="17.2779708902048" calcext:value-type="float">
            <text:p>17,2779708902</text:p>
          </table:table-cell>
          <table:table-cell office:value-type="float" office:value="17.266225102477" calcext:value-type="float">
            <text:p>17,2662251025</text:p>
          </table:table-cell>
          <table:table-cell office:value-type="float" office:value="17.2591562245652" calcext:value-type="float">
            <text:p>17,2591562246</text:p>
          </table:table-cell>
          <table:table-cell office:value-type="float" office:value="17.2547206740539" calcext:value-type="float">
            <text:p>17,2547206741</text:p>
          </table:table-cell>
          <table:table-cell office:value-type="float" office:value="17.2520220432854" calcext:value-type="float">
            <text:p>17,2520220433</text:p>
          </table:table-cell>
          <table:table-cell office:value-type="float" office:value="17.2505888559147" calcext:value-type="float">
            <text:p>17,2505888559</text:p>
          </table:table-cell>
          <table:table-cell office:value-type="float" office:value="17.2530110782858" calcext:value-type="float">
            <text:p>17,2530110783</text:p>
          </table:table-cell>
          <table:table-cell/>
          <table:table-cell office:value-type="float" office:value="0.873" calcext:value-type="float">
            <text:p>0,873</text:p>
          </table:table-cell>
          <table:table-cell office:value-type="float" office:value="17.180530208588" calcext:value-type="float">
            <text:p>17,1805302086</text:p>
          </table:table-cell>
        </table:table-row>
        <table:table-row table:style-name="ro4">
          <table:table-cell office:value-type="float" office:value="0.875" calcext:value-type="float">
            <text:p>0,875</text:p>
          </table:table-cell>
          <table:table-cell office:value-type="float" office:value="17.2953145309273" calcext:value-type="float">
            <text:p>17,2953145309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17.2829097530375" calcext:value-type="float">
            <text:p>17,282909753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17.2780927228489" calcext:value-type="float">
            <text:p>17,2780927228</text:p>
          </table:table-cell>
          <table:table-cell office:value-type="float" office:value="17.2663983456971" calcext:value-type="float">
            <text:p>17,2663983457</text:p>
          </table:table-cell>
          <table:table-cell office:value-type="float" office:value="17.2593598013994" calcext:value-type="float">
            <text:p>17,2593598014</text:p>
          </table:table-cell>
          <table:table-cell office:value-type="float" office:value="17.2549426515529" calcext:value-type="float">
            <text:p>17,2549426516</text:p>
          </table:table-cell>
          <table:table-cell office:value-type="float" office:value="17.252254531167" calcext:value-type="float">
            <text:p>17,2522545312</text:p>
          </table:table-cell>
          <table:table-cell office:value-type="float" office:value="17.2508261212707" calcext:value-type="float">
            <text:p>17,2508261213</text:p>
          </table:table-cell>
          <table:table-cell office:value-type="float" office:value="17.2532313784464" calcext:value-type="float">
            <text:p>17,2532313784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17.1810420975556" calcext:value-type="float">
            <text:p>17,1810420976</text:p>
          </table:table-cell>
        </table:table-row>
        <table:table-row table:style-name="ro4">
          <table:table-cell office:value-type="float" office:value="0.877" calcext:value-type="float">
            <text:p>0,877</text:p>
          </table:table-cell>
          <table:table-cell office:value-type="float" office:value="17.2953562683592" calcext:value-type="float">
            <text:p>17,2953562684</text:p>
          </table:table-cell>
          <table:table-cell/>
          <table:table-cell office:value-type="float" office:value="0.877" calcext:value-type="float">
            <text:p>0,877</text:p>
          </table:table-cell>
          <table:table-cell office:value-type="float" office:value="17.2829990832748" calcext:value-type="float">
            <text:p>17,2829990833</text:p>
          </table:table-cell>
          <table:table-cell/>
          <table:table-cell office:value-type="float" office:value="0.877" calcext:value-type="float">
            <text:p>0,877</text:p>
          </table:table-cell>
          <table:table-cell office:value-type="float" office:value="17.2782050065487" calcext:value-type="float">
            <text:p>17,2782050065</text:p>
          </table:table-cell>
          <table:table-cell office:value-type="float" office:value="17.2665580085994" calcext:value-type="float">
            <text:p>17,2665580086</text:p>
          </table:table-cell>
          <table:table-cell office:value-type="float" office:value="17.2595474227166" calcext:value-type="float">
            <text:p>17,2595474227</text:p>
          </table:table-cell>
          <table:table-cell office:value-type="float" office:value="17.2551472363139" calcext:value-type="float">
            <text:p>17,2551472363</text:p>
          </table:table-cell>
          <table:table-cell office:value-type="float" office:value="17.2524688093503" calcext:value-type="float">
            <text:p>17,2524688094</text:p>
          </table:table-cell>
          <table:table-cell office:value-type="float" office:value="17.2510448104953" calcext:value-type="float">
            <text:p>17,2510448105</text:p>
          </table:table-cell>
          <table:table-cell office:value-type="float" office:value="17.2534344662776" calcext:value-type="float">
            <text:p>17,2534344663</text:p>
          </table:table-cell>
          <table:table-cell/>
          <table:table-cell office:value-type="float" office:value="0.877" calcext:value-type="float">
            <text:p>0,877</text:p>
          </table:table-cell>
          <table:table-cell office:value-type="float" office:value="17.1815140893817" calcext:value-type="float">
            <text:p>17,1815140894</text:p>
          </table:table-cell>
        </table:table-row>
        <table:table-row table:style-name="ro4">
          <table:table-cell office:value-type="float" office:value="0.879" calcext:value-type="float">
            <text:p>0,879</text:p>
          </table:table-cell>
          <table:table-cell office:value-type="float" office:value="17.2953944790744" calcext:value-type="float">
            <text:p>17,2953944791</text:p>
          </table:table-cell>
          <table:table-cell/>
          <table:table-cell office:value-type="float" office:value="0.879" calcext:value-type="float">
            <text:p>0,879</text:p>
          </table:table-cell>
          <table:table-cell office:value-type="float" office:value="17.2830808682728" calcext:value-type="float">
            <text:p>17,2830808683</text:p>
          </table:table-cell>
          <table:table-cell/>
          <table:table-cell office:value-type="float" office:value="0.879" calcext:value-type="float">
            <text:p>0,879</text:p>
          </table:table-cell>
          <table:table-cell office:value-type="float" office:value="17.2783077842795" calcext:value-type="float">
            <text:p>17,2783077843</text:p>
          </table:table-cell>
          <table:table-cell office:value-type="float" office:value="17.2667041525963" calcext:value-type="float">
            <text:p>17,2667041526</text:p>
          </table:table-cell>
          <table:table-cell office:value-type="float" office:value="17.2597191599882" calcext:value-type="float">
            <text:p>17,25971916</text:p>
          </table:table-cell>
          <table:table-cell office:value-type="float" office:value="17.2553345050391" calcext:value-type="float">
            <text:p>17,255334505</text:p>
          </table:table-cell>
          <table:table-cell office:value-type="float" office:value="17.2526649565629" calcext:value-type="float">
            <text:p>17,2526649566</text:p>
          </table:table-cell>
          <table:table-cell office:value-type="float" office:value="17.2512450020499" calcext:value-type="float">
            <text:p>17,251245002</text:p>
          </table:table-cell>
          <table:table-cell office:value-type="float" office:value="17.2536204062053" calcext:value-type="float">
            <text:p>17,2536204062</text:p>
          </table:table-cell>
          <table:table-cell/>
          <table:table-cell office:value-type="float" office:value="0.879" calcext:value-type="float">
            <text:p>0,879</text:p>
          </table:table-cell>
          <table:table-cell office:value-type="float" office:value="17.1819463092027" calcext:value-type="float">
            <text:p>17,1819463092</text:p>
          </table:table-cell>
        </table:table-row>
        <table:table-row table:style-name="ro4">
          <table:table-cell office:value-type="float" office:value="0.881" calcext:value-type="float">
            <text:p>0,881</text:p>
          </table:table-cell>
          <table:table-cell office:value-type="float" office:value="17.2954291728735" calcext:value-type="float">
            <text:p>17,2954291729</text:p>
          </table:table-cell>
          <table:table-cell/>
          <table:table-cell office:value-type="float" office:value="0.881" calcext:value-type="float">
            <text:p>0,881</text:p>
          </table:table-cell>
          <table:table-cell office:value-type="float" office:value="17.2831551314024" calcext:value-type="float">
            <text:p>17,2831551314</text:p>
          </table:table-cell>
          <table:table-cell/>
          <table:table-cell office:value-type="float" office:value="0.881" calcext:value-type="float">
            <text:p>0,881</text:p>
          </table:table-cell>
          <table:table-cell office:value-type="float" office:value="17.278401093369" calcext:value-type="float">
            <text:p>17,2784010934</text:p>
          </table:table-cell>
          <table:table-cell office:value-type="float" office:value="17.2668368323398" calcext:value-type="float">
            <text:p>17,2668368323</text:p>
          </table:table-cell>
          <table:table-cell office:value-type="float" office:value="17.259875077223" calcext:value-type="float">
            <text:p>17,2598750772</text:p>
          </table:table-cell>
          <table:table-cell office:value-type="float" office:value="17.2555045265643" calcext:value-type="float">
            <text:p>17,2555045266</text:p>
          </table:table-cell>
          <table:table-cell office:value-type="float" office:value="17.2528430434633" calcext:value-type="float">
            <text:p>17,2528430435</text:p>
          </table:table-cell>
          <table:table-cell office:value-type="float" office:value="17.2514267662487" calcext:value-type="float">
            <text:p>17,2514267662</text:p>
          </table:table-cell>
          <table:table-cell office:value-type="float" office:value="17.2537892539843" calcext:value-type="float">
            <text:p>17,253789254</text:p>
          </table:table-cell>
          <table:table-cell/>
          <table:table-cell office:value-type="float" office:value="0.881" calcext:value-type="float">
            <text:p>0,881</text:p>
          </table:table-cell>
          <table:table-cell office:value-type="float" office:value="17.1823388684035" calcext:value-type="float">
            <text:p>17,1823388684</text:p>
          </table:table-cell>
        </table:table-row>
        <table:table-row table:style-name="ro4">
          <table:table-cell office:value-type="float" office:value="0.883" calcext:value-type="float">
            <text:p>0,883</text:p>
          </table:table-cell>
          <table:table-cell office:value-type="float" office:value="17.2954603665034" calcext:value-type="float">
            <text:p>17,2954603665</text:p>
          </table:table-cell>
          <table:table-cell/>
          <table:table-cell office:value-type="float" office:value="0.883" calcext:value-type="float">
            <text:p>0,883</text:p>
          </table:table-cell>
          <table:table-cell office:value-type="float" office:value="17.2832219021102" calcext:value-type="float">
            <text:p>17,2832219021</text:p>
          </table:table-cell>
          <table:table-cell/>
          <table:table-cell office:value-type="float" office:value="0.883" calcext:value-type="float">
            <text:p>0,883</text:p>
          </table:table-cell>
          <table:table-cell office:value-type="float" office:value="17.2784849722316" calcext:value-type="float">
            <text:p>17,2784849722</text:p>
          </table:table-cell>
          <table:table-cell office:value-type="float" office:value="17.266956100914" calcext:value-type="float">
            <text:p>17,2669561009</text:p>
          </table:table-cell>
          <table:table-cell office:value-type="float" office:value="17.2600152356532" calcext:value-type="float">
            <text:p>17,2600152357</text:p>
          </table:table-cell>
          <table:table-cell office:value-type="float" office:value="17.2556573664276" calcext:value-type="float">
            <text:p>17,2556573664</text:p>
          </table:table-cell>
          <table:table-cell office:value-type="float" office:value="17.2530031373405" calcext:value-type="float">
            <text:p>17,2530031373</text:p>
          </table:table-cell>
          <table:table-cell office:value-type="float" office:value="17.2515901703292" calcext:value-type="float">
            <text:p>17,2515901703</text:p>
          </table:table-cell>
          <table:table-cell office:value-type="float" office:value="17.2539410676924" calcext:value-type="float">
            <text:p>17,2539410677</text:p>
          </table:table-cell>
          <table:table-cell/>
          <table:table-cell office:value-type="float" office:value="0.883" calcext:value-type="float">
            <text:p>0,883</text:p>
          </table:table-cell>
          <table:table-cell office:value-type="float" office:value="17.1826918763354" calcext:value-type="float">
            <text:p>17,1826918763</text:p>
          </table:table-cell>
        </table:table-row>
        <table:table-row table:style-name="ro4">
          <table:table-cell office:value-type="float" office:value="0.885" calcext:value-type="float">
            <text:p>0,885</text:p>
          </table:table-cell>
          <table:table-cell office:value-type="float" office:value="17.2954880677589" calcext:value-type="float">
            <text:p>17,2954880678</text:p>
          </table:table-cell>
          <table:table-cell/>
          <table:table-cell office:value-type="float" office:value="0.885" calcext:value-type="float">
            <text:p>0,885</text:p>
          </table:table-cell>
          <table:table-cell office:value-type="float" office:value="17.2832811992652" calcext:value-type="float">
            <text:p>17,2832811993</text:p>
          </table:table-cell>
          <table:table-cell/>
          <table:table-cell office:value-type="float" office:value="0.885" calcext:value-type="float">
            <text:p>0,885</text:p>
          </table:table-cell>
          <table:table-cell office:value-type="float" office:value="17.278559451181" calcext:value-type="float">
            <text:p>17,2785594512</text:p>
          </table:table-cell>
          <table:table-cell office:value-type="float" office:value="17.2670620027826" calcext:value-type="float">
            <text:p>17,2670620028</text:p>
          </table:table-cell>
          <table:table-cell office:value-type="float" office:value="17.2601396873856" calcext:value-type="float">
            <text:p>17,2601396874</text:p>
          </table:table-cell>
          <table:table-cell office:value-type="float" office:value="17.2557930806831" calcext:value-type="float">
            <text:p>17,2557930807</text:p>
          </table:table-cell>
          <table:table-cell office:value-type="float" office:value="17.2531452957448" calcext:value-type="float">
            <text:p>17,2531452957</text:p>
          </table:table-cell>
          <table:table-cell office:value-type="float" office:value="17.2517352715689" calcext:value-type="float">
            <text:p>17,2517352716</text:p>
          </table:table-cell>
          <table:table-cell office:value-type="float" office:value="17.2540758926842" calcext:value-type="float">
            <text:p>17,2540758927</text:p>
          </table:table-cell>
          <table:table-cell/>
          <table:table-cell office:value-type="float" office:value="0.885" calcext:value-type="float">
            <text:p>0,885</text:p>
          </table:table-cell>
          <table:table-cell office:value-type="float" office:value="17.1830054241491" calcext:value-type="float">
            <text:p>17,1830054241</text:p>
          </table:table-cell>
        </table:table-row>
        <table:table-row table:style-name="ro4">
          <table:table-cell office:value-type="float" office:value="0.887" calcext:value-type="float">
            <text:p>0,887</text:p>
          </table:table-cell>
          <table:table-cell office:value-type="float" office:value="17.2955122858398" calcext:value-type="float">
            <text:p>17,2955122858</text:p>
          </table:table-cell>
          <table:table-cell/>
          <table:table-cell office:value-type="float" office:value="0.887" calcext:value-type="float">
            <text:p>0,887</text:p>
          </table:table-cell>
          <table:table-cell office:value-type="float" office:value="17.2833330420118" calcext:value-type="float">
            <text:p>17,283333042</text:p>
          </table:table-cell>
          <table:table-cell/>
          <table:table-cell office:value-type="float" office:value="0.887" calcext:value-type="float">
            <text:p>0,887</text:p>
          </table:table-cell>
          <table:table-cell office:value-type="float" office:value="17.2786245584404" calcext:value-type="float">
            <text:p>17,2786245584</text:p>
          </table:table-cell>
          <table:table-cell office:value-type="float" office:value="17.267154578423" calcext:value-type="float">
            <text:p>17,2671545784</text:p>
          </table:table-cell>
          <table:table-cell office:value-type="float" office:value="17.260248479583" calcext:value-type="float">
            <text:p>17,2602484796</text:p>
          </table:table-cell>
          <table:table-cell office:value-type="float" office:value="17.2559117199777" calcext:value-type="float">
            <text:p>17,25591172</text:p>
          </table:table-cell>
          <table:table-cell office:value-type="float" office:value="17.2532695706818" calcext:value-type="float">
            <text:p>17,2532695707</text:p>
          </table:table-cell>
          <table:table-cell office:value-type="float" office:value="17.2518621218093" calcext:value-type="float">
            <text:p>17,2518621218</text:p>
          </table:table-cell>
          <table:table-cell office:value-type="float" office:value="17.2541937714054" calcext:value-type="float">
            <text:p>17,2541937714</text:p>
          </table:table-cell>
          <table:table-cell/>
          <table:table-cell office:value-type="float" office:value="0.887" calcext:value-type="float">
            <text:p>0,887</text:p>
          </table:table-cell>
          <table:table-cell office:value-type="float" office:value="17.1832795952612" calcext:value-type="float">
            <text:p>17,1832795953</text:p>
          </table:table-cell>
        </table:table-row>
        <table:table-row table:style-name="ro4">
          <table:table-cell office:value-type="float" office:value="0.889" calcext:value-type="float">
            <text:p>0,889</text:p>
          </table:table-cell>
          <table:table-cell office:value-type="float" office:value="17.2955330289653" calcext:value-type="float">
            <text:p>17,295533029</text:p>
          </table:table-cell>
          <table:table-cell/>
          <table:table-cell office:value-type="float" office:value="0.889" calcext:value-type="float">
            <text:p>0,889</text:p>
          </table:table-cell>
          <table:table-cell office:value-type="float" office:value="17.2833774472741" calcext:value-type="float">
            <text:p>17,2833774473</text:p>
          </table:table-cell>
          <table:table-cell/>
          <table:table-cell office:value-type="float" office:value="0.889" calcext:value-type="float">
            <text:p>0,889</text:p>
          </table:table-cell>
          <table:table-cell office:value-type="float" office:value="17.2786803187749" calcext:value-type="float">
            <text:p>17,2786803188</text:p>
          </table:table-cell>
          <table:table-cell office:value-type="float" office:value="17.2672338632842" calcext:value-type="float">
            <text:p>17,2672338633</text:p>
          </table:table-cell>
          <table:table-cell office:value-type="float" office:value="17.2603416535303" calcext:value-type="float">
            <text:p>17,2603416535</text:p>
          </table:table-cell>
          <table:table-cell office:value-type="float" office:value="17.2560133286414" calcext:value-type="float">
            <text:p>17,2560133286</text:p>
          </table:table-cell>
          <table:table-cell office:value-type="float" office:value="17.2533760076747" calcext:value-type="float">
            <text:p>17,2533760077</text:p>
          </table:table-cell>
          <table:table-cell office:value-type="float" office:value="17.2519707664405" calcext:value-type="float">
            <text:p>17,2519707664</text:p>
          </table:table-cell>
          <table:table-cell office:value-type="float" office:value="17.2542947411421" calcext:value-type="float">
            <text:p>17,2542947411</text:p>
          </table:table-cell>
          <table:table-cell/>
          <table:table-cell office:value-type="float" office:value="0.889" calcext:value-type="float">
            <text:p>0,889</text:p>
          </table:table-cell>
          <table:table-cell office:value-type="float" office:value="17.183514462903" calcext:value-type="float">
            <text:p>17,1835144629</text:p>
          </table:table-cell>
        </table:table-row>
        <table:table-row table:style-name="ro4">
          <table:table-cell office:value-type="float" office:value="0.891" calcext:value-type="float">
            <text:p>0,891</text:p>
          </table:table-cell>
          <table:table-cell office:value-type="float" office:value="17.295550304994" calcext:value-type="float">
            <text:p>17,295550305</text:p>
          </table:table-cell>
          <table:table-cell/>
          <table:table-cell office:value-type="float" office:value="0.891" calcext:value-type="float">
            <text:p>0,891</text:p>
          </table:table-cell>
          <table:table-cell office:value-type="float" office:value="17.2834144304066" calcext:value-type="float">
            <text:p>17,2834144304</text:p>
          </table:table-cell>
          <table:table-cell/>
          <table:table-cell office:value-type="float" office:value="0.891" calcext:value-type="float">
            <text:p>0,891</text:p>
          </table:table-cell>
          <table:table-cell office:value-type="float" office:value="17.278726753861" calcext:value-type="float">
            <text:p>17,2787267539</text:p>
          </table:table-cell>
          <table:table-cell office:value-type="float" office:value="17.26729988808" calcext:value-type="float">
            <text:p>17,2672998881</text:p>
          </table:table-cell>
          <table:table-cell office:value-type="float" office:value="17.2604192449025" calcext:value-type="float">
            <text:p>17,2604192449</text:p>
          </table:table-cell>
          <table:table-cell office:value-type="float" office:value="17.2560979449507" calcext:value-type="float">
            <text:p>17,256097945</text:p>
          </table:table-cell>
          <table:table-cell office:value-type="float" office:value="17.2534646460333" calcext:value-type="float">
            <text:p>17,253464646</text:p>
          </table:table-cell>
          <table:table-cell office:value-type="float" office:value="17.2520612446875" calcext:value-type="float">
            <text:p>17,2520612447</text:p>
          </table:table-cell>
          <table:table-cell office:value-type="float" office:value="17.2543788346124" calcext:value-type="float">
            <text:p>17,2543788346</text:p>
          </table:table-cell>
          <table:table-cell/>
          <table:table-cell office:value-type="float" office:value="0.891" calcext:value-type="float">
            <text:p>0,891</text:p>
          </table:table-cell>
          <table:table-cell office:value-type="float" office:value="17.1837100907199" calcext:value-type="float">
            <text:p>17,1837100907</text:p>
          </table:table-cell>
        </table:table-row>
        <table:table-row table:style-name="ro4">
          <table:table-cell office:value-type="float" office:value="0.893" calcext:value-type="float">
            <text:p>0,893</text:p>
          </table:table-cell>
          <table:table-cell office:value-type="float" office:value="17.2955641186343" calcext:value-type="float">
            <text:p>17,2955641186</text:p>
          </table:table-cell>
          <table:table-cell/>
          <table:table-cell office:value-type="float" office:value="0.893" calcext:value-type="float">
            <text:p>0,893</text:p>
          </table:table-cell>
          <table:table-cell office:value-type="float" office:value="17.2834440022737" calcext:value-type="float">
            <text:p>17,2834440023</text:p>
          </table:table-cell>
          <table:table-cell/>
          <table:table-cell office:value-type="float" office:value="0.893" calcext:value-type="float">
            <text:p>0,893</text:p>
          </table:table-cell>
          <table:table-cell office:value-type="float" office:value="17.2787638806834" calcext:value-type="float">
            <text:p>17,2787638807</text:p>
          </table:table-cell>
          <table:table-cell office:value-type="float" office:value="17.2673526775641" calcext:value-type="float">
            <text:p>17,2673526776</text:p>
          </table:table-cell>
          <table:table-cell office:value-type="float" office:value="17.2604812826655" calcext:value-type="float">
            <text:p>17,2604812827</text:p>
          </table:table-cell>
          <table:table-cell office:value-type="float" office:value="17.2561656000572" calcext:value-type="float">
            <text:p>17,2561656001</text:p>
          </table:table-cell>
          <table:table-cell office:value-type="float" office:value="17.2535355177505" calcext:value-type="float">
            <text:p>17,2535355178</text:p>
          </table:table-cell>
          <table:table-cell office:value-type="float" office:value="17.2521335884156" calcext:value-type="float">
            <text:p>17,2521335884</text:p>
          </table:table-cell>
          <table:table-cell office:value-type="float" office:value="17.2544460773313" calcext:value-type="float">
            <text:p>17,2544460773</text:p>
          </table:table-cell>
          <table:table-cell/>
          <table:table-cell office:value-type="float" office:value="0.893" calcext:value-type="float">
            <text:p>0,893</text:p>
          </table:table-cell>
          <table:table-cell office:value-type="float" office:value="17.1838665299193" calcext:value-type="float">
            <text:p>17,1838665299</text:p>
          </table:table-cell>
        </table:table-row>
        <table:table-row table:style-name="ro4">
          <table:table-cell office:value-type="float" office:value="0.895" calcext:value-type="float">
            <text:p>0,895</text:p>
          </table:table-cell>
          <table:table-cell office:value-type="float" office:value="17.2955744739229" calcext:value-type="float">
            <text:p>17,2955744739</text:p>
          </table:table-cell>
          <table:table-cell/>
          <table:table-cell office:value-type="float" office:value="0.895" calcext:value-type="float">
            <text:p>0,895</text:p>
          </table:table-cell>
          <table:table-cell office:value-type="float" office:value="17.2834661718475" calcext:value-type="float">
            <text:p>17,2834661718</text:p>
          </table:table-cell>
          <table:table-cell/>
          <table:table-cell office:value-type="float" office:value="0.895" calcext:value-type="float">
            <text:p>0,895</text:p>
          </table:table-cell>
          <table:table-cell office:value-type="float" office:value="17.2787917129762" calcext:value-type="float">
            <text:p>17,278791713</text:p>
          </table:table-cell>
          <table:table-cell office:value-type="float" office:value="17.2673922516445" calcext:value-type="float">
            <text:p>17,2673922516</text:p>
          </table:table-cell>
          <table:table-cell office:value-type="float" office:value="17.2605277900829" calcext:value-type="float">
            <text:p>17,2605277901</text:p>
          </table:table-cell>
          <table:table-cell office:value-type="float" office:value="17.2562163189698" calcext:value-type="float">
            <text:p>17,256216319</text:p>
          </table:table-cell>
          <table:table-cell office:value-type="float" office:value="17.2535886485122" calcext:value-type="float">
            <text:p>17,2535886485</text:p>
          </table:table-cell>
          <table:table-cell office:value-type="float" office:value="17.252187823219" calcext:value-type="float">
            <text:p>17,2521878232</text:p>
          </table:table-cell>
          <table:table-cell office:value-type="float" office:value="17.2544964899607" calcext:value-type="float">
            <text:p>17,25449649</text:p>
          </table:table-cell>
          <table:table-cell/>
          <table:table-cell office:value-type="float" office:value="0.895" calcext:value-type="float">
            <text:p>0,895</text:p>
          </table:table-cell>
          <table:table-cell office:value-type="float" office:value="17.1839838217641" calcext:value-type="float">
            <text:p>17,1839838218</text:p>
          </table:table-cell>
        </table:table-row>
        <table:table-row table:style-name="ro4">
          <table:table-cell office:value-type="float" office:value="0.897" calcext:value-type="float">
            <text:p>0,897</text:p>
          </table:table-cell>
          <table:table-cell office:value-type="float" office:value="17.295581377745" calcext:value-type="float">
            <text:p>17,2955813777</text:p>
          </table:table-cell>
          <table:table-cell/>
          <table:table-cell office:value-type="float" office:value="0.897" calcext:value-type="float">
            <text:p>0,897</text:p>
          </table:table-cell>
          <table:table-cell office:value-type="float" office:value="17.2834809498992" calcext:value-type="float">
            <text:p>17,2834809499</text:p>
          </table:table-cell>
          <table:table-cell/>
          <table:table-cell office:value-type="float" office:value="0.897" calcext:value-type="float">
            <text:p>0,897</text:p>
          </table:table-cell>
          <table:table-cell office:value-type="float" office:value="17.278810263265" calcext:value-type="float">
            <text:p>17,2788102633</text:p>
          </table:table-cell>
          <table:table-cell office:value-type="float" office:value="17.2674186269575" calcext:value-type="float">
            <text:p>17,267418627</text:p>
          </table:table-cell>
          <table:table-cell office:value-type="float" office:value="17.2605587861366" calcext:value-type="float">
            <text:p>17,2605587861</text:p>
          </table:table-cell>
          <table:table-cell office:value-type="float" office:value="17.2562501219397" calcext:value-type="float">
            <text:p>17,2562501219</text:p>
          </table:table-cell>
          <table:table-cell office:value-type="float" office:value="17.2536240591217" calcext:value-type="float">
            <text:p>17,2536240591</text:p>
          </table:table-cell>
          <table:table-cell office:value-type="float" office:value="17.2522239699575" calcext:value-type="float">
            <text:p>17,25222397</text:p>
          </table:table-cell>
          <table:table-cell office:value-type="float" office:value="17.2545300916474" calcext:value-type="float">
            <text:p>17,2545300916</text:p>
          </table:table-cell>
          <table:table-cell/>
          <table:table-cell office:value-type="float" office:value="0.897" calcext:value-type="float">
            <text:p>0,897</text:p>
          </table:table-cell>
          <table:table-cell office:value-type="float" office:value="17.1840620011269" calcext:value-type="float">
            <text:p>17,1840620011</text:p>
          </table:table-cell>
        </table:table-row>
        <table:table-row table:style-name="ro4">
          <table:table-cell office:value-type="float" office:value="0.899" calcext:value-type="float">
            <text:p>0,899</text:p>
          </table:table-cell>
          <table:table-cell office:value-type="float" office:value="17.2955848296991" calcext:value-type="float">
            <text:p>17,2955848297</text:p>
          </table:table-cell>
          <table:table-cell/>
          <table:table-cell office:value-type="float" office:value="0.899" calcext:value-type="float">
            <text:p>0,899</text:p>
          </table:table-cell>
          <table:table-cell office:value-type="float" office:value="17.2834883383777" calcext:value-type="float">
            <text:p>17,2834883384</text:p>
          </table:table-cell>
          <table:table-cell/>
          <table:table-cell office:value-type="float" office:value="0.899" calcext:value-type="float">
            <text:p>0,899</text:p>
          </table:table-cell>
          <table:table-cell office:value-type="float" office:value="17.2788195370113" calcext:value-type="float">
            <text:p>17,278819537</text:p>
          </table:table-cell>
          <table:table-cell office:value-type="float" office:value="17.2674318123718" calcext:value-type="float">
            <text:p>17,2674318124</text:p>
          </table:table-cell>
          <table:table-cell office:value-type="float" office:value="17.2605742814782" calcext:value-type="float">
            <text:p>17,2605742815</text:p>
          </table:table-cell>
          <table:table-cell office:value-type="float" office:value="17.2562670205158" calcext:value-type="float">
            <text:p>17,2562670205</text:p>
          </table:table-cell>
          <table:table-cell office:value-type="float" office:value="17.253641761439" calcext:value-type="float">
            <text:p>17,2536417614</text:p>
          </table:table-cell>
          <table:table-cell office:value-type="float" office:value="17.2522420403682" calcext:value-type="float">
            <text:p>17,2522420404</text:p>
          </table:table-cell>
          <table:table-cell office:value-type="float" office:value="17.2545468904276" calcext:value-type="float">
            <text:p>17,2545468904</text:p>
          </table:table-cell>
          <table:table-cell/>
          <table:table-cell office:value-type="float" office:value="0.899" calcext:value-type="float">
            <text:p>0,899</text:p>
          </table:table-cell>
          <table:table-cell office:value-type="float" office:value="17.1841010862008" calcext:value-type="float">
            <text:p>17,1841010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.00.0000</text:date>, <text:time style:data-style-name="N2" text:time-value="0000-00-00T12:34:15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14T19:42:15.415000000</dc:date>
    <meta:editing-duration>P2DT10H47M25S</meta:editing-duration>
    <meta:editing-cycles>299</meta:editing-cycles>
    <meta:generator>LibreOffice/4.1.5.3$Windows_x86 LibreOffice_project/1c1366bba2ba2b554cd2ca4d87c06da81c05d24</meta:generator>
    <meta:document-statistic meta:table-count="5" meta:cell-count="510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6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'.B3:'Falfutes-Hatekonysag'.B3 'Falfutes-Hatekonysag'.C12:'Falfutes-Hatekonysag'.C16 'Falfutes-Hatekonysag'.B7:'Falfutes-Hatekonysag'.B9 'Falfutes-Hatekonysag'.H12:'Falfutes-Hatekonysag'.H16 'Falfutes-Hatekonysag'.I7:'Falfutes-Hatekonysag'.I9 'Falfutes-Hatekonysag'.O12:'Falfutes-Hatekonysag'.O16" chart:data-source-has-labels="both" svg:x="0.141cm" svg:y="0.759cm" svg:width="15.451cm" svg:height="7.553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2cm" chart:style-name="ch6">
              <text:p>U [W/m2K]</text:p>
            </chart:title>
            <chart:categories table:cell-range-address="'Falfutes-Hatekonysag'.B3:'Falfutes-Hatekonysag'.B3"/>
            <chart:grid chart:style-name="ch7" chart:class="major"/>
          </chart:axis>
          <chart:axis chart:dimension="y" chart:name="primary-y" chart:style-name="ch8">
            <chart:title svg:x="0.34cm" svg:y="0.07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C12:'Falfutes-Hatekonysag'.C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J12:'Falfutes-Hatekonysag'.J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'.B3:'Falfutes-Hatekonysag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'.C12:'Falfutes-Hatekonysag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'.J12:'Falfutes-Hatekonysag'.J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9cm" xlink:href=".." xlink:type="simple" chart:class="chart:scatter" chart:style-name="ch1">
        <chart:title svg:x="6.148cm" svg:y="0.316cm" chart:style-name="ch2">
          <text:p>Hőleadás-hatásfok</text:p>
        </chart:title>
        <chart:legend svg:x="10.042cm" svg:y="5.247cm" style:legend-expansion="custom" chartooo:width="4.256cm" chartooo:height="1.449cm" style:legend-expansion-aspect-ratio="2.93719806763285" chart:style-name="ch3"/>
        <chart:plot-area chart:style-name="ch4" table:cell-range-address="'Falfutes-Hatekonysag'.D12:'Falfutes-Hatekonysag'.D16 'Falfutes-Hatekonysag'.B7:'Falfutes-Hatekonysag'.B9 'Falfutes-Hatekonysag'.H12:'Falfutes-Hatekonysag'.H16 'Falfutes-Hatekonysag'.I7:'Falfutes-Hatekonysag'.I9 'Falfutes-Hatekonysag'.O12:'Falfutes-Hatekonysag'.O16" chart:data-source-has-labels="row" svg:x="0.249cm" svg:y="0.854cm" svg:width="14.59cm" svg:height="7.561cm">
          <chartooo:coordinate-region svg:x="1.347cm" svg:y="1.066cm" svg:width="13.16cm" svg:height="6.676cm"/>
          <chart:axis chart:dimension="x" chart:name="primary-x" chart:style-name="ch5">
            <chart:title svg:x="14.176cm" svg:y="8.418cm" chart:style-name="ch6">
              <text:p>R [m2K/W]</text:p>
            </chart:title>
            <chart:grid chart:style-name="ch7" chart:class="major"/>
          </chart:axis>
          <chart:axis chart:dimension="y" chart:name="primary-y" chart:style-name="ch8">
            <chart:title svg:x="0.178cm" svg:y="0.122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D12:'Falfutes-Hatekonysag'.D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K12:'Falfutes-Hatekonysag'.K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732026143791">
                <text:p>0.666732026143791</text:p>
                <draw:g>
                  <svg:desc>'Falfutes-Hatekonysag'.D12:'Falfutes-Hatekonysag'.D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0.666989247311828">
                <text:p>0.666989247311828</text:p>
                <draw:g>
                  <svg:desc>'Falfutes-Hatekonysag'.K12:'Falfutes-Hatekonysag'.K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086956521739">
                <text:p>0.996086956521739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1.00275362318841">
                <text:p>1.00275362318841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666666666667">
                <text:p>1.4366666666666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1.42256830601093">
                <text:p>1.42256830601093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30303030303">
                <text:p>2.4730303030303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2.47969696969697">
                <text:p>2.47969696969697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">
                <text:p>3.97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3.97666666666667">
                <text:p>3.97666666666667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5" chart:maximum="19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19cm" svg:y="0.316cm" chart:style-name="ch2">
          <text:p>Hőeloszlás belsőfalon 20 cm hosszú hőszigetelés esetén</text:p>
        </chart:title>
        <chart:legend svg:x="12.809cm" svg:y="1.633cm" style:legend-expansion="custom" chartooo:width="3.19cm" chartooo:height="3.754cm" style:legend-expansion-aspect-ratio="0.849760255727224" chart:style-name="ch3"/>
        <chart:plot-area chart:style-name="ch4" table:cell-range-address="'Belsofalsarok-szigeteles'.G70:'Belsofalsarok-szigeteles'.L369 'Belsofalsarok-szigeteles'.N69:'Belsofalsarok-szigeteles'.N369 'Belsofalsarok-szigeteles'.H69:'Belsofalsarok-szigeteles'.M69" chart:data-source-has-labels="row" svg:x="0.175cm" svg:y="1.633cm" svg:width="15.004cm" svg:height="6.761cm">
          <chartooo:coordinate-region svg:x="1.087cm" svg:y="1.845cm" svg:width="13.999cm" svg:height="5.87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title svg:x="0.309cm" svg:y="0.583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N70:'Belsofalsarok-szigeteles'.N369" chart:label-cell-address="'Belsofalsarok-szigeteles'.N69:'Belsofalsarok-szigeteles'.N69" chart:class="chart:scatter">
            <chart:domain table:cell-range-address="'Belsofalsarok-szigeteles'.G70:'Belsofalsarok-szigeteles'.G369"/>
            <chart:data-point chart:repeated="300"/>
          </chart:series>
          <chart:series chart:style-name="ch10" chart:values-cell-range-address="'Belsofalsarok-szigeteles'.N70:'Belsofalsarok-szigeteles'.N369" chart:label-cell-address="'Belsofalsarok-szigeteles'.M69:'Belsofalsarok-szigeteles'.M69" chart:class="chart:scatter">
            <chart:data-point chart:repeated="300"/>
          </chart:series>
          <chart:series chart:style-name="ch11" chart:values-cell-range-address="'Belsofalsarok-szigeteles'.L70:'Belsofalsarok-szigeteles'.L369" chart:label-cell-address="'Belsofalsarok-szigeteles'.L69:'Belsofalsarok-szigeteles'.L69" chart:class="chart:scatter">
            <chart:data-point chart:repeated="300"/>
          </chart:series>
          <chart:series chart:style-name="ch12" chart:values-cell-range-address="'Belsofalsarok-szigeteles'.K70:'Belsofalsarok-szigeteles'.K369" chart:label-cell-address="'Belsofalsarok-szigeteles'.K69:'Belsofalsarok-szigeteles'.K69" chart:class="chart:scatter">
            <chart:data-point chart:repeated="300"/>
          </chart:series>
          <chart:series chart:style-name="ch13" chart:values-cell-range-address="'Belsofalsarok-szigeteles'.J70:'Belsofalsarok-szigeteles'.J369" chart:label-cell-address="'Belsofalsarok-szigeteles'.J69:'Belsofalsarok-szigeteles'.J69" chart:class="chart:scatter">
            <chart:data-point chart:repeated="300"/>
          </chart:series>
          <chart:series chart:style-name="ch14" chart:values-cell-range-address="'Belsofalsarok-szigeteles'.I70:'Belsofalsarok-szigeteles'.I369" chart:label-cell-address="'Belsofalsarok-szigeteles'.I69:'Belsofalsarok-szigeteles'.I69" chart:class="chart:scatter">
            <chart:data-point chart:repeated="300"/>
          </chart:series>
          <chart:series chart:style-name="ch15" chart:values-cell-range-address="'Belsofalsarok-szigeteles'.H70:'Belsofalsarok-szigeteles'.H369" chart:label-cell-address="'Belsofalsarok-szigeteles'.H69:'Belsofalsarok-szigeteles'.H69" chart:class="chart:scatter">
            <chart:data-point chart:repeated="3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d=10 [cm]</text:p>
                <draw:g>
                  <svg:desc>'Belsofalsarok-szigeteles'.N69:'Belsofalsarok-szigeteles'.N69</svg:desc>
                </draw:g>
              </table:table-cell>
              <table:table-cell office:value-type="string">
                <text:p>d=6 [cm]</text:p>
                <draw:g>
                  <svg:desc>'Belsofalsarok-szigeteles'.M69:'Belsofalsarok-szigeteles'.M69</svg:desc>
                </draw:g>
              </table:table-cell>
              <table:table-cell office:value-type="string">
                <text:p>d=5 [cm]</text:p>
                <draw:g>
                  <svg:desc>'Belsofalsarok-szigeteles'.L69:'Belsofalsarok-szigeteles'.L69</svg:desc>
                </draw:g>
              </table:table-cell>
              <table:table-cell office:value-type="string">
                <text:p>d=4 [cm]</text:p>
                <draw:g>
                  <svg:desc>'Belsofalsarok-szigeteles'.K69:'Belsofalsarok-szigeteles'.K69</svg:desc>
                </draw:g>
              </table:table-cell>
              <table:table-cell office:value-type="string">
                <text:p>d=3 [cm]</text:p>
                <draw:g>
                  <svg:desc>'Belsofalsarok-szigeteles'.J69:'Belsofalsarok-szigeteles'.J69</svg:desc>
                </draw:g>
              </table:table-cell>
              <table:table-cell office:value-type="string">
                <text:p>d=2 [cm]</text:p>
                <draw:g>
                  <svg:desc>'Belsofalsarok-szigeteles'.I69:'Belsofalsarok-szigeteles'.I69</svg:desc>
                </draw:g>
              </table:table-cell>
              <table:table-cell office:value-type="string">
                <text:p>d=1 [cm]</text:p>
                <draw:g>
                  <svg:desc>'Belsofalsarok-szigeteles'.H69:'Belsofalsarok-szigeteles'.H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">
                <text:p>0.301</text:p>
                <draw:g>
                  <svg:desc>'Belsofalsarok-szigeteles'.G70:'Belsofalsarok-szigeteles'.G369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N70:'Belsofalsarok-szigeteles'.N369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N70:'Belsofalsarok-szigeteles'.N369</svg:desc>
                </draw:g>
              </table:table-cell>
              <table:table-cell office:value-type="float" office:value="16.6708861321844">
                <text:p>16.6708861321844</text:p>
                <draw:g>
                  <svg:desc>'Belsofalsarok-szigeteles'.L70:'Belsofalsarok-szigeteles'.L369</svg:desc>
                </draw:g>
              </table:table-cell>
              <table:table-cell office:value-type="float" office:value="16.4142082986936">
                <text:p>16.4142082986936</text:p>
                <draw:g>
                  <svg:desc>'Belsofalsarok-szigeteles'.K70:'Belsofalsarok-szigeteles'.K369</svg:desc>
                </draw:g>
              </table:table-cell>
              <table:table-cell office:value-type="float" office:value="16.088471635002">
                <text:p>16.088471635002</text:p>
                <draw:g>
                  <svg:desc>'Belsofalsarok-szigeteles'.J70:'Belsofalsarok-szigeteles'.J369</svg:desc>
                </draw:g>
              </table:table-cell>
              <table:table-cell office:value-type="float" office:value="15.6578352505519">
                <text:p>15.6578352505519</text:p>
                <draw:g>
                  <svg:desc>'Belsofalsarok-szigeteles'.I70:'Belsofalsarok-szigeteles'.I369</svg:desc>
                </draw:g>
              </table:table-cell>
              <table:table-cell office:value-type="float" office:value="15.0583043064046">
                <text:p>15.0583043064046</text:p>
                <draw:g>
                  <svg:desc>'Belsofalsarok-szigeteles'.H70:'Belsofalsarok-szigeteles'.H3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17.1219948825748">
                <text:p>17.1219948825748</text:p>
              </table:table-cell>
              <table:table-cell office:value-type="float" office:value="16.8959833452322">
                <text:p>16.8959833452322</text:p>
              </table:table-cell>
              <table:table-cell office:value-type="float" office:value="16.6061310189751">
                <text:p>16.6061310189751</text:p>
              </table:table-cell>
              <table:table-cell office:value-type="float" office:value="16.2140088110467">
                <text:p>16.2140088110467</text:p>
              </table:table-cell>
              <table:table-cell office:value-type="float" office:value="15.6254970646393">
                <text:p>15.6254970646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17.411782564203">
                <text:p>17.411782564203</text:p>
              </table:table-cell>
              <table:table-cell office:value-type="float" office:value="17.203738458022">
                <text:p>17.203738458022</text:p>
              </table:table-cell>
              <table:table-cell office:value-type="float" office:value="16.9335501759551">
                <text:p>16.9335501759551</text:p>
              </table:table-cell>
              <table:table-cell office:value-type="float" office:value="16.558457351579">
                <text:p>16.558457351579</text:p>
              </table:table-cell>
              <table:table-cell office:value-type="float" office:value="15.9545092638929">
                <text:p>15.9545092638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17.6143828635592">
                <text:p>17.6143828635592</text:p>
              </table:table-cell>
              <table:table-cell office:value-type="float" office:value="17.4175294793471">
                <text:p>17.4175294793471</text:p>
              </table:table-cell>
              <table:table-cell office:value-type="float" office:value="17.1584750920067">
                <text:p>17.1584750920067</text:p>
              </table:table-cell>
              <table:table-cell office:value-type="float" office:value="16.7896612082891">
                <text:p>16.7896612082891</text:p>
              </table:table-cell>
              <table:table-cell office:value-type="float" office:value="16.1617365110055">
                <text:p>16.161736511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17.7645310129289">
                <text:p>17.7645310129289</text:p>
              </table:table-cell>
              <table:table-cell office:value-type="float" office:value="17.574873785743">
                <text:p>17.574873785743</text:p>
              </table:table-cell>
              <table:table-cell office:value-type="float" office:value="17.3220430172078">
                <text:p>17.3220430172078</text:p>
              </table:table-cell>
              <table:table-cell office:value-type="float" office:value="16.9538207129333">
                <text:p>16.9538207129333</text:p>
              </table:table-cell>
              <table:table-cell office:value-type="float" office:value="16.3013059963859">
                <text:p>16.301305996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17.8805075971682">
                <text:p>17.8805075971682</text:p>
              </table:table-cell>
              <table:table-cell office:value-type="float" office:value="17.6955203854863">
                <text:p>17.6955203854863</text:p>
              </table:table-cell>
              <table:table-cell office:value-type="float" office:value="17.445915690885">
                <text:p>17.445915690885</text:p>
              </table:table-cell>
              <table:table-cell office:value-type="float" office:value="17.0752592570088">
                <text:p>17.0752592570088</text:p>
              </table:table-cell>
              <table:table-cell office:value-type="float" office:value="16.401037977262">
                <text:p>16.401037977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17.9728693368868">
                <text:p>17.9728693368868</text:p>
              </table:table-cell>
              <table:table-cell office:value-type="float" office:value="17.7908761477481">
                <text:p>17.7908761477481</text:p>
              </table:table-cell>
              <table:table-cell office:value-type="float" office:value="17.5426062953809">
                <text:p>17.5426062953809</text:p>
              </table:table-cell>
              <table:table-cell office:value-type="float" office:value="17.1680019970884">
                <text:p>17.1680019970884</text:p>
              </table:table-cell>
              <table:table-cell office:value-type="float" office:value="16.4762952987415">
                <text:p>16.4762952987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18.0481694472206">
                <text:p>18.0481694472206</text:p>
              </table:table-cell>
              <table:table-cell office:value-type="float" office:value="17.8680227991355">
                <text:p>17.8680227991355</text:p>
              </table:table-cell>
              <table:table-cell office:value-type="float" office:value="17.6198812209556">
                <text:p>17.6198812209556</text:p>
              </table:table-cell>
              <table:table-cell office:value-type="float" office:value="17.2407165442688">
                <text:p>17.2407165442688</text:p>
              </table:table-cell>
              <table:table-cell office:value-type="float" office:value="16.5359906989211">
                <text:p>16.5359906989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18.1107116376229">
                <text:p>18.1107116376229</text:p>
              </table:table-cell>
              <table:table-cell office:value-type="float" office:value="17.931610968243">
                <text:p>17.931610968243</text:p>
              </table:table-cell>
              <table:table-cell office:value-type="float" office:value="17.6828361827266">
                <text:p>17.6828361827266</text:p>
              </table:table-cell>
              <table:table-cell office:value-type="float" office:value="17.2990474955556">
                <text:p>17.2990474955556</text:p>
              </table:table-cell>
              <table:table-cell office:value-type="float" office:value="16.5854751609104">
                <text:p>16.5854751609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18.1634511035629">
                <text:p>18.1634511035629</text:p>
              </table:table-cell>
              <table:table-cell office:value-type="float" office:value="17.9848332488827">
                <text:p>17.9848332488827</text:p>
              </table:table-cell>
              <table:table-cell office:value-type="float" office:value="17.7349633169978">
                <text:p>17.7349633169978</text:p>
              </table:table-cell>
              <table:table-cell office:value-type="float" office:value="17.3468197109041">
                <text:p>17.3468197109041</text:p>
              </table:table-cell>
              <table:table-cell office:value-type="float" office:value="16.6280435403936">
                <text:p>16.6280435403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18.2084913421463">
                <text:p>18.2084913421463</text:p>
              </table:table-cell>
              <table:table-cell office:value-type="float" office:value="18.0299608572664">
                <text:p>18.0299608572664</text:p>
              </table:table-cell>
              <table:table-cell office:value-type="float" office:value="17.7787400958283">
                <text:p>17.7787400958283</text:p>
              </table:table-cell>
              <table:table-cell office:value-type="float" office:value="17.3867050055687">
                <text:p>17.3867050055687</text:p>
              </table:table-cell>
              <table:table-cell office:value-type="float" office:value="16.6657670278004">
                <text:p>16.6657670278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18.2473745161208">
                <text:p>18.2473745161208</text:p>
              </table:table-cell>
              <table:table-cell office:value-type="float" office:value="18.0686573617129">
                <text:p>18.0686573617129</text:p>
              </table:table-cell>
              <table:table-cell office:value-type="float" office:value="17.8159739354034">
                <text:p>17.8159739354034</text:p>
              </table:table-cell>
              <table:table-cell office:value-type="float" office:value="17.4206142382348">
                <text:p>17.4206142382348</text:p>
              </table:table-cell>
              <table:table-cell office:value-type="float" office:value="16.6999726903152">
                <text:p>16.6999726903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18.2812595041374">
                <text:p>18.2812595041374</text:p>
              </table:table-cell>
              <table:table-cell office:value-type="float" office:value="18.1021711268651">
                <text:p>18.1021711268651</text:p>
              </table:table-cell>
              <table:table-cell office:value-type="float" office:value="17.8480138560894">
                <text:p>17.8480138560894</text:p>
              </table:table-cell>
              <table:table-cell office:value-type="float" office:value="17.4499395271948">
                <text:p>17.4499395271948</text:p>
              </table:table-cell>
              <table:table-cell office:value-type="float" office:value="16.7315275853186">
                <text:p>16.7315275853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18.3110355579822">
                <text:p>18.3110355579822</text:p>
              </table:table-cell>
              <table:table-cell office:value-type="float" office:value="18.1314582159408">
                <text:p>18.1314582159408</text:p>
              </table:table-cell>
              <table:table-cell office:value-type="float" office:value="17.8758858862543">
                <text:p>17.8758858862543</text:p>
              </table:table-cell>
              <table:table-cell office:value-type="float" office:value="17.4757101151749">
                <text:p>17.4757101151749</text:p>
              </table:table-cell>
              <table:table-cell office:value-type="float" office:value="16.7610104424915">
                <text:p>16.7610104424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18.337397354008">
                <text:p>18.337397354008</text:p>
              </table:table-cell>
              <table:table-cell office:value-type="float" office:value="18.1572635952119">
                <text:p>18.1572635952119</text:p>
              </table:table-cell>
              <table:table-cell office:value-type="float" office:value="17.9003827145059">
                <text:p>17.9003827145059</text:p>
              </table:table-cell>
              <table:table-cell office:value-type="float" office:value="17.498696094772">
                <text:p>17.498696094772</text:p>
              </table:table-cell>
              <table:table-cell office:value-type="float" office:value="16.7888168915958">
                <text:p>16.7888168915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18.3608960321304">
                <text:p>18.3608960321304</text:p>
              </table:table-cell>
              <table:table-cell office:value-type="float" office:value="18.1801764003094">
                <text:p>18.1801764003094</text:p>
              </table:table-cell>
              <table:table-cell office:value-type="float" office:value="17.9221248580893">
                <text:p>17.9221248580893</text:p>
              </table:table-cell>
              <table:table-cell office:value-type="float" office:value="17.5194794140836">
                <text:p>17.5194794140836</text:p>
              </table:table-cell>
              <table:table-cell office:value-type="float" office:value="16.81522473586">
                <text:p>16.81522473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18.3819747836486">
                <text:p>18.3819747836486</text:p>
              </table:table-cell>
              <table:table-cell office:value-type="float" office:value="18.2006685078957">
                <text:p>18.2006685078957</text:p>
              </table:table-cell>
              <table:table-cell office:value-type="float" office:value="17.9416034718955">
                <text:p>17.9416034718955</text:p>
              </table:table-cell>
              <table:table-cell office:value-type="float" office:value="17.5385035937303">
                <text:p>17.5385035937303</text:p>
              </table:table-cell>
              <table:table-cell office:value-type="float" office:value="16.8404348266235">
                <text:p>16.8404348266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18.4009942284711">
                <text:p>18.4009942284711</text:p>
              </table:table-cell>
              <table:table-cell office:value-type="float" office:value="18.219122072277">
                <text:p>18.219122072277</text:p>
              </table:table-cell>
              <table:table-cell office:value-type="float" office:value="17.9592109997628">
                <text:p>17.9592109997628</text:p>
              </table:table-cell>
              <table:table-cell office:value-type="float" office:value="17.5561092097699">
                <text:p>17.5561092097699</text:p>
              </table:table-cell>
              <table:table-cell office:value-type="float" office:value="16.864596922863">
                <text:p>16.864596922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18.4182508682768">
                <text:p>18.4182508682768</text:p>
              </table:table-cell>
              <table:table-cell office:value-type="float" office:value="18.2358495754921">
                <text:p>18.2358495754921</text:p>
              </table:table-cell>
              <table:table-cell office:value-type="float" office:value="17.9752635563465">
                <text:p>17.9752635563465</text:p>
              </table:table-cell>
              <table:table-cell office:value-type="float" office:value="17.5725596056198">
                <text:p>17.5725596056198</text:p>
              </table:table-cell>
              <table:table-cell office:value-type="float" office:value="16.8878262142048">
                <text:p>16.8878262142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18.4339907431764">
                <text:p>18.4339907431764</text:p>
              </table:table-cell>
              <table:table-cell office:value-type="float" office:value="18.2511086882684">
                <text:p>18.2511086882684</text:p>
              </table:table-cell>
              <table:table-cell office:value-type="float" office:value="17.9900175588596">
                <text:p>17.9900175588596</text:p>
              </table:table-cell>
              <table:table-cell office:value-type="float" office:value="17.588059759513">
                <text:p>17.588059759513</text:p>
              </table:table-cell>
              <table:table-cell office:value-type="float" office:value="16.9102139993741">
                <text:p>16.9102139993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18.448419697216">
                <text:p>18.448419697216</text:p>
              </table:table-cell>
              <table:table-cell office:value-type="float" office:value="18.2651134590904">
                <text:p>18.2651134590904</text:p>
              </table:table-cell>
              <table:table-cell office:value-type="float" office:value="18.0036822739075">
                <text:p>18.0036822739075</text:p>
              </table:table-cell>
              <table:table-cell office:value-type="float" office:value="17.6027702673562">
                <text:p>17.6027702673562</text:p>
              </table:table-cell>
              <table:table-cell office:value-type="float" office:value="16.9318346704588">
                <text:p>16.9318346704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18.4617112123389">
                <text:p>18.4617112123389</text:p>
              </table:table-cell>
              <table:table-cell office:value-type="float" office:value="18.2780428682094">
                <text:p>18.2780428682094</text:p>
              </table:table-cell>
              <table:table-cell office:value-type="float" office:value="18.016429420637">
                <text:p>18.016429420637</text:p>
              </table:table-cell>
              <table:table-cell office:value-type="float" office:value="17.616817804351">
                <text:p>17.616817804351</text:p>
              </table:table-cell>
              <table:table-cell office:value-type="float" office:value="16.9527503642068">
                <text:p>16.9527503642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18.4740124554256">
                <text:p>18.4740124554256</text:p>
              </table:table-cell>
              <table:table-cell office:value-type="float" office:value="18.2900474417339">
                <text:p>18.2900474417339</text:p>
              </table:table-cell>
              <table:table-cell office:value-type="float" office:value="18.0284005950505">
                <text:p>18.0284005950505</text:p>
              </table:table-cell>
              <table:table-cell office:value-type="float" office:value="17.6303029892391">
                <text:p>17.6303029892391</text:p>
              </table:table-cell>
              <table:table-cell office:value-type="float" office:value="16.9730140896804">
                <text:p>16.9730140896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18.4854490058294">
                <text:p>18.4854490058294</text:p>
              </table:table-cell>
              <table:table-cell office:value-type="float" office:value="18.3012544312303">
                <text:p>18.3012544312303</text:p>
              </table:table-cell>
              <table:table-cell office:value-type="float" office:value="18.0397130755618">
                <text:p>18.0397130755618</text:p>
              </table:table-cell>
              <table:table-cell office:value-type="float" office:value="17.6433063372159">
                <text:p>17.6433063372159</text:p>
              </table:table-cell>
              <table:table-cell office:value-type="float" office:value="16.9926718791792">
                <text:p>16.99267187917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18.4961285975102">
                <text:p>18.4961285975102</text:p>
              </table:table-cell>
              <table:table-cell office:value-type="float" office:value="18.3117719203933">
                <text:p>18.3117719203933</text:p>
              </table:table-cell>
              <table:table-cell office:value-type="float" office:value="18.0504644124297">
                <text:p>18.0504644124297</text:p>
              </table:table-cell>
              <table:table-cell office:value-type="float" office:value="17.6558927989476">
                <text:p>17.6558927989476</text:p>
              </table:table-cell>
              <table:table-cell office:value-type="float" office:value="17.0117643134927">
                <text:p>17.0117643134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18.5061440987724">
                <text:p>18.5061440987724</text:p>
              </table:table-cell>
              <table:table-cell office:value-type="float" office:value="18.3216920986706">
                <text:p>18.3216920986706</text:p>
              </table:table-cell>
              <table:table-cell office:value-type="float" office:value="18.0607360674006">
                <text:p>18.0607360674006</text:p>
              </table:table-cell>
              <table:table-cell office:value-type="float" office:value="17.6681152145873">
                <text:p>17.6681152145873</text:p>
              </table:table-cell>
              <table:table-cell office:value-type="float" office:value="17.0303275983248">
                <text:p>17.0303275983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18.5155759178488">
                <text:p>18.5155759178488</text:p>
              </table:table-cell>
              <table:table-cell office:value-type="float" office:value="18.3310939068038">
                <text:p>18.3310939068038</text:p>
              </table:table-cell>
              <table:table-cell office:value-type="float" office:value="18.0705963356891">
                <text:p>18.0705963356891</text:p>
              </table:table-cell>
              <table:table-cell office:value-type="float" office:value="17.6800169715124">
                <text:p>17.6800169715124</text:p>
              </table:table-cell>
              <table:table-cell office:value-type="float" office:value="17.0483943675989">
                <text:p>17.0483943675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18.5244939532017">
                <text:p>18.5244939532017</text:p>
              </table:table-cell>
              <table:table-cell office:value-type="float" office:value="18.3400451822457">
                <text:p>18.3400451822457</text:p>
              </table:table-cell>
              <table:table-cell office:value-type="float" office:value="18.0801026941508">
                <text:p>18.0801026941508</text:p>
              </table:table-cell>
              <table:table-cell office:value-type="float" office:value="17.6916340419217">
                <text:p>17.6916340419217</text:p>
              </table:table-cell>
              <table:table-cell office:value-type="float" office:value="17.0659942767921">
                <text:p>17.0659942767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18.5329591934451">
                <text:p>18.5329591934451</text:p>
              </table:table-cell>
              <table:table-cell office:value-type="float" office:value="18.3486044190338">
                <text:p>18.3486044190338</text:p>
              </table:table-cell>
              <table:table-cell office:value-type="float" office:value="18.0893037071694">
                <text:p>18.0893037071694</text:p>
              </table:table-cell>
              <table:table-cell office:value-type="float" office:value="17.7029965612593">
                <text:p>17.7029965612593</text:p>
              </table:table-cell>
              <table:table-cell office:value-type="float" office:value="17.0831544665995">
                <text:p>17.0831544665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18.5410250355065">
                <text:p>18.5410250355065</text:p>
              </table:table-cell>
              <table:table-cell office:value-type="float" office:value="18.3568222163919">
                <text:p>18.3568222163919</text:p>
              </table:table-cell>
              <table:table-cell office:value-type="float" office:value="18.0982405752247">
                <text:p>18.0982405752247</text:p>
              </table:table-cell>
              <table:table-cell office:value-type="float" office:value="17.7141300483267">
                <text:p>17.7141300483267</text:p>
              </table:table-cell>
              <table:table-cell office:value-type="float" office:value="17.0998999237772">
                <text:p>17.0998999237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18.5487383809199">
                <text:p>18.5487383809199</text:p>
              </table:table-cell>
              <table:table-cell office:value-type="float" office:value="18.3647424817079">
                <text:p>18.3647424817079</text:p>
              </table:table-cell>
              <table:table-cell office:value-type="float" office:value="18.1069484024495">
                <text:p>18.1069484024495</text:p>
              </table:table-cell>
              <table:table-cell office:value-type="float" office:value="17.7250563568883">
                <text:p>17.7250563568883</text:p>
              </table:table-cell>
              <table:table-cell office:value-type="float" office:value="17.116253775162">
                <text:p>17.116253775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18.5561405472222">
                <text:p>18.5561405472222</text:p>
              </table:table-cell>
              <table:table-cell office:value-type="float" office:value="18.3724034278442">
                <text:p>18.3724034278442</text:p>
              </table:table-cell>
              <table:table-cell office:value-type="float" office:value="18.1154572292851">
                <text:p>18.1154572292851</text:p>
              </table:table-cell>
              <table:table-cell office:value-type="float" office:value="17.7357944095696">
                <text:p>17.7357944095696</text:p>
              </table:table-cell>
              <table:table-cell office:value-type="float" office:value="17.1322375160553">
                <text:p>17.1322375160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18.5632680404344">
                <text:p>18.5632680404344</text:p>
              </table:table-cell>
              <table:table-cell office:value-type="float" office:value="18.3798384162239">
                <text:p>18.3798384162239</text:p>
              </table:table-cell>
              <table:table-cell office:value-type="float" office:value="18.1237928913094">
                <text:p>18.1237928913094</text:p>
              </table:table-cell>
              <table:table-cell office:value-type="float" office:value="17.7463607845625">
                <text:p>17.7463607845625</text:p>
              </table:table-cell>
              <table:table-cell office:value-type="float" office:value="17.1478712173862">
                <text:p>17.1478712173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18.5701531991109">
                <text:p>18.5701531991109</text:p>
              </table:table-cell>
              <table:table-cell office:value-type="float" office:value="18.3870766561063">
                <text:p>18.3870766561063</text:p>
              </table:table-cell>
              <table:table-cell office:value-type="float" office:value="18.1319777155453">
                <text:p>18.1319777155453</text:p>
              </table:table-cell>
              <table:table-cell office:value-type="float" office:value="17.756770161447">
                <text:p>17.756770161447</text:p>
              </table:table-cell>
              <table:table-cell office:value-type="float" office:value="17.1631736781984">
                <text:p>17.1631736781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18.5768247472991">
                <text:p>18.5768247472991</text:p>
              </table:table-cell>
              <table:table-cell office:value-type="float" office:value="18.3941438025207">
                <text:p>18.3941438025207</text:p>
              </table:table-cell>
              <table:table-cell office:value-type="float" office:value="18.1400311052641">
                <text:p>18.1400311052641</text:p>
              </table:table-cell>
              <table:table-cell office:value-type="float" office:value="17.7670356844683">
                <text:p>17.7670356844683</text:p>
              </table:table-cell>
              <table:table-cell office:value-type="float" office:value="17.1781625724256">
                <text:p>17.1781625724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18.5833082657597">
                <text:p>18.5833082657597</text:p>
              </table:table-cell>
              <table:table-cell office:value-type="float" office:value="18.4010624628258">
                <text:p>18.4010624628258</text:p>
              </table:table-cell>
              <table:table-cell office:value-type="float" office:value="18.147970024647">
                <text:p>18.147970024647</text:p>
              </table:table-cell>
              <table:table-cell office:value-type="float" office:value="17.7771692506903">
                <text:p>17.7771692506903</text:p>
              </table:table-cell>
              <table:table-cell office:value-type="float" office:value="17.1928545751564">
                <text:p>17.1928545751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18.5896265892334">
                <text:p>18.5896265892334</text:p>
              </table:table-cell>
              <table:table-cell office:value-type="float" office:value="18.4078526202718">
                <text:p>18.4078526202718</text:p>
              </table:table-cell>
              <table:table-cell office:value-type="float" office:value="18.1558093928502">
                <text:p>18.1558093928502</text:p>
              </table:table-cell>
              <table:table-cell office:value-type="float" office:value="17.7871817287148">
                <text:p>17.7871817287148</text:p>
              </table:table-cell>
              <table:table-cell office:value-type="float" office:value="17.2072654567846">
                <text:p>17.2072654567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18.5958001529156">
                <text:p>18.5958001529156</text:p>
              </table:table-cell>
              <table:table-cell office:value-type="float" office:value="18.414532001253">
                <text:p>18.414532001253</text:p>
              </table:table-cell>
              <table:table-cell office:value-type="float" office:value="18.1635624195889">
                <text:p>18.1635624195889</text:p>
              </table:table-cell>
              <table:table-cell office:value-type="float" office:value="17.7970831435377">
                <text:p>17.7970831435377</text:p>
              </table:table-cell>
              <table:table-cell office:value-type="float" office:value="17.2214101798149">
                <text:p>17.2214101798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18.6018472916745">
                <text:p>18.6018472916745</text:p>
              </table:table-cell>
              <table:table-cell office:value-type="float" office:value="18.4211163900097">
                <text:p>18.4211163900097</text:p>
              </table:table-cell>
              <table:table-cell office:value-type="float" office:value="18.1712408862589">
                <text:p>18.1712408862589</text:p>
              </table:table-cell>
              <table:table-cell office:value-type="float" office:value="17.8068828272734">
                <text:p>17.8068828272734</text:p>
              </table:table-cell>
              <table:table-cell office:value-type="float" office:value="17.2353029863382">
                <text:p>17.2353029863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18.6077844925983">
                <text:p>18.6077844925983</text:p>
              </table:table-cell>
              <table:table-cell office:value-type="float" office:value="18.427619891164">
                <text:p>18.427619891164</text:p>
              </table:table-cell>
              <table:table-cell office:value-type="float" office:value="18.1788553724955">
                <text:p>18.1788553724955</text:p>
              </table:table-cell>
              <table:table-cell office:value-type="float" office:value="17.816589530759">
                <text:p>17.816589530759</text:p>
              </table:table-cell>
              <table:table-cell office:value-type="float" office:value="17.248957460298">
                <text:p>17.248957460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18.6136266201242">
                <text:p>18.6136266201242</text:p>
              </table:table-cell>
              <table:table-cell office:value-type="float" office:value="18.4340551625467">
                <text:p>18.4340551625467</text:p>
              </table:table-cell>
              <table:table-cell office:value-type="float" office:value="18.1864154551984">
                <text:p>18.1864154551984</text:p>
              </table:table-cell>
              <table:table-cell office:value-type="float" office:value="17.8262115267625">
                <text:p>17.8262115267625</text:p>
              </table:table-cell>
              <table:table-cell office:value-type="float" office:value="17.2623866006547">
                <text:p>17.2623866006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18.6193871072634">
                <text:p>18.6193871072634</text:p>
              </table:table-cell>
              <table:table-cell office:value-type="float" office:value="18.4404336105242">
                <text:p>18.4404336105242</text:p>
              </table:table-cell>
              <table:table-cell office:value-type="float" office:value="18.1939298699251">
                <text:p>18.1939298699251</text:p>
              </table:table-cell>
              <table:table-cell office:value-type="float" office:value="17.83575668793">
                <text:p>17.83575668793</text:p>
              </table:table-cell>
              <table:table-cell office:value-type="float" office:value="17.2756028765562">
                <text:p>17.27560287655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18.6250781216945">
                <text:p>18.6250781216945</text:p>
              </table:table-cell>
              <table:table-cell office:value-type="float" office:value="18.4467655580493">
                <text:p>18.4467655580493</text:p>
              </table:table-cell>
              <table:table-cell office:value-type="float" office:value="18.2014066466959">
                <text:p>18.2014066466959</text:p>
              </table:table-cell>
              <table:table-cell office:value-type="float" office:value="17.8452325517843">
                <text:p>17.8452325517843</text:p>
              </table:table-cell>
              <table:table-cell office:value-type="float" office:value="17.2886182776274">
                <text:p>17.2886182776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18.6307107146574">
                <text:p>18.6307107146574</text:p>
              </table:table-cell>
              <table:table-cell office:value-type="float" office:value="18.4530603947038">
                <text:p>18.4530603947038</text:p>
              </table:table-cell>
              <table:table-cell office:value-type="float" office:value="18.2088532310977">
                <text:p>18.2088532310977</text:p>
              </table:table-cell>
              <table:table-cell office:value-type="float" office:value="17.8546463840183">
                <text:p>17.8546463840183</text:p>
              </table:table-cell>
              <table:table-cell office:value-type="float" office:value="17.3014443719265">
                <text:p>17.30144437192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18.6362949441134">
                <text:p>18.6362949441134</text:p>
              </table:table-cell>
              <table:table-cell office:value-type="float" office:value="18.4593266986318">
                <text:p>18.4593266986318</text:p>
              </table:table-cell>
              <table:table-cell office:value-type="float" office:value="18.2162765778216">
                <text:p>18.2162765778216</text:p>
              </table:table-cell>
              <table:table-cell office:value-type="float" office:value="17.86400522097">
                <text:p>17.86400522097</text:p>
              </table:table-cell>
              <table:table-cell office:value-type="float" office:value="17.3140923426032">
                <text:p>17.3140923426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18.6418399866109">
                <text:p>18.6418399866109</text:p>
              </table:table-cell>
              <table:table-cell office:value-type="float" office:value="18.4655723473405">
                <text:p>18.4655723473405</text:p>
              </table:table-cell>
              <table:table-cell office:value-type="float" office:value="18.2236832370395">
                <text:p>18.2236832370395</text:p>
              </table:table-cell>
              <table:table-cell office:value-type="float" office:value="17.8733159155999">
                <text:p>17.8733159155999</text:p>
              </table:table-cell>
              <table:table-cell office:value-type="float" office:value="17.3265730352792">
                <text:p>17.3265730352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18.647354229424">
                <text:p>18.647354229424</text:p>
              </table:table-cell>
              <table:table-cell office:value-type="float" office:value="18.4718046074221">
                <text:p>18.4718046074221</text:p>
              </table:table-cell>
              <table:table-cell office:value-type="float" office:value="18.231079421009">
                <text:p>18.231079421009</text:p>
              </table:table-cell>
              <table:table-cell office:value-type="float" office:value="17.8825851688673">
                <text:p>17.8825851688673</text:p>
              </table:table-cell>
              <table:table-cell office:value-type="float" office:value="17.3388969894061">
                <text:p>17.3388969894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18.6528453551583">
                <text:p>18.6528453551583</text:p>
              </table:table-cell>
              <table:table-cell office:value-type="float" office:value="18.4780302175596">
                <text:p>18.4780302175596</text:p>
              </table:table-cell>
              <table:table-cell office:value-type="float" office:value="18.2384710681712">
                <text:p>18.2384710681712</text:p>
              </table:table-cell>
              <table:table-cell office:value-type="float" office:value="17.8918195673518">
                <text:p>17.8918195673518</text:p>
              </table:table-cell>
              <table:table-cell office:value-type="float" office:value="17.3510744817123">
                <text:p>17.3510744817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18.6583204107825">
                <text:p>18.6583204107825</text:p>
              </table:table-cell>
              <table:table-cell office:value-type="float" office:value="18.4842554553565">
                <text:p>18.4842554553565</text:p>
              </table:table-cell>
              <table:table-cell office:value-type="float" office:value="18.2458638928077">
                <text:p>18.2458638928077</text:p>
              </table:table-cell>
              <table:table-cell office:value-type="float" office:value="17.901025610436">
                <text:p>17.901025610436</text:p>
              </table:table-cell>
              <table:table-cell office:value-type="float" office:value="17.3631155575763">
                <text:p>17.3631155575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18.6637858682333">
                <text:p>18.6637858682333</text:p>
              </table:table-cell>
              <table:table-cell office:value-type="float" office:value="18.4904861964363">
                <text:p>18.4904861964363</text:p>
              </table:table-cell>
              <table:table-cell office:value-type="float" office:value="18.2532634303434">
                <text:p>18.2532634303434</text:p>
              </table:table-cell>
              <table:table-cell office:value-type="float" office:value="17.9102097390842">
                <text:p>17.9102097390842</text:p>
              </table:table-cell>
              <table:table-cell office:value-type="float" office:value="17.375030066489">
                <text:p>17.375030066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18.6692476721943">
                <text:p>18.6692476721943</text:p>
              </table:table-cell>
              <table:table-cell office:value-type="float" office:value="18.4967279606708">
                <text:p>18.4967279606708</text:p>
              </table:table-cell>
              <table:table-cell office:value-type="float" office:value="18.2606750717558">
                <text:p>18.2606750717558</text:p>
              </table:table-cell>
              <table:table-cell office:value-type="float" office:value="17.9193783569566">
                <text:p>17.9193783569566</text:p>
              </table:table-cell>
              <table:table-cell office:value-type="float" office:value="17.3868276882025">
                <text:p>17.3868276882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18.6747112836318">
                <text:p>18.6747112836318</text:p>
              </table:table-cell>
              <table:table-cell office:value-type="float" office:value="18.5029859557016">
                <text:p>18.5029859557016</text:p>
              </table:table-cell>
              <table:table-cell office:value-type="float" office:value="18.2681040993859">
                <text:p>18.2681040993859</text:p>
              </table:table-cell>
              <table:table-cell office:value-type="float" office:value="17.9285378591336">
                <text:p>17.9285378591336</text:p>
              </table:table-cell>
              <table:table-cell office:value-type="float" office:value="17.3985179706018">
                <text:p>17.3985179706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18.6801817099471">
                <text:p>18.6801817099471</text:p>
              </table:table-cell>
              <table:table-cell office:value-type="float" office:value="18.5092651070715">
                <text:p>18.5092651070715</text:p>
              </table:table-cell>
              <table:table-cell office:value-type="float" office:value="18.2755557109132">
                <text:p>18.2755557109132</text:p>
              </table:table-cell>
              <table:table-cell office:value-type="float" office:value="17.9376946508942">
                <text:p>17.9376946508942</text:p>
              </table:table-cell>
              <table:table-cell office:value-type="float" office:value="17.4101103545136">
                <text:p>17.4101103545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18.6856635289837">
                <text:p>18.6856635289837</text:p>
              </table:table-cell>
              <table:table-cell office:value-type="float" office:value="18.5155700835874">
                <text:p>18.5155700835874</text:p>
              </table:table-cell>
              <table:table-cell office:value-type="float" office:value="18.2830350420106">
                <text:p>18.2830350420106</text:p>
              </table:table-cell>
              <table:table-cell office:value-type="float" office:value="17.9468551698662">
                <text:p>17.9468551698662</text:p>
              </table:table-cell>
              <table:table-cell office:value-type="float" office:value="17.4216142038856">
                <text:p>17.4216142038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18.691160905072">
                <text:p>18.691160905072</text:p>
              </table:table-cell>
              <table:table-cell office:value-type="float" office:value="18.5219053159033">
                <text:p>18.5219053159033</text:p>
              </table:table-cell>
              <table:table-cell office:value-type="float" office:value="18.2905471852045">
                <text:p>18.2905471852045</text:p>
              </table:table-cell>
              <table:table-cell office:value-type="float" office:value="17.9560259082317">
                <text:p>17.9560259082317</text:p>
              </table:table-cell>
              <table:table-cell office:value-type="float" office:value="17.4330388367153">
                <text:p>17.43303883671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18.6966775967657">
                <text:p>18.6966775967657</text:p>
              </table:table-cell>
              <table:table-cell office:value-type="float" office:value="18.528275008078">
                <text:p>18.528275008078</text:p>
              </table:table-cell>
              <table:table-cell office:value-type="float" office:value="18.2980972046987">
                <text:p>18.2980972046987</text:p>
              </table:table-cell>
              <table:table-cell office:value-type="float" office:value="17.9652134347235">
                <text:p>17.9652134347235</text:p>
              </table:table-cell>
              <table:table-cell office:value-type="float" office:value="17.4443935563959">
                <text:p>17.44439355639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18.7022169513404">
                <text:p>18.7022169513404</text:p>
              </table:table-cell>
              <table:table-cell office:value-type="float" office:value="18.534683136505">
                <text:p>18.534683136505</text:p>
              </table:table-cell>
              <table:table-cell office:value-type="float" office:value="18.3056901404371">
                <text:p>18.3056901404371</text:p>
              </table:table-cell>
              <table:table-cell office:value-type="float" office:value="17.9744244079282">
                <text:p>17.9744244079282</text:p>
              </table:table-cell>
              <table:table-cell office:value-type="float" office:value="17.4556876717191">
                <text:p>17.4556876717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18.7077819003532">
                <text:p>18.7077819003532</text:p>
              </table:table-cell>
              <table:table-cell office:value-type="float" office:value="18.5411334532858">
                <text:p>18.5411334532858</text:p>
              </table:table-cell>
              <table:table-cell office:value-type="float" office:value="18.3133310225433">
                <text:p>18.3133310225433</text:p>
              </table:table-cell>
              <table:table-cell office:value-type="float" office:value="17.9836656086033">
                <text:p>17.9836656086033</text:p>
              </table:table-cell>
              <table:table-cell office:value-type="float" office:value="17.4669305444089">
                <text:p>17.4669305444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18.7133749322217">
                <text:p>18.7133749322217</text:p>
              </table:table-cell>
              <table:table-cell office:value-type="float" office:value="18.5476294660588">
                <text:p>18.5476294660588</text:p>
              </table:table-cell>
              <table:table-cell office:value-type="float" office:value="18.3210248621423">
                <text:p>18.3210248621423</text:p>
              </table:table-cell>
              <table:table-cell office:value-type="float" office:value="17.992943947643">
                <text:p>17.992943947643</text:p>
              </table:table-cell>
              <table:table-cell office:value-type="float" office:value="17.4781316040959">
                <text:p>17.4781316040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18.7189980653345">
                <text:p>18.7189980653345</text:p>
              </table:table-cell>
              <table:table-cell office:value-type="float" office:value="18.5541744223076">
                <text:p>18.5541744223076</text:p>
              </table:table-cell>
              <table:table-cell office:value-type="float" office:value="18.3287766533225">
                <text:p>18.3287766533225</text:p>
              </table:table-cell>
              <table:table-cell office:value-type="float" office:value="18.0022664953983">
                <text:p>18.0022664953983</text:p>
              </table:table-cell>
              <table:table-cell office:value-type="float" office:value="17.489300394972">
                <text:p>17.489300394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18.7246527969746">
                <text:p>18.7246527969746</text:p>
              </table:table-cell>
              <table:table-cell office:value-type="float" office:value="18.5607712695148">
                <text:p>18.5607712695148</text:p>
              </table:table-cell>
              <table:table-cell office:value-type="float" office:value="18.3365913516796">
                <text:p>18.3365913516796</text:p>
              </table:table-cell>
              <table:table-cell office:value-type="float" office:value="18.0116404887031">
                <text:p>18.0116404887031</text:p>
              </table:table-cell>
              <table:table-cell office:value-type="float" office:value="17.5004465939797">
                <text:p>17.5004465939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18.7303400513966">
                <text:p>18.7303400513966</text:p>
              </table:table-cell>
              <table:table-cell office:value-type="float" office:value="18.5674226191388">
                <text:p>18.5674226191388</text:p>
              </table:table-cell>
              <table:table-cell office:value-type="float" office:value="18.344473864394">
                <text:p>18.344473864394</text:p>
              </table:table-cell>
              <table:table-cell office:value-type="float" office:value="18.0210733620567">
                <text:p>18.0210733620567</text:p>
              </table:table-cell>
              <table:table-cell office:value-type="float" office:value="17.5115800662763">
                <text:p>17.51158006627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18.7360600988697">
                <text:p>18.7360600988697</text:p>
              </table:table-cell>
              <table:table-cell office:value-type="float" office:value="18.5741306818999">
                <text:p>18.5741306818999</text:p>
              </table:table-cell>
              <table:table-cell office:value-type="float" office:value="18.3524290128393">
                <text:p>18.3524290128393</text:p>
              </table:table-cell>
              <table:table-cell office:value-type="float" office:value="18.0305727541549">
                <text:p>18.0305727541549</text:p>
              </table:table-cell>
              <table:table-cell office:value-type="float" office:value="17.5227108913013">
                <text:p>17.5227108913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18.741812460134">
                <text:p>18.741812460134</text:p>
              </table:table-cell>
              <table:table-cell office:value-type="float" office:value="18.5808971921277">
                <text:p>18.5808971921277</text:p>
              </table:table-cell>
              <table:table-cell office:value-type="float" office:value="18.3604614905073">
                <text:p>18.3604614905073</text:p>
              </table:table-cell>
              <table:table-cell office:value-type="float" office:value="18.0401465211645">
                <text:p>18.0401465211645</text:p>
              </table:table-cell>
              <table:table-cell office:value-type="float" office:value="17.5338494049341">
                <text:p>17.53384940493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18.7475957912279">
                <text:p>18.7475957912279</text:p>
              </table:table-cell>
              <table:table-cell office:value-type="float" office:value="18.5877233161366">
                <text:p>18.5877233161366</text:p>
              </table:table-cell>
              <table:table-cell office:value-type="float" office:value="18.3685758113514">
                <text:p>18.3685758113514</text:p>
              </table:table-cell>
              <table:table-cell office:value-type="float" office:value="18.0498027527901">
                <text:p>18.0498027527901</text:p>
              </table:table-cell>
              <table:table-cell office:value-type="float" office:value="17.5450062546053">
                <text:p>17.5450062546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18.7534077311545">
                <text:p>18.7534077311545</text:p>
              </table:table-cell>
              <table:table-cell office:value-type="float" office:value="18.5946095251089">
                <text:p>18.5946095251089</text:p>
              </table:table-cell>
              <table:table-cell office:value-type="float" office:value="18.3767762262053">
                <text:p>18.3767762262053</text:p>
              </table:table-cell>
              <table:table-cell office:value-type="float" office:value="18.0595497651421">
                <text:p>18.0595497651421</text:p>
              </table:table-cell>
              <table:table-cell office:value-type="float" office:value="17.5561924342915">
                <text:p>17.5561924342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18.7592447262005">
                <text:p>18.7592447262005</text:p>
              </table:table-cell>
              <table:table-cell office:value-type="float" office:value="18.6015554499818">
                <text:p>18.6015554499818</text:p>
              </table:table-cell>
              <table:table-cell office:value-type="float" office:value="18.3850666306267">
                <text:p>18.3850666306267</text:p>
              </table:table-cell>
              <table:table-cell office:value-type="float" office:value="18.0693961040635">
                <text:p>18.0693961040635</text:p>
              </table:table-cell>
              <table:table-cell office:value-type="float" office:value="17.5674193506345">
                <text:p>17.5674193506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18.7651018071851">
                <text:p>18.7651018071851</text:p>
              </table:table-cell>
              <table:table-cell office:value-type="float" office:value="18.6085596919813">
                <text:p>18.6085596919813</text:p>
              </table:table-cell>
              <table:table-cell office:value-type="float" office:value="18.3934504342542">
                <text:p>18.3934504342542</text:p>
              </table:table-cell>
              <table:table-cell office:value-type="float" office:value="18.0793505244703">
                <text:p>18.0793505244703</text:p>
              </table:table-cell>
              <table:table-cell office:value-type="float" office:value="17.5786988776732">
                <text:p>17.57869887767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18.7709723178689">
                <text:p>18.7709723178689</text:p>
              </table:table-cell>
              <table:table-cell office:value-type="float" office:value="18.6156195885038">
                <text:p>18.6156195885038</text:p>
              </table:table-cell>
              <table:table-cell office:value-type="float" office:value="18.4019303942306">
                <text:p>18.4019303942306</text:p>
              </table:table-cell>
              <table:table-cell office:value-type="float" office:value="18.0894219540916">
                <text:p>18.0894219540916</text:p>
              </table:table-cell>
              <table:table-cell office:value-type="float" office:value="17.5900434193671">
                <text:p>17.5900434193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18.7768475841546">
                <text:p>18.7768475841546</text:p>
              </table:table-cell>
              <table:table-cell office:value-type="float" office:value="18.6227309242625">
                <text:p>18.6227309242625</text:p>
              </table:table-cell>
              <table:table-cell office:value-type="float" office:value="18.4105084039481">
                <text:p>18.4105084039481</text:p>
              </table:table-cell>
              <table:table-cell office:value-type="float" office:value="18.0996194364716">
                <text:p>18.0996194364716</text:p>
              </table:table-cell>
              <table:table-cell office:value-type="float" office:value="17.6014659826561">
                <text:p>17.60146598265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18.782716508715">
                <text:p>18.782716508715</text:p>
              </table:table-cell>
              <table:table-cell office:value-type="float" office:value="18.6298875721256">
                <text:p>18.6298875721256</text:p>
              </table:table-cell>
              <table:table-cell office:value-type="float" office:value="18.419185222503">
                <text:p>18.419185222503</text:p>
              </table:table-cell>
              <table:table-cell office:value-type="float" office:value="18.1099520418503">
                <text:p>18.1099520418503</text:p>
              </table:table-cell>
              <table:table-cell office:value-type="float" office:value="17.6129802583328">
                <text:p>17.61298025833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18.7885650745641">
                <text:p>18.7885650745641</text:p>
              </table:table-cell>
              <table:table-cell office:value-type="float" office:value="18.6370810471922">
                <text:p>18.6370810471922</text:p>
              </table:table-cell>
              <table:table-cell office:value-type="float" office:value="18.4279601302402">
                <text:p>18.4279601302402</text:p>
              </table:table-cell>
              <table:table-cell office:value-type="float" office:value="18.1204287361865">
                <text:p>18.1204287361865</text:p>
              </table:table-cell>
              <table:table-cell office:value-type="float" office:value="17.6246007135083">
                <text:p>17.6246007135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18.7943757292675">
                <text:p>18.7943757292675</text:p>
              </table:table-cell>
              <table:table-cell office:value-type="float" office:value="18.6442999443266">
                <text:p>18.6442999443266</text:p>
              </table:table-cell>
              <table:table-cell office:value-type="float" office:value="18.4368304807954">
                <text:p>18.4368304807954</text:p>
              </table:table-cell>
              <table:table-cell office:value-type="float" office:value="18.1310581813586">
                <text:p>18.1310581813586</text:p>
              </table:table-cell>
              <table:table-cell office:value-type="float" office:value="17.636342681098">
                <text:p>17.6363426810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18.8001266286497">
                <text:p>18.8001266286497</text:p>
              </table:table-cell>
              <table:table-cell office:value-type="float" office:value="18.6515292383715">
                <text:p>18.6515292383715</text:p>
              </table:table-cell>
              <table:table-cell office:value-type="float" office:value="18.445791132705">
                <text:p>18.445791132705</text:p>
              </table:table-cell>
              <table:table-cell office:value-type="float" office:value="18.1418484586541">
                <text:p>18.1418484586541</text:p>
              </table:table-cell>
              <table:table-cell office:value-type="float" office:value="17.6482224659609">
                <text:p>17.6482224659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18.8057907014998">
                <text:p>18.8057907014998</text:p>
              </table:table-cell>
              <table:table-cell office:value-type="float" office:value="18.6587494066879">
                <text:p>18.6587494066879</text:p>
              </table:table-cell>
              <table:table-cell office:value-type="float" office:value="18.4548337217642">
                <text:p>18.4548337217642</text:p>
              </table:table-cell>
              <table:table-cell office:value-type="float" office:value="18.1528066829014">
                <text:p>18.1528066829014</text:p>
              </table:table-cell>
              <table:table-cell office:value-type="float" office:value="17.6602574626907">
                <text:p>17.6602574626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18.8113344801657">
                <text:p>18.8113344801657</text:p>
              </table:table-cell>
              <table:table-cell office:value-type="float" office:value="18.6659353152007">
                <text:p>18.6659353152007</text:p>
              </table:table-cell>
              <table:table-cell office:value-type="float" office:value="18.4639457153203">
                <text:p>18.4639457153203</text:p>
              </table:table-cell>
              <table:table-cell office:value-type="float" office:value="18.1639384534169">
                <text:p>18.1639384534169</text:p>
              </table:table-cell>
              <table:table-cell office:value-type="float" office:value="17.6724662634525">
                <text:p>17.6724662634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18.8167166440828">
                <text:p>18.8167166440828</text:p>
              </table:table-cell>
              <table:table-cell office:value-type="float" office:value="18.6730548129052">
                <text:p>18.6730548129052</text:p>
              </table:table-cell>
              <table:table-cell office:value-type="float" office:value="18.4731091974712">
                <text:p>18.4731091974712</text:p>
              </table:table-cell>
              <table:table-cell office:value-type="float" office:value="18.1752471042171">
                <text:p>18.1752471042171</text:p>
              </table:table-cell>
              <table:table-cell office:value-type="float" office:value="17.6848687748053">
                <text:p>17.6848687748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18.8218861829093">
                <text:p>18.8218861829093</text:p>
              </table:table-cell>
              <table:table-cell office:value-type="float" office:value="18.6800669342962">
                <text:p>18.6800669342962</text:p>
              </table:table-cell>
              <table:table-cell office:value-type="float" office:value="18.482299282561">
                <text:p>18.482299282561</text:p>
              </table:table-cell>
              <table:table-cell office:value-type="float" office:value="18.1867326576607">
                <text:p>18.1867326576607</text:p>
              </table:table-cell>
              <table:table-cell office:value-type="float" office:value="17.6974863038043">
                <text:p>17.69748630380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18.8267800811185">
                <text:p>18.8267800811185</text:p>
              </table:table-cell>
              <table:table-cell office:value-type="float" office:value="18.6869196059444">
                <text:p>18.6869196059444</text:p>
              </table:table-cell>
              <table:table-cell office:value-type="float" office:value="18.4914820554073">
                <text:p>18.4914820554073</text:p>
              </table:table-cell>
              <table:table-cell office:value-type="float" office:value="18.1983903984195">
                <text:p>18.1983903984195</text:p>
              </table:table-cell>
              <table:table-cell office:value-type="float" office:value="17.7103416228234">
                <text:p>17.7103416228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18.8313203540516">
                <text:p>18.8313203540516</text:p>
              </table:table-cell>
              <table:table-cell office:value-type="float" office:value="18.6935466731264">
                <text:p>18.6935466731264</text:p>
              </table:table-cell>
              <table:table-cell office:value-type="float" office:value="18.500611845126">
                <text:p>18.500611845126</text:p>
              </table:table-cell>
              <table:table-cell office:value-type="float" office:value="18.2102088819155">
                <text:p>18.2102088819155</text:p>
              </table:table-cell>
              <table:table-cell office:value-type="float" office:value="17.7234589190387">
                <text:p>17.7234589190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18.8354102519275">
                <text:p>18.8354102519275</text:p>
              </table:table-cell>
              <table:table-cell office:value-type="float" office:value="18.6998640519182">
                <text:p>18.6998640519182</text:p>
              </table:table-cell>
              <table:table-cell office:value-type="float" office:value="18.5096276349634">
                <text:p>18.5096276349634</text:p>
              </table:table-cell>
              <table:table-cell office:value-type="float" office:value="18.2221672069946">
                <text:p>18.2221672069946</text:p>
              </table:table-cell>
              <table:table-cell office:value-type="float" office:value="17.7368636125143">
                <text:p>17.7368636125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18.8389293339686">
                <text:p>18.8389293339686</text:p>
              </table:table-cell>
              <table:table-cell office:value-type="float" office:value="18.7057646869821">
                <text:p>18.7057646869821</text:p>
              </table:table-cell>
              <table:table-cell office:value-type="float" office:value="18.5184482692698">
                <text:p>18.5184482692698</text:p>
              </table:table-cell>
              <table:table-cell office:value-type="float" office:value="18.2342312295369">
                <text:p>18.2342312295369</text:p>
              </table:table-cell>
              <table:table-cell office:value-type="float" office:value="17.7505818858432">
                <text:p>17.75058188584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18.84172700801">
                <text:p>18.84172700801</text:p>
              </table:table-cell>
              <table:table-cell office:value-type="float" office:value="18.7111118836409">
                <text:p>18.7111118836409</text:p>
              </table:table-cell>
              <table:table-cell office:value-type="float" office:value="18.5269659987846">
                <text:p>18.5269659987846</text:p>
              </table:table-cell>
              <table:table-cell office:value-type="float" office:value="18.2463482794975">
                <text:p>18.2463482794975</text:p>
              </table:table-cell>
              <table:table-cell office:value-type="float" office:value="17.7646397089595">
                <text:p>17.7646397089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18.8436139745724">
                <text:p>18.8436139745724</text:p>
              </table:table-cell>
              <table:table-cell office:value-type="float" office:value="18.7157304207479">
                <text:p>18.7157304207479</text:p>
              </table:table-cell>
              <table:table-cell office:value-type="float" office:value="18.5350377315994">
                <text:p>18.5350377315994</text:p>
              </table:table-cell>
              <table:table-cell office:value-type="float" office:value="18.2584397758512">
                <text:p>18.2584397758512</text:p>
              </table:table-cell>
              <table:table-cell office:value-type="float" office:value="17.7790610463458">
                <text:p>17.7790610463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18.8443507214667">
                <text:p>18.8443507214667</text:p>
              </table:table-cell>
              <table:table-cell office:value-type="float" office:value="18.7193945422533">
                <text:p>18.7193945422533</text:p>
              </table:table-cell>
              <table:table-cell office:value-type="float" office:value="18.5424730184535">
                <text:p>18.5424730184535</text:p>
              </table:table-cell>
              <table:table-cell office:value-type="float" office:value="18.2703907754964">
                <text:p>18.2703907754964</text:p>
              </table:table-cell>
              <table:table-cell office:value-type="float" office:value="17.7938646233723">
                <text:p>17.7938646233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18.8436318267389">
                <text:p>18.8436318267389</text:p>
              </table:table-cell>
              <table:table-cell office:value-type="float" office:value="18.7218115256563">
                <text:p>18.7218115256563</text:p>
              </table:table-cell>
              <table:table-cell office:value-type="float" office:value="18.5490173745303">
                <text:p>18.5490173745303</text:p>
              </table:table-cell>
              <table:table-cell office:value-type="float" office:value="18.2820350533612">
                <text:p>18.2820350533612</text:p>
              </table:table-cell>
              <table:table-cell office:value-type="float" office:value="17.809058289069">
                <text:p>17.809058289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18.8410641637263">
                <text:p>18.8410641637263</text:p>
              </table:table-cell>
              <table:table-cell office:value-type="float" office:value="18.7225988384129">
                <text:p>18.7225988384129</text:p>
              </table:table-cell>
              <table:table-cell office:value-type="float" office:value="18.5543288053014">
                <text:p>18.5543288053014</text:p>
              </table:table-cell>
              <table:table-cell office:value-type="float" office:value="18.2931335250544">
                <text:p>18.2931335250544</text:p>
              </table:table-cell>
              <table:table-cell office:value-type="float" office:value="17.824629312614">
                <text:p>17.8246293126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18.836136055894">
                <text:p>18.836136055894</text:p>
              </table:table-cell>
              <table:table-cell office:value-type="float" office:value="18.7212518179779">
                <text:p>18.7212518179779</text:p>
              </table:table-cell>
              <table:table-cell office:value-type="float" office:value="18.5579442715092">
                <text:p>18.5579442715092</text:p>
              </table:table-cell>
              <table:table-cell office:value-type="float" office:value="18.3033426069191">
                <text:p>18.3033426069191</text:p>
              </table:table-cell>
              <table:table-cell office:value-type="float" office:value="17.840527853027">
                <text:p>17.840527853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18.8281726172255">
                <text:p>18.8281726172255</text:p>
              </table:table-cell>
              <table:table-cell office:value-type="float" office:value="18.7170969437987">
                <text:p>18.7170969437987</text:p>
              </table:table-cell>
              <table:table-cell office:value-type="float" office:value="18.5592308702525">
                <text:p>18.5592308702525</text:p>
              </table:table-cell>
              <table:table-cell office:value-type="float" office:value="18.3121669739186">
                <text:p>18.3121669739186</text:p>
              </table:table-cell>
              <table:table-cell office:value-type="float" office:value="17.8566387972208">
                <text:p>17.8566387972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18.8162694674979">
                <text:p>18.8162694674979</text:p>
              </table:table-cell>
              <table:table-cell office:value-type="float" office:value="18.7092226411829">
                <text:p>18.7092226411829</text:p>
              </table:table-cell>
              <table:table-cell office:value-type="float" office:value="18.5573132712525">
                <text:p>18.5573132712525</text:p>
              </table:table-cell>
              <table:table-cell office:value-type="float" office:value="18.318887669972">
                <text:p>18.318887669972</text:p>
              </table:table-cell>
              <table:table-cell office:value-type="float" office:value="17.8727337910002">
                <text:p>17.872733791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18.7991914528113">
                <text:p>18.7991914528113</text:p>
              </table:table-cell>
              <table:table-cell office:value-type="float" office:value="18.6963738346269">
                <text:p>18.6963738346269</text:p>
              </table:table-cell>
              <table:table-cell office:value-type="float" office:value="18.5509630411424">
                <text:p>18.5509630411424</text:p>
              </table:table-cell>
              <table:table-cell office:value-type="float" office:value="18.322450147567">
                <text:p>18.322450147567</text:p>
              </table:table-cell>
              <table:table-cell office:value-type="float" office:value="17.8883889538891">
                <text:p>17.88838895388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18.7752126959381">
                <text:p>18.7752126959381</text:p>
              </table:table-cell>
              <table:table-cell office:value-type="float" office:value="18.6767858610716">
                <text:p>18.6767858610716</text:p>
              </table:table-cell>
              <table:table-cell office:value-type="float" office:value="18.5384245940752">
                <text:p>18.5384245940752</text:p>
              </table:table-cell>
              <table:table-cell office:value-type="float" office:value="18.3212852139088">
                <text:p>18.3212852139088</text:p>
              </table:table-cell>
              <table:table-cell office:value-type="float" office:value="17.9028421027489">
                <text:p>17.9028421027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18.7418540197211">
                <text:p>18.7418540197211</text:p>
              </table:table-cell>
              <table:table-cell office:value-type="float" office:value="18.6479124531387">
                <text:p>18.6479124531387</text:p>
              </table:table-cell>
              <table:table-cell office:value-type="float" office:value="18.5171310505975">
                <text:p>18.5171310505975</text:p>
              </table:table-cell>
              <table:table-cell office:value-type="float" office:value="18.3130133275565">
                <text:p>18.3130133275565</text:p>
              </table:table-cell>
              <table:table-cell office:value-type="float" office:value="17.9147401843209">
                <text:p>17.91474018432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18.6954319023381">
                <text:p>18.6954319023381</text:p>
              </table:table-cell>
              <table:table-cell office:value-type="float" office:value="18.605959320403">
                <text:p>18.605959320403</text:p>
              </table:table-cell>
              <table:table-cell office:value-type="float" office:value="18.4832189607834">
                <text:p>18.4832189607834</text:p>
              </table:table-cell>
              <table:table-cell office:value-type="float" office:value="18.2939368245872">
                <text:p>18.2939368245872</text:p>
              </table:table-cell>
              <table:table-cell office:value-type="float" office:value="17.9216798117486">
                <text:p>17.92167981174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18.6302406658873">
                <text:p>18.6302406658873</text:p>
              </table:table-cell>
              <table:table-cell office:value-type="float" office:value="18.5450394803743">
                <text:p>18.5450394803743</text:p>
              </table:table-cell>
              <table:table-cell office:value-type="float" office:value="18.4306528256203">
                <text:p>18.4306528256203</text:p>
              </table:table-cell>
              <table:table-cell office:value-type="float" office:value="18.2581242807311">
                <text:p>18.2581242807311</text:p>
              </table:table-cell>
              <table:table-cell office:value-type="float" office:value="17.9193377446442">
                <text:p>17.9193377446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18.5369703097901">
                <text:p>18.5369703097901</text:p>
              </table:table-cell>
              <table:table-cell office:value-type="float" office:value="18.4555402110252">
                <text:p>18.4555402110252</text:p>
              </table:table-cell>
              <table:table-cell office:value-type="float" office:value="18.34953752734">
                <text:p>18.34953752734</text:p>
              </table:table-cell>
              <table:table-cell office:value-type="float" office:value="18.1956541760868">
                <text:p>18.1956541760868</text:p>
              </table:table-cell>
              <table:table-cell office:value-type="float" office:value="17.8997365690651">
                <text:p>17.89973656906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18.3993980950289">
                <text:p>18.3993980950289</text:p>
              </table:table-cell>
              <table:table-cell office:value-type="float" office:value="18.3207091035622">
                <text:p>18.3207091035622</text:p>
              </table:table-cell>
              <table:table-cell office:value-type="float" office:value="18.2225970192863">
                <text:p>18.2225970192863</text:p>
              </table:table-cell>
              <table:table-cell office:value-type="float" office:value="18.0889751837498">
                <text:p>18.0889751837498</text:p>
              </table:table-cell>
              <table:table-cell office:value-type="float" office:value="17.8475487917984">
                <text:p>17.8475487917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18.1868058835492">
                <text:p>18.1868058835492</text:p>
              </table:table-cell>
              <table:table-cell office:value-type="float" office:value="18.1088295793427">
                <text:p>18.1088295793427</text:p>
              </table:table-cell>
              <table:table-cell office:value-type="float" office:value="18.0171108069892">
                <text:p>18.0171108069892</text:p>
              </table:table-cell>
              <table:table-cell office:value-type="float" office:value="17.9046229453799">
                <text:p>17.9046229453799</text:p>
              </table:table-cell>
              <table:table-cell office:value-type="float" office:value="17.7315708286492">
                <text:p>17.7315708286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17.8346941486405">
                <text:p>17.8346941486405</text:p>
              </table:table-cell>
              <table:table-cell office:value-type="float" office:value="17.7533178136119">
                <text:p>17.7533178136119</text:p>
              </table:table-cell>
              <table:table-cell office:value-type="float" office:value="17.6644070496107">
                <text:p>17.6644070496107</text:p>
              </table:table-cell>
              <table:table-cell office:value-type="float" office:value="17.5722362044819">
                <text:p>17.5722362044819</text:p>
              </table:table-cell>
              <table:table-cell office:value-type="float" office:value="17.4831763956014">
                <text:p>17.48317639560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17.1899599407121">
                <text:p>17.1899599407121</text:p>
              </table:table-cell>
              <table:table-cell office:value-type="float" office:value="17.0961397658664">
                <text:p>17.0961397658664</text:p>
              </table:table-cell>
              <table:table-cell office:value-type="float" office:value="17.0015573342355">
                <text:p>17.0015573342355</text:p>
              </table:table-cell>
              <table:table-cell office:value-type="float" office:value="16.9249874563674">
                <text:p>16.9249874563674</text:p>
              </table:table-cell>
              <table:table-cell office:value-type="float" office:value="16.9360450956128">
                <text:p>16.93604509561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16.871604679433">
                <text:p>16.871604679433</text:p>
              </table:table-cell>
              <table:table-cell office:value-type="float" office:value="16.7695796438536">
                <text:p>16.7695796438536</text:p>
              </table:table-cell>
              <table:table-cell office:value-type="float" office:value="16.6685626893055">
                <text:p>16.6685626893055</text:p>
              </table:table-cell>
              <table:table-cell office:value-type="float" office:value="16.5921798535657">
                <text:p>16.5921798535657</text:p>
              </table:table-cell>
              <table:table-cell office:value-type="float" office:value="16.6306856184286">
                <text:p>16.6306856184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16.7642908381286">
                <text:p>16.7642908381286</text:p>
              </table:table-cell>
              <table:table-cell office:value-type="float" office:value="16.6607839417385">
                <text:p>16.6607839417385</text:p>
              </table:table-cell>
              <table:table-cell office:value-type="float" office:value="16.5598520385771">
                <text:p>16.5598520385771</text:p>
              </table:table-cell>
              <table:table-cell office:value-type="float" office:value="16.4880907305165">
                <text:p>16.4880907305165</text:p>
              </table:table-cell>
              <table:table-cell office:value-type="float" office:value="16.5480147221086">
                <text:p>16.5480147221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16.6925365301552">
                <text:p>16.6925365301552</text:p>
              </table:table-cell>
              <table:table-cell office:value-type="float" office:value="16.5893069285202">
                <text:p>16.5893069285202</text:p>
              </table:table-cell>
              <table:table-cell office:value-type="float" office:value="16.4906294223541">
                <text:p>16.4906294223541</text:p>
              </table:table-cell>
              <table:table-cell office:value-type="float" office:value="16.4262367692373">
                <text:p>16.4262367692373</text:p>
              </table:table-cell>
              <table:table-cell office:value-type="float" office:value="16.5098860447459">
                <text:p>16.5098860447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16.6412132225881">
                <text:p>16.6412132225881</text:p>
              </table:table-cell>
              <table:table-cell office:value-type="float" office:value="16.5394070788119">
                <text:p>16.5394070788119</text:p>
              </table:table-cell>
              <table:table-cell office:value-type="float" office:value="16.4444217109855">
                <text:p>16.4444217109855</text:p>
              </table:table-cell>
              <table:table-cell office:value-type="float" office:value="16.3891227939334">
                <text:p>16.3891227939334</text:p>
              </table:table-cell>
              <table:table-cell office:value-type="float" office:value="16.4961577340135">
                <text:p>16.49615773401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16.6031764716023">
                <text:p>16.6031764716023</text:p>
              </table:table-cell>
              <table:table-cell office:value-type="float" office:value="16.5036144282128">
                <text:p>16.5036144282128</text:p>
              </table:table-cell>
              <table:table-cell office:value-type="float" office:value="16.4133299406689">
                <text:p>16.4133299406689</text:p>
              </table:table-cell>
              <table:table-cell office:value-type="float" office:value="16.36812986862">
                <text:p>16.36812986862</text:p>
              </table:table-cell>
              <table:table-cell office:value-type="float" office:value="16.4965945874628">
                <text:p>16.4965945874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16.574553097079">
                <text:p>16.574553097079</text:p>
              </table:table-cell>
              <table:table-cell office:value-type="float" office:value="16.4778503366073">
                <text:p>16.4778503366073</text:p>
              </table:table-cell>
              <table:table-cell office:value-type="float" office:value="16.3929770460367">
                <text:p>16.3929770460367</text:p>
              </table:table-cell>
              <table:table-cell office:value-type="float" office:value="16.3583326307907">
                <text:p>16.3583326307907</text:p>
              </table:table-cell>
              <table:table-cell office:value-type="float" office:value="16.5054799223089">
                <text:p>16.50547992230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16.5529990317772">
                <text:p>16.5529990317772</text:p>
              </table:table-cell>
              <table:table-cell office:value-type="float" office:value="16.4596233005128">
                <text:p>16.4596233005128</text:p>
              </table:table-cell>
              <table:table-cell office:value-type="float" office:value="16.3806418261455">
                <text:p>16.3806418261455</text:p>
              </table:table-cell>
              <table:table-cell office:value-type="float" office:value="16.3565905536037">
                <text:p>16.3565905536037</text:p>
              </table:table-cell>
              <table:table-cell office:value-type="float" office:value="16.5194320929946">
                <text:p>16.51943209299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16.5369711237748">
                <text:p>16.5369711237748</text:p>
              </table:table-cell>
              <table:table-cell office:value-type="float" office:value="16.4472750991889">
                <text:p>16.4472750991889</text:p>
              </table:table-cell>
              <table:table-cell office:value-type="float" office:value="16.3744807245779">
                <text:p>16.3744807245779</text:p>
              </table:table-cell>
              <table:table-cell office:value-type="float" office:value="16.3607492361924">
                <text:p>16.3607492361924</text:p>
              </table:table-cell>
              <table:table-cell office:value-type="float" office:value="16.5363776499989">
                <text:p>16.53637764999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16.5253864979999">
                <text:p>16.5253864979999</text:p>
              </table:table-cell>
              <table:table-cell office:value-type="float" office:value="16.4396284967099">
                <text:p>16.4396284967099</text:p>
              </table:table-cell>
              <table:table-cell office:value-type="float" office:value="16.3731648535867">
                <text:p>16.3731648535867</text:p>
              </table:table-cell>
              <table:table-cell office:value-type="float" office:value="16.3692609449429">
                <text:p>16.3692609449429</text:p>
              </table:table-cell>
              <table:table-cell office:value-type="float" office:value="16.555014494069">
                <text:p>16.555014494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16.5174471038239">
                <text:p>16.5174471038239</text:p>
              </table:table-cell>
              <table:table-cell office:value-type="float" office:value="16.4358060434829">
                <text:p>16.4358060434829</text:p>
              </table:table-cell>
              <table:table-cell office:value-type="float" office:value="16.3756932652454">
                <text:p>16.3756932652454</text:p>
              </table:table-cell>
              <table:table-cell office:value-type="float" office:value="16.3809816281368">
                <text:p>16.3809816281368</text:p>
              </table:table-cell>
              <table:table-cell office:value-type="float" office:value="16.5745113631479">
                <text:p>16.57451136314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16.5125419091221">
                <text:p>16.5125419091221</text:p>
              </table:table-cell>
              <table:table-cell office:value-type="float" office:value="16.4351291993257">
                <text:p>16.4351291993257</text:p>
              </table:table-cell>
              <table:table-cell office:value-type="float" office:value="16.3812884328756">
                <text:p>16.3812884328756</text:p>
              </table:table-cell>
              <table:table-cell office:value-type="float" office:value="16.3950506190509">
                <text:p>16.3950506190509</text:p>
              </table:table-cell>
              <table:table-cell office:value-type="float" office:value="16.5943319352386">
                <text:p>16.59433193523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16.5101887525986">
                <text:p>16.5101887525986</text:p>
              </table:table-cell>
              <table:table-cell office:value-type="float" office:value="16.4370583713209">
                <text:p>16.4370583713209</text:p>
              </table:table-cell>
              <table:table-cell office:value-type="float" office:value="16.389333287486">
                <text:p>16.389333287486</text:p>
              </table:table-cell>
              <table:table-cell office:value-type="float" office:value="16.4108132950585">
                <text:p>16.4108132950585</text:p>
              </table:table-cell>
              <table:table-cell office:value-type="float" office:value="16.6141285191125">
                <text:p>16.6141285191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16.5099979192287">
                <text:p>16.5099979192287</text:p>
              </table:table-cell>
              <table:table-cell office:value-type="float" office:value="16.4411552712224">
                <text:p>16.4411552712224</text:p>
              </table:table-cell>
              <table:table-cell office:value-type="float" office:value="16.3993307835136">
                <text:p>16.3993307835136</text:p>
              </table:table-cell>
              <table:table-cell office:value-type="float" office:value="16.4277683096683">
                <text:p>16.4277683096683</text:p>
              </table:table-cell>
              <table:table-cell office:value-type="float" office:value="16.6336761691846">
                <text:p>16.63367616918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16.5116483205838">
                <text:p>16.5116483205838</text:p>
              </table:table-cell>
              <table:table-cell office:value-type="float" office:value="16.4470581573888">
                <text:p>16.4470581573888</text:p>
              </table:table-cell>
              <table:table-cell office:value-type="float" office:value="16.4108764596615">
                <text:p>16.4108764596615</text:p>
              </table:table-cell>
              <table:table-cell office:value-type="float" office:value="16.445530088027">
                <text:p>16.445530088027</text:p>
              </table:table-cell>
              <table:table-cell office:value-type="float" office:value="16.6528309849673">
                <text:p>16.65283098496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16.5148713328844">
                <text:p>16.5148713328844</text:p>
              </table:table-cell>
              <table:table-cell office:value-type="float" office:value="16.454464862765">
                <text:p>16.454464862765</text:p>
              </table:table-cell>
              <table:table-cell office:value-type="float" office:value="16.4236389178885">
                <text:p>16.4236389178885</text:p>
              </table:table-cell>
              <table:table-cell office:value-type="float" office:value="16.4638014208011">
                <text:p>16.4638014208011</text:p>
              </table:table-cell>
              <table:table-cell office:value-type="float" office:value="16.6715032177704">
                <text:p>16.67150321777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16.5194394513571">
                <text:p>16.5194394513571</text:p>
              </table:table-cell>
              <table:table-cell office:value-type="float" office:value="16.4631206990581">
                <text:p>16.4631206990581</text:p>
              </table:table-cell>
              <table:table-cell office:value-type="float" office:value="16.4373453615725">
                <text:p>16.4373453615725</text:p>
              </table:table-cell>
              <table:table-cell office:value-type="float" office:value="16.482353035093">
                <text:p>16.482353035093</text:p>
              </table:table-cell>
              <table:table-cell office:value-type="float" office:value="16.6896396077754">
                <text:p>16.68963960777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16.5251581282812">
                <text:p>16.5251581282812</text:p>
              </table:table-cell>
              <table:table-cell office:value-type="float" office:value="16.472809581368">
                <text:p>16.472809581368</text:p>
              </table:table-cell>
              <table:table-cell office:value-type="float" office:value="16.4517705853699">
                <text:p>16.4517705853699</text:p>
              </table:table-cell>
              <table:table-cell office:value-type="float" office:value="16.5010082114555">
                <text:p>16.5010082114555</text:p>
              </table:table-cell>
              <table:table-cell office:value-type="float" office:value="16.707211649877">
                <text:p>16.7072116498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16.5318597064477">
                <text:p>16.5318597064477</text:p>
              </table:table-cell>
              <table:table-cell office:value-type="float" office:value="16.4833472777879">
                <text:p>16.4833472777879</text:p>
              </table:table-cell>
              <table:table-cell office:value-type="float" office:value="16.4667283443572">
                <text:p>16.4667283443572</text:p>
              </table:table-cell>
              <table:table-cell office:value-type="float" office:value="16.5196310439169">
                <text:p>16.5196310439169</text:p>
              </table:table-cell>
              <table:table-cell office:value-type="float" office:value="16.724207648122">
                <text:p>16.724207648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16.5393988465278">
                <text:p>16.5393988465278</text:p>
              </table:table-cell>
              <table:table-cell office:value-type="float" office:value="16.4945761888274">
                <text:p>16.4945761888274</text:p>
              </table:table-cell>
              <table:table-cell office:value-type="float" office:value="16.4820645178019">
                <text:p>16.4820645178019</text:p>
              </table:table-cell>
              <table:table-cell office:value-type="float" office:value="16.53811747018">
                <text:p>16.53811747018</text:p>
              </table:table-cell>
              <table:table-cell office:value-type="float" office:value="16.7406273259507">
                <text:p>16.74062732595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16.5476489572391">
                <text:p>16.5476489572391</text:p>
              </table:table-cell>
              <table:table-cell office:value-type="float" office:value="16.5063611694134">
                <text:p>16.5063611694134</text:p>
              </table:table-cell>
              <table:table-cell office:value-type="float" office:value="16.4976515682447">
                <text:p>16.4976515682447</text:p>
              </table:table-cell>
              <table:table-cell office:value-type="float" office:value="16.5563883237723">
                <text:p>16.5563883237723</text:p>
              </table:table-cell>
              <table:table-cell office:value-type="float" office:value="16.7564780822219">
                <text:p>16.75647808222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16.5564993882863">
                <text:p>16.5564993882863</text:p>
              </table:table-cell>
              <table:table-cell office:value-type="float" office:value="16.5185861613158">
                <text:p>16.5185861613158</text:p>
              </table:table-cell>
              <table:table-cell office:value-type="float" office:value="16.5133840475829">
                <text:p>16.5133840475829</text:p>
              </table:table-cell>
              <table:table-cell office:value-type="float" office:value="16.574383967317">
                <text:p>16.574383967317</text:p>
              </table:table-cell>
              <table:table-cell office:value-type="float" office:value="16.7717724094291">
                <text:p>16.77177240942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16.5658531672998">
                <text:p>16.5658531672998</text:p>
              </table:table-cell>
              <table:table-cell office:value-type="float" office:value="16.5311514203412">
                <text:p>16.5311514203412</text:p>
              </table:table-cell>
              <table:table-cell office:value-type="float" office:value="16.5291749082686">
                <text:p>16.5291749082686</text:p>
              </table:table-cell>
              <table:table-cell office:value-type="float" office:value="16.5920601116837">
                <text:p>16.5920601116837</text:p>
              </table:table-cell>
              <table:table-cell office:value-type="float" office:value="16.7865260878873">
                <text:p>16.7865260878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16.5756251386579">
                <text:p>16.5756251386579</text:p>
              </table:table-cell>
              <table:table-cell office:value-type="float" office:value="16.5439711979527">
                <text:p>16.5439711979527</text:p>
              </table:table-cell>
              <table:table-cell office:value-type="float" office:value="16.5449524517611">
                <text:p>16.5449524517611</text:p>
              </table:table-cell>
              <table:table-cell office:value-type="float" office:value="16.6093845381084">
                <text:p>16.6093845381084</text:p>
              </table:table-cell>
              <table:table-cell office:value-type="float" office:value="16.8007569092956">
                <text:p>16.8007569092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16.5857404309246">
                <text:p>16.5857404309246</text:p>
              </table:table-cell>
              <table:table-cell office:value-type="float" office:value="16.5569718047409">
                <text:p>16.5569718047409</text:p>
              </table:table-cell>
              <table:table-cell office:value-type="float" office:value="16.5606578155968">
                <text:p>16.5606578155968</text:p>
              </table:table-cell>
              <table:table-cell office:value-type="float" office:value="16.6263345410114">
                <text:p>16.6263345410114</text:p>
              </table:table-cell>
              <table:table-cell office:value-type="float" office:value="16.8144837953583">
                <text:p>16.8144837953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16.5961331563795">
                <text:p>16.5961331563795</text:p>
              </table:table-cell>
              <table:table-cell office:value-type="float" office:value="16.5700899565539">
                <text:p>16.5700899565539</text:p>
              </table:table-cell>
              <table:table-cell office:value-type="float" office:value="16.5762428729208">
                <text:p>16.5762428729208</text:p>
              </table:table-cell>
              <table:table-cell office:value-type="float" office:value="16.6428949017211">
                <text:p>16.6428949017211</text:p>
              </table:table-cell>
              <table:table-cell office:value-type="float" office:value="16.8277261667926">
                <text:p>16.8277261667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16.6067453149743">
                <text:p>16.6067453149743</text:p>
              </table:table-cell>
              <table:table-cell office:value-type="float" office:value="16.5832713734511">
                <text:p>16.5832713734511</text:p>
              </table:table-cell>
              <table:table-cell office:value-type="float" office:value="16.5916684926949">
                <text:p>16.5916684926949</text:p>
              </table:table-cell>
              <table:table-cell office:value-type="float" office:value="16.6590562983136">
                <text:p>16.6590562983136</text:p>
              </table:table-cell>
              <table:table-cell office:value-type="float" office:value="16.8405035134227">
                <text:p>16.84050351342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16.6175258444868">
                <text:p>16.6175258444868</text:p>
              </table:table-cell>
              <table:table-cell office:value-type="float" office:value="16.5964695688857">
                <text:p>16.5964695688857</text:p>
              </table:table-cell>
              <table:table-cell office:value-type="float" office:value="16.6069030768075">
                <text:p>16.6069030768075</text:p>
              </table:table-cell>
              <table:table-cell office:value-type="float" office:value="16.6748140352608">
                <text:p>16.6748140352608</text:p>
              </table:table-cell>
              <table:table-cell office:value-type="float" office:value="16.852835086269">
                <text:p>16.852835086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16.6284298129172">
                <text:p>16.6284298129172</text:p>
              </table:table-cell>
              <table:table-cell office:value-type="float" office:value="16.6096448217043">
                <text:p>16.6096448217043</text:p>
              </table:table-cell>
              <table:table-cell office:value-type="float" office:value="16.6219213504799">
                <text:p>16.6219213504799</text:p>
              </table:table-cell>
              <table:table-cell office:value-type="float" office:value="16.6901670490098">
                <text:p>16.6901670490098</text:p>
              </table:table-cell>
              <table:table-cell office:value-type="float" office:value="16.8647397030005">
                <text:p>16.86473970300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16.6394177018141">
                <text:p>16.6394177018141</text:p>
              </table:table-cell>
              <table:table-cell office:value-type="float" office:value="16.6227632745065">
                <text:p>16.6227632745065</text:p>
              </table:table-cell>
              <table:table-cell office:value-type="float" office:value="16.6367033336905">
                <text:p>16.6367033336905</text:p>
              </table:table-cell>
              <table:table-cell office:value-type="float" office:value="16.7051171008382">
                <text:p>16.7051171008382</text:p>
              </table:table-cell>
              <table:table-cell office:value-type="float" office:value="16.8762356039525">
                <text:p>16.87623560395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16.6504547941447">
                <text:p>16.6504547941447</text:p>
              </table:table-cell>
              <table:table-cell office:value-type="float" office:value="16.6357961685371">
                <text:p>16.6357961685371</text:p>
              </table:table-cell>
              <table:table-cell office:value-type="float" office:value="16.6512334930931">
                <text:p>16.6512334930931</text:p>
              </table:table-cell>
              <table:table-cell office:value-type="float" office:value="16.7196681485172">
                <text:p>16.7196681485172</text:p>
              </table:table-cell>
              <table:table-cell office:value-type="float" office:value="16.8873403762049">
                <text:p>16.8873403762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16.6615106243431">
                <text:p>16.6615106243431</text:p>
              </table:table-cell>
              <table:table-cell office:value-type="float" office:value="16.6487191679183">
                <text:p>16.6487191679183</text:p>
              </table:table-cell>
              <table:table-cell office:value-type="float" office:value="16.6655000161926">
                <text:p>16.6655000161926</text:p>
              </table:table-cell>
              <table:table-cell office:value-type="float" office:value="16.7338258308036">
                <text:p>16.7338258308036</text:p>
              </table:table-cell>
              <table:table-cell office:value-type="float" office:value="16.8980708969124">
                <text:p>16.8980708969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16.6725585008156">
                <text:p>16.6725585008156</text:p>
              </table:table-cell>
              <table:table-cell office:value-type="float" office:value="16.6615117802562">
                <text:p>16.6615117802562</text:p>
              </table:table-cell>
              <table:table-cell office:value-type="float" office:value="16.679494207761">
                <text:p>16.679494207761</text:p>
              </table:table-cell>
              <table:table-cell office:value-type="float" office:value="16.7475970622915">
                <text:p>16.7475970622915</text:p>
              </table:table-cell>
              <table:table-cell office:value-type="float" office:value="16.9084433112162">
                <text:p>16.90844331121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16.6835750896986">
                <text:p>16.6835750896986</text:p>
              </table:table-cell>
              <table:table-cell office:value-type="float" office:value="16.6741568588588">
                <text:p>16.6741568588588</text:p>
              </table:table-cell>
              <table:table-cell office:value-type="float" office:value="16.6932099872283">
                <text:p>16.6932099872283</text:p>
              </table:table-cell>
              <table:table-cell office:value-type="float" office:value="16.760989715294">
                <text:p>16.760989715294</text:p>
              </table:table-cell>
              <table:table-cell office:value-type="float" office:value="16.918473034531">
                <text:p>16.918473034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16.6945400299171">
                <text:p>16.6945400299171</text:p>
              </table:table-cell>
              <table:table-cell office:value-type="float" office:value="16.6866401530642">
                <text:p>16.6866401530642</text:p>
              </table:table-cell>
              <table:table-cell office:value-type="float" office:value="16.7066434476726">
                <text:p>16.7066434476726</text:p>
              </table:table-cell>
              <table:table-cell office:value-type="float" office:value="16.7740123474036">
                <text:p>16.7740123474036</text:p>
              </table:table-cell>
              <table:table-cell office:value-type="float" office:value="16.9281747467277">
                <text:p>16.92817474672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16.705435614455">
                <text:p>16.705435614455</text:p>
              </table:table-cell>
              <table:table-cell office:value-type="float" office:value="16.6989499397036">
                <text:p>16.6989499397036</text:p>
              </table:table-cell>
              <table:table-cell office:value-type="float" office:value="16.7197925069904">
                <text:p>16.7197925069904</text:p>
              </table:table-cell>
              <table:table-cell office:value-type="float" office:value="16.7866740075442">
                <text:p>16.7866740075442</text:p>
              </table:table-cell>
              <table:table-cell office:value-type="float" office:value="16.9375624235969">
                <text:p>16.93756242359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16.7162464836451">
                <text:p>16.7162464836451</text:p>
              </table:table-cell>
              <table:table-cell office:value-type="float" office:value="16.7110766781337">
                <text:p>16.7110766781337</text:p>
              </table:table-cell>
              <table:table-cell office:value-type="float" office:value="16.732656588785">
                <text:p>16.732656588785</text:p>
              </table:table-cell>
              <table:table-cell office:value-type="float" office:value="16.7989840559068">
                <text:p>16.7989840559068</text:p>
              </table:table-cell>
              <table:table-cell office:value-type="float" office:value="16.946649343962">
                <text:p>16.9466493439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16.7269593733855">
                <text:p>16.7269593733855</text:p>
              </table:table-cell>
              <table:table-cell office:value-type="float" office:value="16.723012730592">
                <text:p>16.723012730592</text:p>
              </table:table-cell>
              <table:table-cell office:value-type="float" office:value="16.745236374046">
                <text:p>16.745236374046</text:p>
              </table:table-cell>
              <table:table-cell office:value-type="float" office:value="16.8109520421857">
                <text:p>16.8109520421857</text:p>
              </table:table-cell>
              <table:table-cell office:value-type="float" office:value="16.9554481271956">
                <text:p>16.9554481271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16.7375628792821">
                <text:p>16.7375628792821</text:p>
              </table:table-cell>
              <table:table-cell office:value-type="float" office:value="16.7347521064331">
                <text:p>16.7347521064331</text:p>
              </table:table-cell>
              <table:table-cell office:value-type="float" office:value="16.7575335790854">
                <text:p>16.7575335790854</text:p>
              </table:table-cell>
              <table:table-cell office:value-type="float" office:value="16.8225875966436">
                <text:p>16.8225875966436</text:p>
              </table:table-cell>
              <table:table-cell office:value-type="float" office:value="16.9639707574456">
                <text:p>16.9639707574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16.7480472494153">
                <text:p>16.7480472494153</text:p>
              </table:table-cell>
              <table:table-cell office:value-type="float" office:value="16.7462902417389">
                <text:p>16.7462902417389</text:p>
              </table:table-cell>
              <table:table-cell office:value-type="float" office:value="16.7695507704161">
                <text:p>16.7695507704161</text:p>
              </table:table-cell>
              <table:table-cell office:value-type="float" office:value="16.8339003465772">
                <text:p>16.8339003465772</text:p>
              </table:table-cell>
              <table:table-cell office:value-type="float" office:value="16.9722286127074">
                <text:p>16.9722286127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16.7584042002356">
                <text:p>16.7584042002356</text:p>
              </table:table-cell>
              <table:table-cell office:value-type="float" office:value="16.7576238074721">
                <text:p>16.7576238074721</text:p>
              </table:table-cell>
              <table:table-cell office:value-type="float" office:value="16.7812912086084">
                <text:p>16.7812912086084</text:p>
              </table:table-cell>
              <table:table-cell office:value-type="float" office:value="16.8448998511162">
                <text:p>16.8448998511162</text:p>
              </table:table-cell>
              <table:table-cell office:value-type="float" office:value="16.9802324948508">
                <text:p>16.98023249485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16.7686267530222">
                <text:p>16.7686267530222</text:p>
              </table:table-cell>
              <table:table-cell office:value-type="float" office:value="16.7687505425275">
                <text:p>16.7687505425275</text:p>
              </table:table-cell>
              <table:table-cell office:value-type="float" office:value="16.7927587167223">
                <text:p>16.7927587167223</text:p>
              </table:table-cell>
              <table:table-cell office:value-type="float" office:value="16.8555955509549">
                <text:p>16.8555955509549</text:p>
              </table:table-cell>
              <table:table-cell office:value-type="float" office:value="16.9879926600158">
                <text:p>16.98799266001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16.778709086817">
                <text:p>16.778709086817</text:p>
              </table:table-cell>
              <table:table-cell office:value-type="float" office:value="16.7796691066702">
                <text:p>16.7796691066702</text:p>
              </table:table-cell>
              <table:table-cell office:value-type="float" office:value="16.8039575677006">
                <text:p>16.8039575677006</text:p>
              </table:table-cell>
              <table:table-cell office:value-type="float" office:value="16.8659967282617">
                <text:p>16.8659967282617</text:p>
              </table:table-cell>
              <table:table-cell office:value-type="float" office:value="16.9955188467693">
                <text:p>16.99551884676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16.788646408374">
                <text:p>16.788646408374</text:p>
              </table:table-cell>
              <table:table-cell office:value-type="float" office:value="16.7903789531845">
                <text:p>16.7903789531845</text:p>
              </table:table-cell>
              <table:table-cell office:value-type="float" office:value="16.8148923902509">
                <text:p>16.8148923902509</text:p>
              </table:table-cell>
              <table:table-cell office:value-type="float" office:value="16.8761124773173">
                <text:p>16.8761124773173</text:p>
              </table:table-cell>
              <table:table-cell office:value-type="float" office:value="17.0028203047719">
                <text:p>17.00282030477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16.7984348369273">
                <text:p>16.7984348369273</text:p>
              </table:table-cell>
              <table:table-cell office:value-type="float" office:value="16.8008802184089">
                <text:p>16.8008802184089</text:p>
              </table:table-cell>
              <table:table-cell office:value-type="float" office:value="16.8255680901238">
                <text:p>16.8255680901238</text:p>
              </table:table-cell>
              <table:table-cell office:value-type="float" office:value="16.8859516835862">
                <text:p>16.8859516835862</text:p>
              </table:table-cell>
              <table:table-cell office:value-type="float" office:value="17.0099058232424">
                <text:p>17.00990582324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16.8080712959132">
                <text:p>16.8080712959132</text:p>
              </table:table-cell>
              <table:table-cell office:value-type="float" office:value="16.8111736197191">
                <text:p>16.8111736197191</text:p>
              </table:table-cell>
              <table:table-cell office:value-type="float" office:value="16.8359897780112">
                <text:p>16.8359897780112</text:p>
              </table:table-cell>
              <table:table-cell office:value-type="float" office:value="16.8955230028483">
                <text:p>16.8955230028483</text:p>
              </table:table-cell>
              <table:table-cell office:value-type="float" office:value="17.0167837514959">
                <text:p>17.01678375149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16.8175534252377">
                <text:p>16.8175534252377</text:p>
              </table:table-cell>
              <table:table-cell office:value-type="float" office:value="16.8212603752915">
                <text:p>16.8212603752915</text:p>
              </table:table-cell>
              <table:table-cell office:value-type="float" office:value="16.8461627177628">
                <text:p>16.8461627177628</text:p>
              </table:table-cell>
              <table:table-cell office:value-type="float" office:value="16.9048348555786">
                <text:p>16.9048348555786</text:p>
              </table:table-cell>
              <table:table-cell office:value-type="float" office:value="17.0234620295159">
                <text:p>17.0234620295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16.8268794975395">
                <text:p>16.8268794975395</text:p>
              </table:table-cell>
              <table:table-cell office:value-type="float" office:value="16.8311421285889">
                <text:p>16.8311421285889</text:p>
              </table:table-cell>
              <table:table-cell office:value-type="float" office:value="16.8560922773764">
                <text:p>16.8560922773764</text:p>
              </table:table-cell>
              <table:table-cell office:value-type="float" office:value="16.9138954188088">
                <text:p>16.9138954188088</text:p>
              </table:table-cell>
              <table:table-cell office:value-type="float" office:value="17.0299482100795">
                <text:p>17.02994821007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16.8360483414123">
                <text:p>16.8360483414123</text:p>
              </table:table-cell>
              <table:table-cell office:value-type="float" office:value="16.8408208803211">
                <text:p>16.8408208803211</text:p>
              </table:table-cell>
              <table:table-cell office:value-type="float" office:value="16.8657838856559">
                <text:p>16.8657838856559</text:p>
              </table:table-cell>
              <table:table-cell office:value-type="float" office:value="16.9227126191257">
                <text:p>16.9227126191257</text:p>
              </table:table-cell>
              <table:table-cell office:value-type="float" office:value="17.0362494772872">
                <text:p>17.03624947728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16.8450592784851">
                <text:p>16.8450592784851</text:p>
              </table:table-cell>
              <table:table-cell office:value-type="float" office:value="16.8502989346168">
                <text:p>16.8502989346168</text:p>
              </table:table-cell>
              <table:table-cell office:value-type="float" office:value="16.875243001543">
                <text:p>16.875243001543</text:p>
              </table:table-cell>
              <table:table-cell office:value-type="float" office:value="16.9312941347338">
                <text:p>16.9312941347338</text:p>
              </table:table-cell>
              <table:table-cell office:value-type="float" office:value="17.0423726710159">
                <text:p>17.0423726710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16.8539120635686">
                <text:p>16.8539120635686</text:p>
              </table:table-cell>
              <table:table-cell office:value-type="float" office:value="16.8595788483576">
                <text:p>16.8595788483576</text:p>
              </table:table-cell>
              <table:table-cell office:value-type="float" office:value="16.8844750848441">
                <text:p>16.8844750848441</text:p>
              </table:table-cell>
              <table:table-cell office:value-type="float" office:value="16.9396473951956">
                <text:p>16.9396473951956</text:p>
              </table:table-cell>
              <table:table-cell office:value-type="float" office:value="17.0483243053355">
                <text:p>17.0483243053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16.8626068316519">
                <text:p>16.8626068316519</text:p>
              </table:table-cell>
              <table:table-cell office:value-type="float" office:value="16.8686633873618">
                <text:p>16.8686633873618</text:p>
              </table:table-cell>
              <table:table-cell office:value-type="float" office:value="16.8934855722505">
                <text:p>16.8934855722505</text:p>
              </table:table-cell>
              <table:table-cell office:value-type="float" office:value="16.9477795833811">
                <text:p>16.9477795833811</text:p>
              </table:table-cell>
              <table:table-cell office:value-type="float" office:value="17.0541105864159">
                <text:p>17.05411058641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16.8711440533751">
                <text:p>16.8711440533751</text:p>
              </table:table-cell>
              <table:table-cell office:value-type="float" office:value="16.8775554909466">
                <text:p>16.8775554909466</text:p>
              </table:table-cell>
              <table:table-cell office:value-type="float" office:value="16.9022798603245">
                <text:p>16.9022798603245</text:p>
              </table:table-cell>
              <table:table-cell office:value-type="float" office:value="16.9556976417769">
                <text:p>16.9556976417769</text:p>
              </table:table-cell>
              <table:table-cell office:value-type="float" office:value="17.059737432773">
                <text:p>17.059737432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16.8795244871012">
                <text:p>16.8795244871012</text:p>
              </table:table-cell>
              <table:table-cell office:value-type="float" office:value="16.8862582328524">
                <text:p>16.8862582328524</text:p>
              </table:table-cell>
              <table:table-cell office:value-type="float" office:value="16.9108632832131">
                <text:p>16.9108632832131</text:p>
              </table:table-cell>
              <table:table-cell office:value-type="float" office:value="16.9634082705856">
                <text:p>16.9634082705856</text:p>
              </table:table-cell>
              <table:table-cell office:value-type="float" office:value="17.0652104842222">
                <text:p>17.06521048422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16.8877491461609">
                <text:p>16.8877491461609</text:p>
              </table:table-cell>
              <table:table-cell office:value-type="float" office:value="16.8947747971471">
                <text:p>16.8947747971471</text:p>
              </table:table-cell>
              <table:table-cell office:value-type="float" office:value="16.9192411043216">
                <text:p>16.9192411043216</text:p>
              </table:table-cell>
              <table:table-cell office:value-type="float" office:value="16.9709179381952">
                <text:p>16.9709179381952</text:p>
              </table:table-cell>
              <table:table-cell office:value-type="float" office:value="17.0705351227852">
                <text:p>17.0705351227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16.8958192692527">
                <text:p>16.8958192692527</text:p>
              </table:table-cell>
              <table:table-cell office:value-type="float" office:value="16.9031084569685">
                <text:p>16.9031084569685</text:p>
              </table:table-cell>
              <table:table-cell office:value-type="float" office:value="16.9274185095691">
                <text:p>16.9274185095691</text:p>
              </table:table-cell>
              <table:table-cell office:value-type="float" office:value="16.9782328912403">
                <text:p>16.9782328912403</text:p>
              </table:table-cell>
              <table:table-cell office:value-type="float" office:value="17.0757164916396">
                <text:p>17.0757164916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16.9037362817269">
                <text:p>16.9037362817269</text:p>
              </table:table-cell>
              <table:table-cell office:value-type="float" office:value="16.9112625437782">
                <text:p>16.9112625437782</text:p>
              </table:table-cell>
              <table:table-cell office:value-type="float" office:value="16.935400589677">
                <text:p>16.935400589677</text:p>
              </table:table-cell>
              <table:table-cell office:value-type="float" office:value="16.9853591512314">
                <text:p>16.9853591512314</text:p>
              </table:table-cell>
              <table:table-cell office:value-type="float" office:value="17.0807594976987">
                <text:p>17.0807594976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16.9115017741283">
                <text:p>16.9115017741283</text:p>
              </table:table-cell>
              <table:table-cell office:value-type="float" office:value="16.9192404335856">
                <text:p>16.9192404335856</text:p>
              </table:table-cell>
              <table:table-cell office:value-type="float" office:value="16.9431923387469">
                <text:p>16.9431923387469</text:p>
              </table:table-cell>
              <table:table-cell office:value-type="float" office:value="16.9923025267294">
                <text:p>16.9923025267294</text:p>
              </table:table-cell>
              <table:table-cell office:value-type="float" office:value="17.0856688304496">
                <text:p>17.08566883044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16.9191174794334">
                <text:p>16.9191174794334</text:p>
              </table:table-cell>
              <table:table-cell office:value-type="float" office:value="16.9270455314837">
                <text:p>16.9270455314837</text:p>
              </table:table-cell>
              <table:table-cell office:value-type="float" office:value="16.9507986500575">
                <text:p>16.9507986500575</text:p>
              </table:table-cell>
              <table:table-cell office:value-type="float" office:value="16.9990686211249">
                <text:p>16.9990686211249</text:p>
              </table:table-cell>
              <table:table-cell office:value-type="float" office:value="17.0904489749368">
                <text:p>17.09044897493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16.9265852493441">
                <text:p>16.9265852493441</text:p>
              </table:table-cell>
              <table:table-cell office:value-type="float" office:value="16.9346812548745">
                <text:p>16.9346812548745</text:p>
              </table:table-cell>
              <table:table-cell office:value-type="float" office:value="16.9582243095559">
                <text:p>16.9582243095559</text:p>
              </table:table-cell>
              <table:table-cell office:value-type="float" office:value="17.0056628366773">
                <text:p>17.0056628366773</text:p>
              </table:table-cell>
              <table:table-cell office:value-type="float" office:value="17.0951042197152">
                <text:p>17.09510421971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16.933907036768">
                <text:p>16.933907036768</text:p>
              </table:table-cell>
              <table:table-cell office:value-type="float" office:value="16.9421510225272">
                <text:p>16.9421510225272</text:p>
              </table:table-cell>
              <table:table-cell office:value-type="float" office:value="16.9654739944508">
                <text:p>16.9654739944508</text:p>
              </table:table-cell>
              <table:table-cell office:value-type="float" office:value="17.0120903827842">
                <text:p>17.0120903827842</text:p>
              </table:table-cell>
              <table:table-cell office:value-type="float" office:value="17.0996386688622">
                <text:p>17.0996386688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16.9410848766694">
                <text:p>16.9410848766694</text:p>
              </table:table-cell>
              <table:table-cell office:value-type="float" office:value="16.9494582416493">
                <text:p>16.9494582416493</text:p>
              </table:table-cell>
              <table:table-cell office:value-type="float" office:value="16.9725522689541">
                <text:p>16.9725522689541</text:p>
              </table:table-cell>
              <table:table-cell office:value-type="float" office:value="17.018356280201">
                <text:p>17.018356280201</text:p>
              </table:table-cell>
              <table:table-cell office:value-type="float" office:value="17.1040562488254">
                <text:p>17.10405624882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16.9481208777761">
                <text:p>16.9481208777761</text:p>
              </table:table-cell>
              <table:table-cell office:value-type="float" office:value="16.9566063054665">
                <text:p>16.9566063054665</text:p>
              </table:table-cell>
              <table:table-cell office:value-type="float" office:value="16.9794635900561">
                <text:p>16.9794635900561</text:p>
              </table:table-cell>
              <table:table-cell office:value-type="float" office:value="17.0244653749578">
                <text:p>17.0244653749578</text:p>
              </table:table-cell>
              <table:table-cell office:value-type="float" office:value="17.1083607257444">
                <text:p>17.1083607257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16.9550172015236">
                <text:p>16.9550172015236</text:p>
              </table:table-cell>
              <table:table-cell office:value-type="float" office:value="16.9635985776986">
                <text:p>16.9635985776986</text:p>
              </table:table-cell>
              <table:table-cell office:value-type="float" office:value="16.9862122991792">
                <text:p>16.9862122991792</text:p>
              </table:table-cell>
              <table:table-cell office:value-type="float" office:value="17.0304223365094">
                <text:p>17.0304223365094</text:p>
              </table:table-cell>
              <table:table-cell office:value-type="float" office:value="17.1125557045027">
                <text:p>17.11255570450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16.9617760544028">
                <text:p>16.9617760544028</text:p>
              </table:table-cell>
              <table:table-cell office:value-type="float" office:value="16.970438390118">
                <text:p>16.970438390118</text:p>
              </table:table-cell>
              <table:table-cell office:value-type="float" office:value="16.9928026266218">
                <text:p>16.9928026266218</text:p>
              </table:table-cell>
              <table:table-cell office:value-type="float" office:value="17.0362316686876">
                <text:p>17.0362316686876</text:p>
              </table:table-cell>
              <table:table-cell office:value-type="float" office:value="17.1166446419047">
                <text:p>17.1166446419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16.9683996744373">
                <text:p>16.9683996744373</text:p>
              </table:table-cell>
              <table:table-cell office:value-type="float" office:value="16.9771290339284">
                <text:p>16.9771290339284</text:p>
              </table:table-cell>
              <table:table-cell office:value-type="float" office:value="16.9992386890918">
                <text:p>16.9992386890918</text:p>
              </table:table-cell>
              <table:table-cell office:value-type="float" office:value="17.0418977126814">
                <text:p>17.0418977126814</text:p>
              </table:table-cell>
              <table:table-cell office:value-type="float" office:value="17.1206308505093">
                <text:p>17.12063085050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16.9748903294287">
                <text:p>16.9748903294287</text:p>
              </table:table-cell>
              <table:table-cell office:value-type="float" office:value="16.9836737625973">
                <text:p>16.9836737625973</text:p>
              </table:table-cell>
              <table:table-cell office:value-type="float" office:value="17.0055244984548">
                <text:p>17.0055244984548</text:p>
              </table:table-cell>
              <table:table-cell office:value-type="float" office:value="17.0474246613214">
                <text:p>17.0474246613214</text:p>
              </table:table-cell>
              <table:table-cell office:value-type="float" office:value="17.1245175150824">
                <text:p>17.12451751508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16.9812502975646">
                <text:p>16.9812502975646</text:p>
              </table:table-cell>
              <table:table-cell office:value-type="float" office:value="16.9900757767984">
                <text:p>16.9900757767984</text:p>
              </table:table-cell>
              <table:table-cell office:value-type="float" office:value="17.0116639516662">
                <text:p>17.0116639516662</text:p>
              </table:table-cell>
              <table:table-cell office:value-type="float" office:value="17.0528165528885">
                <text:p>17.0528165528885</text:p>
              </table:table-cell>
              <table:table-cell office:value-type="float" office:value="17.1283076855006">
                <text:p>17.1283076855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16.9874818702052">
                <text:p>16.9874818702052</text:p>
              </table:table-cell>
              <table:table-cell office:value-type="float" office:value="16.9963382312266">
                <text:p>16.9963382312266</text:p>
              </table:table-cell>
              <table:table-cell office:value-type="float" office:value="17.0176608426783">
                <text:p>17.0176608426783</text:p>
              </table:table-cell>
              <table:table-cell office:value-type="float" office:value="17.0580772877603">
                <text:p>17.0580772877603</text:p>
              </table:table-cell>
              <table:table-cell office:value-type="float" office:value="17.132004295515">
                <text:p>17.1320042955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16.9935873390636">
                <text:p>16.9935873390636</text:p>
              </table:table-cell>
              <table:table-cell office:value-type="float" office:value="17.0024642255846">
                <text:p>17.0024642255846</text:p>
              </table:table-cell>
              <table:table-cell office:value-type="float" office:value="17.0235188577232">
                <text:p>17.0235188577232</text:p>
              </table:table-cell>
              <table:table-cell office:value-type="float" office:value="17.0632106270036">
                <text:p>17.0632106270036</text:p>
              </table:table-cell>
              <table:table-cell office:value-type="float" office:value="17.1356101607676">
                <text:p>17.13561016076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16.9995689955969">
                <text:p>16.9995689955969</text:p>
              </table:table-cell>
              <table:table-cell office:value-type="float" office:value="17.0084568075103">
                <text:p>17.0084568075103</text:p>
              </table:table-cell>
              <table:table-cell office:value-type="float" office:value="17.029241582462">
                <text:p>17.029241582462</text:p>
              </table:table-cell>
              <table:table-cell office:value-type="float" office:value="17.0682202031871">
                <text:p>17.0682202031871</text:p>
              </table:table-cell>
              <table:table-cell office:value-type="float" office:value="17.1391279906579">
                <text:p>17.13912799065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17.0054291198204">
                <text:p>17.0054291198204</text:p>
              </table:table-cell>
              <table:table-cell office:value-type="float" office:value="17.0143189647375">
                <text:p>17.0143189647375</text:p>
              </table:table-cell>
              <table:table-cell office:value-type="float" office:value="17.0348324977655">
                <text:p>17.0348324977655</text:p>
              </table:table-cell>
              <table:table-cell office:value-type="float" office:value="17.0731095187814">
                <text:p>17.0731095187814</text:p>
              </table:table-cell>
              <table:table-cell office:value-type="float" office:value="17.1425603858797">
                <text:p>17.14256038587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17.0111699799145">
                <text:p>17.0111699799145</text:p>
              </table:table-cell>
              <table:table-cell office:value-type="float" office:value="17.0200536278022">
                <text:p>17.0200536278022</text:p>
              </table:table-cell>
              <table:table-cell office:value-type="float" office:value="17.0402949859874">
                <text:p>17.0402949859874</text:p>
              </table:table-cell>
              <table:table-cell office:value-type="float" office:value="17.0778819554052">
                <text:p>17.0778819554052</text:p>
              </table:table-cell>
              <table:table-cell office:value-type="float" office:value="17.1459098483142">
                <text:p>17.1459098483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17.0167938307624">
                <text:p>17.0167938307624</text:p>
              </table:table-cell>
              <table:table-cell office:value-type="float" office:value="17.0256636714787">
                <text:p>17.0256636714787</text:p>
              </table:table-cell>
              <table:table-cell office:value-type="float" office:value="17.0456323356534">
                <text:p>17.0456323356534</text:p>
              </table:table-cell>
              <table:table-cell office:value-type="float" office:value="17.0825407811241">
                <text:p>17.0825407811241</text:p>
              </table:table-cell>
              <table:table-cell office:value-type="float" office:value="17.1491787886606">
                <text:p>17.14917878866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17.022302904678">
                <text:p>17.022302904678</text:p>
              </table:table-cell>
              <table:table-cell office:value-type="float" office:value="17.0311519082569">
                <text:p>17.0311519082569</text:p>
              </table:table-cell>
              <table:table-cell office:value-type="float" office:value="17.0508477377369">
                <text:p>17.0508477377369</text:p>
              </table:table-cell>
              <table:table-cell office:value-type="float" office:value="17.0870891485561">
                <text:p>17.0870891485561</text:p>
              </table:table-cell>
              <table:table-cell office:value-type="float" office:value="17.1523695234072">
                <text:p>17.1523695234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17.0276994134601">
                <text:p>17.0276994134601</text:p>
              </table:table-cell>
              <table:table-cell office:value-type="float" office:value="17.0365210929204">
                <text:p>17.0365210929204</text:p>
              </table:table-cell>
              <table:table-cell office:value-type="float" office:value="17.0559442930675">
                <text:p>17.0559442930675</text:p>
              </table:table-cell>
              <table:table-cell office:value-type="float" office:value="17.0915301046019">
                <text:p>17.0915301046019</text:p>
              </table:table-cell>
              <table:table-cell office:value-type="float" office:value="17.1554842851697">
                <text:p>17.15548428516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17.0329855447443">
                <text:p>17.0329855447443</text:p>
              </table:table-cell>
              <table:table-cell office:value-type="float" office:value="17.0417739212813">
                <text:p>17.0417739212813</text:p>
              </table:table-cell>
              <table:table-cell office:value-type="float" office:value="17.0609250135361">
                <text:p>17.0609250135361</text:p>
              </table:table-cell>
              <table:table-cell office:value-type="float" office:value="17.0958665933831">
                <text:p>17.0958665933831</text:p>
              </table:table-cell>
              <table:table-cell office:value-type="float" office:value="17.1585252251792">
                <text:p>17.15852522517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17.0381634586078">
                <text:p>17.0381634586078</text:p>
              </table:table-cell>
              <table:table-cell office:value-type="float" office:value="17.0469130290194">
                <text:p>17.0469130290194</text:p>
              </table:table-cell>
              <table:table-cell office:value-type="float" office:value="17.065792823206">
                <text:p>17.065792823206</text:p>
              </table:table-cell>
              <table:table-cell office:value-type="float" office:value="17.1001014589005">
                <text:p>17.1001014589005</text:p>
              </table:table-cell>
              <table:table-cell office:value-type="float" office:value="17.1614944154145">
                <text:p>17.1614944154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17.0432352860883">
                <text:p>17.0432352860883</text:p>
              </table:table-cell>
              <table:table-cell office:value-type="float" office:value="17.0519409922788">
                <text:p>17.0519409922788</text:p>
              </table:table-cell>
              <table:table-cell office:value-type="float" office:value="17.0705505610413">
                <text:p>17.0705505610413</text:p>
              </table:table-cell>
              <table:table-cell office:value-type="float" office:value="17.1042374492572">
                <text:p>17.1042374492572</text:p>
              </table:table-cell>
              <table:table-cell office:value-type="float" office:value="17.164393852532">
                <text:p>17.1643938525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17.0482031266388">
                <text:p>17.0482031266388</text:p>
              </table:table-cell>
              <table:table-cell office:value-type="float" office:value="17.0568603270769">
                <text:p>17.0568603270769</text:p>
              </table:table-cell>
              <table:table-cell office:value-type="float" office:value="17.0752009822505">
                <text:p>17.0752009822505</text:p>
              </table:table-cell>
              <table:table-cell office:value-type="float" office:value="17.1082772192619">
                <text:p>17.1082772192619</text:p>
              </table:table-cell>
              <table:table-cell office:value-type="float" office:value="17.1672254599083">
                <text:p>17.16722545990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17.0530690514489">
                <text:p>17.0530690514489</text:p>
              </table:table-cell>
              <table:table-cell office:value-type="float" office:value="17.0616734944098">
                <text:p>17.0616734944098</text:p>
              </table:table-cell>
              <table:table-cell office:value-type="float" office:value="17.0797467653076">
                <text:p>17.0797467653076</text:p>
              </table:table-cell>
              <table:table-cell office:value-type="float" office:value="17.1122233389669">
                <text:p>17.1122233389669</text:p>
              </table:table-cell>
              <table:table-cell office:value-type="float" office:value="17.169991096605">
                <text:p>17.1699910966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17.0578350975974">
                <text:p>17.0578350975974</text:p>
              </table:table-cell>
              <table:table-cell office:value-type="float" office:value="17.0663828961377">
                <text:p>17.0663828961377</text:p>
              </table:table-cell>
              <table:table-cell office:value-type="float" office:value="17.0841905093913">
                <text:p>17.0841905093913</text:p>
              </table:table-cell>
              <table:table-cell office:value-type="float" office:value="17.1160782918659">
                <text:p>17.1160782918659</text:p>
              </table:table-cell>
              <table:table-cell office:value-type="float" office:value="17.1726925543004">
                <text:p>17.1726925543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17.0625032709948">
                <text:p>17.0625032709948</text:p>
              </table:table-cell>
              <table:table-cell office:value-type="float" office:value="17.0709908794874">
                <text:p>17.0709908794874</text:p>
              </table:table-cell>
              <table:table-cell office:value-type="float" office:value="17.0885347405163">
                <text:p>17.0885347405163</text:p>
              </table:table-cell>
              <table:table-cell office:value-type="float" office:value="17.1198444822677">
                <text:p>17.1198444822677</text:p>
              </table:table-cell>
              <table:table-cell office:value-type="float" office:value="17.1753315649242">
                <text:p>17.17533156492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17.0670755386998">
                <text:p>17.0670755386998</text:p>
              </table:table-cell>
              <table:table-cell office:value-type="float" office:value="17.0754997309103">
                <text:p>17.0754997309103</text:p>
              </table:table-cell>
              <table:table-cell office:value-type="float" office:value="17.0927819066483">
                <text:p>17.0927819066483</text:p>
              </table:table-cell>
              <table:table-cell office:value-type="float" office:value="17.1235242308053">
                <text:p>17.1235242308053</text:p>
              </table:table-cell>
              <table:table-cell office:value-type="float" office:value="17.1779097944313">
                <text:p>17.1779097944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17.0715538379186">
                <text:p>17.0715538379186</text:p>
              </table:table-cell>
              <table:table-cell office:value-type="float" office:value="17.0799116863937">
                <text:p>17.0799116863937</text:p>
              </table:table-cell>
              <table:table-cell office:value-type="float" office:value="17.0969343895518">
                <text:p>17.0969343895518</text:p>
              </table:table-cell>
              <table:table-cell office:value-type="float" office:value="17.1271197877473">
                <text:p>17.1271197877473</text:p>
              </table:table-cell>
              <table:table-cell office:value-type="float" office:value="17.1804288574311">
                <text:p>17.18042885743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17.0759400694926">
                <text:p>17.0759400694926</text:p>
              </table:table-cell>
              <table:table-cell office:value-type="float" office:value="17.0842289262961">
                <text:p>17.0842289262961</text:p>
              </table:table-cell>
              <table:table-cell office:value-type="float" office:value="17.1009945006949">
                <text:p>17.1009945006949</text:p>
              </table:table-cell>
              <table:table-cell office:value-type="float" office:value="17.1306333291938">
                <text:p>17.1306333291938</text:p>
              </table:table-cell>
              <table:table-cell office:value-type="float" office:value="17.1828903117998">
                <text:p>17.1828903117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17.0802360987142">
                <text:p>17.0802360987142</text:p>
              </table:table-cell>
              <table:table-cell office:value-type="float" office:value="17.0884535773698">
                <text:p>17.0884535773698</text:p>
              </table:table-cell>
              <table:table-cell office:value-type="float" office:value="17.1049644844177">
                <text:p>17.1049644844177</text:p>
              </table:table-cell>
              <table:table-cell office:value-type="float" office:value="17.1340669609672">
                <text:p>17.1340669609672</text:p>
              </table:table-cell>
              <table:table-cell office:value-type="float" office:value="17.1852956623155">
                <text:p>17.18529566231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17.0844437560893">
                <text:p>17.0844437560893</text:p>
              </table:table-cell>
              <table:table-cell office:value-type="float" office:value="17.0925877146508">
                <text:p>17.0925877146508</text:p>
              </table:table-cell>
              <table:table-cell office:value-type="float" office:value="17.1088465208803">
                <text:p>17.1088465208803</text:p>
              </table:table-cell>
              <table:table-cell office:value-type="float" office:value="17.1374227222096">
                <text:p>17.1374227222096</text:p>
              </table:table-cell>
              <table:table-cell office:value-type="float" office:value="17.1876463639796">
                <text:p>17.1876463639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17.0885648383785">
                <text:p>17.0885648383785</text:p>
              </table:table-cell>
              <table:table-cell office:value-type="float" office:value="17.0966333635512">
                <text:p>17.0966333635512</text:p>
              </table:table-cell>
              <table:table-cell office:value-type="float" office:value="17.1126427291388">
                <text:p>17.1126427291388</text:p>
              </table:table-cell>
              <table:table-cell office:value-type="float" office:value="17.1407025890662">
                <text:p>17.1407025890662</text:p>
              </table:table-cell>
              <table:table-cell office:value-type="float" office:value="17.189943825472">
                <text:p>17.1899438254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17.092601103681">
                <text:p>17.092601103681</text:p>
              </table:table-cell>
              <table:table-cell office:value-type="float" office:value="17.1005924959864">
                <text:p>17.1005924959864</text:p>
              </table:table-cell>
              <table:table-cell office:value-type="float" office:value="17.116355164044">
                <text:p>17.116355164044</text:p>
              </table:table-cell>
              <table:table-cell office:value-type="float" office:value="17.1439084716953">
                <text:p>17.1439084716953</text:p>
              </table:table-cell>
              <table:table-cell office:value-type="float" office:value="17.1921894047429">
                <text:p>17.19218940474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17.0965542773439">
                <text:p>17.0965542773439</text:p>
              </table:table-cell>
              <table:table-cell office:value-type="float" office:value="17.1044670371576">
                <text:p>17.1044670371576</text:p>
              </table:table-cell>
              <table:table-cell office:value-type="float" office:value="17.1199858239787">
                <text:p>17.1199858239787</text:p>
              </table:table-cell>
              <table:table-cell office:value-type="float" office:value="17.1470422228543">
                <text:p>17.1470422228543</text:p>
              </table:table-cell>
              <table:table-cell office:value-type="float" office:value="17.1943844182977">
                <text:p>17.19438441829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17.1004260497192">
                <text:p>17.1004260497192</text:p>
              </table:table-cell>
              <table:table-cell office:value-type="float" office:value="17.1082588642024">
                <text:p>17.1082588642024</text:p>
              </table:table-cell>
              <table:table-cell office:value-type="float" office:value="17.1235366502115">
                <text:p>17.1235366502115</text:p>
              </table:table-cell>
              <table:table-cell office:value-type="float" office:value="17.1501056374599">
                <text:p>17.1501056374599</text:p>
              </table:table-cell>
              <table:table-cell office:value-type="float" office:value="17.1965301398551">
                <text:p>17.19653013985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17.1042180770859">
                <text:p>17.1042180770859</text:p>
              </table:table-cell>
              <table:table-cell office:value-type="float" office:value="17.1119698079242">
                <text:p>17.1119698079242</text:p>
              </table:table-cell>
              <table:table-cell office:value-type="float" office:value="17.1270095293443">
                <text:p>17.1270095293443</text:p>
              </table:table-cell>
              <table:table-cell office:value-type="float" office:value="17.1531004554307">
                <text:p>17.1531004554307</text:p>
              </table:table-cell>
              <table:table-cell office:value-type="float" office:value="17.1986278029043">
                <text:p>17.1986278029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17.1079319804115">
                <text:p>17.1079319804115</text:p>
              </table:table-cell>
              <table:table-cell office:value-type="float" office:value="17.1156016523344">
                <text:p>17.1156016523344</text:p>
              </table:table-cell>
              <table:table-cell office:value-type="float" office:value="17.1304062934698">
                <text:p>17.1304062934698</text:p>
              </table:table-cell>
              <table:table-cell office:value-type="float" office:value="17.1560283620373">
                <text:p>17.1560283620373</text:p>
              </table:table-cell>
              <table:table-cell office:value-type="float" office:value="17.2006786003256">
                <text:p>17.2006786003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17.1115693451423">
                <text:p>17.1115693451423</text:p>
              </table:table-cell>
              <table:table-cell office:value-type="float" office:value="17.1191561351643">
                <text:p>17.1191561351643</text:p>
              </table:table-cell>
              <table:table-cell office:value-type="float" office:value="17.1337287212727">
                <text:p>17.1337287212727</text:p>
              </table:table-cell>
              <table:table-cell office:value-type="float" office:value="17.1588909892349">
                <text:p>17.1588909892349</text:p>
              </table:table-cell>
              <table:table-cell office:value-type="float" office:value="17.2026836851929">
                <text:p>17.2026836851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17.1151317274981">
                <text:p>17.1151317274981</text:p>
              </table:table-cell>
              <table:table-cell office:value-type="float" office:value="17.1226349547582">
                <text:p>17.1226349547582</text:p>
              </table:table-cell>
              <table:table-cell office:value-type="float" office:value="17.1369785456201">
                <text:p>17.1369785456201</text:p>
              </table:table-cell>
              <table:table-cell office:value-type="float" office:value="17.161689923951">
                <text:p>17.161689923951</text:p>
              </table:table-cell>
              <table:table-cell office:value-type="float" office:value="17.204644179899">
                <text:p>17.204644179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17.1186206462519">
                <text:p>17.1186206462519</text:p>
              </table:table-cell>
              <table:table-cell office:value-type="float" office:value="17.1260397625828">
                <text:p>17.1260397625828</text:p>
              </table:table-cell>
              <table:table-cell office:value-type="float" office:value="17.1401574463852">
                <text:p>17.1401574463852</text:p>
              </table:table-cell>
              <table:table-cell office:value-type="float" office:value="17.164426700473">
                <text:p>17.164426700473</text:p>
              </table:table-cell>
              <table:table-cell office:value-type="float" office:value="17.2065611663562">
                <text:p>17.20656116635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17.1220375888511">
                <text:p>17.1220375888511</text:p>
              </table:table-cell>
              <table:table-cell office:value-type="float" office:value="17.1293721698674">
                <text:p>17.1293721698674</text:p>
              </table:table-cell>
              <table:table-cell office:value-type="float" office:value="17.1432670577009">
                <text:p>17.1432670577009</text:p>
              </table:table-cell>
              <table:table-cell office:value-type="float" office:value="17.1671028083281">
                <text:p>17.1671028083281</text:p>
              </table:table-cell>
              <table:table-cell office:value-type="float" office:value="17.2084356946776">
                <text:p>17.2084356946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17.1253840120156">
                <text:p>17.1253840120156</text:p>
              </table:table-cell>
              <table:table-cell office:value-type="float" office:value="17.1326337487492">
                <text:p>17.1326337487492</text:p>
              </table:table-cell>
              <table:table-cell office:value-type="float" office:value="17.1463089695513">
                <text:p>17.1463089695513</text:p>
              </table:table-cell>
              <table:table-cell office:value-type="float" office:value="17.1697196940639">
                <text:p>17.1697196940639</text:p>
              </table:table-cell>
              <table:table-cell office:value-type="float" office:value="17.2102687846321">
                <text:p>17.21026878463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17.1286613372617">
                <text:p>17.1286613372617</text:p>
              </table:table-cell>
              <table:table-cell office:value-type="float" office:value="17.1358260283768">
                <text:p>17.1358260283768</text:p>
              </table:table-cell>
              <table:table-cell office:value-type="float" office:value="17.1492847241718">
                <text:p>17.1492847241718</text:p>
              </table:table-cell>
              <table:table-cell office:value-type="float" office:value="17.1722787574148">
                <text:p>17.1722787574148</text:p>
              </table:table-cell>
              <table:table-cell office:value-type="float" office:value="17.21206142038">
                <text:p>17.212061420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17.1318709586896">
                <text:p>17.1318709586896</text:p>
              </table:table-cell>
              <table:table-cell office:value-type="float" office:value="17.1389505030859">
                <text:p>17.1389505030859</text:p>
              </table:table-cell>
              <table:table-cell office:value-type="float" office:value="17.1521958247765">
                <text:p>17.1521958247765</text:p>
              </table:table-cell>
              <table:table-cell office:value-type="float" office:value="17.1747813607356">
                <text:p>17.1747813607356</text:p>
              </table:table-cell>
              <table:table-cell office:value-type="float" office:value="17.2138145611323">
                <text:p>17.21381456113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17.1350142381273">
                <text:p>17.1350142381273</text:p>
              </table:table-cell>
              <table:table-cell office:value-type="float" office:value="17.1420086280661">
                <text:p>17.1420086280661</text:p>
              </table:table-cell>
              <table:table-cell office:value-type="float" office:value="17.1550437314543">
                <text:p>17.1550437314543</text:p>
              </table:table-cell>
              <table:table-cell office:value-type="float" office:value="17.1772288245976">
                <text:p>17.1772288245976</text:p>
              </table:table-cell>
              <table:table-cell office:value-type="float" office:value="17.2155291352482">
                <text:p>17.21552913524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17.1380925056305">
                <text:p>17.1380925056305</text:p>
              </table:table-cell>
              <table:table-cell office:value-type="float" office:value="17.1450018202882">
                <text:p>17.1450018202882</text:p>
              </table:table-cell>
              <table:table-cell office:value-type="float" office:value="17.1578298624229">
                <text:p>17.1578298624229</text:p>
              </table:table-cell>
              <table:table-cell office:value-type="float" office:value="17.1796224291434">
                <text:p>17.1796224291434</text:p>
              </table:table-cell>
              <table:table-cell office:value-type="float" office:value="17.2172060412406">
                <text:p>17.21720604124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17.1411070632783">
                <text:p>17.1411070632783</text:p>
              </table:table-cell>
              <table:table-cell office:value-type="float" office:value="17.1479314626532">
                <text:p>17.1479314626532</text:p>
              </table:table-cell>
              <table:table-cell office:value-type="float" office:value="17.1605555985593">
                <text:p>17.1605555985593</text:p>
              </table:table-cell>
              <table:table-cell office:value-type="float" office:value="17.1819634189679">
                <text:p>17.1819634189679</text:p>
              </table:table-cell>
              <table:table-cell office:value-type="float" office:value="17.2188461530609">
                <text:p>17.2188461530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17.1440591816518">
                <text:p>17.1440591816518</text:p>
              </table:table-cell>
              <table:table-cell office:value-type="float" office:value="17.1507989009024">
                <text:p>17.1507989009024</text:p>
              </table:table-cell>
              <table:table-cell office:value-type="float" office:value="17.1632222804976">
                <text:p>17.1632222804976</text:p>
              </table:table-cell>
              <table:table-cell office:value-type="float" office:value="17.1842529999706">
                <text:p>17.1842529999706</text:p>
              </table:table-cell>
              <table:table-cell office:value-type="float" office:value="17.2204503157293">
                <text:p>17.22045031572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17.146950106983">
                <text:p>17.146950106983</text:p>
              </table:table-cell>
              <table:table-cell office:value-type="float" office:value="17.1536054510204">
                <text:p>17.1536054510204</text:p>
              </table:table-cell>
              <table:table-cell office:value-type="float" office:value="17.1658312164485">
                <text:p>17.1658312164485</text:p>
              </table:table-cell>
              <table:table-cell office:value-type="float" office:value="17.1864923477775">
                <text:p>17.1864923477775</text:p>
              </table:table-cell>
              <table:table-cell office:value-type="float" office:value="17.2220193549552">
                <text:p>17.22201935495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17.1497810531716">
                <text:p>17.1497810531716</text:p>
              </table:table-cell>
              <table:table-cell office:value-type="float" office:value="17.1563523917069">
                <text:p>17.1563523917069</text:p>
              </table:table-cell>
              <table:table-cell office:value-type="float" office:value="17.1683836747146">
                <text:p>17.1683836747146</text:p>
              </table:table-cell>
              <table:table-cell office:value-type="float" office:value="17.188682599625">
                <text:p>17.188682599625</text:p>
              </table:table-cell>
              <table:table-cell office:value-type="float" office:value="17.2235540667891">
                <text:p>17.22355406678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17.1525532088724">
                <text:p>17.1525532088724</text:p>
              </table:table-cell>
              <table:table-cell office:value-type="float" office:value="17.1590409716759">
                <text:p>17.1590409716759</text:p>
              </table:table-cell>
              <table:table-cell office:value-type="float" office:value="17.1708808913687">
                <text:p>17.1708808913687</text:p>
              </table:table-cell>
              <table:table-cell office:value-type="float" office:value="17.1908248626181">
                <text:p>17.1908248626181</text:p>
              </table:table-cell>
              <table:table-cell office:value-type="float" office:value="17.225055227089">
                <text:p>17.225055227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17.1552677331311">
                <text:p>17.1552677331311</text:p>
              </table:table-cell>
              <table:table-cell office:value-type="float" office:value="17.1616724056573">
                <text:p>17.1616724056573</text:p>
              </table:table-cell>
              <table:table-cell office:value-type="float" office:value="17.1733240663495">
                <text:p>17.1733240663495</text:p>
              </table:table-cell>
              <table:table-cell office:value-type="float" office:value="17.1929202094651">
                <text:p>17.1929202094651</text:p>
              </table:table-cell>
              <table:table-cell office:value-type="float" office:value="17.226523585846">
                <text:p>17.2265235858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17.1579257629646">
                <text:p>17.1579257629646</text:p>
              </table:table-cell>
              <table:table-cell office:value-type="float" office:value="17.1642478821385">
                <text:p>17.1642478821385</text:p>
              </table:table-cell>
              <table:table-cell office:value-type="float" office:value="17.1757143715631">
                <text:p>17.1757143715631</text:p>
              </table:table-cell>
              <table:table-cell office:value-type="float" office:value="17.1949696871961">
                <text:p>17.1949696871961</text:p>
              </table:table-cell>
              <table:table-cell office:value-type="float" office:value="17.2279598772845">
                <text:p>17.22795987728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17.1605284040562">
                <text:p>17.1605284040562</text:p>
              </table:table-cell>
              <table:table-cell office:value-type="float" office:value="17.1667685544717">
                <text:p>17.1667685544717</text:p>
              </table:table-cell>
              <table:table-cell office:value-type="float" office:value="17.1780529419387">
                <text:p>17.1780529419387</text:p>
              </table:table-cell>
              <table:table-cell office:value-type="float" office:value="17.1969743074285">
                <text:p>17.1969743074285</text:p>
              </table:table-cell>
              <table:table-cell office:value-type="float" office:value="17.2293648075568">
                <text:p>17.22936480755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17.1630767412436">
                <text:p>17.1630767412436</text:p>
              </table:table-cell>
              <table:table-cell office:value-type="float" office:value="17.1692355514431">
                <text:p>17.1692355514431</text:p>
              </table:table-cell>
              <table:table-cell office:value-type="float" office:value="17.1803408863998">
                <text:p>17.1803408863998</text:p>
              </table:table-cell>
              <table:table-cell office:value-type="float" office:value="17.1989350581892">
                <text:p>17.1989350581892</text:p>
              </table:table-cell>
              <table:table-cell office:value-type="float" office:value="17.2307390686675">
                <text:p>17.23073906866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17.1655718304343">
                <text:p>17.1655718304343</text:p>
              </table:table-cell>
              <table:table-cell office:value-type="float" office:value="17.1716499695538">
                <text:p>17.1716499695538</text:p>
              </table:table-cell>
              <table:table-cell office:value-type="float" office:value="17.1825792800976">
                <text:p>17.1825792800976</text:p>
              </table:table-cell>
              <table:table-cell office:value-type="float" office:value="17.2008528954418">
                <text:p>17.2008528954418</text:p>
              </table:table-cell>
              <table:table-cell office:value-type="float" office:value="17.2320833277092">
                <text:p>17.23208332770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17.1680147063421">
                <text:p>17.1680147063421</text:p>
              </table:table-cell>
              <table:table-cell office:value-type="float" office:value="17.1740128808499">
                <text:p>17.1740128808499</text:p>
              </table:table-cell>
              <table:table-cell office:value-type="float" office:value="17.1847691725545">
                <text:p>17.1847691725545</text:p>
              </table:table-cell>
              <table:table-cell office:value-type="float" office:value="17.2027287518495">
                <text:p>17.2027287518495</text:p>
              </table:table-cell>
              <table:table-cell office:value-type="float" office:value="17.2333982371214">
                <text:p>17.2333982371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17.1704063787717">
                <text:p>17.1704063787717</text:p>
              </table:table-cell>
              <table:table-cell office:value-type="float" office:value="17.1763253294762">
                <text:p>17.1763253294762</text:p>
              </table:table-cell>
              <table:table-cell office:value-type="float" office:value="17.1869115842525">
                <text:p>17.1869115842525</text:p>
              </table:table-cell>
              <table:table-cell office:value-type="float" office:value="17.2045635330136">
                <text:p>17.2045635330136</text:p>
              </table:table-cell>
              <table:table-cell office:value-type="float" office:value="17.2346844296896">
                <text:p>17.23468442968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17.1727478326056">
                <text:p>17.1727478326056</text:p>
              </table:table-cell>
              <table:table-cell office:value-type="float" office:value="17.1785883318605">
                <text:p>17.1785883318605</text:p>
              </table:table-cell>
              <table:table-cell office:value-type="float" office:value="17.1890075069285">
                <text:p>17.1890075069285</text:p>
              </table:table-cell>
              <table:table-cell office:value-type="float" office:value="17.2063581177237">
                <text:p>17.2063581177237</text:p>
              </table:table-cell>
              <table:table-cell office:value-type="float" office:value="17.2359425184393">
                <text:p>17.23594251843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17.1750400319238">
                <text:p>17.1750400319238</text:p>
              </table:table-cell>
              <table:table-cell office:value-type="float" office:value="17.1808028809475">
                <text:p>17.1808028809475</text:p>
              </table:table-cell>
              <table:table-cell office:value-type="float" office:value="17.1910579080089">
                <text:p>17.1910579080089</text:p>
              </table:table-cell>
              <table:table-cell office:value-type="float" office:value="17.2081133627032">
                <text:p>17.2081133627032</text:p>
              </table:table-cell>
              <table:table-cell office:value-type="float" office:value="17.2371731020612">
                <text:p>17.23717310206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17.177283916982">
                <text:p>17.177283916982</text:p>
              </table:table-cell>
              <table:table-cell office:value-type="float" office:value="17.1829699434029">
                <text:p>17.1829699434029</text:p>
              </table:table-cell>
              <table:table-cell office:value-type="float" office:value="17.1930637278376">
                <text:p>17.1930637278376</text:p>
              </table:table-cell>
              <table:table-cell office:value-type="float" office:value="17.2098300995311">
                <text:p>17.2098300995311</text:p>
              </table:table-cell>
              <table:table-cell office:value-type="float" office:value="17.2383767607635">
                <text:p>17.2383767607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17.1794804055552">
                <text:p>17.1794804055552</text:p>
              </table:table-cell>
              <table:table-cell office:value-type="float" office:value="17.1850904610994">
                <text:p>17.1850904610994</text:p>
              </table:table-cell>
              <table:table-cell office:value-type="float" office:value="17.1950258812806">
                <text:p>17.1950258812806</text:p>
              </table:table-cell>
              <table:table-cell office:value-type="float" office:value="17.2115091363115">
                <text:p>17.2115091363115</text:p>
              </table:table-cell>
              <table:table-cell office:value-type="float" office:value="17.2395540579493">
                <text:p>17.23955405794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17.1816303966346">
                <text:p>17.1816303966346</text:p>
              </table:table-cell>
              <table:table-cell office:value-type="float" office:value="17.1871653549004">
                <text:p>17.1871653549004</text:p>
              </table:table-cell>
              <table:table-cell office:value-type="float" office:value="17.1969452616786">
                <text:p>17.1969452616786</text:p>
              </table:table-cell>
              <table:table-cell office:value-type="float" office:value="17.2131512619012">
                <text:p>17.2131512619012</text:p>
              </table:table-cell>
              <table:table-cell office:value-type="float" office:value="17.2407055450695">
                <text:p>17.24070554506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17.183734764677">
                <text:p>17.183734764677</text:p>
              </table:table-cell>
              <table:table-cell office:value-type="float" office:value="17.1891955191615">
                <text:p>17.1891955191615</text:p>
              </table:table-cell>
              <table:table-cell office:value-type="float" office:value="17.1988227352851">
                <text:p>17.1988227352851</text:p>
              </table:table-cell>
              <table:table-cell office:value-type="float" office:value="17.2147572397895">
                <text:p>17.2147572397895</text:p>
              </table:table-cell>
              <table:table-cell office:value-type="float" office:value="17.2418317537473">
                <text:p>17.24183175374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17.1857943659166">
                <text:p>17.1857943659166</text:p>
              </table:table-cell>
              <table:table-cell office:value-type="float" office:value="17.1911818280642">
                <text:p>17.1911818280642</text:p>
              </table:table-cell>
              <table:table-cell office:value-type="float" office:value="17.2006591478187">
                <text:p>17.2006591478187</text:p>
              </table:table-cell>
              <table:table-cell office:value-type="float" office:value="17.2163278151524">
                <text:p>17.2163278151524</text:p>
              </table:table-cell>
              <table:table-cell office:value-type="float" office:value="17.2429332041351">
                <text:p>17.2429332041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17.1878100350039">
                <text:p>17.1878100350039</text:p>
              </table:table-cell>
              <table:table-cell office:value-type="float" office:value="17.1931251324479">
                <text:p>17.1931251324479</text:p>
              </table:table-cell>
              <table:table-cell office:value-type="float" office:value="17.2024553212772">
                <text:p>17.2024553212772</text:p>
              </table:table-cell>
              <table:table-cell office:value-type="float" office:value="17.217863711314">
                <text:p>17.217863711314</text:p>
              </table:table-cell>
              <table:table-cell office:value-type="float" office:value="17.2440104002332">
                <text:p>17.24401040023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17.1897825880508">
                <text:p>17.1897825880508</text:p>
              </table:table-cell>
              <table:table-cell office:value-type="float" office:value="17.1950262629208">
                <text:p>17.1950262629208</text:p>
              </table:table-cell>
              <table:table-cell office:value-type="float" office:value="17.2042120571778">
                <text:p>17.2042120571778</text:p>
              </table:table-cell>
              <table:table-cell office:value-type="float" office:value="17.2193656332028">
                <text:p>17.2193656332028</text:p>
              </table:table-cell>
              <table:table-cell office:value-type="float" office:value="17.2450638338489">
                <text:p>17.24506383384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17.1917128210691">
                <text:p>17.1917128210691</text:p>
              </table:table-cell>
              <table:table-cell office:value-type="float" office:value="17.1968860284438">
                <text:p>17.1968860284438</text:p>
              </table:table-cell>
              <table:table-cell office:value-type="float" office:value="17.2059301351571">
                <text:p>17.2059301351571</text:p>
              </table:table-cell>
              <table:table-cell office:value-type="float" office:value="17.2208342657547">
                <text:p>17.2208342657547</text:p>
              </table:table-cell>
              <table:table-cell office:value-type="float" office:value="17.2460939823232">
                <text:p>17.2460939823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17.1936015114646">
                <text:p>17.1936015114646</text:p>
              </table:table-cell>
              <table:table-cell office:value-type="float" office:value="17.1987052179067">
                <text:p>17.1987052179067</text:p>
              </table:table-cell>
              <table:table-cell office:value-type="float" office:value="17.2076103146297">
                <text:p>17.2076103146297</text:p>
              </table:table-cell>
              <table:table-cell office:value-type="float" office:value="17.222270275649">
                <text:p>17.222270275649</text:p>
              </table:table-cell>
              <table:table-cell office:value-type="float" office:value="17.2471013103897">
                <text:p>17.24710131038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17.1954494172343">
                <text:p>17.1954494172343</text:p>
              </table:table-cell>
              <table:table-cell office:value-type="float" office:value="17.2004845994446">
                <text:p>17.2004845994446</text:p>
              </table:table-cell>
              <table:table-cell office:value-type="float" office:value="17.2092533341302">
                <text:p>17.2092533341302</text:p>
              </table:table-cell>
              <table:table-cell office:value-type="float" office:value="17.223674310519">
                <text:p>17.223674310519</text:p>
              </table:table-cell>
              <table:table-cell office:value-type="float" office:value="17.2480862689121">
                <text:p>17.2480862689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17.1972572807244">
                <text:p>17.1972572807244</text:p>
              </table:table-cell>
              <table:table-cell office:value-type="float" office:value="17.2022249242197">
                <text:p>17.2022249242197</text:p>
              </table:table-cell>
              <table:table-cell office:value-type="float" office:value="17.2108599152243">
                <text:p>17.2108599152243</text:p>
              </table:table-cell>
              <table:table-cell office:value-type="float" office:value="17.2250470031492">
                <text:p>17.2250470031492</text:p>
              </table:table-cell>
              <table:table-cell office:value-type="float" office:value="17.2490492998286">
                <text:p>17.24904929982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17.1990258241138">
                <text:p>17.1990258241138</text:p>
              </table:table-cell>
              <table:table-cell office:value-type="float" office:value="17.203926922087">
                <text:p>17.203926922087</text:p>
              </table:table-cell>
              <table:table-cell office:value-type="float" office:value="17.2124307581031">
                <text:p>17.2124307581031</text:p>
              </table:table-cell>
              <table:table-cell office:value-type="float" office:value="17.226388966599">
                <text:p>17.226388966599</text:p>
              </table:table-cell>
              <table:table-cell office:value-type="float" office:value="17.2499908298301">
                <text:p>17.24999082983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17.200755753321">
                <text:p>17.200755753321</text:p>
              </table:table-cell>
              <table:table-cell office:value-type="float" office:value="17.2055913055117">
                <text:p>17.2055913055117</text:p>
              </table:table-cell>
              <table:table-cell office:value-type="float" office:value="17.213966545627">
                <text:p>17.213966545627</text:p>
              </table:table-cell>
              <table:table-cell office:value-type="float" office:value="17.2277007985458">
                <text:p>17.2277007985458</text:p>
              </table:table-cell>
              <table:table-cell office:value-type="float" office:value="17.2509112755026">
                <text:p>17.25091127550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17.2024477566686">
                <text:p>17.2024477566686</text:p>
              </table:table-cell>
              <table:table-cell office:value-type="float" office:value="17.207218768343">
                <text:p>17.207218768343</text:p>
              </table:table-cell>
              <table:table-cell office:value-type="float" office:value="17.2154679420981">
                <text:p>17.2154679420981</text:p>
              </table:table-cell>
              <table:table-cell office:value-type="float" office:value="17.2289830798772">
                <text:p>17.2289830798772</text:p>
              </table:table-cell>
              <table:table-cell office:value-type="float" office:value="17.2518110413302">
                <text:p>17.2518110413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17.2041025062515">
                <text:p>17.2041025062515</text:p>
              </table:table-cell>
              <table:table-cell office:value-type="float" office:value="17.2088099872333">
                <text:p>17.2088099872333</text:p>
              </table:table-cell>
              <table:table-cell office:value-type="float" office:value="17.2169355947387">
                <text:p>17.2169355947387</text:p>
              </table:table-cell>
              <table:table-cell office:value-type="float" office:value="17.230236376239">
                <text:p>17.230236376239</text:p>
              </table:table-cell>
              <table:table-cell office:value-type="float" office:value="17.252690521386">
                <text:p>17.252690521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17.2057206582692">
                <text:p>17.2057206582692</text:p>
              </table:table-cell>
              <table:table-cell office:value-type="float" office:value="17.210365622037">
                <text:p>17.210365622037</text:p>
              </table:table-cell>
              <table:table-cell office:value-type="float" office:value="17.2183701341238">
                <text:p>17.2183701341238</text:p>
              </table:table-cell>
              <table:table-cell office:value-type="float" office:value="17.2314612384424">
                <text:p>17.2314612384424</text:p>
              </table:table-cell>
              <table:table-cell office:value-type="float" office:value="17.2535500996121">
                <text:p>17.2535500996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17.2073028526682">
                <text:p>17.2073028526682</text:p>
              </table:table-cell>
              <table:table-cell office:value-type="float" office:value="17.2118863155314">
                <text:p>17.2118863155314</text:p>
              </table:table-cell>
              <table:table-cell office:value-type="float" office:value="17.219772173915">
                <text:p>17.219772173915</text:p>
              </table:table-cell>
              <table:table-cell office:value-type="float" office:value="17.2326582021079">
                <text:p>17.2326582021079</text:p>
              </table:table-cell>
              <table:table-cell office:value-type="float" office:value="17.2543901491516">
                <text:p>17.25439014915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17.2088497126558">
                <text:p>17.2088497126558</text:p>
              </table:table-cell>
              <table:table-cell office:value-type="float" office:value="17.2133726930073">
                <text:p>17.2133726930073</text:p>
              </table:table-cell>
              <table:table-cell office:value-type="float" office:value="17.2211423104596">
                <text:p>17.2211423104596</text:p>
              </table:table-cell>
              <table:table-cell office:value-type="float" office:value="17.2338277871613">
                <text:p>17.2338277871613</text:p>
              </table:table-cell>
              <table:table-cell office:value-type="float" office:value="17.2552110314968">
                <text:p>17.2552110314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17.2103618481171">
                <text:p>17.2103618481171</text:p>
              </table:table-cell>
              <table:table-cell office:value-type="float" office:value="17.2148253656759">
                <text:p>17.2148253656759</text:p>
              </table:table-cell>
              <table:table-cell office:value-type="float" office:value="17.2224811262982">
                <text:p>17.2224811262982</text:p>
              </table:table-cell>
              <table:table-cell office:value-type="float" office:value="17.2349705016094">
                <text:p>17.2349705016094</text:p>
              </table:table-cell>
              <table:table-cell office:value-type="float" office:value="17.2560131010114">
                <text:p>17.2560131010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17.2118398532861">
                <text:p>17.2118398532861</text:p>
              </table:table-cell>
              <table:table-cell office:value-type="float" office:value="17.2162449284494">
                <text:p>17.2162449284494</text:p>
              </table:table-cell>
              <table:table-cell office:value-type="float" office:value="17.2237891879049">
                <text:p>17.2237891879049</text:p>
              </table:table-cell>
              <table:table-cell office:value-type="float" office:value="17.2360868390058">
                <text:p>17.2360868390058</text:p>
              </table:table-cell>
              <table:table-cell office:value-type="float" office:value="17.2567967015552">
                <text:p>17.2567967015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17.2132843082256">
                <text:p>17.2132843082256</text:p>
              </table:table-cell>
              <table:table-cell office:value-type="float" office:value="17.217631961445">
                <text:p>17.217631961445</text:p>
              </table:table-cell>
              <table:table-cell office:value-type="float" office:value="17.2250670472417">
                <text:p>17.2250670472417</text:p>
              </table:table-cell>
              <table:table-cell office:value-type="float" office:value="17.2371772800919">
                <text:p>17.2371772800919</text:p>
              </table:table-cell>
              <table:table-cell office:value-type="float" office:value="17.257562168346">
                <text:p>17.2575621683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17.2146957775568">
                <text:p>17.2146957775568</text:p>
              </table:table-cell>
              <table:table-cell office:value-type="float" office:value="17.2189870287962">
                <text:p>17.2189870287962</text:p>
              </table:table-cell>
              <table:table-cell office:value-type="float" office:value="17.2263152405515">
                <text:p>17.2263152405515</text:p>
              </table:table-cell>
              <table:table-cell office:value-type="float" office:value="17.2382422914145">
                <text:p>17.2382422914145</text:p>
              </table:table-cell>
              <table:table-cell office:value-type="float" office:value="17.2583098260316">
                <text:p>17.2583098260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17.2160748123757">
                <text:p>17.2160748123757</text:p>
              </table:table-cell>
              <table:table-cell office:value-type="float" office:value="17.2203106805782">
                <text:p>17.2203106805782</text:p>
              </table:table-cell>
              <table:table-cell office:value-type="float" office:value="17.2275342903409">
                <text:p>17.2275342903409</text:p>
              </table:table-cell>
              <table:table-cell office:value-type="float" office:value="17.23928232744">
                <text:p>17.23928232744</text:p>
              </table:table-cell>
              <table:table-cell office:value-type="float" office:value="17.2590399911634">
                <text:p>17.25903999116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17.2174219500905">
                <text:p>17.2174219500905</text:p>
              </table:table-cell>
              <table:table-cell office:value-type="float" office:value="17.2216034526959">
                <text:p>17.2216034526959</text:p>
              </table:table-cell>
              <table:table-cell office:value-type="float" office:value="17.2287247052749">
                <text:p>17.2287247052749</text:p>
              </table:table-cell>
              <table:table-cell office:value-type="float" office:value="17.2402978303814">
                <text:p>17.2402978303814</text:p>
              </table:table-cell>
              <table:table-cell office:value-type="float" office:value="17.2597529718022">
                <text:p>17.2597529718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17.2187377145194">
                <text:p>17.2187377145194</text:p>
              </table:table-cell>
              <table:table-cell office:value-type="float" office:value="17.2228658670261">
                <text:p>17.2228658670261</text:p>
              </table:table-cell>
              <table:table-cell office:value-type="float" office:value="17.2298869803291">
                <text:p>17.2298869803291</text:p>
              </table:table-cell>
              <table:table-cell office:value-type="float" office:value="17.2412892303101">
                <text:p>17.2412892303101</text:p>
              </table:table-cell>
              <table:table-cell office:value-type="float" office:value="17.2604490674869">
                <text:p>17.2604490674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17.2200226169673">
                <text:p>17.2200226169673</text:p>
              </table:table-cell>
              <table:table-cell office:value-type="float" office:value="17.2240984325114">
                <text:p>17.2240984325114</text:p>
              </table:table-cell>
              <table:table-cell office:value-type="float" office:value="17.2310215979178">
                <text:p>17.2310215979178</text:p>
              </table:table-cell>
              <table:table-cell office:value-type="float" office:value="17.2422569463384">
                <text:p>17.2422569463384</text:p>
              </table:table-cell>
              <table:table-cell office:value-type="float" office:value="17.2611285705614">
                <text:p>17.26112857056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17.2212771544642">
                <text:p>17.2212771544642</text:p>
              </table:table-cell>
              <table:table-cell office:value-type="float" office:value="17.2253016434811">
                <text:p>17.2253016434811</text:p>
              </table:table-cell>
              <table:table-cell office:value-type="float" office:value="17.2321290261781">
                <text:p>17.2321290261781</text:p>
              </table:table-cell>
              <table:table-cell office:value-type="float" office:value="17.243201384682">
                <text:p>17.243201384682</text:p>
              </table:table-cell>
              <table:table-cell office:value-type="float" office:value="17.2617917635652">
                <text:p>17.26179176356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17.2225018126601">
                <text:p>17.2225018126601</text:p>
              </table:table-cell>
              <table:table-cell office:value-type="float" office:value="17.2264759825181">
                <text:p>17.2264759825181</text:p>
              </table:table-cell>
              <table:table-cell office:value-type="float" office:value="17.2332097219123">
                <text:p>17.2332097219123</text:p>
              </table:table-cell>
              <table:table-cell office:value-type="float" office:value="17.2441229418387">
                <text:p>17.2441229418387</text:p>
              </table:table-cell>
              <table:table-cell office:value-type="float" office:value="17.2624389230944">
                <text:p>17.26243892309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17.223697063637">
                <text:p>17.223697063637</text:p>
              </table:table-cell>
              <table:table-cell office:value-type="float" office:value="17.2276219183577">
                <text:p>17.2276219183577</text:p>
              </table:table-cell>
              <table:table-cell office:value-type="float" office:value="17.234264128438">
                <text:p>17.234264128438</text:p>
              </table:table-cell>
              <table:table-cell office:value-type="float" office:value="17.2450220021751">
                <text:p>17.2450220021751</text:p>
              </table:table-cell>
              <table:table-cell office:value-type="float" office:value="17.2630703165993">
                <text:p>17.26307031659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17.2248633687593">
                <text:p>17.2248633687593</text:p>
              </table:table-cell>
              <table:table-cell office:value-type="float" office:value="17.2287399087066">
                <text:p>17.2287399087066</text:p>
              </table:table-cell>
              <table:table-cell office:value-type="float" office:value="17.2352926784808">
                <text:p>17.2352926784808</text:p>
              </table:table-cell>
              <table:table-cell office:value-type="float" office:value="17.2458989410551">
                <text:p>17.2458989410551</text:p>
              </table:table-cell>
              <table:table-cell office:value-type="float" office:value="17.2636862061999">
                <text:p>17.26368620619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17.2260011754768">
                <text:p>17.2260011754768</text:p>
              </table:table-cell>
              <table:table-cell office:value-type="float" office:value="17.2298303971546">
                <text:p>17.2298303971546</text:p>
              </table:table-cell>
              <table:table-cell office:value-type="float" office:value="17.2362957910093">
                <text:p>17.2362957910093</text:p>
              </table:table-cell>
              <table:table-cell office:value-type="float" office:value="17.2467541213126">
                <text:p>17.2467541213126</text:p>
              </table:table-cell>
              <table:table-cell office:value-type="float" office:value="17.2642868440731">
                <text:p>17.26428684407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17.2271109201951">
                <text:p>17.2271109201951</text:p>
              </table:table-cell>
              <table:table-cell office:value-type="float" office:value="17.2308938160084">
                <text:p>17.2308938160084</text:p>
              </table:table-cell>
              <table:table-cell office:value-type="float" office:value="17.2372738741422">
                <text:p>17.2372738741422</text:p>
              </table:table-cell>
              <table:table-cell office:value-type="float" office:value="17.2475878963979">
                <text:p>17.2475878963979</text:p>
              </table:table-cell>
              <table:table-cell office:value-type="float" office:value="17.2648724763029">
                <text:p>17.26487247630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17.2281930290744">
                <text:p>17.2281930290744</text:p>
              </table:table-cell>
              <table:table-cell office:value-type="float" office:value="17.2319305871007">
                <text:p>17.2319305871007</text:p>
              </table:table-cell>
              <table:table-cell office:value-type="float" office:value="17.2382273259779">
                <text:p>17.2382273259779</text:p>
              </table:table-cell>
              <table:table-cell office:value-type="float" office:value="17.2484006112456">
                <text:p>17.2484006112456</text:p>
              </table:table-cell>
              <table:table-cell office:value-type="float" office:value="17.2654433438563">
                <text:p>17.26544334385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17.2292479150848">
                <text:p>17.2292479150848</text:p>
              </table:table-cell>
              <table:table-cell office:value-type="float" office:value="17.2329411189447">
                <text:p>17.2329411189447</text:p>
              </table:table-cell>
              <table:table-cell office:value-type="float" office:value="17.239156531678">
                <text:p>17.239156531678</text:p>
              </table:table-cell>
              <table:table-cell office:value-type="float" office:value="17.2491925990198">
                <text:p>17.2491925990198</text:p>
              </table:table-cell>
              <table:table-cell office:value-type="float" office:value="17.2659996783168">
                <text:p>17.2659996783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17.2302759818307">
                <text:p>17.2302759818307</text:p>
              </table:table-cell>
              <table:table-cell office:value-type="float" office:value="17.2339258104927">
                <text:p>17.2339258104927</text:p>
              </table:table-cell>
              <table:table-cell office:value-type="float" office:value="17.2400618673198">
                <text:p>17.2400618673198</text:p>
              </table:table-cell>
              <table:table-cell office:value-type="float" office:value="17.2499641853092">
                <text:p>17.2499641853092</text:p>
              </table:table-cell>
              <table:table-cell office:value-type="float" office:value="17.2665417070964">
                <text:p>17.26654170709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17.2312776201347">
                <text:p>17.2312776201347</text:p>
              </table:table-cell>
              <table:table-cell office:value-type="float" office:value="17.2348850478285">
                <text:p>17.2348850478285</text:p>
              </table:table-cell>
              <table:table-cell office:value-type="float" office:value="17.2409436965045">
                <text:p>17.2409436965045</text:p>
              </table:table-cell>
              <table:table-cell office:value-type="float" office:value="17.2507156843506">
                <text:p>17.2507156843506</text:p>
              </table:table-cell>
              <table:table-cell office:value-type="float" office:value="17.2670696485081">
                <text:p>17.26706964850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17.2322532120831">
                <text:p>17.2322532120831</text:p>
              </table:table-cell>
              <table:table-cell office:value-type="float" office:value="17.2358192081387">
                <text:p>17.2358192081387</text:p>
              </table:table-cell>
              <table:table-cell office:value-type="float" office:value="17.2418023744276">
                <text:p>17.2418023744276</text:p>
              </table:table-cell>
              <table:table-cell office:value-type="float" office:value="17.251447403468">
                <text:p>17.251447403468</text:p>
              </table:table-cell>
              <table:table-cell office:value-type="float" office:value="17.2675837173042">
                <text:p>17.26758371730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17.2332031286573">
                <text:p>17.2332031286573</text:p>
              </table:table-cell>
              <table:table-cell office:value-type="float" office:value="17.2367286574241">
                <text:p>17.2367286574241</text:p>
              </table:table-cell>
              <table:table-cell office:value-type="float" office:value="17.2426382455308">
                <text:p>17.2426382455308</text:p>
              </table:table-cell>
              <table:table-cell office:value-type="float" office:value="17.2521596404471">
                <text:p>17.2521596404471</text:p>
              </table:table-cell>
              <table:table-cell office:value-type="float" office:value="17.2680841212225">
                <text:p>17.26808412122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17.2341277286904">
                <text:p>17.2341277286904</text:p>
              </table:table-cell>
              <table:table-cell office:value-type="float" office:value="17.2376137495055">
                <text:p>17.2376137495055</text:p>
              </table:table-cell>
              <table:table-cell office:value-type="float" office:value="17.2434516424806">
                <text:p>17.2434516424806</text:p>
              </table:table-cell>
              <table:table-cell office:value-type="float" office:value="17.2528526823678">
                <text:p>17.2528526823678</text:p>
              </table:table-cell>
              <table:table-cell office:value-type="float" office:value="17.2685710593802">
                <text:p>17.26857105938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17.2350273644707">
                <text:p>17.2350273644707</text:p>
              </table:table-cell>
              <table:table-cell office:value-type="float" office:value="17.2384748315064">
                <text:p>17.2384748315064</text:p>
              </table:table-cell>
              <table:table-cell office:value-type="float" office:value="17.2442428917879">
                <text:p>17.2442428917879</text:p>
              </table:table-cell>
              <table:table-cell office:value-type="float" office:value="17.2535268117605">
                <text:p>17.2535268117605</text:p>
              </table:table-cell>
              <table:table-cell office:value-type="float" office:value="17.269044730036">
                <text:p>17.269044730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17.2359023741776">
                <text:p>17.2359023741776</text:p>
              </table:table-cell>
              <table:table-cell office:value-type="float" office:value="17.2393122365002">
                <text:p>17.2393122365002</text:p>
              </table:table-cell>
              <table:table-cell office:value-type="float" office:value="17.2450123062657">
                <text:p>17.2450123062657</text:p>
              </table:table-cell>
              <table:table-cell office:value-type="float" office:value="17.2541822982527">
                <text:p>17.2541822982527</text:p>
              </table:table-cell>
              <table:table-cell office:value-type="float" office:value="17.2695053198115">
                <text:p>17.26950531981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17.2367530890155">
                <text:p>17.2367530890155</text:p>
              </table:table-cell>
              <table:table-cell office:value-type="float" office:value="17.2401262904811">
                <text:p>17.2401262904811</text:p>
              </table:table-cell>
              <table:table-cell office:value-type="float" office:value="17.2457601921752">
                <text:p>17.2457601921752</text:p>
              </table:table-cell>
              <table:table-cell office:value-type="float" office:value="17.2548194064119">
                <text:p>17.2548194064119</text:p>
              </table:table-cell>
              <table:table-cell office:value-type="float" office:value="17.2699530136218">
                <text:p>17.2699530136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17.2375798310594">
                <text:p>17.2375798310594</text:p>
              </table:table-cell>
              <table:table-cell office:value-type="float" office:value="17.2409173102828">
                <text:p>17.2409173102828</text:p>
              </table:table-cell>
              <table:table-cell office:value-type="float" office:value="17.2464868470873">
                <text:p>17.2464868470873</text:p>
              </table:table-cell>
              <table:table-cell office:value-type="float" office:value="17.2554383933538">
                <text:p>17.2554383933538</text:p>
              </table:table-cell>
              <table:table-cell office:value-type="float" office:value="17.2703879915278">
                <text:p>17.27038799152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17.2383829103547">
                <text:p>17.2383829103547</text:p>
              </table:table-cell>
              <table:table-cell office:value-type="float" office:value="17.2416856007686">
                <text:p>17.2416856007686</text:p>
              </table:table-cell>
              <table:table-cell office:value-type="float" office:value="17.2471925569997">
                <text:p>17.2471925569997</text:p>
              </table:table-cell>
              <table:table-cell office:value-type="float" office:value="17.2560395055249">
                <text:p>17.2560395055249</text:p>
              </table:table-cell>
              <table:table-cell office:value-type="float" office:value="17.2708104245175">
                <text:p>17.27081042451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17.2391626281058">
                <text:p>17.2391626281058</text:p>
              </table:table-cell>
              <table:table-cell office:value-type="float" office:value="17.2424314579554">
                <text:p>17.2424314579554</text:p>
              </table:table-cell>
              <table:table-cell office:value-type="float" office:value="17.2478775995355">
                <text:p>17.2478775995355</text:p>
              </table:table-cell>
              <table:table-cell office:value-type="float" office:value="17.2566229821981">
                <text:p>17.2566229821981</text:p>
              </table:table-cell>
              <table:table-cell office:value-type="float" office:value="17.2712204788955">
                <text:p>17.27122047889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17.2399192790869">
                <text:p>17.2399192790869</text:p>
              </table:table-cell>
              <table:table-cell office:value-type="float" office:value="17.2431551713759">
                <text:p>17.2431551713759</text:p>
              </table:table-cell>
              <table:table-cell office:value-type="float" office:value="17.2485422463639">
                <text:p>17.2485422463639</text:p>
              </table:table-cell>
              <table:table-cell office:value-type="float" office:value="17.2571890581142">
                <text:p>17.2571890581142</text:p>
              </table:table-cell>
              <table:table-cell office:value-type="float" office:value="17.2716183195931">
                <text:p>17.27161831959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17.2406531454661">
                <text:p>17.2406531454661</text:p>
              </table:table-cell>
              <table:table-cell office:value-type="float" office:value="17.243857018078">
                <text:p>17.243857018078</text:p>
              </table:table-cell>
              <table:table-cell office:value-type="float" office:value="17.2491867570417">
                <text:p>17.2491867570417</text:p>
              </table:table-cell>
              <table:table-cell office:value-type="float" office:value="17.2577379566498">
                <text:p>17.2577379566498</text:p>
              </table:table-cell>
              <table:table-cell office:value-type="float" office:value="17.2720041013139">
                <text:p>17.27200410131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17.2413645024244">
                <text:p>17.2413645024244</text:p>
              </table:table-cell>
              <table:table-cell office:value-type="float" office:value="17.2445372681112">
                <text:p>17.2445372681112</text:p>
              </table:table-cell>
              <table:table-cell office:value-type="float" office:value="17.2498113846371">
                <text:p>17.2498113846371</text:p>
              </table:table-cell>
              <table:table-cell office:value-type="float" office:value="17.258269895997">
                <text:p>17.258269895997</text:p>
              </table:table-cell>
              <table:table-cell office:value-type="float" office:value="17.27237797639">
                <text:p>17.27237797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17.2420536174601">
                <text:p>17.2420536174601</text:p>
              </table:table-cell>
              <table:table-cell office:value-type="float" office:value="17.2451961838615">
                <text:p>17.2451961838615</text:p>
              </table:table-cell>
              <table:table-cell office:value-type="float" office:value="17.2504163750434">
                <text:p>17.2504163750434</text:p>
              </table:table-cell>
              <table:table-cell office:value-type="float" office:value="17.2587850883774">
                <text:p>17.2587850883774</text:p>
              </table:table-cell>
              <table:table-cell office:value-type="float" office:value="17.2727400937013">
                <text:p>17.27274009370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17.2427207464295">
                <text:p>17.2427207464295</text:p>
              </table:table-cell>
              <table:table-cell office:value-type="float" office:value="17.2458340162087">
                <text:p>17.2458340162087</text:p>
              </table:table-cell>
              <table:table-cell office:value-type="float" office:value="17.2510019630347">
                <text:p>17.2510019630347</text:p>
              </table:table-cell>
              <table:table-cell office:value-type="float" office:value="17.2592837356538">
                <text:p>17.2592837356538</text:p>
              </table:table-cell>
              <table:table-cell office:value-type="float" office:value="17.2730905929533">
                <text:p>17.27309059295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17.2433661386819">
                <text:p>17.2433661386819</text:p>
              </table:table-cell>
              <table:table-cell office:value-type="float" office:value="17.2464510095381">
                <text:p>17.2464510095381</text:p>
              </table:table-cell>
              <table:table-cell office:value-type="float" office:value="17.2515683774019">
                <text:p>17.2515683774019</text:p>
              </table:table-cell>
              <table:table-cell office:value-type="float" office:value="17.2597660349784">
                <text:p>17.2597660349784</text:p>
              </table:table-cell>
              <table:table-cell office:value-type="float" office:value="17.2734296118741">
                <text:p>17.2734296118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17.2439900352543">
                <text:p>17.2439900352543</text:p>
              </table:table-cell>
              <table:table-cell office:value-type="float" office:value="17.2470473999932">
                <text:p>17.2470473999932</text:p>
              </table:table-cell>
              <table:table-cell office:value-type="float" office:value="17.2521158391571">
                <text:p>17.2521158391571</text:p>
              </table:table-cell>
              <table:table-cell office:value-type="float" office:value="17.2602321767825">
                <text:p>17.2602321767825</text:p>
              </table:table-cell>
              <table:table-cell office:value-type="float" office:value="17.2737572835611">
                <text:p>17.27375728356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17.2445926693045">
                <text:p>17.2445926693045</text:p>
              </table:table-cell>
              <table:table-cell office:value-type="float" office:value="17.2476234159081">
                <text:p>17.2476234159081</text:p>
              </table:table-cell>
              <table:table-cell office:value-type="float" office:value="17.2526445619736">
                <text:p>17.2526445619736</text:p>
              </table:table-cell>
              <table:table-cell office:value-type="float" office:value="17.2606823452369">
                <text:p>17.2606823452369</text:p>
              </table:table-cell>
              <table:table-cell office:value-type="float" office:value="17.2740737370099">
                <text:p>17.27407373700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17.2451742629309">
                <text:p>17.2451742629309</text:p>
              </table:table-cell>
              <table:table-cell office:value-type="float" office:value="17.2481792747223">
                <text:p>17.2481792747223</text:p>
              </table:table-cell>
              <table:table-cell office:value-type="float" office:value="17.253154749017">
                <text:p>17.253154749017</text:p>
              </table:table-cell>
              <table:table-cell office:value-type="float" office:value="17.261116714721">
                <text:p>17.261116714721</text:p>
              </table:table-cell>
              <table:table-cell office:value-type="float" office:value="17.2743790924934">
                <text:p>17.27437909249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17.2457350336395">
                <text:p>17.2457350336395</text:p>
              </table:table-cell>
              <table:table-cell office:value-type="float" office:value="17.2487151892843">
                <text:p>17.2487151892843</text:p>
              </table:table-cell>
              <table:table-cell office:value-type="float" office:value="17.2536465994076">
                <text:p>17.2536465994076</text:p>
              </table:table-cell>
              <table:table-cell office:value-type="float" office:value="17.261535456948">
                <text:p>17.261535456948</text:p>
              </table:table-cell>
              <table:table-cell office:value-type="float" office:value="17.2746734706945">
                <text:p>17.27467347069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17.246275190184">
                <text:p>17.246275190184</text:p>
              </table:table-cell>
              <table:table-cell office:value-type="float" office:value="17.249231363811">
                <text:p>17.249231363811</text:p>
              </table:table-cell>
              <table:table-cell office:value-type="float" office:value="17.2541203040723">
                <text:p>17.2541203040723</text:p>
              </table:table-cell>
              <table:table-cell office:value-type="float" office:value="17.2619387363534">
                <text:p>17.2619387363534</text:p>
              </table:table-cell>
              <table:table-cell office:value-type="float" office:value="17.2749569866999">
                <text:p>17.27495698669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17.2467949313552">
                <text:p>17.2467949313552</text:p>
              </table:table-cell>
              <table:table-cell office:value-type="float" office:value="17.2497279927196">
                <text:p>17.2497279927196</text:p>
              </table:table-cell>
              <table:table-cell office:value-type="float" office:value="17.2545760445426">
                <text:p>17.2545760445426</text:p>
              </table:table-cell>
              <table:table-cell office:value-type="float" office:value="17.2623267087402">
                <text:p>17.2623267087402</text:p>
              </table:table-cell>
              <table:table-cell office:value-type="float" office:value="17.2752297481898">
                <text:p>17.27522974818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17.2472944512375">
                <text:p>17.2472944512375</text:p>
              </table:table-cell>
              <table:table-cell office:value-type="float" office:value="17.2502052657492">
                <text:p>17.2502052657492</text:p>
              </table:table-cell>
              <table:table-cell office:value-type="float" office:value="17.2550139982046">
                <text:p>17.2550139982046</text:p>
              </table:table-cell>
              <table:table-cell office:value-type="float" office:value="17.2626995270703">
                <text:p>17.2626995270703</text:p>
              </table:table-cell>
              <table:table-cell office:value-type="float" office:value="17.2754918628686">
                <text:p>17.27549186286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17.24777393415">
                <text:p>17.24777393415</text:p>
              </table:table-cell>
              <table:table-cell office:value-type="float" office:value="17.2506633630467">
                <text:p>17.2506633630467</text:p>
              </table:table-cell>
              <table:table-cell office:value-type="float" office:value="17.2554343332548">
                <text:p>17.2554343332548</text:p>
              </table:table-cell>
              <table:table-cell office:value-type="float" office:value="17.2630573358587">
                <text:p>17.2630573358587</text:p>
              </table:table-cell>
              <table:table-cell office:value-type="float" office:value="17.2757434311686">
                <text:p>17.275743431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17.2482335571777">
                <text:p>17.2482335571777</text:p>
              </table:table-cell>
              <table:table-cell office:value-type="float" office:value="17.2511024576371">
                <text:p>17.2511024576371</text:p>
              </table:table-cell>
              <table:table-cell office:value-type="float" office:value="17.2558372112299">
                <text:p>17.2558372112299</text:p>
              </table:table-cell>
              <table:table-cell office:value-type="float" office:value="17.263400273955">
                <text:p>17.263400273955</text:p>
              </table:table-cell>
              <table:table-cell office:value-type="float" office:value="17.2759845497949">
                <text:p>17.27598454979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17.2486734895716">
                <text:p>17.2486734895716</text:p>
              </table:table-cell>
              <table:table-cell office:value-type="float" office:value="17.2515227148457">
                <text:p>17.2515227148457</text:p>
              </table:table-cell>
              <table:table-cell office:value-type="float" office:value="17.256222786412">
                <text:p>17.256222786412</text:p>
              </table:table-cell>
              <table:table-cell office:value-type="float" office:value="17.2637284738646">
                <text:p>17.2637284738646</text:p>
              </table:table-cell>
              <table:table-cell office:value-type="float" office:value="17.2762153108009">
                <text:p>17.2762153108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17.249093895294">
                <text:p>17.249093895294</text:p>
              </table:table-cell>
              <table:table-cell office:value-type="float" office:value="17.2519242947806">
                <text:p>17.2519242947806</text:p>
              </table:table-cell>
              <table:table-cell office:value-type="float" office:value="17.2565912083711">
                <text:p>17.2565912083711</text:p>
              </table:table-cell>
              <table:table-cell office:value-type="float" office:value="17.2640420645488">
                <text:p>17.2640420645488</text:p>
              </table:table-cell>
              <table:table-cell office:value-type="float" office:value="17.2764358051701">
                <text:p>17.27643580517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17.2494949286425">
                <text:p>17.2494949286425</text:p>
              </table:table-cell>
              <table:table-cell office:value-type="float" office:value="17.2523073480822">
                <text:p>17.2523073480822</text:p>
              </table:table-cell>
              <table:table-cell office:value-type="float" office:value="17.2569426176019">
                <text:p>17.2569426176019</text:p>
              </table:table-cell>
              <table:table-cell office:value-type="float" office:value="17.2643411665726">
                <text:p>17.2643411665726</text:p>
              </table:table-cell>
              <table:table-cell office:value-type="float" office:value="17.2766461164894">
                <text:p>17.27664611648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17.2498767373978">
                <text:p>17.2498767373978</text:p>
              </table:table-cell>
              <table:table-cell office:value-type="float" office:value="17.2526720189913">
                <text:p>17.2526720189913</text:p>
              </table:table-cell>
              <table:table-cell office:value-type="float" office:value="17.2572771486674">
                <text:p>17.2572771486674</text:p>
              </table:table-cell>
              <table:table-cell office:value-type="float" office:value="17.2646258955709">
                <text:p>17.2646258955709</text:p>
              </table:table-cell>
              <table:table-cell office:value-type="float" office:value="17.2768463253974">
                <text:p>17.27684632539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17.2502394620604">
                <text:p>17.2502394620604</text:p>
              </table:table-cell>
              <table:table-cell office:value-type="float" office:value="17.253018444611">
                <text:p>17.253018444611</text:p>
              </table:table-cell>
              <table:table-cell office:value-type="float" office:value="17.2575949294399">
                <text:p>17.2575949294399</text:p>
              </table:table-cell>
              <table:table-cell office:value-type="float" office:value="17.264896361392">
                <text:p>17.264896361392</text:p>
              </table:table-cell>
              <table:table-cell office:value-type="float" office:value="17.2770365084353">
                <text:p>17.277036508435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17.2505832370099">
                <text:p>17.2505832370099</text:p>
              </table:table-cell>
              <table:table-cell office:value-type="float" office:value="17.2533467560392">
                <text:p>17.2533467560392</text:p>
              </table:table-cell>
              <table:table-cell office:value-type="float" office:value="17.2578960822588">
                <text:p>17.2578960822588</text:p>
              </table:table-cell>
              <table:table-cell office:value-type="float" office:value="17.265152669366">
                <text:p>17.265152669366</text:p>
              </table:table-cell>
              <table:table-cell office:value-type="float" office:value="17.2772167396571">
                <text:p>17.27721673965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17.2509081885881">
                <text:p>17.2509081885881</text:p>
              </table:table-cell>
              <table:table-cell office:value-type="float" office:value="17.2536570765097">
                <text:p>17.2536570765097</text:p>
              </table:table-cell>
              <table:table-cell office:value-type="float" office:value="17.2581807220215">
                <text:p>17.2581807220215</text:p>
              </table:table-cell>
              <table:table-cell office:value-type="float" office:value="17.2653949181744">
                <text:p>17.2653949181744</text:p>
              </table:table-cell>
              <table:table-cell office:value-type="float" office:value="17.2773870878305">
                <text:p>17.2773870878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17.2512144352135">
                <text:p>17.2512144352135</text:p>
              </table:table-cell>
              <table:table-cell office:value-type="float" office:value="17.2539495215082">
                <text:p>17.2539495215082</text:p>
              </table:table-cell>
              <table:table-cell office:value-type="float" office:value="17.2584489562993">
                <text:p>17.2584489562993</text:p>
              </table:table-cell>
              <table:table-cell office:value-type="float" office:value="17.265623199964">
                <text:p>17.265623199964</text:p>
              </table:table-cell>
              <table:table-cell office:value-type="float" office:value="17.2775476165506">
                <text:p>17.27754761655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17.2515020909499">
                <text:p>17.2515020909499</text:p>
              </table:table-cell>
              <table:table-cell office:value-type="float" office:value="17.254224202245">
                <text:p>17.254224202245</text:p>
              </table:table-cell>
              <table:table-cell office:value-type="float" office:value="17.2587008888979">
                <text:p>17.2587008888979</text:p>
              </table:table-cell>
              <table:table-cell office:value-type="float" office:value="17.2658376042831">
                <text:p>17.2658376042831</text:p>
              </table:table-cell>
              <table:table-cell office:value-type="float" office:value="17.2776983893192">
                <text:p>17.2776983893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17.2517712605359">
                <text:p>17.2517712605359</text:p>
              </table:table-cell>
              <table:table-cell office:value-type="float" office:value="17.2544812208272">
                <text:p>17.2544812208272</text:p>
              </table:table-cell>
              <table:table-cell office:value-type="float" office:value="17.2589366149016">
                <text:p>17.2589366149016</text:p>
              </table:table-cell>
              <table:table-cell office:value-type="float" office:value="17.266038212574">
                <text:p>17.266038212574</text:p>
              </table:table-cell>
              <table:table-cell office:value-type="float" office:value="17.2778394623648">
                <text:p>17.27783946236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17.2520220432854">
                <text:p>17.2520220432854</text:p>
              </table:table-cell>
              <table:table-cell office:value-type="float" office:value="17.2547206740539">
                <text:p>17.2547206740539</text:p>
              </table:table-cell>
              <table:table-cell office:value-type="float" office:value="17.2591562245652">
                <text:p>17.2591562245652</text:p>
              </table:table-cell>
              <table:table-cell office:value-type="float" office:value="17.266225102477">
                <text:p>17.266225102477</text:p>
              </table:table-cell>
              <table:table-cell office:value-type="float" office:value="17.2779708902048">
                <text:p>17.2779708902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17.252254531167">
                <text:p>17.252254531167</text:p>
              </table:table-cell>
              <table:table-cell office:value-type="float" office:value="17.2549426515529">
                <text:p>17.2549426515529</text:p>
              </table:table-cell>
              <table:table-cell office:value-type="float" office:value="17.2593598013994">
                <text:p>17.2593598013994</text:p>
              </table:table-cell>
              <table:table-cell office:value-type="float" office:value="17.2663983456971">
                <text:p>17.2663983456971</text:p>
              </table:table-cell>
              <table:table-cell office:value-type="float" office:value="17.2780927228489">
                <text:p>17.2780927228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17.2524688093503">
                <text:p>17.2524688093503</text:p>
              </table:table-cell>
              <table:table-cell office:value-type="float" office:value="17.2551472363139">
                <text:p>17.2551472363139</text:p>
              </table:table-cell>
              <table:table-cell office:value-type="float" office:value="17.2595474227166">
                <text:p>17.2595474227166</text:p>
              </table:table-cell>
              <table:table-cell office:value-type="float" office:value="17.2665580085994">
                <text:p>17.2665580085994</text:p>
              </table:table-cell>
              <table:table-cell office:value-type="float" office:value="17.2782050065487">
                <text:p>17.27820500654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17.2526649565629">
                <text:p>17.2526649565629</text:p>
              </table:table-cell>
              <table:table-cell office:value-type="float" office:value="17.2553345050391">
                <text:p>17.2553345050391</text:p>
              </table:table-cell>
              <table:table-cell office:value-type="float" office:value="17.2597191599882">
                <text:p>17.2597191599882</text:p>
              </table:table-cell>
              <table:table-cell office:value-type="float" office:value="17.2667041525963">
                <text:p>17.2667041525963</text:p>
              </table:table-cell>
              <table:table-cell office:value-type="float" office:value="17.2783077842795">
                <text:p>17.27830778427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17.2528430434633">
                <text:p>17.2528430434633</text:p>
              </table:table-cell>
              <table:table-cell office:value-type="float" office:value="17.2555045265643">
                <text:p>17.2555045265643</text:p>
              </table:table-cell>
              <table:table-cell office:value-type="float" office:value="17.259875077223">
                <text:p>17.259875077223</text:p>
              </table:table-cell>
              <table:table-cell office:value-type="float" office:value="17.2668368323398">
                <text:p>17.2668368323398</text:p>
              </table:table-cell>
              <table:table-cell office:value-type="float" office:value="17.278401093369">
                <text:p>17.2784010933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17.2530031373405">
                <text:p>17.2530031373405</text:p>
              </table:table-cell>
              <table:table-cell office:value-type="float" office:value="17.2556573664276">
                <text:p>17.2556573664276</text:p>
              </table:table-cell>
              <table:table-cell office:value-type="float" office:value="17.2600152356532">
                <text:p>17.2600152356532</text:p>
              </table:table-cell>
              <table:table-cell office:value-type="float" office:value="17.266956100914">
                <text:p>17.266956100914</text:p>
              </table:table-cell>
              <table:table-cell office:value-type="float" office:value="17.2784849722316">
                <text:p>17.27848497223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17.2531452957448">
                <text:p>17.2531452957448</text:p>
              </table:table-cell>
              <table:table-cell office:value-type="float" office:value="17.2557930806831">
                <text:p>17.2557930806831</text:p>
              </table:table-cell>
              <table:table-cell office:value-type="float" office:value="17.2601396873856">
                <text:p>17.2601396873856</text:p>
              </table:table-cell>
              <table:table-cell office:value-type="float" office:value="17.2670620027826">
                <text:p>17.2670620027826</text:p>
              </table:table-cell>
              <table:table-cell office:value-type="float" office:value="17.278559451181">
                <text:p>17.2785594511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17.2532695706818">
                <text:p>17.2532695706818</text:p>
              </table:table-cell>
              <table:table-cell office:value-type="float" office:value="17.2559117199777">
                <text:p>17.2559117199777</text:p>
              </table:table-cell>
              <table:table-cell office:value-type="float" office:value="17.260248479583">
                <text:p>17.260248479583</text:p>
              </table:table-cell>
              <table:table-cell office:value-type="float" office:value="17.267154578423">
                <text:p>17.267154578423</text:p>
              </table:table-cell>
              <table:table-cell office:value-type="float" office:value="17.2786245584404">
                <text:p>17.27862455844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17.2533760076747">
                <text:p>17.2533760076747</text:p>
              </table:table-cell>
              <table:table-cell office:value-type="float" office:value="17.2560133286414">
                <text:p>17.2560133286414</text:p>
              </table:table-cell>
              <table:table-cell office:value-type="float" office:value="17.2603416535303">
                <text:p>17.2603416535303</text:p>
              </table:table-cell>
              <table:table-cell office:value-type="float" office:value="17.2672338632842">
                <text:p>17.2672338632842</text:p>
              </table:table-cell>
              <table:table-cell office:value-type="float" office:value="17.2786803187749">
                <text:p>17.27868031877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17.2534646460333">
                <text:p>17.2534646460333</text:p>
              </table:table-cell>
              <table:table-cell office:value-type="float" office:value="17.2560979449507">
                <text:p>17.2560979449507</text:p>
              </table:table-cell>
              <table:table-cell office:value-type="float" office:value="17.2604192449025">
                <text:p>17.2604192449025</text:p>
              </table:table-cell>
              <table:table-cell office:value-type="float" office:value="17.26729988808">
                <text:p>17.26729988808</text:p>
              </table:table-cell>
              <table:table-cell office:value-type="float" office:value="17.278726753861">
                <text:p>17.2787267538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17.2535355177505">
                <text:p>17.2535355177505</text:p>
              </table:table-cell>
              <table:table-cell office:value-type="float" office:value="17.2561656000572">
                <text:p>17.2561656000572</text:p>
              </table:table-cell>
              <table:table-cell office:value-type="float" office:value="17.2604812826655">
                <text:p>17.2604812826655</text:p>
              </table:table-cell>
              <table:table-cell office:value-type="float" office:value="17.2673526775641">
                <text:p>17.2673526775641</text:p>
              </table:table-cell>
              <table:table-cell office:value-type="float" office:value="17.2787638806834">
                <text:p>17.27876388068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17.2535886485122">
                <text:p>17.2535886485122</text:p>
              </table:table-cell>
              <table:table-cell office:value-type="float" office:value="17.2562163189698">
                <text:p>17.2562163189698</text:p>
              </table:table-cell>
              <table:table-cell office:value-type="float" office:value="17.2605277900829">
                <text:p>17.2605277900829</text:p>
              </table:table-cell>
              <table:table-cell office:value-type="float" office:value="17.2673922516445">
                <text:p>17.2673922516445</text:p>
              </table:table-cell>
              <table:table-cell office:value-type="float" office:value="17.2787917129762">
                <text:p>17.27879171297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17.2536240591217">
                <text:p>17.2536240591217</text:p>
              </table:table-cell>
              <table:table-cell office:value-type="float" office:value="17.2562501219397">
                <text:p>17.2562501219397</text:p>
              </table:table-cell>
              <table:table-cell office:value-type="float" office:value="17.2605587861366">
                <text:p>17.2605587861366</text:p>
              </table:table-cell>
              <table:table-cell office:value-type="float" office:value="17.2674186269575">
                <text:p>17.2674186269575</text:p>
              </table:table-cell>
              <table:table-cell office:value-type="float" office:value="17.278810263265">
                <text:p>17.2788102632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17.253641761439">
                <text:p>17.253641761439</text:p>
              </table:table-cell>
              <table:table-cell office:value-type="float" office:value="17.2562670205158">
                <text:p>17.2562670205158</text:p>
              </table:table-cell>
              <table:table-cell office:value-type="float" office:value="17.2605742814782">
                <text:p>17.2605742814782</text:p>
              </table:table-cell>
              <table:table-cell office:value-type="float" office:value="17.2674318123718">
                <text:p>17.2674318123718</text:p>
              </table:table-cell>
              <table:table-cell office:value-type="float" office:value="17.2788195370113">
                <text:p>17.2788195370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2.757cm" svg:y="0.012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C6:'Hővezetési ellenállás'.D15 'Belsofalsarok-szigeteles'.H77:'Belsofalsarok-szigeteles'.H84" chart:data-source-has-labels="both" svg:x="0.245cm" svg:y="0.592cm" svg:width="15.474cm" svg:height="8.376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6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21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Belsofalsarok-szigeteles'.H77:'Belsofalsarok-szigeteles'.H84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6.5359906989211">
                <text:p>16.5359906989211</text:p>
                <draw:g>
                  <svg:desc>'Belsofalsarok-szigeteles'.H77:'Belsofalsarok-szigeteles'.H84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472456877112031">
                <text:p>0.472456877112031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16.5854751609104">
                <text:p>16.5854751609104</text:p>
              </table:table-cell>
              <table:table-cell office:value-type="float" office:value="0.11">
                <text:p>0.11</text:p>
              </table:table-cell>
              <table:table-cell office:value-type="float" office:value="0.150777046917367">
                <text:p>0.150777046917367</text:p>
              </table:table-cell>
            </table:table-row>
            <table:table-row>
              <table:table-cell office:value-type="string"/>
              <table:table-cell office:value-type="float" office:value="16.6280435403936">
                <text:p>16.6280435403936</text:p>
              </table:table-cell>
              <table:table-cell office:value-type="float" office:value="0.15">
                <text:p>0.15</text:p>
              </table:table-cell>
              <table:table-cell office:value-type="float" office:value="0.110853623602624">
                <text:p>0.110853623602624</text:p>
              </table:table-cell>
            </table:table-row>
            <table:table-row>
              <table:table-cell office:value-type="string"/>
              <table:table-cell office:value-type="float" office:value="16.6657670278004">
                <text:p>16.6657670278004</text:p>
              </table:table-cell>
              <table:table-cell office:value-type="float" office:value="0.16">
                <text:p>0.16</text:p>
              </table:table-cell>
              <table:table-cell office:value-type="float" office:value="0.104161043923752">
                <text:p>0.104161043923752</text:p>
              </table:table-cell>
            </table:table-row>
            <table:table-row>
              <table:table-cell office:value-type="string"/>
              <table:table-cell office:value-type="float" office:value="16.6999726903152">
                <text:p>16.6999726903152</text:p>
              </table:table-cell>
              <table:table-cell office:value-type="float" office:value="0.17">
                <text:p>0.17</text:p>
              </table:table-cell>
              <table:table-cell office:value-type="float" office:value="0.0982351334724425">
                <text:p>0.0982351334724425</text:p>
              </table:table-cell>
            </table:table-row>
            <table:table-row>
              <table:table-cell office:value-type="string"/>
              <table:table-cell office:value-type="float" office:value="16.7315275853186">
                <text:p>16.7315275853186</text:p>
              </table:table-cell>
              <table:table-cell office:value-type="float" office:value="0.17">
                <text:p>0.17</text:p>
              </table:table-cell>
              <table:table-cell office:value-type="float" office:value="0.0984207505018738">
                <text:p>0.0984207505018738</text:p>
              </table:table-cell>
            </table:table-row>
            <table:table-row>
              <table:table-cell office:value-type="string"/>
              <table:table-cell office:value-type="float" office:value="16.7610104424915">
                <text:p>16.7610104424915</text:p>
              </table:table-cell>
              <table:table-cell office:value-type="float" office:value="0.17">
                <text:p>0.17</text:p>
              </table:table-cell>
              <table:table-cell office:value-type="float" office:value="0.0985941790734792">
                <text:p>0.0985941790734792</text:p>
              </table:table-cell>
            </table:table-row>
            <table:table-row>
              <table:table-cell office:value-type="string"/>
              <table:table-cell office:value-type="float" office:value="16.7888168915958">
                <text:p>16.7888168915958</text:p>
              </table:table-cell>
              <table:table-cell office:value-type="float" office:value="0.17">
                <text:p>0.17</text:p>
              </table:table-cell>
              <table:table-cell office:value-type="float" office:value="0.098757746421152">
                <text:p>0.098757746421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3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8.995cm" xlink:href=".." xlink:type="simple" chart:class="chart:scatter" chart:style-name="ch1">
        <chart:title svg:x="2.93cm" svg:y="0.234cm" chart:style-name="ch2">
          <text:p>Hőeloszlás belső falon 10 cm vastag hőszigetelés esetén</text:p>
        </chart:title>
        <chart:legend svg:x="11.067cm" svg:y="4.985cm" style:legend-expansion="custom" chartooo:width="3.573cm" chartooo:height="2.353cm" style:legend-expansion-aspect-ratio="1.51848703782405" chart:style-name="ch3"/>
        <chart:plot-area chart:style-name="ch4" table:cell-range-address="'Belsofalsarok-szigeteles'.N70:'Belsofalsarok-szigeteles'.N369 'Belsofalsarok-szigeteles'.A69:'Belsofalsarok-szigeteles'.A369 'Belsofalsarok-szigeteles'.B70:'Belsofalsarok-szigeteles'.B369 'Belsofalsarok-szigeteles'.D68:'Belsofalsarok-szigeteles'.D68 'Belsofalsarok-szigeteles'.E70:'Belsofalsarok-szigeteles'.E369 'Belsofalsarok-szigeteles'.G68:'Belsofalsarok-szigeteles'.G68 'Belsofalsarok-szigeteles'.P68:'Belsofalsarok-szigeteles'.P68 'Belsofalsarok-szigeteles'.Q70:'Belsofalsarok-szigeteles'.Q369" chart:data-source-has-labels="both" svg:x="0.413cm" svg:y="0.913cm" svg:width="15.105cm" svg:height="7.425cm">
          <chartooo:coordinate-region svg:x="1.034cm" svg:y="1.125cm" svg:width="14.39cm" svg:height="6.54cm"/>
          <chart:axis chart:dimension="x" chart:name="primary-x" chart:style-name="ch5" chartooo:axis-type="auto">
            <chart:categories table:cell-range-address="'Belsofalsarok-szigeteles'.N70:'Belsofalsarok-szigeteles'.N369"/>
            <chart:grid chart:style-name="ch6" chart:class="major"/>
          </chart:axis>
          <chart:axis chart:dimension="y" chart:name="primary-y" chart:style-name="ch7">
            <chart:title svg:x="0.132cm" svg:y="0.16cm" chart:style-name="ch8">
              <text:p>T [ºC]</text:p>
            </chart:title>
            <chart:grid chart:style-name="ch6" chart:class="major"/>
          </chart:axis>
          <chart:series chart:style-name="ch9" chart:values-cell-range-address="'Belsofalsarok-szigeteles'.B70:'Belsofalsarok-szigeteles'.B369" chart:label-cell-address="'Belsofalsarok-szigeteles'.A69:'Belsofalsarok-szigeteles'.A69" chart:class="chart:scatter">
            <chart:domain table:cell-range-address="'Belsofalsarok-szigeteles'.A70:'Belsofalsarok-szigeteles'.A369"/>
            <chart:data-point chart:repeated="300"/>
          </chart:series>
          <chart:series chart:style-name="ch10" chart:values-cell-range-address="'Belsofalsarok-szigeteles'.E70:'Belsofalsarok-szigeteles'.E369" chart:label-cell-address="'Belsofalsarok-szigeteles'.D68:'Belsofalsarok-szigeteles'.D68" chart:class="chart:scatter">
            <chart:domain table:cell-range-address="'Belsofalsarok-szigeteles'.D70:'Belsofalsarok-szigeteles'.D369"/>
            <chart:data-point chart:repeated="300"/>
          </chart:series>
          <chart:series chart:style-name="ch11" chart:values-cell-range-address="'Belsofalsarok-szigeteles'.N70:'Belsofalsarok-szigeteles'.N369" chart:label-cell-address="'Belsofalsarok-szigeteles'.G68:'Belsofalsarok-szigeteles'.G68" chart:class="chart:scatter">
            <chart:domain table:cell-range-address="'Belsofalsarok-szigeteles'.G70:'Belsofalsarok-szigeteles'.G369"/>
            <chart:data-point chart:repeated="300"/>
          </chart:series>
          <chart:series chart:style-name="ch12" chart:values-cell-range-address="'Belsofalsarok-szigeteles'.Q70:'Belsofalsarok-szigeteles'.Q369" chart:label-cell-address="'Belsofalsarok-szigeteles'.P68:'Belsofalsarok-szigeteles'.P68" chart:class="chart:scatter">
            <chart:domain table:cell-range-address="'Belsofalsarok-szigeteles'.P70:'Belsofalsarok-szigeteles'.P369"/>
            <chart:data-point chart:repeated="3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=0 [cm]</text:p>
                <draw:g>
                  <svg:desc>'Belsofalsarok-szigeteles'.A69:'Belsofalsarok-szigeteles'.A6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=10 [cm]</text:p>
                <draw:g>
                  <svg:desc>'Belsofalsarok-szigeteles'.D68:'Belsofalsarok-szigeteles'.D6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l=20 [cm]</text:p>
                <draw:g>
                  <svg:desc>'Belsofalsarok-szigeteles'.G68:'Belsofalsarok-szigeteles'.G68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=30 [cm]</text:p>
                <draw:g>
                  <svg:desc>'Belsofalsarok-szigeteles'.P68:'Belsofalsarok-szigeteles'.P68</svg:desc>
                </draw:g>
              </table:table-cell>
            </table:table-row>
          </table:table-header-rows>
          <table:table-rows>
            <table:table-row>
              <table:table-cell office:value-type="float" office:value="17.4445050402631">
                <text:p>20</text:p>
                <draw:g>
                  <svg:desc>'Belsofalsarok-szigeteles'.N70:'Belsofalsarok-szigeteles'.N369</svg:desc>
                </draw:g>
              </table:table-cell>
              <table:table-cell office:value-type="float" office:value="0.301">
                <text:p>0.301</text:p>
                <draw:g>
                  <svg:desc>'Belsofalsarok-szigeteles'.A70:'Belsofalsarok-szigeteles'.A369</svg:desc>
                </draw:g>
              </table:table-cell>
              <table:table-cell office:value-type="float" office:value="14.3208835041821">
                <text:p>14.3208835041821</text:p>
                <draw:g>
                  <svg:desc>'Belsofalsarok-szigeteles'.B70:'Belsofalsarok-szigeteles'.B369</svg:desc>
                </draw:g>
              </table:table-cell>
              <table:table-cell office:value-type="float" office:value="0.301">
                <text:p>0.301</text:p>
                <draw:g>
                  <svg:desc>'Belsofalsarok-szigeteles'.D70:'Belsofalsarok-szigeteles'.D369</svg:desc>
                </draw:g>
              </table:table-cell>
              <table:table-cell office:value-type="float" office:value="17.6417941325404">
                <text:p>17.6417941325404</text:p>
                <draw:g>
                  <svg:desc>'Belsofalsarok-szigeteles'.E70:'Belsofalsarok-szigeteles'.E369</svg:desc>
                </draw:g>
              </table:table-cell>
              <table:table-cell office:value-type="float" office:value="0.301">
                <text:p>0.301</text:p>
                <draw:g>
                  <svg:desc>'Belsofalsarok-szigeteles'.G70:'Belsofalsarok-szigeteles'.G369</svg:desc>
                </draw:g>
              </table:table-cell>
              <table:table-cell office:value-type="float" office:value="17.4445050402631">
                <text:p>17.4445050402631</text:p>
                <draw:g>
                  <svg:desc>'Belsofalsarok-szigeteles'.N70:'Belsofalsarok-szigeteles'.N369</svg:desc>
                </draw:g>
              </table:table-cell>
              <table:table-cell office:value-type="float" office:value="0.301">
                <text:p>0.301</text:p>
                <draw:g>
                  <svg:desc>'Belsofalsarok-szigeteles'.P70:'Belsofalsarok-szigeteles'.P369</svg:desc>
                </draw:g>
              </table:table-cell>
              <table:table-cell office:value-type="float" office:value="17.3616819162414">
                <text:p>17.3616819162414</text:p>
                <draw:g>
                  <svg:desc>'Belsofalsarok-szigeteles'.Q70:'Belsofalsarok-szigeteles'.Q369</svg:desc>
                </draw:g>
              </table:table-cell>
            </table:table-row>
            <table:table-row>
              <table:table-cell office:value-type="float" office:value="17.7960297520882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14.501266610903">
                <text:p>14.501266610903</text:p>
              </table:table-cell>
              <table:table-cell office:value-type="float" office:value="0.303">
                <text:p>0.303</text:p>
              </table:table-cell>
              <table:table-cell office:value-type="float" office:value="17.9671984675166">
                <text:p>17.9671984675166</text:p>
              </table:table-cell>
              <table:table-cell office:value-type="float" office:value="0.303">
                <text:p>0.303</text:p>
              </table:table-cell>
              <table:table-cell office:value-type="float" office:value="17.7960297520882">
                <text:p>17.7960297520882</text:p>
              </table:table-cell>
              <table:table-cell office:value-type="float" office:value="0.303">
                <text:p>0.303</text:p>
              </table:table-cell>
              <table:table-cell office:value-type="float" office:value="17.7241299909566">
                <text:p>17.7241299909566</text:p>
              </table:table-cell>
            </table:table-row>
            <table:table-row>
              <table:table-cell office:value-type="float" office:value="18.0241100405753">
                <text:p>20</text:p>
              </table:table-cell>
              <table:table-cell office:value-type="float" office:value="0.305">
                <text:p>0.305</text:p>
              </table:table-cell>
              <table:table-cell office:value-type="float" office:value="14.6540131306534">
                <text:p>14.6540131306534</text:p>
              </table:table-cell>
              <table:table-cell office:value-type="float" office:value="0.305">
                <text:p>0.305</text:p>
              </table:table-cell>
              <table:table-cell office:value-type="float" office:value="18.1787772153414">
                <text:p>18.1787772153414</text:p>
              </table:table-cell>
              <table:table-cell office:value-type="float" office:value="0.305">
                <text:p>0.305</text:p>
              </table:table-cell>
              <table:table-cell office:value-type="float" office:value="18.0241100405753">
                <text:p>18.0241100405753</text:p>
              </table:table-cell>
              <table:table-cell office:value-type="float" office:value="0.305">
                <text:p>0.305</text:p>
              </table:table-cell>
              <table:table-cell office:value-type="float" office:value="17.9590865455022">
                <text:p>17.9590865455022</text:p>
              </table:table-cell>
            </table:table-row>
            <table:table-row>
              <table:table-cell office:value-type="float" office:value="18.185405164097">
                <text:p>20</text:p>
              </table:table-cell>
              <table:table-cell office:value-type="float" office:value="0.307">
                <text:p>0.307</text:p>
              </table:table-cell>
              <table:table-cell office:value-type="float" office:value="14.7876009956292">
                <text:p>14.7876009956292</text:p>
              </table:table-cell>
              <table:table-cell office:value-type="float" office:value="0.307">
                <text:p>0.307</text:p>
              </table:table-cell>
              <table:table-cell office:value-type="float" office:value="18.3287705696343">
                <text:p>18.3287705696343</text:p>
              </table:table-cell>
              <table:table-cell office:value-type="float" office:value="0.307">
                <text:p>0.307</text:p>
              </table:table-cell>
              <table:table-cell office:value-type="float" office:value="18.185405164097">
                <text:p>18.185405164097</text:p>
              </table:table-cell>
              <table:table-cell office:value-type="float" office:value="0.307">
                <text:p>0.307</text:p>
              </table:table-cell>
              <table:table-cell office:value-type="float" office:value="18.1250657170675">
                <text:p>18.1250657170675</text:p>
              </table:table-cell>
            </table:table-row>
            <table:table-row>
              <table:table-cell office:value-type="float" office:value="18.3064560428545">
                <text:p>20</text:p>
              </table:table-cell>
              <table:table-cell office:value-type="float" office:value="0.309">
                <text:p>0.309</text:p>
              </table:table-cell>
              <table:table-cell office:value-type="float" office:value="14.9067782401858">
                <text:p>14.9067782401858</text:p>
              </table:table-cell>
              <table:table-cell office:value-type="float" office:value="0.309">
                <text:p>0.309</text:p>
              </table:table-cell>
              <table:table-cell office:value-type="float" office:value="18.4416480699918">
                <text:p>18.4416480699918</text:p>
              </table:table-cell>
              <table:table-cell office:value-type="float" office:value="0.309">
                <text:p>0.309</text:p>
              </table:table-cell>
              <table:table-cell office:value-type="float" office:value="18.3064560428545">
                <text:p>18.3064560428545</text:p>
              </table:table-cell>
              <table:table-cell office:value-type="float" office:value="0.309">
                <text:p>0.309</text:p>
              </table:table-cell>
              <table:table-cell office:value-type="float" office:value="18.2494769824263">
                <text:p>18.2494769824263</text:p>
              </table:table-cell>
            </table:table-row>
            <table:table-row>
              <table:table-cell office:value-type="float" office:value="18.4012263361105">
                <text:p>20</text:p>
              </table:table-cell>
              <table:table-cell office:value-type="float" office:value="0.311">
                <text:p>0.311</text:p>
              </table:table-cell>
              <table:table-cell office:value-type="float" office:value="15.0145330701327">
                <text:p>15.0145330701327</text:p>
              </table:table-cell>
              <table:table-cell office:value-type="float" office:value="0.311">
                <text:p>0.311</text:p>
              </table:table-cell>
              <table:table-cell office:value-type="float" office:value="18.5302821338943">
                <text:p>18.5302821338943</text:p>
              </table:table-cell>
              <table:table-cell office:value-type="float" office:value="0.311">
                <text:p>0.311</text:p>
              </table:table-cell>
              <table:table-cell office:value-type="float" office:value="18.4012263361105">
                <text:p>18.4012263361105</text:p>
              </table:table-cell>
              <table:table-cell office:value-type="float" office:value="0.311">
                <text:p>0.311</text:p>
              </table:table-cell>
              <table:table-cell office:value-type="float" office:value="18.3467407179955">
                <text:p>18.3467407179955</text:p>
              </table:table-cell>
            </table:table-row>
            <table:table-row>
              <table:table-cell office:value-type="float" office:value="18.4777769698563">
                <text:p>20</text:p>
              </table:table-cell>
              <table:table-cell office:value-type="float" office:value="0.313">
                <text:p>0.313</text:p>
              </table:table-cell>
              <table:table-cell office:value-type="float" office:value="15.1129101397381">
                <text:p>15.1129101397381</text:p>
              </table:table-cell>
              <table:table-cell office:value-type="float" office:value="0.313">
                <text:p>0.313</text:p>
              </table:table-cell>
              <table:table-cell office:value-type="float" office:value="18.6021021857408">
                <text:p>18.6021021857408</text:p>
              </table:table-cell>
              <table:table-cell office:value-type="float" office:value="0.313">
                <text:p>0.313</text:p>
              </table:table-cell>
              <table:table-cell office:value-type="float" office:value="18.4777769698563">
                <text:p>18.4777769698563</text:p>
              </table:table-cell>
              <table:table-cell office:value-type="float" office:value="0.313">
                <text:p>0.313</text:p>
              </table:table-cell>
              <table:table-cell office:value-type="float" office:value="18.4251813105491">
                <text:p>18.4251813105491</text:p>
              </table:table-cell>
            </table:table-row>
            <table:table-row>
              <table:table-cell office:value-type="float" office:value="18.5411100749941">
                <text:p>20</text:p>
              </table:table-cell>
              <table:table-cell office:value-type="float" office:value="0.315">
                <text:p>0.315</text:p>
              </table:table-cell>
              <table:table-cell office:value-type="float" office:value="15.2033942151296">
                <text:p>15.2033942151296</text:p>
              </table:table-cell>
              <table:table-cell office:value-type="float" office:value="0.315">
                <text:p>0.315</text:p>
              </table:table-cell>
              <table:table-cell office:value-type="float" office:value="18.6617168232975">
                <text:p>18.6617168232975</text:p>
              </table:table-cell>
              <table:table-cell office:value-type="float" office:value="0.315">
                <text:p>0.315</text:p>
              </table:table-cell>
              <table:table-cell office:value-type="float" office:value="18.5411100749941">
                <text:p>18.5411100749941</text:p>
              </table:table-cell>
              <table:table-cell office:value-type="float" office:value="0.315">
                <text:p>0.315</text:p>
              </table:table-cell>
              <table:table-cell office:value-type="float" office:value="18.4899642243">
                <text:p>18.4899642243</text:p>
              </table:table-cell>
            </table:table-row>
            <table:table-row>
              <table:table-cell office:value-type="float" office:value="18.5945096605517">
                <text:p>20</text:p>
              </table:table-cell>
              <table:table-cell office:value-type="float" office:value="0.317">
                <text:p>0.317</text:p>
              </table:table-cell>
              <table:table-cell office:value-type="float" office:value="15.2871111485335">
                <text:p>15.2871111485335</text:p>
              </table:table-cell>
              <table:table-cell office:value-type="float" office:value="0.317">
                <text:p>0.317</text:p>
              </table:table-cell>
              <table:table-cell office:value-type="float" office:value="18.7121499083977">
                <text:p>18.7121499083977</text:p>
              </table:table-cell>
              <table:table-cell office:value-type="float" office:value="0.317">
                <text:p>0.317</text:p>
              </table:table-cell>
              <table:table-cell office:value-type="float" office:value="18.5945096605517">
                <text:p>18.5945096605517</text:p>
              </table:table-cell>
              <table:table-cell office:value-type="float" office:value="0.317">
                <text:p>0.317</text:p>
              </table:table-cell>
              <table:table-cell office:value-type="float" office:value="18.5444805720392">
                <text:p>18.5444805720392</text:p>
              </table:table-cell>
            </table:table-row>
            <table:table-row>
              <table:table-cell office:value-type="float" office:value="18.6402302041675">
                <text:p>20</text:p>
              </table:table-cell>
              <table:table-cell office:value-type="float" office:value="0.319">
                <text:p>0.319</text:p>
              </table:table-cell>
              <table:table-cell office:value-type="float" office:value="15.3649427660056">
                <text:p>15.3649427660056</text:p>
              </table:table-cell>
              <table:table-cell office:value-type="float" office:value="0.319">
                <text:p>0.319</text:p>
              </table:table-cell>
              <table:table-cell office:value-type="float" office:value="18.755475402827">
                <text:p>18.755475402827</text:p>
              </table:table-cell>
              <table:table-cell office:value-type="float" office:value="0.319">
                <text:p>0.319</text:p>
              </table:table-cell>
              <table:table-cell office:value-type="float" office:value="18.6402302041675">
                <text:p>18.6402302041675</text:p>
              </table:table-cell>
              <table:table-cell office:value-type="float" office:value="0.319">
                <text:p>0.319</text:p>
              </table:table-cell>
              <table:table-cell office:value-type="float" office:value="18.5910582499993">
                <text:p>18.5910582499993</text:p>
              </table:table-cell>
            </table:table-row>
            <table:table-row>
              <table:table-cell office:value-type="float" office:value="18.6798762889699">
                <text:p>20</text:p>
              </table:table-cell>
              <table:table-cell office:value-type="float" office:value="0.321">
                <text:p>0.321</text:p>
              </table:table-cell>
              <table:table-cell office:value-type="float" office:value="15.4375973020522">
                <text:p>15.4375973020522</text:p>
              </table:table-cell>
              <table:table-cell office:value-type="float" office:value="0.321">
                <text:p>0.321</text:p>
              </table:table-cell>
              <table:table-cell office:value-type="float" office:value="18.7931673269327">
                <text:p>18.7931673269327</text:p>
              </table:table-cell>
              <table:table-cell office:value-type="float" office:value="0.321">
                <text:p>0.321</text:p>
              </table:table-cell>
              <table:table-cell office:value-type="float" office:value="18.6798762889699">
                <text:p>18.6798762889699</text:p>
              </table:table-cell>
              <table:table-cell office:value-type="float" office:value="0.321">
                <text:p>0.321</text:p>
              </table:table-cell>
              <table:table-cell office:value-type="float" office:value="18.6313540024352">
                <text:p>18.6313540024352</text:p>
              </table:table-cell>
            </table:table-row>
            <table:table-row>
              <table:table-cell office:value-type="float" office:value="18.7146244391755">
                <text:p>20</text:p>
              </table:table-cell>
              <table:table-cell office:value-type="float" office:value="0.323">
                <text:p>0.323</text:p>
              </table:table-cell>
              <table:table-cell office:value-type="float" office:value="15.5056550493605">
                <text:p>15.5056550493605</text:p>
              </table:table-cell>
              <table:table-cell office:value-type="float" office:value="0.323">
                <text:p>0.323</text:p>
              </table:table-cell>
              <table:table-cell office:value-type="float" office:value="18.8263042074697">
                <text:p>18.8263042074697</text:p>
              </table:table-cell>
              <table:table-cell office:value-type="float" office:value="0.323">
                <text:p>0.323</text:p>
              </table:table-cell>
              <table:table-cell office:value-type="float" office:value="18.7146244391755">
                <text:p>18.7146244391755</text:p>
              </table:table-cell>
              <table:table-cell office:value-type="float" office:value="0.323">
                <text:p>0.323</text:p>
              </table:table-cell>
              <table:table-cell office:value-type="float" office:value="18.6665825180962">
                <text:p>18.6665825180962</text:p>
              </table:table-cell>
            </table:table-row>
            <table:table-row>
              <table:table-cell office:value-type="float" office:value="18.7453591156912">
                <text:p>20</text:p>
              </table:table-cell>
              <table:table-cell office:value-type="float" office:value="0.325">
                <text:p>0.325</text:p>
              </table:table-cell>
              <table:table-cell office:value-type="float" office:value="15.5695992612445">
                <text:p>15.5695992612445</text:p>
              </table:table-cell>
              <table:table-cell office:value-type="float" office:value="0.325">
                <text:p>0.325</text:p>
              </table:table-cell>
              <table:table-cell office:value-type="float" office:value="18.8556943630458">
                <text:p>18.8556943630458</text:p>
              </table:table-cell>
              <table:table-cell office:value-type="float" office:value="0.325">
                <text:p>0.325</text:p>
              </table:table-cell>
              <table:table-cell office:value-type="float" office:value="18.7453591156912">
                <text:p>18.7453591156912</text:p>
              </table:table-cell>
              <table:table-cell office:value-type="float" office:value="0.325">
                <text:p>0.325</text:p>
              </table:table-cell>
              <table:table-cell office:value-type="float" office:value="18.6976568765232">
                <text:p>18.6976568765232</text:p>
              </table:table-cell>
            </table:table-row>
            <table:table-row>
              <table:table-cell office:value-type="float" office:value="18.7727595009745">
                <text:p>20</text:p>
              </table:table-cell>
              <table:table-cell office:value-type="float" office:value="0.327">
                <text:p>0.327</text:p>
              </table:table-cell>
              <table:table-cell office:value-type="float" office:value="15.6298378620294">
                <text:p>15.6298378620294</text:p>
              </table:table-cell>
              <table:table-cell office:value-type="float" office:value="0.327">
                <text:p>0.327</text:p>
              </table:table-cell>
              <table:table-cell office:value-type="float" office:value="18.881955798506">
                <text:p>18.881955798506</text:p>
              </table:table-cell>
              <table:table-cell office:value-type="float" office:value="0.327">
                <text:p>0.327</text:p>
              </table:table-cell>
              <table:table-cell office:value-type="float" office:value="18.7727595009745">
                <text:p>18.7727595009745</text:p>
              </table:table-cell>
              <table:table-cell office:value-type="float" office:value="0.327">
                <text:p>0.327</text:p>
              </table:table-cell>
              <table:table-cell office:value-type="float" office:value="18.7252781726214">
                <text:p>18.7252781726214</text:p>
              </table:table-cell>
            </table:table-row>
            <table:table-row>
              <table:table-cell office:value-type="float" office:value="18.7973567836505">
                <text:p>20</text:p>
              </table:table-cell>
              <table:table-cell office:value-type="float" office:value="0.329">
                <text:p>0.329</text:p>
              </table:table-cell>
              <table:table-cell office:value-type="float" office:value="15.68671912115">
                <text:p>15.68671912115</text:p>
              </table:table-cell>
              <table:table-cell office:value-type="float" office:value="0.329">
                <text:p>0.329</text:p>
              </table:table-cell>
              <table:table-cell office:value-type="float" office:value="18.9055688782748">
                <text:p>18.9055688782748</text:p>
              </table:table-cell>
              <table:table-cell office:value-type="float" office:value="0.329">
                <text:p>0.329</text:p>
              </table:table-cell>
              <table:table-cell office:value-type="float" office:value="18.7973567836505">
                <text:p>18.7973567836505</text:p>
              </table:table-cell>
              <table:table-cell office:value-type="float" office:value="0.329">
                <text:p>0.329</text:p>
              </table:table-cell>
              <table:table-cell office:value-type="float" office:value="18.7499946756166">
                <text:p>18.7499946756166</text:p>
              </table:table-cell>
            </table:table-row>
            <table:table-row>
              <table:table-cell office:value-type="float" office:value="18.819573095539">
                <text:p>20</text:p>
              </table:table-cell>
              <table:table-cell office:value-type="float" office:value="0.331">
                <text:p>0.331</text:p>
              </table:table-cell>
              <table:table-cell office:value-type="float" office:value="15.740543311706">
                <text:p>15.740543311706</text:p>
              </table:table-cell>
              <table:table-cell office:value-type="float" office:value="0.331">
                <text:p>0.331</text:p>
              </table:table-cell>
              <table:table-cell office:value-type="float" office:value="18.926912058918">
                <text:p>18.926912058918</text:p>
              </table:table-cell>
              <table:table-cell office:value-type="float" office:value="0.331">
                <text:p>0.331</text:p>
              </table:table-cell>
              <table:table-cell office:value-type="float" office:value="18.819573095539">
                <text:p>18.819573095539</text:p>
              </table:table-cell>
              <table:table-cell office:value-type="float" office:value="0.331">
                <text:p>0.331</text:p>
              </table:table-cell>
              <table:table-cell office:value-type="float" office:value="18.7722420397811">
                <text:p>18.7722420397811</text:p>
              </table:table-cell>
            </table:table-row>
            <table:table-row>
              <table:table-cell office:value-type="float" office:value="18.8397486446231">
                <text:p>20</text:p>
              </table:table-cell>
              <table:table-cell office:value-type="float" office:value="0.333">
                <text:p>0.333</text:p>
              </table:table-cell>
              <table:table-cell office:value-type="float" office:value="15.7915715223139">
                <text:p>15.7915715223139</text:p>
              </table:table-cell>
              <table:table-cell office:value-type="float" office:value="0.333">
                <text:p>0.333</text:p>
              </table:table-cell>
              <table:table-cell office:value-type="float" office:value="18.9462867086782">
                <text:p>18.9462867086782</text:p>
              </table:table-cell>
              <table:table-cell office:value-type="float" office:value="0.333">
                <text:p>0.333</text:p>
              </table:table-cell>
              <table:table-cell office:value-type="float" office:value="18.8397486446231">
                <text:p>18.8397486446231</text:p>
              </table:table-cell>
              <table:table-cell office:value-type="float" office:value="0.333">
                <text:p>0.333</text:p>
              </table:table-cell>
              <table:table-cell office:value-type="float" office:value="18.7923713250422">
                <text:p>18.7923713250422</text:p>
              </table:table-cell>
            </table:table-row>
            <table:table-row>
              <table:table-cell office:value-type="float" office:value="18.8581610483405">
                <text:p>20</text:p>
              </table:table-cell>
              <table:table-cell office:value-type="float" office:value="0.335">
                <text:p>0.335</text:p>
              </table:table-cell>
              <table:table-cell office:value-type="float" office:value="15.8400324662307">
                <text:p>15.8400324662307</text:p>
              </table:table-cell>
              <table:table-cell office:value-type="float" office:value="0.335">
                <text:p>0.335</text:p>
              </table:table-cell>
              <table:table-cell office:value-type="float" office:value="18.9639347008084">
                <text:p>18.9639347008084</text:p>
              </table:table-cell>
              <table:table-cell office:value-type="float" office:value="0.335">
                <text:p>0.335</text:p>
              </table:table-cell>
              <table:table-cell office:value-type="float" office:value="18.8581610483405">
                <text:p>18.8581610483405</text:p>
              </table:table-cell>
              <table:table-cell office:value-type="float" office:value="0.335">
                <text:p>0.335</text:p>
              </table:table-cell>
              <table:table-cell office:value-type="float" office:value="18.8106689627415">
                <text:p>18.8106689627415</text:p>
              </table:table-cell>
            </table:table-row>
            <table:table-row>
              <table:table-cell office:value-type="float" office:value="18.8750393787494">
                <text:p>20</text:p>
              </table:table-cell>
              <table:table-cell office:value-type="float" office:value="0.337">
                <text:p>0.337</text:p>
              </table:table-cell>
              <table:table-cell office:value-type="float" office:value="15.8861278125452">
                <text:p>15.8861278125452</text:p>
              </table:table-cell>
              <table:table-cell office:value-type="float" office:value="0.337">
                <text:p>0.337</text:p>
              </table:table-cell>
              <table:table-cell office:value-type="float" office:value="18.9800510890028">
                <text:p>18.9800510890028</text:p>
              </table:table-cell>
              <table:table-cell office:value-type="float" office:value="0.337">
                <text:p>0.337</text:p>
              </table:table-cell>
              <table:table-cell office:value-type="float" office:value="18.8750393787494">
                <text:p>18.8750393787494</text:p>
              </table:table-cell>
              <table:table-cell office:value-type="float" office:value="0.337">
                <text:p>0.337</text:p>
              </table:table-cell>
              <table:table-cell office:value-type="float" office:value="18.8273712603786">
                <text:p>18.8273712603786</text:p>
              </table:table-cell>
            </table:table-row>
            <table:table-row>
              <table:table-cell office:value-type="float" office:value="18.8905745451965">
                <text:p>20</text:p>
              </table:table-cell>
              <table:table-cell office:value-type="float" office:value="0.339">
                <text:p>0.339</text:p>
              </table:table-cell>
              <table:table-cell office:value-type="float" office:value="15.9300364291185">
                <text:p>15.9300364291185</text:p>
              </table:table-cell>
              <table:table-cell office:value-type="float" office:value="0.339">
                <text:p>0.339</text:p>
              </table:table-cell>
              <table:table-cell office:value-type="float" office:value="18.994793354817">
                <text:p>18.994793354817</text:p>
              </table:table-cell>
              <table:table-cell office:value-type="float" office:value="0.339">
                <text:p>0.339</text:p>
              </table:table-cell>
              <table:table-cell office:value-type="float" office:value="18.8905745451965">
                <text:p>18.8905745451965</text:p>
              </table:table-cell>
              <table:table-cell office:value-type="float" office:value="0.339">
                <text:p>0.339</text:p>
              </table:table-cell>
              <table:table-cell office:value-type="float" office:value="18.8426751241493">
                <text:p>18.8426751241493</text:p>
              </table:table-cell>
            </table:table-row>
            <table:table-row>
              <table:table-cell office:value-type="float" office:value="18.9049270884093">
                <text:p>20</text:p>
              </table:table-cell>
              <table:table-cell office:value-type="float" office:value="0.341">
                <text:p>0.341</text:p>
              </table:table-cell>
              <table:table-cell office:value-type="float" office:value="15.9719177866967">
                <text:p>15.9719177866967</text:p>
              </table:table-cell>
              <table:table-cell office:value-type="float" office:value="0.341">
                <text:p>0.341</text:p>
              </table:table-cell>
              <table:table-cell office:value-type="float" office:value="19.0082882057403">
                <text:p>19.0082882057403</text:p>
              </table:table-cell>
              <table:table-cell office:value-type="float" office:value="0.341">
                <text:p>0.341</text:p>
              </table:table-cell>
              <table:table-cell office:value-type="float" office:value="18.9049270884093">
                <text:p>18.9049270884093</text:p>
              </table:table-cell>
              <table:table-cell office:value-type="float" office:value="0.341">
                <text:p>0.341</text:p>
              </table:table-cell>
              <table:table-cell office:value-type="float" office:value="18.8567461083852">
                <text:p>18.8567461083852</text:p>
              </table:table-cell>
            </table:table-row>
            <table:table-row>
              <table:table-cell office:value-type="float" office:value="18.9182331187577">
                <text:p>20</text:p>
              </table:table-cell>
              <table:table-cell office:value-type="float" office:value="0.343">
                <text:p>0.343</text:p>
              </table:table-cell>
              <table:table-cell office:value-type="float" office:value="16.0119147524834">
                <text:p>16.0119147524834</text:p>
              </table:table-cell>
              <table:table-cell office:value-type="float" office:value="0.343">
                <text:p>0.343</text:p>
              </table:table-cell>
              <table:table-cell office:value-type="float" office:value="19.0206365855016">
                <text:p>19.0206365855016</text:p>
              </table:table-cell>
              <table:table-cell office:value-type="float" office:value="0.343">
                <text:p>0.343</text:p>
              </table:table-cell>
              <table:table-cell office:value-type="float" office:value="18.9182331187577">
                <text:p>18.9182331187577</text:p>
              </table:table-cell>
              <table:table-cell office:value-type="float" office:value="0.343">
                <text:p>0.343</text:p>
              </table:table-cell>
              <table:table-cell office:value-type="float" office:value="18.8697245485041">
                <text:p>18.8697245485041</text:p>
              </table:table-cell>
            </table:table-row>
            <table:table-row>
              <table:table-cell office:value-type="float" office:value="18.9306088919046">
                <text:p>20</text:p>
              </table:table-cell>
              <table:table-cell office:value-type="float" office:value="0.345">
                <text:p>0.345</text:p>
              </table:table-cell>
              <table:table-cell office:value-type="float" office:value="16.050155863184">
                <text:p>16.050155863184</text:p>
              </table:table-cell>
              <table:table-cell office:value-type="float" office:value="0.345">
                <text:p>0.345</text:p>
              </table:table-cell>
              <table:table-cell office:value-type="float" office:value="19.0319173322879">
                <text:p>19.0319173322879</text:p>
              </table:table-cell>
              <table:table-cell office:value-type="float" office:value="0.345">
                <text:p>0.345</text:p>
              </table:table-cell>
              <table:table-cell office:value-type="float" office:value="18.9306088919046">
                <text:p>18.9306088919046</text:p>
              </table:table-cell>
              <table:table-cell office:value-type="float" office:value="0.345">
                <text:p>0.345</text:p>
              </table:table-cell>
              <table:table-cell office:value-type="float" office:value="18.8817302870282">
                <text:p>18.8817302870282</text:p>
              </table:table-cell>
            </table:table-row>
            <table:table-row>
              <table:table-cell office:value-type="float" office:value="18.9421543785961">
                <text:p>20</text:p>
              </table:table-cell>
              <table:table-cell office:value-type="float" office:value="0.347">
                <text:p>0.347</text:p>
              </table:table-cell>
              <table:table-cell office:value-type="float" office:value="16.0867572106176">
                <text:p>16.0867572106176</text:p>
              </table:table-cell>
              <table:table-cell office:value-type="float" office:value="0.347">
                <text:p>0.347</text:p>
              </table:table-cell>
              <table:table-cell office:value-type="float" office:value="19.0421897904359">
                <text:p>19.0421897904359</text:p>
              </table:table-cell>
              <table:table-cell office:value-type="float" office:value="0.347">
                <text:p>0.347</text:p>
              </table:table-cell>
              <table:table-cell office:value-type="float" office:value="18.9421543785961">
                <text:p>18.9421543785961</text:p>
              </table:table-cell>
              <table:table-cell office:value-type="float" office:value="0.347">
                <text:p>0.347</text:p>
              </table:table-cell>
              <table:table-cell office:value-type="float" office:value="18.8928663609796">
                <text:p>18.8928663609796</text:p>
              </table:table-cell>
            </table:table-row>
            <table:table-row>
              <table:table-cell office:value-type="float" office:value="18.9529560834445">
                <text:p>20</text:p>
              </table:table-cell>
              <table:table-cell office:value-type="float" office:value="0.349">
                <text:p>0.349</text:p>
              </table:table-cell>
              <table:table-cell office:value-type="float" office:value="16.1218240416584">
                <text:p>16.1218240416584</text:p>
              </table:table-cell>
              <table:table-cell office:value-type="float" office:value="0.349">
                <text:p>0.349</text:p>
              </table:table-cell>
              <table:table-cell office:value-type="float" office:value="19.0514955801661">
                <text:p>19.0514955801661</text:p>
              </table:table-cell>
              <table:table-cell office:value-type="float" office:value="0.349">
                <text:p>0.349</text:p>
              </table:table-cell>
              <table:table-cell office:value-type="float" office:value="18.9529560834445">
                <text:p>18.9529560834445</text:p>
              </table:table-cell>
              <table:table-cell office:value-type="float" office:value="0.349">
                <text:p>0.349</text:p>
              </table:table-cell>
              <table:table-cell office:value-type="float" office:value="18.9032219137944">
                <text:p>18.9032219137944</text:p>
              </table:table-cell>
            </table:table-row>
            <table:table-row>
              <table:table-cell office:value-type="float" office:value="18.9630892840335">
                <text:p>20</text:p>
              </table:table-cell>
              <table:table-cell office:value-type="float" office:value="0.351">
                <text:p>0.351</text:p>
              </table:table-cell>
              <table:table-cell office:value-type="float" office:value="16.1554520767019">
                <text:p>16.1554520767019</text:p>
              </table:table-cell>
              <table:table-cell office:value-type="float" office:value="0.351">
                <text:p>0.351</text:p>
              </table:table-cell>
              <table:table-cell office:value-type="float" office:value="19.0598596422561">
                <text:p>19.0598596422561</text:p>
              </table:table-cell>
              <table:table-cell office:value-type="float" office:value="0.351">
                <text:p>0.351</text:p>
              </table:table-cell>
              <table:table-cell office:value-type="float" office:value="18.9630892840335">
                <text:p>18.9630892840335</text:p>
              </table:table-cell>
              <table:table-cell office:value-type="float" office:value="0.351">
                <text:p>0.351</text:p>
              </table:table-cell>
              <table:table-cell office:value-type="float" office:value="18.9128745088953">
                <text:p>18.9128745088953</text:p>
              </table:table-cell>
            </table:table-row>
            <table:table-row>
              <table:table-cell office:value-type="float" office:value="18.9726198332282">
                <text:p>20</text:p>
              </table:table-cell>
              <table:table-cell office:value-type="float" office:value="0.353">
                <text:p>0.353</text:p>
              </table:table-cell>
              <table:table-cell office:value-type="float" office:value="16.1877286466572">
                <text:p>16.1877286466572</text:p>
              </table:table-cell>
              <table:table-cell office:value-type="float" office:value="0.353">
                <text:p>0.353</text:p>
              </table:table-cell>
              <table:table-cell office:value-type="float" office:value="19.0672906371099">
                <text:p>19.0672906371099</text:p>
              </table:table-cell>
              <table:table-cell office:value-type="float" office:value="0.353">
                <text:p>0.353</text:p>
              </table:table-cell>
              <table:table-cell office:value-type="float" office:value="18.9726198332282">
                <text:p>18.9726198332282</text:p>
              </table:table-cell>
              <table:table-cell office:value-type="float" office:value="0.353">
                <text:p>0.353</text:p>
              </table:table-cell>
              <table:table-cell office:value-type="float" office:value="18.9218919923035">
                <text:p>18.9218919923035</text:p>
              </table:table-cell>
            </table:table-row>
            <table:table-row>
              <table:table-cell office:value-type="float" office:value="18.9816056161754">
                <text:p>20</text:p>
              </table:table-cell>
              <table:table-cell office:value-type="float" office:value="0.355">
                <text:p>0.355</text:p>
              </table:table-cell>
              <table:table-cell office:value-type="float" office:value="16.2187336475585">
                <text:p>16.2187336475585</text:p>
              </table:table-cell>
              <table:table-cell office:value-type="float" office:value="0.355">
                <text:p>0.355</text:p>
              </table:table-cell>
              <table:table-cell office:value-type="float" office:value="19.0737807111718">
                <text:p>19.0737807111718</text:p>
              </table:table-cell>
              <table:table-cell office:value-type="float" office:value="0.355">
                <text:p>0.355</text:p>
              </table:table-cell>
              <table:table-cell office:value-type="float" office:value="18.9816056161754">
                <text:p>18.9816056161754</text:p>
              </table:table-cell>
              <table:table-cell office:value-type="float" office:value="0.355">
                <text:p>0.355</text:p>
              </table:table-cell>
              <table:table-cell office:value-type="float" office:value="18.9303339989155">
                <text:p>18.9303339989155</text:p>
              </table:table-cell>
            </table:table-row>
            <table:table-row>
              <table:table-cell office:value-type="float" office:value="18.9900977415594">
                <text:p>20</text:p>
              </table:table-cell>
              <table:table-cell office:value-type="float" office:value="0.357">
                <text:p>0.357</text:p>
              </table:table-cell>
              <table:table-cell office:value-type="float" office:value="16.2485403724463">
                <text:p>16.2485403724463</text:p>
              </table:table-cell>
              <table:table-cell office:value-type="float" office:value="0.357">
                <text:p>0.357</text:p>
              </table:table-cell>
              <table:table-cell office:value-type="float" office:value="19.079304609214">
                <text:p>19.079304609214</text:p>
              </table:table-cell>
              <table:table-cell office:value-type="float" office:value="0.357">
                <text:p>0.357</text:p>
              </table:table-cell>
              <table:table-cell office:value-type="float" office:value="18.9900977415594">
                <text:p>18.9900977415594</text:p>
              </table:table-cell>
              <table:table-cell office:value-type="float" office:value="0.357">
                <text:p>0.357</text:p>
              </table:table-cell>
              <table:table-cell office:value-type="float" office:value="18.9382531845408">
                <text:p>18.9382531845408</text:p>
              </table:table-cell>
            </table:table-row>
            <table:table-row>
              <table:table-cell office:value-type="float" office:value="18.998141519828">
                <text:p>20</text:p>
              </table:table-cell>
              <table:table-cell office:value-type="float" office:value="0.359">
                <text:p>0.359</text:p>
              </table:table-cell>
              <table:table-cell office:value-type="float" office:value="16.2772162216513">
                <text:p>16.2772162216513</text:p>
              </table:table-cell>
              <table:table-cell office:value-type="float" office:value="0.359">
                <text:p>0.359</text:p>
              </table:table-cell>
              <table:table-cell office:value-type="float" office:value="19.0838180509413">
                <text:p>19.0838180509413</text:p>
              </table:table-cell>
              <table:table-cell office:value-type="float" office:value="0.359">
                <text:p>0.359</text:p>
              </table:table-cell>
              <table:table-cell office:value-type="float" office:value="18.998141519828">
                <text:p>18.998141519828</text:p>
              </table:table-cell>
              <table:table-cell office:value-type="float" office:value="0.359">
                <text:p>0.359</text:p>
              </table:table-cell>
              <table:table-cell office:value-type="float" office:value="18.9456962382164">
                <text:p>18.9456962382164</text:p>
              </table:table-cell>
            </table:table-row>
            <table:table-row>
              <table:table-cell office:value-type="float" office:value="19.0057772738291">
                <text:p>20</text:p>
              </table:table-cell>
              <table:table-cell office:value-type="float" office:value="0.361">
                <text:p>0.361</text:p>
              </table:table-cell>
              <table:table-cell office:value-type="float" office:value="16.3048233249262">
                <text:p>16.3048233249262</text:p>
              </table:table-cell>
              <table:table-cell office:value-type="float" office:value="0.361">
                <text:p>0.361</text:p>
              </table:table-cell>
              <table:table-cell office:value-type="float" office:value="19.0872552350327">
                <text:p>19.0872552350327</text:p>
              </table:table-cell>
              <table:table-cell office:value-type="float" office:value="0.361">
                <text:p>0.361</text:p>
              </table:table-cell>
              <table:table-cell office:value-type="float" office:value="19.0057772738291">
                <text:p>19.0057772738291</text:p>
              </table:table-cell>
              <table:table-cell office:value-type="float" office:value="0.361">
                <text:p>0.361</text:p>
              </table:table-cell>
              <table:table-cell office:value-type="float" office:value="18.9527047217183">
                <text:p>18.9527047217183</text:p>
              </table:table-cell>
            </table:table-row>
            <table:table-row>
              <table:table-cell office:value-type="float" office:value="19.0130410105133">
                <text:p>20</text:p>
              </table:table-cell>
              <table:table-cell office:value-type="float" office:value="0.363">
                <text:p>0.363</text:p>
              </table:table-cell>
              <table:table-cell office:value-type="float" office:value="16.3314190691161">
                <text:p>16.3314190691161</text:p>
              </table:table-cell>
              <table:table-cell office:value-type="float" office:value="0.363">
                <text:p>0.363</text:p>
              </table:table-cell>
              <table:table-cell office:value-type="float" office:value="19.0895252464308">
                <text:p>19.0895252464308</text:p>
              </table:table-cell>
              <table:table-cell office:value-type="float" office:value="0.363">
                <text:p>0.363</text:p>
              </table:table-cell>
              <table:table-cell office:value-type="float" office:value="19.0130410105133">
                <text:p>19.0130410105133</text:p>
              </table:table-cell>
              <table:table-cell office:value-type="float" office:value="0.363">
                <text:p>0.363</text:p>
              </table:table-cell>
              <table:table-cell office:value-type="float" office:value="18.95931576594">
                <text:p>18.95931576594</text:p>
              </table:table-cell>
            </table:table-row>
            <table:table-row>
              <table:table-cell office:value-type="float" office:value="19.0199649878485">
                <text:p>20</text:p>
              </table:table-cell>
              <table:table-cell office:value-type="float" office:value="0.365">
                <text:p>0.365</text:p>
              </table:table-cell>
              <table:table-cell office:value-type="float" office:value="16.3570565827662">
                <text:p>16.3570565827662</text:p>
              </table:table-cell>
              <table:table-cell office:value-type="float" office:value="0.365">
                <text:p>0.365</text:p>
              </table:table-cell>
              <table:table-cell office:value-type="float" office:value="19.0905070449085">
                <text:p>19.0905070449085</text:p>
              </table:table-cell>
              <table:table-cell office:value-type="float" office:value="0.365">
                <text:p>0.365</text:p>
              </table:table-cell>
              <table:table-cell office:value-type="float" office:value="19.0199649878485">
                <text:p>19.0199649878485</text:p>
              </table:table-cell>
              <table:table-cell office:value-type="float" office:value="0.365">
                <text:p>0.365</text:p>
              </table:table-cell>
              <table:table-cell office:value-type="float" office:value="18.9655626593488">
                <text:p>18.9655626593488</text:p>
              </table:table-cell>
            </table:table-row>
            <table:table-row>
              <table:table-cell office:value-type="float" office:value="19.0265781860678">
                <text:p>20</text:p>
              </table:table-cell>
              <table:table-cell office:value-type="float" office:value="0.367">
                <text:p>0.367</text:p>
              </table:table-cell>
              <table:table-cell office:value-type="float" office:value="16.3817851300913">
                <text:p>16.3817851300913</text:p>
              </table:table-cell>
              <table:table-cell office:value-type="float" office:value="0.367">
                <text:p>0.367</text:p>
              </table:table-cell>
              <table:table-cell office:value-type="float" office:value="19.0900425317991">
                <text:p>19.0900425317991</text:p>
              </table:table-cell>
              <table:table-cell office:value-type="float" office:value="0.367">
                <text:p>0.367</text:p>
              </table:table-cell>
              <table:table-cell office:value-type="float" office:value="19.0265781860678">
                <text:p>19.0265781860678</text:p>
              </table:table-cell>
              <table:table-cell office:value-type="float" office:value="0.367">
                <text:p>0.367</text:p>
              </table:table-cell>
              <table:table-cell office:value-type="float" office:value="18.9714753380809">
                <text:p>18.9714753380809</text:p>
              </table:table-cell>
            </table:table-row>
            <table:table-row>
              <table:table-cell office:value-type="float" office:value="19.032906710451">
                <text:p>20</text:p>
              </table:table-cell>
              <table:table-cell office:value-type="float" office:value="0.369">
                <text:p>0.369</text:p>
              </table:table-cell>
              <table:table-cell office:value-type="float" office:value="16.4056504832054">
                <text:p>16.4056504832054</text:p>
              </table:table-cell>
              <table:table-cell office:value-type="float" office:value="0.369">
                <text:p>0.369</text:p>
              </table:table-cell>
              <table:table-cell office:value-type="float" office:value="19.0879269743448">
                <text:p>19.0879269743448</text:p>
              </table:table-cell>
              <table:table-cell office:value-type="float" office:value="0.369">
                <text:p>0.369</text:p>
              </table:table-cell>
              <table:table-cell office:value-type="float" office:value="19.032906710451">
                <text:p>19.032906710451</text:p>
              </table:table-cell>
              <table:table-cell office:value-type="float" office:value="0.369">
                <text:p>0.369</text:p>
              </table:table-cell>
              <table:table-cell office:value-type="float" office:value="18.9770808057039">
                <text:p>18.9770808057039</text:p>
              </table:table-cell>
            </table:table-row>
            <table:table-row>
              <table:table-cell office:value-type="float" office:value="19.03897413322">
                <text:p>20</text:p>
              </table:table-cell>
              <table:table-cell office:value-type="float" office:value="0.371">
                <text:p>0.371</text:p>
              </table:table-cell>
              <table:table-cell office:value-type="float" office:value="16.4286952509962">
                <text:p>16.4286952509962</text:p>
              </table:table-cell>
              <table:table-cell office:value-type="float" office:value="0.371">
                <text:p>0.371</text:p>
              </table:table-cell>
              <table:table-cell office:value-type="float" office:value="19.0838956795017">
                <text:p>19.0838956795017</text:p>
              </table:table-cell>
              <table:table-cell office:value-type="float" office:value="0.371">
                <text:p>0.371</text:p>
              </table:table-cell>
              <table:table-cell office:value-type="float" office:value="19.03897413322">
                <text:p>19.03897413322</text:p>
              </table:table-cell>
              <table:table-cell office:value-type="float" office:value="0.371">
                <text:p>0.371</text:p>
              </table:table-cell>
              <table:table-cell office:value-type="float" office:value="18.9824034905824">
                <text:p>18.9824034905824</text:p>
              </table:table-cell>
            </table:table-row>
            <table:table-row>
              <table:table-cell office:value-type="float" office:value="19.0448017808173">
                <text:p>20</text:p>
              </table:table-cell>
              <table:table-cell office:value-type="float" office:value="0.373">
                <text:p>0.373</text:p>
              </table:table-cell>
              <table:table-cell office:value-type="float" office:value="16.4509591469976">
                <text:p>16.4509591469976</text:p>
              </table:table-cell>
              <table:table-cell office:value-type="float" office:value="0.373">
                <text:p>0.373</text:p>
              </table:table-cell>
              <table:table-cell office:value-type="float" office:value="19.0776052238953">
                <text:p>19.0776052238953</text:p>
              </table:table-cell>
              <table:table-cell office:value-type="float" office:value="0.373">
                <text:p>0.373</text:p>
              </table:table-cell>
              <table:table-cell office:value-type="float" office:value="19.0448017808173">
                <text:p>19.0448017808173</text:p>
              </table:table-cell>
              <table:table-cell office:value-type="float" office:value="0.373">
                <text:p>0.373</text:p>
              </table:table-cell>
              <table:table-cell office:value-type="float" office:value="18.9874655473747">
                <text:p>18.9874655473747</text:p>
              </table:table-cell>
            </table:table-row>
            <table:table-row>
              <table:table-cell office:value-type="float" office:value="19.0504089831881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16.4724792500542">
                <text:p>16.4724792500542</text:p>
              </table:table-cell>
              <table:table-cell office:value-type="float" office:value="0.375">
                <text:p>0.375</text:p>
              </table:table-cell>
              <table:table-cell office:value-type="float" office:value="19.0686066079785">
                <text:p>19.0686066079785</text:p>
              </table:table-cell>
              <table:table-cell office:value-type="float" office:value="0.375">
                <text:p>0.375</text:p>
              </table:table-cell>
              <table:table-cell office:value-type="float" office:value="19.0504089831881">
                <text:p>19.0504089831881</text:p>
              </table:table-cell>
              <table:table-cell office:value-type="float" office:value="0.375">
                <text:p>0.375</text:p>
              </table:table-cell>
              <table:table-cell office:value-type="float" office:value="18.9922871198439">
                <text:p>18.9922871198439</text:p>
              </table:table-cell>
            </table:table-row>
            <table:table-row>
              <table:table-cell office:value-type="float" office:value="19.0558132880364">
                <text:p>20</text:p>
              </table:table-cell>
              <table:table-cell office:value-type="float" office:value="0.377">
                <text:p>0.377</text:p>
              </table:table-cell>
              <table:table-cell office:value-type="float" office:value="16.4932902382983">
                <text:p>16.4932902382983</text:p>
              </table:table-cell>
              <table:table-cell office:value-type="float" office:value="0.377">
                <text:p>0.377</text:p>
              </table:table-cell>
              <table:table-cell office:value-type="float" office:value="19.0563060967299">
                <text:p>19.0563060967299</text:p>
              </table:table-cell>
              <table:table-cell office:value-type="float" office:value="0.377">
                <text:p>0.377</text:p>
              </table:table-cell>
              <table:table-cell office:value-type="float" office:value="19.0558132880364">
                <text:p>19.0558132880364</text:p>
              </table:table-cell>
              <table:table-cell office:value-type="float" office:value="0.377">
                <text:p>0.377</text:p>
              </table:table-cell>
              <table:table-cell office:value-type="float" office:value="18.9968865681502">
                <text:p>18.9968865681502</text:p>
              </table:table-cell>
            </table:table-row>
            <table:table-row>
              <table:table-cell office:value-type="float" office:value="19.0610306408703">
                <text:p>20</text:p>
              </table:table-cell>
              <table:table-cell office:value-type="float" office:value="0.379">
                <text:p>0.379</text:p>
              </table:table-cell>
              <table:table-cell office:value-type="float" office:value="16.513424575803">
                <text:p>16.513424575803</text:p>
              </table:table-cell>
              <table:table-cell office:value-type="float" office:value="0.379">
                <text:p>0.379</text:p>
              </table:table-cell>
              <table:table-cell office:value-type="float" office:value="19.0399067554562">
                <text:p>19.0399067554562</text:p>
              </table:table-cell>
              <table:table-cell office:value-type="float" office:value="0.379">
                <text:p>0.379</text:p>
              </table:table-cell>
              <table:table-cell office:value-type="float" office:value="19.0610306408703">
                <text:p>19.0610306408703</text:p>
              </table:table-cell>
              <table:table-cell office:value-type="float" office:value="0.379">
                <text:p>0.379</text:p>
              </table:table-cell>
              <table:table-cell office:value-type="float" office:value="19.0012806615343">
                <text:p>19.0012806615343</text:p>
              </table:table-cell>
            </table:table-row>
            <table:table-row>
              <table:table-cell office:value-type="float" office:value="19.0660755443788">
                <text:p>20</text:p>
              </table:table-cell>
              <table:table-cell office:value-type="float" office:value="0.381">
                <text:p>0.381</text:p>
              </table:table-cell>
              <table:table-cell office:value-type="float" office:value="16.5329127053978">
                <text:p>16.5329127053978</text:p>
              </table:table-cell>
              <table:table-cell office:value-type="float" office:value="0.381">
                <text:p>0.381</text:p>
              </table:table-cell>
              <table:table-cell office:value-type="float" office:value="19.0183187739172">
                <text:p>19.0183187739172</text:p>
              </table:table-cell>
              <table:table-cell office:value-type="float" office:value="0.381">
                <text:p>0.381</text:p>
              </table:table-cell>
              <table:table-cell office:value-type="float" office:value="19.0660755443788">
                <text:p>19.0660755443788</text:p>
              </table:table-cell>
              <table:table-cell office:value-type="float" office:value="0.381">
                <text:p>0.381</text:p>
              </table:table-cell>
              <table:table-cell office:value-type="float" office:value="19.0054847504538">
                <text:p>19.0054847504538</text:p>
              </table:table-cell>
            </table:table-row>
            <table:table-row>
              <table:table-cell office:value-type="float" office:value="19.0709611929075">
                <text:p>20</text:p>
              </table:table-cell>
              <table:table-cell office:value-type="float" office:value="0.383">
                <text:p>0.383</text:p>
              </table:table-cell>
              <table:table-cell office:value-type="float" office:value="16.5517832065317">
                <text:p>16.5517832065317</text:p>
              </table:table-cell>
              <table:table-cell office:value-type="float" office:value="0.383">
                <text:p>0.383</text:p>
              </table:table-cell>
              <table:table-cell office:value-type="float" office:value="18.9900174438619">
                <text:p>18.9900174438619</text:p>
              </table:table-cell>
              <table:table-cell office:value-type="float" office:value="0.383">
                <text:p>0.383</text:p>
              </table:table-cell>
              <table:table-cell office:value-type="float" office:value="19.0709611929075">
                <text:p>19.0709611929075</text:p>
              </table:table-cell>
              <table:table-cell office:value-type="float" office:value="0.383">
                <text:p>0.383</text:p>
              </table:table-cell>
              <table:table-cell office:value-type="float" office:value="19.009512913906">
                <text:p>19.009512913906</text:p>
              </table:table-cell>
            </table:table-row>
            <table:table-row>
              <table:table-cell office:value-type="float" office:value="19.0756995882222">
                <text:p>20</text:p>
              </table:table-cell>
              <table:table-cell office:value-type="float" office:value="0.385">
                <text:p>0.385</text:p>
              </table:table-cell>
              <table:table-cell office:value-type="float" office:value="16.5700629381747">
                <text:p>16.5700629381747</text:p>
              </table:table-cell>
              <table:table-cell office:value-type="float" office:value="0.385">
                <text:p>0.385</text:p>
              </table:table-cell>
              <table:table-cell office:value-type="float" office:value="18.9528096324068">
                <text:p>18.9528096324068</text:p>
              </table:table-cell>
              <table:table-cell office:value-type="float" office:value="0.385">
                <text:p>0.385</text:p>
              </table:table-cell>
              <table:table-cell office:value-type="float" office:value="19.0756995882222">
                <text:p>19.0756995882222</text:p>
              </table:table-cell>
              <table:table-cell office:value-type="float" office:value="0.385">
                <text:p>0.385</text:p>
              </table:table-cell>
              <table:table-cell office:value-type="float" office:value="19.0133780884275">
                <text:p>19.0133780884275</text:p>
              </table:table-cell>
            </table:table-row>
            <table:table-row>
              <table:table-cell office:value-type="float" office:value="19.080301642124">
                <text:p>20</text:p>
              </table:table-cell>
              <table:table-cell office:value-type="float" office:value="0.387">
                <text:p>0.387</text:p>
              </table:table-cell>
              <table:table-cell office:value-type="float" office:value="16.5877771835341">
                <text:p>16.5877771835341</text:p>
              </table:table-cell>
              <table:table-cell office:value-type="float" office:value="0.387">
                <text:p>0.387</text:p>
              </table:table-cell>
              <table:table-cell office:value-type="float" office:value="18.9034322756381">
                <text:p>18.9034322756381</text:p>
              </table:table-cell>
              <table:table-cell office:value-type="float" office:value="0.387">
                <text:p>0.387</text:p>
              </table:table-cell>
              <table:table-cell office:value-type="float" office:value="19.080301642124">
                <text:p>19.080301642124</text:p>
              </table:table-cell>
              <table:table-cell office:value-type="float" office:value="0.387">
                <text:p>0.387</text:p>
              </table:table-cell>
              <table:table-cell office:value-type="float" office:value="19.0170921846645">
                <text:p>19.0170921846645</text:p>
              </table:table-cell>
            </table:table-row>
            <table:table-row>
              <table:table-cell office:value-type="float" office:value="19.0847772601013">
                <text:p>20</text:p>
              </table:table-cell>
              <table:table-cell office:value-type="float" office:value="0.389">
                <text:p>0.389</text:p>
              </table:table-cell>
              <table:table-cell office:value-type="float" office:value="16.6049497589083">
                <text:p>16.6049497589083</text:p>
              </table:table-cell>
              <table:table-cell office:value-type="float" office:value="0.389">
                <text:p>0.389</text:p>
              </table:table-cell>
              <table:table-cell office:value-type="float" office:value="18.8368241131465">
                <text:p>18.8368241131465</text:p>
              </table:table-cell>
              <table:table-cell office:value-type="float" office:value="0.389">
                <text:p>0.389</text:p>
              </table:table-cell>
              <table:table-cell office:value-type="float" office:value="19.0847772601013">
                <text:p>19.0847772601013</text:p>
              </table:table-cell>
              <table:table-cell office:value-type="float" office:value="0.389">
                <text:p>0.389</text:p>
              </table:table-cell>
              <table:table-cell office:value-type="float" office:value="19.0206661856099">
                <text:p>19.0206661856099</text:p>
              </table:table-cell>
            </table:table-row>
            <table:table-row>
              <table:table-cell office:value-type="float" office:value="19.0891354159781">
                <text:p>20</text:p>
              </table:table-cell>
              <table:table-cell office:value-type="float" office:value="0.391">
                <text:p>0.391</text:p>
              </table:table-cell>
              <table:table-cell office:value-type="float" office:value="16.6216031291945">
                <text:p>16.6216031291945</text:p>
              </table:table-cell>
              <table:table-cell office:value-type="float" office:value="0.391">
                <text:p>0.391</text:p>
              </table:table-cell>
              <table:table-cell office:value-type="float" office:value="18.744716755142">
                <text:p>18.744716755142</text:p>
              </table:table-cell>
              <table:table-cell office:value-type="float" office:value="0.391">
                <text:p>0.391</text:p>
              </table:table-cell>
              <table:table-cell office:value-type="float" office:value="19.0891354159781">
                <text:p>19.0891354159781</text:p>
              </table:table-cell>
              <table:table-cell office:value-type="float" office:value="0.391">
                <text:p>0.391</text:p>
              </table:table-cell>
              <table:table-cell office:value-type="float" office:value="19.0241102369932">
                <text:p>19.0241102369932</text:p>
              </table:table-cell>
            </table:table-row>
            <table:table-row>
              <table:table-cell office:value-type="float" office:value="19.0933842117401">
                <text:p>20</text:p>
              </table:table-cell>
              <table:table-cell office:value-type="float" office:value="0.393">
                <text:p>0.393</text:p>
              </table:table-cell>
              <table:table-cell office:value-type="float" office:value="16.6377584991302">
                <text:p>16.6377584991302</text:p>
              </table:table-cell>
              <table:table-cell office:value-type="float" office:value="0.393">
                <text:p>0.393</text:p>
              </table:table-cell>
              <table:table-cell office:value-type="float" office:value="18.6126890180151">
                <text:p>18.6126890180151</text:p>
              </table:table-cell>
              <table:table-cell office:value-type="float" office:value="0.393">
                <text:p>0.393</text:p>
              </table:table-cell>
              <table:table-cell office:value-type="float" office:value="19.0933842117401">
                <text:p>19.0933842117401</text:p>
              </table:table-cell>
              <table:table-cell office:value-type="float" office:value="0.393">
                <text:p>0.393</text:p>
              </table:table-cell>
              <table:table-cell office:value-type="float" office:value="19.0274337239511">
                <text:p>19.0274337239511</text:p>
              </table:table-cell>
            </table:table-row>
            <table:table-row>
              <table:table-cell office:value-type="float" office:value="19.0975309309124">
                <text:p>20</text:p>
              </table:table-cell>
              <table:table-cell office:value-type="float" office:value="0.395">
                <text:p>0.395</text:p>
              </table:table-cell>
              <table:table-cell office:value-type="float" office:value="16.6534359105948">
                <text:p>16.6534359105948</text:p>
              </table:table-cell>
              <table:table-cell office:value-type="float" office:value="0.395">
                <text:p>0.395</text:p>
              </table:table-cell>
              <table:table-cell office:value-type="float" office:value="18.41341735625">
                <text:p>18.41341735625</text:p>
              </table:table-cell>
              <table:table-cell office:value-type="float" office:value="0.395">
                <text:p>0.395</text:p>
              </table:table-cell>
              <table:table-cell office:value-type="float" office:value="19.0975309309124">
                <text:p>19.0975309309124</text:p>
              </table:table-cell>
              <table:table-cell office:value-type="float" office:value="0.395">
                <text:p>0.395</text:p>
              </table:table-cell>
              <table:table-cell office:value-type="float" office:value="19.0306453428929">
                <text:p>19.0306453428929</text:p>
              </table:table-cell>
            </table:table-row>
            <table:table-row>
              <table:table-cell office:value-type="float" office:value="19.10158207988">
                <text:p>20</text:p>
              </table:table-cell>
              <table:table-cell office:value-type="float" office:value="0.397">
                <text:p>0.397</text:p>
              </table:table-cell>
              <table:table-cell office:value-type="float" office:value="16.668654321555">
                <text:p>16.668654321555</text:p>
              </table:table-cell>
              <table:table-cell office:value-type="float" office:value="0.397">
                <text:p>0.397</text:p>
              </table:table-cell>
              <table:table-cell office:value-type="float" office:value="18.0895130461456">
                <text:p>18.0895130461456</text:p>
              </table:table-cell>
              <table:table-cell office:value-type="float" office:value="0.397">
                <text:p>0.397</text:p>
              </table:table-cell>
              <table:table-cell office:value-type="float" office:value="19.10158207988">
                <text:p>19.10158207988</text:p>
              </table:table-cell>
              <table:table-cell office:value-type="float" office:value="0.397">
                <text:p>0.397</text:p>
              </table:table-cell>
              <table:table-cell office:value-type="float" office:value="19.0337531629527">
                <text:p>19.0337531629527</text:p>
              </table:table-cell>
            </table:table-row>
            <table:table-row>
              <table:table-cell office:value-type="float" office:value="19.1055434220088">
                <text:p>20</text:p>
              </table:table-cell>
              <table:table-cell office:value-type="float" office:value="0.399">
                <text:p>0.399</text:p>
              </table:table-cell>
              <table:table-cell office:value-type="float" office:value="16.683431683781">
                <text:p>16.683431683781</text:p>
              </table:table-cell>
              <table:table-cell office:value-type="float" office:value="0.399">
                <text:p>0.399</text:p>
              </table:table-cell>
              <table:table-cell office:value-type="float" office:value="17.504745707481">
                <text:p>17.504745707481</text:p>
              </table:table-cell>
              <table:table-cell office:value-type="float" office:value="0.399">
                <text:p>0.399</text:p>
              </table:table-cell>
              <table:table-cell office:value-type="float" office:value="19.1055434220088">
                <text:p>19.1055434220088</text:p>
              </table:table-cell>
              <table:table-cell office:value-type="float" office:value="0.399">
                <text:p>0.399</text:p>
              </table:table-cell>
              <table:table-cell office:value-type="float" office:value="19.0367646823561">
                <text:p>19.0367646823561</text:p>
              </table:table-cell>
            </table:table-row>
            <table:table-row>
              <table:table-cell office:value-type="float" office:value="19.1094200014178">
                <text:p>20</text:p>
              </table:table-cell>
              <table:table-cell office:value-type="float" office:value="0.401">
                <text:p>0.401</text:p>
              </table:table-cell>
              <table:table-cell office:value-type="float" office:value="16.6977850056045">
                <text:p>16.6977850056045</text:p>
              </table:table-cell>
              <table:table-cell office:value-type="float" office:value="0.401">
                <text:p>0.401</text:p>
              </table:table-cell>
              <table:table-cell office:value-type="float" office:value="17.2187592589641">
                <text:p>17.2187592589641</text:p>
              </table:table-cell>
              <table:table-cell office:value-type="float" office:value="0.401">
                <text:p>0.401</text:p>
              </table:table-cell>
              <table:table-cell office:value-type="float" office:value="19.1094200014178">
                <text:p>19.1094200014178</text:p>
              </table:table-cell>
              <table:table-cell office:value-type="float" office:value="0.401">
                <text:p>0.401</text:p>
              </table:table-cell>
              <table:table-cell office:value-type="float" office:value="19.0396868767211">
                <text:p>19.0396868767211</text:p>
              </table:table-cell>
            </table:table-row>
            <table:table-row>
              <table:table-cell office:value-type="float" office:value="19.1132161622459">
                <text:p>20</text:p>
              </table:table-cell>
              <table:table-cell office:value-type="float" office:value="0.403">
                <text:p>0.403</text:p>
              </table:table-cell>
              <table:table-cell office:value-type="float" office:value="16.711730422752">
                <text:p>16.711730422752</text:p>
              </table:table-cell>
              <table:table-cell office:value-type="float" office:value="0.403">
                <text:p>0.403</text:p>
              </table:table-cell>
              <table:table-cell office:value-type="float" office:value="17.1205107315287">
                <text:p>17.1205107315287</text:p>
              </table:table-cell>
              <table:table-cell office:value-type="float" office:value="0.403">
                <text:p>0.403</text:p>
              </table:table-cell>
              <table:table-cell office:value-type="float" office:value="19.1132161622459">
                <text:p>19.1132161622459</text:p>
              </table:table-cell>
              <table:table-cell office:value-type="float" office:value="0.403">
                <text:p>0.403</text:p>
              </table:table-cell>
              <table:table-cell office:value-type="float" office:value="19.0425262457665">
                <text:p>19.0425262457665</text:p>
              </table:table-cell>
            </table:table-row>
            <table:table-row>
              <table:table-cell office:value-type="float" office:value="19.1169355569315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16.7252832505044">
                <text:p>16.7252832505044</text:p>
              </table:table-cell>
              <table:table-cell office:value-type="float" office:value="0.405">
                <text:p>0.405</text:p>
              </table:table-cell>
              <table:table-cell office:value-type="float" office:value="17.0529461734919">
                <text:p>17.0529461734919</text:p>
              </table:table-cell>
              <table:table-cell office:value-type="float" office:value="0.405">
                <text:p>0.405</text:p>
              </table:table-cell>
              <table:table-cell office:value-type="float" office:value="19.1169355569315">
                <text:p>19.1169355569315</text:p>
              </table:table-cell>
              <table:table-cell office:value-type="float" office:value="0.405">
                <text:p>0.405</text:p>
              </table:table-cell>
              <table:table-cell office:value-type="float" office:value="19.0452888520577">
                <text:p>19.0452888520577</text:p>
              </table:table-cell>
            </table:table-row>
            <table:table-row>
              <table:table-cell office:value-type="float" office:value="19.1205811483837">
                <text:p>20</text:p>
              </table:table-cell>
              <table:table-cell office:value-type="float" office:value="0.407">
                <text:p>0.407</text:p>
              </table:table-cell>
              <table:table-cell office:value-type="float" office:value="16.7384580374321">
                <text:p>16.7384580374321</text:p>
              </table:table-cell>
              <table:table-cell office:value-type="float" office:value="0.407">
                <text:p>0.407</text:p>
              </table:table-cell>
              <table:table-cell office:value-type="float" office:value="17.0027614772941">
                <text:p>17.0027614772941</text:p>
              </table:table-cell>
              <table:table-cell office:value-type="float" office:value="0.407">
                <text:p>0.407</text:p>
              </table:table-cell>
              <table:table-cell office:value-type="float" office:value="19.1205811483837">
                <text:p>19.1205811483837</text:p>
              </table:table-cell>
              <table:table-cell office:value-type="float" office:value="0.407">
                <text:p>0.407</text:p>
              </table:table-cell>
              <table:table-cell office:value-type="float" office:value="19.0479803573882">
                <text:p>19.0479803573882</text:p>
              </table:table-cell>
            </table:table-row>
            <table:table-row>
              <table:table-cell office:value-type="float" office:value="19.1241552046288">
                <text:p>20</text:p>
              </table:table-cell>
              <table:table-cell office:value-type="float" office:value="0.409">
                <text:p>0.409</text:p>
              </table:table-cell>
              <table:table-cell office:value-type="float" office:value="16.7512686163421">
                <text:p>16.7512686163421</text:p>
              </table:table-cell>
              <table:table-cell office:value-type="float" office:value="0.409">
                <text:p>0.409</text:p>
              </table:table-cell>
              <table:table-cell office:value-type="float" office:value="16.9637116498678">
                <text:p>16.9637116498678</text:p>
              </table:table-cell>
              <table:table-cell office:value-type="float" office:value="0.409">
                <text:p>0.409</text:p>
              </table:table-cell>
              <table:table-cell office:value-type="float" office:value="19.1241552046288">
                <text:p>19.1241552046288</text:p>
              </table:table-cell>
              <table:table-cell office:value-type="float" office:value="0.409">
                <text:p>0.409</text:p>
              </table:table-cell>
              <table:table-cell office:value-type="float" office:value="19.050606055882">
                <text:p>19.050606055882</text:p>
              </table:table-cell>
            </table:table-row>
            <table:table-row>
              <table:table-cell office:value-type="float" office:value="19.1276592855134">
                <text:p>20</text:p>
              </table:table-cell>
              <table:table-cell office:value-type="float" office:value="0.411">
                <text:p>0.411</text:p>
              </table:table-cell>
              <table:table-cell office:value-type="float" office:value="16.7637281516326">
                <text:p>16.7637281516326</text:p>
              </table:table-cell>
              <table:table-cell office:value-type="float" office:value="0.411">
                <text:p>0.411</text:p>
              </table:table-cell>
              <table:table-cell office:value-type="float" office:value="16.9324409381159">
                <text:p>16.9324409381159</text:p>
              </table:table-cell>
              <table:table-cell office:value-type="float" office:value="0.411">
                <text:p>0.411</text:p>
              </table:table-cell>
              <table:table-cell office:value-type="float" office:value="19.1276592855134">
                <text:p>19.1276592855134</text:p>
              </table:table-cell>
              <table:table-cell office:value-type="float" office:value="0.411">
                <text:p>0.411</text:p>
              </table:table-cell>
              <table:table-cell office:value-type="float" office:value="19.0531709040476">
                <text:p>19.0531709040476</text:p>
              </table:table-cell>
            </table:table-row>
            <table:table-row>
              <table:table-cell office:value-type="float" office:value="19.131094217788">
                <text:p>20</text:p>
              </table:table-cell>
              <table:table-cell office:value-type="float" office:value="0.413">
                <text:p>0.413</text:p>
              </table:table-cell>
              <table:table-cell office:value-type="float" office:value="16.7758491676195">
                <text:p>16.7758491676195</text:p>
              </table:table-cell>
              <table:table-cell office:value-type="float" office:value="0.413">
                <text:p>0.413</text:p>
              </table:table-cell>
              <table:table-cell office:value-type="float" office:value="16.9069425056836">
                <text:p>16.9069425056836</text:p>
              </table:table-cell>
              <table:table-cell office:value-type="float" office:value="0.413">
                <text:p>0.413</text:p>
              </table:table-cell>
              <table:table-cell office:value-type="float" office:value="19.131094217788">
                <text:p>19.131094217788</text:p>
              </table:table-cell>
              <table:table-cell office:value-type="float" office:value="0.413">
                <text:p>0.413</text:p>
              </table:table-cell>
              <table:table-cell office:value-type="float" office:value="19.0556795446918">
                <text:p>19.0556795446918</text:p>
              </table:table-cell>
            </table:table-row>
            <table:table-row>
              <table:table-cell office:value-type="float" office:value="19.1344600684468">
                <text:p>20</text:p>
              </table:table-cell>
              <table:table-cell office:value-type="float" office:value="0.415">
                <text:p>0.415</text:p>
              </table:table-cell>
              <table:table-cell office:value-type="float" office:value="16.7876436099778">
                <text:p>16.7876436099778</text:p>
              </table:table-cell>
              <table:table-cell office:value-type="float" office:value="0.415">
                <text:p>0.415</text:p>
              </table:table-cell>
              <table:table-cell office:value-type="float" office:value="16.8859149712402">
                <text:p>16.8859149712402</text:p>
              </table:table-cell>
              <table:table-cell office:value-type="float" office:value="0.415">
                <text:p>0.415</text:p>
              </table:table-cell>
              <table:table-cell office:value-type="float" office:value="19.1344600684468">
                <text:p>19.1344600684468</text:p>
              </table:table-cell>
              <table:table-cell office:value-type="float" office:value="0.415">
                <text:p>0.415</text:p>
              </table:table-cell>
              <table:table-cell office:value-type="float" office:value="19.0581363360256">
                <text:p>19.0581363360256</text:p>
              </table:table-cell>
            </table:table-row>
            <table:table-row>
              <table:table-cell office:value-type="float" office:value="19.1377560991394">
                <text:p>20</text:p>
              </table:table-cell>
              <table:table-cell office:value-type="float" office:value="0.417">
                <text:p>0.417</text:p>
              </table:table-cell>
              <table:table-cell office:value-type="float" office:value="16.7991228583212">
                <text:p>16.7991228583212</text:p>
              </table:table-cell>
              <table:table-cell office:value-type="float" office:value="0.417">
                <text:p>0.417</text:p>
              </table:table-cell>
              <table:table-cell office:value-type="float" office:value="16.8684614016338">
                <text:p>16.8684614016338</text:p>
              </table:table-cell>
              <table:table-cell office:value-type="float" office:value="0.417">
                <text:p>0.417</text:p>
              </table:table-cell>
              <table:table-cell office:value-type="float" office:value="19.1377560991394">
                <text:p>19.1377560991394</text:p>
              </table:table-cell>
              <table:table-cell office:value-type="float" office:value="0.417">
                <text:p>0.417</text:p>
              </table:table-cell>
              <table:table-cell office:value-type="float" office:value="19.0605453689456">
                <text:p>19.0605453689456</text:p>
              </table:table-cell>
            </table:table-row>
            <table:table-row>
              <table:table-cell office:value-type="float" office:value="19.1409807180147">
                <text:p>20</text:p>
              </table:table-cell>
              <table:table-cell office:value-type="float" office:value="0.419">
                <text:p>0.419</text:p>
              </table:table-cell>
              <table:table-cell office:value-type="float" office:value="16.8102977791661">
                <text:p>16.8102977791661</text:p>
              </table:table-cell>
              <table:table-cell office:value-type="float" office:value="0.419">
                <text:p>0.419</text:p>
              </table:table-cell>
              <table:table-cell office:value-type="float" office:value="16.8539341917469">
                <text:p>16.8539341917469</text:p>
              </table:table-cell>
              <table:table-cell office:value-type="float" office:value="0.419">
                <text:p>0.419</text:p>
              </table:table-cell>
              <table:table-cell office:value-type="float" office:value="19.1409807180147">
                <text:p>19.1409807180147</text:p>
              </table:table-cell>
              <table:table-cell office:value-type="float" office:value="0.419">
                <text:p>0.419</text:p>
              </table:table-cell>
              <table:table-cell office:value-type="float" office:value="19.0629104910438">
                <text:p>19.0629104910438</text:p>
              </table:table-cell>
            </table:table-row>
            <table:table-row>
              <table:table-cell office:value-type="float" office:value="19.1441314112126">
                <text:p>20</text:p>
              </table:table-cell>
              <table:table-cell office:value-type="float" office:value="0.421">
                <text:p>0.421</text:p>
              </table:table-cell>
              <table:table-cell office:value-type="float" office:value="16.8211787336969">
                <text:p>16.8211787336969</text:p>
              </table:table-cell>
              <table:table-cell office:value-type="float" office:value="0.421">
                <text:p>0.421</text:p>
              </table:table-cell>
              <table:table-cell office:value-type="float" office:value="16.8418484212166">
                <text:p>16.8418484212166</text:p>
              </table:table-cell>
              <table:table-cell office:value-type="float" office:value="0.421">
                <text:p>0.421</text:p>
              </table:table-cell>
              <table:table-cell office:value-type="float" office:value="19.1441314112126">
                <text:p>19.1441314112126</text:p>
              </table:table-cell>
              <table:table-cell office:value-type="float" office:value="0.421">
                <text:p>0.421</text:p>
              </table:table-cell>
              <table:table-cell office:value-type="float" office:value="19.0652353201249">
                <text:p>19.0652353201249</text:p>
              </table:table-cell>
            </table:table-row>
            <table:table-row>
              <table:table-cell office:value-type="float" office:value="19.1472046703285">
                <text:p>20</text:p>
              </table:table-cell>
              <table:table-cell office:value-type="float" office:value="0.423">
                <text:p>0.423</text:p>
              </table:table-cell>
              <table:table-cell office:value-type="float" office:value="16.8317756314491">
                <text:p>16.8317756314491</text:p>
              </table:table-cell>
              <table:table-cell office:value-type="float" office:value="0.423">
                <text:p>0.423</text:p>
              </table:table-cell>
              <table:table-cell office:value-type="float" office:value="16.8318302634469">
                <text:p>16.8318302634469</text:p>
              </table:table-cell>
              <table:table-cell office:value-type="float" office:value="0.423">
                <text:p>0.423</text:p>
              </table:table-cell>
              <table:table-cell office:value-type="float" office:value="19.1472046703285">
                <text:p>19.1472046703285</text:p>
              </table:table-cell>
              <table:table-cell office:value-type="float" office:value="0.423">
                <text:p>0.423</text:p>
              </table:table-cell>
              <table:table-cell office:value-type="float" office:value="19.0675232663358">
                <text:p>19.0675232663358</text:p>
              </table:table-cell>
            </table:table-row>
            <table:table-row>
              <table:table-cell office:value-type="float" office:value="19.1501958954416">
                <text:p>20</text:p>
              </table:table-cell>
              <table:table-cell office:value-type="float" office:value="0.425">
                <text:p>0.425</text:p>
              </table:table-cell>
              <table:table-cell office:value-type="float" office:value="16.8420979406797">
                <text:p>16.8420979406797</text:p>
              </table:table-cell>
              <table:table-cell office:value-type="float" office:value="0.425">
                <text:p>0.425</text:p>
              </table:table-cell>
              <table:table-cell office:value-type="float" office:value="16.8235845571766">
                <text:p>16.8235845571766</text:p>
              </table:table-cell>
              <table:table-cell office:value-type="float" office:value="0.425">
                <text:p>0.425</text:p>
              </table:table-cell>
              <table:table-cell office:value-type="float" office:value="19.1501958954416">
                <text:p>19.1501958954416</text:p>
              </table:table-cell>
              <table:table-cell office:value-type="float" office:value="0.425">
                <text:p>0.425</text:p>
              </table:table-cell>
              <table:table-cell office:value-type="float" office:value="19.0697775435747">
                <text:p>19.0697775435747</text:p>
              </table:table-cell>
            </table:table-row>
            <table:table-row>
              <table:table-cell office:value-type="float" office:value="19.1530992836511">
                <text:p>20</text:p>
              </table:table-cell>
              <table:table-cell office:value-type="float" office:value="0.427">
                <text:p>0.427</text:p>
              </table:table-cell>
              <table:table-cell office:value-type="float" office:value="16.852154711259">
                <text:p>16.852154711259</text:p>
              </table:table-cell>
              <table:table-cell office:value-type="float" office:value="0.427">
                <text:p>0.427</text:p>
              </table:table-cell>
              <table:table-cell office:value-type="float" office:value="16.8168735503991">
                <text:p>16.8168735503991</text:p>
              </table:table-cell>
              <table:table-cell office:value-type="float" office:value="0.427">
                <text:p>0.427</text:p>
              </table:table-cell>
              <table:table-cell office:value-type="float" office:value="19.1530992836511">
                <text:p>19.1530992836511</text:p>
              </table:table-cell>
              <table:table-cell office:value-type="float" office:value="0.427">
                <text:p>0.427</text:p>
              </table:table-cell>
              <table:table-cell office:value-type="float" office:value="19.072001183387">
                <text:p>19.072001183387</text:p>
              </table:table-cell>
            </table:table-row>
            <table:table-row>
              <table:table-cell office:value-type="float" office:value="19.1559076992126">
                <text:p>20</text:p>
              </table:table-cell>
              <table:table-cell office:value-type="float" office:value="0.429">
                <text:p>0.429</text:p>
              </table:table-cell>
              <table:table-cell office:value-type="float" office:value="16.8619546131541">
                <text:p>16.8619546131541</text:p>
              </table:table-cell>
              <table:table-cell office:value-type="float" office:value="0.429">
                <text:p>0.429</text:p>
              </table:table-cell>
              <table:table-cell office:value-type="float" office:value="16.8115024707285">
                <text:p>16.8115024707285</text:p>
              </table:table-cell>
              <table:table-cell office:value-type="float" office:value="0.429">
                <text:p>0.429</text:p>
              </table:table-cell>
              <table:table-cell office:value-type="float" office:value="19.1559076992126">
                <text:p>19.1559076992126</text:p>
              </table:table-cell>
              <table:table-cell office:value-type="float" office:value="0.429">
                <text:p>0.429</text:p>
              </table:table-cell>
              <table:table-cell office:value-type="float" office:value="19.0741970505077">
                <text:p>19.0741970505077</text:p>
              </table:table-cell>
            </table:table-row>
            <table:table-row>
              <table:table-cell office:value-type="float" office:value="19.1586125121611">
                <text:p>20</text:p>
              </table:table-cell>
              <table:table-cell office:value-type="float" office:value="0.431">
                <text:p>0.431</text:p>
              </table:table-cell>
              <table:table-cell office:value-type="float" office:value="16.871505936973">
                <text:p>16.871505936973</text:p>
              </table:table-cell>
              <table:table-cell office:value-type="float" office:value="0.431">
                <text:p>0.431</text:p>
              </table:table-cell>
              <table:table-cell office:value-type="float" office:value="16.8073093935991">
                <text:p>16.8073093935991</text:p>
              </table:table-cell>
              <table:table-cell office:value-type="float" office:value="0.431">
                <text:p>0.431</text:p>
              </table:table-cell>
              <table:table-cell office:value-type="float" office:value="19.1586125121611">
                <text:p>19.1586125121611</text:p>
              </table:table-cell>
              <table:table-cell office:value-type="float" office:value="0.431">
                <text:p>0.431</text:p>
              </table:table-cell>
              <table:table-cell office:value-type="float" office:value="19.0763678501732">
                <text:p>19.0763678501732</text:p>
              </table:table-cell>
            </table:table-row>
            <table:table-row>
              <table:table-cell office:value-type="float" office:value="19.1612034149984">
                <text:p>20</text:p>
              </table:table-cell>
              <table:table-cell office:value-type="float" office:value="0.433">
                <text:p>0.433</text:p>
              </table:table-cell>
              <table:table-cell office:value-type="float" office:value="16.8808166320482">
                <text:p>16.8808166320482</text:p>
              </table:table-cell>
              <table:table-cell office:value-type="float" office:value="0.433">
                <text:p>0.433</text:p>
              </table:table-cell>
              <table:table-cell office:value-type="float" office:value="16.8041579939921">
                <text:p>16.8041579939921</text:p>
              </table:table-cell>
              <table:table-cell office:value-type="float" office:value="0.433">
                <text:p>0.433</text:p>
              </table:table-cell>
              <table:table-cell office:value-type="float" office:value="19.1612034149984">
                <text:p>19.1612034149984</text:p>
              </table:table-cell>
              <table:table-cell office:value-type="float" office:value="0.433">
                <text:p>0.433</text:p>
              </table:table-cell>
              <table:table-cell office:value-type="float" office:value="19.078516142263">
                <text:p>19.078516142263</text:p>
              </table:table-cell>
            </table:table-row>
            <table:table-row>
              <table:table-cell office:value-type="float" office:value="19.1636681997093">
                <text:p>20</text:p>
              </table:table-cell>
              <table:table-cell office:value-type="float" office:value="0.435">
                <text:p>0.435</text:p>
              </table:table-cell>
              <table:table-cell office:value-type="float" office:value="16.8898943180948">
                <text:p>16.8898943180948</text:p>
              </table:table-cell>
              <table:table-cell office:value-type="float" office:value="0.435">
                <text:p>0.435</text:p>
              </table:table-cell>
              <table:table-cell office:value-type="float" office:value="16.8019322070929">
                <text:p>16.8019322070929</text:p>
              </table:table-cell>
              <table:table-cell office:value-type="float" office:value="0.435">
                <text:p>0.435</text:p>
              </table:table-cell>
              <table:table-cell office:value-type="float" office:value="19.1636681997093">
                <text:p>19.1636681997093</text:p>
              </table:table-cell>
              <table:table-cell office:value-type="float" office:value="0.435">
                <text:p>0.435</text:p>
              </table:table-cell>
              <table:table-cell office:value-type="float" office:value="19.080644349571">
                <text:p>19.080644349571</text:p>
              </table:table-cell>
            </table:table-row>
            <table:table-row>
              <table:table-cell office:value-type="float" office:value="19.1659924931665">
                <text:p>20</text:p>
              </table:table-cell>
              <table:table-cell office:value-type="float" office:value="0.437">
                <text:p>0.437</text:p>
              </table:table-cell>
              <table:table-cell office:value-type="float" office:value="16.8987462985451">
                <text:p>16.8987462985451</text:p>
              </table:table-cell>
              <table:table-cell office:value-type="float" office:value="0.437">
                <text:p>0.437</text:p>
              </table:table-cell>
              <table:table-cell office:value-type="float" office:value="16.8005322339787">
                <text:p>16.8005322339787</text:p>
              </table:table-cell>
              <table:table-cell office:value-type="float" office:value="0.437">
                <text:p>0.437</text:p>
              </table:table-cell>
              <table:table-cell office:value-type="float" office:value="19.1659924931665">
                <text:p>19.1659924931665</text:p>
              </table:table-cell>
              <table:table-cell office:value-type="float" office:value="0.437">
                <text:p>0.437</text:p>
              </table:table-cell>
              <table:table-cell office:value-type="float" office:value="19.082754765694">
                <text:p>19.082754765694</text:p>
              </table:table-cell>
            </table:table-row>
            <table:table-row>
              <table:table-cell office:value-type="float" office:value="19.1681594426596">
                <text:p>20</text:p>
              </table:table-cell>
              <table:table-cell office:value-type="float" office:value="0.439">
                <text:p>0.439</text:p>
              </table:table-cell>
              <table:table-cell office:value-type="float" office:value="16.9073795796542">
                <text:p>16.9073795796542</text:p>
              </table:table-cell>
              <table:table-cell office:value-type="float" office:value="0.439">
                <text:p>0.439</text:p>
              </table:table-cell>
              <table:table-cell office:value-type="float" office:value="16.7998715079767">
                <text:p>16.7998715079767</text:p>
              </table:table-cell>
              <table:table-cell office:value-type="float" office:value="0.439">
                <text:p>0.439</text:p>
              </table:table-cell>
              <table:table-cell office:value-type="float" office:value="19.1681594426596">
                <text:p>19.1681594426596</text:p>
              </table:table-cell>
              <table:table-cell office:value-type="float" office:value="0.439">
                <text:p>0.439</text:p>
              </table:table-cell>
              <table:table-cell office:value-type="float" office:value="19.084849563219">
                <text:p>19.084849563219</text:p>
              </table:table-cell>
            </table:table-row>
            <table:table-row>
              <table:table-cell office:value-type="float" office:value="19.1701493394057">
                <text:p>20</text:p>
              </table:table-cell>
              <table:table-cell office:value-type="float" office:value="0.441">
                <text:p>0.441</text:p>
              </table:table-cell>
              <table:table-cell office:value-type="float" office:value="16.9158008857904">
                <text:p>16.9158008857904</text:p>
              </table:table-cell>
              <table:table-cell office:value-type="float" office:value="0.441">
                <text:p>0.441</text:p>
              </table:table-cell>
              <table:table-cell office:value-type="float" office:value="16.7998743504469">
                <text:p>16.7998743504469</text:p>
              </table:table-cell>
              <table:table-cell office:value-type="float" office:value="0.441">
                <text:p>0.441</text:p>
              </table:table-cell>
              <table:table-cell office:value-type="float" office:value="19.1701493394057">
                <text:p>19.1701493394057</text:p>
              </table:table-cell>
              <table:table-cell office:value-type="float" office:value="0.441">
                <text:p>0.441</text:p>
              </table:table-cell>
              <table:table-cell office:value-type="float" office:value="19.0869308012157">
                <text:p>19.0869308012157</text:p>
              </table:table-cell>
            </table:table-row>
            <table:table-row>
              <table:table-cell office:value-type="float" office:value="19.1719391668357">
                <text:p>20</text:p>
              </table:table-cell>
              <table:table-cell office:value-type="float" office:value="0.443">
                <text:p>0.443</text:p>
              </table:table-cell>
              <table:table-cell office:value-type="float" office:value="16.9240166813173">
                <text:p>16.9240166813173</text:p>
              </table:table-cell>
              <table:table-cell office:value-type="float" office:value="0.443">
                <text:p>0.443</text:p>
              </table:table-cell>
              <table:table-cell office:value-type="float" office:value="16.800474143755">
                <text:p>16.800474143755</text:p>
              </table:table-cell>
              <table:table-cell office:value-type="float" office:value="0.443">
                <text:p>0.443</text:p>
              </table:table-cell>
              <table:table-cell office:value-type="float" office:value="19.1719391668357">
                <text:p>19.1719391668357</text:p>
              </table:table-cell>
              <table:table-cell office:value-type="float" office:value="0.443">
                <text:p>0.443</text:p>
              </table:table-cell>
              <table:table-cell office:value-type="float" office:value="19.0890004330701">
                <text:p>19.0890004330701</text:p>
              </table:table-cell>
            </table:table-row>
            <table:table-row>
              <table:table-cell office:value-type="float" office:value="19.1735020512159">
                <text:p>20</text:p>
              </table:table-cell>
              <table:table-cell office:value-type="float" office:value="0.445">
                <text:p>0.445</text:p>
              </table:table-cell>
              <table:table-cell office:value-type="float" office:value="16.9320331719128">
                <text:p>16.9320331719128</text:p>
              </table:table-cell>
              <table:table-cell office:value-type="float" office:value="0.445">
                <text:p>0.445</text:p>
              </table:table-cell>
              <table:table-cell office:value-type="float" office:value="16.8016118683368">
                <text:p>16.8016118683368</text:p>
              </table:table-cell>
              <table:table-cell office:value-type="float" office:value="0.445">
                <text:p>0.445</text:p>
              </table:table-cell>
              <table:table-cell office:value-type="float" office:value="19.1735020512159">
                <text:p>19.1735020512159</text:p>
              </table:table-cell>
              <table:table-cell office:value-type="float" office:value="0.445">
                <text:p>0.445</text:p>
              </table:table-cell>
              <table:table-cell office:value-type="float" office:value="19.0910603100957">
                <text:p>19.0910603100957</text:p>
              </table:table-cell>
            </table:table-row>
            <table:table-row>
              <table:table-cell office:value-type="float" office:value="19.1748065971091">
                <text:p>20</text:p>
              </table:table-cell>
              <table:table-cell office:value-type="float" office:value="0.447">
                <text:p>0.447</text:p>
              </table:table-cell>
              <table:table-cell office:value-type="float" office:value="16.9398563204369">
                <text:p>16.9398563204369</text:p>
              </table:table-cell>
              <table:table-cell office:value-type="float" office:value="0.447">
                <text:p>0.447</text:p>
              </table:table-cell>
              <table:table-cell office:value-type="float" office:value="16.8032349437986">
                <text:p>16.8032349437986</text:p>
              </table:table-cell>
              <table:table-cell office:value-type="float" office:value="0.447">
                <text:p>0.447</text:p>
              </table:table-cell>
              <table:table-cell office:value-type="float" office:value="19.1748065971091">
                <text:p>19.1748065971091</text:p>
              </table:table-cell>
              <table:table-cell office:value-type="float" office:value="0.447">
                <text:p>0.447</text:p>
              </table:table-cell>
              <table:table-cell office:value-type="float" office:value="19.093112187045">
                <text:p>19.093112187045</text:p>
              </table:table-cell>
            </table:table-row>
            <table:table-row>
              <table:table-cell office:value-type="float" office:value="19.1758160765648">
                <text:p>20</text:p>
              </table:table-cell>
              <table:table-cell office:value-type="float" office:value="0.449">
                <text:p>0.449</text:p>
              </table:table-cell>
              <table:table-cell office:value-type="float" office:value="16.9474918671684">
                <text:p>16.9474918671684</text:p>
              </table:table-cell>
              <table:table-cell office:value-type="float" office:value="0.449">
                <text:p>0.449</text:p>
              </table:table-cell>
              <table:table-cell office:value-type="float" office:value="16.8052962977854">
                <text:p>16.8052962977854</text:p>
              </table:table-cell>
              <table:table-cell office:value-type="float" office:value="0.449">
                <text:p>0.449</text:p>
              </table:table-cell>
              <table:table-cell office:value-type="float" office:value="19.1758160765648">
                <text:p>19.1758160765648</text:p>
              </table:table-cell>
              <table:table-cell office:value-type="float" office:value="0.449">
                <text:p>0.449</text:p>
              </table:table-cell>
              <table:table-cell office:value-type="float" office:value="19.0951577285341">
                <text:p>19.0951577285341</text:p>
              </table:table-cell>
            </table:table-row>
            <table:table-row>
              <table:table-cell office:value-type="float" office:value="19.1764874272216">
                <text:p>20</text:p>
              </table:table-cell>
              <table:table-cell office:value-type="float" office:value="0.451">
                <text:p>0.451</text:p>
              </table:table-cell>
              <table:table-cell office:value-type="float" office:value="16.9549453288424">
                <text:p>16.9549453288424</text:p>
              </table:table-cell>
              <table:table-cell office:value-type="float" office:value="0.451">
                <text:p>0.451</text:p>
              </table:table-cell>
              <table:table-cell office:value-type="float" office:value="16.8077535890825">
                <text:p>16.8077535890825</text:p>
              </table:table-cell>
              <table:table-cell office:value-type="float" office:value="0.451">
                <text:p>0.451</text:p>
              </table:table-cell>
              <table:table-cell office:value-type="float" office:value="19.1764874272216">
                <text:p>19.1764874272216</text:p>
              </table:table-cell>
              <table:table-cell office:value-type="float" office:value="0.451">
                <text:p>0.451</text:p>
              </table:table-cell>
              <table:table-cell office:value-type="float" office:value="19.0971985107882">
                <text:p>19.0971985107882</text:p>
              </table:table-cell>
            </table:table-row>
            <table:table-row>
              <table:table-cell office:value-type="float" office:value="19.1767700149984">
                <text:p>20</text:p>
              </table:table-cell>
              <table:table-cell office:value-type="float" office:value="0.453">
                <text:p>0.453</text:p>
              </table:table-cell>
              <table:table-cell office:value-type="float" office:value="16.9622220182902">
                <text:p>16.9622220182902</text:p>
              </table:table-cell>
              <table:table-cell office:value-type="float" office:value="0.453">
                <text:p>0.453</text:p>
              </table:table-cell>
              <table:table-cell office:value-type="float" office:value="16.8105685863256">
                <text:p>16.8105685863256</text:p>
              </table:table-cell>
              <table:table-cell office:value-type="float" office:value="0.453">
                <text:p>0.453</text:p>
              </table:table-cell>
              <table:table-cell office:value-type="float" office:value="19.1767700149984">
                <text:p>19.1767700149984</text:p>
              </table:table-cell>
              <table:table-cell office:value-type="float" office:value="0.453">
                <text:p>0.453</text:p>
              </table:table-cell>
              <table:table-cell office:value-type="float" office:value="19.0992360268825">
                <text:p>19.0992360268825</text:p>
              </table:table-cell>
            </table:table-row>
            <table:table-row>
              <table:table-cell office:value-type="float" office:value="19.1766040841863">
                <text:p>20</text:p>
              </table:table-cell>
              <table:table-cell office:value-type="float" office:value="0.455">
                <text:p>0.455</text:p>
              </table:table-cell>
              <table:table-cell office:value-type="float" office:value="16.9693270444717">
                <text:p>16.9693270444717</text:p>
              </table:table-cell>
              <table:table-cell office:value-type="float" office:value="0.455">
                <text:p>0.455</text:p>
              </table:table-cell>
              <table:table-cell office:value-type="float" office:value="16.8137066367323">
                <text:p>16.8137066367323</text:p>
              </table:table-cell>
              <table:table-cell office:value-type="float" office:value="0.455">
                <text:p>0.455</text:p>
              </table:table-cell>
              <table:table-cell office:value-type="float" office:value="19.1766040841863">
                <text:p>19.1766040841863</text:p>
              </table:table-cell>
              <table:table-cell office:value-type="float" office:value="0.455">
                <text:p>0.455</text:p>
              </table:table-cell>
              <table:table-cell office:value-type="float" office:value="19.1012716873701">
                <text:p>19.1012716873701</text:p>
              </table:table-cell>
            </table:table-row>
            <table:table-row>
              <table:table-cell office:value-type="float" office:value="19.1759188116857">
                <text:p>20</text:p>
              </table:table-cell>
              <table:table-cell office:value-type="float" office:value="0.457">
                <text:p>0.457</text:p>
              </table:table-cell>
              <table:table-cell office:value-type="float" office:value="16.9762653398682">
                <text:p>16.9762653398682</text:p>
              </table:table-cell>
              <table:table-cell office:value-type="float" office:value="0.457">
                <text:p>0.457</text:p>
              </table:table-cell>
              <table:table-cell office:value-type="float" office:value="16.817136246963">
                <text:p>16.817136246963</text:p>
              </table:table-cell>
              <table:table-cell office:value-type="float" office:value="0.457">
                <text:p>0.457</text:p>
              </table:table-cell>
              <table:table-cell office:value-type="float" office:value="19.1759188116857">
                <text:p>19.1759188116857</text:p>
              </table:table-cell>
              <table:table-cell office:value-type="float" office:value="0.457">
                <text:p>0.457</text:p>
              </table:table-cell>
              <table:table-cell office:value-type="float" office:value="19.1033068269953">
                <text:p>19.1033068269953</text:p>
              </table:table-cell>
            </table:table-row>
            <table:table-row>
              <table:table-cell office:value-type="float" office:value="19.174629822339">
                <text:p>20</text:p>
              </table:table-cell>
              <table:table-cell office:value-type="float" office:value="0.459">
                <text:p>0.459</text:p>
              </table:table-cell>
              <table:table-cell office:value-type="float" office:value="16.9830416461882">
                <text:p>16.9830416461882</text:p>
              </table:table-cell>
              <table:table-cell office:value-type="float" office:value="0.459">
                <text:p>0.459</text:p>
              </table:table-cell>
              <table:table-cell office:value-type="float" office:value="16.8208286946398">
                <text:p>16.8208286946398</text:p>
              </table:table-cell>
              <table:table-cell office:value-type="float" office:value="0.459">
                <text:p>0.459</text:p>
              </table:table-cell>
              <table:table-cell office:value-type="float" office:value="19.174629822339">
                <text:p>19.174629822339</text:p>
              </table:table-cell>
              <table:table-cell office:value-type="float" office:value="0.459">
                <text:p>0.459</text:p>
              </table:table-cell>
              <table:table-cell office:value-type="float" office:value="19.1053427012199">
                <text:p>19.1053427012199</text:p>
              </table:table-cell>
            </table:table-row>
            <table:table-row>
              <table:table-cell office:value-type="float" office:value="19.1726360071597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16.9896605356992">
                <text:p>16.9896605356992</text:p>
              </table:table-cell>
              <table:table-cell office:value-type="float" office:value="0.461">
                <text:p>0.461</text:p>
              </table:table-cell>
              <table:table-cell office:value-type="float" office:value="16.8247577298332">
                <text:p>16.8247577298332</text:p>
              </table:table-cell>
              <table:table-cell office:value-type="float" office:value="0.461">
                <text:p>0.461</text:p>
              </table:table-cell>
              <table:table-cell office:value-type="float" office:value="19.1726360071597">
                <text:p>19.1726360071597</text:p>
              </table:table-cell>
              <table:table-cell office:value-type="float" office:value="0.461">
                <text:p>0.461</text:p>
              </table:table-cell>
              <table:table-cell office:value-type="float" office:value="19.1073804906417">
                <text:p>19.1073804906417</text:p>
              </table:table-cell>
            </table:table-row>
            <table:table-row>
              <table:table-cell office:value-type="float" office:value="19.1698153890747">
                <text:p>20</text:p>
              </table:table-cell>
              <table:table-cell office:value-type="float" office:value="0.463">
                <text:p>0.463</text:p>
              </table:table-cell>
              <table:table-cell office:value-type="float" office:value="16.996126424447">
                <text:p>16.996126424447</text:p>
              </table:table-cell>
              <table:table-cell office:value-type="float" office:value="0.463">
                <text:p>0.463</text:p>
              </table:table-cell>
              <table:table-cell office:value-type="float" office:value="16.8288993152986">
                <text:p>16.8288993152986</text:p>
              </table:table-cell>
              <table:table-cell office:value-type="float" office:value="0.463">
                <text:p>0.463</text:p>
              </table:table-cell>
              <table:table-cell office:value-type="float" office:value="19.1698153890747">
                <text:p>19.1698153890747</text:p>
              </table:table-cell>
              <table:table-cell office:value-type="float" office:value="0.463">
                <text:p>0.463</text:p>
              </table:table-cell>
              <table:table-cell office:value-type="float" office:value="19.1094213028052">
                <text:p>19.1094213028052</text:p>
              </table:table-cell>
            </table:table-row>
            <table:table-row>
              <table:table-cell office:value-type="float" office:value="19.166019685824">
                <text:p>20</text:p>
              </table:table-cell>
              <table:table-cell office:value-type="float" office:value="0.465">
                <text:p>0.465</text:p>
              </table:table-cell>
              <table:table-cell office:value-type="float" office:value="17.0024435620942">
                <text:p>17.0024435620942</text:p>
              </table:table-cell>
              <table:table-cell office:value-type="float" office:value="0.465">
                <text:p>0.465</text:p>
              </table:table-cell>
              <table:table-cell office:value-type="float" office:value="16.8332313825896">
                <text:p>16.8332313825896</text:p>
              </table:table-cell>
              <table:table-cell office:value-type="float" office:value="0.465">
                <text:p>0.465</text:p>
              </table:table-cell>
              <table:table-cell office:value-type="float" office:value="19.166019685824">
                <text:p>19.166019685824</text:p>
              </table:table-cell>
              <table:table-cell office:value-type="float" office:value="0.465">
                <text:p>0.465</text:p>
              </table:table-cell>
              <table:table-cell office:value-type="float" office:value="19.1114661687332">
                <text:p>19.1114661687332</text:p>
              </table:table-cell>
            </table:table-row>
            <table:table-row>
              <table:table-cell office:value-type="float" office:value="19.1610670814705">
                <text:p>20</text:p>
              </table:table-cell>
              <table:table-cell office:value-type="float" office:value="0.467">
                <text:p>0.467</text:p>
              </table:table-cell>
              <table:table-cell office:value-type="float" office:value="17.0086160559597">
                <text:p>17.0086160559597</text:p>
              </table:table-cell>
              <table:table-cell office:value-type="float" office:value="0.467">
                <text:p>0.467</text:p>
              </table:table-cell>
              <table:table-cell office:value-type="float" office:value="16.8377336520285">
                <text:p>16.8377336520285</text:p>
              </table:table-cell>
              <table:table-cell office:value-type="float" office:value="0.467">
                <text:p>0.467</text:p>
              </table:table-cell>
              <table:table-cell office:value-type="float" office:value="19.1610670814705">
                <text:p>19.1610670814705</text:p>
              </table:table-cell>
              <table:table-cell office:value-type="float" office:value="0.467">
                <text:p>0.467</text:p>
              </table:table-cell>
              <table:table-cell office:value-type="float" office:value="19.1135160461493">
                <text:p>19.1135160461493</text:p>
              </table:table-cell>
            </table:table-row>
            <table:table-row>
              <table:table-cell office:value-type="float" office:value="19.1547324619881">
                <text:p>20</text:p>
              </table:table-cell>
              <table:table-cell office:value-type="float" office:value="0.469">
                <text:p>0.469</text:p>
              </table:table-cell>
              <table:table-cell office:value-type="float" office:value="17.0146478703856">
                <text:p>17.0146478703856</text:p>
              </table:table-cell>
              <table:table-cell office:value-type="float" office:value="0.469">
                <text:p>0.469</text:p>
              </table:table-cell>
              <table:table-cell office:value-type="float" office:value="16.842387455539">
                <text:p>16.842387455539</text:p>
              </table:table-cell>
              <table:table-cell office:value-type="float" office:value="0.469">
                <text:p>0.469</text:p>
              </table:table-cell>
              <table:table-cell office:value-type="float" office:value="19.1547324619881">
                <text:p>19.1547324619881</text:p>
              </table:table-cell>
              <table:table-cell office:value-type="float" office:value="0.469">
                <text:p>0.469</text:p>
              </table:table-cell>
              <table:table-cell office:value-type="float" office:value="19.1155718172509">
                <text:p>19.1155718172509</text:p>
              </table:table-cell>
            </table:table-row>
            <table:table-row>
              <table:table-cell office:value-type="float" office:value="19.1467340279581">
                <text:p>20</text:p>
              </table:table-cell>
              <table:table-cell office:value-type="float" office:value="0.471">
                <text:p>0.471</text:p>
              </table:table-cell>
              <table:table-cell office:value-type="float" office:value="17.0205428345964">
                <text:p>17.0205428345964</text:p>
              </table:table-cell>
              <table:table-cell office:value-type="float" office:value="0.471">
                <text:p>0.471</text:p>
              </table:table-cell>
              <table:table-cell office:value-type="float" office:value="16.8471755894599">
                <text:p>16.8471755894599</text:p>
              </table:table-cell>
              <table:table-cell office:value-type="float" office:value="0.471">
                <text:p>0.471</text:p>
              </table:table-cell>
              <table:table-cell office:value-type="float" office:value="19.1467340279581">
                <text:p>19.1467340279581</text:p>
              </table:table-cell>
              <table:table-cell office:value-type="float" office:value="0.471">
                <text:p>0.471</text:p>
              </table:table-cell>
              <table:table-cell office:value-type="float" office:value="19.1176342872569">
                <text:p>19.1176342872569</text:p>
              </table:table-cell>
            </table:table-row>
            <table:table-row>
              <table:table-cell office:value-type="float" office:value="19.1367146148612">
                <text:p>20</text:p>
              </table:table-cell>
              <table:table-cell office:value-type="float" office:value="0.473">
                <text:p>0.473</text:p>
              </table:table-cell>
              <table:table-cell office:value-type="float" office:value="17.0263046376204">
                <text:p>17.0263046376204</text:p>
              </table:table-cell>
              <table:table-cell office:value-type="float" office:value="0.473">
                <text:p>0.473</text:p>
              </table:table-cell>
              <table:table-cell office:value-type="float" office:value="16.8520821734527">
                <text:p>16.8520821734527</text:p>
              </table:table-cell>
              <table:table-cell office:value-type="float" office:value="0.473">
                <text:p>0.473</text:p>
              </table:table-cell>
              <table:table-cell office:value-type="float" office:value="19.1367146148612">
                <text:p>19.1367146148612</text:p>
              </table:table-cell>
              <table:table-cell office:value-type="float" office:value="0.473">
                <text:p>0.473</text:p>
              </table:table-cell>
              <table:table-cell office:value-type="float" office:value="19.1197041797223">
                <text:p>19.1197041797223</text:p>
              </table:table-cell>
            </table:table-row>
            <table:table-row>
              <table:table-cell office:value-type="float" office:value="19.1242151340109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7.0319368548046">
                <text:p>17.0319368548046</text:p>
              </table:table-cell>
              <table:table-cell office:value-type="float" office:value="0.475">
                <text:p>0.475</text:p>
              </table:table-cell>
              <table:table-cell office:value-type="float" office:value="16.8570925552985">
                <text:p>16.8570925552985</text:p>
              </table:table-cell>
              <table:table-cell office:value-type="float" office:value="0.475">
                <text:p>0.475</text:p>
              </table:table-cell>
              <table:table-cell office:value-type="float" office:value="19.1242151340109">
                <text:p>19.1242151340109</text:p>
              </table:table-cell>
              <table:table-cell office:value-type="float" office:value="0.475">
                <text:p>0.475</text:p>
              </table:table-cell>
              <table:table-cell office:value-type="float" office:value="19.1217821384892">
                <text:p>19.1217821384892</text:p>
              </table:table-cell>
            </table:table-row>
            <table:table-row>
              <table:table-cell office:value-type="float" office:value="19.1086359598751">
                <text:p>20</text:p>
              </table:table-cell>
              <table:table-cell office:value-type="float" office:value="0.477">
                <text:p>0.477</text:p>
              </table:table-cell>
              <table:table-cell office:value-type="float" office:value="17.0374429371319">
                <text:p>17.0374429371319</text:p>
              </table:table-cell>
              <table:table-cell office:value-type="float" office:value="0.477">
                <text:p>0.477</text:p>
              </table:table-cell>
              <table:table-cell office:value-type="float" office:value="16.8621931934106">
                <text:p>16.8621931934106</text:p>
              </table:table-cell>
              <table:table-cell office:value-type="float" office:value="0.477">
                <text:p>0.477</text:p>
              </table:table-cell>
              <table:table-cell office:value-type="float" office:value="19.1086359598751">
                <text:p>19.1086359598751</text:p>
              </table:table-cell>
              <table:table-cell office:value-type="float" office:value="0.477">
                <text:p>0.477</text:p>
              </table:table-cell>
              <table:table-cell office:value-type="float" office:value="19.1238687201459">
                <text:p>19.1238687201459</text:p>
              </table:table-cell>
            </table:table-row>
            <table:table-row>
              <table:table-cell office:value-type="float" office:value="19.0891794239804">
                <text:p>20</text:p>
              </table:table-cell>
              <table:table-cell office:value-type="float" office:value="0.479">
                <text:p>0.479</text:p>
              </table:table-cell>
              <table:table-cell office:value-type="float" office:value="17.042826224376">
                <text:p>17.042826224376</text:p>
              </table:table-cell>
              <table:table-cell office:value-type="float" office:value="0.479">
                <text:p>0.479</text:p>
              </table:table-cell>
              <table:table-cell office:value-type="float" office:value="16.8673715735716">
                <text:p>16.8673715735716</text:p>
              </table:table-cell>
              <table:table-cell office:value-type="float" office:value="0.479">
                <text:p>0.479</text:p>
              </table:table-cell>
              <table:table-cell office:value-type="float" office:value="19.0891794239804">
                <text:p>19.0891794239804</text:p>
              </table:table-cell>
              <table:table-cell office:value-type="float" office:value="0.479">
                <text:p>0.479</text:p>
              </table:table-cell>
              <table:table-cell office:value-type="float" office:value="19.1259643914775">
                <text:p>19.1259643914775</text:p>
              </table:table-cell>
            </table:table-row>
            <table:table-row>
              <table:table-cell office:value-type="float" office:value="19.0647617151997">
                <text:p>20</text:p>
              </table:table-cell>
              <table:table-cell office:value-type="float" office:value="0.481">
                <text:p>0.481</text:p>
              </table:table-cell>
              <table:table-cell office:value-type="float" office:value="17.04808993713">
                <text:p>17.04808993713</text:p>
              </table:table-cell>
              <table:table-cell office:value-type="float" office:value="0.481">
                <text:p>0.481</text:p>
              </table:table-cell>
              <table:table-cell office:value-type="float" office:value="16.8726161151281">
                <text:p>16.8726161151281</text:p>
              </table:table-cell>
              <table:table-cell office:value-type="float" office:value="0.481">
                <text:p>0.481</text:p>
              </table:table-cell>
              <table:table-cell office:value-type="float" office:value="19.0647617151997">
                <text:p>19.0647617151997</text:p>
              </table:table-cell>
              <table:table-cell office:value-type="float" office:value="0.481">
                <text:p>0.481</text:p>
              </table:table-cell>
              <table:table-cell office:value-type="float" office:value="19.1280695210701">
                <text:p>19.1280695210701</text:p>
              </table:table-cell>
            </table:table-row>
            <table:table-row>
              <table:table-cell office:value-type="float" office:value="19.0338734839929">
                <text:p>20</text:p>
              </table:table-cell>
              <table:table-cell office:value-type="float" office:value="0.483">
                <text:p>0.483</text:p>
              </table:table-cell>
              <table:table-cell office:value-type="float" office:value="17.0532372011006">
                <text:p>17.0532372011006</text:p>
              </table:table-cell>
              <table:table-cell office:value-type="float" office:value="0.483">
                <text:p>0.483</text:p>
              </table:table-cell>
              <table:table-cell office:value-type="float" office:value="16.8779161167724">
                <text:p>16.8779161167724</text:p>
              </table:table-cell>
              <table:table-cell office:value-type="float" office:value="0.483">
                <text:p>0.483</text:p>
              </table:table-cell>
              <table:table-cell office:value-type="float" office:value="19.0338734839929">
                <text:p>19.0338734839929</text:p>
              </table:table-cell>
              <table:table-cell office:value-type="float" office:value="0.483">
                <text:p>0.483</text:p>
              </table:table-cell>
              <table:table-cell office:value-type="float" office:value="19.1301843774387">
                <text:p>19.1301843774387</text:p>
              </table:table-cell>
            </table:table-row>
            <table:table-row>
              <table:table-cell office:value-type="float" office:value="18.9943507367885">
                <text:p>20</text:p>
              </table:table-cell>
              <table:table-cell office:value-type="float" office:value="0.485">
                <text:p>0.485</text:p>
              </table:table-cell>
              <table:table-cell office:value-type="float" office:value="17.0582710387198">
                <text:p>17.0582710387198</text:p>
              </table:table-cell>
              <table:table-cell office:value-type="float" office:value="0.485">
                <text:p>0.485</text:p>
              </table:table-cell>
              <table:table-cell office:value-type="float" office:value="16.883261678177">
                <text:p>16.883261678177</text:p>
              </table:table-cell>
              <table:table-cell office:value-type="float" office:value="0.485">
                <text:p>0.485</text:p>
              </table:table-cell>
              <table:table-cell office:value-type="float" office:value="18.9943507367885">
                <text:p>18.9943507367885</text:p>
              </table:table-cell>
              <table:table-cell office:value-type="float" office:value="0.485">
                <text:p>0.485</text:p>
              </table:table-cell>
              <table:table-cell office:value-type="float" office:value="19.1323091184382">
                <text:p>19.1323091184382</text:p>
              </table:table-cell>
            </table:table-row>
            <table:table-row>
              <table:table-cell office:value-type="float" office:value="18.942981049482">
                <text:p>20</text:p>
              </table:table-cell>
              <table:table-cell office:value-type="float" office:value="0.487">
                <text:p>0.487</text:p>
              </table:table-cell>
              <table:table-cell office:value-type="float" office:value="17.0631943691914">
                <text:p>17.0631943691914</text:p>
              </table:table-cell>
              <table:table-cell office:value-type="float" office:value="0.487">
                <text:p>0.487</text:p>
              </table:table-cell>
              <table:table-cell office:value-type="float" office:value="16.8886436361293">
                <text:p>16.8886436361293</text:p>
              </table:table-cell>
              <table:table-cell office:value-type="float" office:value="0.487">
                <text:p>0.487</text:p>
              </table:table-cell>
              <table:table-cell office:value-type="float" office:value="18.942981049482">
                <text:p>18.942981049482</text:p>
              </table:table-cell>
              <table:table-cell office:value-type="float" office:value="0.487">
                <text:p>0.487</text:p>
              </table:table-cell>
              <table:table-cell office:value-type="float" office:value="19.1344437819671">
                <text:p>19.1344437819671</text:p>
              </table:table-cell>
            </table:table-row>
            <table:table-row>
              <table:table-cell office:value-type="float" office:value="18.8747894499077">
                <text:p>20</text:p>
              </table:table-cell>
              <table:table-cell office:value-type="float" office:value="0.489">
                <text:p>0.489</text:p>
              </table:table-cell>
              <table:table-cell office:value-type="float" office:value="17.0680100243382">
                <text:p>17.0680100243382</text:p>
              </table:table-cell>
              <table:table-cell office:value-type="float" office:value="0.489">
                <text:p>0.489</text:p>
              </table:table-cell>
              <table:table-cell office:value-type="float" office:value="16.8940535216417">
                <text:p>16.8940535216417</text:p>
              </table:table-cell>
              <table:table-cell office:value-type="float" office:value="0.489">
                <text:p>0.489</text:p>
              </table:table-cell>
              <table:table-cell office:value-type="float" office:value="18.8747894499077">
                <text:p>18.8747894499077</text:p>
              </table:table-cell>
              <table:table-cell office:value-type="float" office:value="0.489">
                <text:p>0.489</text:p>
              </table:table-cell>
              <table:table-cell office:value-type="float" office:value="19.1365882782816">
                <text:p>19.1365882782816</text:p>
              </table:table-cell>
            </table:table-row>
            <table:table-row>
              <table:table-cell office:value-type="float" office:value="18.7816570056731">
                <text:p>20</text:p>
              </table:table-cell>
              <table:table-cell office:value-type="float" office:value="0.491">
                <text:p>0.491</text:p>
              </table:table-cell>
              <table:table-cell office:value-type="float" office:value="17.0727207470321">
                <text:p>17.0727207470321</text:p>
              </table:table-cell>
              <table:table-cell office:value-type="float" office:value="0.491">
                <text:p>0.491</text:p>
              </table:table-cell>
              <table:table-cell office:value-type="float" office:value="16.899483505172">
                <text:p>16.899483505172</text:p>
              </table:table-cell>
              <table:table-cell office:value-type="float" office:value="0.491">
                <text:p>0.491</text:p>
              </table:table-cell>
              <table:table-cell office:value-type="float" office:value="18.7816570056731">
                <text:p>18.7816570056731</text:p>
              </table:table-cell>
              <table:table-cell office:value-type="float" office:value="0.491">
                <text:p>0.491</text:p>
              </table:table-cell>
              <table:table-cell office:value-type="float" office:value="19.1387423776331">
                <text:p>19.1387423776331</text:p>
              </table:table-cell>
            </table:table-row>
            <table:table-row>
              <table:table-cell office:value-type="float" office:value="18.6494329373636">
                <text:p>20</text:p>
              </table:table-cell>
              <table:table-cell office:value-type="float" office:value="0.493">
                <text:p>0.493</text:p>
              </table:table-cell>
              <table:table-cell office:value-type="float" office:value="17.0773291950181">
                <text:p>17.0773291950181</text:p>
              </table:table-cell>
              <table:table-cell office:value-type="float" office:value="0.493">
                <text:p>0.493</text:p>
              </table:table-cell>
              <table:table-cell office:value-type="float" office:value="16.9049263514655">
                <text:p>16.9049263514655</text:p>
              </table:table-cell>
              <table:table-cell office:value-type="float" office:value="0.493">
                <text:p>0.493</text:p>
              </table:table-cell>
              <table:table-cell office:value-type="float" office:value="18.6494329373636">
                <text:p>18.6494329373636</text:p>
              </table:table-cell>
              <table:table-cell office:value-type="float" office:value="0.493">
                <text:p>0.493</text:p>
              </table:table-cell>
              <table:table-cell office:value-type="float" office:value="19.1409056969229">
                <text:p>19.1409056969229</text:p>
              </table:table-cell>
            </table:table-row>
            <table:table-row>
              <table:table-cell office:value-type="float" office:value="18.4513178110768">
                <text:p>20</text:p>
              </table:table-cell>
              <table:table-cell office:value-type="float" office:value="0.495">
                <text:p>0.495</text:p>
              </table:table-cell>
              <table:table-cell office:value-type="float" office:value="17.0818379392874">
                <text:p>17.0818379392874</text:p>
              </table:table-cell>
              <table:table-cell office:value-type="float" office:value="0.495">
                <text:p>0.495</text:p>
              </table:table-cell>
              <table:table-cell office:value-type="float" office:value="16.910375372997">
                <text:p>16.910375372997</text:p>
              </table:table-cell>
              <table:table-cell office:value-type="float" office:value="0.495">
                <text:p>0.495</text:p>
              </table:table-cell>
              <table:table-cell office:value-type="float" office:value="18.4513178110768">
                <text:p>18.4513178110768</text:p>
              </table:table-cell>
              <table:table-cell office:value-type="float" office:value="0.495">
                <text:p>0.495</text:p>
              </table:table-cell>
              <table:table-cell office:value-type="float" office:value="19.1430776837875">
                <text:p>19.1430776837875</text:p>
              </table:table-cell>
            </table:table-row>
            <table:table-row>
              <table:table-cell office:value-type="float" office:value="18.1310390544697">
                <text:p>20</text:p>
              </table:table-cell>
              <table:table-cell office:value-type="float" office:value="0.497">
                <text:p>0.497</text:p>
              </table:table-cell>
              <table:table-cell office:value-type="float" office:value="17.086249472192">
                <text:p>17.086249472192</text:p>
              </table:table-cell>
              <table:table-cell office:value-type="float" office:value="0.497">
                <text:p>0.497</text:p>
              </table:table-cell>
              <table:table-cell office:value-type="float" office:value="16.9158243964109">
                <text:p>16.9158243964109</text:p>
              </table:table-cell>
              <table:table-cell office:value-type="float" office:value="0.497">
                <text:p>0.497</text:p>
              </table:table-cell>
              <table:table-cell office:value-type="float" office:value="18.1310390544697">
                <text:p>18.1310390544697</text:p>
              </table:table-cell>
              <table:table-cell office:value-type="float" office:value="0.497">
                <text:p>0.497</text:p>
              </table:table-cell>
              <table:table-cell office:value-type="float" office:value="19.1452576004229">
                <text:p>19.1452576004229</text:p>
              </table:table-cell>
            </table:table-row>
            <table:table-row>
              <table:table-cell office:value-type="float" office:value="17.5550376006877">
                <text:p>20</text:p>
              </table:table-cell>
              <table:table-cell office:value-type="float" office:value="0.499">
                <text:p>0.499</text:p>
              </table:table-cell>
              <table:table-cell office:value-type="float" office:value="17.0905662109028">
                <text:p>17.0905662109028</text:p>
              </table:table-cell>
              <table:table-cell office:value-type="float" office:value="0.499">
                <text:p>0.499</text:p>
              </table:table-cell>
              <table:table-cell office:value-type="float" office:value="16.9212677275863">
                <text:p>16.9212677275863</text:p>
              </table:table-cell>
              <table:table-cell office:value-type="float" office:value="0.499">
                <text:p>0.499</text:p>
              </table:table-cell>
              <table:table-cell office:value-type="float" office:value="17.5550376006877">
                <text:p>17.5550376006877</text:p>
              </table:table-cell>
              <table:table-cell office:value-type="float" office:value="0.499">
                <text:p>0.499</text:p>
              </table:table-cell>
              <table:table-cell office:value-type="float" office:value="19.1474445044838">
                <text:p>19.1474445044838</text:p>
              </table:table-cell>
            </table:table-row>
            <table:table-row>
              <table:table-cell office:value-type="float" office:value="17.2740374836713">
                <text:p>20</text:p>
              </table:table-cell>
              <table:table-cell office:value-type="float" office:value="0.501">
                <text:p>0.501</text:p>
              </table:table-cell>
              <table:table-cell office:value-type="float" office:value="17.0947905008158">
                <text:p>17.0947905008158</text:p>
              </table:table-cell>
              <table:table-cell office:value-type="float" office:value="0.501">
                <text:p>0.501</text:p>
              </table:table-cell>
              <table:table-cell office:value-type="float" office:value="16.9267001194892">
                <text:p>16.9267001194892</text:p>
              </table:table-cell>
              <table:table-cell office:value-type="float" office:value="0.501">
                <text:p>0.501</text:p>
              </table:table-cell>
              <table:table-cell office:value-type="float" office:value="17.2740374836713">
                <text:p>17.2740374836713</text:p>
              </table:table-cell>
              <table:table-cell office:value-type="float" office:value="0.501">
                <text:p>0.501</text:p>
              </table:table-cell>
              <table:table-cell office:value-type="float" office:value="19.1496372272332">
                <text:p>19.1496372272332</text:p>
              </table:table-cell>
            </table:table-row>
            <table:table-row>
              <table:table-cell office:value-type="float" office:value="17.1772043679573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17.0989246156005">
                <text:p>17.0989246156005</text:p>
              </table:table-cell>
              <table:table-cell office:value-type="float" office:value="0.503">
                <text:p>0.503</text:p>
              </table:table-cell>
              <table:table-cell office:value-type="float" office:value="16.9321167392999">
                <text:p>16.9321167392999</text:p>
              </table:table-cell>
              <table:table-cell office:value-type="float" office:value="0.503">
                <text:p>0.503</text:p>
              </table:table-cell>
              <table:table-cell office:value-type="float" office:value="17.1772043679573">
                <text:p>17.1772043679573</text:p>
              </table:table-cell>
              <table:table-cell office:value-type="float" office:value="0.503">
                <text:p>0.503</text:p>
              </table:table-cell>
              <table:table-cell office:value-type="float" office:value="19.151834347811">
                <text:p>19.151834347811</text:p>
              </table:table-cell>
            </table:table-row>
            <table:table-row>
              <table:table-cell office:value-type="float" office:value="17.1103580807013">
                <text:p>20</text:p>
              </table:table-cell>
              <table:table-cell office:value-type="float" office:value="0.505">
                <text:p>0.505</text:p>
              </table:table-cell>
              <table:table-cell office:value-type="float" office:value="17.1029707593124">
                <text:p>17.1029707593124</text:p>
              </table:table-cell>
              <table:table-cell office:value-type="float" office:value="0.505">
                <text:p>0.505</text:p>
              </table:table-cell>
              <table:table-cell office:value-type="float" office:value="16.9375131398847">
                <text:p>16.9375131398847</text:p>
              </table:table-cell>
              <table:table-cell office:value-type="float" office:value="0.505">
                <text:p>0.505</text:p>
              </table:table-cell>
              <table:table-cell office:value-type="float" office:value="17.1103580807013">
                <text:p>17.1103580807013</text:p>
              </table:table-cell>
              <table:table-cell office:value-type="float" office:value="0.505">
                <text:p>0.505</text:p>
              </table:table-cell>
              <table:table-cell office:value-type="float" office:value="19.1540341647245">
                <text:p>19.1540341647245</text:p>
              </table:table-cell>
            </table:table-row>
            <table:table-row>
              <table:table-cell office:value-type="float" office:value="17.0604888328089">
                <text:p>20</text:p>
              </table:table-cell>
              <table:table-cell office:value-type="float" office:value="0.507">
                <text:p>0.507</text:p>
              </table:table-cell>
              <table:table-cell office:value-type="float" office:value="17.1069310738297">
                <text:p>17.1069310738297</text:p>
              </table:table-cell>
              <table:table-cell office:value-type="float" office:value="0.507">
                <text:p>0.507</text:p>
              </table:table-cell>
              <table:table-cell office:value-type="float" office:value="16.9428852386257">
                <text:p>16.9428852386257</text:p>
              </table:table-cell>
              <table:table-cell office:value-type="float" office:value="0.507">
                <text:p>0.507</text:p>
              </table:table-cell>
              <table:table-cell office:value-type="float" office:value="17.0604888328089">
                <text:p>17.0604888328089</text:p>
              </table:table-cell>
              <table:table-cell office:value-type="float" office:value="0.507">
                <text:p>0.507</text:p>
              </table:table-cell>
              <table:table-cell office:value-type="float" office:value="19.1562346650303">
                <text:p>19.1562346650303</text:p>
              </table:table-cell>
            </table:table-row>
            <table:table-row>
              <table:table-cell office:value-type="float" office:value="17.02149427265">
                <text:p>20</text:p>
              </table:table-cell>
              <table:table-cell office:value-type="float" office:value="0.509">
                <text:p>0.509</text:p>
              </table:table-cell>
              <table:table-cell office:value-type="float" office:value="17.1108076342892">
                <text:p>17.1108076342892</text:p>
              </table:table-cell>
              <table:table-cell office:value-type="float" office:value="0.509">
                <text:p>0.509</text:p>
              </table:table-cell>
              <table:table-cell office:value-type="float" office:value="16.9482292864053">
                <text:p>16.9482292864053</text:p>
              </table:table-cell>
              <table:table-cell office:value-type="float" office:value="0.509">
                <text:p>0.509</text:p>
              </table:table-cell>
              <table:table-cell office:value-type="float" office:value="17.02149427265">
                <text:p>17.02149427265</text:p>
              </table:table-cell>
              <table:table-cell office:value-type="float" office:value="0.509">
                <text:p>0.509</text:p>
              </table:table-cell>
              <table:table-cell office:value-type="float" office:value="19.1584334857731">
                <text:p>19.1584334857731</text:p>
              </table:table-cell>
            </table:table-row>
            <table:table-row>
              <table:table-cell office:value-type="float" office:value="16.9900978111395">
                <text:p>20</text:p>
              </table:table-cell>
              <table:table-cell office:value-type="float" office:value="0.511">
                <text:p>0.511</text:p>
              </table:table-cell>
              <table:table-cell office:value-type="float" office:value="17.1146024573739">
                <text:p>17.1146024573739</text:p>
              </table:table-cell>
              <table:table-cell office:value-type="float" office:value="0.511">
                <text:p>0.511</text:p>
              </table:table-cell>
              <table:table-cell office:value-type="float" office:value="16.9535418510006">
                <text:p>16.9535418510006</text:p>
              </table:table-cell>
              <table:table-cell office:value-type="float" office:value="0.511">
                <text:p>0.511</text:p>
              </table:table-cell>
              <table:table-cell office:value-type="float" office:value="16.9900978111395">
                <text:p>16.9900978111395</text:p>
              </table:table-cell>
              <table:table-cell office:value-type="float" office:value="0.511">
                <text:p>0.511</text:p>
              </table:table-cell>
              <table:table-cell office:value-type="float" office:value="19.1606278741343">
                <text:p>19.1606278741343</text:p>
              </table:table-cell>
            </table:table-row>
            <table:table-row>
              <table:table-cell office:value-type="float" office:value="16.964341363717">
                <text:p>20</text:p>
              </table:table-cell>
              <table:table-cell office:value-type="float" office:value="0.513">
                <text:p>0.513</text:p>
              </table:table-cell>
              <table:table-cell office:value-type="float" office:value="17.1183175001775">
                <text:p>17.1183175001775</text:p>
              </table:table-cell>
              <table:table-cell office:value-type="float" office:value="0.513">
                <text:p>0.513</text:p>
              </table:table-cell>
              <table:table-cell office:value-type="float" office:value="16.9588197928503">
                <text:p>16.9588197928503</text:p>
              </table:table-cell>
              <table:table-cell office:value-type="float" office:value="0.513">
                <text:p>0.513</text:p>
              </table:table-cell>
              <table:table-cell office:value-type="float" office:value="16.964341363717">
                <text:p>16.964341363717</text:p>
              </table:table-cell>
              <table:table-cell office:value-type="float" office:value="0.513">
                <text:p>0.513</text:p>
              </table:table-cell>
              <table:table-cell office:value-type="float" office:value="19.162814639051">
                <text:p>19.162814639051</text:p>
              </table:table-cell>
            </table:table-row>
            <table:table-row>
              <table:table-cell office:value-type="float" office:value="16.9429559334293">
                <text:p>20</text:p>
              </table:table-cell>
              <table:table-cell office:value-type="float" office:value="0.515">
                <text:p>0.515</text:p>
              </table:table-cell>
              <table:table-cell office:value-type="float" office:value="17.1219546651236">
                <text:p>17.1219546651236</text:p>
              </table:table-cell>
              <table:table-cell office:value-type="float" office:value="0.515">
                <text:p>0.515</text:p>
              </table:table-cell>
              <table:table-cell office:value-type="float" office:value="16.9640602482925">
                <text:p>16.9640602482925</text:p>
              </table:table-cell>
              <table:table-cell office:value-type="float" office:value="0.515">
                <text:p>0.515</text:p>
              </table:table-cell>
              <table:table-cell office:value-type="float" office:value="16.9429559334293">
                <text:p>16.9429559334293</text:p>
              </table:table-cell>
              <table:table-cell office:value-type="float" office:value="0.515">
                <text:p>0.515</text:p>
              </table:table-cell>
              <table:table-cell office:value-type="float" office:value="19.1649900980433">
                <text:p>19.1649900980433</text:p>
              </table:table-cell>
            </table:table-row>
            <table:table-row>
              <table:table-cell office:value-type="float" office:value="16.9250673346269">
                <text:p>20</text:p>
              </table:table-cell>
              <table:table-cell office:value-type="float" office:value="0.517">
                <text:p>0.517</text:p>
              </table:table-cell>
              <table:table-cell office:value-type="float" office:value="17.1255157989572">
                <text:p>17.1255157989572</text:p>
              </table:table-cell>
              <table:table-cell office:value-type="float" office:value="0.517">
                <text:p>0.517</text:p>
              </table:table-cell>
              <table:table-cell office:value-type="float" office:value="16.9692606083511">
                <text:p>16.9692606083511</text:p>
              </table:table-cell>
              <table:table-cell office:value-type="float" office:value="0.517">
                <text:p>0.517</text:p>
              </table:table-cell>
              <table:table-cell office:value-type="float" office:value="16.9250673346269">
                <text:p>16.9250673346269</text:p>
              </table:table-cell>
              <table:table-cell office:value-type="float" office:value="0.517">
                <text:p>0.517</text:p>
              </table:table-cell>
              <table:table-cell office:value-type="float" office:value="19.1671500146577">
                <text:p>19.1671500146577</text:p>
              </table:table-cell>
            </table:table-row>
            <table:table-row>
              <table:table-cell office:value-type="float" office:value="16.9100445924855">
                <text:p>20</text:p>
              </table:table-cell>
              <table:table-cell office:value-type="float" office:value="0.519">
                <text:p>0.519</text:p>
              </table:table-cell>
              <table:table-cell office:value-type="float" office:value="17.1290026921648">
                <text:p>17.1290026921648</text:p>
              </table:table-cell>
              <table:table-cell office:value-type="float" office:value="0.519">
                <text:p>0.519</text:p>
              </table:table-cell>
              <table:table-cell office:value-type="float" office:value="16.974418499221">
                <text:p>16.974418499221</text:p>
              </table:table-cell>
              <table:table-cell office:value-type="float" office:value="0.519">
                <text:p>0.519</text:p>
              </table:table-cell>
              <table:table-cell office:value-type="float" office:value="16.9100445924855">
                <text:p>16.9100445924855</text:p>
              </table:table-cell>
              <table:table-cell office:value-type="float" office:value="0.519">
                <text:p>0.519</text:p>
              </table:table-cell>
              <table:table-cell office:value-type="float" office:value="19.1692895272782">
                <text:p>19.1692895272782</text:p>
              </table:table-cell>
            </table:table-row>
            <table:table-row>
              <table:table-cell office:value-type="float" office:value="16.8974153495121">
                <text:p>20</text:p>
              </table:table-cell>
              <table:table-cell office:value-type="float" office:value="0.521">
                <text:p>0.521</text:p>
              </table:table-cell>
              <table:table-cell office:value-type="float" office:value="17.1324170904484">
                <text:p>17.1324170904484</text:p>
              </table:table-cell>
              <table:table-cell office:value-type="float" office:value="0.521">
                <text:p>0.521</text:p>
              </table:table-cell>
              <table:table-cell office:value-type="float" office:value="16.9795317758782">
                <text:p>16.9795317758782</text:p>
              </table:table-cell>
              <table:table-cell office:value-type="float" office:value="0.521">
                <text:p>0.521</text:p>
              </table:table-cell>
              <table:table-cell office:value-type="float" office:value="16.8974153495121">
                <text:p>16.8974153495121</text:p>
              </table:table-cell>
              <table:table-cell office:value-type="float" office:value="0.521">
                <text:p>0.521</text:p>
              </table:table-cell>
              <table:table-cell office:value-type="float" office:value="19.1714030703999">
                <text:p>19.1714030703999</text:p>
              </table:table-cell>
            </table:table-row>
            <table:table-row>
              <table:table-cell office:value-type="float" office:value="16.8868154819388">
                <text:p>20</text:p>
              </table:table-cell>
              <table:table-cell office:value-type="float" office:value="0.523">
                <text:p>0.523</text:p>
              </table:table-cell>
              <table:table-cell office:value-type="float" office:value="17.135760691852">
                <text:p>17.135760691852</text:p>
              </table:table-cell>
              <table:table-cell office:value-type="float" office:value="0.523">
                <text:p>0.523</text:p>
              </table:table-cell>
              <table:table-cell office:value-type="float" office:value="16.9845985026245">
                <text:p>16.9845985026245</text:p>
              </table:table-cell>
              <table:table-cell office:value-type="float" office:value="0.523">
                <text:p>0.523</text:p>
              </table:table-cell>
              <table:table-cell office:value-type="float" office:value="16.8868154819388">
                <text:p>16.8868154819388</text:p>
              </table:table-cell>
              <table:table-cell office:value-type="float" office:value="0.523">
                <text:p>0.523</text:p>
              </table:table-cell>
              <table:table-cell office:value-type="float" office:value="19.173484280494">
                <text:p>19.173484280494</text:p>
              </table:table-cell>
            </table:table-row>
            <table:table-row>
              <table:table-cell office:value-type="float" office:value="16.8779574706463">
                <text:p>20</text:p>
              </table:table-cell>
              <table:table-cell office:value-type="float" office:value="0.525">
                <text:p>0.525</text:p>
              </table:table-cell>
              <table:table-cell office:value-type="float" office:value="17.1390351412898">
                <text:p>17.1390351412898</text:p>
              </table:table-cell>
              <table:table-cell office:value-type="float" office:value="0.525">
                <text:p>0.525</text:p>
              </table:table-cell>
              <table:table-cell office:value-type="float" office:value="16.9896169320636">
                <text:p>16.9896169320636</text:p>
              </table:table-cell>
              <table:table-cell office:value-type="float" office:value="0.525">
                <text:p>0.525</text:p>
              </table:table-cell>
              <table:table-cell office:value-type="float" office:value="16.8779574706463">
                <text:p>16.8779574706463</text:p>
              </table:table-cell>
              <table:table-cell office:value-type="float" office:value="0.525">
                <text:p>0.525</text:p>
              </table:table-cell>
              <table:table-cell office:value-type="float" office:value="19.1755258869133">
                <text:p>19.1755258869133</text:p>
              </table:table-cell>
            </table:table-row>
            <table:table-row>
              <table:table-cell office:value-type="float" office:value="16.8706096819408">
                <text:p>20</text:p>
              </table:table-cell>
              <table:table-cell office:value-type="float" office:value="0.527">
                <text:p>0.527</text:p>
              </table:table-cell>
              <table:table-cell office:value-type="float" office:value="17.1422420368107">
                <text:p>17.1422420368107</text:p>
              </table:table-cell>
              <table:table-cell office:value-type="float" office:value="0.527">
                <text:p>0.527</text:p>
              </table:table-cell>
              <table:table-cell office:value-type="float" office:value="16.9945854966636">
                <text:p>16.9945854966636</text:p>
              </table:table-cell>
              <table:table-cell office:value-type="float" office:value="0.527">
                <text:p>0.527</text:p>
              </table:table-cell>
              <table:table-cell office:value-type="float" office:value="16.8706096819408">
                <text:p>16.8706096819408</text:p>
              </table:table-cell>
              <table:table-cell office:value-type="float" office:value="0.527">
                <text:p>0.527</text:p>
              </table:table-cell>
              <table:table-cell office:value-type="float" office:value="19.1775195887388">
                <text:p>19.1775195887388</text:p>
              </table:table-cell>
            </table:table-row>
            <table:table-row>
              <table:table-cell office:value-type="float" office:value="16.8645823017414">
                <text:p>20</text:p>
              </table:table-cell>
              <table:table-cell office:value-type="float" office:value="0.529">
                <text:p>0.529</text:p>
              </table:table-cell>
              <table:table-cell office:value-type="float" office:value="17.145382940745">
                <text:p>17.145382940745</text:p>
              </table:table-cell>
              <table:table-cell office:value-type="float" office:value="0.529">
                <text:p>0.529</text:p>
              </table:table-cell>
              <table:table-cell office:value-type="float" office:value="16.9995028060932">
                <text:p>16.9995028060932</text:p>
              </table:table-cell>
              <table:table-cell office:value-type="float" office:value="0.529">
                <text:p>0.529</text:p>
              </table:table-cell>
              <table:table-cell office:value-type="float" office:value="16.8645823017414">
                <text:p>16.8645823017414</text:p>
              </table:table-cell>
              <table:table-cell office:value-type="float" office:value="0.529">
                <text:p>0.529</text:p>
              </table:table-cell>
              <table:table-cell office:value-type="float" office:value="19.1794559130139">
                <text:p>19.1794559130139</text:p>
              </table:table-cell>
            </table:table-row>
            <table:table-row>
              <table:table-cell office:value-type="float" office:value="16.8597174701399">
                <text:p>20</text:p>
              </table:table-cell>
              <table:table-cell office:value-type="float" office:value="0.531">
                <text:p>0.531</text:p>
              </table:table-cell>
              <table:table-cell office:value-type="float" office:value="17.1484593644572">
                <text:p>17.1484593644572</text:p>
              </table:table-cell>
              <table:table-cell office:value-type="float" office:value="0.531">
                <text:p>0.531</text:p>
              </table:table-cell>
              <table:table-cell office:value-type="float" office:value="17.0043676191853">
                <text:p>17.0043676191853</text:p>
              </table:table-cell>
              <table:table-cell office:value-type="float" office:value="0.531">
                <text:p>0.531</text:p>
              </table:table-cell>
              <table:table-cell office:value-type="float" office:value="16.8597174701399">
                <text:p>16.8597174701399</text:p>
              </table:table-cell>
              <table:table-cell office:value-type="float" office:value="0.531">
                <text:p>0.531</text:p>
              </table:table-cell>
              <table:table-cell office:value-type="float" office:value="19.1813240433117">
                <text:p>19.1813240433117</text:p>
              </table:table-cell>
            </table:table-row>
            <table:table-row>
              <table:table-cell office:value-type="float" office:value="16.8558822252242">
                <text:p>20</text:p>
              </table:table-cell>
              <table:table-cell office:value-type="float" office:value="0.533">
                <text:p>0.533</text:p>
              </table:table-cell>
              <table:table-cell office:value-type="float" office:value="17.1514727864914">
                <text:p>17.1514727864914</text:p>
              </table:table-cell>
              <table:table-cell office:value-type="float" office:value="0.533">
                <text:p>0.533</text:p>
              </table:table-cell>
              <table:table-cell office:value-type="float" office:value="17.0091788498514">
                <text:p>17.0091788498514</text:p>
              </table:table-cell>
              <table:table-cell office:value-type="float" office:value="0.533">
                <text:p>0.533</text:p>
              </table:table-cell>
              <table:table-cell office:value-type="float" office:value="16.8558822252242">
                <text:p>16.8558822252242</text:p>
              </table:table-cell>
              <table:table-cell office:value-type="float" office:value="0.533">
                <text:p>0.533</text:p>
              </table:table-cell>
              <table:table-cell office:value-type="float" office:value="19.1831116273905">
                <text:p>19.1831116273905</text:p>
              </table:table-cell>
            </table:table-row>
            <table:table-row>
              <table:table-cell office:value-type="float" office:value="16.8529632959183">
                <text:p>20</text:p>
              </table:table-cell>
              <table:table-cell office:value-type="float" office:value="0.535">
                <text:p>0.535</text:p>
              </table:table-cell>
              <table:table-cell office:value-type="float" office:value="17.1544246346279">
                <text:p>17.1544246346279</text:p>
              </table:table-cell>
              <table:table-cell office:value-type="float" office:value="0.535">
                <text:p>0.535</text:p>
              </table:table-cell>
              <table:table-cell office:value-type="float" office:value="17.013935537852">
                <text:p>17.013935537852</text:p>
              </table:table-cell>
              <table:table-cell office:value-type="float" office:value="0.535">
                <text:p>0.535</text:p>
              </table:table-cell>
              <table:table-cell office:value-type="float" office:value="16.8529632959183">
                <text:p>16.8529632959183</text:p>
              </table:table-cell>
              <table:table-cell office:value-type="float" office:value="0.535">
                <text:p>0.535</text:p>
              </table:table-cell>
              <table:table-cell office:value-type="float" office:value="19.1848045428643">
                <text:p>19.1848045428643</text:p>
              </table:table-cell>
            </table:table-row>
            <table:table-row>
              <table:table-cell office:value-type="float" office:value="16.8508632408243">
                <text:p>20</text:p>
              </table:table-cell>
              <table:table-cell office:value-type="float" office:value="0.537">
                <text:p>0.537</text:p>
              </table:table-cell>
              <table:table-cell office:value-type="float" office:value="17.157316308793">
                <text:p>17.157316308793</text:p>
              </table:table-cell>
              <table:table-cell office:value-type="float" office:value="0.537">
                <text:p>0.537</text:p>
              </table:table-cell>
              <table:table-cell office:value-type="float" office:value="17.0186368608992">
                <text:p>17.0186368608992</text:p>
              </table:table-cell>
              <table:table-cell office:value-type="float" office:value="0.537">
                <text:p>0.537</text:p>
              </table:table-cell>
              <table:table-cell office:value-type="float" office:value="16.8508632408243">
                <text:p>16.8508632408243</text:p>
              </table:table-cell>
              <table:table-cell office:value-type="float" office:value="0.537">
                <text:p>0.537</text:p>
              </table:table-cell>
              <table:table-cell office:value-type="float" office:value="19.1863866311562">
                <text:p>19.1863866311562</text:p>
              </table:table-cell>
            </table:table-row>
            <table:table-row>
              <table:table-cell office:value-type="float" office:value="16.849497480305">
                <text:p>20</text:p>
              </table:table-cell>
              <table:table-cell office:value-type="float" office:value="0.539">
                <text:p>0.539</text:p>
              </table:table-cell>
              <table:table-cell office:value-type="float" office:value="17.1601491649492">
                <text:p>17.1601491649492</text:p>
              </table:table-cell>
              <table:table-cell office:value-type="float" office:value="0.539">
                <text:p>0.539</text:p>
              </table:table-cell>
              <table:table-cell office:value-type="float" office:value="17.0232821085642">
                <text:p>17.0232821085642</text:p>
              </table:table-cell>
              <table:table-cell office:value-type="float" office:value="0.539">
                <text:p>0.539</text:p>
              </table:table-cell>
              <table:table-cell office:value-type="float" office:value="16.849497480305">
                <text:p>16.849497480305</text:p>
              </table:table-cell>
              <table:table-cell office:value-type="float" office:value="0.539">
                <text:p>0.539</text:p>
              </table:table-cell>
              <table:table-cell office:value-type="float" office:value="19.1878393726365">
                <text:p>19.1878393726365</text:p>
              </table:table-cell>
            </table:table-row>
            <table:table-row>
              <table:table-cell office:value-type="float" office:value="16.8487920251941">
                <text:p>20</text:p>
              </table:table-cell>
              <table:table-cell office:value-type="float" office:value="0.541">
                <text:p>0.541</text:p>
              </table:table-cell>
              <table:table-cell office:value-type="float" office:value="17.1629245238732">
                <text:p>17.1629245238732</text:p>
              </table:table-cell>
              <table:table-cell office:value-type="float" office:value="0.541">
                <text:p>0.541</text:p>
              </table:table-cell>
              <table:table-cell office:value-type="float" office:value="17.027870681563">
                <text:p>17.027870681563</text:p>
              </table:table-cell>
              <table:table-cell office:value-type="float" office:value="0.541">
                <text:p>0.541</text:p>
              </table:table-cell>
              <table:table-cell office:value-type="float" office:value="16.8487920251941">
                <text:p>16.8487920251941</text:p>
              </table:table-cell>
              <table:table-cell office:value-type="float" office:value="0.541">
                <text:p>0.541</text:p>
              </table:table-cell>
              <table:table-cell office:value-type="float" office:value="19.1891415061867">
                <text:p>19.1891415061867</text:p>
              </table:table-cell>
            </table:table-row>
            <table:table-row>
              <table:table-cell office:value-type="float" office:value="16.8486816977466">
                <text:p>20</text:p>
              </table:table-cell>
              <table:table-cell office:value-type="float" office:value="0.543">
                <text:p>0.543</text:p>
              </table:table-cell>
              <table:table-cell office:value-type="float" office:value="17.1656436753219">
                <text:p>17.1656436753219</text:p>
              </table:table-cell>
              <table:table-cell office:value-type="float" office:value="0.543">
                <text:p>0.543</text:p>
              </table:table-cell>
              <table:table-cell office:value-type="float" office:value="17.0324020870334">
                <text:p>17.0324020870334</text:p>
              </table:table-cell>
              <table:table-cell office:value-type="float" office:value="0.543">
                <text:p>0.543</text:p>
              </table:table-cell>
              <table:table-cell office:value-type="float" office:value="16.8486816977466">
                <text:p>16.8486816977466</text:p>
              </table:table-cell>
              <table:table-cell office:value-type="float" office:value="0.543">
                <text:p>0.543</text:p>
              </table:table-cell>
              <table:table-cell office:value-type="float" office:value="19.1902685723973">
                <text:p>19.1902685723973</text:p>
              </table:table-cell>
            </table:table-row>
            <table:table-row>
              <table:table-cell office:value-type="float" office:value="16.8491087126454">
                <text:p>20</text:p>
              </table:table-cell>
              <table:table-cell office:value-type="float" office:value="0.545">
                <text:p>0.545</text:p>
              </table:table-cell>
              <table:table-cell office:value-type="float" office:value="17.1683078699782">
                <text:p>17.1683078699782</text:p>
              </table:table-cell>
              <table:table-cell office:value-type="float" office:value="0.545">
                <text:p>0.545</text:p>
              </table:table-cell>
              <table:table-cell office:value-type="float" office:value="17.0368759221353">
                <text:p>17.0368759221353</text:p>
              </table:table-cell>
              <table:table-cell office:value-type="float" office:value="0.545">
                <text:p>0.545</text:p>
              </table:table-cell>
              <table:table-cell office:value-type="float" office:value="16.8491087126454">
                <text:p>16.8491087126454</text:p>
              </table:table-cell>
              <table:table-cell office:value-type="float" office:value="0.545">
                <text:p>0.545</text:p>
              </table:table-cell>
              <table:table-cell office:value-type="float" office:value="19.1911923614701">
                <text:p>19.1911923614701</text:p>
              </table:table-cell>
            </table:table-row>
            <table:table-row>
              <table:table-cell office:value-type="float" office:value="16.850021557932">
                <text:p>20</text:p>
              </table:table-cell>
              <table:table-cell office:value-type="float" office:value="0.547">
                <text:p>0.547</text:p>
              </table:table-cell>
              <table:table-cell office:value-type="float" office:value="17.1709183304195">
                <text:p>17.1709183304195</text:p>
              </table:table-cell>
              <table:table-cell office:value-type="float" office:value="0.547">
                <text:p>0.547</text:p>
              </table:table-cell>
              <table:table-cell office:value-type="float" office:value="17.0412918771441">
                <text:p>17.0412918771441</text:p>
              </table:table-cell>
              <table:table-cell office:value-type="float" office:value="0.547">
                <text:p>0.547</text:p>
              </table:table-cell>
              <table:table-cell office:value-type="float" office:value="16.850021557932">
                <text:p>16.850021557932</text:p>
              </table:table-cell>
              <table:table-cell office:value-type="float" office:value="0.547">
                <text:p>0.547</text:p>
              </table:table-cell>
              <table:table-cell office:value-type="float" office:value="19.1918802480348">
                <text:p>19.1918802480348</text:p>
              </table:table-cell>
            </table:table-row>
            <table:table-row>
              <table:table-cell office:value-type="float" office:value="16.8513740760681">
                <text:p>20</text:p>
              </table:table-cell>
              <table:table-cell office:value-type="float" office:value="0.549">
                <text:p>0.549</text:p>
              </table:table-cell>
              <table:table-cell office:value-type="float" office:value="17.1734762446166">
                <text:p>17.1734762446166</text:p>
              </table:table-cell>
              <table:table-cell office:value-type="float" office:value="0.549">
                <text:p>0.549</text:p>
              </table:table-cell>
              <table:table-cell office:value-type="float" office:value="17.0456497215629">
                <text:p>17.0456497215629</text:p>
              </table:table-cell>
              <table:table-cell office:value-type="float" office:value="0.549">
                <text:p>0.549</text:p>
              </table:table-cell>
              <table:table-cell office:value-type="float" office:value="16.8513740760681">
                <text:p>16.8513740760681</text:p>
              </table:table-cell>
              <table:table-cell office:value-type="float" office:value="0.549">
                <text:p>0.549</text:p>
              </table:table-cell>
              <table:table-cell office:value-type="float" office:value="19.1922943763112">
                <text:p>19.1922943763112</text:p>
              </table:table-cell>
            </table:table-row>
            <table:table-row>
              <table:table-cell office:value-type="float" office:value="16.8531247260626">
                <text:p>20</text:p>
              </table:table-cell>
              <table:table-cell office:value-type="float" office:value="0.551">
                <text:p>0.551</text:p>
              </table:table-cell>
              <table:table-cell office:value-type="float" office:value="17.1759827729541">
                <text:p>17.1759827729541</text:p>
              </table:table-cell>
              <table:table-cell office:value-type="float" office:value="0.551">
                <text:p>0.551</text:p>
              </table:table-cell>
              <table:table-cell office:value-type="float" office:value="17.0499493041903">
                <text:p>17.0499493041903</text:p>
              </table:table-cell>
              <table:table-cell office:value-type="float" office:value="0.551">
                <text:p>0.551</text:p>
              </table:table-cell>
              <table:table-cell office:value-type="float" office:value="16.8531247260626">
                <text:p>16.8531247260626</text:p>
              </table:table-cell>
              <table:table-cell office:value-type="float" office:value="0.551">
                <text:p>0.551</text:p>
              </table:table-cell>
              <table:table-cell office:value-type="float" office:value="19.1923906624343">
                <text:p>19.1923906624343</text:p>
              </table:table-cell>
            </table:table-row>
            <table:table-row>
              <table:table-cell office:value-type="float" office:value="16.8552359639703">
                <text:p>20</text:p>
              </table:table-cell>
              <table:table-cell office:value-type="float" office:value="0.553">
                <text:p>0.553</text:p>
              </table:table-cell>
              <table:table-cell office:value-type="float" office:value="17.1784390408938">
                <text:p>17.1784390408938</text:p>
              </table:table-cell>
              <table:table-cell office:value-type="float" office:value="0.553">
                <text:p>0.553</text:p>
              </table:table-cell>
              <table:table-cell office:value-type="float" office:value="17.0541905392305">
                <text:p>17.0541905392305</text:p>
              </table:table-cell>
              <table:table-cell office:value-type="float" office:value="0.553">
                <text:p>0.553</text:p>
              </table:table-cell>
              <table:table-cell office:value-type="float" office:value="16.8552359639703">
                <text:p>16.8552359639703</text:p>
              </table:table-cell>
              <table:table-cell office:value-type="float" office:value="0.553">
                <text:p>0.553</text:p>
              </table:table-cell>
              <table:table-cell office:value-type="float" office:value="19.1921175560996">
                <text:p>19.1921175560996</text:p>
              </table:table-cell>
            </table:table-row>
            <table:table-row>
              <table:table-cell office:value-type="float" office:value="16.8576737460251">
                <text:p>20</text:p>
              </table:table-cell>
              <table:table-cell office:value-type="float" office:value="0.555">
                <text:p>0.555</text:p>
              </table:table-cell>
              <table:table-cell office:value-type="float" office:value="17.180846150615">
                <text:p>17.180846150615</text:p>
              </table:table-cell>
              <table:table-cell office:value-type="float" office:value="0.555">
                <text:p>0.555</text:p>
              </table:table-cell>
              <table:table-cell office:value-type="float" office:value="17.0583734117963">
                <text:p>17.0583734117963</text:p>
              </table:table-cell>
              <table:table-cell office:value-type="float" office:value="0.555">
                <text:p>0.555</text:p>
              </table:table-cell>
              <table:table-cell office:value-type="float" office:value="16.8576737460251">
                <text:p>16.8576737460251</text:p>
              </table:table-cell>
              <table:table-cell office:value-type="float" office:value="0.555">
                <text:p>0.555</text:p>
              </table:table-cell>
              <table:table-cell office:value-type="float" office:value="19.1914144994614">
                <text:p>19.1914144994614</text:p>
              </table:table-cell>
            </table:table-row>
            <table:table-row>
              <table:table-cell office:value-type="float" office:value="16.8604070949568">
                <text:p>20</text:p>
              </table:table-cell>
              <table:table-cell office:value-type="float" office:value="0.557">
                <text:p>0.557</text:p>
              </table:table-cell>
              <table:table-cell office:value-type="float" office:value="17.183205171365">
                <text:p>17.183205171365</text:p>
              </table:table-cell>
              <table:table-cell office:value-type="float" office:value="0.557">
                <text:p>0.557</text:p>
              </table:table-cell>
              <table:table-cell office:value-type="float" office:value="17.0624979624502">
                <text:p>17.0624979624502</text:p>
              </table:table-cell>
              <table:table-cell office:value-type="float" office:value="0.557">
                <text:p>0.557</text:p>
              </table:table-cell>
              <table:table-cell office:value-type="float" office:value="16.8604070949568">
                <text:p>16.8604070949568</text:p>
              </table:table-cell>
              <table:table-cell office:value-type="float" office:value="0.557">
                <text:p>0.557</text:p>
              </table:table-cell>
              <table:table-cell office:value-type="float" office:value="19.1902099825196">
                <text:p>19.1902099825196</text:p>
              </table:table-cell>
            </table:table-row>
            <table:table-row>
              <table:table-cell office:value-type="float" office:value="16.8634077532938">
                <text:p>20</text:p>
              </table:table-cell>
              <table:table-cell office:value-type="float" office:value="0.559">
                <text:p>0.559</text:p>
              </table:table-cell>
              <table:table-cell office:value-type="float" office:value="17.1855171505235">
                <text:p>17.1855171505235</text:p>
              </table:table-cell>
              <table:table-cell office:value-type="float" office:value="0.559">
                <text:p>0.559</text:p>
              </table:table-cell>
              <table:table-cell office:value-type="float" office:value="17.0665642928481">
                <text:p>17.0665642928481</text:p>
              </table:table-cell>
              <table:table-cell office:value-type="float" office:value="0.559">
                <text:p>0.559</text:p>
              </table:table-cell>
              <table:table-cell office:value-type="float" office:value="16.8634077532938">
                <text:p>16.8634077532938</text:p>
              </table:table-cell>
              <table:table-cell office:value-type="float" office:value="0.559">
                <text:p>0.559</text:p>
              </table:table-cell>
              <table:table-cell office:value-type="float" office:value="19.1884190758534">
                <text:p>19.1884190758534</text:p>
              </table:table-cell>
            </table:table-row>
            <table:table-row>
              <table:table-cell office:value-type="float" office:value="16.8666498730316">
                <text:p>20</text:p>
              </table:table-cell>
              <table:table-cell office:value-type="float" office:value="0.561">
                <text:p>0.561</text:p>
              </table:table-cell>
              <table:table-cell office:value-type="float" office:value="17.1877831057347">
                <text:p>17.1877831057347</text:p>
              </table:table-cell>
              <table:table-cell office:value-type="float" office:value="0.561">
                <text:p>0.561</text:p>
              </table:table-cell>
              <table:table-cell office:value-type="float" office:value="17.0705725527225">
                <text:p>17.0705725527225</text:p>
              </table:table-cell>
              <table:table-cell office:value-type="float" office:value="0.561">
                <text:p>0.561</text:p>
              </table:table-cell>
              <table:table-cell office:value-type="float" office:value="16.8666498730316">
                <text:p>16.8666498730316</text:p>
              </table:table-cell>
              <table:table-cell office:value-type="float" office:value="0.561">
                <text:p>0.561</text:p>
              </table:table-cell>
              <table:table-cell office:value-type="float" office:value="19.1859402592503">
                <text:p>19.1859402592503</text:p>
              </table:table-cell>
            </table:table-row>
            <table:table-row>
              <table:table-cell office:value-type="float" office:value="16.8701097595012">
                <text:p>20</text:p>
              </table:table-cell>
              <table:table-cell office:value-type="float" office:value="0.563">
                <text:p>0.563</text:p>
              </table:table-cell>
              <table:table-cell office:value-type="float" office:value="17.190004027229">
                <text:p>17.190004027229</text:p>
              </table:table-cell>
              <table:table-cell office:value-type="float" office:value="0.563">
                <text:p>0.563</text:p>
              </table:table-cell>
              <table:table-cell office:value-type="float" office:value="17.0745229373797">
                <text:p>17.0745229373797</text:p>
              </table:table-cell>
              <table:table-cell office:value-type="float" office:value="0.563">
                <text:p>0.563</text:p>
              </table:table-cell>
              <table:table-cell office:value-type="float" office:value="16.8701097595012">
                <text:p>16.8701097595012</text:p>
              </table:table-cell>
              <table:table-cell office:value-type="float" office:value="0.563">
                <text:p>0.563</text:p>
              </table:table-cell>
              <table:table-cell office:value-type="float" office:value="19.1826513069536">
                <text:p>19.1826513069536</text:p>
              </table:table-cell>
            </table:table-row>
            <table:table-row>
              <table:table-cell office:value-type="float" office:value="16.8737656588229">
                <text:p>20</text:p>
              </table:table-cell>
              <table:table-cell office:value-type="float" office:value="0.565">
                <text:p>0.565</text:p>
              </table:table-cell>
              <table:table-cell office:value-type="float" office:value="17.1921808874456">
                <text:p>17.1921808874456</text:p>
              </table:table-cell>
              <table:table-cell office:value-type="float" office:value="0.565">
                <text:p>0.565</text:p>
              </table:table-cell>
              <table:table-cell office:value-type="float" office:value="17.0784156928337">
                <text:p>17.0784156928337</text:p>
              </table:table-cell>
              <table:table-cell office:value-type="float" office:value="0.565">
                <text:p>0.565</text:p>
              </table:table-cell>
              <table:table-cell office:value-type="float" office:value="16.8737656588229">
                <text:p>16.8737656588229</text:p>
              </table:table-cell>
              <table:table-cell office:value-type="float" office:value="0.565">
                <text:p>0.565</text:p>
              </table:table-cell>
              <table:table-cell office:value-type="float" office:value="19.1784038848093">
                <text:p>19.1784038848093</text:p>
              </table:table-cell>
            </table:table-row>
            <table:table-row>
              <table:table-cell office:value-type="float" office:value="16.8775975520264">
                <text:p>20</text:p>
              </table:table-cell>
              <table:table-cell office:value-type="float" office:value="0.567">
                <text:p>0.567</text:p>
              </table:table-cell>
              <table:table-cell office:value-type="float" office:value="17.1943146262166">
                <text:p>17.1943146262166</text:p>
              </table:table-cell>
              <table:table-cell office:value-type="float" office:value="0.567">
                <text:p>0.567</text:p>
              </table:table-cell>
              <table:table-cell office:value-type="float" office:value="17.0822510966415">
                <text:p>17.0822510966415</text:p>
              </table:table-cell>
              <table:table-cell office:value-type="float" office:value="0.567">
                <text:p>0.567</text:p>
              </table:table-cell>
              <table:table-cell office:value-type="float" office:value="16.8775975520264">
                <text:p>16.8775975520264</text:p>
              </table:table-cell>
              <table:table-cell office:value-type="float" office:value="0.567">
                <text:p>0.567</text:p>
              </table:table-cell>
              <table:table-cell office:value-type="float" office:value="19.1730163536181">
                <text:p>19.1730163536181</text:p>
              </table:table-cell>
            </table:table-row>
            <table:table-row>
              <table:table-cell office:value-type="float" office:value="16.8815870063146">
                <text:p>20</text:p>
              </table:table-cell>
              <table:table-cell office:value-type="float" office:value="0.569">
                <text:p>0.569</text:p>
              </table:table-cell>
              <table:table-cell office:value-type="float" office:value="17.1964061692276">
                <text:p>17.1964061692276</text:p>
              </table:table-cell>
              <table:table-cell office:value-type="float" office:value="0.569">
                <text:p>0.569</text:p>
              </table:table-cell>
              <table:table-cell office:value-type="float" office:value="17.0860294724463">
                <text:p>17.0860294724463</text:p>
              </table:table-cell>
              <table:table-cell office:value-type="float" office:value="0.569">
                <text:p>0.569</text:p>
              </table:table-cell>
              <table:table-cell office:value-type="float" office:value="16.8815870063146">
                <text:p>16.8815870063146</text:p>
              </table:table-cell>
              <table:table-cell office:value-type="float" office:value="0.569">
                <text:p>0.569</text:p>
              </table:table-cell>
              <table:table-cell office:value-type="float" office:value="19.1662640641444">
                <text:p>19.1662640641444</text:p>
              </table:table-cell>
            </table:table-row>
            <table:table-row>
              <table:table-cell office:value-type="float" office:value="16.885717012986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17.1984564108589">
                <text:p>17.1984564108589</text:p>
              </table:table-cell>
              <table:table-cell office:value-type="float" office:value="0.571">
                <text:p>0.571</text:p>
              </table:table-cell>
              <table:table-cell office:value-type="float" office:value="17.0897511689315">
                <text:p>17.0897511689315</text:p>
              </table:table-cell>
              <table:table-cell office:value-type="float" office:value="0.571">
                <text:p>0.571</text:p>
              </table:table-cell>
              <table:table-cell office:value-type="float" office:value="16.885717012986">
                <text:p>16.885717012986</text:p>
              </table:table-cell>
              <table:table-cell office:value-type="float" office:value="0.571">
                <text:p>0.571</text:p>
              </table:table-cell>
              <table:table-cell office:value-type="float" office:value="19.157866040638">
                <text:p>19.157866040638</text:p>
              </table:table-cell>
            </table:table-row>
            <table:table-row>
              <table:table-cell office:value-type="float" office:value="16.8899718732119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17.2004662283478">
                <text:p>17.2004662283478</text:p>
              </table:table-cell>
              <table:table-cell office:value-type="float" office:value="0.573">
                <text:p>0.573</text:p>
              </table:table-cell>
              <table:table-cell office:value-type="float" office:value="17.0934165705126">
                <text:p>17.0934165705126</text:p>
              </table:table-cell>
              <table:table-cell office:value-type="float" office:value="0.573">
                <text:p>0.573</text:p>
              </table:table-cell>
              <table:table-cell office:value-type="float" office:value="16.8899718732119">
                <text:p>16.8899718732119</text:p>
              </table:table-cell>
              <table:table-cell office:value-type="float" office:value="0.573">
                <text:p>0.573</text:p>
              </table:table-cell>
              <table:table-cell office:value-type="float" office:value="19.1474664131011">
                <text:p>19.1474664131011</text:p>
              </table:table-cell>
            </table:table-row>
            <table:table-row>
              <table:table-cell office:value-type="float" office:value="16.8943370809982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17.2024364775686">
                <text:p>17.2024364775686</text:p>
              </table:table-cell>
              <table:table-cell office:value-type="float" office:value="0.575">
                <text:p>0.575</text:p>
              </table:table-cell>
              <table:table-cell office:value-type="float" office:value="17.0970260897423">
                <text:p>17.0970260897423</text:p>
              </table:table-cell>
              <table:table-cell office:value-type="float" office:value="0.575">
                <text:p>0.575</text:p>
              </table:table-cell>
              <table:table-cell office:value-type="float" office:value="16.8943370809982">
                <text:p>16.8943370809982</text:p>
              </table:table-cell>
              <table:table-cell office:value-type="float" office:value="0.575">
                <text:p>0.575</text:p>
              </table:table-cell>
              <table:table-cell office:value-type="float" office:value="19.1346080050155">
                <text:p>19.1346080050155</text:p>
              </table:table-cell>
            </table:table-row>
            <table:table-row>
              <table:table-cell office:value-type="float" office:value="16.898799222961">
                <text:p>20</text:p>
              </table:table-cell>
              <table:table-cell office:value-type="float" office:value="0.577">
                <text:p>0.577</text:p>
              </table:table-cell>
              <table:table-cell office:value-type="float" office:value="17.2043679931088">
                <text:p>17.2043679931088</text:p>
              </table:table-cell>
              <table:table-cell office:value-type="float" office:value="0.577">
                <text:p>0.577</text:p>
              </table:table-cell>
              <table:table-cell office:value-type="float" office:value="17.1005801642336">
                <text:p>17.1005801642336</text:p>
              </table:table-cell>
              <table:table-cell office:value-type="float" office:value="0.577">
                <text:p>0.577</text:p>
              </table:table-cell>
              <table:table-cell office:value-type="float" office:value="16.898799222961">
                <text:p>16.898799222961</text:p>
              </table:table-cell>
              <table:table-cell office:value-type="float" office:value="0.577">
                <text:p>0.577</text:p>
              </table:table-cell>
              <table:table-cell office:value-type="float" office:value="19.1186939476288">
                <text:p>19.1186939476288</text:p>
              </table:table-cell>
            </table:table-row>
            <table:table-row>
              <table:table-cell office:value-type="float" office:value="16.9033458896206">
                <text:p>20</text:p>
              </table:table-cell>
              <table:table-cell office:value-type="float" office:value="0.579">
                <text:p>0.579</text:p>
              </table:table-cell>
              <table:table-cell office:value-type="float" office:value="17.2062615890571">
                <text:p>17.2062615890571</text:p>
              </table:table-cell>
              <table:table-cell office:value-type="float" office:value="0.579">
                <text:p>0.579</text:p>
              </table:table-cell>
              <table:table-cell office:value-type="float" office:value="17.1040792544858">
                <text:p>17.1040792544858</text:p>
              </table:table-cell>
              <table:table-cell office:value-type="float" office:value="0.579">
                <text:p>0.579</text:p>
              </table:table-cell>
              <table:table-cell office:value-type="float" office:value="16.9033458896206">
                <text:p>16.9033458896206</text:p>
              </table:table-cell>
              <table:table-cell office:value-type="float" office:value="0.579">
                <text:p>0.579</text:p>
              </table:table-cell>
              <table:table-cell office:value-type="float" office:value="19.0989305063508">
                <text:p>19.0989305063508</text:p>
              </table:table-cell>
            </table:table-row>
            <table:table-row>
              <table:table-cell office:value-type="float" office:value="16.9079655966781">
                <text:p>20</text:p>
              </table:table-cell>
              <table:table-cell office:value-type="float" office:value="0.581">
                <text:p>0.581</text:p>
              </table:table-cell>
              <table:table-cell office:value-type="float" office:value="17.2081180604963">
                <text:p>17.2081180604963</text:p>
              </table:table-cell>
              <table:table-cell office:value-type="float" office:value="0.581">
                <text:p>0.581</text:p>
              </table:table-cell>
              <table:table-cell office:value-type="float" office:value="17.1075238425991">
                <text:p>17.1075238425991</text:p>
              </table:table-cell>
              <table:table-cell office:value-type="float" office:value="0.581">
                <text:p>0.581</text:p>
              </table:table-cell>
              <table:table-cell office:value-type="float" office:value="16.9079655966781">
                <text:p>16.9079655966781</text:p>
              </table:table-cell>
              <table:table-cell office:value-type="float" office:value="0.581">
                <text:p>0.581</text:p>
              </table:table-cell>
              <table:table-cell office:value-type="float" office:value="19.0742394993199">
                <text:p>19.0742394993199</text:p>
              </table:table-cell>
            </table:table-row>
            <table:table-row>
              <table:table-cell office:value-type="float" office:value="16.9126477124091">
                <text:p>20</text:p>
              </table:table-cell>
              <table:table-cell office:value-type="float" office:value="0.583">
                <text:p>0.583</text:p>
              </table:table-cell>
              <table:table-cell office:value-type="float" office:value="17.2099381830266">
                <text:p>17.2099381830266</text:p>
              </table:table-cell>
              <table:table-cell office:value-type="float" office:value="0.583">
                <text:p>0.583</text:p>
              </table:table-cell>
              <table:table-cell office:value-type="float" office:value="17.1109144291656">
                <text:p>17.1109144291656</text:p>
              </table:table-cell>
              <table:table-cell office:value-type="float" office:value="0.583">
                <text:p>0.583</text:p>
              </table:table-cell>
              <table:table-cell office:value-type="float" office:value="16.9126477124091">
                <text:p>16.9126477124091</text:p>
              </table:table-cell>
              <table:table-cell office:value-type="float" office:value="0.583">
                <text:p>0.583</text:p>
              </table:table-cell>
              <table:table-cell office:value-type="float" office:value="19.0431197131029">
                <text:p>19.0431197131029</text:p>
              </table:table-cell>
            </table:table-row>
            <table:table-row>
              <table:table-cell office:value-type="float" office:value="16.9173823936624">
                <text:p>20</text:p>
              </table:table-cell>
              <table:table-cell office:value-type="float" office:value="0.585">
                <text:p>0.585</text:p>
              </table:table-cell>
              <table:table-cell office:value-type="float" office:value="17.2117227139837">
                <text:p>17.2117227139837</text:p>
              </table:table-cell>
              <table:table-cell office:value-type="float" office:value="0.585">
                <text:p>0.585</text:p>
              </table:table-cell>
              <table:table-cell office:value-type="float" office:value="17.1142515320269">
                <text:p>17.1142515320269</text:p>
              </table:table-cell>
              <table:table-cell office:value-type="float" office:value="0.585">
                <text:p>0.585</text:p>
              </table:table-cell>
              <table:table-cell office:value-type="float" office:value="16.9173823936624">
                <text:p>16.9173823936624</text:p>
              </table:table-cell>
              <table:table-cell office:value-type="float" office:value="0.585">
                <text:p>0.585</text:p>
              </table:table-cell>
              <table:table-cell office:value-type="float" office:value="19.0034191470707">
                <text:p>19.0034191470707</text:p>
              </table:table-cell>
            </table:table-row>
            <table:table-row>
              <table:table-cell office:value-type="float" office:value="16.9221605289876">
                <text:p>20</text:p>
              </table:table-cell>
              <table:table-cell office:value-type="float" office:value="0.587">
                <text:p>0.587</text:p>
              </table:table-cell>
              <table:table-cell office:value-type="float" office:value="17.2134723947455">
                <text:p>17.2134723947455</text:p>
              </table:table-cell>
              <table:table-cell office:value-type="float" office:value="0.587">
                <text:p>0.587</text:p>
              </table:table-cell>
              <table:table-cell office:value-type="float" office:value="17.1175356862799">
                <text:p>17.1175356862799</text:p>
              </table:table-cell>
              <table:table-cell office:value-type="float" office:value="0.587">
                <text:p>0.587</text:p>
              </table:table-cell>
              <table:table-cell office:value-type="float" office:value="16.9221605289876">
                <text:p>16.9221605289876</text:p>
              </table:table-cell>
              <table:table-cell office:value-type="float" office:value="0.587">
                <text:p>0.587</text:p>
              </table:table-cell>
              <table:table-cell office:value-type="float" office:value="18.9519435478579">
                <text:p>18.9519435478579</text:p>
              </table:table-cell>
            </table:table-row>
            <table:table-row>
              <table:table-cell office:value-type="float" office:value="16.9269736789739">
                <text:p>20</text:p>
              </table:table-cell>
              <table:table-cell office:value-type="float" office:value="0.589">
                <text:p>0.589</text:p>
              </table:table-cell>
              <table:table-cell office:value-type="float" office:value="17.2151879446924">
                <text:p>17.2151879446924</text:p>
              </table:table-cell>
              <table:table-cell office:value-type="float" office:value="0.589">
                <text:p>0.589</text:p>
              </table:table-cell>
              <table:table-cell office:value-type="float" office:value="17.1207674359794">
                <text:p>17.1207674359794</text:p>
              </table:table-cell>
              <table:table-cell office:value-type="float" office:value="0.589">
                <text:p>0.589</text:p>
              </table:table-cell>
              <table:table-cell office:value-type="float" office:value="16.9269736789739">
                <text:p>16.9269736789739</text:p>
              </table:table-cell>
              <table:table-cell office:value-type="float" office:value="0.589">
                <text:p>0.589</text:p>
              </table:table-cell>
              <table:table-cell office:value-type="float" office:value="18.8837465020738">
                <text:p>18.8837465020738</text:p>
              </table:table-cell>
            </table:table-row>
            <table:table-row>
              <table:table-cell office:value-type="float" office:value="16.9318140347794">
                <text:p>20</text:p>
              </table:table-cell>
              <table:table-cell office:value-type="float" office:value="0.591">
                <text:p>0.591</text:p>
              </table:table-cell>
              <table:table-cell office:value-type="float" office:value="17.2168700690783">
                <text:p>17.2168700690783</text:p>
              </table:table-cell>
              <table:table-cell office:value-type="float" office:value="0.591">
                <text:p>0.591</text:p>
              </table:table-cell>
              <table:table-cell office:value-type="float" office:value="17.1239473400358">
                <text:p>17.1239473400358</text:p>
              </table:table-cell>
              <table:table-cell office:value-type="float" office:value="0.591">
                <text:p>0.591</text:p>
              </table:table-cell>
              <table:table-cell office:value-type="float" office:value="16.9318140347794">
                <text:p>16.9318140347794</text:p>
              </table:table-cell>
              <table:table-cell office:value-type="float" office:value="0.591">
                <text:p>0.591</text:p>
              </table:table-cell>
              <table:table-cell office:value-type="float" office:value="18.7907561952405">
                <text:p>18.7907561952405</text:p>
              </table:table-cell>
            </table:table-row>
            <table:table-row>
              <table:table-cell office:value-type="float" office:value="16.9366743722403">
                <text:p>20</text:p>
              </table:table-cell>
              <table:table-cell office:value-type="float" office:value="0.593">
                <text:p>0.593</text:p>
              </table:table-cell>
              <table:table-cell office:value-type="float" office:value="17.2185194580791">
                <text:p>17.2185194580791</text:p>
              </table:table-cell>
              <table:table-cell office:value-type="float" office:value="0.593">
                <text:p>0.593</text:p>
              </table:table-cell>
              <table:table-cell office:value-type="float" office:value="17.1270759693193">
                <text:p>17.1270759693193</text:p>
              </table:table-cell>
              <table:table-cell office:value-type="float" office:value="0.593">
                <text:p>0.593</text:p>
              </table:table-cell>
              <table:table-cell office:value-type="float" office:value="16.9366743722403">
                <text:p>16.9366743722403</text:p>
              </table:table-cell>
              <table:table-cell office:value-type="float" office:value="0.593">
                <text:p>0.593</text:p>
              </table:table-cell>
              <table:table-cell office:value-type="float" office:value="18.65890463043">
                <text:p>18.65890463043</text:p>
              </table:table-cell>
            </table:table-row>
            <table:table-row>
              <table:table-cell office:value-type="float" office:value="16.9415480067483">
                <text:p>20</text:p>
              </table:table-cell>
              <table:table-cell office:value-type="float" office:value="0.595">
                <text:p>0.595</text:p>
              </table:table-cell>
              <table:table-cell office:value-type="float" office:value="17.2201367828534">
                <text:p>17.2201367828534</text:p>
              </table:table-cell>
              <table:table-cell office:value-type="float" office:value="0.595">
                <text:p>0.595</text:p>
              </table:table-cell>
              <table:table-cell office:value-type="float" office:value="17.1301539008463">
                <text:p>17.1301539008463</text:p>
              </table:table-cell>
              <table:table-cell office:value-type="float" office:value="0.595">
                <text:p>0.595</text:p>
              </table:table-cell>
              <table:table-cell office:value-type="float" office:value="16.9415480067483">
                <text:p>16.9415480067483</text:p>
              </table:table-cell>
              <table:table-cell office:value-type="float" office:value="0.595">
                <text:p>0.595</text:p>
              </table:table-cell>
              <table:table-cell office:value-type="float" office:value="18.4615500689664">
                <text:p>18.4615500689664</text:p>
              </table:table-cell>
            </table:table-row>
            <table:table-row>
              <table:table-cell office:value-type="float" office:value="16.9464287601056">
                <text:p>20</text:p>
              </table:table-cell>
              <table:table-cell office:value-type="float" office:value="0.597">
                <text:p>0.597</text:p>
              </table:table-cell>
              <table:table-cell office:value-type="float" office:value="17.221722700544">
                <text:p>17.221722700544</text:p>
              </table:table-cell>
              <table:table-cell office:value-type="float" office:value="0.597">
                <text:p>0.597</text:p>
              </table:table-cell>
              <table:table-cell office:value-type="float" office:value="17.1331817211273">
                <text:p>17.1331817211273</text:p>
              </table:table-cell>
              <table:table-cell office:value-type="float" office:value="0.597">
                <text:p>0.597</text:p>
              </table:table-cell>
              <table:table-cell office:value-type="float" office:value="16.9464287601056">
                <text:p>16.9464287601056</text:p>
              </table:table-cell>
              <table:table-cell office:value-type="float" office:value="0.597">
                <text:p>0.597</text:p>
              </table:table-cell>
              <table:table-cell office:value-type="float" office:value="18.1427524721947">
                <text:p>18.1427524721947</text:p>
              </table:table-cell>
            </table:table-row>
            <table:table-row>
              <table:table-cell office:value-type="float" office:value="16.9513109244524">
                <text:p>20</text:p>
              </table:table-cell>
              <table:table-cell office:value-type="float" office:value="0.599">
                <text:p>0.599</text:p>
              </table:table-cell>
              <table:table-cell office:value-type="float" office:value="17.2232778532369">
                <text:p>17.2232778532369</text:p>
              </table:table-cell>
              <table:table-cell office:value-type="float" office:value="0.599">
                <text:p>0.599</text:p>
              </table:table-cell>
              <table:table-cell office:value-type="float" office:value="17.1361600234986">
                <text:p>17.1361600234986</text:p>
              </table:table-cell>
              <table:table-cell office:value-type="float" office:value="0.599">
                <text:p>0.599</text:p>
              </table:table-cell>
              <table:table-cell office:value-type="float" office:value="16.9513109244524">
                <text:p>16.9513109244524</text:p>
              </table:table-cell>
              <table:table-cell office:value-type="float" office:value="0.599">
                <text:p>0.599</text:p>
              </table:table-cell>
              <table:table-cell office:value-type="float" office:value="17.569744413492">
                <text:p>17.569744413492</text:p>
              </table:table-cell>
            </table:table-row>
            <table:table-row>
              <table:table-cell office:value-type="float" office:value="16.9561892296045">
                <text:p>20</text:p>
              </table:table-cell>
              <table:table-cell office:value-type="float" office:value="0.601">
                <text:p>0.601</text:p>
              </table:table-cell>
              <table:table-cell office:value-type="float" office:value="17.2248028677041">
                <text:p>17.2248028677041</text:p>
              </table:table-cell>
              <table:table-cell office:value-type="float" office:value="0.601">
                <text:p>0.601</text:p>
              </table:table-cell>
              <table:table-cell office:value-type="float" office:value="17.1390894063431">
                <text:p>17.1390894063431</text:p>
              </table:table-cell>
              <table:table-cell office:value-type="float" office:value="0.601">
                <text:p>0.601</text:p>
              </table:table-cell>
              <table:table-cell office:value-type="float" office:value="16.9561892296045">
                <text:p>16.9561892296045</text:p>
              </table:table-cell>
              <table:table-cell office:value-type="float" office:value="0.601">
                <text:p>0.601</text:p>
              </table:table-cell>
              <table:table-cell office:value-type="float" office:value="17.2903110932575">
                <text:p>17.2903110932575</text:p>
              </table:table-cell>
            </table:table-row>
            <table:table-row>
              <table:table-cell office:value-type="float" office:value="16.9610588170485">
                <text:p>20</text:p>
              </table:table-cell>
              <table:table-cell office:value-type="float" office:value="0.603">
                <text:p>0.603</text:p>
              </table:table-cell>
              <table:table-cell office:value-type="float" office:value="17.2262983595271">
                <text:p>17.2262983595271</text:p>
              </table:table-cell>
              <table:table-cell office:value-type="float" office:value="0.603">
                <text:p>0.603</text:p>
              </table:table-cell>
              <table:table-cell office:value-type="float" office:value="17.141970475845">
                <text:p>17.141970475845</text:p>
              </table:table-cell>
              <table:table-cell office:value-type="float" office:value="0.603">
                <text:p>0.603</text:p>
              </table:table-cell>
              <table:table-cell office:value-type="float" office:value="16.9610588170485">
                <text:p>16.9610588170485</text:p>
              </table:table-cell>
              <table:table-cell office:value-type="float" office:value="0.603">
                <text:p>0.603</text:p>
              </table:table-cell>
              <table:table-cell office:value-type="float" office:value="17.1939620768031">
                <text:p>17.1939620768031</text:p>
              </table:table-cell>
            </table:table-row>
            <table:table-row>
              <table:table-cell office:value-type="float" office:value="16.9659152033817">
                <text:p>20</text:p>
              </table:table-cell>
              <table:table-cell office:value-type="float" office:value="0.605">
                <text:p>0.605</text:p>
              </table:table-cell>
              <table:table-cell office:value-type="float" office:value="17.2277649241394">
                <text:p>17.2277649241394</text:p>
              </table:table-cell>
              <table:table-cell office:value-type="float" office:value="0.605">
                <text:p>0.605</text:p>
              </table:table-cell>
              <table:table-cell office:value-type="float" office:value="17.1448038355565">
                <text:p>17.1448038355565</text:p>
              </table:table-cell>
              <table:table-cell office:value-type="float" office:value="0.605">
                <text:p>0.605</text:p>
              </table:table-cell>
              <table:table-cell office:value-type="float" office:value="16.9659152033817">
                <text:p>16.9659152033817</text:p>
              </table:table-cell>
              <table:table-cell office:value-type="float" office:value="0.605">
                <text:p>0.605</text:p>
              </table:table-cell>
              <table:table-cell office:value-type="float" office:value="17.1273982005401">
                <text:p>17.1273982005401</text:p>
              </table:table-cell>
            </table:table-row>
            <table:table-row>
              <table:table-cell office:value-type="float" office:value="16.97075426175">
                <text:p>20</text:p>
              </table:table-cell>
              <table:table-cell office:value-type="float" office:value="0.607">
                <text:p>0.607</text:p>
              </table:table-cell>
              <table:table-cell office:value-type="float" office:value="17.2292031443374">
                <text:p>17.2292031443374</text:p>
              </table:table-cell>
              <table:table-cell office:value-type="float" office:value="0.607">
                <text:p>0.607</text:p>
              </table:table-cell>
              <table:table-cell office:value-type="float" office:value="17.1475900927503">
                <text:p>17.1475900927503</text:p>
              </table:table-cell>
              <table:table-cell office:value-type="float" office:value="0.607">
                <text:p>0.607</text:p>
              </table:table-cell>
              <table:table-cell office:value-type="float" office:value="16.97075426175">
                <text:p>16.97075426175</text:p>
              </table:table-cell>
              <table:table-cell office:value-type="float" office:value="0.607">
                <text:p>0.607</text:p>
              </table:table-cell>
              <table:table-cell office:value-type="float" office:value="17.0776920957062">
                <text:p>17.0776920957062</text:p>
              </table:table-cell>
            </table:table-row>
            <table:table-row>
              <table:table-cell office:value-type="float" office:value="16.9755722039683">
                <text:p>20</text:p>
              </table:table-cell>
              <table:table-cell office:value-type="float" office:value="0.609">
                <text:p>0.609</text:p>
              </table:table-cell>
              <table:table-cell office:value-type="float" office:value="17.230613596634">
                <text:p>17.230613596634</text:p>
              </table:table-cell>
              <table:table-cell office:value-type="float" office:value="0.609">
                <text:p>0.609</text:p>
              </table:table-cell>
              <table:table-cell office:value-type="float" office:value="17.1503298636894">
                <text:p>17.1503298636894</text:p>
              </table:table-cell>
              <table:table-cell office:value-type="float" office:value="0.609">
                <text:p>0.609</text:p>
              </table:table-cell>
              <table:table-cell office:value-type="float" office:value="16.9755722039683">
                <text:p>16.9755722039683</text:p>
              </table:table-cell>
              <table:table-cell office:value-type="float" office:value="0.609">
                <text:p>0.609</text:p>
              </table:table-cell>
              <table:table-cell office:value-type="float" office:value="17.0387808702248">
                <text:p>17.0387808702248</text:p>
              </table:table-cell>
            </table:table-row>
            <table:table-row>
              <table:table-cell office:value-type="float" office:value="16.9803655448222">
                <text:p>20</text:p>
              </table:table-cell>
              <table:table-cell office:value-type="float" office:value="0.611">
                <text:p>0.611</text:p>
              </table:table-cell>
              <table:table-cell office:value-type="float" office:value="17.2319968376068">
                <text:p>17.2319968376068</text:p>
              </table:table-cell>
              <table:table-cell office:value-type="float" office:value="0.611">
                <text:p>0.611</text:p>
              </table:table-cell>
              <table:table-cell office:value-type="float" office:value="17.153023758643">
                <text:p>17.153023758643</text:p>
              </table:table-cell>
              <table:table-cell office:value-type="float" office:value="0.611">
                <text:p>0.611</text:p>
              </table:table-cell>
              <table:table-cell office:value-type="float" office:value="16.9803655448222">
                <text:p>16.9803655448222</text:p>
              </table:table-cell>
              <table:table-cell office:value-type="float" office:value="0.611">
                <text:p>0.611</text:p>
              </table:table-cell>
              <table:table-cell office:value-type="float" office:value="17.0074096010793">
                <text:p>17.0074096010793</text:p>
              </table:table-cell>
            </table:table-row>
            <table:table-row>
              <table:table-cell office:value-type="float" office:value="16.9851310892666">
                <text:p>20</text:p>
              </table:table-cell>
              <table:table-cell office:value-type="float" office:value="0.613">
                <text:p>0.613</text:p>
              </table:table-cell>
              <table:table-cell office:value-type="float" office:value="17.233353412216">
                <text:p>17.233353412216</text:p>
              </table:table-cell>
              <table:table-cell office:value-type="float" office:value="0.613">
                <text:p>0.613</text:p>
              </table:table-cell>
              <table:table-cell office:value-type="float" office:value="17.1556723892815">
                <text:p>17.1556723892815</text:p>
              </table:table-cell>
              <table:table-cell office:value-type="float" office:value="0.613">
                <text:p>0.613</text:p>
              </table:table-cell>
              <table:table-cell office:value-type="float" office:value="16.9851310892666">
                <text:p>16.9851310892666</text:p>
              </table:table-cell>
              <table:table-cell office:value-type="float" office:value="0.613">
                <text:p>0.613</text:p>
              </table:table-cell>
              <table:table-cell office:value-type="float" office:value="16.9816334573199">
                <text:p>16.9816334573199</text:p>
              </table:table-cell>
            </table:table-row>
            <table:table-row>
              <table:table-cell office:value-type="float" office:value="16.9898659147185">
                <text:p>20</text:p>
              </table:table-cell>
              <table:table-cell office:value-type="float" office:value="0.615">
                <text:p>0.615</text:p>
              </table:table-cell>
              <table:table-cell office:value-type="float" office:value="17.2346838556459">
                <text:p>17.2346838556459</text:p>
              </table:table-cell>
              <table:table-cell office:value-type="float" office:value="0.615">
                <text:p>0.615</text:p>
              </table:table-cell>
              <table:table-cell office:value-type="float" office:value="17.1582763695618">
                <text:p>17.1582763695618</text:p>
              </table:table-cell>
              <table:table-cell office:value-type="float" office:value="0.615">
                <text:p>0.615</text:p>
              </table:table-cell>
              <table:table-cell office:value-type="float" office:value="16.9898659147185">
                <text:p>16.9898659147185</text:p>
              </table:table-cell>
              <table:table-cell office:value-type="float" office:value="0.615">
                <text:p>0.615</text:p>
              </table:table-cell>
              <table:table-cell office:value-type="float" office:value="16.9601922323954">
                <text:p>16.9601922323954</text:p>
              </table:table-cell>
            </table:table-row>
            <table:table-row>
              <table:table-cell office:value-type="float" office:value="16.9945673491567">
                <text:p>20</text:p>
              </table:table-cell>
              <table:table-cell office:value-type="float" office:value="0.617">
                <text:p>0.617</text:p>
              </table:table-cell>
              <table:table-cell office:value-type="float" office:value="17.2359886895149">
                <text:p>17.2359886895149</text:p>
              </table:table-cell>
              <table:table-cell office:value-type="float" office:value="0.617">
                <text:p>0.617</text:p>
              </table:table-cell>
              <table:table-cell office:value-type="float" office:value="17.1608363109455">
                <text:p>17.1608363109455</text:p>
              </table:table-cell>
              <table:table-cell office:value-type="float" office:value="0.617">
                <text:p>0.617</text:p>
              </table:table-cell>
              <table:table-cell office:value-type="float" office:value="16.9945673491567">
                <text:p>16.9945673491567</text:p>
              </table:table-cell>
              <table:table-cell office:value-type="float" office:value="0.617">
                <text:p>0.617</text:p>
              </table:table-cell>
              <table:table-cell office:value-type="float" office:value="16.9422179333166">
                <text:p>16.9422179333166</text:p>
              </table:table-cell>
            </table:table-row>
            <table:table-row>
              <table:table-cell office:value-type="float" office:value="16.9992329564096">
                <text:p>20</text:p>
              </table:table-cell>
              <table:table-cell office:value-type="float" office:value="0.619">
                <text:p>0.619</text:p>
              </table:table-cell>
              <table:table-cell office:value-type="float" office:value="17.2372684242485">
                <text:p>17.2372684242485</text:p>
              </table:table-cell>
              <table:table-cell office:value-type="float" office:value="0.619">
                <text:p>0.619</text:p>
              </table:table-cell>
              <table:table-cell office:value-type="float" office:value="17.1633528239372">
                <text:p>17.1633528239372</text:p>
              </table:table-cell>
              <table:table-cell office:value-type="float" office:value="0.619">
                <text:p>0.619</text:p>
              </table:table-cell>
              <table:table-cell office:value-type="float" office:value="16.9992329564096">
                <text:p>16.9992329564096</text:p>
              </table:table-cell>
              <table:table-cell office:value-type="float" office:value="0.619">
                <text:p>0.619</text:p>
              </table:table-cell>
              <table:table-cell office:value-type="float" office:value="16.9270841573151">
                <text:p>16.9270841573151</text:p>
              </table:table-cell>
            </table:table-row>
            <table:table-row>
              <table:table-cell office:value-type="float" office:value="17.0038605167467">
                <text:p>20</text:p>
              </table:table-cell>
              <table:table-cell office:value-type="float" office:value="0.621">
                <text:p>0.621</text:p>
              </table:table-cell>
              <table:table-cell office:value-type="float" office:value="17.2385235554918">
                <text:p>17.2385235554918</text:p>
              </table:table-cell>
              <table:table-cell office:value-type="float" office:value="0.621">
                <text:p>0.621</text:p>
              </table:table-cell>
              <table:table-cell office:value-type="float" office:value="17.1658265136104">
                <text:p>17.1658265136104</text:p>
              </table:table-cell>
              <table:table-cell office:value-type="float" office:value="0.621">
                <text:p>0.621</text:p>
              </table:table-cell>
              <table:table-cell office:value-type="float" office:value="17.0038605167467">
                <text:p>17.0038605167467</text:p>
              </table:table-cell>
              <table:table-cell office:value-type="float" office:value="0.621">
                <text:p>0.621</text:p>
              </table:table-cell>
              <table:table-cell office:value-type="float" office:value="16.9143220354212">
                <text:p>16.9143220354212</text:p>
              </table:table-cell>
            </table:table-row>
            <table:table-row>
              <table:table-cell office:value-type="float" office:value="17.0084480227293">
                <text:p>20</text:p>
              </table:table-cell>
              <table:table-cell office:value-type="float" office:value="0.623">
                <text:p>0.623</text:p>
              </table:table-cell>
              <table:table-cell office:value-type="float" office:value="17.2397545751536">
                <text:p>17.2397545751536</text:p>
              </table:table-cell>
              <table:table-cell office:value-type="float" office:value="0.623">
                <text:p>0.623</text:p>
              </table:table-cell>
              <table:table-cell office:value-type="float" office:value="17.1682579900831">
                <text:p>17.1682579900831</text:p>
              </table:table-cell>
              <table:table-cell office:value-type="float" office:value="0.623">
                <text:p>0.623</text:p>
              </table:table-cell>
              <table:table-cell office:value-type="float" office:value="17.0084480227293">
                <text:p>17.0084480227293</text:p>
              </table:table-cell>
              <table:table-cell office:value-type="float" office:value="0.623">
                <text:p>0.623</text:p>
              </table:table-cell>
              <table:table-cell office:value-type="float" office:value="16.9035701946724">
                <text:p>16.9035701946724</text:p>
              </table:table-cell>
            </table:table-row>
            <table:table-row>
              <table:table-cell office:value-type="float" office:value="17.0129936532253">
                <text:p>20</text:p>
              </table:table-cell>
              <table:table-cell office:value-type="float" office:value="0.625">
                <text:p>0.625</text:p>
              </table:table-cell>
              <table:table-cell office:value-type="float" office:value="17.2409619590316">
                <text:p>17.2409619590316</text:p>
              </table:table-cell>
              <table:table-cell office:value-type="float" office:value="0.625">
                <text:p>0.625</text:p>
              </table:table-cell>
              <table:table-cell office:value-type="float" office:value="17.17064785519">
                <text:p>17.17064785519</text:p>
              </table:table-cell>
              <table:table-cell office:value-type="float" office:value="0.625">
                <text:p>0.625</text:p>
              </table:table-cell>
              <table:table-cell office:value-type="float" office:value="17.0129936532253">
                <text:p>17.0129936532253</text:p>
              </table:table-cell>
              <table:table-cell office:value-type="float" office:value="0.625">
                <text:p>0.625</text:p>
              </table:table-cell>
              <table:table-cell office:value-type="float" office:value="16.894543333444">
                <text:p>16.894543333444</text:p>
              </table:table-cell>
            </table:table-row>
            <table:table-row>
              <table:table-cell office:value-type="float" office:value="17.0174957671263">
                <text:p>20</text:p>
              </table:table-cell>
              <table:table-cell office:value-type="float" office:value="0.627">
                <text:p>0.627</text:p>
              </table:table-cell>
              <table:table-cell office:value-type="float" office:value="17.2421461737766">
                <text:p>17.2421461737766</text:p>
              </table:table-cell>
              <table:table-cell office:value-type="float" office:value="0.627">
                <text:p>0.627</text:p>
              </table:table-cell>
              <table:table-cell office:value-type="float" office:value="17.1729967088933">
                <text:p>17.1729967088933</text:p>
              </table:table-cell>
              <table:table-cell office:value-type="float" office:value="0.627">
                <text:p>0.627</text:p>
              </table:table-cell>
              <table:table-cell office:value-type="float" office:value="17.0174957671263">
                <text:p>17.0174957671263</text:p>
              </table:table-cell>
              <table:table-cell office:value-type="float" office:value="0.627">
                <text:p>0.627</text:p>
              </table:table-cell>
              <table:table-cell office:value-type="float" office:value="16.8870116441178">
                <text:p>16.8870116441178</text:p>
              </table:table-cell>
            </table:table-row>
            <table:table-row>
              <table:table-cell office:value-type="float" office:value="17.0219528864456">
                <text:p>20</text:p>
              </table:table-cell>
              <table:table-cell office:value-type="float" office:value="0.629">
                <text:p>0.629</text:p>
              </table:table-cell>
              <table:table-cell office:value-type="float" office:value="17.2433076720947">
                <text:p>17.2433076720947</text:p>
              </table:table-cell>
              <table:table-cell office:value-type="float" office:value="0.629">
                <text:p>0.629</text:p>
              </table:table-cell>
              <table:table-cell office:value-type="float" office:value="17.1753051437498">
                <text:p>17.1753051437498</text:p>
              </table:table-cell>
              <table:table-cell office:value-type="float" office:value="0.629">
                <text:p>0.629</text:p>
              </table:table-cell>
              <table:table-cell office:value-type="float" office:value="17.0219528864456">
                <text:p>17.0219528864456</text:p>
              </table:table-cell>
              <table:table-cell office:value-type="float" office:value="0.629">
                <text:p>0.629</text:p>
              </table:table-cell>
              <table:table-cell office:value-type="float" office:value="16.8807868290896">
                <text:p>16.8807868290896</text:p>
              </table:table-cell>
            </table:table-row>
            <table:table-row>
              <table:table-cell office:value-type="float" office:value="17.0263636972242">
                <text:p>20</text:p>
              </table:table-cell>
              <table:table-cell office:value-type="float" office:value="0.631">
                <text:p>0.631</text:p>
              </table:table-cell>
              <table:table-cell office:value-type="float" office:value="17.2444469054689">
                <text:p>17.2444469054689</text:p>
              </table:table-cell>
              <table:table-cell office:value-type="float" office:value="0.631">
                <text:p>0.631</text:p>
              </table:table-cell>
              <table:table-cell office:value-type="float" office:value="17.1775737572875">
                <text:p>17.1775737572875</text:p>
              </table:table-cell>
              <table:table-cell office:value-type="float" office:value="0.631">
                <text:p>0.631</text:p>
              </table:table-cell>
              <table:table-cell office:value-type="float" office:value="17.0263636972242">
                <text:p>17.0263636972242</text:p>
              </table:table-cell>
              <table:table-cell office:value-type="float" office:value="0.631">
                <text:p>0.631</text:p>
              </table:table-cell>
              <table:table-cell office:value-type="float" office:value="16.8757123308877">
                <text:p>16.8757123308877</text:p>
              </table:table-cell>
            </table:table-row>
            <table:table-row>
              <table:table-cell office:value-type="float" office:value="17.0307270209532">
                <text:p>20</text:p>
              </table:table-cell>
              <table:table-cell office:value-type="float" office:value="0.633">
                <text:p>0.633</text:p>
              </table:table-cell>
              <table:table-cell office:value-type="float" office:value="17.245564305826">
                <text:p>17.245564305826</text:p>
              </table:table-cell>
              <table:table-cell office:value-type="float" office:value="0.633">
                <text:p>0.633</text:p>
              </table:table-cell>
              <table:table-cell office:value-type="float" office:value="17.1798031327374">
                <text:p>17.1798031327374</text:p>
              </table:table-cell>
              <table:table-cell office:value-type="float" office:value="0.633">
                <text:p>0.633</text:p>
              </table:table-cell>
              <table:table-cell office:value-type="float" office:value="17.0307270209532">
                <text:p>17.0307270209532</text:p>
              </table:table-cell>
              <table:table-cell office:value-type="float" office:value="0.633">
                <text:p>0.633</text:p>
              </table:table-cell>
              <table:table-cell office:value-type="float" office:value="16.8716562909072">
                <text:p>16.8716562909072</text:p>
              </table:table-cell>
            </table:table-row>
            <table:table-row>
              <table:table-cell office:value-type="float" office:value="17.0350418209784">
                <text:p>20</text:p>
              </table:table-cell>
              <table:table-cell office:value-type="float" office:value="0.635">
                <text:p>0.635</text:p>
              </table:table-cell>
              <table:table-cell office:value-type="float" office:value="17.2466603024862">
                <text:p>17.2466603024862</text:p>
              </table:table-cell>
              <table:table-cell office:value-type="float" office:value="0.635">
                <text:p>0.635</text:p>
              </table:table-cell>
              <table:table-cell office:value-type="float" office:value="17.1819938557981">
                <text:p>17.1819938557981</text:p>
              </table:table-cell>
              <table:table-cell office:value-type="float" office:value="0.635">
                <text:p>0.635</text:p>
              </table:table-cell>
              <table:table-cell office:value-type="float" office:value="17.0350418209784">
                <text:p>17.0350418209784</text:p>
              </table:table-cell>
              <table:table-cell office:value-type="float" office:value="0.635">
                <text:p>0.635</text:p>
              </table:table-cell>
              <table:table-cell office:value-type="float" office:value="16.8685064132601">
                <text:p>16.8685064132601</text:p>
              </table:table-cell>
            </table:table-row>
            <table:table-row>
              <table:table-cell office:value-type="float" office:value="17.0393071828506">
                <text:p>20</text:p>
              </table:table-cell>
              <table:table-cell office:value-type="float" office:value="0.637">
                <text:p>0.637</text:p>
              </table:table-cell>
              <table:table-cell office:value-type="float" office:value="17.2477353116747">
                <text:p>17.2477353116747</text:p>
              </table:table-cell>
              <table:table-cell office:value-type="float" office:value="0.637">
                <text:p>0.637</text:p>
              </table:table-cell>
              <table:table-cell office:value-type="float" office:value="17.1841465034342">
                <text:p>17.1841465034342</text:p>
              </table:table-cell>
              <table:table-cell office:value-type="float" office:value="0.637">
                <text:p>0.637</text:p>
              </table:table-cell>
              <table:table-cell office:value-type="float" office:value="17.0393071828506">
                <text:p>17.0393071828506</text:p>
              </table:table-cell>
              <table:table-cell office:value-type="float" office:value="0.637">
                <text:p>0.637</text:p>
              </table:table-cell>
              <table:table-cell office:value-type="float" office:value="16.8661661000265">
                <text:p>16.8661661000265</text:p>
              </table:table-cell>
            </table:table-row>
            <table:table-row>
              <table:table-cell office:value-type="float" office:value="17.0435223139216">
                <text:p>20</text:p>
              </table:table-cell>
              <table:table-cell office:value-type="float" office:value="0.639">
                <text:p>0.639</text:p>
              </table:table-cell>
              <table:table-cell office:value-type="float" office:value="17.2487897452257">
                <text:p>17.2487897452257</text:p>
              </table:table-cell>
              <table:table-cell office:value-type="float" office:value="0.639">
                <text:p>0.639</text:p>
              </table:table-cell>
              <table:table-cell office:value-type="float" office:value="17.1862616522982">
                <text:p>17.1862616522982</text:p>
              </table:table-cell>
              <table:table-cell office:value-type="float" office:value="0.639">
                <text:p>0.639</text:p>
              </table:table-cell>
              <table:table-cell office:value-type="float" office:value="17.0435223139216">
                <text:p>17.0435223139216</text:p>
              </table:table-cell>
              <table:table-cell office:value-type="float" office:value="0.639">
                <text:p>0.639</text:p>
              </table:table-cell>
              <table:table-cell office:value-type="float" office:value="16.8645515290232">
                <text:p>16.8645515290232</text:p>
              </table:table-cell>
            </table:table-row>
            <table:table-row>
              <table:table-cell office:value-type="float" office:value="17.0476865249634">
                <text:p>20</text:p>
              </table:table-cell>
              <table:table-cell office:value-type="float" office:value="0.641">
                <text:p>0.641</text:p>
              </table:table-cell>
              <table:table-cell office:value-type="float" office:value="17.2498240002236">
                <text:p>17.2498240002236</text:p>
              </table:table-cell>
              <table:table-cell office:value-type="float" office:value="0.641">
                <text:p>0.641</text:p>
              </table:table-cell>
              <table:table-cell office:value-type="float" office:value="17.1883398677095">
                <text:p>17.1883398677095</text:p>
              </table:table-cell>
              <table:table-cell office:value-type="float" office:value="0.641">
                <text:p>0.641</text:p>
              </table:table-cell>
              <table:table-cell office:value-type="float" office:value="17.0476865249634">
                <text:p>17.0476865249634</text:p>
              </table:table-cell>
              <table:table-cell office:value-type="float" office:value="0.641">
                <text:p>0.641</text:p>
              </table:table-cell>
              <table:table-cell office:value-type="float" office:value="16.8635893808695">
                <text:p>16.8635893808695</text:p>
              </table:table-cell>
            </table:table-row>
            <table:table-row>
              <table:table-cell office:value-type="float" office:value="17.0517992290417">
                <text:p>20</text:p>
              </table:table-cell>
              <table:table-cell office:value-type="float" office:value="0.643">
                <text:p>0.643</text:p>
              </table:table-cell>
              <table:table-cell office:value-type="float" office:value="17.2508384658694">
                <text:p>17.2508384658694</text:p>
              </table:table-cell>
              <table:table-cell office:value-type="float" office:value="0.643">
                <text:p>0.643</text:p>
              </table:table-cell>
              <table:table-cell office:value-type="float" office:value="17.1903817102557">
                <text:p>17.1903817102557</text:p>
              </table:table-cell>
              <table:table-cell office:value-type="float" office:value="0.643">
                <text:p>0.643</text:p>
              </table:table-cell>
              <table:table-cell office:value-type="float" office:value="17.0517992290417">
                <text:p>17.0517992290417</text:p>
              </table:table-cell>
              <table:table-cell office:value-type="float" office:value="0.643">
                <text:p>0.643</text:p>
              </table:table-cell>
              <table:table-cell office:value-type="float" office:value="16.8632150765684">
                <text:p>16.8632150765684</text:p>
              </table:table-cell>
            </table:table-row>
            <table:table-row>
              <table:table-cell office:value-type="float" office:value="17.0558599383304">
                <text:p>20</text:p>
              </table:table-cell>
              <table:table-cell office:value-type="float" office:value="0.645">
                <text:p>0.645</text:p>
              </table:table-cell>
              <table:table-cell office:value-type="float" office:value="17.2518335277385">
                <text:p>17.2518335277385</text:p>
              </table:table-cell>
              <table:table-cell office:value-type="float" office:value="0.645">
                <text:p>0.645</text:p>
              </table:table-cell>
              <table:table-cell office:value-type="float" office:value="17.1923877397659">
                <text:p>17.1923877397659</text:p>
              </table:table-cell>
              <table:table-cell office:value-type="float" office:value="0.645">
                <text:p>0.645</text:p>
              </table:table-cell>
              <table:table-cell office:value-type="float" office:value="17.0558599383304">
                <text:p>17.0558599383304</text:p>
              </table:table-cell>
              <table:table-cell office:value-type="float" office:value="0.645">
                <text:p>0.645</text:p>
              </table:table-cell>
              <table:table-cell office:value-type="float" office:value="16.8633713814301">
                <text:p>16.8633713814301</text:p>
              </table:table-cell>
            </table:table-row>
            <table:table-row>
              <table:table-cell office:value-type="float" office:value="17.0598682474511">
                <text:p>20</text:p>
              </table:table-cell>
              <table:table-cell office:value-type="float" office:value="0.647">
                <text:p>0.647</text:p>
              </table:table-cell>
              <table:table-cell office:value-type="float" office:value="17.2528095576945">
                <text:p>17.2528095576945</text:p>
              </table:table-cell>
              <table:table-cell office:value-type="float" office:value="0.647">
                <text:p>0.647</text:p>
              </table:table-cell>
              <table:table-cell office:value-type="float" office:value="17.1943585046332">
                <text:p>17.1943585046332</text:p>
              </table:table-cell>
              <table:table-cell office:value-type="float" office:value="0.647">
                <text:p>0.647</text:p>
              </table:table-cell>
              <table:table-cell office:value-type="float" office:value="17.0598682474511">
                <text:p>17.0598682474511</text:p>
              </table:table-cell>
              <table:table-cell office:value-type="float" office:value="0.647">
                <text:p>0.647</text:p>
              </table:table-cell>
              <table:table-cell office:value-type="float" office:value="16.8640072741575">
                <text:p>16.8640072741575</text:p>
              </table:table-cell>
            </table:table-row>
            <table:table-row>
              <table:table-cell office:value-type="float" office:value="17.0638238354361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17.2537669225449">
                <text:p>17.2537669225449</text:p>
              </table:table-cell>
              <table:table-cell office:value-type="float" office:value="0.649">
                <text:p>0.649</text:p>
              </table:table-cell>
              <table:table-cell office:value-type="float" office:value="17.1962945503298">
                <text:p>17.1962945503298</text:p>
              </table:table-cell>
              <table:table-cell office:value-type="float" office:value="0.649">
                <text:p>0.649</text:p>
              </table:table-cell>
              <table:table-cell office:value-type="float" office:value="17.0638238354361">
                <text:p>17.0638238354361</text:p>
              </table:table-cell>
              <table:table-cell office:value-type="float" office:value="0.649">
                <text:p>0.649</text:p>
              </table:table-cell>
              <table:table-cell office:value-type="float" office:value="16.8650770502541">
                <text:p>16.8650770502541</text:p>
              </table:table-cell>
            </table:table-row>
            <table:table-row>
              <table:table-cell office:value-type="float" office:value="17.067726457915">
                <text:p>20</text:p>
              </table:table-cell>
              <table:table-cell office:value-type="float" office:value="0.651">
                <text:p>0.651</text:p>
              </table:table-cell>
              <table:table-cell office:value-type="float" office:value="17.2547059822219">
                <text:p>17.2547059822219</text:p>
              </table:table-cell>
              <table:table-cell office:value-type="float" office:value="0.651">
                <text:p>0.651</text:p>
              </table:table-cell>
              <table:table-cell office:value-type="float" office:value="17.1981964172319">
                <text:p>17.1981964172319</text:p>
              </table:table-cell>
              <table:table-cell office:value-type="float" office:value="0.651">
                <text:p>0.651</text:p>
              </table:table-cell>
              <table:table-cell office:value-type="float" office:value="17.067726457915">
                <text:p>17.067726457915</text:p>
              </table:table-cell>
              <table:table-cell office:value-type="float" office:value="0.651">
                <text:p>0.651</text:p>
              </table:table-cell>
              <table:table-cell office:value-type="float" office:value="16.8665395816926">
                <text:p>16.8665395816926</text:p>
              </table:table-cell>
            </table:table-row>
            <table:table-row>
              <table:table-cell office:value-type="float" office:value="17.071575939448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17.2556270877258">
                <text:p>17.2556270877258</text:p>
              </table:table-cell>
              <table:table-cell office:value-type="float" office:value="0.653">
                <text:p>0.653</text:p>
              </table:table-cell>
              <table:table-cell office:value-type="float" office:value="17.2000646382171">
                <text:p>17.2000646382171</text:p>
              </table:table-cell>
              <table:table-cell office:value-type="float" office:value="0.653">
                <text:p>0.653</text:p>
              </table:table-cell>
              <table:table-cell office:value-type="float" office:value="17.071575939448">
                <text:p>17.071575939448</text:p>
              </table:table-cell>
              <table:table-cell office:value-type="float" office:value="0.653">
                <text:p>0.653</text:p>
              </table:table-cell>
              <table:table-cell office:value-type="float" office:value="16.8683577073586">
                <text:p>16.8683577073586</text:p>
              </table:table-cell>
            </table:table-row>
            <table:table-row>
              <table:table-cell office:value-type="float" office:value="17.0753721688927">
                <text:p>20</text:p>
              </table:table-cell>
              <table:table-cell office:value-type="float" office:value="0.655">
                <text:p>0.655</text:p>
              </table:table-cell>
              <table:table-cell office:value-type="float" office:value="17.2565305818334">
                <text:p>17.2565305818334</text:p>
              </table:table-cell>
              <table:table-cell office:value-type="float" office:value="0.655">
                <text:p>0.655</text:p>
              </table:table-cell>
              <table:table-cell office:value-type="float" office:value="17.2018997391108">
                <text:p>17.2018997391108</text:p>
              </table:table-cell>
              <table:table-cell office:value-type="float" office:value="0.655">
                <text:p>0.655</text:p>
              </table:table-cell>
              <table:table-cell office:value-type="float" office:value="17.0753721688927">
                <text:p>17.0753721688927</text:p>
              </table:table-cell>
              <table:table-cell office:value-type="float" office:value="0.655">
                <text:p>0.655</text:p>
              </table:table-cell>
              <table:table-cell office:value-type="float" office:value="16.8704977301197">
                <text:p>16.8704977301197</text:p>
              </table:table-cell>
            </table:table-row>
            <table:table-row>
              <table:table-cell office:value-type="float" office:value="17.0791150927841">
                <text:p>20</text:p>
              </table:table-cell>
              <table:table-cell office:value-type="float" office:value="0.657">
                <text:p>0.657</text:p>
              </table:table-cell>
              <table:table-cell office:value-type="float" office:value="17.2574167974176">
                <text:p>17.2574167974176</text:p>
              </table:table-cell>
              <table:table-cell office:value-type="float" office:value="0.657">
                <text:p>0.657</text:p>
              </table:table-cell>
              <table:table-cell office:value-type="float" office:value="17.203702236701">
                <text:p>17.203702236701</text:p>
              </table:table-cell>
              <table:table-cell office:value-type="float" office:value="0.657">
                <text:p>0.657</text:p>
              </table:table-cell>
              <table:table-cell office:value-type="float" office:value="17.0791150927841">
                <text:p>17.0791150927841</text:p>
              </table:table-cell>
              <table:table-cell office:value-type="float" office:value="0.657">
                <text:p>0.657</text:p>
              </table:table-cell>
              <table:table-cell office:value-type="float" office:value="16.8729289942762">
                <text:p>16.8729289942762</text:p>
              </table:table-cell>
            </table:table-row>
            <table:table-row>
              <table:table-cell office:value-type="float" office:value="17.0828047187264">
                <text:p>20</text:p>
              </table:table-cell>
              <table:table-cell office:value-type="float" office:value="0.659">
                <text:p>0.659</text:p>
              </table:table-cell>
              <table:table-cell office:value-type="float" office:value="17.2582860657795">
                <text:p>17.2582860657795</text:p>
              </table:table-cell>
              <table:table-cell office:value-type="float" office:value="0.659">
                <text:p>0.659</text:p>
              </table:table-cell>
              <table:table-cell office:value-type="float" office:value="17.2054726470381">
                <text:p>17.2054726470381</text:p>
              </table:table-cell>
              <table:table-cell office:value-type="float" office:value="0.659">
                <text:p>0.659</text:p>
              </table:table-cell>
              <table:table-cell office:value-type="float" office:value="17.0828047187264">
                <text:p>17.0828047187264</text:p>
              </table:table-cell>
              <table:table-cell office:value-type="float" office:value="0.659">
                <text:p>0.659</text:p>
              </table:table-cell>
              <table:table-cell office:value-type="float" office:value="16.8756235401212">
                <text:p>16.8756235401212</text:p>
              </table:table-cell>
            </table:table-row>
            <table:table-row>
              <table:table-cell office:value-type="float" office:value="17.0864411028976">
                <text:p>20</text:p>
              </table:table-cell>
              <table:table-cell office:value-type="float" office:value="0.661">
                <text:p>0.661</text:p>
              </table:table-cell>
              <table:table-cell office:value-type="float" office:value="17.2591387082922">
                <text:p>17.2591387082922</text:p>
              </table:table-cell>
              <table:table-cell office:value-type="float" office:value="0.661">
                <text:p>0.661</text:p>
              </table:table-cell>
              <table:table-cell office:value-type="float" office:value="17.2072114766429">
                <text:p>17.2072114766429</text:p>
              </table:table-cell>
              <table:table-cell office:value-type="float" office:value="0.661">
                <text:p>0.661</text:p>
              </table:table-cell>
              <table:table-cell office:value-type="float" office:value="17.0864411028976">
                <text:p>17.0864411028976</text:p>
              </table:table-cell>
              <table:table-cell office:value-type="float" office:value="0.661">
                <text:p>0.661</text:p>
              </table:table-cell>
              <table:table-cell office:value-type="float" office:value="16.8785557952176">
                <text:p>16.8785557952176</text:p>
              </table:table-cell>
            </table:table-row>
            <table:table-row>
              <table:table-cell office:value-type="float" office:value="17.0900243526495">
                <text:p>20</text:p>
              </table:table-cell>
              <table:table-cell office:value-type="float" office:value="0.663">
                <text:p>0.663</text:p>
              </table:table-cell>
              <table:table-cell office:value-type="float" office:value="17.2599750433396">
                <text:p>17.2599750433396</text:p>
              </table:table-cell>
              <table:table-cell office:value-type="float" office:value="0.663">
                <text:p>0.663</text:p>
              </table:table-cell>
              <table:table-cell office:value-type="float" office:value="17.2089192294116">
                <text:p>17.2089192294116</text:p>
              </table:table-cell>
              <table:table-cell office:value-type="float" office:value="0.663">
                <text:p>0.663</text:p>
              </table:table-cell>
              <table:table-cell office:value-type="float" office:value="17.0900243526495">
                <text:p>17.0900243526495</text:p>
              </table:table-cell>
              <table:table-cell office:value-type="float" office:value="0.663">
                <text:p>0.663</text:p>
              </table:table-cell>
              <table:table-cell office:value-type="float" office:value="16.8817023257064">
                <text:p>16.8817023257064</text:p>
              </table:table-cell>
            </table:table-row>
            <table:table-row>
              <table:table-cell office:value-type="float" office:value="17.093554610518">
                <text:p>20</text:p>
              </table:table-cell>
              <table:table-cell office:value-type="float" office:value="0.665">
                <text:p>0.665</text:p>
              </table:table-cell>
              <table:table-cell office:value-type="float" office:value="17.2607953737992">
                <text:p>17.2607953737992</text:p>
              </table:table-cell>
              <table:table-cell office:value-type="float" office:value="0.665">
                <text:p>0.665</text:p>
              </table:table-cell>
              <table:table-cell office:value-type="float" office:value="17.2105963935717">
                <text:p>17.2105963935717</text:p>
              </table:table-cell>
              <table:table-cell office:value-type="float" office:value="0.665">
                <text:p>0.665</text:p>
              </table:table-cell>
              <table:table-cell office:value-type="float" office:value="17.093554610518">
                <text:p>17.093554610518</text:p>
              </table:table-cell>
              <table:table-cell office:value-type="float" office:value="0.665">
                <text:p>0.665</text:p>
              </table:table-cell>
              <table:table-cell office:value-type="float" office:value="16.8850416035901">
                <text:p>16.8850416035901</text:p>
              </table:table-cell>
            </table:table-row>
            <table:table-row>
              <table:table-cell office:value-type="float" office:value="17.0970320673675">
                <text:p>20</text:p>
              </table:table-cell>
              <table:table-cell office:value-type="float" office:value="0.667">
                <text:p>0.667</text:p>
              </table:table-cell>
              <table:table-cell office:value-type="float" office:value="17.2616000043599">
                <text:p>17.2616000043599</text:p>
              </table:table-cell>
              <table:table-cell office:value-type="float" office:value="0.667">
                <text:p>0.667</text:p>
              </table:table-cell>
              <table:table-cell office:value-type="float" office:value="17.2122434592699">
                <text:p>17.2122434592699</text:p>
              </table:table-cell>
              <table:table-cell office:value-type="float" office:value="0.667">
                <text:p>0.667</text:p>
              </table:table-cell>
              <table:table-cell office:value-type="float" office:value="17.0970320673675">
                <text:p>17.0970320673675</text:p>
              </table:table-cell>
              <table:table-cell office:value-type="float" office:value="0.667">
                <text:p>0.667</text:p>
              </table:table-cell>
              <table:table-cell office:value-type="float" office:value="16.8885538350828">
                <text:p>16.8885538350828</text:p>
              </table:table-cell>
            </table:table-row>
            <table:table-row>
              <table:table-cell office:value-type="float" office:value="17.1004569483913">
                <text:p>20</text:p>
              </table:table-cell>
              <table:table-cell office:value-type="float" office:value="0.669">
                <text:p>0.669</text:p>
              </table:table-cell>
              <table:table-cell office:value-type="float" office:value="17.2623892305793">
                <text:p>17.2623892305793</text:p>
              </table:table-cell>
              <table:table-cell office:value-type="float" office:value="0.669">
                <text:p>0.669</text:p>
              </table:table-cell>
              <table:table-cell office:value-type="float" office:value="17.2138609071702">
                <text:p>17.2138609071702</text:p>
              </table:table-cell>
              <table:table-cell office:value-type="float" office:value="0.669">
                <text:p>0.669</text:p>
              </table:table-cell>
              <table:table-cell office:value-type="float" office:value="17.1004569483913">
                <text:p>17.1004569483913</text:p>
              </table:table-cell>
              <table:table-cell office:value-type="float" office:value="0.669">
                <text:p>0.669</text:p>
              </table:table-cell>
              <table:table-cell office:value-type="float" office:value="16.8922207844054">
                <text:p>16.8922207844054</text:p>
              </table:table-cell>
            </table:table-row>
            <table:table-row>
              <table:table-cell office:value-type="float" office:value="17.1038295118893">
                <text:p>20</text:p>
              </table:table-cell>
              <table:table-cell office:value-type="float" office:value="0.671">
                <text:p>0.671</text:p>
              </table:table-cell>
              <table:table-cell office:value-type="float" office:value="17.2631633409158">
                <text:p>17.2631633409158</text:p>
              </table:table-cell>
              <table:table-cell office:value-type="float" office:value="0.671">
                <text:p>0.671</text:p>
              </table:table-cell>
              <table:table-cell office:value-type="float" office:value="17.2154492103779">
                <text:p>17.2154492103779</text:p>
              </table:table-cell>
              <table:table-cell office:value-type="float" office:value="0.671">
                <text:p>0.671</text:p>
              </table:table-cell>
              <table:table-cell office:value-type="float" office:value="17.1038295118893">
                <text:p>17.1038295118893</text:p>
              </table:table-cell>
              <table:table-cell office:value-type="float" office:value="0.671">
                <text:p>0.671</text:p>
              </table:table-cell>
              <table:table-cell office:value-type="float" office:value="16.8960256319302">
                <text:p>16.8960256319302</text:p>
              </table:table-cell>
            </table:table-row>
            <table:table-row>
              <table:table-cell office:value-type="float" office:value="17.107150048">
                <text:p>20</text:p>
              </table:table-cell>
              <table:table-cell office:value-type="float" office:value="0.673">
                <text:p>0.673</text:p>
              </table:table-cell>
              <table:table-cell office:value-type="float" office:value="17.2639226185086">
                <text:p>17.2639226185086</text:p>
              </table:table-cell>
              <table:table-cell office:value-type="float" office:value="0.673">
                <text:p>0.673</text:p>
              </table:table-cell>
              <table:table-cell office:value-type="float" office:value="17.2170088361186">
                <text:p>17.2170088361186</text:p>
              </table:table-cell>
              <table:table-cell office:value-type="float" office:value="0.673">
                <text:p>0.673</text:p>
              </table:table-cell>
              <table:table-cell office:value-type="float" office:value="17.107150048">
                <text:p>17.107150048</text:p>
              </table:table-cell>
              <table:table-cell office:value-type="float" office:value="0.673">
                <text:p>0.673</text:p>
              </table:table-cell>
              <table:table-cell office:value-type="float" office:value="16.8999528495765">
                <text:p>16.8999528495765</text:p>
              </table:table-cell>
            </table:table-row>
            <table:table-row>
              <table:table-cell office:value-type="float" office:value="17.1104188779774">
                <text:p>20</text:p>
              </table:table-cell>
              <table:table-cell office:value-type="float" office:value="0.675">
                <text:p>0.675</text:p>
              </table:table-cell>
              <table:table-cell office:value-type="float" office:value="17.2646673433339">
                <text:p>17.2646673433339</text:p>
              </table:table-cell>
              <table:table-cell office:value-type="float" office:value="0.675">
                <text:p>0.675</text:p>
              </table:table-cell>
              <table:table-cell office:value-type="float" office:value="17.2185402478171">
                <text:p>17.2185402478171</text:p>
              </table:table-cell>
              <table:table-cell office:value-type="float" office:value="0.675">
                <text:p>0.675</text:p>
              </table:table-cell>
              <table:table-cell office:value-type="float" office:value="17.1104188779774">
                <text:p>17.1104188779774</text:p>
              </table:table-cell>
              <table:table-cell office:value-type="float" office:value="0.675">
                <text:p>0.675</text:p>
              </table:table-cell>
              <table:table-cell office:value-type="float" office:value="16.9039880914041">
                <text:p>16.9039880914041</text:p>
              </table:table-cell>
            </table:table-row>
            <table:table-row>
              <table:table-cell office:value-type="float" office:value="17.113636342767">
                <text:p>20</text:p>
              </table:table-cell>
              <table:table-cell office:value-type="float" office:value="0.677">
                <text:p>0.677</text:p>
              </table:table-cell>
              <table:table-cell office:value-type="float" office:value="17.2653977831068">
                <text:p>17.2653977831068</text:p>
              </table:table-cell>
              <table:table-cell office:value-type="float" office:value="0.677">
                <text:p>0.677</text:p>
              </table:table-cell>
              <table:table-cell office:value-type="float" office:value="17.2200438956142">
                <text:p>17.2200438956142</text:p>
              </table:table-cell>
              <table:table-cell office:value-type="float" office:value="0.677">
                <text:p>0.677</text:p>
              </table:table-cell>
              <table:table-cell office:value-type="float" office:value="17.113636342767">
                <text:p>17.113636342767</text:p>
              </table:table-cell>
              <table:table-cell office:value-type="float" office:value="0.677">
                <text:p>0.677</text:p>
              </table:table-cell>
              <table:table-cell office:value-type="float" office:value="16.9081180850103">
                <text:p>16.9081180850103</text:p>
              </table:table-cell>
            </table:table-row>
            <table:table-row>
              <table:table-cell office:value-type="float" office:value="17.1168028110369">
                <text:p>20</text:p>
              </table:table-cell>
              <table:table-cell office:value-type="float" office:value="0.679">
                <text:p>0.679</text:p>
              </table:table-cell>
              <table:table-cell office:value-type="float" office:value="17.2661142041375">
                <text:p>17.2661142041375</text:p>
              </table:table-cell>
              <table:table-cell office:value-type="float" office:value="0.679">
                <text:p>0.679</text:p>
              </table:table-cell>
              <table:table-cell office:value-type="float" office:value="17.2215202274076">
                <text:p>17.2215202274076</text:p>
              </table:table-cell>
              <table:table-cell office:value-type="float" office:value="0.679">
                <text:p>0.679</text:p>
              </table:table-cell>
              <table:table-cell office:value-type="float" office:value="17.1168028110369">
                <text:p>17.1168028110369</text:p>
              </table:table-cell>
              <table:table-cell office:value-type="float" office:value="0.679">
                <text:p>0.679</text:p>
              </table:table-cell>
              <table:table-cell office:value-type="float" office:value="16.9123305545356">
                <text:p>16.9123305545356</text:p>
              </table:table-cell>
            </table:table-row>
            <table:table-row>
              <table:table-cell office:value-type="float" office:value="17.1199186726374">
                <text:p>20</text:p>
              </table:table-cell>
              <table:table-cell office:value-type="float" office:value="0.681">
                <text:p>0.681</text:p>
              </table:table-cell>
              <table:table-cell office:value-type="float" office:value="17.2668168669575">
                <text:p>17.2668168669575</text:p>
              </table:table-cell>
              <table:table-cell office:value-type="float" office:value="0.681">
                <text:p>0.681</text:p>
              </table:table-cell>
              <table:table-cell office:value-type="float" office:value="17.2229696842452">
                <text:p>17.2229696842452</text:p>
              </table:table-cell>
              <table:table-cell office:value-type="float" office:value="0.681">
                <text:p>0.681</text:p>
              </table:table-cell>
              <table:table-cell office:value-type="float" office:value="17.1199186726374">
                <text:p>17.1199186726374</text:p>
              </table:table-cell>
              <table:table-cell office:value-type="float" office:value="0.681">
                <text:p>0.681</text:p>
              </table:table-cell>
              <table:table-cell office:value-type="float" office:value="16.9166141369696">
                <text:p>16.9166141369696</text:p>
              </table:table-cell>
            </table:table-row>
            <table:table-row>
              <table:table-cell office:value-type="float" office:value="17.1229843377798">
                <text:p>20</text:p>
              </table:table-cell>
              <table:table-cell office:value-type="float" office:value="0.683">
                <text:p>0.683</text:p>
              </table:table-cell>
              <table:table-cell office:value-type="float" office:value="17.2675060277104">
                <text:p>17.2675060277104</text:p>
              </table:table-cell>
              <table:table-cell office:value-type="float" office:value="0.683">
                <text:p>0.683</text:p>
              </table:table-cell>
              <table:table-cell office:value-type="float" office:value="17.2243927016542">
                <text:p>17.2243927016542</text:p>
              </table:table-cell>
              <table:table-cell office:value-type="float" office:value="0.683">
                <text:p>0.683</text:p>
              </table:table-cell>
              <table:table-cell office:value-type="float" office:value="17.1229843377798">
                <text:p>17.1229843377798</text:p>
              </table:table-cell>
              <table:table-cell office:value-type="float" office:value="0.683">
                <text:p>0.683</text:p>
              </table:table-cell>
              <table:table-cell office:value-type="float" office:value="16.9209583124427">
                <text:p>16.9209583124427</text:p>
              </table:table-cell>
            </table:table-row>
            <table:table-row>
              <table:table-cell office:value-type="float" office:value="17.1260002323118">
                <text:p>20</text:p>
              </table:table-cell>
              <table:table-cell office:value-type="float" office:value="0.685">
                <text:p>0.685</text:p>
              </table:table-cell>
              <table:table-cell office:value-type="float" office:value="17.2681819353595">
                <text:p>17.2681819353595</text:p>
              </table:table-cell>
              <table:table-cell office:value-type="float" office:value="0.685">
                <text:p>0.685</text:p>
              </table:table-cell>
              <table:table-cell office:value-type="float" office:value="17.2257897066705">
                <text:p>17.2257897066705</text:p>
              </table:table-cell>
              <table:table-cell office:value-type="float" office:value="0.685">
                <text:p>0.685</text:p>
              </table:table-cell>
              <table:table-cell office:value-type="float" office:value="17.1260002323118">
                <text:p>17.1260002323118</text:p>
              </table:table-cell>
              <table:table-cell office:value-type="float" office:value="0.685">
                <text:p>0.685</text:p>
              </table:table-cell>
              <table:table-cell office:value-type="float" office:value="16.9253533370449">
                <text:p>16.9253533370449</text:p>
              </table:table-cell>
            </table:table-row>
            <table:table-row>
              <table:table-cell office:value-type="float" office:value="17.1289667948687">
                <text:p>20</text:p>
              </table:table-cell>
              <table:table-cell office:value-type="float" office:value="0.687">
                <text:p>0.687</text:p>
              </table:table-cell>
              <table:table-cell office:value-type="float" office:value="17.2688448307019">
                <text:p>17.2688448307019</text:p>
              </table:table-cell>
              <table:table-cell office:value-type="float" office:value="0.687">
                <text:p>0.687</text:p>
              </table:table-cell>
              <table:table-cell office:value-type="float" office:value="17.2271611167326">
                <text:p>17.2271611167326</text:p>
              </table:table-cell>
              <table:table-cell office:value-type="float" office:value="0.687">
                <text:p>0.687</text:p>
              </table:table-cell>
              <table:table-cell office:value-type="float" office:value="17.1289667948687">
                <text:p>17.1289667948687</text:p>
              </table:table-cell>
              <table:table-cell office:value-type="float" office:value="0.687">
                <text:p>0.687</text:p>
              </table:table-cell>
              <table:table-cell office:value-type="float" office:value="16.9297901835516">
                <text:p>16.9297901835516</text:p>
              </table:table-cell>
            </table:table-row>
            <table:table-row>
              <table:table-cell office:value-type="float" office:value="17.1318844861132">
                <text:p>20</text:p>
              </table:table-cell>
              <table:table-cell office:value-type="float" office:value="0.689">
                <text:p>0.689</text:p>
              </table:table-cell>
              <table:table-cell office:value-type="float" office:value="17.2694949577886">
                <text:p>17.2694949577886</text:p>
              </table:table-cell>
              <table:table-cell office:value-type="float" office:value="0.689">
                <text:p>0.689</text:p>
              </table:table-cell>
              <table:table-cell office:value-type="float" office:value="17.2285073513648">
                <text:p>17.2285073513648</text:p>
              </table:table-cell>
              <table:table-cell office:value-type="float" office:value="0.689">
                <text:p>0.689</text:p>
              </table:table-cell>
              <table:table-cell office:value-type="float" office:value="17.1318844861132">
                <text:p>17.1318844861132</text:p>
              </table:table-cell>
              <table:table-cell office:value-type="float" office:value="0.689">
                <text:p>0.689</text:p>
              </table:table-cell>
              <table:table-cell office:value-type="float" office:value="16.9342605004099">
                <text:p>16.9342605004099</text:p>
              </table:table-cell>
            </table:table-row>
            <table:table-row>
              <table:table-cell office:value-type="float" office:value="17.1347537712662">
                <text:p>20</text:p>
              </table:table-cell>
              <table:table-cell office:value-type="float" office:value="0.691">
                <text:p>0.691</text:p>
              </table:table-cell>
              <table:table-cell office:value-type="float" office:value="17.2701325475475">
                <text:p>17.2701325475475</text:p>
              </table:table-cell>
              <table:table-cell office:value-type="float" office:value="0.691">
                <text:p>0.691</text:p>
              </table:table-cell>
              <table:table-cell office:value-type="float" office:value="17.2298288152326">
                <text:p>17.2298288152326</text:p>
              </table:table-cell>
              <table:table-cell office:value-type="float" office:value="0.691">
                <text:p>0.691</text:p>
              </table:table-cell>
              <table:table-cell office:value-type="float" office:value="17.1347537712662">
                <text:p>17.1347537712662</text:p>
              </table:table-cell>
              <table:table-cell office:value-type="float" office:value="0.691">
                <text:p>0.691</text:p>
              </table:table-cell>
              <table:table-cell office:value-type="float" office:value="16.9387565462661">
                <text:p>16.9387565462661</text:p>
              </table:table-cell>
            </table:table-row>
            <table:table-row>
              <table:table-cell office:value-type="float" office:value="17.137575129104">
                <text:p>20</text:p>
              </table:table-cell>
              <table:table-cell office:value-type="float" office:value="0.693">
                <text:p>0.693</text:p>
              </table:table-cell>
              <table:table-cell office:value-type="float" office:value="17.2707578287236">
                <text:p>17.2707578287236</text:p>
              </table:table-cell>
              <table:table-cell office:value-type="float" office:value="0.693">
                <text:p>0.693</text:p>
              </table:table-cell>
              <table:table-cell office:value-type="float" office:value="17.2311259093429">
                <text:p>17.2311259093429</text:p>
              </table:table-cell>
              <table:table-cell office:value-type="float" office:value="0.693">
                <text:p>0.693</text:p>
              </table:table-cell>
              <table:table-cell office:value-type="float" office:value="17.137575129104">
                <text:p>17.137575129104</text:p>
              </table:table-cell>
              <table:table-cell office:value-type="float" office:value="0.693">
                <text:p>0.693</text:p>
              </table:table-cell>
              <table:table-cell office:value-type="float" office:value="16.943271157193">
                <text:p>16.943271157193</text:p>
              </table:table-cell>
            </table:table-row>
            <table:table-row>
              <table:table-cell office:value-type="float" office:value="17.1403490509077">
                <text:p>20</text:p>
              </table:table-cell>
              <table:table-cell office:value-type="float" office:value="0.695">
                <text:p>0.695</text:p>
              </table:table-cell>
              <table:table-cell office:value-type="float" office:value="17.2713710283086">
                <text:p>17.2713710283086</text:p>
              </table:table-cell>
              <table:table-cell office:value-type="float" office:value="0.695">
                <text:p>0.695</text:p>
              </table:table-cell>
              <table:table-cell office:value-type="float" office:value="17.2323990314276">
                <text:p>17.2323990314276</text:p>
              </table:table-cell>
              <table:table-cell office:value-type="float" office:value="0.695">
                <text:p>0.695</text:p>
              </table:table-cell>
              <table:table-cell office:value-type="float" office:value="17.1403490509077">
                <text:p>17.1403490509077</text:p>
              </table:table-cell>
              <table:table-cell office:value-type="float" office:value="0.695">
                <text:p>0.695</text:p>
              </table:table-cell>
              <table:table-cell office:value-type="float" office:value="16.9477977065578">
                <text:p>16.9477977065578</text:p>
              </table:table-cell>
            </table:table-row>
            <table:table-row>
              <table:table-cell office:value-type="float" office:value="17.1430760299107">
                <text:p>20</text:p>
              </table:table-cell>
              <table:table-cell office:value-type="float" office:value="0.697">
                <text:p>0.697</text:p>
              </table:table-cell>
              <table:table-cell office:value-type="float" office:value="17.2719723620089">
                <text:p>17.2719723620089</text:p>
              </table:table-cell>
              <table:table-cell office:value-type="float" office:value="0.697">
                <text:p>0.697</text:p>
              </table:table-cell>
              <table:table-cell office:value-type="float" office:value="17.2336485660564">
                <text:p>17.2336485660564</text:p>
              </table:table-cell>
              <table:table-cell office:value-type="float" office:value="0.697">
                <text:p>0.697</text:p>
              </table:table-cell>
              <table:table-cell office:value-type="float" office:value="17.1430760299107">
                <text:p>17.1430760299107</text:p>
              </table:table-cell>
              <table:table-cell office:value-type="float" office:value="0.697">
                <text:p>0.697</text:p>
              </table:table-cell>
              <table:table-cell office:value-type="float" office:value="16.9523300577192">
                <text:p>16.9523300577192</text:p>
              </table:table-cell>
            </table:table-row>
            <table:table-row>
              <table:table-cell office:value-type="float" office:value="17.1457565737727">
                <text:p>20</text:p>
              </table:table-cell>
              <table:table-cell office:value-type="float" office:value="0.699">
                <text:p>0.699</text:p>
              </table:table-cell>
              <table:table-cell office:value-type="float" office:value="17.2725620485164">
                <text:p>17.2725620485164</text:p>
              </table:table-cell>
              <table:table-cell office:value-type="float" office:value="0.699">
                <text:p>0.699</text:p>
              </table:table-cell>
              <table:table-cell office:value-type="float" office:value="17.2348748993014">
                <text:p>17.2348748993014</text:p>
              </table:table-cell>
              <table:table-cell office:value-type="float" office:value="0.699">
                <text:p>0.699</text:p>
              </table:table-cell>
              <table:table-cell office:value-type="float" office:value="17.1457565737727">
                <text:p>17.1457565737727</text:p>
              </table:table-cell>
              <table:table-cell office:value-type="float" office:value="0.699">
                <text:p>0.699</text:p>
              </table:table-cell>
              <table:table-cell office:value-type="float" office:value="16.9568625445487">
                <text:p>16.9568625445487</text:p>
              </table:table-cell>
            </table:table-row>
            <table:table-row>
              <table:table-cell office:value-type="float" office:value="17.1483911934297">
                <text:p>20</text:p>
              </table:table-cell>
              <table:table-cell office:value-type="float" office:value="0.701">
                <text:p>0.701</text:p>
              </table:table-cell>
              <table:table-cell office:value-type="float" office:value="17.27314029918">
                <text:p>17.27314029918</text:p>
              </table:table-cell>
              <table:table-cell office:value-type="float" office:value="0.701">
                <text:p>0.701</text:p>
              </table:table-cell>
              <table:table-cell office:value-type="float" office:value="17.2360784080379">
                <text:p>17.2360784080379</text:p>
              </table:table-cell>
              <table:table-cell office:value-type="float" office:value="0.701">
                <text:p>0.701</text:p>
              </table:table-cell>
              <table:table-cell office:value-type="float" office:value="17.1483911934297">
                <text:p>17.1483911934297</text:p>
              </table:table-cell>
              <table:table-cell office:value-type="float" office:value="0.701">
                <text:p>0.701</text:p>
              </table:table-cell>
              <table:table-cell office:value-type="float" office:value="16.9613899288303">
                <text:p>16.9613899288303</text:p>
              </table:table-cell>
            </table:table-row>
            <table:table-row>
              <table:table-cell office:value-type="float" office:value="17.150980401976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17.2737073180015">
                <text:p>17.2737073180015</text:p>
              </table:table-cell>
              <table:table-cell office:value-type="float" office:value="0.703">
                <text:p>0.703</text:p>
              </table:table-cell>
              <table:table-cell office:value-type="float" office:value="17.2372594598927">
                <text:p>17.2372594598927</text:p>
              </table:table-cell>
              <table:table-cell office:value-type="float" office:value="0.703">
                <text:p>0.703</text:p>
              </table:table-cell>
              <table:table-cell office:value-type="float" office:value="17.150980401976">
                <text:p>17.150980401976</text:p>
              </table:table-cell>
              <table:table-cell office:value-type="float" office:value="0.703">
                <text:p>0.703</text:p>
              </table:table-cell>
              <table:table-cell office:value-type="float" office:value="16.9659073708361">
                <text:p>16.9659073708361</text:p>
              </table:table-cell>
            </table:table-row>
            <table:table-row>
              <table:table-cell office:value-type="float" office:value="17.1535247199037">
                <text:p>20</text:p>
              </table:table-cell>
              <table:table-cell office:value-type="float" office:value="0.705">
                <text:p>0.705</text:p>
              </table:table-cell>
              <table:table-cell office:value-type="float" office:value="17.2742633081625">
                <text:p>17.2742633081625</text:p>
              </table:table-cell>
              <table:table-cell office:value-type="float" office:value="0.705">
                <text:p>0.705</text:p>
              </table:table-cell>
              <table:table-cell office:value-type="float" office:value="17.2384184199418">
                <text:p>17.2384184199418</text:p>
              </table:table-cell>
              <table:table-cell office:value-type="float" office:value="0.705">
                <text:p>0.705</text:p>
              </table:table-cell>
              <table:table-cell office:value-type="float" office:value="17.1535247199037">
                <text:p>17.1535247199037</text:p>
              </table:table-cell>
              <table:table-cell office:value-type="float" office:value="0.705">
                <text:p>0.705</text:p>
              </table:table-cell>
              <table:table-cell office:value-type="float" office:value="16.9704104088782">
                <text:p>16.9704104088782</text:p>
              </table:table-cell>
            </table:table-row>
            <table:table-row>
              <table:table-cell office:value-type="float" office:value="17.1560246664857">
                <text:p>20</text:p>
              </table:table-cell>
              <table:table-cell office:value-type="float" office:value="0.707">
                <text:p>0.707</text:p>
              </table:table-cell>
              <table:table-cell office:value-type="float" office:value="17.2748084640866">
                <text:p>17.2748084640866</text:p>
              </table:table-cell>
              <table:table-cell office:value-type="float" office:value="0.707">
                <text:p>0.707</text:p>
              </table:table-cell>
              <table:table-cell office:value-type="float" office:value="17.2395556424781">
                <text:p>17.2395556424781</text:p>
              </table:table-cell>
              <table:table-cell office:value-type="float" office:value="0.707">
                <text:p>0.707</text:p>
              </table:table-cell>
              <table:table-cell office:value-type="float" office:value="17.1560246664857">
                <text:p>17.1560246664857</text:p>
              </table:table-cell>
              <table:table-cell office:value-type="float" office:value="0.707">
                <text:p>0.707</text:p>
              </table:table-cell>
              <table:table-cell office:value-type="float" office:value="16.9748949256853">
                <text:p>16.9748949256853</text:p>
              </table:table-cell>
            </table:table-row>
            <table:table-row>
              <table:table-cell office:value-type="float" office:value="17.1584807716231">
                <text:p>20</text:p>
              </table:table-cell>
              <table:table-cell office:value-type="float" office:value="0.709">
                <text:p>0.709</text:p>
              </table:table-cell>
              <table:table-cell office:value-type="float" office:value="17.2753429847023">
                <text:p>17.2753429847023</text:p>
              </table:table-cell>
              <table:table-cell office:value-type="float" office:value="0.709">
                <text:p>0.709</text:p>
              </table:table-cell>
              <table:table-cell office:value-type="float" office:value="17.2406714846802">
                <text:p>17.2406714846802</text:p>
              </table:table-cell>
              <table:table-cell office:value-type="float" office:value="0.709">
                <text:p>0.709</text:p>
              </table:table-cell>
              <table:table-cell office:value-type="float" office:value="17.1584807716231">
                <text:p>17.1584807716231</text:p>
              </table:table-cell>
              <table:table-cell office:value-type="float" office:value="0.709">
                <text:p>0.709</text:p>
              </table:table-cell>
              <table:table-cell office:value-type="float" office:value="16.9793571387253">
                <text:p>16.9793571387253</text:p>
              </table:table-cell>
            </table:table-row>
            <table:table-row>
              <table:table-cell office:value-type="float" office:value="17.1608935587275">
                <text:p>20</text:p>
              </table:table-cell>
              <table:table-cell office:value-type="float" office:value="0.711">
                <text:p>0.711</text:p>
              </table:table-cell>
              <table:table-cell office:value-type="float" office:value="17.2758670565343">
                <text:p>17.2758670565343</text:p>
              </table:table-cell>
              <table:table-cell office:value-type="float" office:value="0.711">
                <text:p>0.711</text:p>
              </table:table-cell>
              <table:table-cell office:value-type="float" office:value="17.2417662891163">
                <text:p>17.2417662891163</text:p>
              </table:table-cell>
              <table:table-cell office:value-type="float" office:value="0.711">
                <text:p>0.711</text:p>
              </table:table-cell>
              <table:table-cell office:value-type="float" office:value="17.1608935587275">
                <text:p>17.1608935587275</text:p>
              </table:table-cell>
              <table:table-cell office:value-type="float" office:value="0.711">
                <text:p>0.711</text:p>
              </table:table-cell>
              <table:table-cell office:value-type="float" office:value="16.9837935606213">
                <text:p>16.9837935606213</text:p>
              </table:table-cell>
            </table:table-row>
            <table:table-row>
              <table:table-cell office:value-type="float" office:value="17.1632635565872">
                <text:p>20</text:p>
              </table:table-cell>
              <table:table-cell office:value-type="float" office:value="0.713">
                <text:p>0.713</text:p>
              </table:table-cell>
              <table:table-cell office:value-type="float" office:value="17.2763808668663">
                <text:p>17.2763808668663</text:p>
              </table:table-cell>
              <table:table-cell office:value-type="float" office:value="0.713">
                <text:p>0.713</text:p>
              </table:table-cell>
              <table:table-cell office:value-type="float" office:value="17.2428403973178">
                <text:p>17.2428403973178</text:p>
              </table:table-cell>
              <table:table-cell office:value-type="float" office:value="0.713">
                <text:p>0.713</text:p>
              </table:table-cell>
              <table:table-cell office:value-type="float" office:value="17.1632635565872">
                <text:p>17.1632635565872</text:p>
              </table:table-cell>
              <table:table-cell office:value-type="float" office:value="0.713">
                <text:p>0.713</text:p>
              </table:table-cell>
              <table:table-cell office:value-type="float" office:value="16.9882009924937">
                <text:p>16.9882009924937</text:p>
              </table:table-cell>
            </table:table-row>
            <table:table-row>
              <table:table-cell office:value-type="float" office:value="17.1655912892257">
                <text:p>20</text:p>
              </table:table-cell>
              <table:table-cell office:value-type="float" office:value="0.715">
                <text:p>0.715</text:p>
              </table:table-cell>
              <table:table-cell office:value-type="float" office:value="17.2768845939644">
                <text:p>17.2768845939644</text:p>
              </table:table-cell>
              <table:table-cell office:value-type="float" office:value="0.715">
                <text:p>0.715</text:p>
              </table:table-cell>
              <table:table-cell office:value-type="float" office:value="17.2438941396517">
                <text:p>17.2438941396517</text:p>
              </table:table-cell>
              <table:table-cell office:value-type="float" office:value="0.715">
                <text:p>0.715</text:p>
              </table:table-cell>
              <table:table-cell office:value-type="float" office:value="17.1655912892257">
                <text:p>17.1655912892257</text:p>
              </table:table-cell>
              <table:table-cell office:value-type="float" office:value="0.715">
                <text:p>0.715</text:p>
              </table:table-cell>
              <table:table-cell office:value-type="float" office:value="16.9925764947104">
                <text:p>16.9925764947104</text:p>
              </table:table-cell>
            </table:table-row>
            <table:table-row>
              <table:table-cell office:value-type="float" office:value="17.167877288999">
                <text:p>20</text:p>
              </table:table-cell>
              <table:table-cell office:value-type="float" office:value="0.717">
                <text:p>0.717</text:p>
              </table:table-cell>
              <table:table-cell office:value-type="float" office:value="17.2773784214274">
                <text:p>17.2773784214274</text:p>
              </table:table-cell>
              <table:table-cell office:value-type="float" office:value="0.717">
                <text:p>0.717</text:p>
              </table:table-cell>
              <table:table-cell office:value-type="float" office:value="17.2449278501404">
                <text:p>17.2449278501404</text:p>
              </table:table-cell>
              <table:table-cell office:value-type="float" office:value="0.717">
                <text:p>0.717</text:p>
              </table:table-cell>
              <table:table-cell office:value-type="float" office:value="17.167877288999">
                <text:p>17.167877288999</text:p>
              </table:table-cell>
              <table:table-cell office:value-type="float" office:value="0.717">
                <text:p>0.717</text:p>
              </table:table-cell>
              <table:table-cell office:value-type="float" office:value="16.996917384099">
                <text:p>16.996917384099</text:p>
              </table:table-cell>
            </table:table-row>
            <table:table-row>
              <table:table-cell office:value-type="float" office:value="17.1701220768453">
                <text:p>20</text:p>
              </table:table-cell>
              <table:table-cell office:value-type="float" office:value="0.719">
                <text:p>0.719</text:p>
              </table:table-cell>
              <table:table-cell office:value-type="float" office:value="17.2778625183003">
                <text:p>17.2778625183003</text:p>
              </table:table-cell>
              <table:table-cell office:value-type="float" office:value="0.719">
                <text:p>0.719</text:p>
              </table:table-cell>
              <table:table-cell office:value-type="float" office:value="17.2459418458772">
                <text:p>17.2459418458772</text:p>
              </table:table-cell>
              <table:table-cell office:value-type="float" office:value="0.719">
                <text:p>0.719</text:p>
              </table:table-cell>
              <table:table-cell office:value-type="float" office:value="17.1701220768453">
                <text:p>17.1701220768453</text:p>
              </table:table-cell>
              <table:table-cell office:value-type="float" office:value="0.719">
                <text:p>0.719</text:p>
              </table:table-cell>
              <table:table-cell office:value-type="float" office:value="17.0012211965941">
                <text:p>17.0012211965941</text:p>
              </table:table-cell>
            </table:table-row>
            <table:table-row>
              <table:table-cell office:value-type="float" office:value="17.1723261812329">
                <text:p>20</text:p>
              </table:table-cell>
              <table:table-cell office:value-type="float" office:value="0.721">
                <text:p>0.721</text:p>
              </table:table-cell>
              <table:table-cell office:value-type="float" office:value="17.2783370594268">
                <text:p>17.2783370594268</text:p>
              </table:table-cell>
              <table:table-cell office:value-type="float" office:value="0.721">
                <text:p>0.721</text:p>
              </table:table-cell>
              <table:table-cell office:value-type="float" office:value="17.2469364480658">
                <text:p>17.2469364480658</text:p>
              </table:table-cell>
              <table:table-cell office:value-type="float" office:value="0.721">
                <text:p>0.721</text:p>
              </table:table-cell>
              <table:table-cell office:value-type="float" office:value="17.1723261812329">
                <text:p>17.1723261812329</text:p>
              </table:table-cell>
              <table:table-cell office:value-type="float" office:value="0.721">
                <text:p>0.721</text:p>
              </table:table-cell>
              <table:table-cell office:value-type="float" office:value="17.0054856929645">
                <text:p>17.0054856929645</text:p>
              </table:table-cell>
            </table:table-row>
            <table:table-row>
              <table:table-cell office:value-type="float" office:value="17.1744901207867">
                <text:p>20</text:p>
              </table:table-cell>
              <table:table-cell office:value-type="float" office:value="0.723">
                <text:p>0.723</text:p>
              </table:table-cell>
              <table:table-cell office:value-type="float" office:value="17.2788022079398">
                <text:p>17.2788022079398</text:p>
              </table:table-cell>
              <table:table-cell office:value-type="float" office:value="0.723">
                <text:p>0.723</text:p>
              </table:table-cell>
              <table:table-cell office:value-type="float" office:value="17.2479119638897">
                <text:p>17.2479119638897</text:p>
              </table:table-cell>
              <table:table-cell office:value-type="float" office:value="0.723">
                <text:p>0.723</text:p>
              </table:table-cell>
              <table:table-cell office:value-type="float" office:value="17.1744901207867">
                <text:p>17.1744901207867</text:p>
              </table:table-cell>
              <table:table-cell office:value-type="float" office:value="0.723">
                <text:p>0.723</text:p>
              </table:table-cell>
              <table:table-cell office:value-type="float" office:value="17.0097088260438">
                <text:p>17.0097088260438</text:p>
              </table:table-cell>
            </table:table-row>
            <table:table-row>
              <table:table-cell office:value-type="float" office:value="17.176614418055">
                <text:p>20</text:p>
              </table:table-cell>
              <table:table-cell office:value-type="float" office:value="0.725">
                <text:p>0.725</text:p>
              </table:table-cell>
              <table:table-cell office:value-type="float" office:value="17.2792581301442">
                <text:p>17.2792581301442</text:p>
              </table:table-cell>
              <table:table-cell office:value-type="float" office:value="0.725">
                <text:p>0.725</text:p>
              </table:table-cell>
              <table:table-cell office:value-type="float" office:value="17.2488687019066">
                <text:p>17.2488687019066</text:p>
              </table:table-cell>
              <table:table-cell office:value-type="float" office:value="0.725">
                <text:p>0.725</text:p>
              </table:table-cell>
              <table:table-cell office:value-type="float" office:value="17.176614418055">
                <text:p>17.176614418055</text:p>
              </table:table-cell>
              <table:table-cell office:value-type="float" office:value="0.725">
                <text:p>0.725</text:p>
              </table:table-cell>
              <table:table-cell office:value-type="float" office:value="17.0138887426815">
                <text:p>17.0138887426815</text:p>
              </table:table-cell>
            </table:table-row>
            <table:table-row>
              <table:table-cell office:value-type="float" office:value="17.1786995907848">
                <text:p>20</text:p>
              </table:table-cell>
              <table:table-cell office:value-type="float" office:value="0.727">
                <text:p>0.727</text:p>
              </table:table-cell>
              <table:table-cell office:value-type="float" office:value="17.279704986934">
                <text:p>17.279704986934</text:p>
              </table:table-cell>
              <table:table-cell office:value-type="float" office:value="0.727">
                <text:p>0.727</text:p>
              </table:table-cell>
              <table:table-cell office:value-type="float" office:value="17.2498069631573">
                <text:p>17.2498069631573</text:p>
              </table:table-cell>
              <table:table-cell office:value-type="float" office:value="0.727">
                <text:p>0.727</text:p>
              </table:table-cell>
              <table:table-cell office:value-type="float" office:value="17.1786995907848">
                <text:p>17.1786995907848</text:p>
              </table:table-cell>
              <table:table-cell office:value-type="float" office:value="0.727">
                <text:p>0.727</text:p>
              </table:table-cell>
              <table:table-cell office:value-type="float" office:value="17.0180237620906">
                <text:p>17.0180237620906</text:p>
              </table:table-cell>
            </table:table-row>
            <table:table-row>
              <table:table-cell office:value-type="float" office:value="17.1807461504687">
                <text:p>20</text:p>
              </table:table-cell>
              <table:table-cell office:value-type="float" office:value="0.729">
                <text:p>0.729</text:p>
              </table:table-cell>
              <table:table-cell office:value-type="float" office:value="17.2801429327439">
                <text:p>17.2801429327439</text:p>
              </table:table-cell>
              <table:table-cell office:value-type="float" office:value="0.729">
                <text:p>0.729</text:p>
              </table:table-cell>
              <table:table-cell office:value-type="float" office:value="17.2507270400699">
                <text:p>17.2507270400699</text:p>
              </table:table-cell>
              <table:table-cell office:value-type="float" office:value="0.729">
                <text:p>0.729</text:p>
              </table:table-cell>
              <table:table-cell office:value-type="float" office:value="17.1807461504687">
                <text:p>17.1807461504687</text:p>
              </table:table-cell>
              <table:table-cell office:value-type="float" office:value="0.729">
                <text:p>0.729</text:p>
              </table:table-cell>
              <table:table-cell office:value-type="float" office:value="17.022112362871">
                <text:p>17.022112362871</text:p>
              </table:table-cell>
            </table:table-row>
            <table:table-row>
              <table:table-cell office:value-type="float" office:value="17.1827546092323">
                <text:p>20</text:p>
              </table:table-cell>
              <table:table-cell office:value-type="float" office:value="0.731">
                <text:p>0.731</text:p>
              </table:table-cell>
              <table:table-cell office:value-type="float" office:value="17.2805721231672">
                <text:p>17.2805721231672</text:p>
              </table:table-cell>
              <table:table-cell office:value-type="float" office:value="0.731">
                <text:p>0.731</text:p>
              </table:table-cell>
              <table:table-cell office:value-type="float" office:value="17.2516292243485">
                <text:p>17.2516292243485</text:p>
              </table:table-cell>
              <table:table-cell office:value-type="float" office:value="0.731">
                <text:p>0.731</text:p>
              </table:table-cell>
              <table:table-cell office:value-type="float" office:value="17.1827546092323">
                <text:p>17.1827546092323</text:p>
              </table:table-cell>
              <table:table-cell office:value-type="float" office:value="0.731">
                <text:p>0.731</text:p>
              </table:table-cell>
              <table:table-cell office:value-type="float" office:value="17.026153179805">
                <text:p>17.026153179805</text:p>
              </table:table-cell>
            </table:table-row>
            <table:table-row>
              <table:table-cell office:value-type="float" office:value="17.184725472512">
                <text:p>20</text:p>
              </table:table-cell>
              <table:table-cell office:value-type="float" office:value="0.733">
                <text:p>0.733</text:p>
              </table:table-cell>
              <table:table-cell office:value-type="float" office:value="17.2809927077262">
                <text:p>17.2809927077262</text:p>
              </table:table-cell>
              <table:table-cell office:value-type="float" office:value="0.733">
                <text:p>0.733</text:p>
              </table:table-cell>
              <table:table-cell office:value-type="float" office:value="17.2525137994798">
                <text:p>17.2525137994798</text:p>
              </table:table-cell>
              <table:table-cell office:value-type="float" office:value="0.733">
                <text:p>0.733</text:p>
              </table:table-cell>
              <table:table-cell office:value-type="float" office:value="17.184725472512">
                <text:p>17.184725472512</text:p>
              </table:table-cell>
              <table:table-cell office:value-type="float" office:value="0.733">
                <text:p>0.733</text:p>
              </table:table-cell>
              <table:table-cell office:value-type="float" office:value="17.030144985896">
                <text:p>17.030144985896</text:p>
              </table:table-cell>
            </table:table-row>
            <table:table-row>
              <table:table-cell office:value-type="float" office:value="17.1866592404575">
                <text:p>20</text:p>
              </table:table-cell>
              <table:table-cell office:value-type="float" office:value="0.735">
                <text:p>0.735</text:p>
              </table:table-cell>
              <table:table-cell office:value-type="float" office:value="17.2814048317079">
                <text:p>17.2814048317079</text:p>
              </table:table-cell>
              <table:table-cell office:value-type="float" office:value="0.735">
                <text:p>0.735</text:p>
              </table:table-cell>
              <table:table-cell office:value-type="float" office:value="17.2533810426326">
                <text:p>17.2533810426326</text:p>
              </table:table-cell>
              <table:table-cell office:value-type="float" office:value="0.735">
                <text:p>0.735</text:p>
              </table:table-cell>
              <table:table-cell office:value-type="float" office:value="17.1866592404575">
                <text:p>17.1866592404575</text:p>
              </table:table-cell>
              <table:table-cell office:value-type="float" office:value="0.735">
                <text:p>0.735</text:p>
              </table:table-cell>
              <table:table-cell office:value-type="float" office:value="17.0340866845093">
                <text:p>17.0340866845093</text:p>
              </table:table-cell>
            </table:table-row>
            <table:table-row>
              <table:table-cell office:value-type="float" office:value="17.188556414202">
                <text:p>20</text:p>
              </table:table-cell>
              <table:table-cell office:value-type="float" office:value="0.737">
                <text:p>0.737</text:p>
              </table:table-cell>
              <table:table-cell office:value-type="float" office:value="17.2818086430591">
                <text:p>17.2818086430591</text:p>
              </table:table-cell>
              <table:table-cell office:value-type="float" office:value="0.737">
                <text:p>0.737</text:p>
              </table:table-cell>
              <table:table-cell office:value-type="float" office:value="17.2542312318078">
                <text:p>17.2542312318078</text:p>
              </table:table-cell>
              <table:table-cell office:value-type="float" office:value="0.737">
                <text:p>0.737</text:p>
              </table:table-cell>
              <table:table-cell office:value-type="float" office:value="17.188556414202">
                <text:p>17.188556414202</text:p>
              </table:table-cell>
              <table:table-cell office:value-type="float" office:value="0.737">
                <text:p>0.737</text:p>
              </table:table-cell>
              <table:table-cell office:value-type="float" office:value="17.0379773073761">
                <text:p>17.0379773073761</text:p>
              </table:table-cell>
            </table:table-row>
            <table:table-row>
              <table:table-cell office:value-type="float" office:value="17.1904174830526">
                <text:p>20</text:p>
              </table:table-cell>
              <table:table-cell office:value-type="float" office:value="0.739">
                <text:p>0.739</text:p>
              </table:table-cell>
              <table:table-cell office:value-type="float" office:value="17.2822042793379">
                <text:p>17.2822042793379</text:p>
              </table:table-cell>
              <table:table-cell office:value-type="float" office:value="0.739">
                <text:p>0.739</text:p>
              </table:table-cell>
              <table:table-cell office:value-type="float" office:value="17.2550646323101">
                <text:p>17.2550646323101</text:p>
              </table:table-cell>
              <table:table-cell office:value-type="float" office:value="0.739">
                <text:p>0.739</text:p>
              </table:table-cell>
              <table:table-cell office:value-type="float" office:value="17.1904174830526">
                <text:p>17.1904174830526</text:p>
              </table:table-cell>
              <table:table-cell office:value-type="float" office:value="0.739">
                <text:p>0.739</text:p>
              </table:table-cell>
              <table:table-cell office:value-type="float" office:value="17.0418159924431">
                <text:p>17.0418159924431</text:p>
              </table:table-cell>
            </table:table-row>
            <table:table-row>
              <table:table-cell office:value-type="float" office:value="17.1922429361253">
                <text:p>20</text:p>
              </table:table-cell>
              <table:table-cell office:value-type="float" office:value="0.741">
                <text:p>0.741</text:p>
              </table:table-cell>
              <table:table-cell office:value-type="float" office:value="17.2825918801579">
                <text:p>17.2825918801579</text:p>
              </table:table-cell>
              <table:table-cell office:value-type="float" office:value="0.741">
                <text:p>0.741</text:p>
              </table:table-cell>
              <table:table-cell office:value-type="float" office:value="17.2558815096552">
                <text:p>17.2558815096552</text:p>
              </table:table-cell>
              <table:table-cell office:value-type="float" office:value="0.741">
                <text:p>0.741</text:p>
              </table:table-cell>
              <table:table-cell office:value-type="float" office:value="17.1922429361253">
                <text:p>17.1922429361253</text:p>
              </table:table-cell>
              <table:table-cell office:value-type="float" office:value="0.741">
                <text:p>0.741</text:p>
              </table:table-cell>
              <table:table-cell office:value-type="float" office:value="17.0456019887572">
                <text:p>17.0456019887572</text:p>
              </table:table-cell>
            </table:table-row>
            <table:table-row>
              <table:table-cell office:value-type="float" office:value="17.1940332544151">
                <text:p>20</text:p>
              </table:table-cell>
              <table:table-cell office:value-type="float" office:value="0.743">
                <text:p>0.743</text:p>
              </table:table-cell>
              <table:table-cell office:value-type="float" office:value="17.2829715791841">
                <text:p>17.2829715791841</text:p>
              </table:table-cell>
              <table:table-cell office:value-type="float" office:value="0.743">
                <text:p>0.743</text:p>
              </table:table-cell>
              <table:table-cell office:value-type="float" office:value="17.2566821212712">
                <text:p>17.2566821212712</text:p>
              </table:table-cell>
              <table:table-cell office:value-type="float" office:value="0.743">
                <text:p>0.743</text:p>
              </table:table-cell>
              <table:table-cell office:value-type="float" office:value="17.1940332544151">
                <text:p>17.1940332544151</text:p>
              </table:table-cell>
              <table:table-cell office:value-type="float" office:value="0.743">
                <text:p>0.743</text:p>
              </table:table-cell>
              <table:table-cell office:value-type="float" office:value="17.0493346406036">
                <text:p>17.0493346406036</text:p>
              </table:table-cell>
            </table:table-row>
            <table:table-row>
              <table:table-cell office:value-type="float" office:value="17.1957889159379">
                <text:p>20</text:p>
              </table:table-cell>
              <table:table-cell office:value-type="float" office:value="0.745">
                <text:p>0.745</text:p>
              </table:table-cell>
              <table:table-cell office:value-type="float" office:value="17.2833435097595">
                <text:p>17.2833435097595</text:p>
              </table:table-cell>
              <table:table-cell office:value-type="float" office:value="0.745">
                <text:p>0.745</text:p>
              </table:table-cell>
              <table:table-cell office:value-type="float" office:value="17.2574667223421">
                <text:p>17.2574667223421</text:p>
              </table:table-cell>
              <table:table-cell office:value-type="float" office:value="0.745">
                <text:p>0.745</text:p>
              </table:table-cell>
              <table:table-cell office:value-type="float" office:value="17.1957889159379">
                <text:p>17.1957889159379</text:p>
              </table:table-cell>
              <table:table-cell office:value-type="float" office:value="0.745">
                <text:p>0.745</text:p>
              </table:table-cell>
              <table:table-cell office:value-type="float" office:value="17.0530133862719">
                <text:p>17.0530133862719</text:p>
              </table:table-cell>
            </table:table-row>
            <table:table-row>
              <table:table-cell office:value-type="float" office:value="17.1975103914984">
                <text:p>20</text:p>
              </table:table-cell>
              <table:table-cell office:value-type="float" office:value="0.747">
                <text:p>0.747</text:p>
              </table:table-cell>
              <table:table-cell office:value-type="float" office:value="17.2837078007174">
                <text:p>17.2837078007174</text:p>
              </table:table-cell>
              <table:table-cell office:value-type="float" office:value="0.747">
                <text:p>0.747</text:p>
              </table:table-cell>
              <table:table-cell office:value-type="float" office:value="17.2582355614673">
                <text:p>17.2582355614673</text:p>
              </table:table-cell>
              <table:table-cell office:value-type="float" office:value="0.747">
                <text:p>0.747</text:p>
              </table:table-cell>
              <table:table-cell office:value-type="float" office:value="17.1975103914984">
                <text:p>17.1975103914984</text:p>
              </table:table-cell>
              <table:table-cell office:value-type="float" office:value="0.747">
                <text:p>0.747</text:p>
              </table:table-cell>
              <table:table-cell office:value-type="float" office:value="17.0566377470761">
                <text:p>17.0566377470761</text:p>
              </table:table-cell>
            </table:table-row>
            <table:table-row>
              <table:table-cell office:value-type="float" office:value="17.1991981467494">
                <text:p>20</text:p>
              </table:table-cell>
              <table:table-cell office:value-type="float" office:value="0.749">
                <text:p>0.749</text:p>
              </table:table-cell>
              <table:table-cell office:value-type="float" office:value="17.2840645787502">
                <text:p>17.2840645787502</text:p>
              </table:table-cell>
              <table:table-cell office:value-type="float" office:value="0.749">
                <text:p>0.749</text:p>
              </table:table-cell>
              <table:table-cell office:value-type="float" office:value="17.2589888831272">
                <text:p>17.2589888831272</text:p>
              </table:table-cell>
              <table:table-cell office:value-type="float" office:value="0.749">
                <text:p>0.749</text:p>
              </table:table-cell>
              <table:table-cell office:value-type="float" office:value="17.1991981467494">
                <text:p>17.1991981467494</text:p>
              </table:table-cell>
              <table:table-cell office:value-type="float" office:value="0.749">
                <text:p>0.749</text:p>
              </table:table-cell>
              <table:table-cell office:value-type="float" office:value="17.0602073235917">
                <text:p>17.0602073235917</text:p>
              </table:table-cell>
            </table:table-row>
            <table:table-row>
              <table:table-cell office:value-type="float" office:value="17.2008526395476">
                <text:p>20</text:p>
              </table:table-cell>
              <table:table-cell office:value-type="float" office:value="0.751">
                <text:p>0.751</text:p>
              </table:table-cell>
              <table:table-cell office:value-type="float" office:value="17.2844139658427">
                <text:p>17.2844139658427</text:p>
              </table:table-cell>
              <table:table-cell office:value-type="float" office:value="0.751">
                <text:p>0.751</text:p>
              </table:table-cell>
              <table:table-cell office:value-type="float" office:value="17.2597269250246">
                <text:p>17.2597269250246</text:p>
              </table:table-cell>
              <table:table-cell office:value-type="float" office:value="0.751">
                <text:p>0.751</text:p>
              </table:table-cell>
              <table:table-cell office:value-type="float" office:value="17.2008526395476">
                <text:p>17.2008526395476</text:p>
              </table:table-cell>
              <table:table-cell office:value-type="float" office:value="0.751">
                <text:p>0.751</text:p>
              </table:table-cell>
              <table:table-cell office:value-type="float" office:value="17.0637217871647">
                <text:p>17.0637217871647</text:p>
              </table:table-cell>
            </table:table-row>
            <table:table-row>
              <table:table-cell office:value-type="float" office:value="17.2024743268135">
                <text:p>20</text:p>
              </table:table-cell>
              <table:table-cell office:value-type="float" office:value="0.753">
                <text:p>0.753</text:p>
              </table:table-cell>
              <table:table-cell office:value-type="float" office:value="17.2847560866309">
                <text:p>17.2847560866309</text:p>
              </table:table-cell>
              <table:table-cell office:value-type="float" office:value="0.753">
                <text:p>0.753</text:p>
              </table:table-cell>
              <table:table-cell office:value-type="float" office:value="17.2604499257372">
                <text:p>17.2604499257372</text:p>
              </table:table-cell>
              <table:table-cell office:value-type="float" office:value="0.753">
                <text:p>0.753</text:p>
              </table:table-cell>
              <table:table-cell office:value-type="float" office:value="17.2024743268135">
                <text:p>17.2024743268135</text:p>
              </table:table-cell>
              <table:table-cell office:value-type="float" office:value="0.753">
                <text:p>0.753</text:p>
              </table:table-cell>
              <table:table-cell office:value-type="float" office:value="17.0671808820628">
                <text:p>17.0671808820628</text:p>
              </table:table-cell>
            </table:table-row>
            <table:table-row>
              <table:table-cell office:value-type="float" office:value="17.2040636542402">
                <text:p>20</text:p>
              </table:table-cell>
              <table:table-cell office:value-type="float" office:value="0.755">
                <text:p>0.755</text:p>
              </table:table-cell>
              <table:table-cell office:value-type="float" office:value="17.2850910578042">
                <text:p>17.2850910578042</text:p>
              </table:table-cell>
              <table:table-cell office:value-type="float" office:value="0.755">
                <text:p>0.755</text:p>
              </table:table-cell>
              <table:table-cell office:value-type="float" office:value="17.2611581137185">
                <text:p>17.2611581137185</text:p>
              </table:table-cell>
              <table:table-cell office:value-type="float" office:value="0.755">
                <text:p>0.755</text:p>
              </table:table-cell>
              <table:table-cell office:value-type="float" office:value="17.2040636542402">
                <text:p>17.2040636542402</text:p>
              </table:table-cell>
              <table:table-cell office:value-type="float" office:value="0.755">
                <text:p>0.755</text:p>
              </table:table-cell>
              <table:table-cell office:value-type="float" office:value="17.0705844093713">
                <text:p>17.0705844093713</text:p>
              </table:table-cell>
            </table:table-row>
            <table:table-row>
              <table:table-cell office:value-type="float" office:value="17.2056210635193">
                <text:p>20</text:p>
              </table:table-cell>
              <table:table-cell office:value-type="float" office:value="0.757">
                <text:p>0.757</text:p>
              </table:table-cell>
              <table:table-cell office:value-type="float" office:value="17.2854189958172">
                <text:p>17.2854189958172</text:p>
              </table:table-cell>
              <table:table-cell office:value-type="float" office:value="0.757">
                <text:p>0.757</text:p>
              </table:table-cell>
              <table:table-cell office:value-type="float" office:value="17.2618517153173">
                <text:p>17.2618517153173</text:p>
              </table:table-cell>
              <table:table-cell office:value-type="float" office:value="0.757">
                <text:p>0.757</text:p>
              </table:table-cell>
              <table:table-cell office:value-type="float" office:value="17.2056210635193">
                <text:p>17.2056210635193</text:p>
              </table:table-cell>
              <table:table-cell office:value-type="float" office:value="0.757">
                <text:p>0.757</text:p>
              </table:table-cell>
              <table:table-cell office:value-type="float" office:value="17.0739322301722">
                <text:p>17.0739322301722</text:p>
              </table:table-cell>
            </table:table-row>
            <table:table-row>
              <table:table-cell office:value-type="float" office:value="17.2071469887011">
                <text:p>20</text:p>
              </table:table-cell>
              <table:table-cell office:value-type="float" office:value="0.759">
                <text:p>0.759</text:p>
              </table:table-cell>
              <table:table-cell office:value-type="float" office:value="17.2857400132202">
                <text:p>17.2857400132202</text:p>
              </table:table-cell>
              <table:table-cell office:value-type="float" office:value="0.759">
                <text:p>0.759</text:p>
              </table:table-cell>
              <table:table-cell office:value-type="float" office:value="17.2625309509755">
                <text:p>17.2625309509755</text:p>
              </table:table-cell>
              <table:table-cell office:value-type="float" office:value="0.759">
                <text:p>0.759</text:p>
              </table:table-cell>
              <table:table-cell office:value-type="float" office:value="17.2071469887011">
                <text:p>17.2071469887011</text:p>
              </table:table-cell>
              <table:table-cell office:value-type="float" office:value="0.759">
                <text:p>0.759</text:p>
              </table:table-cell>
              <table:table-cell office:value-type="float" office:value="17.0772242572376">
                <text:p>17.0772242572376</text:p>
              </table:table-cell>
            </table:table-row>
            <table:table-row>
              <table:table-cell office:value-type="float" office:value="17.2086418582282">
                <text:p>20</text:p>
              </table:table-cell>
              <table:table-cell office:value-type="float" office:value="0.761">
                <text:p>0.761</text:p>
              </table:table-cell>
              <table:table-cell office:value-type="float" office:value="17.2860542209157">
                <text:p>17.2860542209157</text:p>
              </table:table-cell>
              <table:table-cell office:value-type="float" office:value="0.761">
                <text:p>0.761</text:p>
              </table:table-cell>
              <table:table-cell office:value-type="float" office:value="17.2631960375836">
                <text:p>17.2631960375836</text:p>
              </table:table-cell>
              <table:table-cell office:value-type="float" office:value="0.761">
                <text:p>0.761</text:p>
              </table:table-cell>
              <table:table-cell office:value-type="float" office:value="17.2086418582282">
                <text:p>17.2086418582282</text:p>
              </table:table-cell>
              <table:table-cell office:value-type="float" office:value="0.761">
                <text:p>0.761</text:p>
              </table:table-cell>
              <table:table-cell office:value-type="float" office:value="17.0804604531367">
                <text:p>17.0804604531367</text:p>
              </table:table-cell>
            </table:table-row>
            <table:table-row>
              <table:table-cell office:value-type="float" office:value="17.2101060948389">
                <text:p>20</text:p>
              </table:table-cell>
              <table:table-cell office:value-type="float" office:value="0.763">
                <text:p>0.763</text:p>
              </table:table-cell>
              <table:table-cell office:value-type="float" office:value="17.2863617281734">
                <text:p>17.2863617281734</text:p>
              </table:table-cell>
              <table:table-cell office:value-type="float" office:value="0.763">
                <text:p>0.763</text:p>
              </table:table-cell>
              <table:table-cell office:value-type="float" office:value="17.2638471885086">
                <text:p>17.2638471885086</text:p>
              </table:table-cell>
              <table:table-cell office:value-type="float" office:value="0.763">
                <text:p>0.763</text:p>
              </table:table-cell>
              <table:table-cell office:value-type="float" office:value="17.2101060948389">
                <text:p>17.2101060948389</text:p>
              </table:table-cell>
              <table:table-cell office:value-type="float" office:value="0.763">
                <text:p>0.763</text:p>
              </table:table-cell>
              <table:table-cell office:value-type="float" office:value="17.0836408262875">
                <text:p>17.0836408262875</text:p>
              </table:table-cell>
            </table:table-row>
            <table:table-row>
              <table:table-cell office:value-type="float" office:value="17.2115401140346">
                <text:p>20</text:p>
              </table:table-cell>
              <table:table-cell office:value-type="float" office:value="0.765">
                <text:p>0.765</text:p>
              </table:table-cell>
              <table:table-cell office:value-type="float" office:value="17.2866626411294">
                <text:p>17.2866626411294</text:p>
              </table:table-cell>
              <table:table-cell office:value-type="float" office:value="0.765">
                <text:p>0.765</text:p>
              </table:table-cell>
              <table:table-cell office:value-type="float" office:value="17.2644846120445">
                <text:p>17.2644846120445</text:p>
              </table:table-cell>
              <table:table-cell office:value-type="float" office:value="0.765">
                <text:p>0.765</text:p>
              </table:table-cell>
              <table:table-cell office:value-type="float" office:value="17.2115401140346">
                <text:p>17.2115401140346</text:p>
              </table:table-cell>
              <table:table-cell office:value-type="float" office:value="0.765">
                <text:p>0.765</text:p>
              </table:table-cell>
              <table:table-cell office:value-type="float" office:value="17.0867654256907">
                <text:p>17.0867654256907</text:p>
              </table:table-cell>
            </table:table-row>
            <table:table-row>
              <table:table-cell office:value-type="float" office:value="17.2129443222736">
                <text:p>20</text:p>
              </table:table-cell>
              <table:table-cell office:value-type="float" office:value="0.767">
                <text:p>0.767</text:p>
              </table:table-cell>
              <table:table-cell office:value-type="float" office:value="17.2869570609867">
                <text:p>17.2869570609867</text:p>
              </table:table-cell>
              <table:table-cell office:value-type="float" office:value="0.767">
                <text:p>0.767</text:p>
              </table:table-cell>
              <table:table-cell office:value-type="float" office:value="17.265108509551">
                <text:p>17.265108509551</text:p>
              </table:table-cell>
              <table:table-cell office:value-type="float" office:value="0.767">
                <text:p>0.767</text:p>
              </table:table-cell>
              <table:table-cell office:value-type="float" office:value="17.2129443222736">
                <text:p>17.2129443222736</text:p>
              </table:table-cell>
              <table:table-cell office:value-type="float" office:value="0.767">
                <text:p>0.767</text:p>
              </table:table-cell>
              <table:table-cell office:value-type="float" office:value="17.0898343355934">
                <text:p>17.0898343355934</text:p>
              </table:table-cell>
            </table:table-row>
            <table:table-row>
              <table:table-cell office:value-type="float" office:value="17.2143191235013">
                <text:p>20</text:p>
              </table:table-cell>
              <table:table-cell office:value-type="float" office:value="0.769">
                <text:p>0.769</text:p>
              </table:table-cell>
              <table:table-cell office:value-type="float" office:value="17.2872450909446">
                <text:p>17.2872450909446</text:p>
              </table:table-cell>
              <table:table-cell office:value-type="float" office:value="0.769">
                <text:p>0.769</text:p>
              </table:table-cell>
              <table:table-cell office:value-type="float" office:value="17.2657190826752">
                <text:p>17.2657190826752</text:p>
              </table:table-cell>
              <table:table-cell office:value-type="float" office:value="0.769">
                <text:p>0.769</text:p>
              </table:table-cell>
              <table:table-cell office:value-type="float" office:value="17.2143191235013">
                <text:p>17.2143191235013</text:p>
              </table:table-cell>
              <table:table-cell office:value-type="float" office:value="0.769">
                <text:p>0.769</text:p>
              </table:table-cell>
              <table:table-cell office:value-type="float" office:value="17.0928476793752">
                <text:p>17.0928476793752</text:p>
              </table:table-cell>
            </table:table-row>
            <table:table-row>
              <table:table-cell office:value-type="float" office:value="17.2156649135067">
                <text:p>20</text:p>
              </table:table-cell>
              <table:table-cell office:value-type="float" office:value="0.771">
                <text:p>0.771</text:p>
              </table:table-cell>
              <table:table-cell office:value-type="float" office:value="17.2875268303597">
                <text:p>17.2875268303597</text:p>
              </table:table-cell>
              <table:table-cell office:value-type="float" office:value="0.771">
                <text:p>0.771</text:p>
              </table:table-cell>
              <table:table-cell office:value-type="float" office:value="17.2663165272903">
                <text:p>17.2663165272903</text:p>
              </table:table-cell>
              <table:table-cell office:value-type="float" office:value="0.771">
                <text:p>0.771</text:p>
              </table:table-cell>
              <table:table-cell office:value-type="float" office:value="17.2156649135067">
                <text:p>17.2156649135067</text:p>
              </table:table-cell>
              <table:table-cell office:value-type="float" office:value="0.771">
                <text:p>0.771</text:p>
              </table:table-cell>
              <table:table-cell office:value-type="float" office:value="17.0958056104625">
                <text:p>17.0958056104625</text:p>
              </table:table-cell>
            </table:table-row>
            <table:table-row>
              <table:table-cell office:value-type="float" office:value="17.2169820823861">
                <text:p>20</text:p>
              </table:table-cell>
              <table:table-cell office:value-type="float" office:value="0.773">
                <text:p>0.773</text:p>
              </table:table-cell>
              <table:table-cell office:value-type="float" office:value="17.2878023773978">
                <text:p>17.2878023773978</text:p>
              </table:table-cell>
              <table:table-cell office:value-type="float" office:value="0.773">
                <text:p>0.773</text:p>
              </table:table-cell>
              <table:table-cell office:value-type="float" office:value="17.2669010362671">
                <text:p>17.2669010362671</text:p>
              </table:table-cell>
              <table:table-cell office:value-type="float" office:value="0.773">
                <text:p>0.773</text:p>
              </table:table-cell>
              <table:table-cell office:value-type="float" office:value="17.2169820823861">
                <text:p>17.2169820823861</text:p>
              </table:table-cell>
              <table:table-cell office:value-type="float" office:value="0.773">
                <text:p>0.773</text:p>
              </table:table-cell>
              <table:table-cell office:value-type="float" office:value="17.0987083121968">
                <text:p>17.0987083121968</text:p>
              </table:table-cell>
            </table:table-row>
            <table:table-row>
              <table:table-cell office:value-type="float" office:value="17.2182710111541">
                <text:p>20</text:p>
              </table:table-cell>
              <table:table-cell office:value-type="float" office:value="0.775">
                <text:p>0.775</text:p>
              </table:table-cell>
              <table:table-cell office:value-type="float" office:value="17.2880718255385">
                <text:p>17.2880718255385</text:p>
              </table:table-cell>
              <table:table-cell office:value-type="float" office:value="0.775">
                <text:p>0.775</text:p>
              </table:table-cell>
              <table:table-cell office:value-type="float" office:value="17.2674727958481">
                <text:p>17.2674727958481</text:p>
              </table:table-cell>
              <table:table-cell office:value-type="float" office:value="0.775">
                <text:p>0.775</text:p>
              </table:table-cell>
              <table:table-cell office:value-type="float" office:value="17.2182710111541">
                <text:p>17.2182710111541</text:p>
              </table:table-cell>
              <table:table-cell office:value-type="float" office:value="0.775">
                <text:p>0.775</text:p>
              </table:table-cell>
              <table:table-cell office:value-type="float" office:value="17.1015559915471">
                <text:p>17.1015559915471</text:p>
              </table:table-cell>
            </table:table-row>
            <table:table-row>
              <table:table-cell office:value-type="float" office:value="17.2195320752075">
                <text:p>20</text:p>
              </table:table-cell>
              <table:table-cell office:value-type="float" office:value="0.777">
                <text:p>0.777</text:p>
              </table:table-cell>
              <table:table-cell office:value-type="float" office:value="17.288335267261">
                <text:p>17.288335267261</text:p>
              </table:table-cell>
              <table:table-cell office:value-type="float" office:value="0.777">
                <text:p>0.777</text:p>
              </table:table-cell>
              <table:table-cell office:value-type="float" office:value="17.2680319894979">
                <text:p>17.2680319894979</text:p>
              </table:table-cell>
              <table:table-cell office:value-type="float" office:value="0.777">
                <text:p>0.777</text:p>
              </table:table-cell>
              <table:table-cell office:value-type="float" office:value="17.2195320752075">
                <text:p>17.2195320752075</text:p>
              </table:table-cell>
              <table:table-cell office:value-type="float" office:value="0.777">
                <text:p>0.777</text:p>
              </table:table-cell>
              <table:table-cell office:value-type="float" office:value="17.1043488803918">
                <text:p>17.1043488803918</text:p>
              </table:table-cell>
            </table:table-row>
            <table:table-row>
              <table:table-cell office:value-type="float" office:value="17.2207656433578">
                <text:p>20</text:p>
              </table:table-cell>
              <table:table-cell office:value-type="float" office:value="0.779">
                <text:p>0.779</text:p>
              </table:table-cell>
              <table:table-cell office:value-type="float" office:value="17.2885927930761">
                <text:p>17.2885927930761</text:p>
              </table:table-cell>
              <table:table-cell office:value-type="float" office:value="0.779">
                <text:p>0.779</text:p>
              </table:table-cell>
              <table:table-cell office:value-type="float" office:value="17.2685787969082">
                <text:p>17.2685787969082</text:p>
              </table:table-cell>
              <table:table-cell office:value-type="float" office:value="0.779">
                <text:p>0.779</text:p>
              </table:table-cell>
              <table:table-cell office:value-type="float" office:value="17.2207656433578">
                <text:p>17.2207656433578</text:p>
              </table:table-cell>
              <table:table-cell office:value-type="float" office:value="0.779">
                <text:p>0.779</text:p>
              </table:table-cell>
              <table:table-cell office:value-type="float" office:value="17.1070872321622">
                <text:p>17.1070872321622</text:p>
              </table:table-cell>
            </table:table-row>
            <table:table-row>
              <table:table-cell office:value-type="float" office:value="17.2219720774406">
                <text:p>20</text:p>
              </table:table-cell>
              <table:table-cell office:value-type="float" office:value="0.781">
                <text:p>0.781</text:p>
              </table:table-cell>
              <table:table-cell office:value-type="float" office:value="17.288844491156">
                <text:p>17.288844491156</text:p>
              </table:table-cell>
              <table:table-cell office:value-type="float" office:value="0.781">
                <text:p>0.781</text:p>
              </table:table-cell>
              <table:table-cell office:value-type="float" office:value="17.2691133936266">
                <text:p>17.2691133936266</text:p>
              </table:table-cell>
              <table:table-cell office:value-type="float" office:value="0.781">
                <text:p>0.781</text:p>
              </table:table-cell>
              <table:table-cell office:value-type="float" office:value="17.2219720774406">
                <text:p>17.2219720774406</text:p>
              </table:table-cell>
              <table:table-cell office:value-type="float" office:value="0.781">
                <text:p>0.781</text:p>
              </table:table-cell>
              <table:table-cell office:value-type="float" office:value="17.1097713192539">
                <text:p>17.1097713192539</text:p>
              </table:table-cell>
            </table:table-row>
            <table:table-row>
              <table:table-cell office:value-type="float" office:value="17.2231517340665">
                <text:p>20</text:p>
              </table:table-cell>
              <table:table-cell office:value-type="float" office:value="0.783">
                <text:p>0.783</text:p>
              </table:table-cell>
              <table:table-cell office:value-type="float" office:value="17.2890904492073">
                <text:p>17.2890904492073</text:p>
              </table:table-cell>
              <table:table-cell office:value-type="float" office:value="0.783">
                <text:p>0.783</text:p>
              </table:table-cell>
              <table:table-cell office:value-type="float" office:value="17.2696359530206">
                <text:p>17.2696359530206</text:p>
              </table:table-cell>
              <table:table-cell office:value-type="float" office:value="0.783">
                <text:p>0.783</text:p>
              </table:table-cell>
              <table:table-cell office:value-type="float" office:value="17.2231517340665">
                <text:p>17.2231517340665</text:p>
              </table:table-cell>
              <table:table-cell office:value-type="float" office:value="0.783">
                <text:p>0.783</text:p>
              </table:table-cell>
              <table:table-cell office:value-type="float" office:value="17.112401432883">
                <text:p>17.112401432883</text:p>
              </table:table-cell>
            </table:table-row>
            <table:table-row>
              <table:table-cell office:value-type="float" office:value="17.2243049602286">
                <text:p>20</text:p>
              </table:table-cell>
              <table:table-cell office:value-type="float" office:value="0.785">
                <text:p>0.785</text:p>
              </table:table-cell>
              <table:table-cell office:value-type="float" office:value="17.2893307498876">
                <text:p>17.2893307498876</text:p>
              </table:table-cell>
              <table:table-cell office:value-type="float" office:value="0.785">
                <text:p>0.785</text:p>
              </table:table-cell>
              <table:table-cell office:value-type="float" office:value="17.2701466415158">
                <text:p>17.2701466415158</text:p>
              </table:table-cell>
              <table:table-cell office:value-type="float" office:value="0.785">
                <text:p>0.785</text:p>
              </table:table-cell>
              <table:table-cell office:value-type="float" office:value="17.2243049602286">
                <text:p>17.2243049602286</text:p>
              </table:table-cell>
              <table:table-cell office:value-type="float" office:value="0.785">
                <text:p>0.785</text:p>
              </table:table-cell>
              <table:table-cell office:value-type="float" office:value="17.1149778764367">
                <text:p>17.1149778764367</text:p>
              </table:table-cell>
            </table:table-row>
            <table:table-row>
              <table:table-cell office:value-type="float" office:value="17.2254320990531">
                <text:p>20</text:p>
              </table:table-cell>
              <table:table-cell office:value-type="float" office:value="0.787">
                <text:p>0.787</text:p>
              </table:table-cell>
              <table:table-cell office:value-type="float" office:value="17.2895654768685">
                <text:p>17.2895654768685</text:p>
              </table:table-cell>
              <table:table-cell office:value-type="float" office:value="0.787">
                <text:p>0.787</text:p>
              </table:table-cell>
              <table:table-cell office:value-type="float" office:value="17.2706456249278">
                <text:p>17.2706456249278</text:p>
              </table:table-cell>
              <table:table-cell office:value-type="float" office:value="0.787">
                <text:p>0.787</text:p>
              </table:table-cell>
              <table:table-cell office:value-type="float" office:value="17.2254320990531">
                <text:p>17.2254320990531</text:p>
              </table:table-cell>
              <table:table-cell office:value-type="float" office:value="0.787">
                <text:p>0.787</text:p>
              </table:table-cell>
              <table:table-cell office:value-type="float" office:value="17.1175009698923">
                <text:p>17.1175009698923</text:p>
              </table:table-cell>
            </table:table-row>
            <table:table-row>
              <table:table-cell office:value-type="float" office:value="17.2265334844979">
                <text:p>20</text:p>
              </table:table-cell>
              <table:table-cell office:value-type="float" office:value="0.789">
                <text:p>0.789</text:p>
              </table:table-cell>
              <table:table-cell office:value-type="float" office:value="17.289794709287">
                <text:p>17.289794709287</text:p>
              </table:table-cell>
              <table:table-cell office:value-type="float" office:value="0.789">
                <text:p>0.789</text:p>
              </table:table-cell>
              <table:table-cell office:value-type="float" office:value="17.2711330626922">
                <text:p>17.2711330626922</text:p>
              </table:table-cell>
              <table:table-cell office:value-type="float" office:value="0.789">
                <text:p>0.789</text:p>
              </table:table-cell>
              <table:table-cell office:value-type="float" office:value="17.2265334844979">
                <text:p>17.2265334844979</text:p>
              </table:table-cell>
              <table:table-cell office:value-type="float" office:value="0.789">
                <text:p>0.789</text:p>
              </table:table-cell>
              <table:table-cell office:value-type="float" office:value="17.1199710424168">
                <text:p>17.1199710424168</text:p>
              </table:table-cell>
            </table:table-row>
            <table:table-row>
              <table:table-cell office:value-type="float" office:value="17.227609447082">
                <text:p>20</text:p>
              </table:table-cell>
              <table:table-cell office:value-type="float" office:value="0.791">
                <text:p>0.791</text:p>
              </table:table-cell>
              <table:table-cell office:value-type="float" office:value="17.2900185277796">
                <text:p>17.2900185277796</text:p>
              </table:table-cell>
              <table:table-cell office:value-type="float" office:value="0.791">
                <text:p>0.791</text:p>
              </table:table-cell>
              <table:table-cell office:value-type="float" office:value="17.2716091141696">
                <text:p>17.2716091141696</text:p>
              </table:table-cell>
              <table:table-cell office:value-type="float" office:value="0.791">
                <text:p>0.791</text:p>
              </table:table-cell>
              <table:table-cell office:value-type="float" office:value="17.227609447082">
                <text:p>17.227609447082</text:p>
              </table:table-cell>
              <table:table-cell office:value-type="float" office:value="0.791">
                <text:p>0.791</text:p>
              </table:table-cell>
              <table:table-cell office:value-type="float" office:value="17.122388436974">
                <text:p>17.122388436974</text:p>
              </table:table-cell>
            </table:table-row>
            <table:table-row>
              <table:table-cell office:value-type="float" office:value="17.2286603063699">
                <text:p>20</text:p>
              </table:table-cell>
              <table:table-cell office:value-type="float" office:value="0.793">
                <text:p>0.793</text:p>
              </table:table-cell>
              <table:table-cell office:value-type="float" office:value="17.2902370065978">
                <text:p>17.2902370065978</text:p>
              </table:table-cell>
              <table:table-cell office:value-type="float" office:value="0.793">
                <text:p>0.793</text:p>
              </table:table-cell>
              <table:table-cell office:value-type="float" office:value="17.2720739304372">
                <text:p>17.2720739304372</text:p>
              </table:table-cell>
              <table:table-cell office:value-type="float" office:value="0.793">
                <text:p>0.793</text:p>
              </table:table-cell>
              <table:table-cell office:value-type="float" office:value="17.2286603063699">
                <text:p>17.2286603063699</text:p>
              </table:table-cell>
              <table:table-cell office:value-type="float" office:value="0.793">
                <text:p>0.793</text:p>
              </table:table-cell>
              <table:table-cell office:value-type="float" office:value="17.124753500743">
                <text:p>17.124753500743</text:p>
              </table:table-cell>
            </table:table-row>
            <table:table-row>
              <table:table-cell office:value-type="float" office:value="17.2296863767846">
                <text:p>20</text:p>
              </table:table-cell>
              <table:table-cell office:value-type="float" office:value="0.795">
                <text:p>0.795</text:p>
              </table:table-cell>
              <table:table-cell office:value-type="float" office:value="17.2904502197219">
                <text:p>17.2904502197219</text:p>
              </table:table-cell>
              <table:table-cell office:value-type="float" office:value="0.795">
                <text:p>0.795</text:p>
              </table:table-cell>
              <table:table-cell office:value-type="float" office:value="17.2725276606771">
                <text:p>17.2725276606771</text:p>
              </table:table-cell>
              <table:table-cell office:value-type="float" office:value="0.795">
                <text:p>0.795</text:p>
              </table:table-cell>
              <table:table-cell office:value-type="float" office:value="17.2296863767846">
                <text:p>17.2296863767846</text:p>
              </table:table-cell>
              <table:table-cell office:value-type="float" office:value="0.795">
                <text:p>0.795</text:p>
              </table:table-cell>
              <table:table-cell office:value-type="float" office:value="17.1270665900039">
                <text:p>17.1270665900039</text:p>
              </table:table-cell>
            </table:table-row>
            <table:table-row>
              <table:table-cell office:value-type="float" office:value="17.2306879689306">
                <text:p>20</text:p>
              </table:table-cell>
              <table:table-cell office:value-type="float" office:value="0.797">
                <text:p>0.797</text:p>
              </table:table-cell>
              <table:table-cell office:value-type="float" office:value="17.290658242258">
                <text:p>17.290658242258</text:p>
              </table:table-cell>
              <table:table-cell office:value-type="float" office:value="0.797">
                <text:p>0.797</text:p>
              </table:table-cell>
              <table:table-cell office:value-type="float" office:value="17.2729704536497">
                <text:p>17.2729704536497</text:p>
              </table:table-cell>
              <table:table-cell office:value-type="float" office:value="0.797">
                <text:p>0.797</text:p>
              </table:table-cell>
              <table:table-cell office:value-type="float" office:value="17.2306879689306">
                <text:p>17.2306879689306</text:p>
              </table:table-cell>
              <table:table-cell office:value-type="float" office:value="0.797">
                <text:p>0.797</text:p>
              </table:table-cell>
              <table:table-cell office:value-type="float" office:value="17.1293280702635">
                <text:p>17.1293280702635</text:p>
              </table:table-cell>
            </table:table-row>
            <table:table-row>
              <table:table-cell office:value-type="float" office:value="17.2316653826301">
                <text:p>20</text:p>
              </table:table-cell>
              <table:table-cell office:value-type="float" office:value="0.799">
                <text:p>0.799</text:p>
              </table:table-cell>
              <table:table-cell office:value-type="float" office:value="17.2908611431198">
                <text:p>17.2908611431198</text:p>
              </table:table-cell>
              <table:table-cell office:value-type="float" office:value="0.799">
                <text:p>0.799</text:p>
              </table:table-cell>
              <table:table-cell office:value-type="float" office:value="17.2734024500703">
                <text:p>17.2734024500703</text:p>
              </table:table-cell>
              <table:table-cell office:value-type="float" office:value="0.799">
                <text:p>0.799</text:p>
              </table:table-cell>
              <table:table-cell office:value-type="float" office:value="17.2316653826301">
                <text:p>17.2316653826301</text:p>
              </table:table-cell>
              <table:table-cell office:value-type="float" office:value="0.799">
                <text:p>0.799</text:p>
              </table:table-cell>
              <table:table-cell office:value-type="float" office:value="17.1315383075332">
                <text:p>17.1315383075332</text:p>
              </table:table-cell>
            </table:table-row>
            <table:table-row>
              <table:table-cell office:value-type="float" office:value="17.2326189149548">
                <text:p>20</text:p>
              </table:table-cell>
              <table:table-cell office:value-type="float" office:value="0.801">
                <text:p>0.801</text:p>
              </table:table-cell>
              <table:table-cell office:value-type="float" office:value="17.2910589934698">
                <text:p>17.2910589934698</text:p>
              </table:table-cell>
              <table:table-cell office:value-type="float" office:value="0.801">
                <text:p>0.801</text:p>
              </table:table-cell>
              <table:table-cell office:value-type="float" office:value="17.2738237914313">
                <text:p>17.2738237914313</text:p>
              </table:table-cell>
              <table:table-cell office:value-type="float" office:value="0.801">
                <text:p>0.801</text:p>
              </table:table-cell>
              <table:table-cell office:value-type="float" office:value="17.2326189149548">
                <text:p>17.2326189149548</text:p>
              </table:table-cell>
              <table:table-cell office:value-type="float" office:value="0.801">
                <text:p>0.801</text:p>
              </table:table-cell>
              <table:table-cell office:value-type="float" office:value="17.1336976758442">
                <text:p>17.1336976758442</text:p>
              </table:table-cell>
            </table:table-row>
            <table:table-row>
              <table:table-cell office:value-type="float" office:value="17.2335488522222">
                <text:p>20</text:p>
              </table:table-cell>
              <table:table-cell office:value-type="float" office:value="0.803">
                <text:p>0.803</text:p>
              </table:table-cell>
              <table:table-cell office:value-type="float" office:value="17.2912518583005">
                <text:p>17.2912518583005</text:p>
              </table:table-cell>
              <table:table-cell office:value-type="float" office:value="0.803">
                <text:p>0.803</text:p>
              </table:table-cell>
              <table:table-cell office:value-type="float" office:value="17.2742346112292">
                <text:p>17.2742346112292</text:p>
              </table:table-cell>
              <table:table-cell office:value-type="float" office:value="0.803">
                <text:p>0.803</text:p>
              </table:table-cell>
              <table:table-cell office:value-type="float" office:value="17.2335488522222">
                <text:p>17.2335488522222</text:p>
              </table:table-cell>
              <table:table-cell office:value-type="float" office:value="0.803">
                <text:p>0.803</text:p>
              </table:table-cell>
              <table:table-cell office:value-type="float" office:value="17.1358065475539">
                <text:p>17.1358065475539</text:p>
              </table:table-cell>
            </table:table-row>
            <table:table-row>
              <table:table-cell office:value-type="float" office:value="17.2344554785852">
                <text:p>20</text:p>
              </table:table-cell>
              <table:table-cell office:value-type="float" office:value="0.805">
                <text:p>0.805</text:p>
              </table:table-cell>
              <table:table-cell office:value-type="float" office:value="17.2914398054611">
                <text:p>17.2914398054611</text:p>
              </table:table-cell>
              <table:table-cell office:value-type="float" office:value="0.805">
                <text:p>0.805</text:p>
              </table:table-cell>
              <table:table-cell office:value-type="float" office:value="17.2746350443991">
                <text:p>17.2746350443991</text:p>
              </table:table-cell>
              <table:table-cell office:value-type="float" office:value="0.805">
                <text:p>0.805</text:p>
              </table:table-cell>
              <table:table-cell office:value-type="float" office:value="17.2344554785852">
                <text:p>17.2344554785852</text:p>
              </table:table-cell>
              <table:table-cell office:value-type="float" office:value="0.805">
                <text:p>0.805</text:p>
              </table:table-cell>
              <table:table-cell office:value-type="float" office:value="17.1378653015978">
                <text:p>17.1378653015978</text:p>
              </table:table-cell>
            </table:table-row>
            <table:table-row>
              <table:table-cell office:value-type="float" office:value="17.2353390703783">
                <text:p>20</text:p>
              </table:table-cell>
              <table:table-cell office:value-type="float" office:value="0.807">
                <text:p>0.807</text:p>
              </table:table-cell>
              <table:table-cell office:value-type="float" office:value="17.2916228997036">
                <text:p>17.2916228997036</text:p>
              </table:table-cell>
              <table:table-cell office:value-type="float" office:value="0.807">
                <text:p>0.807</text:p>
              </table:table-cell>
              <table:table-cell office:value-type="float" office:value="17.2750252211136">
                <text:p>17.2750252211136</text:p>
              </table:table-cell>
              <table:table-cell office:value-type="float" office:value="0.807">
                <text:p>0.807</text:p>
              </table:table-cell>
              <table:table-cell office:value-type="float" office:value="17.2353390703783">
                <text:p>17.2353390703783</text:p>
              </table:table-cell>
              <table:table-cell office:value-type="float" office:value="0.807">
                <text:p>0.807</text:p>
              </table:table-cell>
              <table:table-cell office:value-type="float" office:value="17.1398743164575">
                <text:p>17.1398743164575</text:p>
              </table:table-cell>
            </table:table-row>
            <table:table-row>
              <table:table-cell office:value-type="float" office:value="17.2361998933738">
                <text:p>20</text:p>
              </table:table-cell>
              <table:table-cell office:value-type="float" office:value="0.809">
                <text:p>0.809</text:p>
              </table:table-cell>
              <table:table-cell office:value-type="float" office:value="17.2918011997845">
                <text:p>17.2918011997845</text:p>
              </table:table-cell>
              <table:table-cell office:value-type="float" office:value="0.809">
                <text:p>0.809</text:p>
              </table:table-cell>
              <table:table-cell office:value-type="float" office:value="17.2754052637676">
                <text:p>17.2754052637676</text:p>
              </table:table-cell>
              <table:table-cell office:value-type="float" office:value="0.809">
                <text:p>0.809</text:p>
              </table:table-cell>
              <table:table-cell office:value-type="float" office:value="17.2361998933738">
                <text:p>17.2361998933738</text:p>
              </table:table-cell>
              <table:table-cell office:value-type="float" office:value="0.809">
                <text:p>0.809</text:p>
              </table:table-cell>
              <table:table-cell office:value-type="float" office:value="17.1418339663309">
                <text:p>17.1418339663309</text:p>
              </table:table-cell>
            </table:table-row>
            <table:table-row>
              <table:table-cell office:value-type="float" office:value="17.2370382149828">
                <text:p>20</text:p>
              </table:table-cell>
              <table:table-cell office:value-type="float" office:value="0.811">
                <text:p>0.811</text:p>
              </table:table-cell>
              <table:table-cell office:value-type="float" office:value="17.2919747712907">
                <text:p>17.2919747712907</text:p>
              </table:table-cell>
              <table:table-cell office:value-type="float" office:value="0.811">
                <text:p>0.811</text:p>
              </table:table-cell>
              <table:table-cell office:value-type="float" office:value="17.275775300386">
                <text:p>17.275775300386</text:p>
              </table:table-cell>
              <table:table-cell office:value-type="float" office:value="0.811">
                <text:p>0.811</text:p>
              </table:table-cell>
              <table:table-cell office:value-type="float" office:value="17.2370382149828">
                <text:p>17.2370382149828</text:p>
              </table:table-cell>
              <table:table-cell office:value-type="float" office:value="0.811">
                <text:p>0.811</text:p>
              </table:table-cell>
              <table:table-cell office:value-type="float" office:value="17.1437446334381">
                <text:p>17.1437446334381</text:p>
              </table:table-cell>
            </table:table-row>
            <table:table-row>
              <table:table-cell office:value-type="float" office:value="17.2378542869171">
                <text:p>20</text:p>
              </table:table-cell>
              <table:table-cell office:value-type="float" office:value="0.813">
                <text:p>0.813</text:p>
              </table:table-cell>
              <table:table-cell office:value-type="float" office:value="17.2921436683816">
                <text:p>17.2921436683816</text:p>
              </table:table-cell>
              <table:table-cell office:value-type="float" office:value="0.813">
                <text:p>0.813</text:p>
              </table:table-cell>
              <table:table-cell office:value-type="float" office:value="17.2761354455664">
                <text:p>17.2761354455664</text:p>
              </table:table-cell>
              <table:table-cell office:value-type="float" office:value="0.813">
                <text:p>0.813</text:p>
              </table:table-cell>
              <table:table-cell office:value-type="float" office:value="17.2378542869171">
                <text:p>17.2378542869171</text:p>
              </table:table-cell>
              <table:table-cell office:value-type="float" office:value="0.813">
                <text:p>0.813</text:p>
              </table:table-cell>
              <table:table-cell office:value-type="float" office:value="17.1456066885905">
                <text:p>17.1456066885905</text:p>
              </table:table-cell>
            </table:table-row>
            <table:table-row>
              <table:table-cell office:value-type="float" office:value="17.2386483608764">
                <text:p>20</text:p>
              </table:table-cell>
              <table:table-cell office:value-type="float" office:value="0.815">
                <text:p>0.815</text:p>
              </table:table-cell>
              <table:table-cell office:value-type="float" office:value="17.292307950283">
                <text:p>17.292307950283</text:p>
              </table:table-cell>
              <table:table-cell office:value-type="float" office:value="0.815">
                <text:p>0.815</text:p>
              </table:table-cell>
              <table:table-cell office:value-type="float" office:value="17.2764858177201">
                <text:p>17.2764858177201</text:p>
              </table:table-cell>
              <table:table-cell office:value-type="float" office:value="0.815">
                <text:p>0.815</text:p>
              </table:table-cell>
              <table:table-cell office:value-type="float" office:value="17.2386483608764">
                <text:p>17.2386483608764</text:p>
              </table:table-cell>
              <table:table-cell office:value-type="float" office:value="0.815">
                <text:p>0.815</text:p>
              </table:table-cell>
              <table:table-cell office:value-type="float" office:value="17.1474205073474">
                <text:p>17.1474205073474</text:p>
              </table:table-cell>
            </table:table-row>
            <table:table-row>
              <table:table-cell office:value-type="float" office:value="17.239420683397">
                <text:p>20</text:p>
              </table:table-cell>
              <table:table-cell office:value-type="float" office:value="0.817">
                <text:p>0.817</text:p>
              </table:table-cell>
              <table:table-cell office:value-type="float" office:value="17.2924676758514">
                <text:p>17.2924676758514</text:p>
              </table:table-cell>
              <table:table-cell office:value-type="float" office:value="0.817">
                <text:p>0.817</text:p>
              </table:table-cell>
              <table:table-cell office:value-type="float" office:value="17.2768265334076">
                <text:p>17.2768265334076</text:p>
              </table:table-cell>
              <table:table-cell office:value-type="float" office:value="0.817">
                <text:p>0.817</text:p>
              </table:table-cell>
              <table:table-cell office:value-type="float" office:value="17.239420683397">
                <text:p>17.239420683397</text:p>
              </table:table-cell>
              <table:table-cell office:value-type="float" office:value="0.817">
                <text:p>0.817</text:p>
              </table:table-cell>
              <table:table-cell office:value-type="float" office:value="17.1491864637921">
                <text:p>17.1491864637921</text:p>
              </table:table-cell>
            </table:table-row>
            <table:table-row>
              <table:table-cell office:value-type="float" office:value="17.2401714889573">
                <text:p>20</text:p>
              </table:table-cell>
              <table:table-cell office:value-type="float" office:value="0.819">
                <text:p>0.819</text:p>
              </table:table-cell>
              <table:table-cell office:value-type="float" office:value="17.2926228962968">
                <text:p>17.2926228962968</text:p>
              </table:table-cell>
              <table:table-cell office:value-type="float" office:value="0.819">
                <text:p>0.819</text:p>
              </table:table-cell>
              <table:table-cell office:value-type="float" office:value="17.2771576997455">
                <text:p>17.2771576997455</text:p>
              </table:table-cell>
              <table:table-cell office:value-type="float" office:value="0.819">
                <text:p>0.819</text:p>
              </table:table-cell>
              <table:table-cell office:value-type="float" office:value="17.2401714889573">
                <text:p>17.2401714889573</text:p>
              </table:table-cell>
              <table:table-cell office:value-type="float" office:value="0.819">
                <text:p>0.819</text:p>
              </table:table-cell>
              <table:table-cell office:value-type="float" office:value="17.1509049224855">
                <text:p>17.1509049224855</text:p>
              </table:table-cell>
            </table:table-row>
            <table:table-row>
              <table:table-cell office:value-type="float" office:value="17.2409010068631">
                <text:p>20</text:p>
              </table:table-cell>
              <table:table-cell office:value-type="float" office:value="0.821">
                <text:p>0.821</text:p>
              </table:table-cell>
              <table:table-cell office:value-type="float" office:value="17.2927736624127">
                <text:p>17.2927736624127</text:p>
              </table:table-cell>
              <table:table-cell office:value-type="float" office:value="0.821">
                <text:p>0.821</text:p>
              </table:table-cell>
              <table:table-cell office:value-type="float" office:value="17.277479421972">
                <text:p>17.277479421972</text:p>
              </table:table-cell>
              <table:table-cell office:value-type="float" office:value="0.821">
                <text:p>0.821</text:p>
              </table:table-cell>
              <table:table-cell office:value-type="float" office:value="17.2409010068631">
                <text:p>17.2409010068631</text:p>
              </table:table-cell>
              <table:table-cell office:value-type="float" office:value="0.821">
                <text:p>0.821</text:p>
              </table:table-cell>
              <table:table-cell office:value-type="float" office:value="17.1525762452766">
                <text:p>17.1525762452766</text:p>
              </table:table-cell>
            </table:table-row>
            <table:table-row>
              <table:table-cell office:value-type="float" office:value="17.2416094664463">
                <text:p>20</text:p>
              </table:table-cell>
              <table:table-cell office:value-type="float" office:value="0.823">
                <text:p>0.823</text:p>
              </table:table-cell>
              <table:table-cell office:value-type="float" office:value="17.2929200300351">
                <text:p>17.2929200300351</text:p>
              </table:table-cell>
              <table:table-cell office:value-type="float" office:value="0.823">
                <text:p>0.823</text:p>
              </table:table-cell>
              <table:table-cell office:value-type="float" office:value="17.277791809166">
                <text:p>17.277791809166</text:p>
              </table:table-cell>
              <table:table-cell office:value-type="float" office:value="0.823">
                <text:p>0.823</text:p>
              </table:table-cell>
              <table:table-cell office:value-type="float" office:value="17.2416094664463">
                <text:p>17.2416094664463</text:p>
              </table:table-cell>
              <table:table-cell office:value-type="float" office:value="0.823">
                <text:p>0.823</text:p>
              </table:table-cell>
              <table:table-cell office:value-type="float" office:value="17.1542007963332">
                <text:p>17.1542007963332</text:p>
              </table:table-cell>
            </table:table-row>
            <table:table-row>
              <table:table-cell office:value-type="float" office:value="17.2422970827392">
                <text:p>20</text:p>
              </table:table-cell>
              <table:table-cell office:value-type="float" office:value="0.825">
                <text:p>0.825</text:p>
              </table:table-cell>
              <table:table-cell office:value-type="float" office:value="17.2930620449327">
                <text:p>17.2930620449327</text:p>
              </table:table-cell>
              <table:table-cell office:value-type="float" office:value="0.825">
                <text:p>0.825</text:p>
              </table:table-cell>
              <table:table-cell office:value-type="float" office:value="17.2780949584646">
                <text:p>17.2780949584646</text:p>
              </table:table-cell>
              <table:table-cell office:value-type="float" office:value="0.825">
                <text:p>0.825</text:p>
              </table:table-cell>
              <table:table-cell office:value-type="float" office:value="17.2422970827392">
                <text:p>17.2422970827392</text:p>
              </table:table-cell>
              <table:table-cell office:value-type="float" office:value="0.825">
                <text:p>0.825</text:p>
              </table:table-cell>
              <table:table-cell office:value-type="float" office:value="17.1557789262219">
                <text:p>17.1557789262219</text:p>
              </table:table-cell>
            </table:table-row>
            <table:table-row>
              <table:table-cell office:value-type="float" office:value="17.2429640689685">
                <text:p>20</text:p>
              </table:table-cell>
              <table:table-cell office:value-type="float" office:value="0.827">
                <text:p>0.827</text:p>
              </table:table-cell>
              <table:table-cell office:value-type="float" office:value="17.293199755948">
                <text:p>17.293199755948</text:p>
              </table:table-cell>
              <table:table-cell office:value-type="float" office:value="0.827">
                <text:p>0.827</text:p>
              </table:table-cell>
              <table:table-cell office:value-type="float" office:value="17.2783889688099">
                <text:p>17.2783889688099</text:p>
              </table:table-cell>
              <table:table-cell office:value-type="float" office:value="0.827">
                <text:p>0.827</text:p>
              </table:table-cell>
              <table:table-cell office:value-type="float" office:value="17.2429640689685">
                <text:p>17.2429640689685</text:p>
              </table:table-cell>
              <table:table-cell office:value-type="float" office:value="0.827">
                <text:p>0.827</text:p>
              </table:table-cell>
              <table:table-cell office:value-type="float" office:value="17.1573109848509">
                <text:p>17.1573109848509</text:p>
              </table:table-cell>
            </table:table-row>
            <table:table-row>
              <table:table-cell office:value-type="float" office:value="17.2436106347277">
                <text:p>20</text:p>
              </table:table-cell>
              <table:table-cell office:value-type="float" office:value="0.829">
                <text:p>0.829</text:p>
              </table:table-cell>
              <table:table-cell office:value-type="float" office:value="17.2933332130525">
                <text:p>17.2933332130525</text:p>
              </table:table-cell>
              <table:table-cell office:value-type="float" office:value="0.829">
                <text:p>0.829</text:p>
              </table:table-cell>
              <table:table-cell office:value-type="float" office:value="17.2786739389293">
                <text:p>17.2786739389293</text:p>
              </table:table-cell>
              <table:table-cell office:value-type="float" office:value="0.829">
                <text:p>0.829</text:p>
              </table:table-cell>
              <table:table-cell office:value-type="float" office:value="17.2436106347277">
                <text:p>17.2436106347277</text:p>
              </table:table-cell>
              <table:table-cell office:value-type="float" office:value="0.829">
                <text:p>0.829</text:p>
              </table:table-cell>
              <table:table-cell office:value-type="float" office:value="17.1587973190472">
                <text:p>17.1587973190472</text:p>
              </table:table-cell>
            </table:table-row>
            <table:table-row>
              <table:table-cell office:value-type="float" office:value="17.2442369766572">
                <text:p>20</text:p>
              </table:table-cell>
              <table:table-cell office:value-type="float" office:value="0.831">
                <text:p>0.831</text:p>
              </table:table-cell>
              <table:table-cell office:value-type="float" office:value="17.2934624575045">
                <text:p>17.2934624575045</text:p>
              </table:table-cell>
              <table:table-cell office:value-type="float" office:value="0.831">
                <text:p>0.831</text:p>
              </table:table-cell>
              <table:table-cell office:value-type="float" office:value="17.2789499570528">
                <text:p>17.2789499570528</text:p>
              </table:table-cell>
              <table:table-cell office:value-type="float" office:value="0.831">
                <text:p>0.831</text:p>
              </table:table-cell>
              <table:table-cell office:value-type="float" office:value="17.2442369766572">
                <text:p>17.2442369766572</text:p>
              </table:table-cell>
              <table:table-cell office:value-type="float" office:value="0.831">
                <text:p>0.831</text:p>
              </table:table-cell>
              <table:table-cell office:value-type="float" office:value="17.1602382621191">
                <text:p>17.1602382621191</text:p>
              </table:table-cell>
            </table:table-row>
            <table:table-row>
              <table:table-cell office:value-type="float" office:value="17.2448432899349">
                <text:p>20</text:p>
              </table:table-cell>
              <table:table-cell office:value-type="float" office:value="0.833">
                <text:p>0.833</text:p>
              </table:table-cell>
              <table:table-cell office:value-type="float" office:value="17.2935875339363">
                <text:p>17.2935875339363</text:p>
              </table:table-cell>
              <table:table-cell office:value-type="float" office:value="0.833">
                <text:p>0.833</text:p>
              </table:table-cell>
              <table:table-cell office:value-type="float" office:value="17.2792171135633">
                <text:p>17.2792171135633</text:p>
              </table:table-cell>
              <table:table-cell office:value-type="float" office:value="0.833">
                <text:p>0.833</text:p>
              </table:table-cell>
              <table:table-cell office:value-type="float" office:value="17.2448432899349">
                <text:p>17.2448432899349</text:p>
              </table:table-cell>
              <table:table-cell office:value-type="float" office:value="0.833">
                <text:p>0.833</text:p>
              </table:table-cell>
              <table:table-cell office:value-type="float" office:value="17.1616341458016">
                <text:p>17.1616341458016</text:p>
              </table:table-cell>
            </table:table-row>
            <table:table-row>
              <table:table-cell office:value-type="float" office:value="17.2454297639167">
                <text:p>20</text:p>
              </table:table-cell>
              <table:table-cell office:value-type="float" office:value="0.835">
                <text:p>0.835</text:p>
              </table:table-cell>
              <table:table-cell office:value-type="float" office:value="17.2937084857392">
                <text:p>17.2937084857392</text:p>
              </table:table-cell>
              <table:table-cell office:value-type="float" office:value="0.835">
                <text:p>0.835</text:p>
              </table:table-cell>
              <table:table-cell office:value-type="float" office:value="17.2794754961818">
                <text:p>17.2794754961818</text:p>
              </table:table-cell>
              <table:table-cell office:value-type="float" office:value="0.835">
                <text:p>0.835</text:p>
              </table:table-cell>
              <table:table-cell office:value-type="float" office:value="17.2454297639167">
                <text:p>17.2454297639167</text:p>
              </table:table-cell>
              <table:table-cell office:value-type="float" office:value="0.835">
                <text:p>0.835</text:p>
              </table:table-cell>
              <table:table-cell office:value-type="float" office:value="17.1629852951995">
                <text:p>17.1629852951995</text:p>
              </table:table-cell>
            </table:table-row>
            <table:table-row>
              <table:table-cell office:value-type="float" office:value="17.2459965829035">
                <text:p>20</text:p>
              </table:table-cell>
              <table:table-cell office:value-type="float" office:value="0.837">
                <text:p>0.837</text:p>
              </table:table-cell>
              <table:table-cell office:value-type="float" office:value="17.2938253558513">
                <text:p>17.2938253558513</text:p>
              </table:table-cell>
              <table:table-cell office:value-type="float" office:value="0.837">
                <text:p>0.837</text:p>
              </table:table-cell>
              <table:table-cell office:value-type="float" office:value="17.2797251908007">
                <text:p>17.2797251908007</text:p>
              </table:table-cell>
              <table:table-cell office:value-type="float" office:value="0.837">
                <text:p>0.837</text:p>
              </table:table-cell>
              <table:table-cell office:value-type="float" office:value="17.2459965829035">
                <text:p>17.2459965829035</text:p>
              </table:table-cell>
              <table:table-cell office:value-type="float" office:value="0.837">
                <text:p>0.837</text:p>
              </table:table-cell>
              <table:table-cell office:value-type="float" office:value="17.1642920292623">
                <text:p>17.1642920292623</text:p>
              </table:table-cell>
            </table:table-row>
            <table:table-row>
              <table:table-cell office:value-type="float" office:value="17.246543918586">
                <text:p>20</text:p>
              </table:table-cell>
              <table:table-cell office:value-type="float" office:value="0.839">
                <text:p>0.839</text:p>
              </table:table-cell>
              <table:table-cell office:value-type="float" office:value="17.293938178769">
                <text:p>17.293938178769</text:p>
              </table:table-cell>
              <table:table-cell office:value-type="float" office:value="0.839">
                <text:p>0.839</text:p>
              </table:table-cell>
              <table:table-cell office:value-type="float" office:value="17.2799662731358">
                <text:p>17.2799662731358</text:p>
              </table:table-cell>
              <table:table-cell office:value-type="float" office:value="0.839">
                <text:p>0.839</text:p>
              </table:table-cell>
              <table:table-cell office:value-type="float" office:value="17.246543918586">
                <text:p>17.246543918586</text:p>
              </table:table-cell>
              <table:table-cell office:value-type="float" office:value="0.839">
                <text:p>0.839</text:p>
              </table:table-cell>
              <table:table-cell office:value-type="float" office:value="17.1655546523494">
                <text:p>17.1655546523494</text:p>
              </table:table-cell>
            </table:table-row>
            <table:table-row>
              <table:table-cell office:value-type="float" office:value="17.2470719447264">
                <text:p>20</text:p>
              </table:table-cell>
              <table:table-cell office:value-type="float" office:value="0.841">
                <text:p>0.841</text:p>
              </table:table-cell>
              <table:table-cell office:value-type="float" office:value="17.2940469960059">
                <text:p>17.2940469960059</text:p>
              </table:table-cell>
              <table:table-cell office:value-type="float" office:value="0.841">
                <text:p>0.841</text:p>
              </table:table-cell>
              <table:table-cell office:value-type="float" office:value="17.2801988249088">
                <text:p>17.2801988249088</text:p>
              </table:table-cell>
              <table:table-cell office:value-type="float" office:value="0.841">
                <text:p>0.841</text:p>
              </table:table-cell>
              <table:table-cell office:value-type="float" office:value="17.2470719447264">
                <text:p>17.2470719447264</text:p>
              </table:table-cell>
              <table:table-cell office:value-type="float" office:value="0.841">
                <text:p>0.841</text:p>
              </table:table-cell>
              <table:table-cell office:value-type="float" office:value="17.1667734696863">
                <text:p>17.1667734696863</text:p>
              </table:table-cell>
            </table:table-row>
            <table:table-row>
              <table:table-cell office:value-type="float" office:value="17.2475808273809">
                <text:p>20</text:p>
              </table:table-cell>
              <table:table-cell office:value-type="float" office:value="0.843">
                <text:p>0.843</text:p>
              </table:table-cell>
              <table:table-cell office:value-type="float" office:value="17.2941518457625">
                <text:p>17.2941518457625</text:p>
              </table:table-cell>
              <table:table-cell office:value-type="float" office:value="0.843">
                <text:p>0.843</text:p>
              </table:table-cell>
              <table:table-cell office:value-type="float" office:value="17.2804229230495">
                <text:p>17.2804229230495</text:p>
              </table:table-cell>
              <table:table-cell office:value-type="float" office:value="0.843">
                <text:p>0.843</text:p>
              </table:table-cell>
              <table:table-cell office:value-type="float" office:value="17.2475808273809">
                <text:p>17.2475808273809</text:p>
              </table:table-cell>
              <table:table-cell office:value-type="float" office:value="0.843">
                <text:p>0.843</text:p>
              </table:table-cell>
              <table:table-cell office:value-type="float" office:value="17.167948776584">
                <text:p>17.167948776584</text:p>
              </table:table-cell>
            </table:table-row>
            <table:table-row>
              <table:table-cell office:value-type="float" office:value="17.2480707218849">
                <text:p>20</text:p>
              </table:table-cell>
              <table:table-cell office:value-type="float" office:value="0.845">
                <text:p>0.845</text:p>
              </table:table-cell>
              <table:table-cell office:value-type="float" office:value="17.2942527597245">
                <text:p>17.2942527597245</text:p>
              </table:table-cell>
              <table:table-cell office:value-type="float" office:value="0.845">
                <text:p>0.845</text:p>
              </table:table-cell>
              <table:table-cell office:value-type="float" office:value="17.2806386363528">
                <text:p>17.2806386363528</text:p>
              </table:table-cell>
              <table:table-cell office:value-type="float" office:value="0.845">
                <text:p>0.845</text:p>
              </table:table-cell>
              <table:table-cell office:value-type="float" office:value="17.2480707218849">
                <text:p>17.2480707218849</text:p>
              </table:table-cell>
              <table:table-cell office:value-type="float" office:value="0.845">
                <text:p>0.845</text:p>
              </table:table-cell>
              <table:table-cell office:value-type="float" office:value="17.1690808549414">
                <text:p>17.1690808549414</text:p>
              </table:table-cell>
            </table:table-row>
            <table:table-row>
              <table:table-cell office:value-type="float" office:value="17.2485417848274">
                <text:p>20</text:p>
              </table:table-cell>
              <table:table-cell office:value-type="float" office:value="0.847">
                <text:p>0.847</text:p>
              </table:table-cell>
              <table:table-cell office:value-type="float" office:value="17.2943497756716">
                <text:p>17.2943497756716</text:p>
              </table:table-cell>
              <table:table-cell office:value-type="float" office:value="0.847">
                <text:p>0.847</text:p>
              </table:table-cell>
              <table:table-cell office:value-type="float" office:value="17.2808460386826">
                <text:p>17.2808460386826</text:p>
              </table:table-cell>
              <table:table-cell office:value-type="float" office:value="0.847">
                <text:p>0.847</text:p>
              </table:table-cell>
              <table:table-cell office:value-type="float" office:value="17.2485417848274">
                <text:p>17.2485417848274</text:p>
              </table:table-cell>
              <table:table-cell office:value-type="float" office:value="0.847">
                <text:p>0.847</text:p>
              </table:table-cell>
              <table:table-cell office:value-type="float" office:value="17.1701699858462">
                <text:p>17.1701699858462</text:p>
              </table:table-cell>
            </table:table-row>
            <table:table-row>
              <table:table-cell office:value-type="float" office:value="17.2489941621612">
                <text:p>20</text:p>
              </table:table-cell>
              <table:table-cell office:value-type="float" office:value="0.849">
                <text:p>0.849</text:p>
              </table:table-cell>
              <table:table-cell office:value-type="float" office:value="17.2944429249159">
                <text:p>17.2944429249159</text:p>
              </table:table-cell>
              <table:table-cell office:value-type="float" office:value="0.849">
                <text:p>0.849</text:p>
              </table:table-cell>
              <table:table-cell office:value-type="float" office:value="17.2810451958337">
                <text:p>17.2810451958337</text:p>
              </table:table-cell>
              <table:table-cell office:value-type="float" office:value="0.849">
                <text:p>0.849</text:p>
              </table:table-cell>
              <table:table-cell office:value-type="float" office:value="17.2489941621612">
                <text:p>17.2489941621612</text:p>
              </table:table-cell>
              <table:table-cell office:value-type="float" office:value="0.849">
                <text:p>0.849</text:p>
              </table:table-cell>
              <table:table-cell office:value-type="float" office:value="17.1712164365874">
                <text:p>17.1712164365874</text:p>
              </table:table-cell>
            </table:table-row>
            <table:table-row>
              <table:table-cell office:value-type="float" office:value="17.2494279948863">
                <text:p>20</text:p>
              </table:table-cell>
              <table:table-cell office:value-type="float" office:value="0.851">
                <text:p>0.851</text:p>
              </table:table-cell>
              <table:table-cell office:value-type="float" office:value="17.2945322382762">
                <text:p>17.2945322382762</text:p>
              </table:table-cell>
              <table:table-cell office:value-type="float" office:value="0.851">
                <text:p>0.851</text:p>
              </table:table-cell>
              <table:table-cell office:value-type="float" office:value="17.2812361717924">
                <text:p>17.2812361717924</text:p>
              </table:table-cell>
              <table:table-cell office:value-type="float" office:value="0.851">
                <text:p>0.851</text:p>
              </table:table-cell>
              <table:table-cell office:value-type="float" office:value="17.2494279948863">
                <text:p>17.2494279948863</text:p>
              </table:table-cell>
              <table:table-cell office:value-type="float" office:value="0.851">
                <text:p>0.851</text:p>
              </table:table-cell>
              <table:table-cell office:value-type="float" office:value="17.1722204665392">
                <text:p>17.1722204665392</text:p>
              </table:table-cell>
            </table:table-row>
            <table:table-row>
              <table:table-cell office:value-type="float" office:value="17.2498434174911">
                <text:p>20</text:p>
              </table:table-cell>
              <table:table-cell office:value-type="float" office:value="0.853">
                <text:p>0.853</text:p>
              </table:table-cell>
              <table:table-cell office:value-type="float" office:value="17.2946177444136">
                <text:p>17.2946177444136</text:p>
              </table:table-cell>
              <table:table-cell office:value-type="float" office:value="0.853">
                <text:p>0.853</text:p>
              </table:table-cell>
              <table:table-cell office:value-type="float" office:value="17.2814190270018">
                <text:p>17.2814190270018</text:p>
              </table:table-cell>
              <table:table-cell office:value-type="float" office:value="0.853">
                <text:p>0.853</text:p>
              </table:table-cell>
              <table:table-cell office:value-type="float" office:value="17.2498434174911">
                <text:p>17.2498434174911</text:p>
              </table:table-cell>
              <table:table-cell office:value-type="float" office:value="0.853">
                <text:p>0.853</text:p>
              </table:table-cell>
              <table:table-cell office:value-type="float" office:value="17.1731823252888">
                <text:p>17.1731823252888</text:p>
              </table:table-cell>
            </table:table-row>
            <table:table-row>
              <table:table-cell office:value-type="float" office:value="17.2502405637237">
                <text:p>20</text:p>
              </table:table-cell>
              <table:table-cell office:value-type="float" office:value="0.855">
                <text:p>0.855</text:p>
              </table:table-cell>
              <table:table-cell office:value-type="float" office:value="17.2946994759021">
                <text:p>17.2946994759021</text:p>
              </table:table-cell>
              <table:table-cell office:value-type="float" office:value="0.855">
                <text:p>0.855</text:p>
              </table:table-cell>
              <table:table-cell office:value-type="float" office:value="17.2815938247252">
                <text:p>17.2815938247252</text:p>
              </table:table-cell>
              <table:table-cell office:value-type="float" office:value="0.855">
                <text:p>0.855</text:p>
              </table:table-cell>
              <table:table-cell office:value-type="float" office:value="17.2502405637237">
                <text:p>17.2502405637237</text:p>
              </table:table-cell>
              <table:table-cell office:value-type="float" office:value="0.855">
                <text:p>0.855</text:p>
              </table:table-cell>
              <table:table-cell office:value-type="float" office:value="17.1741022586389">
                <text:p>17.1741022586389</text:p>
              </table:table-cell>
            </table:table-row>
            <table:table-row>
              <table:table-cell office:value-type="float" office:value="17.2506195562546">
                <text:p>20</text:p>
              </table:table-cell>
              <table:table-cell office:value-type="float" office:value="0.857">
                <text:p>0.857</text:p>
              </table:table-cell>
              <table:table-cell office:value-type="float" office:value="17.294777458302">
                <text:p>17.294777458302</text:p>
              </table:table-cell>
              <table:table-cell office:value-type="float" office:value="0.857">
                <text:p>0.857</text:p>
              </table:table-cell>
              <table:table-cell office:value-type="float" office:value="17.2817606196137">
                <text:p>17.2817606196137</text:p>
              </table:table-cell>
              <table:table-cell office:value-type="float" office:value="0.857">
                <text:p>0.857</text:p>
              </table:table-cell>
              <table:table-cell office:value-type="float" office:value="17.2506195562546">
                <text:p>17.2506195562546</text:p>
              </table:table-cell>
              <table:table-cell office:value-type="float" office:value="0.857">
                <text:p>0.857</text:p>
              </table:table-cell>
              <table:table-cell office:value-type="float" office:value="17.1749804973495">
                <text:p>17.1749804973495</text:p>
              </table:table-cell>
            </table:table-row>
            <table:table-row>
              <table:table-cell office:value-type="float" office:value="17.2509805138582">
                <text:p>20</text:p>
              </table:table-cell>
              <table:table-cell office:value-type="float" office:value="0.859">
                <text:p>0.859</text:p>
              </table:table-cell>
              <table:table-cell office:value-type="float" office:value="17.2948517177193">
                <text:p>17.2948517177193</text:p>
              </table:table-cell>
              <table:table-cell office:value-type="float" office:value="0.859">
                <text:p>0.859</text:p>
              </table:table-cell>
              <table:table-cell office:value-type="float" office:value="17.281919465627">
                <text:p>17.281919465627</text:p>
              </table:table-cell>
              <table:table-cell office:value-type="float" office:value="0.859">
                <text:p>0.859</text:p>
              </table:table-cell>
              <table:table-cell office:value-type="float" office:value="17.2509805138582">
                <text:p>17.2509805138582</text:p>
              </table:table-cell>
              <table:table-cell office:value-type="float" office:value="0.859">
                <text:p>0.859</text:p>
              </table:table-cell>
              <table:table-cell office:value-type="float" office:value="17.1758172646787">
                <text:p>17.1758172646787</text:p>
              </table:table-cell>
            </table:table-row>
            <table:table-row>
              <table:table-cell office:value-type="float" office:value="17.2513235494981">
                <text:p>20</text:p>
              </table:table-cell>
              <table:table-cell office:value-type="float" office:value="0.861">
                <text:p>0.861</text:p>
              </table:table-cell>
              <table:table-cell office:value-type="float" office:value="17.2949222787673">
                <text:p>17.2949222787673</text:p>
              </table:table-cell>
              <table:table-cell office:value-type="float" office:value="0.861">
                <text:p>0.861</text:p>
              </table:table-cell>
              <table:table-cell office:value-type="float" office:value="17.282070413906">
                <text:p>17.282070413906</text:p>
              </table:table-cell>
              <table:table-cell office:value-type="float" office:value="0.861">
                <text:p>0.861</text:p>
              </table:table-cell>
              <table:table-cell office:value-type="float" office:value="17.2513235494981">
                <text:p>17.2513235494981</text:p>
              </table:table-cell>
              <table:table-cell office:value-type="float" office:value="0.861">
                <text:p>0.861</text:p>
              </table:table-cell>
              <table:table-cell office:value-type="float" office:value="17.1766127741803">
                <text:p>17.1766127741803</text:p>
              </table:table-cell>
            </table:table-row>
            <table:table-row>
              <table:table-cell office:value-type="float" office:value="17.2516487729102">
                <text:p>20</text:p>
              </table:table-cell>
              <table:table-cell office:value-type="float" office:value="0.863">
                <text:p>0.863</text:p>
              </table:table-cell>
              <table:table-cell office:value-type="float" office:value="17.2949891672757">
                <text:p>17.2949891672757</text:p>
              </table:table-cell>
              <table:table-cell office:value-type="float" office:value="0.863">
                <text:p>0.863</text:p>
              </table:table-cell>
              <table:table-cell office:value-type="float" office:value="17.2822135156167">
                <text:p>17.2822135156167</text:p>
              </table:table-cell>
              <table:table-cell office:value-type="float" office:value="0.863">
                <text:p>0.863</text:p>
              </table:table-cell>
              <table:table-cell office:value-type="float" office:value="17.2516487729102">
                <text:p>17.2516487729102</text:p>
              </table:table-cell>
              <table:table-cell office:value-type="float" office:value="0.863">
                <text:p>0.863</text:p>
              </table:table-cell>
              <table:table-cell office:value-type="float" office:value="17.1773672323338">
                <text:p>17.1773672323338</text:p>
              </table:table-cell>
            </table:table-row>
            <table:table-row>
              <table:table-cell office:value-type="float" office:value="17.2519562860007">
                <text:p>20</text:p>
              </table:table-cell>
              <table:table-cell office:value-type="float" office:value="0.865">
                <text:p>0.865</text:p>
              </table:table-cell>
              <table:table-cell office:value-type="float" office:value="17.2950524054172">
                <text:p>17.2950524054172</text:p>
              </table:table-cell>
              <table:table-cell office:value-type="float" office:value="0.865">
                <text:p>0.865</text:p>
              </table:table-cell>
              <table:table-cell office:value-type="float" office:value="17.2823488168523">
                <text:p>17.2823488168523</text:p>
              </table:table-cell>
              <table:table-cell office:value-type="float" office:value="0.865">
                <text:p>0.865</text:p>
              </table:table-cell>
              <table:table-cell office:value-type="float" office:value="17.2519562860007">
                <text:p>17.2519562860007</text:p>
              </table:table-cell>
              <table:table-cell office:value-type="float" office:value="0.865">
                <text:p>0.865</text:p>
              </table:table-cell>
              <table:table-cell office:value-type="float" office:value="17.1780808334838">
                <text:p>17.1780808334838</text:p>
              </table:table-cell>
            </table:table-row>
            <table:table-row>
              <table:table-cell office:value-type="float" office:value="17.2522461829873">
                <text:p>20</text:p>
              </table:table-cell>
              <table:table-cell office:value-type="float" office:value="0.867">
                <text:p>0.867</text:p>
              </table:table-cell>
              <table:table-cell office:value-type="float" office:value="17.2951120118397">
                <text:p>17.2951120118397</text:p>
              </table:table-cell>
              <table:table-cell office:value-type="float" office:value="0.867">
                <text:p>0.867</text:p>
              </table:table-cell>
              <table:table-cell office:value-type="float" office:value="17.2824763587762">
                <text:p>17.2824763587762</text:p>
              </table:table-cell>
              <table:table-cell office:value-type="float" office:value="0.867">
                <text:p>0.867</text:p>
              </table:table-cell>
              <table:table-cell office:value-type="float" office:value="17.2522461829873">
                <text:p>17.2522461829873</text:p>
              </table:table-cell>
              <table:table-cell office:value-type="float" office:value="0.867">
                <text:p>0.867</text:p>
              </table:table-cell>
              <table:table-cell office:value-type="float" office:value="17.1787537598742">
                <text:p>17.1787537598742</text:p>
              </table:table-cell>
            </table:table-row>
            <table:table-row>
              <table:table-cell office:value-type="float" office:value="17.2525185586532">
                <text:p>20</text:p>
              </table:table-cell>
              <table:table-cell office:value-type="float" office:value="0.869">
                <text:p>0.869</text:p>
              </table:table-cell>
              <table:table-cell office:value-type="float" office:value="17.2951680103644">
                <text:p>17.2951680103644</text:p>
              </table:table-cell>
              <table:table-cell office:value-type="float" office:value="0.869">
                <text:p>0.869</text:p>
              </table:table-cell>
              <table:table-cell office:value-type="float" office:value="17.2825961867391">
                <text:p>17.2825961867391</text:p>
              </table:table-cell>
              <table:table-cell office:value-type="float" office:value="0.869">
                <text:p>0.869</text:p>
              </table:table-cell>
              <table:table-cell office:value-type="float" office:value="17.2525185586532">
                <text:p>17.2525185586532</text:p>
              </table:table-cell>
              <table:table-cell office:value-type="float" office:value="0.869">
                <text:p>0.869</text:p>
              </table:table-cell>
              <table:table-cell office:value-type="float" office:value="17.1793861903827">
                <text:p>17.1793861903827</text:p>
              </table:table-cell>
            </table:table-row>
            <table:table-row>
              <table:table-cell office:value-type="float" office:value="17.2527734965984">
                <text:p>20</text:p>
              </table:table-cell>
              <table:table-cell office:value-type="float" office:value="0.871">
                <text:p>0.871</text:p>
              </table:table-cell>
              <table:table-cell office:value-type="float" office:value="17.2952204175691">
                <text:p>17.2952204175691</text:p>
              </table:table-cell>
              <table:table-cell office:value-type="float" office:value="0.871">
                <text:p>0.871</text:p>
              </table:table-cell>
              <table:table-cell office:value-type="float" office:value="17.2827083372779">
                <text:p>17.2827083372779</text:p>
              </table:table-cell>
              <table:table-cell office:value-type="float" office:value="0.871">
                <text:p>0.871</text:p>
              </table:table-cell>
              <table:table-cell office:value-type="float" office:value="17.2527734965984">
                <text:p>17.2527734965984</text:p>
              </table:table-cell>
              <table:table-cell office:value-type="float" office:value="0.871">
                <text:p>0.871</text:p>
              </table:table-cell>
              <table:table-cell office:value-type="float" office:value="17.1799782878316">
                <text:p>17.1799782878316</text:p>
              </table:table-cell>
            </table:table-row>
            <table:table-row>
              <table:table-cell office:value-type="float" office:value="17.2530110782858">
                <text:p>20</text:p>
              </table:table-cell>
              <table:table-cell office:value-type="float" office:value="0.873">
                <text:p>0.873</text:p>
              </table:table-cell>
              <table:table-cell office:value-type="float" office:value="17.2952692523238">
                <text:p>17.2952692523238</text:p>
              </table:table-cell>
              <table:table-cell office:value-type="float" office:value="0.873">
                <text:p>0.873</text:p>
              </table:table-cell>
              <table:table-cell office:value-type="float" office:value="17.2828128481089">
                <text:p>17.2828128481089</text:p>
              </table:table-cell>
              <table:table-cell office:value-type="float" office:value="0.873">
                <text:p>0.873</text:p>
              </table:table-cell>
              <table:table-cell office:value-type="float" office:value="17.2530110782858">
                <text:p>17.2530110782858</text:p>
              </table:table-cell>
              <table:table-cell office:value-type="float" office:value="0.873">
                <text:p>0.873</text:p>
              </table:table-cell>
              <table:table-cell office:value-type="float" office:value="17.180530208588">
                <text:p>17.180530208588</text:p>
              </table:table-cell>
            </table:table-row>
            <table:table-row>
              <table:table-cell office:value-type="float" office:value="17.2532313784464">
                <text:p>20</text:p>
              </table:table-cell>
              <table:table-cell office:value-type="float" office:value="0.875">
                <text:p>0.875</text:p>
              </table:table-cell>
              <table:table-cell office:value-type="float" office:value="17.2953145309273">
                <text:p>17.2953145309273</text:p>
              </table:table-cell>
              <table:table-cell office:value-type="float" office:value="0.875">
                <text:p>0.875</text:p>
              </table:table-cell>
              <table:table-cell office:value-type="float" office:value="17.2829097530375">
                <text:p>17.2829097530375</text:p>
              </table:table-cell>
              <table:table-cell office:value-type="float" office:value="0.875">
                <text:p>0.875</text:p>
              </table:table-cell>
              <table:table-cell office:value-type="float" office:value="17.2532313784464">
                <text:p>17.2532313784464</text:p>
              </table:table-cell>
              <table:table-cell office:value-type="float" office:value="0.875">
                <text:p>0.875</text:p>
              </table:table-cell>
              <table:table-cell office:value-type="float" office:value="17.1810420975556">
                <text:p>17.1810420975556</text:p>
              </table:table-cell>
            </table:table-row>
            <table:table-row>
              <table:table-cell office:value-type="float" office:value="17.2534344662776">
                <text:p>20</text:p>
              </table:table-cell>
              <table:table-cell office:value-type="float" office:value="0.877">
                <text:p>0.877</text:p>
              </table:table-cell>
              <table:table-cell office:value-type="float" office:value="17.2953562683592">
                <text:p>17.2953562683592</text:p>
              </table:table-cell>
              <table:table-cell office:value-type="float" office:value="0.877">
                <text:p>0.877</text:p>
              </table:table-cell>
              <table:table-cell office:value-type="float" office:value="17.2829990832748">
                <text:p>17.2829990832748</text:p>
              </table:table-cell>
              <table:table-cell office:value-type="float" office:value="0.877">
                <text:p>0.877</text:p>
              </table:table-cell>
              <table:table-cell office:value-type="float" office:value="17.2534344662776">
                <text:p>17.2534344662776</text:p>
              </table:table-cell>
              <table:table-cell office:value-type="float" office:value="0.877">
                <text:p>0.877</text:p>
              </table:table-cell>
              <table:table-cell office:value-type="float" office:value="17.1815140893817">
                <text:p>17.1815140893817</text:p>
              </table:table-cell>
            </table:table-row>
            <table:table-row>
              <table:table-cell office:value-type="float" office:value="17.2536204062053">
                <text:p>20</text:p>
              </table:table-cell>
              <table:table-cell office:value-type="float" office:value="0.879">
                <text:p>0.879</text:p>
              </table:table-cell>
              <table:table-cell office:value-type="float" office:value="17.2953944790744">
                <text:p>17.2953944790744</text:p>
              </table:table-cell>
              <table:table-cell office:value-type="float" office:value="0.879">
                <text:p>0.879</text:p>
              </table:table-cell>
              <table:table-cell office:value-type="float" office:value="17.2830808682728">
                <text:p>17.2830808682728</text:p>
              </table:table-cell>
              <table:table-cell office:value-type="float" office:value="0.879">
                <text:p>0.879</text:p>
              </table:table-cell>
              <table:table-cell office:value-type="float" office:value="17.2536204062053">
                <text:p>17.2536204062053</text:p>
              </table:table-cell>
              <table:table-cell office:value-type="float" office:value="0.879">
                <text:p>0.879</text:p>
              </table:table-cell>
              <table:table-cell office:value-type="float" office:value="17.1819463092027">
                <text:p>17.1819463092027</text:p>
              </table:table-cell>
            </table:table-row>
            <table:table-row>
              <table:table-cell office:value-type="float" office:value="17.2537892539843">
                <text:p>20</text:p>
              </table:table-cell>
              <table:table-cell office:value-type="float" office:value="0.881">
                <text:p>0.881</text:p>
              </table:table-cell>
              <table:table-cell office:value-type="float" office:value="17.2954291728735">
                <text:p>17.2954291728735</text:p>
              </table:table-cell>
              <table:table-cell office:value-type="float" office:value="0.881">
                <text:p>0.881</text:p>
              </table:table-cell>
              <table:table-cell office:value-type="float" office:value="17.2831551314024">
                <text:p>17.2831551314024</text:p>
              </table:table-cell>
              <table:table-cell office:value-type="float" office:value="0.881">
                <text:p>0.881</text:p>
              </table:table-cell>
              <table:table-cell office:value-type="float" office:value="17.2537892539843">
                <text:p>17.2537892539843</text:p>
              </table:table-cell>
              <table:table-cell office:value-type="float" office:value="0.881">
                <text:p>0.881</text:p>
              </table:table-cell>
              <table:table-cell office:value-type="float" office:value="17.1823388684035">
                <text:p>17.1823388684035</text:p>
              </table:table-cell>
            </table:table-row>
            <table:table-row>
              <table:table-cell office:value-type="float" office:value="17.2539410676924">
                <text:p>20</text:p>
              </table:table-cell>
              <table:table-cell office:value-type="float" office:value="0.883">
                <text:p>0.883</text:p>
              </table:table-cell>
              <table:table-cell office:value-type="float" office:value="17.2954603665034">
                <text:p>17.2954603665034</text:p>
              </table:table-cell>
              <table:table-cell office:value-type="float" office:value="0.883">
                <text:p>0.883</text:p>
              </table:table-cell>
              <table:table-cell office:value-type="float" office:value="17.2832219021102">
                <text:p>17.2832219021102</text:p>
              </table:table-cell>
              <table:table-cell office:value-type="float" office:value="0.883">
                <text:p>0.883</text:p>
              </table:table-cell>
              <table:table-cell office:value-type="float" office:value="17.2539410676924">
                <text:p>17.2539410676924</text:p>
              </table:table-cell>
              <table:table-cell office:value-type="float" office:value="0.883">
                <text:p>0.883</text:p>
              </table:table-cell>
              <table:table-cell office:value-type="float" office:value="17.1826918763354">
                <text:p>17.1826918763354</text:p>
              </table:table-cell>
            </table:table-row>
            <table:table-row>
              <table:table-cell office:value-type="float" office:value="17.2540758926842">
                <text:p>20</text:p>
              </table:table-cell>
              <table:table-cell office:value-type="float" office:value="0.885">
                <text:p>0.885</text:p>
              </table:table-cell>
              <table:table-cell office:value-type="float" office:value="17.2954880677589">
                <text:p>17.2954880677589</text:p>
              </table:table-cell>
              <table:table-cell office:value-type="float" office:value="0.885">
                <text:p>0.885</text:p>
              </table:table-cell>
              <table:table-cell office:value-type="float" office:value="17.2832811992652">
                <text:p>17.2832811992652</text:p>
              </table:table-cell>
              <table:table-cell office:value-type="float" office:value="0.885">
                <text:p>0.885</text:p>
              </table:table-cell>
              <table:table-cell office:value-type="float" office:value="17.2540758926842">
                <text:p>17.2540758926842</text:p>
              </table:table-cell>
              <table:table-cell office:value-type="float" office:value="0.885">
                <text:p>0.885</text:p>
              </table:table-cell>
              <table:table-cell office:value-type="float" office:value="17.1830054241491">
                <text:p>17.1830054241491</text:p>
              </table:table-cell>
            </table:table-row>
            <table:table-row>
              <table:table-cell office:value-type="float" office:value="17.2541937714054">
                <text:p>20</text:p>
              </table:table-cell>
              <table:table-cell office:value-type="float" office:value="0.887">
                <text:p>0.887</text:p>
              </table:table-cell>
              <table:table-cell office:value-type="float" office:value="17.2955122858398">
                <text:p>17.2955122858398</text:p>
              </table:table-cell>
              <table:table-cell office:value-type="float" office:value="0.887">
                <text:p>0.887</text:p>
              </table:table-cell>
              <table:table-cell office:value-type="float" office:value="17.2833330420118">
                <text:p>17.2833330420118</text:p>
              </table:table-cell>
              <table:table-cell office:value-type="float" office:value="0.887">
                <text:p>0.887</text:p>
              </table:table-cell>
              <table:table-cell office:value-type="float" office:value="17.2541937714054">
                <text:p>17.2541937714054</text:p>
              </table:table-cell>
              <table:table-cell office:value-type="float" office:value="0.887">
                <text:p>0.887</text:p>
              </table:table-cell>
              <table:table-cell office:value-type="float" office:value="17.1832795952612">
                <text:p>17.1832795952612</text:p>
              </table:table-cell>
            </table:table-row>
            <table:table-row>
              <table:table-cell office:value-type="float" office:value="17.2542947411421">
                <text:p>20</text:p>
              </table:table-cell>
              <table:table-cell office:value-type="float" office:value="0.889">
                <text:p>0.889</text:p>
              </table:table-cell>
              <table:table-cell office:value-type="float" office:value="17.2955330289653">
                <text:p>17.2955330289653</text:p>
              </table:table-cell>
              <table:table-cell office:value-type="float" office:value="0.889">
                <text:p>0.889</text:p>
              </table:table-cell>
              <table:table-cell office:value-type="float" office:value="17.2833774472741">
                <text:p>17.2833774472741</text:p>
              </table:table-cell>
              <table:table-cell office:value-type="float" office:value="0.889">
                <text:p>0.889</text:p>
              </table:table-cell>
              <table:table-cell office:value-type="float" office:value="17.2542947411421">
                <text:p>17.2542947411421</text:p>
              </table:table-cell>
              <table:table-cell office:value-type="float" office:value="0.889">
                <text:p>0.889</text:p>
              </table:table-cell>
              <table:table-cell office:value-type="float" office:value="17.183514462903">
                <text:p>17.183514462903</text:p>
              </table:table-cell>
            </table:table-row>
            <table:table-row>
              <table:table-cell office:value-type="float" office:value="17.2543788346124">
                <text:p>20</text:p>
              </table:table-cell>
              <table:table-cell office:value-type="float" office:value="0.891">
                <text:p>0.891</text:p>
              </table:table-cell>
              <table:table-cell office:value-type="float" office:value="17.295550304994">
                <text:p>17.295550304994</text:p>
              </table:table-cell>
              <table:table-cell office:value-type="float" office:value="0.891">
                <text:p>0.891</text:p>
              </table:table-cell>
              <table:table-cell office:value-type="float" office:value="17.2834144304066">
                <text:p>17.2834144304066</text:p>
              </table:table-cell>
              <table:table-cell office:value-type="float" office:value="0.891">
                <text:p>0.891</text:p>
              </table:table-cell>
              <table:table-cell office:value-type="float" office:value="17.2543788346124">
                <text:p>17.2543788346124</text:p>
              </table:table-cell>
              <table:table-cell office:value-type="float" office:value="0.891">
                <text:p>0.891</text:p>
              </table:table-cell>
              <table:table-cell office:value-type="float" office:value="17.1837100907199">
                <text:p>17.1837100907199</text:p>
              </table:table-cell>
            </table:table-row>
            <table:table-row>
              <table:table-cell office:value-type="float" office:value="17.2544460773313">
                <text:p>20</text:p>
              </table:table-cell>
              <table:table-cell office:value-type="float" office:value="0.893">
                <text:p>0.893</text:p>
              </table:table-cell>
              <table:table-cell office:value-type="float" office:value="17.2955641186343">
                <text:p>17.2955641186343</text:p>
              </table:table-cell>
              <table:table-cell office:value-type="float" office:value="0.893">
                <text:p>0.893</text:p>
              </table:table-cell>
              <table:table-cell office:value-type="float" office:value="17.2834440022737">
                <text:p>17.2834440022737</text:p>
              </table:table-cell>
              <table:table-cell office:value-type="float" office:value="0.893">
                <text:p>0.893</text:p>
              </table:table-cell>
              <table:table-cell office:value-type="float" office:value="17.2544460773313">
                <text:p>17.2544460773313</text:p>
              </table:table-cell>
              <table:table-cell office:value-type="float" office:value="0.893">
                <text:p>0.893</text:p>
              </table:table-cell>
              <table:table-cell office:value-type="float" office:value="17.1838665299193">
                <text:p>17.1838665299193</text:p>
              </table:table-cell>
            </table:table-row>
            <table:table-row>
              <table:table-cell office:value-type="float" office:value="17.2544964899607">
                <text:p>20</text:p>
              </table:table-cell>
              <table:table-cell office:value-type="float" office:value="0.895">
                <text:p>0.895</text:p>
              </table:table-cell>
              <table:table-cell office:value-type="float" office:value="17.2955744739229">
                <text:p>17.2955744739229</text:p>
              </table:table-cell>
              <table:table-cell office:value-type="float" office:value="0.895">
                <text:p>0.895</text:p>
              </table:table-cell>
              <table:table-cell office:value-type="float" office:value="17.2834661718475">
                <text:p>17.2834661718475</text:p>
              </table:table-cell>
              <table:table-cell office:value-type="float" office:value="0.895">
                <text:p>0.895</text:p>
              </table:table-cell>
              <table:table-cell office:value-type="float" office:value="17.2544964899607">
                <text:p>17.2544964899607</text:p>
              </table:table-cell>
              <table:table-cell office:value-type="float" office:value="0.895">
                <text:p>0.895</text:p>
              </table:table-cell>
              <table:table-cell office:value-type="float" office:value="17.1839838217641">
                <text:p>17.1839838217641</text:p>
              </table:table-cell>
            </table:table-row>
            <table:table-row>
              <table:table-cell office:value-type="float" office:value="17.2545300916474">
                <text:p>20</text:p>
              </table:table-cell>
              <table:table-cell office:value-type="float" office:value="0.897">
                <text:p>0.897</text:p>
              </table:table-cell>
              <table:table-cell office:value-type="float" office:value="17.295581377745">
                <text:p>17.295581377745</text:p>
              </table:table-cell>
              <table:table-cell office:value-type="float" office:value="0.897">
                <text:p>0.897</text:p>
              </table:table-cell>
              <table:table-cell office:value-type="float" office:value="17.2834809498992">
                <text:p>17.2834809498992</text:p>
              </table:table-cell>
              <table:table-cell office:value-type="float" office:value="0.897">
                <text:p>0.897</text:p>
              </table:table-cell>
              <table:table-cell office:value-type="float" office:value="17.2545300916474">
                <text:p>17.2545300916474</text:p>
              </table:table-cell>
              <table:table-cell office:value-type="float" office:value="0.897">
                <text:p>0.897</text:p>
              </table:table-cell>
              <table:table-cell office:value-type="float" office:value="17.1840620011269">
                <text:p>17.1840620011269</text:p>
              </table:table-cell>
            </table:table-row>
            <table:table-row>
              <table:table-cell office:value-type="float" office:value="17.2545468904276">
                <text:p>20</text:p>
              </table:table-cell>
              <table:table-cell office:value-type="float" office:value="0.899">
                <text:p>0.899</text:p>
              </table:table-cell>
              <table:table-cell office:value-type="float" office:value="17.2955848296991">
                <text:p>17.2955848296991</text:p>
              </table:table-cell>
              <table:table-cell office:value-type="float" office:value="0.899">
                <text:p>0.899</text:p>
              </table:table-cell>
              <table:table-cell office:value-type="float" office:value="17.2834883383777">
                <text:p>17.2834883383777</text:p>
              </table:table-cell>
              <table:table-cell office:value-type="float" office:value="0.899">
                <text:p>0.899</text:p>
              </table:table-cell>
              <table:table-cell office:value-type="float" office:value="17.2545468904276">
                <text:p>17.2545468904276</text:p>
              </table:table-cell>
              <table:table-cell office:value-type="float" office:value="0.899">
                <text:p>0.899</text:p>
              </table:table-cell>
              <table:table-cell office:value-type="float" office:value="17.1841010862008">
                <text:p>17.1841010862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2cm" style:legend-expansion="custom" chartooo:width="2.642cm" chartooo:height="0.598cm" style:legend-expansion-aspect-ratio="4.4180602006689" chart:style-name="ch2"/>
        <chart:plot-area chart:style-name="ch3" table:cell-range-address="'Tégla méretezés'.B29:'Tégla méretezés'.B39 'Tégla méretezés'.F29:'Tégla méretezés'.F39" svg:x="0.583cm" svg:y="0.84cm" svg:width="14.842cm" svg:height="7.58cm">
          <chartooo:coordinate-region svg:x="1.681cm" svg:y="1.052cm" svg:width="13.557cm" svg:height="6.6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F29:'Tégla méretezés'.F39" chart:class="chart:scatter">
            <chart:domain table:cell-range-address="'Tégla méretezés'.B29:'Tégla méretezés'.B3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9:'Tégla méretezés'.B39</svg:desc>
                </draw:g>
              </table:table-cell>
              <table:table-cell office:value-type="float" office:value="0.88576">
                <text:p>0.88576</text:p>
                <draw:g>
                  <svg:desc>'Tégla méretezés'.F29:'Tégla méretezés'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6.717cm" svg:y="0.315cm" chart:style-name="ch2">
          <text:p>Hőveszteség</text:p>
        </chart:title>
        <chart:legend svg:x="12.521cm" svg:y="2.29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C20" svg:x="0.499cm" svg:y="1.161cm" svg:width="15.052cm" svg:height="7.172cm">
          <chartooo:coordinate-region svg:x="1.12cm" svg:y="1.373cm" svg:width="14.1cm" svg:height="6.287cm"/>
          <chart:axis chart:dimension="x" chart:name="primary-x" chart:style-name="ch5">
            <chart:title svg:x="14.792cm" svg:y="8.392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549cm" svg:y="0.333cm" chart:style-name="ch6">
              <text:p>Q [W]</text:p>
            </chart:title>
            <chart:grid chart:style-name="ch7" chart:class="major"/>
          </chart:axis>
          <chart:series chart:style-name="ch9" chart:values-cell-range-address="'Ablakszigeletés-befordulás'.C10:'Ablakszigeletés-befordulás'.C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30.493">
                <text:p>30.493</text:p>
                <draw:g>
                  <svg:desc>'Ablakszigeletés-befordulás'.C10:'Ablakszigeletés-befordulás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8.657">
                <text:p>28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7.248">
                <text:p>27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6.534">
                <text:p>26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6.236">
                <text:p>26.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5.838">
                <text:p>25.8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scatter" chart:style-name="ch1">
        <chart:title svg:x="4.608cm" svg:y="0.002cm" chart:style-name="ch2">
          <text:p>Ablakkeret-Párkány sarok hőmérséklete</text:p>
        </chart:title>
        <chart:legend svg:x="12.399cm" svg:y="6.14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B20 'Ablakszigeletés-befordulás'.D10:'Ablakszigeletés-befordulás'.D20" svg:x="0.106cm" svg:y="1.522cm" svg:width="15.293cm" svg:height="6.435cm">
          <chartooo:coordinate-region svg:x="1.018cm" svg:y="1.734cm" svg:width="14.05cm" svg:height="5.55cm"/>
          <chart:axis chart:dimension="x" chart:name="primary-x" chart:style-name="ch5">
            <chart:title svg:x="14.555cm" svg:y="8.16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21cm" svg:y="0.809cm" chart:style-name="ch6">
              <text:p>T [ºC]</text:p>
            </chart:title>
            <chart:grid chart:style-name="ch7" chart:class="major"/>
          </chart:axis>
          <chart:series chart:style-name="ch9" chart:values-cell-range-address="'Ablakszigeletés-befordulás'.D10:'Ablakszigeletés-befordulás'.D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14.877">
                <text:p>14.877</text:p>
                <draw:g>
                  <svg:desc>'Ablakszigeletés-befordulás'.D10:'Ablakszigeletés-befordulás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515">
                <text:p>15.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11">
                <text:p>15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226">
                <text:p>16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493">
                <text:p>16.4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727">
                <text:p>16.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931">
                <text:p>16.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107">
                <text:p>17.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255">
                <text:p>17.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377">
                <text:p>17.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449">
                <text:p>17.4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Belső-fal hőmérséklet két cső között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'.F45:'Falfutes-Hatekonysag'.H76 'Falfutes-Hatekonysag'.G78:'Falfutes-Hatekonysag'.G78 'Falfutes-Hatekonysag'.B78:'Falfutes-Hatekonysag'.B78 'Falfutes-Hatekonysag'.C45:'Falfutes-Hatekonysag'.C76 'Falfutes-Hatekonysag'.I78:'Falfutes-Hatekonysag'.I78 'Falfutes-Hatekonysag'.J45:'Falfutes-Hatekonysag'.J76 'Falfutes-Hatekonysag'.E78:'Falfutes-Hatekonysag'.E78" chart:data-source-has-labels="row" svg:x="0.767cm" svg:y="0.909cm" svg:width="15.016cm" svg:height="7.515cm">
          <chartooo:coordinate-region svg:x="1.866cm" svg:y="1.121cm" svg:width="13.493cm" svg:height="6.63cm"/>
          <chart:axis chart:dimension="x" chart:name="primary-x" chart:style-name="ch5">
            <chart:title svg:x="7.887cm" svg:y="8.413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.001cm" svg:y="5.107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'.H45:'Falfutes-Hatekonysag'.H76" chart:label-cell-address="'Falfutes-Hatekonysag'.G78:'Falfutes-Hatekonysag'.G78" chart:class="chart:scatter">
            <chart:domain table:cell-range-address="'Falfutes-Hatekonysag'.G45:'Falfutes-Hatekonysag'.G76"/>
            <chart:data-point chart:repeated="32"/>
          </chart:series>
          <chart:series chart:style-name="ch11" chart:values-cell-range-address="'Falfutes-Hatekonysag'.C45:'Falfutes-Hatekonysag'.C76" chart:label-cell-address="'Falfutes-Hatekonysag'.B78:'Falfutes-Hatekonysag'.B78" chart:class="chart:scatter">
            <chart:domain table:cell-range-address="'Falfutes-Hatekonysag'.B45:'Falfutes-Hatekonysag'.B76"/>
            <chart:data-point chart:repeated="32"/>
          </chart:series>
          <chart:series chart:style-name="ch12" chart:values-cell-range-address="'Falfutes-Hatekonysag'.J45:'Falfutes-Hatekonysag'.J76" chart:label-cell-address="'Falfutes-Hatekonysag'.I78:'Falfutes-Hatekonysag'.I78" chart:class="chart:scatter">
            <chart:domain table:cell-range-address="'Falfutes-Hatekonysag'.I45:'Falfutes-Hatekonysag'.I76"/>
            <chart:data-point chart:repeated="32"/>
          </chart:series>
          <chart:series chart:style-name="ch13" chart:values-cell-range-address="'Falfutes-Hatekonysag'.F45:'Falfutes-Hatekonysag'.F76" chart:label-cell-address="'Falfutes-Hatekonysag'.E78:'Falfutes-Hatekonysag'.E78" chart:class="chart:scatter">
            <chart:domain table:cell-range-address="'Falfutes-Hatekonysag'.E45:'Falfutes-Hatekonysag'.E76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U=0.25 λ=0.9</text:p>
                <draw:g>
                  <svg:desc>'Falfutes-Hatekonysag'.G78:'Falfutes-Hatekonysag'.G7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'.B78:'Falfutes-Hatekonysag'.B7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U=0.25 λ=0.3</text:p>
                <draw:g>
                  <svg:desc>'Falfutes-Hatekonysag'.I78:'Falfutes-Hatekonysag'.I7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U=1.5 λ=0.3</text:p>
                <draw:g>
                  <svg:desc>'Falfutes-Hatekonysag'.E78:'Falfutes-Hatekonysag'.E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'.G45:'Falfutes-Hatekonysag'.G76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'.H45:'Falfutes-Hatekonysag'.H76</svg:desc>
                </draw:g>
              </table:table-cell>
              <table:table-cell office:value-type="float" office:value="0.203">
                <text:p>0.203</text:p>
                <draw:g>
                  <svg:desc>'Falfutes-Hatekonysag'.B45:'Falfutes-Hatekonysag'.B76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'.C45:'Falfutes-Hatekonysag'.C76</svg:desc>
                </draw:g>
              </table:table-cell>
              <table:table-cell office:value-type="float" office:value="0.203">
                <text:p>0.203</text:p>
                <draw:g>
                  <svg:desc>'Falfutes-Hatekonysag'.I45:'Falfutes-Hatekonysag'.I76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'.J45:'Falfutes-Hatekonysag'.J76</svg:desc>
                </draw:g>
              </table:table-cell>
              <table:table-cell office:value-type="float" office:value="0.203">
                <text:p>0.203</text:p>
                <draw:g>
                  <svg:desc>'Falfutes-Hatekonysag'.E45:'Falfutes-Hatekonysag'.E76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'.F45:'Falfutes-Hatekonysag'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title svg:x="6.048cm" svg:y="0.043cm" chart:style-name="ch2">
          <text:p>Hőveszteség</text:p>
        </chart:title>
        <chart:legend svg:x="9.904cm" svg:y="1.617cm" style:legend-expansion="custom" chartooo:width="4.652cm" chartooo:height="1.587cm" style:legend-expansion-aspect-ratio="2.93131695022054" chart:style-name="ch3"/>
        <chart:plot-area chart:style-name="ch4" table:cell-range-address="'Belsofalsarok-szigeteles'.B11:'Belsofalsarok-szigeteles'.C21 'Belsofalsarok-szigeteles'.C7:'Belsofalsarok-szigeteles'.C8 'Belsofalsarok-szigeteles'.E8:'Belsofalsarok-szigeteles'.E8 'Belsofalsarok-szigeteles'.E11:'Belsofalsarok-szigeteles'.E21 'Belsofalsarok-szigeteles'.G8:'Belsofalsarok-szigeteles'.G8 'Belsofalsarok-szigeteles'.G11:'Belsofalsarok-szigeteles'.G21" chart:data-source-has-labels="row" svg:x="1.06cm" svg:y="0.913cm" svg:width="14.442cm" svg:height="7.499cm">
          <chartooo:coordinate-region svg:x="1.681cm" svg:y="1.125cm" svg:width="13.489cm" svg:height="6.614cm"/>
          <chart:axis chart:dimension="x" chart:name="primary-x" chart:style-name="ch5">
            <chart:title svg:x="15.073cm" svg:y="8.388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127cm" svg:y="0.173cm" chart:style-name="ch6">
              <text:p>Q [W]</text:p>
            </chart:title>
            <chart:grid chart:style-name="ch7" chart:class="major"/>
          </chart:axis>
          <chart:series chart:style-name="ch9" chart:values-cell-range-address="'Belsofalsarok-szigeteles'.C11:'Belsofalsarok-szigeteles'.C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E11:'Belsofalsarok-szigeteles'.E21" chart:label-cell-address="'Belsofalsarok-szigeteles'.E8:'Belsofalsarok-szigeteles'.E8" chart:class="chart:scatter">
            <chart:data-point chart:repeated="11"/>
          </chart:series>
          <chart:series chart:style-name="ch11" chart:values-cell-range-address="'Belsofalsarok-szigeteles'.G11:'Belsofalsarok-szigeteles'.G21" chart:label-cell-address="'Belsofalsarok-szigeteles'.G8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 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,2</text:p>
                <draw:g>
                  <svg:desc>'Belsofalsarok-szigeteles'.E8:'Belsofalsarok-szigeteles'.E8</svg:desc>
                </draw:g>
              </table:table-cell>
              <table:table-cell office:value-type="string">
                <text:p>0,3</text:p>
                <draw:g>
                  <svg:desc>'Belsofalsarok-szigeteles'.G8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28.838">
                <text:p>28.838</text:p>
                <draw:g>
                  <svg:desc>'Belsofalsarok-szigeteles'.C11:'Belsofalsarok-szigeteles'.C21</svg:desc>
                </draw:g>
              </table:table-cell>
              <table:table-cell office:value-type="float" office:value="28.838">
                <text:p>28.838</text:p>
                <draw:g>
                  <svg:desc>'Belsofalsarok-szigeteles'.E11:'Belsofalsarok-szigeteles'.E21</svg:desc>
                </draw:g>
              </table:table-cell>
              <table:table-cell office:value-type="float" office:value="28.838">
                <text:p>28.838</text:p>
                <draw:g>
                  <svg:desc>'Belsofalsarok-szigeteles'.G11:'Belsofalsarok-szigeteles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7.926">
                <text:p>27.926</text:p>
              </table:table-cell>
              <table:table-cell office:value-type="float" office:value="26.764">
                <text:p>26.764</text:p>
              </table:table-cell>
              <table:table-cell office:value-type="float" office:value="26.012">
                <text:p>26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7.228">
                <text:p>27.228</text:p>
              </table:table-cell>
              <table:table-cell office:value-type="float" office:value="25.874">
                <text:p>25.874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6.754">
                <text:p>26.754</text:p>
              </table:table-cell>
              <table:table-cell office:value-type="float" office:value="24.982">
                <text:p>24.982</text:p>
              </table:table-cell>
              <table:table-cell office:value-type="float" office:value="23.358">
                <text:p>23.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6.382">
                <text:p>26.382</text:p>
              </table:table-cell>
              <table:table-cell office:value-type="float" office:value="24.306">
                <text:p>24.306</text:p>
              </table:table-cell>
              <table:table-cell office:value-type="float" office:value="22.372">
                <text:p>22.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6.066">
                <text:p>26.066</text:p>
              </table:table-cell>
              <table:table-cell office:value-type="float" office:value="23.76">
                <text:p>23.76</text:p>
              </table:table-cell>
              <table:table-cell office:value-type="float" office:value="21.584">
                <text:p>21.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5.788">
                <text:p>25.788</text:p>
              </table:table-cell>
              <table:table-cell office:value-type="float" office:value="23.298">
                <text:p>23.298</text:p>
              </table:table-cell>
              <table:table-cell office:value-type="float" office:value="20.93">
                <text:p>20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5.534">
                <text:p>25.534</text:p>
              </table:table-cell>
              <table:table-cell office:value-type="float" office:value="22.726">
                <text:p>22.726</text:p>
              </table:table-cell>
              <table:table-cell office:value-type="float" office:value="20.372">
                <text:p>20.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5.14">
                <text:p>25.14</text:p>
              </table:table-cell>
              <table:table-cell office:value-type="float" office:value="22.378">
                <text:p>22.378</text:p>
              </table:table-cell>
              <table:table-cell office:value-type="float" office:value="19.718">
                <text:p>19.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4.926">
                <text:p>24.926</text:p>
              </table:table-cell>
              <table:table-cell office:value-type="float" office:value="22.066">
                <text:p>22.066</text:p>
              </table:table-cell>
              <table:table-cell office:value-type="float" office:value="19.298">
                <text:p>19.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.884">
                <text:p>24.884</text:p>
              </table:table-cell>
              <table:table-cell office:value-type="float" office:value="21.934">
                <text:p>21.934</text:p>
              </table:table-cell>
              <table:table-cell office:value-type="float" office:value="18.92">
                <text:p>18.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9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8.839cm" xlink:href=".." xlink:type="simple" chart:class="chart:scatter" chart:style-name="ch1">
        <chart:title svg:x="5.579cm" svg:y="0.312cm" chart:style-name="ch2">
          <text:p>Belső sarok hőmérséklet</text:p>
        </chart:title>
        <chart:legend svg:x="10.131cm" svg:y="4.374cm" style:legend-expansion="custom" chartooo:width="4.529cm" chartooo:height="1.288cm" style:legend-expansion-aspect-ratio="3.51630434782609" chart:style-name="ch3"/>
        <chart:plot-area chart:style-name="ch4" table:cell-range-address="'Belsofalsarok-szigeteles'.B11:'Belsofalsarok-szigeteles'.B21 'Belsofalsarok-szigeteles'.C7:'Belsofalsarok-szigeteles'.C8 'Belsofalsarok-szigeteles'.D11:'Belsofalsarok-szigeteles'.D21 'Belsofalsarok-szigeteles'.E7:'Belsofalsarok-szigeteles'.E8 'Belsofalsarok-szigeteles'.F11:'Belsofalsarok-szigeteles'.F21 'Belsofalsarok-szigeteles'.G7:'Belsofalsarok-szigeteles'.G8 'Belsofalsarok-szigeteles'.H11:'Belsofalsarok-szigeteles'.H21" chart:data-source-has-labels="row" svg:x="0.62cm" svg:y="0.821cm" svg:width="14.695cm" svg:height="7.461cm">
          <chartooo:coordinate-region svg:x="1.241cm" svg:y="1.033cm" svg:width="13.742cm" svg:height="6.576cm"/>
          <chart:axis chart:dimension="x" chart:name="primary-x" chart:style-name="ch5">
            <chart:title svg:x="14.659cm" svg:y="8.252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03cm" svg:y="0.098cm" chart:style-name="ch6">
              <text:p>T [ºC]</text:p>
            </chart:title>
            <chart:grid chart:style-name="ch7" chart:class="major"/>
          </chart:axis>
          <chart:series chart:style-name="ch9" chart:values-cell-range-address="'Belsofalsarok-szigeteles'.D11:'Belsofalsarok-szigeteles'.D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F11:'Belsofalsarok-szigeteles'.F21" chart:label-cell-address="'Belsofalsarok-szigeteles'.E7:'Belsofalsarok-szigeteles'.E8" chart:class="chart:scatter">
            <chart:data-point chart:repeated="11"/>
          </chart:series>
          <chart:series chart:style-name="ch11" chart:values-cell-range-address="'Belsofalsarok-szigeteles'.H11:'Belsofalsarok-szigeteles'.H21" chart:label-cell-address="'Belsofalsarok-szigeteles'.G7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 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,2</text:p>
                <text:list>
                  <text:list-item>
                    <text:p/>
                  </text:list-item>
                  <text:list-item>
                    <text:p>0,2</text:p>
                  </text:list-item>
                </text:list>
                <draw:g>
                  <svg:desc>'Belsofalsarok-szigeteles'.E7:'Belsofalsarok-szigeteles'.E8</svg:desc>
                </draw:g>
              </table:table-cell>
              <table:table-cell office:value-type="string">
                <text:p>0,3</text:p>
                <text:list>
                  <text:list-item>
                    <text:p/>
                  </text:list-item>
                  <text:list-item>
                    <text:p>0,3</text:p>
                  </text:list-item>
                </text:list>
                <draw:g>
                  <svg:desc>'Belsofalsarok-szigeteles'.G7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14.321">
                <text:p>14.321</text:p>
                <draw:g>
                  <svg:desc>'Belsofalsarok-szigeteles'.D11:'Belsofalsarok-szigeteles'.D21</svg:desc>
                </draw:g>
              </table:table-cell>
              <table:table-cell office:value-type="float" office:value="14.321">
                <text:p>14.321</text:p>
                <draw:g>
                  <svg:desc>'Belsofalsarok-szigeteles'.F11:'Belsofalsarok-szigeteles'.F21</svg:desc>
                </draw:g>
              </table:table-cell>
              <table:table-cell office:value-type="float" office:value="14.321">
                <text:p>14.321</text:p>
                <draw:g>
                  <svg:desc>'Belsofalsarok-szigeteles'.H11:'Belsofalsarok-szigeteles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282">
                <text:p>15.282</text:p>
              </table:table-cell>
              <table:table-cell office:value-type="float" office:value="15.058">
                <text:p>15.058</text:p>
              </table:table-cell>
              <table:table-cell office:value-type="float" office:value="14.982">
                <text:p>14.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968">
                <text:p>15.968</text:p>
              </table:table-cell>
              <table:table-cell office:value-type="float" office:value="15.658">
                <text:p>15.658</text:p>
              </table:table-cell>
              <table:table-cell office:value-type="float" office:value="15.538">
                <text:p>15.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412">
                <text:p>16.412</text:p>
              </table:table-cell>
              <table:table-cell office:value-type="float" office:value="16.088">
                <text:p>16.088</text:p>
              </table:table-cell>
              <table:table-cell office:value-type="float" office:value="15.955">
                <text:p>15.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727">
                <text:p>16.727</text:p>
              </table:table-cell>
              <table:table-cell office:value-type="float" office:value="16.414">
                <text:p>16.414</text:p>
              </table:table-cell>
              <table:table-cell office:value-type="float" office:value="16.282">
                <text:p>16.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965">
                <text:p>16.965</text:p>
              </table:table-cell>
              <table:table-cell office:value-type="float" office:value="16.671">
                <text:p>16.671</text:p>
              </table:table-cell>
              <table:table-cell office:value-type="float" office:value="16.545">
                <text:p>16.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7.153">
                <text:p>17.153</text:p>
              </table:table-cell>
              <table:table-cell office:value-type="float" office:value="16.88">
                <text:p>16.88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307">
                <text:p>17.307</text:p>
              </table:table-cell>
              <table:table-cell office:value-type="float" office:value="16.903">
                <text:p>16.903</text:p>
              </table:table-cell>
              <table:table-cell office:value-type="float" office:value="16.946">
                <text:p>16.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302">
                <text:p>17.302</text:p>
              </table:table-cell>
              <table:table-cell office:value-type="float" office:value="17.056">
                <text:p>17.056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415">
                <text:p>17.415</text:p>
              </table:table-cell>
              <table:table-cell office:value-type="float" office:value="17.188">
                <text:p>17.188</text:p>
              </table:table-cell>
              <table:table-cell office:value-type="float" office:value="17.092">
                <text:p>17.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642">
                <text:p>17.642</text:p>
              </table:table-cell>
              <table:table-cell office:value-type="float" office:value="17.445">
                <text:p>17.445</text:p>
              </table:table-cell>
              <table:table-cell office:value-type="float" office:value="17.362">
                <text:p>1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